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4" style:family="table">
      <style:table-properties style:width="13.748cm" table:align="margins"/>
    </style:style>
    <style:style style:name="Tabelle4.A" style:family="table-column">
      <style:table-column-properties style:column-width="0.291cm" style:rel-column-width="1387*"/>
    </style:style>
    <style:style style:name="Tabelle4.B" style:family="table-column">
      <style:table-column-properties style:column-width="3.635cm" style:rel-column-width="17329*"/>
    </style:style>
    <style:style style:name="Tabelle4.C" style:family="table-column">
      <style:table-column-properties style:column-width="1.963cm" style:rel-column-width="9358*"/>
    </style:style>
    <style:style style:name="Tabelle4.E" style:family="table-column">
      <style:table-column-properties style:column-width="1.965cm" style:rel-column-width="9366*"/>
    </style:style>
    <style:style style:name="Tabelle4.G" style:family="table-column">
      <style:table-column-properties style:column-width="1.967cm" style:rel-column-width="9379*"/>
    </style:style>
    <style:style style:name="Tabelle4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0.05pt solid #000000" fo:border-top="none" fo:border-bottom="none"/>
    </style:style>
    <style:style style:name="Tabelle4.3" style:family="table-row">
      <style:table-row-properties style:min-row-height="5.724cm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none" fo:border-right="0.05pt solid #000000" fo:border-top="none" fo:border-bottom="0.05pt solid #000000"/>
    </style:style>
    <style:style style:name="Tabelle4.4" style:family="table-row">
      <style:table-row-properties style:min-row-height="0.515cm"/>
    </style:style>
    <style:style style:name="Tabelle4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3.748cm" table:align="margins"/>
    </style:style>
    <style:style style:name="Tabelle3.A" style:family="table-column">
      <style:table-column-properties style:column-width="0.291cm" style:rel-column-width="1387*"/>
    </style:style>
    <style:style style:name="Tabelle3.B" style:family="table-column">
      <style:table-column-properties style:column-width="3.635cm" style:rel-column-width="17329*"/>
    </style:style>
    <style:style style:name="Tabelle3.C" style:family="table-column">
      <style:table-column-properties style:column-width="1.963cm" style:rel-column-width="9358*"/>
    </style:style>
    <style:style style:name="Tabelle3.E" style:family="table-column">
      <style:table-column-properties style:column-width="1.965cm" style:rel-column-width="9366*"/>
    </style:style>
    <style:style style:name="Tabelle3.G" style:family="table-column">
      <style:table-column-properties style:column-width="1.967cm" style:rel-column-width="9379*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3" style:family="table-row">
      <style:table-row-properties style:min-row-height="5.724cm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none" fo:border-right="0.05pt solid #000000" fo:border-top="none" fo:border-bottom="0.05pt solid #000000"/>
    </style:style>
    <style:style style:name="Tabelle3.4" style:family="table-row">
      <style:table-row-properties style:min-row-height="0.515cm"/>
    </style:style>
    <style:style style:name="Tabelle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3.748cm" table:align="margins"/>
    </style:style>
    <style:style style:name="Tabelle2.A" style:family="table-column">
      <style:table-column-properties style:column-width="0.291cm" style:rel-column-width="1387*"/>
    </style:style>
    <style:style style:name="Tabelle2.B" style:family="table-column">
      <style:table-column-properties style:column-width="3.635cm" style:rel-column-width="17329*"/>
    </style:style>
    <style:style style:name="Tabelle2.C" style:family="table-column">
      <style:table-column-properties style:column-width="1.963cm" style:rel-column-width="9358*"/>
    </style:style>
    <style:style style:name="Tabelle2.E" style:family="table-column">
      <style:table-column-properties style:column-width="1.965cm" style:rel-column-width="9366*"/>
    </style:style>
    <style:style style:name="Tabelle2.G" style:family="table-column">
      <style:table-column-properties style:column-width="1.967cm" style:rel-column-width="9379*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3" style:family="table-row">
      <style:table-row-properties style:min-row-height="5.724cm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none" fo:border-right="0.05pt solid #000000" fo:border-top="none" fo:border-bottom="0.05pt solid #000000"/>
    </style:style>
    <style:style style:name="Tabelle2.4" style:family="table-row">
      <style:table-row-properties style:min-row-height="0.515cm"/>
    </style:style>
    <style:style style:name="Tabelle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3.748cm" table:align="margins"/>
    </style:style>
    <style:style style:name="Tabelle1.A" style:family="table-column">
      <style:table-column-properties style:column-width="0.291cm" style:rel-column-width="1387*"/>
    </style:style>
    <style:style style:name="Tabelle1.B" style:family="table-column">
      <style:table-column-properties style:column-width="3.635cm" style:rel-column-width="17329*"/>
    </style:style>
    <style:style style:name="Tabelle1.C" style:family="table-column">
      <style:table-column-properties style:column-width="1.963cm" style:rel-column-width="9358*"/>
    </style:style>
    <style:style style:name="Tabelle1.E" style:family="table-column">
      <style:table-column-properties style:column-width="1.965cm" style:rel-column-width="9366*"/>
    </style:style>
    <style:style style:name="Tabelle1.G" style:family="table-column">
      <style:table-column-properties style:column-width="1.967cm" style:rel-column-width="9379*"/>
    </style:style>
    <style:style style:name="Tabelle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0.05pt solid #000000" fo:border-top="none" fo:border-bottom="none"/>
    </style:style>
    <style:style style:name="Tabelle1.3" style:family="table-row">
      <style:table-row-properties style:min-row-height="5.724cm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0.05pt solid #000000" fo:border-top="none" fo:border-bottom="0.05pt solid #000000"/>
    </style:style>
    <style:style style:name="Tabelle1.4" style:family="table-row">
      <style:table-row-properties style:min-row-height="0.515cm"/>
    </style:style>
    <style:style style:name="Tabelle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5" style:display-name="MailMergeTable2020-03-05T14:29:46Z5" style:family="table">
      <style:table-properties style:width="13.748cm" table:align="margins"/>
    </style:style>
    <style:style style:name="MailMergeTable2020-03-05T14_3a_29_3a_46Z5.A" style:display-name="MailMergeTable2020-03-05T14:29:46Z5.A" style:family="table-column">
      <style:table-column-properties style:column-width="0.291cm" style:rel-column-width="1387*"/>
    </style:style>
    <style:style style:name="MailMergeTable2020-03-05T14_3a_29_3a_46Z5.B" style:display-name="MailMergeTable2020-03-05T14:29:46Z5.B" style:family="table-column">
      <style:table-column-properties style:column-width="3.635cm" style:rel-column-width="17329*"/>
    </style:style>
    <style:style style:name="MailMergeTable2020-03-05T14_3a_29_3a_46Z5.C" style:display-name="MailMergeTable2020-03-05T14:29:46Z5.C" style:family="table-column">
      <style:table-column-properties style:column-width="1.963cm" style:rel-column-width="9358*"/>
    </style:style>
    <style:style style:name="MailMergeTable2020-03-05T14_3a_29_3a_46Z5.E" style:display-name="MailMergeTable2020-03-05T14:29:46Z5.E" style:family="table-column">
      <style:table-column-properties style:column-width="1.965cm" style:rel-column-width="9366*"/>
    </style:style>
    <style:style style:name="MailMergeTable2020-03-05T14_3a_29_3a_46Z5.G" style:display-name="MailMergeTable2020-03-05T14:29:46Z5.G" style:family="table-column">
      <style:table-column-properties style:column-width="1.967cm" style:rel-column-width="9379*"/>
    </style:style>
    <style:style style:name="MailMergeTable2020-03-05T14_3a_29_3a_46Z5.A1" style:display-name="MailMergeTable2020-03-05T14:29:46Z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5.A2" style:display-name="MailMergeTable2020-03-05T14:29:46Z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5.3" style:display-name="MailMergeTable2020-03-05T14:29:46Z5.3" style:family="table-row">
      <style:table-row-properties style:min-row-height="5.724cm"/>
    </style:style>
    <style:style style:name="MailMergeTable2020-03-05T14_3a_29_3a_46Z5.A3" style:display-name="MailMergeTable2020-03-05T14:29:46Z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5.B3" style:display-name="MailMergeTable2020-03-05T14:29:46Z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5.4" style:display-name="MailMergeTable2020-03-05T14:29:46Z5.4" style:family="table-row">
      <style:table-row-properties style:min-row-height="0.515cm"/>
    </style:style>
    <style:style style:name="MailMergeTable2020-03-05T14_3a_29_3a_46Z5.G4" style:display-name="MailMergeTable2020-03-05T14:29:46Z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6" style:display-name="MailMergeTable2020-03-05T14:29:46Z6" style:family="table">
      <style:table-properties style:width="13.748cm" table:align="margins"/>
    </style:style>
    <style:style style:name="MailMergeTable2020-03-05T14_3a_29_3a_46Z6.A" style:display-name="MailMergeTable2020-03-05T14:29:46Z6.A" style:family="table-column">
      <style:table-column-properties style:column-width="0.291cm" style:rel-column-width="1387*"/>
    </style:style>
    <style:style style:name="MailMergeTable2020-03-05T14_3a_29_3a_46Z6.B" style:display-name="MailMergeTable2020-03-05T14:29:46Z6.B" style:family="table-column">
      <style:table-column-properties style:column-width="3.635cm" style:rel-column-width="17329*"/>
    </style:style>
    <style:style style:name="MailMergeTable2020-03-05T14_3a_29_3a_46Z6.C" style:display-name="MailMergeTable2020-03-05T14:29:46Z6.C" style:family="table-column">
      <style:table-column-properties style:column-width="1.963cm" style:rel-column-width="9358*"/>
    </style:style>
    <style:style style:name="MailMergeTable2020-03-05T14_3a_29_3a_46Z6.E" style:display-name="MailMergeTable2020-03-05T14:29:46Z6.E" style:family="table-column">
      <style:table-column-properties style:column-width="1.965cm" style:rel-column-width="9366*"/>
    </style:style>
    <style:style style:name="MailMergeTable2020-03-05T14_3a_29_3a_46Z6.G" style:display-name="MailMergeTable2020-03-05T14:29:46Z6.G" style:family="table-column">
      <style:table-column-properties style:column-width="1.967cm" style:rel-column-width="9379*"/>
    </style:style>
    <style:style style:name="MailMergeTable2020-03-05T14_3a_29_3a_46Z6.A1" style:display-name="MailMergeTable2020-03-05T14:29:46Z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6.A2" style:display-name="MailMergeTable2020-03-05T14:29:46Z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6.3" style:display-name="MailMergeTable2020-03-05T14:29:46Z6.3" style:family="table-row">
      <style:table-row-properties style:min-row-height="5.724cm"/>
    </style:style>
    <style:style style:name="MailMergeTable2020-03-05T14_3a_29_3a_46Z6.A3" style:display-name="MailMergeTable2020-03-05T14:29:46Z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6.B3" style:display-name="MailMergeTable2020-03-05T14:29:46Z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6.4" style:display-name="MailMergeTable2020-03-05T14:29:46Z6.4" style:family="table-row">
      <style:table-row-properties style:min-row-height="0.515cm"/>
    </style:style>
    <style:style style:name="MailMergeTable2020-03-05T14_3a_29_3a_46Z6.G4" style:display-name="MailMergeTable2020-03-05T14:29:46Z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7" style:display-name="MailMergeTable2020-03-05T14:29:46Z7" style:family="table">
      <style:table-properties style:width="13.748cm" table:align="margins"/>
    </style:style>
    <style:style style:name="MailMergeTable2020-03-05T14_3a_29_3a_46Z7.A" style:display-name="MailMergeTable2020-03-05T14:29:46Z7.A" style:family="table-column">
      <style:table-column-properties style:column-width="0.291cm" style:rel-column-width="1387*"/>
    </style:style>
    <style:style style:name="MailMergeTable2020-03-05T14_3a_29_3a_46Z7.B" style:display-name="MailMergeTable2020-03-05T14:29:46Z7.B" style:family="table-column">
      <style:table-column-properties style:column-width="3.635cm" style:rel-column-width="17329*"/>
    </style:style>
    <style:style style:name="MailMergeTable2020-03-05T14_3a_29_3a_46Z7.C" style:display-name="MailMergeTable2020-03-05T14:29:46Z7.C" style:family="table-column">
      <style:table-column-properties style:column-width="1.963cm" style:rel-column-width="9358*"/>
    </style:style>
    <style:style style:name="MailMergeTable2020-03-05T14_3a_29_3a_46Z7.E" style:display-name="MailMergeTable2020-03-05T14:29:46Z7.E" style:family="table-column">
      <style:table-column-properties style:column-width="1.965cm" style:rel-column-width="9366*"/>
    </style:style>
    <style:style style:name="MailMergeTable2020-03-05T14_3a_29_3a_46Z7.G" style:display-name="MailMergeTable2020-03-05T14:29:46Z7.G" style:family="table-column">
      <style:table-column-properties style:column-width="1.967cm" style:rel-column-width="9379*"/>
    </style:style>
    <style:style style:name="MailMergeTable2020-03-05T14_3a_29_3a_46Z7.A1" style:display-name="MailMergeTable2020-03-05T14:29:46Z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7.A2" style:display-name="MailMergeTable2020-03-05T14:29:46Z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7.3" style:display-name="MailMergeTable2020-03-05T14:29:46Z7.3" style:family="table-row">
      <style:table-row-properties style:min-row-height="5.724cm"/>
    </style:style>
    <style:style style:name="MailMergeTable2020-03-05T14_3a_29_3a_46Z7.A3" style:display-name="MailMergeTable2020-03-05T14:29:46Z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7.B3" style:display-name="MailMergeTable2020-03-05T14:29:46Z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7.4" style:display-name="MailMergeTable2020-03-05T14:29:46Z7.4" style:family="table-row">
      <style:table-row-properties style:min-row-height="0.515cm"/>
    </style:style>
    <style:style style:name="MailMergeTable2020-03-05T14_3a_29_3a_46Z7.G4" style:display-name="MailMergeTable2020-03-05T14:29:46Z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8" style:display-name="MailMergeTable2020-03-05T14:29:46Z8" style:family="table">
      <style:table-properties style:width="13.748cm" table:align="margins"/>
    </style:style>
    <style:style style:name="MailMergeTable2020-03-05T14_3a_29_3a_46Z8.A" style:display-name="MailMergeTable2020-03-05T14:29:46Z8.A" style:family="table-column">
      <style:table-column-properties style:column-width="0.291cm" style:rel-column-width="1387*"/>
    </style:style>
    <style:style style:name="MailMergeTable2020-03-05T14_3a_29_3a_46Z8.B" style:display-name="MailMergeTable2020-03-05T14:29:46Z8.B" style:family="table-column">
      <style:table-column-properties style:column-width="3.635cm" style:rel-column-width="17329*"/>
    </style:style>
    <style:style style:name="MailMergeTable2020-03-05T14_3a_29_3a_46Z8.C" style:display-name="MailMergeTable2020-03-05T14:29:46Z8.C" style:family="table-column">
      <style:table-column-properties style:column-width="1.963cm" style:rel-column-width="9358*"/>
    </style:style>
    <style:style style:name="MailMergeTable2020-03-05T14_3a_29_3a_46Z8.E" style:display-name="MailMergeTable2020-03-05T14:29:46Z8.E" style:family="table-column">
      <style:table-column-properties style:column-width="1.965cm" style:rel-column-width="9366*"/>
    </style:style>
    <style:style style:name="MailMergeTable2020-03-05T14_3a_29_3a_46Z8.G" style:display-name="MailMergeTable2020-03-05T14:29:46Z8.G" style:family="table-column">
      <style:table-column-properties style:column-width="1.967cm" style:rel-column-width="9379*"/>
    </style:style>
    <style:style style:name="MailMergeTable2020-03-05T14_3a_29_3a_46Z8.A1" style:display-name="MailMergeTable2020-03-05T14:29:46Z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8.A2" style:display-name="MailMergeTable2020-03-05T14:29:46Z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8.3" style:display-name="MailMergeTable2020-03-05T14:29:46Z8.3" style:family="table-row">
      <style:table-row-properties style:min-row-height="5.724cm"/>
    </style:style>
    <style:style style:name="MailMergeTable2020-03-05T14_3a_29_3a_46Z8.A3" style:display-name="MailMergeTable2020-03-05T14:29:46Z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8.B3" style:display-name="MailMergeTable2020-03-05T14:29:46Z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8.4" style:display-name="MailMergeTable2020-03-05T14:29:46Z8.4" style:family="table-row">
      <style:table-row-properties style:min-row-height="0.515cm"/>
    </style:style>
    <style:style style:name="MailMergeTable2020-03-05T14_3a_29_3a_46Z8.G4" style:display-name="MailMergeTable2020-03-05T14:29:46Z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9" style:display-name="MailMergeTable2020-03-05T14:29:46Z9" style:family="table">
      <style:table-properties style:width="13.748cm" table:align="margins"/>
    </style:style>
    <style:style style:name="MailMergeTable2020-03-05T14_3a_29_3a_46Z9.A" style:display-name="MailMergeTable2020-03-05T14:29:46Z9.A" style:family="table-column">
      <style:table-column-properties style:column-width="0.291cm" style:rel-column-width="1387*"/>
    </style:style>
    <style:style style:name="MailMergeTable2020-03-05T14_3a_29_3a_46Z9.B" style:display-name="MailMergeTable2020-03-05T14:29:46Z9.B" style:family="table-column">
      <style:table-column-properties style:column-width="3.635cm" style:rel-column-width="17329*"/>
    </style:style>
    <style:style style:name="MailMergeTable2020-03-05T14_3a_29_3a_46Z9.C" style:display-name="MailMergeTable2020-03-05T14:29:46Z9.C" style:family="table-column">
      <style:table-column-properties style:column-width="1.963cm" style:rel-column-width="9358*"/>
    </style:style>
    <style:style style:name="MailMergeTable2020-03-05T14_3a_29_3a_46Z9.E" style:display-name="MailMergeTable2020-03-05T14:29:46Z9.E" style:family="table-column">
      <style:table-column-properties style:column-width="1.965cm" style:rel-column-width="9366*"/>
    </style:style>
    <style:style style:name="MailMergeTable2020-03-05T14_3a_29_3a_46Z9.G" style:display-name="MailMergeTable2020-03-05T14:29:46Z9.G" style:family="table-column">
      <style:table-column-properties style:column-width="1.967cm" style:rel-column-width="9379*"/>
    </style:style>
    <style:style style:name="MailMergeTable2020-03-05T14_3a_29_3a_46Z9.A1" style:display-name="MailMergeTable2020-03-05T14:29:46Z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9.A2" style:display-name="MailMergeTable2020-03-05T14:29:46Z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9.3" style:display-name="MailMergeTable2020-03-05T14:29:46Z9.3" style:family="table-row">
      <style:table-row-properties style:min-row-height="5.724cm"/>
    </style:style>
    <style:style style:name="MailMergeTable2020-03-05T14_3a_29_3a_46Z9.A3" style:display-name="MailMergeTable2020-03-05T14:29:46Z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9.B3" style:display-name="MailMergeTable2020-03-05T14:29:46Z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9.4" style:display-name="MailMergeTable2020-03-05T14:29:46Z9.4" style:family="table-row">
      <style:table-row-properties style:min-row-height="0.515cm"/>
    </style:style>
    <style:style style:name="MailMergeTable2020-03-05T14_3a_29_3a_46Z9.G4" style:display-name="MailMergeTable2020-03-05T14:29:46Z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10" style:display-name="MailMergeTable2020-03-05T14:29:46Z10" style:family="table">
      <style:table-properties style:width="13.748cm" table:align="margins"/>
    </style:style>
    <style:style style:name="MailMergeTable2020-03-05T14_3a_29_3a_46Z10.A" style:display-name="MailMergeTable2020-03-05T14:29:46Z10.A" style:family="table-column">
      <style:table-column-properties style:column-width="0.291cm" style:rel-column-width="1387*"/>
    </style:style>
    <style:style style:name="MailMergeTable2020-03-05T14_3a_29_3a_46Z10.B" style:display-name="MailMergeTable2020-03-05T14:29:46Z10.B" style:family="table-column">
      <style:table-column-properties style:column-width="3.635cm" style:rel-column-width="17329*"/>
    </style:style>
    <style:style style:name="MailMergeTable2020-03-05T14_3a_29_3a_46Z10.C" style:display-name="MailMergeTable2020-03-05T14:29:46Z10.C" style:family="table-column">
      <style:table-column-properties style:column-width="1.963cm" style:rel-column-width="9358*"/>
    </style:style>
    <style:style style:name="MailMergeTable2020-03-05T14_3a_29_3a_46Z10.E" style:display-name="MailMergeTable2020-03-05T14:29:46Z10.E" style:family="table-column">
      <style:table-column-properties style:column-width="1.965cm" style:rel-column-width="9366*"/>
    </style:style>
    <style:style style:name="MailMergeTable2020-03-05T14_3a_29_3a_46Z10.G" style:display-name="MailMergeTable2020-03-05T14:29:46Z10.G" style:family="table-column">
      <style:table-column-properties style:column-width="1.967cm" style:rel-column-width="9379*"/>
    </style:style>
    <style:style style:name="MailMergeTable2020-03-05T14_3a_29_3a_46Z10.A1" style:display-name="MailMergeTable2020-03-05T14:29:46Z1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10.A2" style:display-name="MailMergeTable2020-03-05T14:29:46Z1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10.3" style:display-name="MailMergeTable2020-03-05T14:29:46Z10.3" style:family="table-row">
      <style:table-row-properties style:min-row-height="5.724cm"/>
    </style:style>
    <style:style style:name="MailMergeTable2020-03-05T14_3a_29_3a_46Z10.A3" style:display-name="MailMergeTable2020-03-05T14:29:46Z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10.B3" style:display-name="MailMergeTable2020-03-05T14:29:46Z1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10.4" style:display-name="MailMergeTable2020-03-05T14:29:46Z10.4" style:family="table-row">
      <style:table-row-properties style:min-row-height="0.515cm"/>
    </style:style>
    <style:style style:name="MailMergeTable2020-03-05T14_3a_29_3a_46Z10.G4" style:display-name="MailMergeTable2020-03-05T14:29:46Z1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11" style:display-name="MailMergeTable2020-03-05T14:29:46Z11" style:family="table">
      <style:table-properties style:width="13.748cm" table:align="margins"/>
    </style:style>
    <style:style style:name="MailMergeTable2020-03-05T14_3a_29_3a_46Z11.A" style:display-name="MailMergeTable2020-03-05T14:29:46Z11.A" style:family="table-column">
      <style:table-column-properties style:column-width="0.291cm" style:rel-column-width="1387*"/>
    </style:style>
    <style:style style:name="MailMergeTable2020-03-05T14_3a_29_3a_46Z11.B" style:display-name="MailMergeTable2020-03-05T14:29:46Z11.B" style:family="table-column">
      <style:table-column-properties style:column-width="3.635cm" style:rel-column-width="17329*"/>
    </style:style>
    <style:style style:name="MailMergeTable2020-03-05T14_3a_29_3a_46Z11.C" style:display-name="MailMergeTable2020-03-05T14:29:46Z11.C" style:family="table-column">
      <style:table-column-properties style:column-width="1.963cm" style:rel-column-width="9358*"/>
    </style:style>
    <style:style style:name="MailMergeTable2020-03-05T14_3a_29_3a_46Z11.E" style:display-name="MailMergeTable2020-03-05T14:29:46Z11.E" style:family="table-column">
      <style:table-column-properties style:column-width="1.965cm" style:rel-column-width="9366*"/>
    </style:style>
    <style:style style:name="MailMergeTable2020-03-05T14_3a_29_3a_46Z11.G" style:display-name="MailMergeTable2020-03-05T14:29:46Z11.G" style:family="table-column">
      <style:table-column-properties style:column-width="1.967cm" style:rel-column-width="9379*"/>
    </style:style>
    <style:style style:name="MailMergeTable2020-03-05T14_3a_29_3a_46Z11.A1" style:display-name="MailMergeTable2020-03-05T14:29:46Z1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11.A2" style:display-name="MailMergeTable2020-03-05T14:29:46Z1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11.3" style:display-name="MailMergeTable2020-03-05T14:29:46Z11.3" style:family="table-row">
      <style:table-row-properties style:min-row-height="5.724cm"/>
    </style:style>
    <style:style style:name="MailMergeTable2020-03-05T14_3a_29_3a_46Z11.A3" style:display-name="MailMergeTable2020-03-05T14:29:46Z1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11.B3" style:display-name="MailMergeTable2020-03-05T14:29:46Z1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11.4" style:display-name="MailMergeTable2020-03-05T14:29:46Z11.4" style:family="table-row">
      <style:table-row-properties style:min-row-height="0.515cm"/>
    </style:style>
    <style:style style:name="MailMergeTable2020-03-05T14_3a_29_3a_46Z11.G4" style:display-name="MailMergeTable2020-03-05T14:29:46Z1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12" style:display-name="MailMergeTable2020-03-05T14:29:46Z12" style:family="table">
      <style:table-properties style:width="13.748cm" table:align="margins"/>
    </style:style>
    <style:style style:name="MailMergeTable2020-03-05T14_3a_29_3a_46Z12.A" style:display-name="MailMergeTable2020-03-05T14:29:46Z12.A" style:family="table-column">
      <style:table-column-properties style:column-width="0.291cm" style:rel-column-width="1387*"/>
    </style:style>
    <style:style style:name="MailMergeTable2020-03-05T14_3a_29_3a_46Z12.B" style:display-name="MailMergeTable2020-03-05T14:29:46Z12.B" style:family="table-column">
      <style:table-column-properties style:column-width="3.635cm" style:rel-column-width="17329*"/>
    </style:style>
    <style:style style:name="MailMergeTable2020-03-05T14_3a_29_3a_46Z12.C" style:display-name="MailMergeTable2020-03-05T14:29:46Z12.C" style:family="table-column">
      <style:table-column-properties style:column-width="1.963cm" style:rel-column-width="9358*"/>
    </style:style>
    <style:style style:name="MailMergeTable2020-03-05T14_3a_29_3a_46Z12.E" style:display-name="MailMergeTable2020-03-05T14:29:46Z12.E" style:family="table-column">
      <style:table-column-properties style:column-width="1.965cm" style:rel-column-width="9366*"/>
    </style:style>
    <style:style style:name="MailMergeTable2020-03-05T14_3a_29_3a_46Z12.G" style:display-name="MailMergeTable2020-03-05T14:29:46Z12.G" style:family="table-column">
      <style:table-column-properties style:column-width="1.967cm" style:rel-column-width="9379*"/>
    </style:style>
    <style:style style:name="MailMergeTable2020-03-05T14_3a_29_3a_46Z12.A1" style:display-name="MailMergeTable2020-03-05T14:29:46Z1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12.A2" style:display-name="MailMergeTable2020-03-05T14:29:46Z1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12.3" style:display-name="MailMergeTable2020-03-05T14:29:46Z12.3" style:family="table-row">
      <style:table-row-properties style:min-row-height="5.724cm"/>
    </style:style>
    <style:style style:name="MailMergeTable2020-03-05T14_3a_29_3a_46Z12.A3" style:display-name="MailMergeTable2020-03-05T14:29:46Z1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12.B3" style:display-name="MailMergeTable2020-03-05T14:29:46Z1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12.4" style:display-name="MailMergeTable2020-03-05T14:29:46Z12.4" style:family="table-row">
      <style:table-row-properties style:min-row-height="0.515cm"/>
    </style:style>
    <style:style style:name="MailMergeTable2020-03-05T14_3a_29_3a_46Z12.G4" style:display-name="MailMergeTable2020-03-05T14:29:46Z1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13" style:display-name="MailMergeTable2020-03-05T14:29:46Z13" style:family="table">
      <style:table-properties style:width="13.748cm" table:align="margins"/>
    </style:style>
    <style:style style:name="MailMergeTable2020-03-05T14_3a_29_3a_46Z13.A" style:display-name="MailMergeTable2020-03-05T14:29:46Z13.A" style:family="table-column">
      <style:table-column-properties style:column-width="0.291cm" style:rel-column-width="1387*"/>
    </style:style>
    <style:style style:name="MailMergeTable2020-03-05T14_3a_29_3a_46Z13.B" style:display-name="MailMergeTable2020-03-05T14:29:46Z13.B" style:family="table-column">
      <style:table-column-properties style:column-width="3.635cm" style:rel-column-width="17329*"/>
    </style:style>
    <style:style style:name="MailMergeTable2020-03-05T14_3a_29_3a_46Z13.C" style:display-name="MailMergeTable2020-03-05T14:29:46Z13.C" style:family="table-column">
      <style:table-column-properties style:column-width="1.963cm" style:rel-column-width="9358*"/>
    </style:style>
    <style:style style:name="MailMergeTable2020-03-05T14_3a_29_3a_46Z13.E" style:display-name="MailMergeTable2020-03-05T14:29:46Z13.E" style:family="table-column">
      <style:table-column-properties style:column-width="1.965cm" style:rel-column-width="9366*"/>
    </style:style>
    <style:style style:name="MailMergeTable2020-03-05T14_3a_29_3a_46Z13.G" style:display-name="MailMergeTable2020-03-05T14:29:46Z13.G" style:family="table-column">
      <style:table-column-properties style:column-width="1.967cm" style:rel-column-width="9379*"/>
    </style:style>
    <style:style style:name="MailMergeTable2020-03-05T14_3a_29_3a_46Z13.A1" style:display-name="MailMergeTable2020-03-05T14:29:46Z1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13.A2" style:display-name="MailMergeTable2020-03-05T14:29:46Z1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13.3" style:display-name="MailMergeTable2020-03-05T14:29:46Z13.3" style:family="table-row">
      <style:table-row-properties style:min-row-height="5.724cm"/>
    </style:style>
    <style:style style:name="MailMergeTable2020-03-05T14_3a_29_3a_46Z13.A3" style:display-name="MailMergeTable2020-03-05T14:29:46Z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13.B3" style:display-name="MailMergeTable2020-03-05T14:29:46Z1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13.4" style:display-name="MailMergeTable2020-03-05T14:29:46Z13.4" style:family="table-row">
      <style:table-row-properties style:min-row-height="0.515cm"/>
    </style:style>
    <style:style style:name="MailMergeTable2020-03-05T14_3a_29_3a_46Z13.G4" style:display-name="MailMergeTable2020-03-05T14:29:46Z1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14" style:display-name="MailMergeTable2020-03-05T14:29:46Z14" style:family="table">
      <style:table-properties style:width="13.748cm" table:align="margins"/>
    </style:style>
    <style:style style:name="MailMergeTable2020-03-05T14_3a_29_3a_46Z14.A" style:display-name="MailMergeTable2020-03-05T14:29:46Z14.A" style:family="table-column">
      <style:table-column-properties style:column-width="0.291cm" style:rel-column-width="1387*"/>
    </style:style>
    <style:style style:name="MailMergeTable2020-03-05T14_3a_29_3a_46Z14.B" style:display-name="MailMergeTable2020-03-05T14:29:46Z14.B" style:family="table-column">
      <style:table-column-properties style:column-width="3.635cm" style:rel-column-width="17329*"/>
    </style:style>
    <style:style style:name="MailMergeTable2020-03-05T14_3a_29_3a_46Z14.C" style:display-name="MailMergeTable2020-03-05T14:29:46Z14.C" style:family="table-column">
      <style:table-column-properties style:column-width="1.963cm" style:rel-column-width="9358*"/>
    </style:style>
    <style:style style:name="MailMergeTable2020-03-05T14_3a_29_3a_46Z14.E" style:display-name="MailMergeTable2020-03-05T14:29:46Z14.E" style:family="table-column">
      <style:table-column-properties style:column-width="1.965cm" style:rel-column-width="9366*"/>
    </style:style>
    <style:style style:name="MailMergeTable2020-03-05T14_3a_29_3a_46Z14.G" style:display-name="MailMergeTable2020-03-05T14:29:46Z14.G" style:family="table-column">
      <style:table-column-properties style:column-width="1.967cm" style:rel-column-width="9379*"/>
    </style:style>
    <style:style style:name="MailMergeTable2020-03-05T14_3a_29_3a_46Z14.A1" style:display-name="MailMergeTable2020-03-05T14:29:46Z1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14.A2" style:display-name="MailMergeTable2020-03-05T14:29:46Z1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14.3" style:display-name="MailMergeTable2020-03-05T14:29:46Z14.3" style:family="table-row">
      <style:table-row-properties style:min-row-height="5.724cm"/>
    </style:style>
    <style:style style:name="MailMergeTable2020-03-05T14_3a_29_3a_46Z14.A3" style:display-name="MailMergeTable2020-03-05T14:29:46Z1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14.B3" style:display-name="MailMergeTable2020-03-05T14:29:46Z1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14.4" style:display-name="MailMergeTable2020-03-05T14:29:46Z14.4" style:family="table-row">
      <style:table-row-properties style:min-row-height="0.515cm"/>
    </style:style>
    <style:style style:name="MailMergeTable2020-03-05T14_3a_29_3a_46Z14.G4" style:display-name="MailMergeTable2020-03-05T14:29:46Z1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15" style:display-name="MailMergeTable2020-03-05T14:29:46Z15" style:family="table">
      <style:table-properties style:width="13.748cm" table:align="margins"/>
    </style:style>
    <style:style style:name="MailMergeTable2020-03-05T14_3a_29_3a_46Z15.A" style:display-name="MailMergeTable2020-03-05T14:29:46Z15.A" style:family="table-column">
      <style:table-column-properties style:column-width="0.291cm" style:rel-column-width="1387*"/>
    </style:style>
    <style:style style:name="MailMergeTable2020-03-05T14_3a_29_3a_46Z15.B" style:display-name="MailMergeTable2020-03-05T14:29:46Z15.B" style:family="table-column">
      <style:table-column-properties style:column-width="3.635cm" style:rel-column-width="17329*"/>
    </style:style>
    <style:style style:name="MailMergeTable2020-03-05T14_3a_29_3a_46Z15.C" style:display-name="MailMergeTable2020-03-05T14:29:46Z15.C" style:family="table-column">
      <style:table-column-properties style:column-width="1.963cm" style:rel-column-width="9358*"/>
    </style:style>
    <style:style style:name="MailMergeTable2020-03-05T14_3a_29_3a_46Z15.E" style:display-name="MailMergeTable2020-03-05T14:29:46Z15.E" style:family="table-column">
      <style:table-column-properties style:column-width="1.965cm" style:rel-column-width="9366*"/>
    </style:style>
    <style:style style:name="MailMergeTable2020-03-05T14_3a_29_3a_46Z15.G" style:display-name="MailMergeTable2020-03-05T14:29:46Z15.G" style:family="table-column">
      <style:table-column-properties style:column-width="1.967cm" style:rel-column-width="9379*"/>
    </style:style>
    <style:style style:name="MailMergeTable2020-03-05T14_3a_29_3a_46Z15.A1" style:display-name="MailMergeTable2020-03-05T14:29:46Z1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15.A2" style:display-name="MailMergeTable2020-03-05T14:29:46Z1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15.3" style:display-name="MailMergeTable2020-03-05T14:29:46Z15.3" style:family="table-row">
      <style:table-row-properties style:min-row-height="5.724cm"/>
    </style:style>
    <style:style style:name="MailMergeTable2020-03-05T14_3a_29_3a_46Z15.A3" style:display-name="MailMergeTable2020-03-05T14:29:46Z1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15.B3" style:display-name="MailMergeTable2020-03-05T14:29:46Z1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15.4" style:display-name="MailMergeTable2020-03-05T14:29:46Z15.4" style:family="table-row">
      <style:table-row-properties style:min-row-height="0.515cm"/>
    </style:style>
    <style:style style:name="MailMergeTable2020-03-05T14_3a_29_3a_46Z15.G4" style:display-name="MailMergeTable2020-03-05T14:29:46Z1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16" style:display-name="MailMergeTable2020-03-05T14:29:46Z16" style:family="table">
      <style:table-properties style:width="13.748cm" table:align="margins"/>
    </style:style>
    <style:style style:name="MailMergeTable2020-03-05T14_3a_29_3a_46Z16.A" style:display-name="MailMergeTable2020-03-05T14:29:46Z16.A" style:family="table-column">
      <style:table-column-properties style:column-width="0.291cm" style:rel-column-width="1387*"/>
    </style:style>
    <style:style style:name="MailMergeTable2020-03-05T14_3a_29_3a_46Z16.B" style:display-name="MailMergeTable2020-03-05T14:29:46Z16.B" style:family="table-column">
      <style:table-column-properties style:column-width="3.635cm" style:rel-column-width="17329*"/>
    </style:style>
    <style:style style:name="MailMergeTable2020-03-05T14_3a_29_3a_46Z16.C" style:display-name="MailMergeTable2020-03-05T14:29:46Z16.C" style:family="table-column">
      <style:table-column-properties style:column-width="1.963cm" style:rel-column-width="9358*"/>
    </style:style>
    <style:style style:name="MailMergeTable2020-03-05T14_3a_29_3a_46Z16.E" style:display-name="MailMergeTable2020-03-05T14:29:46Z16.E" style:family="table-column">
      <style:table-column-properties style:column-width="1.965cm" style:rel-column-width="9366*"/>
    </style:style>
    <style:style style:name="MailMergeTable2020-03-05T14_3a_29_3a_46Z16.G" style:display-name="MailMergeTable2020-03-05T14:29:46Z16.G" style:family="table-column">
      <style:table-column-properties style:column-width="1.967cm" style:rel-column-width="9379*"/>
    </style:style>
    <style:style style:name="MailMergeTable2020-03-05T14_3a_29_3a_46Z16.A1" style:display-name="MailMergeTable2020-03-05T14:29:46Z1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16.A2" style:display-name="MailMergeTable2020-03-05T14:29:46Z1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16.3" style:display-name="MailMergeTable2020-03-05T14:29:46Z16.3" style:family="table-row">
      <style:table-row-properties style:min-row-height="5.724cm"/>
    </style:style>
    <style:style style:name="MailMergeTable2020-03-05T14_3a_29_3a_46Z16.A3" style:display-name="MailMergeTable2020-03-05T14:29:46Z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16.B3" style:display-name="MailMergeTable2020-03-05T14:29:46Z1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16.4" style:display-name="MailMergeTable2020-03-05T14:29:46Z16.4" style:family="table-row">
      <style:table-row-properties style:min-row-height="0.515cm"/>
    </style:style>
    <style:style style:name="MailMergeTable2020-03-05T14_3a_29_3a_46Z16.G4" style:display-name="MailMergeTable2020-03-05T14:29:46Z1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17" style:display-name="MailMergeTable2020-03-05T14:29:46Z17" style:family="table">
      <style:table-properties style:width="13.748cm" table:align="margins"/>
    </style:style>
    <style:style style:name="MailMergeTable2020-03-05T14_3a_29_3a_46Z17.A" style:display-name="MailMergeTable2020-03-05T14:29:46Z17.A" style:family="table-column">
      <style:table-column-properties style:column-width="0.291cm" style:rel-column-width="1387*"/>
    </style:style>
    <style:style style:name="MailMergeTable2020-03-05T14_3a_29_3a_46Z17.B" style:display-name="MailMergeTable2020-03-05T14:29:46Z17.B" style:family="table-column">
      <style:table-column-properties style:column-width="3.635cm" style:rel-column-width="17329*"/>
    </style:style>
    <style:style style:name="MailMergeTable2020-03-05T14_3a_29_3a_46Z17.C" style:display-name="MailMergeTable2020-03-05T14:29:46Z17.C" style:family="table-column">
      <style:table-column-properties style:column-width="1.963cm" style:rel-column-width="9358*"/>
    </style:style>
    <style:style style:name="MailMergeTable2020-03-05T14_3a_29_3a_46Z17.E" style:display-name="MailMergeTable2020-03-05T14:29:46Z17.E" style:family="table-column">
      <style:table-column-properties style:column-width="1.965cm" style:rel-column-width="9366*"/>
    </style:style>
    <style:style style:name="MailMergeTable2020-03-05T14_3a_29_3a_46Z17.G" style:display-name="MailMergeTable2020-03-05T14:29:46Z17.G" style:family="table-column">
      <style:table-column-properties style:column-width="1.967cm" style:rel-column-width="9379*"/>
    </style:style>
    <style:style style:name="MailMergeTable2020-03-05T14_3a_29_3a_46Z17.A1" style:display-name="MailMergeTable2020-03-05T14:29:46Z1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17.A2" style:display-name="MailMergeTable2020-03-05T14:29:46Z1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17.3" style:display-name="MailMergeTable2020-03-05T14:29:46Z17.3" style:family="table-row">
      <style:table-row-properties style:min-row-height="5.724cm"/>
    </style:style>
    <style:style style:name="MailMergeTable2020-03-05T14_3a_29_3a_46Z17.A3" style:display-name="MailMergeTable2020-03-05T14:29:46Z1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17.B3" style:display-name="MailMergeTable2020-03-05T14:29:46Z1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17.4" style:display-name="MailMergeTable2020-03-05T14:29:46Z17.4" style:family="table-row">
      <style:table-row-properties style:min-row-height="0.515cm"/>
    </style:style>
    <style:style style:name="MailMergeTable2020-03-05T14_3a_29_3a_46Z17.G4" style:display-name="MailMergeTable2020-03-05T14:29:46Z1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18" style:display-name="MailMergeTable2020-03-05T14:29:46Z18" style:family="table">
      <style:table-properties style:width="13.748cm" table:align="margins"/>
    </style:style>
    <style:style style:name="MailMergeTable2020-03-05T14_3a_29_3a_46Z18.A" style:display-name="MailMergeTable2020-03-05T14:29:46Z18.A" style:family="table-column">
      <style:table-column-properties style:column-width="0.291cm" style:rel-column-width="1387*"/>
    </style:style>
    <style:style style:name="MailMergeTable2020-03-05T14_3a_29_3a_46Z18.B" style:display-name="MailMergeTable2020-03-05T14:29:46Z18.B" style:family="table-column">
      <style:table-column-properties style:column-width="3.635cm" style:rel-column-width="17329*"/>
    </style:style>
    <style:style style:name="MailMergeTable2020-03-05T14_3a_29_3a_46Z18.C" style:display-name="MailMergeTable2020-03-05T14:29:46Z18.C" style:family="table-column">
      <style:table-column-properties style:column-width="1.963cm" style:rel-column-width="9358*"/>
    </style:style>
    <style:style style:name="MailMergeTable2020-03-05T14_3a_29_3a_46Z18.E" style:display-name="MailMergeTable2020-03-05T14:29:46Z18.E" style:family="table-column">
      <style:table-column-properties style:column-width="1.965cm" style:rel-column-width="9366*"/>
    </style:style>
    <style:style style:name="MailMergeTable2020-03-05T14_3a_29_3a_46Z18.G" style:display-name="MailMergeTable2020-03-05T14:29:46Z18.G" style:family="table-column">
      <style:table-column-properties style:column-width="1.967cm" style:rel-column-width="9379*"/>
    </style:style>
    <style:style style:name="MailMergeTable2020-03-05T14_3a_29_3a_46Z18.A1" style:display-name="MailMergeTable2020-03-05T14:29:46Z1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18.A2" style:display-name="MailMergeTable2020-03-05T14:29:46Z1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18.3" style:display-name="MailMergeTable2020-03-05T14:29:46Z18.3" style:family="table-row">
      <style:table-row-properties style:min-row-height="5.724cm"/>
    </style:style>
    <style:style style:name="MailMergeTable2020-03-05T14_3a_29_3a_46Z18.A3" style:display-name="MailMergeTable2020-03-05T14:29:46Z1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18.B3" style:display-name="MailMergeTable2020-03-05T14:29:46Z1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18.4" style:display-name="MailMergeTable2020-03-05T14:29:46Z18.4" style:family="table-row">
      <style:table-row-properties style:min-row-height="0.515cm"/>
    </style:style>
    <style:style style:name="MailMergeTable2020-03-05T14_3a_29_3a_46Z18.G4" style:display-name="MailMergeTable2020-03-05T14:29:46Z1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19" style:display-name="MailMergeTable2020-03-05T14:29:46Z19" style:family="table">
      <style:table-properties style:width="13.748cm" table:align="margins"/>
    </style:style>
    <style:style style:name="MailMergeTable2020-03-05T14_3a_29_3a_46Z19.A" style:display-name="MailMergeTable2020-03-05T14:29:46Z19.A" style:family="table-column">
      <style:table-column-properties style:column-width="0.291cm" style:rel-column-width="1387*"/>
    </style:style>
    <style:style style:name="MailMergeTable2020-03-05T14_3a_29_3a_46Z19.B" style:display-name="MailMergeTable2020-03-05T14:29:46Z19.B" style:family="table-column">
      <style:table-column-properties style:column-width="3.635cm" style:rel-column-width="17329*"/>
    </style:style>
    <style:style style:name="MailMergeTable2020-03-05T14_3a_29_3a_46Z19.C" style:display-name="MailMergeTable2020-03-05T14:29:46Z19.C" style:family="table-column">
      <style:table-column-properties style:column-width="1.963cm" style:rel-column-width="9358*"/>
    </style:style>
    <style:style style:name="MailMergeTable2020-03-05T14_3a_29_3a_46Z19.E" style:display-name="MailMergeTable2020-03-05T14:29:46Z19.E" style:family="table-column">
      <style:table-column-properties style:column-width="1.965cm" style:rel-column-width="9366*"/>
    </style:style>
    <style:style style:name="MailMergeTable2020-03-05T14_3a_29_3a_46Z19.G" style:display-name="MailMergeTable2020-03-05T14:29:46Z19.G" style:family="table-column">
      <style:table-column-properties style:column-width="1.967cm" style:rel-column-width="9379*"/>
    </style:style>
    <style:style style:name="MailMergeTable2020-03-05T14_3a_29_3a_46Z19.A1" style:display-name="MailMergeTable2020-03-05T14:29:46Z1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19.A2" style:display-name="MailMergeTable2020-03-05T14:29:46Z1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19.3" style:display-name="MailMergeTable2020-03-05T14:29:46Z19.3" style:family="table-row">
      <style:table-row-properties style:min-row-height="5.724cm"/>
    </style:style>
    <style:style style:name="MailMergeTable2020-03-05T14_3a_29_3a_46Z19.A3" style:display-name="MailMergeTable2020-03-05T14:29:46Z1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19.B3" style:display-name="MailMergeTable2020-03-05T14:29:46Z1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19.4" style:display-name="MailMergeTable2020-03-05T14:29:46Z19.4" style:family="table-row">
      <style:table-row-properties style:min-row-height="0.515cm"/>
    </style:style>
    <style:style style:name="MailMergeTable2020-03-05T14_3a_29_3a_46Z19.G4" style:display-name="MailMergeTable2020-03-05T14:29:46Z1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20" style:display-name="MailMergeTable2020-03-05T14:29:46Z20" style:family="table">
      <style:table-properties style:width="13.748cm" table:align="margins"/>
    </style:style>
    <style:style style:name="MailMergeTable2020-03-05T14_3a_29_3a_46Z20.A" style:display-name="MailMergeTable2020-03-05T14:29:46Z20.A" style:family="table-column">
      <style:table-column-properties style:column-width="0.291cm" style:rel-column-width="1387*"/>
    </style:style>
    <style:style style:name="MailMergeTable2020-03-05T14_3a_29_3a_46Z20.B" style:display-name="MailMergeTable2020-03-05T14:29:46Z20.B" style:family="table-column">
      <style:table-column-properties style:column-width="3.635cm" style:rel-column-width="17329*"/>
    </style:style>
    <style:style style:name="MailMergeTable2020-03-05T14_3a_29_3a_46Z20.C" style:display-name="MailMergeTable2020-03-05T14:29:46Z20.C" style:family="table-column">
      <style:table-column-properties style:column-width="1.963cm" style:rel-column-width="9358*"/>
    </style:style>
    <style:style style:name="MailMergeTable2020-03-05T14_3a_29_3a_46Z20.E" style:display-name="MailMergeTable2020-03-05T14:29:46Z20.E" style:family="table-column">
      <style:table-column-properties style:column-width="1.965cm" style:rel-column-width="9366*"/>
    </style:style>
    <style:style style:name="MailMergeTable2020-03-05T14_3a_29_3a_46Z20.G" style:display-name="MailMergeTable2020-03-05T14:29:46Z20.G" style:family="table-column">
      <style:table-column-properties style:column-width="1.967cm" style:rel-column-width="9379*"/>
    </style:style>
    <style:style style:name="MailMergeTable2020-03-05T14_3a_29_3a_46Z20.A1" style:display-name="MailMergeTable2020-03-05T14:29:46Z2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20.A2" style:display-name="MailMergeTable2020-03-05T14:29:46Z2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20.3" style:display-name="MailMergeTable2020-03-05T14:29:46Z20.3" style:family="table-row">
      <style:table-row-properties style:min-row-height="5.724cm"/>
    </style:style>
    <style:style style:name="MailMergeTable2020-03-05T14_3a_29_3a_46Z20.A3" style:display-name="MailMergeTable2020-03-05T14:29:46Z2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20.B3" style:display-name="MailMergeTable2020-03-05T14:29:46Z2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20.4" style:display-name="MailMergeTable2020-03-05T14:29:46Z20.4" style:family="table-row">
      <style:table-row-properties style:min-row-height="0.515cm"/>
    </style:style>
    <style:style style:name="MailMergeTable2020-03-05T14_3a_29_3a_46Z20.G4" style:display-name="MailMergeTable2020-03-05T14:29:46Z2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21" style:display-name="MailMergeTable2020-03-05T14:29:46Z21" style:family="table">
      <style:table-properties style:width="13.748cm" table:align="margins"/>
    </style:style>
    <style:style style:name="MailMergeTable2020-03-05T14_3a_29_3a_46Z21.A" style:display-name="MailMergeTable2020-03-05T14:29:46Z21.A" style:family="table-column">
      <style:table-column-properties style:column-width="0.291cm" style:rel-column-width="1387*"/>
    </style:style>
    <style:style style:name="MailMergeTable2020-03-05T14_3a_29_3a_46Z21.B" style:display-name="MailMergeTable2020-03-05T14:29:46Z21.B" style:family="table-column">
      <style:table-column-properties style:column-width="3.635cm" style:rel-column-width="17329*"/>
    </style:style>
    <style:style style:name="MailMergeTable2020-03-05T14_3a_29_3a_46Z21.C" style:display-name="MailMergeTable2020-03-05T14:29:46Z21.C" style:family="table-column">
      <style:table-column-properties style:column-width="1.963cm" style:rel-column-width="9358*"/>
    </style:style>
    <style:style style:name="MailMergeTable2020-03-05T14_3a_29_3a_46Z21.E" style:display-name="MailMergeTable2020-03-05T14:29:46Z21.E" style:family="table-column">
      <style:table-column-properties style:column-width="1.965cm" style:rel-column-width="9366*"/>
    </style:style>
    <style:style style:name="MailMergeTable2020-03-05T14_3a_29_3a_46Z21.G" style:display-name="MailMergeTable2020-03-05T14:29:46Z21.G" style:family="table-column">
      <style:table-column-properties style:column-width="1.967cm" style:rel-column-width="9379*"/>
    </style:style>
    <style:style style:name="MailMergeTable2020-03-05T14_3a_29_3a_46Z21.A1" style:display-name="MailMergeTable2020-03-05T14:29:46Z2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21.A2" style:display-name="MailMergeTable2020-03-05T14:29:46Z2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21.3" style:display-name="MailMergeTable2020-03-05T14:29:46Z21.3" style:family="table-row">
      <style:table-row-properties style:min-row-height="5.724cm"/>
    </style:style>
    <style:style style:name="MailMergeTable2020-03-05T14_3a_29_3a_46Z21.A3" style:display-name="MailMergeTable2020-03-05T14:29:46Z2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21.B3" style:display-name="MailMergeTable2020-03-05T14:29:46Z2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21.4" style:display-name="MailMergeTable2020-03-05T14:29:46Z21.4" style:family="table-row">
      <style:table-row-properties style:min-row-height="0.515cm"/>
    </style:style>
    <style:style style:name="MailMergeTable2020-03-05T14_3a_29_3a_46Z21.G4" style:display-name="MailMergeTable2020-03-05T14:29:46Z2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22" style:display-name="MailMergeTable2020-03-05T14:29:46Z22" style:family="table">
      <style:table-properties style:width="13.748cm" table:align="margins"/>
    </style:style>
    <style:style style:name="MailMergeTable2020-03-05T14_3a_29_3a_46Z22.A" style:display-name="MailMergeTable2020-03-05T14:29:46Z22.A" style:family="table-column">
      <style:table-column-properties style:column-width="0.291cm" style:rel-column-width="1387*"/>
    </style:style>
    <style:style style:name="MailMergeTable2020-03-05T14_3a_29_3a_46Z22.B" style:display-name="MailMergeTable2020-03-05T14:29:46Z22.B" style:family="table-column">
      <style:table-column-properties style:column-width="3.635cm" style:rel-column-width="17329*"/>
    </style:style>
    <style:style style:name="MailMergeTable2020-03-05T14_3a_29_3a_46Z22.C" style:display-name="MailMergeTable2020-03-05T14:29:46Z22.C" style:family="table-column">
      <style:table-column-properties style:column-width="1.963cm" style:rel-column-width="9358*"/>
    </style:style>
    <style:style style:name="MailMergeTable2020-03-05T14_3a_29_3a_46Z22.E" style:display-name="MailMergeTable2020-03-05T14:29:46Z22.E" style:family="table-column">
      <style:table-column-properties style:column-width="1.965cm" style:rel-column-width="9366*"/>
    </style:style>
    <style:style style:name="MailMergeTable2020-03-05T14_3a_29_3a_46Z22.G" style:display-name="MailMergeTable2020-03-05T14:29:46Z22.G" style:family="table-column">
      <style:table-column-properties style:column-width="1.967cm" style:rel-column-width="9379*"/>
    </style:style>
    <style:style style:name="MailMergeTable2020-03-05T14_3a_29_3a_46Z22.A1" style:display-name="MailMergeTable2020-03-05T14:29:46Z2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22.A2" style:display-name="MailMergeTable2020-03-05T14:29:46Z2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22.3" style:display-name="MailMergeTable2020-03-05T14:29:46Z22.3" style:family="table-row">
      <style:table-row-properties style:min-row-height="5.724cm"/>
    </style:style>
    <style:style style:name="MailMergeTable2020-03-05T14_3a_29_3a_46Z22.A3" style:display-name="MailMergeTable2020-03-05T14:29:46Z2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22.B3" style:display-name="MailMergeTable2020-03-05T14:29:46Z2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22.4" style:display-name="MailMergeTable2020-03-05T14:29:46Z22.4" style:family="table-row">
      <style:table-row-properties style:min-row-height="0.515cm"/>
    </style:style>
    <style:style style:name="MailMergeTable2020-03-05T14_3a_29_3a_46Z22.G4" style:display-name="MailMergeTable2020-03-05T14:29:46Z2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23" style:display-name="MailMergeTable2020-03-05T14:29:46Z23" style:family="table">
      <style:table-properties style:width="13.748cm" table:align="margins"/>
    </style:style>
    <style:style style:name="MailMergeTable2020-03-05T14_3a_29_3a_46Z23.A" style:display-name="MailMergeTable2020-03-05T14:29:46Z23.A" style:family="table-column">
      <style:table-column-properties style:column-width="0.291cm" style:rel-column-width="1387*"/>
    </style:style>
    <style:style style:name="MailMergeTable2020-03-05T14_3a_29_3a_46Z23.B" style:display-name="MailMergeTable2020-03-05T14:29:46Z23.B" style:family="table-column">
      <style:table-column-properties style:column-width="3.635cm" style:rel-column-width="17329*"/>
    </style:style>
    <style:style style:name="MailMergeTable2020-03-05T14_3a_29_3a_46Z23.C" style:display-name="MailMergeTable2020-03-05T14:29:46Z23.C" style:family="table-column">
      <style:table-column-properties style:column-width="1.963cm" style:rel-column-width="9358*"/>
    </style:style>
    <style:style style:name="MailMergeTable2020-03-05T14_3a_29_3a_46Z23.E" style:display-name="MailMergeTable2020-03-05T14:29:46Z23.E" style:family="table-column">
      <style:table-column-properties style:column-width="1.965cm" style:rel-column-width="9366*"/>
    </style:style>
    <style:style style:name="MailMergeTable2020-03-05T14_3a_29_3a_46Z23.G" style:display-name="MailMergeTable2020-03-05T14:29:46Z23.G" style:family="table-column">
      <style:table-column-properties style:column-width="1.967cm" style:rel-column-width="9379*"/>
    </style:style>
    <style:style style:name="MailMergeTable2020-03-05T14_3a_29_3a_46Z23.A1" style:display-name="MailMergeTable2020-03-05T14:29:46Z2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23.A2" style:display-name="MailMergeTable2020-03-05T14:29:46Z2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23.3" style:display-name="MailMergeTable2020-03-05T14:29:46Z23.3" style:family="table-row">
      <style:table-row-properties style:min-row-height="5.724cm"/>
    </style:style>
    <style:style style:name="MailMergeTable2020-03-05T14_3a_29_3a_46Z23.A3" style:display-name="MailMergeTable2020-03-05T14:29:46Z2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23.B3" style:display-name="MailMergeTable2020-03-05T14:29:46Z2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23.4" style:display-name="MailMergeTable2020-03-05T14:29:46Z23.4" style:family="table-row">
      <style:table-row-properties style:min-row-height="0.515cm"/>
    </style:style>
    <style:style style:name="MailMergeTable2020-03-05T14_3a_29_3a_46Z23.G4" style:display-name="MailMergeTable2020-03-05T14:29:46Z2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24" style:display-name="MailMergeTable2020-03-05T14:29:46Z24" style:family="table">
      <style:table-properties style:width="13.748cm" table:align="margins"/>
    </style:style>
    <style:style style:name="MailMergeTable2020-03-05T14_3a_29_3a_46Z24.A" style:display-name="MailMergeTable2020-03-05T14:29:46Z24.A" style:family="table-column">
      <style:table-column-properties style:column-width="0.291cm" style:rel-column-width="1387*"/>
    </style:style>
    <style:style style:name="MailMergeTable2020-03-05T14_3a_29_3a_46Z24.B" style:display-name="MailMergeTable2020-03-05T14:29:46Z24.B" style:family="table-column">
      <style:table-column-properties style:column-width="3.635cm" style:rel-column-width="17329*"/>
    </style:style>
    <style:style style:name="MailMergeTable2020-03-05T14_3a_29_3a_46Z24.C" style:display-name="MailMergeTable2020-03-05T14:29:46Z24.C" style:family="table-column">
      <style:table-column-properties style:column-width="1.963cm" style:rel-column-width="9358*"/>
    </style:style>
    <style:style style:name="MailMergeTable2020-03-05T14_3a_29_3a_46Z24.E" style:display-name="MailMergeTable2020-03-05T14:29:46Z24.E" style:family="table-column">
      <style:table-column-properties style:column-width="1.965cm" style:rel-column-width="9366*"/>
    </style:style>
    <style:style style:name="MailMergeTable2020-03-05T14_3a_29_3a_46Z24.G" style:display-name="MailMergeTable2020-03-05T14:29:46Z24.G" style:family="table-column">
      <style:table-column-properties style:column-width="1.967cm" style:rel-column-width="9379*"/>
    </style:style>
    <style:style style:name="MailMergeTable2020-03-05T14_3a_29_3a_46Z24.A1" style:display-name="MailMergeTable2020-03-05T14:29:46Z2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24.A2" style:display-name="MailMergeTable2020-03-05T14:29:46Z2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24.3" style:display-name="MailMergeTable2020-03-05T14:29:46Z24.3" style:family="table-row">
      <style:table-row-properties style:min-row-height="5.724cm"/>
    </style:style>
    <style:style style:name="MailMergeTable2020-03-05T14_3a_29_3a_46Z24.A3" style:display-name="MailMergeTable2020-03-05T14:29:46Z2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24.B3" style:display-name="MailMergeTable2020-03-05T14:29:46Z2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24.4" style:display-name="MailMergeTable2020-03-05T14:29:46Z24.4" style:family="table-row">
      <style:table-row-properties style:min-row-height="0.515cm"/>
    </style:style>
    <style:style style:name="MailMergeTable2020-03-05T14_3a_29_3a_46Z24.G4" style:display-name="MailMergeTable2020-03-05T14:29:46Z2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25" style:display-name="MailMergeTable2020-03-05T14:29:46Z25" style:family="table">
      <style:table-properties style:width="13.748cm" table:align="margins"/>
    </style:style>
    <style:style style:name="MailMergeTable2020-03-05T14_3a_29_3a_46Z25.A" style:display-name="MailMergeTable2020-03-05T14:29:46Z25.A" style:family="table-column">
      <style:table-column-properties style:column-width="0.291cm" style:rel-column-width="1387*"/>
    </style:style>
    <style:style style:name="MailMergeTable2020-03-05T14_3a_29_3a_46Z25.B" style:display-name="MailMergeTable2020-03-05T14:29:46Z25.B" style:family="table-column">
      <style:table-column-properties style:column-width="3.635cm" style:rel-column-width="17329*"/>
    </style:style>
    <style:style style:name="MailMergeTable2020-03-05T14_3a_29_3a_46Z25.C" style:display-name="MailMergeTable2020-03-05T14:29:46Z25.C" style:family="table-column">
      <style:table-column-properties style:column-width="1.963cm" style:rel-column-width="9358*"/>
    </style:style>
    <style:style style:name="MailMergeTable2020-03-05T14_3a_29_3a_46Z25.E" style:display-name="MailMergeTable2020-03-05T14:29:46Z25.E" style:family="table-column">
      <style:table-column-properties style:column-width="1.965cm" style:rel-column-width="9366*"/>
    </style:style>
    <style:style style:name="MailMergeTable2020-03-05T14_3a_29_3a_46Z25.G" style:display-name="MailMergeTable2020-03-05T14:29:46Z25.G" style:family="table-column">
      <style:table-column-properties style:column-width="1.967cm" style:rel-column-width="9379*"/>
    </style:style>
    <style:style style:name="MailMergeTable2020-03-05T14_3a_29_3a_46Z25.A1" style:display-name="MailMergeTable2020-03-05T14:29:46Z2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25.A2" style:display-name="MailMergeTable2020-03-05T14:29:46Z2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25.3" style:display-name="MailMergeTable2020-03-05T14:29:46Z25.3" style:family="table-row">
      <style:table-row-properties style:min-row-height="5.724cm"/>
    </style:style>
    <style:style style:name="MailMergeTable2020-03-05T14_3a_29_3a_46Z25.A3" style:display-name="MailMergeTable2020-03-05T14:29:46Z2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25.B3" style:display-name="MailMergeTable2020-03-05T14:29:46Z2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25.4" style:display-name="MailMergeTable2020-03-05T14:29:46Z25.4" style:family="table-row">
      <style:table-row-properties style:min-row-height="0.515cm"/>
    </style:style>
    <style:style style:name="MailMergeTable2020-03-05T14_3a_29_3a_46Z25.G4" style:display-name="MailMergeTable2020-03-05T14:29:46Z2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26" style:display-name="MailMergeTable2020-03-05T14:29:46Z26" style:family="table">
      <style:table-properties style:width="13.748cm" table:align="margins"/>
    </style:style>
    <style:style style:name="MailMergeTable2020-03-05T14_3a_29_3a_46Z26.A" style:display-name="MailMergeTable2020-03-05T14:29:46Z26.A" style:family="table-column">
      <style:table-column-properties style:column-width="0.291cm" style:rel-column-width="1387*"/>
    </style:style>
    <style:style style:name="MailMergeTable2020-03-05T14_3a_29_3a_46Z26.B" style:display-name="MailMergeTable2020-03-05T14:29:46Z26.B" style:family="table-column">
      <style:table-column-properties style:column-width="3.635cm" style:rel-column-width="17329*"/>
    </style:style>
    <style:style style:name="MailMergeTable2020-03-05T14_3a_29_3a_46Z26.C" style:display-name="MailMergeTable2020-03-05T14:29:46Z26.C" style:family="table-column">
      <style:table-column-properties style:column-width="1.963cm" style:rel-column-width="9358*"/>
    </style:style>
    <style:style style:name="MailMergeTable2020-03-05T14_3a_29_3a_46Z26.E" style:display-name="MailMergeTable2020-03-05T14:29:46Z26.E" style:family="table-column">
      <style:table-column-properties style:column-width="1.965cm" style:rel-column-width="9366*"/>
    </style:style>
    <style:style style:name="MailMergeTable2020-03-05T14_3a_29_3a_46Z26.G" style:display-name="MailMergeTable2020-03-05T14:29:46Z26.G" style:family="table-column">
      <style:table-column-properties style:column-width="1.967cm" style:rel-column-width="9379*"/>
    </style:style>
    <style:style style:name="MailMergeTable2020-03-05T14_3a_29_3a_46Z26.A1" style:display-name="MailMergeTable2020-03-05T14:29:46Z2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26.A2" style:display-name="MailMergeTable2020-03-05T14:29:46Z2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26.3" style:display-name="MailMergeTable2020-03-05T14:29:46Z26.3" style:family="table-row">
      <style:table-row-properties style:min-row-height="5.724cm"/>
    </style:style>
    <style:style style:name="MailMergeTable2020-03-05T14_3a_29_3a_46Z26.A3" style:display-name="MailMergeTable2020-03-05T14:29:46Z2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26.B3" style:display-name="MailMergeTable2020-03-05T14:29:46Z2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26.4" style:display-name="MailMergeTable2020-03-05T14:29:46Z26.4" style:family="table-row">
      <style:table-row-properties style:min-row-height="0.515cm"/>
    </style:style>
    <style:style style:name="MailMergeTable2020-03-05T14_3a_29_3a_46Z26.G4" style:display-name="MailMergeTable2020-03-05T14:29:46Z2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27" style:display-name="MailMergeTable2020-03-05T14:29:46Z27" style:family="table">
      <style:table-properties style:width="13.748cm" table:align="margins"/>
    </style:style>
    <style:style style:name="MailMergeTable2020-03-05T14_3a_29_3a_46Z27.A" style:display-name="MailMergeTable2020-03-05T14:29:46Z27.A" style:family="table-column">
      <style:table-column-properties style:column-width="0.291cm" style:rel-column-width="1387*"/>
    </style:style>
    <style:style style:name="MailMergeTable2020-03-05T14_3a_29_3a_46Z27.B" style:display-name="MailMergeTable2020-03-05T14:29:46Z27.B" style:family="table-column">
      <style:table-column-properties style:column-width="3.635cm" style:rel-column-width="17329*"/>
    </style:style>
    <style:style style:name="MailMergeTable2020-03-05T14_3a_29_3a_46Z27.C" style:display-name="MailMergeTable2020-03-05T14:29:46Z27.C" style:family="table-column">
      <style:table-column-properties style:column-width="1.963cm" style:rel-column-width="9358*"/>
    </style:style>
    <style:style style:name="MailMergeTable2020-03-05T14_3a_29_3a_46Z27.E" style:display-name="MailMergeTable2020-03-05T14:29:46Z27.E" style:family="table-column">
      <style:table-column-properties style:column-width="1.965cm" style:rel-column-width="9366*"/>
    </style:style>
    <style:style style:name="MailMergeTable2020-03-05T14_3a_29_3a_46Z27.G" style:display-name="MailMergeTable2020-03-05T14:29:46Z27.G" style:family="table-column">
      <style:table-column-properties style:column-width="1.967cm" style:rel-column-width="9379*"/>
    </style:style>
    <style:style style:name="MailMergeTable2020-03-05T14_3a_29_3a_46Z27.A1" style:display-name="MailMergeTable2020-03-05T14:29:46Z2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27.A2" style:display-name="MailMergeTable2020-03-05T14:29:46Z2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27.3" style:display-name="MailMergeTable2020-03-05T14:29:46Z27.3" style:family="table-row">
      <style:table-row-properties style:min-row-height="5.724cm"/>
    </style:style>
    <style:style style:name="MailMergeTable2020-03-05T14_3a_29_3a_46Z27.A3" style:display-name="MailMergeTable2020-03-05T14:29:46Z2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27.B3" style:display-name="MailMergeTable2020-03-05T14:29:46Z2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27.4" style:display-name="MailMergeTable2020-03-05T14:29:46Z27.4" style:family="table-row">
      <style:table-row-properties style:min-row-height="0.515cm"/>
    </style:style>
    <style:style style:name="MailMergeTable2020-03-05T14_3a_29_3a_46Z27.G4" style:display-name="MailMergeTable2020-03-05T14:29:46Z2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28" style:display-name="MailMergeTable2020-03-05T14:29:46Z28" style:family="table">
      <style:table-properties style:width="13.748cm" table:align="margins"/>
    </style:style>
    <style:style style:name="MailMergeTable2020-03-05T14_3a_29_3a_46Z28.A" style:display-name="MailMergeTable2020-03-05T14:29:46Z28.A" style:family="table-column">
      <style:table-column-properties style:column-width="0.291cm" style:rel-column-width="1387*"/>
    </style:style>
    <style:style style:name="MailMergeTable2020-03-05T14_3a_29_3a_46Z28.B" style:display-name="MailMergeTable2020-03-05T14:29:46Z28.B" style:family="table-column">
      <style:table-column-properties style:column-width="3.635cm" style:rel-column-width="17329*"/>
    </style:style>
    <style:style style:name="MailMergeTable2020-03-05T14_3a_29_3a_46Z28.C" style:display-name="MailMergeTable2020-03-05T14:29:46Z28.C" style:family="table-column">
      <style:table-column-properties style:column-width="1.963cm" style:rel-column-width="9358*"/>
    </style:style>
    <style:style style:name="MailMergeTable2020-03-05T14_3a_29_3a_46Z28.E" style:display-name="MailMergeTable2020-03-05T14:29:46Z28.E" style:family="table-column">
      <style:table-column-properties style:column-width="1.965cm" style:rel-column-width="9366*"/>
    </style:style>
    <style:style style:name="MailMergeTable2020-03-05T14_3a_29_3a_46Z28.G" style:display-name="MailMergeTable2020-03-05T14:29:46Z28.G" style:family="table-column">
      <style:table-column-properties style:column-width="1.967cm" style:rel-column-width="9379*"/>
    </style:style>
    <style:style style:name="MailMergeTable2020-03-05T14_3a_29_3a_46Z28.A1" style:display-name="MailMergeTable2020-03-05T14:29:46Z2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28.A2" style:display-name="MailMergeTable2020-03-05T14:29:46Z2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28.3" style:display-name="MailMergeTable2020-03-05T14:29:46Z28.3" style:family="table-row">
      <style:table-row-properties style:min-row-height="5.724cm"/>
    </style:style>
    <style:style style:name="MailMergeTable2020-03-05T14_3a_29_3a_46Z28.A3" style:display-name="MailMergeTable2020-03-05T14:29:46Z2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28.B3" style:display-name="MailMergeTable2020-03-05T14:29:46Z2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28.4" style:display-name="MailMergeTable2020-03-05T14:29:46Z28.4" style:family="table-row">
      <style:table-row-properties style:min-row-height="0.515cm"/>
    </style:style>
    <style:style style:name="MailMergeTable2020-03-05T14_3a_29_3a_46Z28.G4" style:display-name="MailMergeTable2020-03-05T14:29:46Z2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29" style:display-name="MailMergeTable2020-03-05T14:29:46Z29" style:family="table">
      <style:table-properties style:width="13.748cm" table:align="margins"/>
    </style:style>
    <style:style style:name="MailMergeTable2020-03-05T14_3a_29_3a_46Z29.A" style:display-name="MailMergeTable2020-03-05T14:29:46Z29.A" style:family="table-column">
      <style:table-column-properties style:column-width="0.291cm" style:rel-column-width="1387*"/>
    </style:style>
    <style:style style:name="MailMergeTable2020-03-05T14_3a_29_3a_46Z29.B" style:display-name="MailMergeTable2020-03-05T14:29:46Z29.B" style:family="table-column">
      <style:table-column-properties style:column-width="3.635cm" style:rel-column-width="17329*"/>
    </style:style>
    <style:style style:name="MailMergeTable2020-03-05T14_3a_29_3a_46Z29.C" style:display-name="MailMergeTable2020-03-05T14:29:46Z29.C" style:family="table-column">
      <style:table-column-properties style:column-width="1.963cm" style:rel-column-width="9358*"/>
    </style:style>
    <style:style style:name="MailMergeTable2020-03-05T14_3a_29_3a_46Z29.E" style:display-name="MailMergeTable2020-03-05T14:29:46Z29.E" style:family="table-column">
      <style:table-column-properties style:column-width="1.965cm" style:rel-column-width="9366*"/>
    </style:style>
    <style:style style:name="MailMergeTable2020-03-05T14_3a_29_3a_46Z29.G" style:display-name="MailMergeTable2020-03-05T14:29:46Z29.G" style:family="table-column">
      <style:table-column-properties style:column-width="1.967cm" style:rel-column-width="9379*"/>
    </style:style>
    <style:style style:name="MailMergeTable2020-03-05T14_3a_29_3a_46Z29.A1" style:display-name="MailMergeTable2020-03-05T14:29:46Z2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29.A2" style:display-name="MailMergeTable2020-03-05T14:29:46Z2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29.3" style:display-name="MailMergeTable2020-03-05T14:29:46Z29.3" style:family="table-row">
      <style:table-row-properties style:min-row-height="5.724cm"/>
    </style:style>
    <style:style style:name="MailMergeTable2020-03-05T14_3a_29_3a_46Z29.A3" style:display-name="MailMergeTable2020-03-05T14:29:46Z2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29.B3" style:display-name="MailMergeTable2020-03-05T14:29:46Z2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29.4" style:display-name="MailMergeTable2020-03-05T14:29:46Z29.4" style:family="table-row">
      <style:table-row-properties style:min-row-height="0.515cm"/>
    </style:style>
    <style:style style:name="MailMergeTable2020-03-05T14_3a_29_3a_46Z29.G4" style:display-name="MailMergeTable2020-03-05T14:29:46Z2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30" style:display-name="MailMergeTable2020-03-05T14:29:46Z30" style:family="table">
      <style:table-properties style:width="13.748cm" table:align="margins"/>
    </style:style>
    <style:style style:name="MailMergeTable2020-03-05T14_3a_29_3a_46Z30.A" style:display-name="MailMergeTable2020-03-05T14:29:46Z30.A" style:family="table-column">
      <style:table-column-properties style:column-width="0.291cm" style:rel-column-width="1387*"/>
    </style:style>
    <style:style style:name="MailMergeTable2020-03-05T14_3a_29_3a_46Z30.B" style:display-name="MailMergeTable2020-03-05T14:29:46Z30.B" style:family="table-column">
      <style:table-column-properties style:column-width="3.635cm" style:rel-column-width="17329*"/>
    </style:style>
    <style:style style:name="MailMergeTable2020-03-05T14_3a_29_3a_46Z30.C" style:display-name="MailMergeTable2020-03-05T14:29:46Z30.C" style:family="table-column">
      <style:table-column-properties style:column-width="1.963cm" style:rel-column-width="9358*"/>
    </style:style>
    <style:style style:name="MailMergeTable2020-03-05T14_3a_29_3a_46Z30.E" style:display-name="MailMergeTable2020-03-05T14:29:46Z30.E" style:family="table-column">
      <style:table-column-properties style:column-width="1.965cm" style:rel-column-width="9366*"/>
    </style:style>
    <style:style style:name="MailMergeTable2020-03-05T14_3a_29_3a_46Z30.G" style:display-name="MailMergeTable2020-03-05T14:29:46Z30.G" style:family="table-column">
      <style:table-column-properties style:column-width="1.967cm" style:rel-column-width="9379*"/>
    </style:style>
    <style:style style:name="MailMergeTable2020-03-05T14_3a_29_3a_46Z30.A1" style:display-name="MailMergeTable2020-03-05T14:29:46Z3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30.A2" style:display-name="MailMergeTable2020-03-05T14:29:46Z3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30.3" style:display-name="MailMergeTable2020-03-05T14:29:46Z30.3" style:family="table-row">
      <style:table-row-properties style:min-row-height="5.724cm"/>
    </style:style>
    <style:style style:name="MailMergeTable2020-03-05T14_3a_29_3a_46Z30.A3" style:display-name="MailMergeTable2020-03-05T14:29:46Z3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30.B3" style:display-name="MailMergeTable2020-03-05T14:29:46Z3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30.4" style:display-name="MailMergeTable2020-03-05T14:29:46Z30.4" style:family="table-row">
      <style:table-row-properties style:min-row-height="0.515cm"/>
    </style:style>
    <style:style style:name="MailMergeTable2020-03-05T14_3a_29_3a_46Z30.G4" style:display-name="MailMergeTable2020-03-05T14:29:46Z3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31" style:display-name="MailMergeTable2020-03-05T14:29:46Z31" style:family="table">
      <style:table-properties style:width="13.748cm" table:align="margins"/>
    </style:style>
    <style:style style:name="MailMergeTable2020-03-05T14_3a_29_3a_46Z31.A" style:display-name="MailMergeTable2020-03-05T14:29:46Z31.A" style:family="table-column">
      <style:table-column-properties style:column-width="0.291cm" style:rel-column-width="1387*"/>
    </style:style>
    <style:style style:name="MailMergeTable2020-03-05T14_3a_29_3a_46Z31.B" style:display-name="MailMergeTable2020-03-05T14:29:46Z31.B" style:family="table-column">
      <style:table-column-properties style:column-width="3.635cm" style:rel-column-width="17329*"/>
    </style:style>
    <style:style style:name="MailMergeTable2020-03-05T14_3a_29_3a_46Z31.C" style:display-name="MailMergeTable2020-03-05T14:29:46Z31.C" style:family="table-column">
      <style:table-column-properties style:column-width="1.963cm" style:rel-column-width="9358*"/>
    </style:style>
    <style:style style:name="MailMergeTable2020-03-05T14_3a_29_3a_46Z31.E" style:display-name="MailMergeTable2020-03-05T14:29:46Z31.E" style:family="table-column">
      <style:table-column-properties style:column-width="1.965cm" style:rel-column-width="9366*"/>
    </style:style>
    <style:style style:name="MailMergeTable2020-03-05T14_3a_29_3a_46Z31.G" style:display-name="MailMergeTable2020-03-05T14:29:46Z31.G" style:family="table-column">
      <style:table-column-properties style:column-width="1.967cm" style:rel-column-width="9379*"/>
    </style:style>
    <style:style style:name="MailMergeTable2020-03-05T14_3a_29_3a_46Z31.A1" style:display-name="MailMergeTable2020-03-05T14:29:46Z3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31.A2" style:display-name="MailMergeTable2020-03-05T14:29:46Z3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31.3" style:display-name="MailMergeTable2020-03-05T14:29:46Z31.3" style:family="table-row">
      <style:table-row-properties style:min-row-height="5.724cm"/>
    </style:style>
    <style:style style:name="MailMergeTable2020-03-05T14_3a_29_3a_46Z31.A3" style:display-name="MailMergeTable2020-03-05T14:29:46Z3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31.B3" style:display-name="MailMergeTable2020-03-05T14:29:46Z3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31.4" style:display-name="MailMergeTable2020-03-05T14:29:46Z31.4" style:family="table-row">
      <style:table-row-properties style:min-row-height="0.515cm"/>
    </style:style>
    <style:style style:name="MailMergeTable2020-03-05T14_3a_29_3a_46Z31.G4" style:display-name="MailMergeTable2020-03-05T14:29:46Z3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32" style:display-name="MailMergeTable2020-03-05T14:29:46Z32" style:family="table">
      <style:table-properties style:width="13.748cm" table:align="margins"/>
    </style:style>
    <style:style style:name="MailMergeTable2020-03-05T14_3a_29_3a_46Z32.A" style:display-name="MailMergeTable2020-03-05T14:29:46Z32.A" style:family="table-column">
      <style:table-column-properties style:column-width="0.291cm" style:rel-column-width="1387*"/>
    </style:style>
    <style:style style:name="MailMergeTable2020-03-05T14_3a_29_3a_46Z32.B" style:display-name="MailMergeTable2020-03-05T14:29:46Z32.B" style:family="table-column">
      <style:table-column-properties style:column-width="3.635cm" style:rel-column-width="17329*"/>
    </style:style>
    <style:style style:name="MailMergeTable2020-03-05T14_3a_29_3a_46Z32.C" style:display-name="MailMergeTable2020-03-05T14:29:46Z32.C" style:family="table-column">
      <style:table-column-properties style:column-width="1.963cm" style:rel-column-width="9358*"/>
    </style:style>
    <style:style style:name="MailMergeTable2020-03-05T14_3a_29_3a_46Z32.E" style:display-name="MailMergeTable2020-03-05T14:29:46Z32.E" style:family="table-column">
      <style:table-column-properties style:column-width="1.965cm" style:rel-column-width="9366*"/>
    </style:style>
    <style:style style:name="MailMergeTable2020-03-05T14_3a_29_3a_46Z32.G" style:display-name="MailMergeTable2020-03-05T14:29:46Z32.G" style:family="table-column">
      <style:table-column-properties style:column-width="1.967cm" style:rel-column-width="9379*"/>
    </style:style>
    <style:style style:name="MailMergeTable2020-03-05T14_3a_29_3a_46Z32.A1" style:display-name="MailMergeTable2020-03-05T14:29:46Z3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32.A2" style:display-name="MailMergeTable2020-03-05T14:29:46Z3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32.3" style:display-name="MailMergeTable2020-03-05T14:29:46Z32.3" style:family="table-row">
      <style:table-row-properties style:min-row-height="5.724cm"/>
    </style:style>
    <style:style style:name="MailMergeTable2020-03-05T14_3a_29_3a_46Z32.A3" style:display-name="MailMergeTable2020-03-05T14:29:46Z3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32.B3" style:display-name="MailMergeTable2020-03-05T14:29:46Z3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32.4" style:display-name="MailMergeTable2020-03-05T14:29:46Z32.4" style:family="table-row">
      <style:table-row-properties style:min-row-height="0.515cm"/>
    </style:style>
    <style:style style:name="MailMergeTable2020-03-05T14_3a_29_3a_46Z32.G4" style:display-name="MailMergeTable2020-03-05T14:29:46Z3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33" style:display-name="MailMergeTable2020-03-05T14:29:46Z33" style:family="table">
      <style:table-properties style:width="13.748cm" table:align="margins"/>
    </style:style>
    <style:style style:name="MailMergeTable2020-03-05T14_3a_29_3a_46Z33.A" style:display-name="MailMergeTable2020-03-05T14:29:46Z33.A" style:family="table-column">
      <style:table-column-properties style:column-width="0.291cm" style:rel-column-width="1387*"/>
    </style:style>
    <style:style style:name="MailMergeTable2020-03-05T14_3a_29_3a_46Z33.B" style:display-name="MailMergeTable2020-03-05T14:29:46Z33.B" style:family="table-column">
      <style:table-column-properties style:column-width="3.635cm" style:rel-column-width="17329*"/>
    </style:style>
    <style:style style:name="MailMergeTable2020-03-05T14_3a_29_3a_46Z33.C" style:display-name="MailMergeTable2020-03-05T14:29:46Z33.C" style:family="table-column">
      <style:table-column-properties style:column-width="1.963cm" style:rel-column-width="9358*"/>
    </style:style>
    <style:style style:name="MailMergeTable2020-03-05T14_3a_29_3a_46Z33.E" style:display-name="MailMergeTable2020-03-05T14:29:46Z33.E" style:family="table-column">
      <style:table-column-properties style:column-width="1.965cm" style:rel-column-width="9366*"/>
    </style:style>
    <style:style style:name="MailMergeTable2020-03-05T14_3a_29_3a_46Z33.G" style:display-name="MailMergeTable2020-03-05T14:29:46Z33.G" style:family="table-column">
      <style:table-column-properties style:column-width="1.967cm" style:rel-column-width="9379*"/>
    </style:style>
    <style:style style:name="MailMergeTable2020-03-05T14_3a_29_3a_46Z33.A1" style:display-name="MailMergeTable2020-03-05T14:29:46Z3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33.A2" style:display-name="MailMergeTable2020-03-05T14:29:46Z3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33.3" style:display-name="MailMergeTable2020-03-05T14:29:46Z33.3" style:family="table-row">
      <style:table-row-properties style:min-row-height="5.724cm"/>
    </style:style>
    <style:style style:name="MailMergeTable2020-03-05T14_3a_29_3a_46Z33.A3" style:display-name="MailMergeTable2020-03-05T14:29:46Z3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33.B3" style:display-name="MailMergeTable2020-03-05T14:29:46Z3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33.4" style:display-name="MailMergeTable2020-03-05T14:29:46Z33.4" style:family="table-row">
      <style:table-row-properties style:min-row-height="0.515cm"/>
    </style:style>
    <style:style style:name="MailMergeTable2020-03-05T14_3a_29_3a_46Z33.G4" style:display-name="MailMergeTable2020-03-05T14:29:46Z3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34" style:display-name="MailMergeTable2020-03-05T14:29:46Z34" style:family="table">
      <style:table-properties style:width="13.748cm" table:align="margins"/>
    </style:style>
    <style:style style:name="MailMergeTable2020-03-05T14_3a_29_3a_46Z34.A" style:display-name="MailMergeTable2020-03-05T14:29:46Z34.A" style:family="table-column">
      <style:table-column-properties style:column-width="0.291cm" style:rel-column-width="1387*"/>
    </style:style>
    <style:style style:name="MailMergeTable2020-03-05T14_3a_29_3a_46Z34.B" style:display-name="MailMergeTable2020-03-05T14:29:46Z34.B" style:family="table-column">
      <style:table-column-properties style:column-width="3.635cm" style:rel-column-width="17329*"/>
    </style:style>
    <style:style style:name="MailMergeTable2020-03-05T14_3a_29_3a_46Z34.C" style:display-name="MailMergeTable2020-03-05T14:29:46Z34.C" style:family="table-column">
      <style:table-column-properties style:column-width="1.963cm" style:rel-column-width="9358*"/>
    </style:style>
    <style:style style:name="MailMergeTable2020-03-05T14_3a_29_3a_46Z34.E" style:display-name="MailMergeTable2020-03-05T14:29:46Z34.E" style:family="table-column">
      <style:table-column-properties style:column-width="1.965cm" style:rel-column-width="9366*"/>
    </style:style>
    <style:style style:name="MailMergeTable2020-03-05T14_3a_29_3a_46Z34.G" style:display-name="MailMergeTable2020-03-05T14:29:46Z34.G" style:family="table-column">
      <style:table-column-properties style:column-width="1.967cm" style:rel-column-width="9379*"/>
    </style:style>
    <style:style style:name="MailMergeTable2020-03-05T14_3a_29_3a_46Z34.A1" style:display-name="MailMergeTable2020-03-05T14:29:46Z3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34.A2" style:display-name="MailMergeTable2020-03-05T14:29:46Z3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34.3" style:display-name="MailMergeTable2020-03-05T14:29:46Z34.3" style:family="table-row">
      <style:table-row-properties style:min-row-height="5.724cm"/>
    </style:style>
    <style:style style:name="MailMergeTable2020-03-05T14_3a_29_3a_46Z34.A3" style:display-name="MailMergeTable2020-03-05T14:29:46Z3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34.B3" style:display-name="MailMergeTable2020-03-05T14:29:46Z3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34.4" style:display-name="MailMergeTable2020-03-05T14:29:46Z34.4" style:family="table-row">
      <style:table-row-properties style:min-row-height="0.515cm"/>
    </style:style>
    <style:style style:name="MailMergeTable2020-03-05T14_3a_29_3a_46Z34.G4" style:display-name="MailMergeTable2020-03-05T14:29:46Z3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35" style:display-name="MailMergeTable2020-03-05T14:29:46Z35" style:family="table">
      <style:table-properties style:width="13.748cm" table:align="margins"/>
    </style:style>
    <style:style style:name="MailMergeTable2020-03-05T14_3a_29_3a_46Z35.A" style:display-name="MailMergeTable2020-03-05T14:29:46Z35.A" style:family="table-column">
      <style:table-column-properties style:column-width="0.291cm" style:rel-column-width="1387*"/>
    </style:style>
    <style:style style:name="MailMergeTable2020-03-05T14_3a_29_3a_46Z35.B" style:display-name="MailMergeTable2020-03-05T14:29:46Z35.B" style:family="table-column">
      <style:table-column-properties style:column-width="3.635cm" style:rel-column-width="17329*"/>
    </style:style>
    <style:style style:name="MailMergeTable2020-03-05T14_3a_29_3a_46Z35.C" style:display-name="MailMergeTable2020-03-05T14:29:46Z35.C" style:family="table-column">
      <style:table-column-properties style:column-width="1.963cm" style:rel-column-width="9358*"/>
    </style:style>
    <style:style style:name="MailMergeTable2020-03-05T14_3a_29_3a_46Z35.E" style:display-name="MailMergeTable2020-03-05T14:29:46Z35.E" style:family="table-column">
      <style:table-column-properties style:column-width="1.965cm" style:rel-column-width="9366*"/>
    </style:style>
    <style:style style:name="MailMergeTable2020-03-05T14_3a_29_3a_46Z35.G" style:display-name="MailMergeTable2020-03-05T14:29:46Z35.G" style:family="table-column">
      <style:table-column-properties style:column-width="1.967cm" style:rel-column-width="9379*"/>
    </style:style>
    <style:style style:name="MailMergeTable2020-03-05T14_3a_29_3a_46Z35.A1" style:display-name="MailMergeTable2020-03-05T14:29:46Z3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35.A2" style:display-name="MailMergeTable2020-03-05T14:29:46Z3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35.3" style:display-name="MailMergeTable2020-03-05T14:29:46Z35.3" style:family="table-row">
      <style:table-row-properties style:min-row-height="5.724cm"/>
    </style:style>
    <style:style style:name="MailMergeTable2020-03-05T14_3a_29_3a_46Z35.A3" style:display-name="MailMergeTable2020-03-05T14:29:46Z3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35.B3" style:display-name="MailMergeTable2020-03-05T14:29:46Z3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35.4" style:display-name="MailMergeTable2020-03-05T14:29:46Z35.4" style:family="table-row">
      <style:table-row-properties style:min-row-height="0.515cm"/>
    </style:style>
    <style:style style:name="MailMergeTable2020-03-05T14_3a_29_3a_46Z35.G4" style:display-name="MailMergeTable2020-03-05T14:29:46Z3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36" style:display-name="MailMergeTable2020-03-05T14:29:46Z36" style:family="table">
      <style:table-properties style:width="13.748cm" table:align="margins"/>
    </style:style>
    <style:style style:name="MailMergeTable2020-03-05T14_3a_29_3a_46Z36.A" style:display-name="MailMergeTable2020-03-05T14:29:46Z36.A" style:family="table-column">
      <style:table-column-properties style:column-width="0.291cm" style:rel-column-width="1387*"/>
    </style:style>
    <style:style style:name="MailMergeTable2020-03-05T14_3a_29_3a_46Z36.B" style:display-name="MailMergeTable2020-03-05T14:29:46Z36.B" style:family="table-column">
      <style:table-column-properties style:column-width="3.635cm" style:rel-column-width="17329*"/>
    </style:style>
    <style:style style:name="MailMergeTable2020-03-05T14_3a_29_3a_46Z36.C" style:display-name="MailMergeTable2020-03-05T14:29:46Z36.C" style:family="table-column">
      <style:table-column-properties style:column-width="1.963cm" style:rel-column-width="9358*"/>
    </style:style>
    <style:style style:name="MailMergeTable2020-03-05T14_3a_29_3a_46Z36.E" style:display-name="MailMergeTable2020-03-05T14:29:46Z36.E" style:family="table-column">
      <style:table-column-properties style:column-width="1.965cm" style:rel-column-width="9366*"/>
    </style:style>
    <style:style style:name="MailMergeTable2020-03-05T14_3a_29_3a_46Z36.G" style:display-name="MailMergeTable2020-03-05T14:29:46Z36.G" style:family="table-column">
      <style:table-column-properties style:column-width="1.967cm" style:rel-column-width="9379*"/>
    </style:style>
    <style:style style:name="MailMergeTable2020-03-05T14_3a_29_3a_46Z36.A1" style:display-name="MailMergeTable2020-03-05T14:29:46Z3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36.A2" style:display-name="MailMergeTable2020-03-05T14:29:46Z3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36.3" style:display-name="MailMergeTable2020-03-05T14:29:46Z36.3" style:family="table-row">
      <style:table-row-properties style:min-row-height="5.724cm"/>
    </style:style>
    <style:style style:name="MailMergeTable2020-03-05T14_3a_29_3a_46Z36.A3" style:display-name="MailMergeTable2020-03-05T14:29:46Z3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36.B3" style:display-name="MailMergeTable2020-03-05T14:29:46Z3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36.4" style:display-name="MailMergeTable2020-03-05T14:29:46Z36.4" style:family="table-row">
      <style:table-row-properties style:min-row-height="0.515cm"/>
    </style:style>
    <style:style style:name="MailMergeTable2020-03-05T14_3a_29_3a_46Z36.G4" style:display-name="MailMergeTable2020-03-05T14:29:46Z3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37" style:display-name="MailMergeTable2020-03-05T14:29:46Z37" style:family="table">
      <style:table-properties style:width="13.748cm" table:align="margins"/>
    </style:style>
    <style:style style:name="MailMergeTable2020-03-05T14_3a_29_3a_46Z37.A" style:display-name="MailMergeTable2020-03-05T14:29:46Z37.A" style:family="table-column">
      <style:table-column-properties style:column-width="0.291cm" style:rel-column-width="1387*"/>
    </style:style>
    <style:style style:name="MailMergeTable2020-03-05T14_3a_29_3a_46Z37.B" style:display-name="MailMergeTable2020-03-05T14:29:46Z37.B" style:family="table-column">
      <style:table-column-properties style:column-width="3.635cm" style:rel-column-width="17329*"/>
    </style:style>
    <style:style style:name="MailMergeTable2020-03-05T14_3a_29_3a_46Z37.C" style:display-name="MailMergeTable2020-03-05T14:29:46Z37.C" style:family="table-column">
      <style:table-column-properties style:column-width="1.963cm" style:rel-column-width="9358*"/>
    </style:style>
    <style:style style:name="MailMergeTable2020-03-05T14_3a_29_3a_46Z37.E" style:display-name="MailMergeTable2020-03-05T14:29:46Z37.E" style:family="table-column">
      <style:table-column-properties style:column-width="1.965cm" style:rel-column-width="9366*"/>
    </style:style>
    <style:style style:name="MailMergeTable2020-03-05T14_3a_29_3a_46Z37.G" style:display-name="MailMergeTable2020-03-05T14:29:46Z37.G" style:family="table-column">
      <style:table-column-properties style:column-width="1.967cm" style:rel-column-width="9379*"/>
    </style:style>
    <style:style style:name="MailMergeTable2020-03-05T14_3a_29_3a_46Z37.A1" style:display-name="MailMergeTable2020-03-05T14:29:46Z3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37.A2" style:display-name="MailMergeTable2020-03-05T14:29:46Z3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37.3" style:display-name="MailMergeTable2020-03-05T14:29:46Z37.3" style:family="table-row">
      <style:table-row-properties style:min-row-height="5.724cm"/>
    </style:style>
    <style:style style:name="MailMergeTable2020-03-05T14_3a_29_3a_46Z37.A3" style:display-name="MailMergeTable2020-03-05T14:29:46Z3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37.B3" style:display-name="MailMergeTable2020-03-05T14:29:46Z3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37.4" style:display-name="MailMergeTable2020-03-05T14:29:46Z37.4" style:family="table-row">
      <style:table-row-properties style:min-row-height="0.515cm"/>
    </style:style>
    <style:style style:name="MailMergeTable2020-03-05T14_3a_29_3a_46Z37.G4" style:display-name="MailMergeTable2020-03-05T14:29:46Z3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38" style:display-name="MailMergeTable2020-03-05T14:29:46Z38" style:family="table">
      <style:table-properties style:width="13.748cm" table:align="margins"/>
    </style:style>
    <style:style style:name="MailMergeTable2020-03-05T14_3a_29_3a_46Z38.A" style:display-name="MailMergeTable2020-03-05T14:29:46Z38.A" style:family="table-column">
      <style:table-column-properties style:column-width="0.291cm" style:rel-column-width="1387*"/>
    </style:style>
    <style:style style:name="MailMergeTable2020-03-05T14_3a_29_3a_46Z38.B" style:display-name="MailMergeTable2020-03-05T14:29:46Z38.B" style:family="table-column">
      <style:table-column-properties style:column-width="3.635cm" style:rel-column-width="17329*"/>
    </style:style>
    <style:style style:name="MailMergeTable2020-03-05T14_3a_29_3a_46Z38.C" style:display-name="MailMergeTable2020-03-05T14:29:46Z38.C" style:family="table-column">
      <style:table-column-properties style:column-width="1.963cm" style:rel-column-width="9358*"/>
    </style:style>
    <style:style style:name="MailMergeTable2020-03-05T14_3a_29_3a_46Z38.E" style:display-name="MailMergeTable2020-03-05T14:29:46Z38.E" style:family="table-column">
      <style:table-column-properties style:column-width="1.965cm" style:rel-column-width="9366*"/>
    </style:style>
    <style:style style:name="MailMergeTable2020-03-05T14_3a_29_3a_46Z38.G" style:display-name="MailMergeTable2020-03-05T14:29:46Z38.G" style:family="table-column">
      <style:table-column-properties style:column-width="1.967cm" style:rel-column-width="9379*"/>
    </style:style>
    <style:style style:name="MailMergeTable2020-03-05T14_3a_29_3a_46Z38.A1" style:display-name="MailMergeTable2020-03-05T14:29:46Z3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38.A2" style:display-name="MailMergeTable2020-03-05T14:29:46Z3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38.3" style:display-name="MailMergeTable2020-03-05T14:29:46Z38.3" style:family="table-row">
      <style:table-row-properties style:min-row-height="5.724cm"/>
    </style:style>
    <style:style style:name="MailMergeTable2020-03-05T14_3a_29_3a_46Z38.A3" style:display-name="MailMergeTable2020-03-05T14:29:46Z3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38.B3" style:display-name="MailMergeTable2020-03-05T14:29:46Z3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38.4" style:display-name="MailMergeTable2020-03-05T14:29:46Z38.4" style:family="table-row">
      <style:table-row-properties style:min-row-height="0.515cm"/>
    </style:style>
    <style:style style:name="MailMergeTable2020-03-05T14_3a_29_3a_46Z38.G4" style:display-name="MailMergeTable2020-03-05T14:29:46Z3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39" style:display-name="MailMergeTable2020-03-05T14:29:46Z39" style:family="table">
      <style:table-properties style:width="13.748cm" table:align="margins"/>
    </style:style>
    <style:style style:name="MailMergeTable2020-03-05T14_3a_29_3a_46Z39.A" style:display-name="MailMergeTable2020-03-05T14:29:46Z39.A" style:family="table-column">
      <style:table-column-properties style:column-width="0.291cm" style:rel-column-width="1387*"/>
    </style:style>
    <style:style style:name="MailMergeTable2020-03-05T14_3a_29_3a_46Z39.B" style:display-name="MailMergeTable2020-03-05T14:29:46Z39.B" style:family="table-column">
      <style:table-column-properties style:column-width="3.635cm" style:rel-column-width="17329*"/>
    </style:style>
    <style:style style:name="MailMergeTable2020-03-05T14_3a_29_3a_46Z39.C" style:display-name="MailMergeTable2020-03-05T14:29:46Z39.C" style:family="table-column">
      <style:table-column-properties style:column-width="1.963cm" style:rel-column-width="9358*"/>
    </style:style>
    <style:style style:name="MailMergeTable2020-03-05T14_3a_29_3a_46Z39.E" style:display-name="MailMergeTable2020-03-05T14:29:46Z39.E" style:family="table-column">
      <style:table-column-properties style:column-width="1.965cm" style:rel-column-width="9366*"/>
    </style:style>
    <style:style style:name="MailMergeTable2020-03-05T14_3a_29_3a_46Z39.G" style:display-name="MailMergeTable2020-03-05T14:29:46Z39.G" style:family="table-column">
      <style:table-column-properties style:column-width="1.967cm" style:rel-column-width="9379*"/>
    </style:style>
    <style:style style:name="MailMergeTable2020-03-05T14_3a_29_3a_46Z39.A1" style:display-name="MailMergeTable2020-03-05T14:29:46Z3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39.A2" style:display-name="MailMergeTable2020-03-05T14:29:46Z3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39.3" style:display-name="MailMergeTable2020-03-05T14:29:46Z39.3" style:family="table-row">
      <style:table-row-properties style:min-row-height="5.724cm"/>
    </style:style>
    <style:style style:name="MailMergeTable2020-03-05T14_3a_29_3a_46Z39.A3" style:display-name="MailMergeTable2020-03-05T14:29:46Z3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39.B3" style:display-name="MailMergeTable2020-03-05T14:29:46Z3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39.4" style:display-name="MailMergeTable2020-03-05T14:29:46Z39.4" style:family="table-row">
      <style:table-row-properties style:min-row-height="0.515cm"/>
    </style:style>
    <style:style style:name="MailMergeTable2020-03-05T14_3a_29_3a_46Z39.G4" style:display-name="MailMergeTable2020-03-05T14:29:46Z3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40" style:display-name="MailMergeTable2020-03-05T14:29:46Z40" style:family="table">
      <style:table-properties style:width="13.748cm" table:align="margins"/>
    </style:style>
    <style:style style:name="MailMergeTable2020-03-05T14_3a_29_3a_46Z40.A" style:display-name="MailMergeTable2020-03-05T14:29:46Z40.A" style:family="table-column">
      <style:table-column-properties style:column-width="0.291cm" style:rel-column-width="1387*"/>
    </style:style>
    <style:style style:name="MailMergeTable2020-03-05T14_3a_29_3a_46Z40.B" style:display-name="MailMergeTable2020-03-05T14:29:46Z40.B" style:family="table-column">
      <style:table-column-properties style:column-width="3.635cm" style:rel-column-width="17329*"/>
    </style:style>
    <style:style style:name="MailMergeTable2020-03-05T14_3a_29_3a_46Z40.C" style:display-name="MailMergeTable2020-03-05T14:29:46Z40.C" style:family="table-column">
      <style:table-column-properties style:column-width="1.963cm" style:rel-column-width="9358*"/>
    </style:style>
    <style:style style:name="MailMergeTable2020-03-05T14_3a_29_3a_46Z40.E" style:display-name="MailMergeTable2020-03-05T14:29:46Z40.E" style:family="table-column">
      <style:table-column-properties style:column-width="1.965cm" style:rel-column-width="9366*"/>
    </style:style>
    <style:style style:name="MailMergeTable2020-03-05T14_3a_29_3a_46Z40.G" style:display-name="MailMergeTable2020-03-05T14:29:46Z40.G" style:family="table-column">
      <style:table-column-properties style:column-width="1.967cm" style:rel-column-width="9379*"/>
    </style:style>
    <style:style style:name="MailMergeTable2020-03-05T14_3a_29_3a_46Z40.A1" style:display-name="MailMergeTable2020-03-05T14:29:46Z4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40.A2" style:display-name="MailMergeTable2020-03-05T14:29:46Z4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40.3" style:display-name="MailMergeTable2020-03-05T14:29:46Z40.3" style:family="table-row">
      <style:table-row-properties style:min-row-height="5.724cm"/>
    </style:style>
    <style:style style:name="MailMergeTable2020-03-05T14_3a_29_3a_46Z40.A3" style:display-name="MailMergeTable2020-03-05T14:29:46Z4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40.B3" style:display-name="MailMergeTable2020-03-05T14:29:46Z4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40.4" style:display-name="MailMergeTable2020-03-05T14:29:46Z40.4" style:family="table-row">
      <style:table-row-properties style:min-row-height="0.515cm"/>
    </style:style>
    <style:style style:name="MailMergeTable2020-03-05T14_3a_29_3a_46Z40.G4" style:display-name="MailMergeTable2020-03-05T14:29:46Z4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41" style:display-name="MailMergeTable2020-03-05T14:29:46Z41" style:family="table">
      <style:table-properties style:width="13.748cm" table:align="margins"/>
    </style:style>
    <style:style style:name="MailMergeTable2020-03-05T14_3a_29_3a_46Z41.A" style:display-name="MailMergeTable2020-03-05T14:29:46Z41.A" style:family="table-column">
      <style:table-column-properties style:column-width="0.291cm" style:rel-column-width="1387*"/>
    </style:style>
    <style:style style:name="MailMergeTable2020-03-05T14_3a_29_3a_46Z41.B" style:display-name="MailMergeTable2020-03-05T14:29:46Z41.B" style:family="table-column">
      <style:table-column-properties style:column-width="3.635cm" style:rel-column-width="17329*"/>
    </style:style>
    <style:style style:name="MailMergeTable2020-03-05T14_3a_29_3a_46Z41.C" style:display-name="MailMergeTable2020-03-05T14:29:46Z41.C" style:family="table-column">
      <style:table-column-properties style:column-width="1.963cm" style:rel-column-width="9358*"/>
    </style:style>
    <style:style style:name="MailMergeTable2020-03-05T14_3a_29_3a_46Z41.E" style:display-name="MailMergeTable2020-03-05T14:29:46Z41.E" style:family="table-column">
      <style:table-column-properties style:column-width="1.965cm" style:rel-column-width="9366*"/>
    </style:style>
    <style:style style:name="MailMergeTable2020-03-05T14_3a_29_3a_46Z41.G" style:display-name="MailMergeTable2020-03-05T14:29:46Z41.G" style:family="table-column">
      <style:table-column-properties style:column-width="1.967cm" style:rel-column-width="9379*"/>
    </style:style>
    <style:style style:name="MailMergeTable2020-03-05T14_3a_29_3a_46Z41.A1" style:display-name="MailMergeTable2020-03-05T14:29:46Z4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41.A2" style:display-name="MailMergeTable2020-03-05T14:29:46Z4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41.3" style:display-name="MailMergeTable2020-03-05T14:29:46Z41.3" style:family="table-row">
      <style:table-row-properties style:min-row-height="5.724cm"/>
    </style:style>
    <style:style style:name="MailMergeTable2020-03-05T14_3a_29_3a_46Z41.A3" style:display-name="MailMergeTable2020-03-05T14:29:46Z4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41.B3" style:display-name="MailMergeTable2020-03-05T14:29:46Z4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41.4" style:display-name="MailMergeTable2020-03-05T14:29:46Z41.4" style:family="table-row">
      <style:table-row-properties style:min-row-height="0.515cm"/>
    </style:style>
    <style:style style:name="MailMergeTable2020-03-05T14_3a_29_3a_46Z41.G4" style:display-name="MailMergeTable2020-03-05T14:29:46Z4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42" style:display-name="MailMergeTable2020-03-05T14:29:46Z42" style:family="table">
      <style:table-properties style:width="13.748cm" table:align="margins"/>
    </style:style>
    <style:style style:name="MailMergeTable2020-03-05T14_3a_29_3a_46Z42.A" style:display-name="MailMergeTable2020-03-05T14:29:46Z42.A" style:family="table-column">
      <style:table-column-properties style:column-width="0.291cm" style:rel-column-width="1387*"/>
    </style:style>
    <style:style style:name="MailMergeTable2020-03-05T14_3a_29_3a_46Z42.B" style:display-name="MailMergeTable2020-03-05T14:29:46Z42.B" style:family="table-column">
      <style:table-column-properties style:column-width="3.635cm" style:rel-column-width="17329*"/>
    </style:style>
    <style:style style:name="MailMergeTable2020-03-05T14_3a_29_3a_46Z42.C" style:display-name="MailMergeTable2020-03-05T14:29:46Z42.C" style:family="table-column">
      <style:table-column-properties style:column-width="1.963cm" style:rel-column-width="9358*"/>
    </style:style>
    <style:style style:name="MailMergeTable2020-03-05T14_3a_29_3a_46Z42.E" style:display-name="MailMergeTable2020-03-05T14:29:46Z42.E" style:family="table-column">
      <style:table-column-properties style:column-width="1.965cm" style:rel-column-width="9366*"/>
    </style:style>
    <style:style style:name="MailMergeTable2020-03-05T14_3a_29_3a_46Z42.G" style:display-name="MailMergeTable2020-03-05T14:29:46Z42.G" style:family="table-column">
      <style:table-column-properties style:column-width="1.967cm" style:rel-column-width="9379*"/>
    </style:style>
    <style:style style:name="MailMergeTable2020-03-05T14_3a_29_3a_46Z42.A1" style:display-name="MailMergeTable2020-03-05T14:29:46Z4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42.A2" style:display-name="MailMergeTable2020-03-05T14:29:46Z4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42.3" style:display-name="MailMergeTable2020-03-05T14:29:46Z42.3" style:family="table-row">
      <style:table-row-properties style:min-row-height="5.724cm"/>
    </style:style>
    <style:style style:name="MailMergeTable2020-03-05T14_3a_29_3a_46Z42.A3" style:display-name="MailMergeTable2020-03-05T14:29:46Z4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42.B3" style:display-name="MailMergeTable2020-03-05T14:29:46Z4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42.4" style:display-name="MailMergeTable2020-03-05T14:29:46Z42.4" style:family="table-row">
      <style:table-row-properties style:min-row-height="0.515cm"/>
    </style:style>
    <style:style style:name="MailMergeTable2020-03-05T14_3a_29_3a_46Z42.G4" style:display-name="MailMergeTable2020-03-05T14:29:46Z4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43" style:display-name="MailMergeTable2020-03-05T14:29:46Z43" style:family="table">
      <style:table-properties style:width="13.748cm" table:align="margins"/>
    </style:style>
    <style:style style:name="MailMergeTable2020-03-05T14_3a_29_3a_46Z43.A" style:display-name="MailMergeTable2020-03-05T14:29:46Z43.A" style:family="table-column">
      <style:table-column-properties style:column-width="0.291cm" style:rel-column-width="1387*"/>
    </style:style>
    <style:style style:name="MailMergeTable2020-03-05T14_3a_29_3a_46Z43.B" style:display-name="MailMergeTable2020-03-05T14:29:46Z43.B" style:family="table-column">
      <style:table-column-properties style:column-width="3.635cm" style:rel-column-width="17329*"/>
    </style:style>
    <style:style style:name="MailMergeTable2020-03-05T14_3a_29_3a_46Z43.C" style:display-name="MailMergeTable2020-03-05T14:29:46Z43.C" style:family="table-column">
      <style:table-column-properties style:column-width="1.963cm" style:rel-column-width="9358*"/>
    </style:style>
    <style:style style:name="MailMergeTable2020-03-05T14_3a_29_3a_46Z43.E" style:display-name="MailMergeTable2020-03-05T14:29:46Z43.E" style:family="table-column">
      <style:table-column-properties style:column-width="1.965cm" style:rel-column-width="9366*"/>
    </style:style>
    <style:style style:name="MailMergeTable2020-03-05T14_3a_29_3a_46Z43.G" style:display-name="MailMergeTable2020-03-05T14:29:46Z43.G" style:family="table-column">
      <style:table-column-properties style:column-width="1.967cm" style:rel-column-width="9379*"/>
    </style:style>
    <style:style style:name="MailMergeTable2020-03-05T14_3a_29_3a_46Z43.A1" style:display-name="MailMergeTable2020-03-05T14:29:46Z4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43.A2" style:display-name="MailMergeTable2020-03-05T14:29:46Z4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43.3" style:display-name="MailMergeTable2020-03-05T14:29:46Z43.3" style:family="table-row">
      <style:table-row-properties style:min-row-height="5.724cm"/>
    </style:style>
    <style:style style:name="MailMergeTable2020-03-05T14_3a_29_3a_46Z43.A3" style:display-name="MailMergeTable2020-03-05T14:29:46Z4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43.B3" style:display-name="MailMergeTable2020-03-05T14:29:46Z4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43.4" style:display-name="MailMergeTable2020-03-05T14:29:46Z43.4" style:family="table-row">
      <style:table-row-properties style:min-row-height="0.515cm"/>
    </style:style>
    <style:style style:name="MailMergeTable2020-03-05T14_3a_29_3a_46Z43.G4" style:display-name="MailMergeTable2020-03-05T14:29:46Z4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44" style:display-name="MailMergeTable2020-03-05T14:29:46Z44" style:family="table">
      <style:table-properties style:width="13.748cm" table:align="margins"/>
    </style:style>
    <style:style style:name="MailMergeTable2020-03-05T14_3a_29_3a_46Z44.A" style:display-name="MailMergeTable2020-03-05T14:29:46Z44.A" style:family="table-column">
      <style:table-column-properties style:column-width="0.291cm" style:rel-column-width="1387*"/>
    </style:style>
    <style:style style:name="MailMergeTable2020-03-05T14_3a_29_3a_46Z44.B" style:display-name="MailMergeTable2020-03-05T14:29:46Z44.B" style:family="table-column">
      <style:table-column-properties style:column-width="3.635cm" style:rel-column-width="17329*"/>
    </style:style>
    <style:style style:name="MailMergeTable2020-03-05T14_3a_29_3a_46Z44.C" style:display-name="MailMergeTable2020-03-05T14:29:46Z44.C" style:family="table-column">
      <style:table-column-properties style:column-width="1.963cm" style:rel-column-width="9358*"/>
    </style:style>
    <style:style style:name="MailMergeTable2020-03-05T14_3a_29_3a_46Z44.E" style:display-name="MailMergeTable2020-03-05T14:29:46Z44.E" style:family="table-column">
      <style:table-column-properties style:column-width="1.965cm" style:rel-column-width="9366*"/>
    </style:style>
    <style:style style:name="MailMergeTable2020-03-05T14_3a_29_3a_46Z44.G" style:display-name="MailMergeTable2020-03-05T14:29:46Z44.G" style:family="table-column">
      <style:table-column-properties style:column-width="1.967cm" style:rel-column-width="9379*"/>
    </style:style>
    <style:style style:name="MailMergeTable2020-03-05T14_3a_29_3a_46Z44.A1" style:display-name="MailMergeTable2020-03-05T14:29:46Z4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44.A2" style:display-name="MailMergeTable2020-03-05T14:29:46Z4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44.3" style:display-name="MailMergeTable2020-03-05T14:29:46Z44.3" style:family="table-row">
      <style:table-row-properties style:min-row-height="5.724cm"/>
    </style:style>
    <style:style style:name="MailMergeTable2020-03-05T14_3a_29_3a_46Z44.A3" style:display-name="MailMergeTable2020-03-05T14:29:46Z4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44.B3" style:display-name="MailMergeTable2020-03-05T14:29:46Z4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44.4" style:display-name="MailMergeTable2020-03-05T14:29:46Z44.4" style:family="table-row">
      <style:table-row-properties style:min-row-height="0.515cm"/>
    </style:style>
    <style:style style:name="MailMergeTable2020-03-05T14_3a_29_3a_46Z44.G4" style:display-name="MailMergeTable2020-03-05T14:29:46Z4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45" style:display-name="MailMergeTable2020-03-05T14:29:46Z45" style:family="table">
      <style:table-properties style:width="13.748cm" table:align="margins"/>
    </style:style>
    <style:style style:name="MailMergeTable2020-03-05T14_3a_29_3a_46Z45.A" style:display-name="MailMergeTable2020-03-05T14:29:46Z45.A" style:family="table-column">
      <style:table-column-properties style:column-width="0.291cm" style:rel-column-width="1387*"/>
    </style:style>
    <style:style style:name="MailMergeTable2020-03-05T14_3a_29_3a_46Z45.B" style:display-name="MailMergeTable2020-03-05T14:29:46Z45.B" style:family="table-column">
      <style:table-column-properties style:column-width="3.635cm" style:rel-column-width="17329*"/>
    </style:style>
    <style:style style:name="MailMergeTable2020-03-05T14_3a_29_3a_46Z45.C" style:display-name="MailMergeTable2020-03-05T14:29:46Z45.C" style:family="table-column">
      <style:table-column-properties style:column-width="1.963cm" style:rel-column-width="9358*"/>
    </style:style>
    <style:style style:name="MailMergeTable2020-03-05T14_3a_29_3a_46Z45.E" style:display-name="MailMergeTable2020-03-05T14:29:46Z45.E" style:family="table-column">
      <style:table-column-properties style:column-width="1.965cm" style:rel-column-width="9366*"/>
    </style:style>
    <style:style style:name="MailMergeTable2020-03-05T14_3a_29_3a_46Z45.G" style:display-name="MailMergeTable2020-03-05T14:29:46Z45.G" style:family="table-column">
      <style:table-column-properties style:column-width="1.967cm" style:rel-column-width="9379*"/>
    </style:style>
    <style:style style:name="MailMergeTable2020-03-05T14_3a_29_3a_46Z45.A1" style:display-name="MailMergeTable2020-03-05T14:29:46Z4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45.A2" style:display-name="MailMergeTable2020-03-05T14:29:46Z4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45.3" style:display-name="MailMergeTable2020-03-05T14:29:46Z45.3" style:family="table-row">
      <style:table-row-properties style:min-row-height="5.724cm"/>
    </style:style>
    <style:style style:name="MailMergeTable2020-03-05T14_3a_29_3a_46Z45.A3" style:display-name="MailMergeTable2020-03-05T14:29:46Z4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45.B3" style:display-name="MailMergeTable2020-03-05T14:29:46Z4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45.4" style:display-name="MailMergeTable2020-03-05T14:29:46Z45.4" style:family="table-row">
      <style:table-row-properties style:min-row-height="0.515cm"/>
    </style:style>
    <style:style style:name="MailMergeTable2020-03-05T14_3a_29_3a_46Z45.G4" style:display-name="MailMergeTable2020-03-05T14:29:46Z4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46" style:display-name="MailMergeTable2020-03-05T14:29:46Z46" style:family="table">
      <style:table-properties style:width="13.748cm" table:align="margins"/>
    </style:style>
    <style:style style:name="MailMergeTable2020-03-05T14_3a_29_3a_46Z46.A" style:display-name="MailMergeTable2020-03-05T14:29:46Z46.A" style:family="table-column">
      <style:table-column-properties style:column-width="0.291cm" style:rel-column-width="1387*"/>
    </style:style>
    <style:style style:name="MailMergeTable2020-03-05T14_3a_29_3a_46Z46.B" style:display-name="MailMergeTable2020-03-05T14:29:46Z46.B" style:family="table-column">
      <style:table-column-properties style:column-width="3.635cm" style:rel-column-width="17329*"/>
    </style:style>
    <style:style style:name="MailMergeTable2020-03-05T14_3a_29_3a_46Z46.C" style:display-name="MailMergeTable2020-03-05T14:29:46Z46.C" style:family="table-column">
      <style:table-column-properties style:column-width="1.963cm" style:rel-column-width="9358*"/>
    </style:style>
    <style:style style:name="MailMergeTable2020-03-05T14_3a_29_3a_46Z46.E" style:display-name="MailMergeTable2020-03-05T14:29:46Z46.E" style:family="table-column">
      <style:table-column-properties style:column-width="1.965cm" style:rel-column-width="9366*"/>
    </style:style>
    <style:style style:name="MailMergeTable2020-03-05T14_3a_29_3a_46Z46.G" style:display-name="MailMergeTable2020-03-05T14:29:46Z46.G" style:family="table-column">
      <style:table-column-properties style:column-width="1.967cm" style:rel-column-width="9379*"/>
    </style:style>
    <style:style style:name="MailMergeTable2020-03-05T14_3a_29_3a_46Z46.A1" style:display-name="MailMergeTable2020-03-05T14:29:46Z4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46.A2" style:display-name="MailMergeTable2020-03-05T14:29:46Z4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46.3" style:display-name="MailMergeTable2020-03-05T14:29:46Z46.3" style:family="table-row">
      <style:table-row-properties style:min-row-height="5.724cm"/>
    </style:style>
    <style:style style:name="MailMergeTable2020-03-05T14_3a_29_3a_46Z46.A3" style:display-name="MailMergeTable2020-03-05T14:29:46Z4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46.B3" style:display-name="MailMergeTable2020-03-05T14:29:46Z4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46.4" style:display-name="MailMergeTable2020-03-05T14:29:46Z46.4" style:family="table-row">
      <style:table-row-properties style:min-row-height="0.515cm"/>
    </style:style>
    <style:style style:name="MailMergeTable2020-03-05T14_3a_29_3a_46Z46.G4" style:display-name="MailMergeTable2020-03-05T14:29:46Z4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47" style:display-name="MailMergeTable2020-03-05T14:29:46Z47" style:family="table">
      <style:table-properties style:width="13.748cm" table:align="margins"/>
    </style:style>
    <style:style style:name="MailMergeTable2020-03-05T14_3a_29_3a_46Z47.A" style:display-name="MailMergeTable2020-03-05T14:29:46Z47.A" style:family="table-column">
      <style:table-column-properties style:column-width="0.291cm" style:rel-column-width="1387*"/>
    </style:style>
    <style:style style:name="MailMergeTable2020-03-05T14_3a_29_3a_46Z47.B" style:display-name="MailMergeTable2020-03-05T14:29:46Z47.B" style:family="table-column">
      <style:table-column-properties style:column-width="3.635cm" style:rel-column-width="17329*"/>
    </style:style>
    <style:style style:name="MailMergeTable2020-03-05T14_3a_29_3a_46Z47.C" style:display-name="MailMergeTable2020-03-05T14:29:46Z47.C" style:family="table-column">
      <style:table-column-properties style:column-width="1.963cm" style:rel-column-width="9358*"/>
    </style:style>
    <style:style style:name="MailMergeTable2020-03-05T14_3a_29_3a_46Z47.E" style:display-name="MailMergeTable2020-03-05T14:29:46Z47.E" style:family="table-column">
      <style:table-column-properties style:column-width="1.965cm" style:rel-column-width="9366*"/>
    </style:style>
    <style:style style:name="MailMergeTable2020-03-05T14_3a_29_3a_46Z47.G" style:display-name="MailMergeTable2020-03-05T14:29:46Z47.G" style:family="table-column">
      <style:table-column-properties style:column-width="1.967cm" style:rel-column-width="9379*"/>
    </style:style>
    <style:style style:name="MailMergeTable2020-03-05T14_3a_29_3a_46Z47.A1" style:display-name="MailMergeTable2020-03-05T14:29:46Z4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47.A2" style:display-name="MailMergeTable2020-03-05T14:29:46Z4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47.3" style:display-name="MailMergeTable2020-03-05T14:29:46Z47.3" style:family="table-row">
      <style:table-row-properties style:min-row-height="5.724cm"/>
    </style:style>
    <style:style style:name="MailMergeTable2020-03-05T14_3a_29_3a_46Z47.A3" style:display-name="MailMergeTable2020-03-05T14:29:46Z4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47.B3" style:display-name="MailMergeTable2020-03-05T14:29:46Z4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47.4" style:display-name="MailMergeTable2020-03-05T14:29:46Z47.4" style:family="table-row">
      <style:table-row-properties style:min-row-height="0.515cm"/>
    </style:style>
    <style:style style:name="MailMergeTable2020-03-05T14_3a_29_3a_46Z47.G4" style:display-name="MailMergeTable2020-03-05T14:29:46Z4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48" style:display-name="MailMergeTable2020-03-05T14:29:46Z48" style:family="table">
      <style:table-properties style:width="13.748cm" table:align="margins"/>
    </style:style>
    <style:style style:name="MailMergeTable2020-03-05T14_3a_29_3a_46Z48.A" style:display-name="MailMergeTable2020-03-05T14:29:46Z48.A" style:family="table-column">
      <style:table-column-properties style:column-width="0.291cm" style:rel-column-width="1387*"/>
    </style:style>
    <style:style style:name="MailMergeTable2020-03-05T14_3a_29_3a_46Z48.B" style:display-name="MailMergeTable2020-03-05T14:29:46Z48.B" style:family="table-column">
      <style:table-column-properties style:column-width="3.635cm" style:rel-column-width="17329*"/>
    </style:style>
    <style:style style:name="MailMergeTable2020-03-05T14_3a_29_3a_46Z48.C" style:display-name="MailMergeTable2020-03-05T14:29:46Z48.C" style:family="table-column">
      <style:table-column-properties style:column-width="1.963cm" style:rel-column-width="9358*"/>
    </style:style>
    <style:style style:name="MailMergeTable2020-03-05T14_3a_29_3a_46Z48.E" style:display-name="MailMergeTable2020-03-05T14:29:46Z48.E" style:family="table-column">
      <style:table-column-properties style:column-width="1.965cm" style:rel-column-width="9366*"/>
    </style:style>
    <style:style style:name="MailMergeTable2020-03-05T14_3a_29_3a_46Z48.G" style:display-name="MailMergeTable2020-03-05T14:29:46Z48.G" style:family="table-column">
      <style:table-column-properties style:column-width="1.967cm" style:rel-column-width="9379*"/>
    </style:style>
    <style:style style:name="MailMergeTable2020-03-05T14_3a_29_3a_46Z48.A1" style:display-name="MailMergeTable2020-03-05T14:29:46Z4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48.A2" style:display-name="MailMergeTable2020-03-05T14:29:46Z4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48.3" style:display-name="MailMergeTable2020-03-05T14:29:46Z48.3" style:family="table-row">
      <style:table-row-properties style:min-row-height="5.724cm"/>
    </style:style>
    <style:style style:name="MailMergeTable2020-03-05T14_3a_29_3a_46Z48.A3" style:display-name="MailMergeTable2020-03-05T14:29:46Z4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48.B3" style:display-name="MailMergeTable2020-03-05T14:29:46Z4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48.4" style:display-name="MailMergeTable2020-03-05T14:29:46Z48.4" style:family="table-row">
      <style:table-row-properties style:min-row-height="0.515cm"/>
    </style:style>
    <style:style style:name="MailMergeTable2020-03-05T14_3a_29_3a_46Z48.G4" style:display-name="MailMergeTable2020-03-05T14:29:46Z4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49" style:display-name="MailMergeTable2020-03-05T14:29:46Z49" style:family="table">
      <style:table-properties style:width="13.748cm" table:align="margins"/>
    </style:style>
    <style:style style:name="MailMergeTable2020-03-05T14_3a_29_3a_46Z49.A" style:display-name="MailMergeTable2020-03-05T14:29:46Z49.A" style:family="table-column">
      <style:table-column-properties style:column-width="0.291cm" style:rel-column-width="1387*"/>
    </style:style>
    <style:style style:name="MailMergeTable2020-03-05T14_3a_29_3a_46Z49.B" style:display-name="MailMergeTable2020-03-05T14:29:46Z49.B" style:family="table-column">
      <style:table-column-properties style:column-width="3.635cm" style:rel-column-width="17329*"/>
    </style:style>
    <style:style style:name="MailMergeTable2020-03-05T14_3a_29_3a_46Z49.C" style:display-name="MailMergeTable2020-03-05T14:29:46Z49.C" style:family="table-column">
      <style:table-column-properties style:column-width="1.963cm" style:rel-column-width="9358*"/>
    </style:style>
    <style:style style:name="MailMergeTable2020-03-05T14_3a_29_3a_46Z49.E" style:display-name="MailMergeTable2020-03-05T14:29:46Z49.E" style:family="table-column">
      <style:table-column-properties style:column-width="1.965cm" style:rel-column-width="9366*"/>
    </style:style>
    <style:style style:name="MailMergeTable2020-03-05T14_3a_29_3a_46Z49.G" style:display-name="MailMergeTable2020-03-05T14:29:46Z49.G" style:family="table-column">
      <style:table-column-properties style:column-width="1.967cm" style:rel-column-width="9379*"/>
    </style:style>
    <style:style style:name="MailMergeTable2020-03-05T14_3a_29_3a_46Z49.A1" style:display-name="MailMergeTable2020-03-05T14:29:46Z4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49.A2" style:display-name="MailMergeTable2020-03-05T14:29:46Z4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49.3" style:display-name="MailMergeTable2020-03-05T14:29:46Z49.3" style:family="table-row">
      <style:table-row-properties style:min-row-height="5.724cm"/>
    </style:style>
    <style:style style:name="MailMergeTable2020-03-05T14_3a_29_3a_46Z49.A3" style:display-name="MailMergeTable2020-03-05T14:29:46Z4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49.B3" style:display-name="MailMergeTable2020-03-05T14:29:46Z4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49.4" style:display-name="MailMergeTable2020-03-05T14:29:46Z49.4" style:family="table-row">
      <style:table-row-properties style:min-row-height="0.515cm"/>
    </style:style>
    <style:style style:name="MailMergeTable2020-03-05T14_3a_29_3a_46Z49.G4" style:display-name="MailMergeTable2020-03-05T14:29:46Z4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50" style:display-name="MailMergeTable2020-03-05T14:29:46Z50" style:family="table">
      <style:table-properties style:width="13.748cm" table:align="margins"/>
    </style:style>
    <style:style style:name="MailMergeTable2020-03-05T14_3a_29_3a_46Z50.A" style:display-name="MailMergeTable2020-03-05T14:29:46Z50.A" style:family="table-column">
      <style:table-column-properties style:column-width="0.291cm" style:rel-column-width="1387*"/>
    </style:style>
    <style:style style:name="MailMergeTable2020-03-05T14_3a_29_3a_46Z50.B" style:display-name="MailMergeTable2020-03-05T14:29:46Z50.B" style:family="table-column">
      <style:table-column-properties style:column-width="3.635cm" style:rel-column-width="17329*"/>
    </style:style>
    <style:style style:name="MailMergeTable2020-03-05T14_3a_29_3a_46Z50.C" style:display-name="MailMergeTable2020-03-05T14:29:46Z50.C" style:family="table-column">
      <style:table-column-properties style:column-width="1.963cm" style:rel-column-width="9358*"/>
    </style:style>
    <style:style style:name="MailMergeTable2020-03-05T14_3a_29_3a_46Z50.E" style:display-name="MailMergeTable2020-03-05T14:29:46Z50.E" style:family="table-column">
      <style:table-column-properties style:column-width="1.965cm" style:rel-column-width="9366*"/>
    </style:style>
    <style:style style:name="MailMergeTable2020-03-05T14_3a_29_3a_46Z50.G" style:display-name="MailMergeTable2020-03-05T14:29:46Z50.G" style:family="table-column">
      <style:table-column-properties style:column-width="1.967cm" style:rel-column-width="9379*"/>
    </style:style>
    <style:style style:name="MailMergeTable2020-03-05T14_3a_29_3a_46Z50.A1" style:display-name="MailMergeTable2020-03-05T14:29:46Z5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50.A2" style:display-name="MailMergeTable2020-03-05T14:29:46Z5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50.3" style:display-name="MailMergeTable2020-03-05T14:29:46Z50.3" style:family="table-row">
      <style:table-row-properties style:min-row-height="5.724cm"/>
    </style:style>
    <style:style style:name="MailMergeTable2020-03-05T14_3a_29_3a_46Z50.A3" style:display-name="MailMergeTable2020-03-05T14:29:46Z5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50.B3" style:display-name="MailMergeTable2020-03-05T14:29:46Z5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50.4" style:display-name="MailMergeTable2020-03-05T14:29:46Z50.4" style:family="table-row">
      <style:table-row-properties style:min-row-height="0.515cm"/>
    </style:style>
    <style:style style:name="MailMergeTable2020-03-05T14_3a_29_3a_46Z50.G4" style:display-name="MailMergeTable2020-03-05T14:29:46Z5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51" style:display-name="MailMergeTable2020-03-05T14:29:46Z51" style:family="table">
      <style:table-properties style:width="13.748cm" table:align="margins"/>
    </style:style>
    <style:style style:name="MailMergeTable2020-03-05T14_3a_29_3a_46Z51.A" style:display-name="MailMergeTable2020-03-05T14:29:46Z51.A" style:family="table-column">
      <style:table-column-properties style:column-width="0.291cm" style:rel-column-width="1387*"/>
    </style:style>
    <style:style style:name="MailMergeTable2020-03-05T14_3a_29_3a_46Z51.B" style:display-name="MailMergeTable2020-03-05T14:29:46Z51.B" style:family="table-column">
      <style:table-column-properties style:column-width="3.635cm" style:rel-column-width="17329*"/>
    </style:style>
    <style:style style:name="MailMergeTable2020-03-05T14_3a_29_3a_46Z51.C" style:display-name="MailMergeTable2020-03-05T14:29:46Z51.C" style:family="table-column">
      <style:table-column-properties style:column-width="1.963cm" style:rel-column-width="9358*"/>
    </style:style>
    <style:style style:name="MailMergeTable2020-03-05T14_3a_29_3a_46Z51.E" style:display-name="MailMergeTable2020-03-05T14:29:46Z51.E" style:family="table-column">
      <style:table-column-properties style:column-width="1.965cm" style:rel-column-width="9366*"/>
    </style:style>
    <style:style style:name="MailMergeTable2020-03-05T14_3a_29_3a_46Z51.G" style:display-name="MailMergeTable2020-03-05T14:29:46Z51.G" style:family="table-column">
      <style:table-column-properties style:column-width="1.967cm" style:rel-column-width="9379*"/>
    </style:style>
    <style:style style:name="MailMergeTable2020-03-05T14_3a_29_3a_46Z51.A1" style:display-name="MailMergeTable2020-03-05T14:29:46Z5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51.A2" style:display-name="MailMergeTable2020-03-05T14:29:46Z5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51.3" style:display-name="MailMergeTable2020-03-05T14:29:46Z51.3" style:family="table-row">
      <style:table-row-properties style:min-row-height="5.724cm"/>
    </style:style>
    <style:style style:name="MailMergeTable2020-03-05T14_3a_29_3a_46Z51.A3" style:display-name="MailMergeTable2020-03-05T14:29:46Z5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51.B3" style:display-name="MailMergeTable2020-03-05T14:29:46Z5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51.4" style:display-name="MailMergeTable2020-03-05T14:29:46Z51.4" style:family="table-row">
      <style:table-row-properties style:min-row-height="0.515cm"/>
    </style:style>
    <style:style style:name="MailMergeTable2020-03-05T14_3a_29_3a_46Z51.G4" style:display-name="MailMergeTable2020-03-05T14:29:46Z5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52" style:display-name="MailMergeTable2020-03-05T14:29:46Z52" style:family="table">
      <style:table-properties style:width="13.748cm" table:align="margins"/>
    </style:style>
    <style:style style:name="MailMergeTable2020-03-05T14_3a_29_3a_46Z52.A" style:display-name="MailMergeTable2020-03-05T14:29:46Z52.A" style:family="table-column">
      <style:table-column-properties style:column-width="0.291cm" style:rel-column-width="1387*"/>
    </style:style>
    <style:style style:name="MailMergeTable2020-03-05T14_3a_29_3a_46Z52.B" style:display-name="MailMergeTable2020-03-05T14:29:46Z52.B" style:family="table-column">
      <style:table-column-properties style:column-width="3.635cm" style:rel-column-width="17329*"/>
    </style:style>
    <style:style style:name="MailMergeTable2020-03-05T14_3a_29_3a_46Z52.C" style:display-name="MailMergeTable2020-03-05T14:29:46Z52.C" style:family="table-column">
      <style:table-column-properties style:column-width="1.963cm" style:rel-column-width="9358*"/>
    </style:style>
    <style:style style:name="MailMergeTable2020-03-05T14_3a_29_3a_46Z52.E" style:display-name="MailMergeTable2020-03-05T14:29:46Z52.E" style:family="table-column">
      <style:table-column-properties style:column-width="1.965cm" style:rel-column-width="9366*"/>
    </style:style>
    <style:style style:name="MailMergeTable2020-03-05T14_3a_29_3a_46Z52.G" style:display-name="MailMergeTable2020-03-05T14:29:46Z52.G" style:family="table-column">
      <style:table-column-properties style:column-width="1.967cm" style:rel-column-width="9379*"/>
    </style:style>
    <style:style style:name="MailMergeTable2020-03-05T14_3a_29_3a_46Z52.A1" style:display-name="MailMergeTable2020-03-05T14:29:46Z5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52.A2" style:display-name="MailMergeTable2020-03-05T14:29:46Z5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52.3" style:display-name="MailMergeTable2020-03-05T14:29:46Z52.3" style:family="table-row">
      <style:table-row-properties style:min-row-height="5.724cm"/>
    </style:style>
    <style:style style:name="MailMergeTable2020-03-05T14_3a_29_3a_46Z52.A3" style:display-name="MailMergeTable2020-03-05T14:29:46Z5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52.B3" style:display-name="MailMergeTable2020-03-05T14:29:46Z5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52.4" style:display-name="MailMergeTable2020-03-05T14:29:46Z52.4" style:family="table-row">
      <style:table-row-properties style:min-row-height="0.515cm"/>
    </style:style>
    <style:style style:name="MailMergeTable2020-03-05T14_3a_29_3a_46Z52.G4" style:display-name="MailMergeTable2020-03-05T14:29:46Z5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53" style:display-name="MailMergeTable2020-03-05T14:29:46Z53" style:family="table">
      <style:table-properties style:width="13.748cm" table:align="margins"/>
    </style:style>
    <style:style style:name="MailMergeTable2020-03-05T14_3a_29_3a_46Z53.A" style:display-name="MailMergeTable2020-03-05T14:29:46Z53.A" style:family="table-column">
      <style:table-column-properties style:column-width="0.291cm" style:rel-column-width="1387*"/>
    </style:style>
    <style:style style:name="MailMergeTable2020-03-05T14_3a_29_3a_46Z53.B" style:display-name="MailMergeTable2020-03-05T14:29:46Z53.B" style:family="table-column">
      <style:table-column-properties style:column-width="3.635cm" style:rel-column-width="17329*"/>
    </style:style>
    <style:style style:name="MailMergeTable2020-03-05T14_3a_29_3a_46Z53.C" style:display-name="MailMergeTable2020-03-05T14:29:46Z53.C" style:family="table-column">
      <style:table-column-properties style:column-width="1.963cm" style:rel-column-width="9358*"/>
    </style:style>
    <style:style style:name="MailMergeTable2020-03-05T14_3a_29_3a_46Z53.E" style:display-name="MailMergeTable2020-03-05T14:29:46Z53.E" style:family="table-column">
      <style:table-column-properties style:column-width="1.965cm" style:rel-column-width="9366*"/>
    </style:style>
    <style:style style:name="MailMergeTable2020-03-05T14_3a_29_3a_46Z53.G" style:display-name="MailMergeTable2020-03-05T14:29:46Z53.G" style:family="table-column">
      <style:table-column-properties style:column-width="1.967cm" style:rel-column-width="9379*"/>
    </style:style>
    <style:style style:name="MailMergeTable2020-03-05T14_3a_29_3a_46Z53.A1" style:display-name="MailMergeTable2020-03-05T14:29:46Z5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53.A2" style:display-name="MailMergeTable2020-03-05T14:29:46Z5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53.3" style:display-name="MailMergeTable2020-03-05T14:29:46Z53.3" style:family="table-row">
      <style:table-row-properties style:min-row-height="5.724cm"/>
    </style:style>
    <style:style style:name="MailMergeTable2020-03-05T14_3a_29_3a_46Z53.A3" style:display-name="MailMergeTable2020-03-05T14:29:46Z5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53.B3" style:display-name="MailMergeTable2020-03-05T14:29:46Z5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53.4" style:display-name="MailMergeTable2020-03-05T14:29:46Z53.4" style:family="table-row">
      <style:table-row-properties style:min-row-height="0.515cm"/>
    </style:style>
    <style:style style:name="MailMergeTable2020-03-05T14_3a_29_3a_46Z53.G4" style:display-name="MailMergeTable2020-03-05T14:29:46Z5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54" style:display-name="MailMergeTable2020-03-05T14:29:46Z54" style:family="table">
      <style:table-properties style:width="13.748cm" table:align="margins"/>
    </style:style>
    <style:style style:name="MailMergeTable2020-03-05T14_3a_29_3a_46Z54.A" style:display-name="MailMergeTable2020-03-05T14:29:46Z54.A" style:family="table-column">
      <style:table-column-properties style:column-width="0.291cm" style:rel-column-width="1387*"/>
    </style:style>
    <style:style style:name="MailMergeTable2020-03-05T14_3a_29_3a_46Z54.B" style:display-name="MailMergeTable2020-03-05T14:29:46Z54.B" style:family="table-column">
      <style:table-column-properties style:column-width="3.635cm" style:rel-column-width="17329*"/>
    </style:style>
    <style:style style:name="MailMergeTable2020-03-05T14_3a_29_3a_46Z54.C" style:display-name="MailMergeTable2020-03-05T14:29:46Z54.C" style:family="table-column">
      <style:table-column-properties style:column-width="1.963cm" style:rel-column-width="9358*"/>
    </style:style>
    <style:style style:name="MailMergeTable2020-03-05T14_3a_29_3a_46Z54.E" style:display-name="MailMergeTable2020-03-05T14:29:46Z54.E" style:family="table-column">
      <style:table-column-properties style:column-width="1.965cm" style:rel-column-width="9366*"/>
    </style:style>
    <style:style style:name="MailMergeTable2020-03-05T14_3a_29_3a_46Z54.G" style:display-name="MailMergeTable2020-03-05T14:29:46Z54.G" style:family="table-column">
      <style:table-column-properties style:column-width="1.967cm" style:rel-column-width="9379*"/>
    </style:style>
    <style:style style:name="MailMergeTable2020-03-05T14_3a_29_3a_46Z54.A1" style:display-name="MailMergeTable2020-03-05T14:29:46Z5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54.A2" style:display-name="MailMergeTable2020-03-05T14:29:46Z5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54.3" style:display-name="MailMergeTable2020-03-05T14:29:46Z54.3" style:family="table-row">
      <style:table-row-properties style:min-row-height="5.724cm"/>
    </style:style>
    <style:style style:name="MailMergeTable2020-03-05T14_3a_29_3a_46Z54.A3" style:display-name="MailMergeTable2020-03-05T14:29:46Z5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54.B3" style:display-name="MailMergeTable2020-03-05T14:29:46Z5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54.4" style:display-name="MailMergeTable2020-03-05T14:29:46Z54.4" style:family="table-row">
      <style:table-row-properties style:min-row-height="0.515cm"/>
    </style:style>
    <style:style style:name="MailMergeTable2020-03-05T14_3a_29_3a_46Z54.G4" style:display-name="MailMergeTable2020-03-05T14:29:46Z5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55" style:display-name="MailMergeTable2020-03-05T14:29:46Z55" style:family="table">
      <style:table-properties style:width="13.748cm" table:align="margins"/>
    </style:style>
    <style:style style:name="MailMergeTable2020-03-05T14_3a_29_3a_46Z55.A" style:display-name="MailMergeTable2020-03-05T14:29:46Z55.A" style:family="table-column">
      <style:table-column-properties style:column-width="0.291cm" style:rel-column-width="1387*"/>
    </style:style>
    <style:style style:name="MailMergeTable2020-03-05T14_3a_29_3a_46Z55.B" style:display-name="MailMergeTable2020-03-05T14:29:46Z55.B" style:family="table-column">
      <style:table-column-properties style:column-width="3.635cm" style:rel-column-width="17329*"/>
    </style:style>
    <style:style style:name="MailMergeTable2020-03-05T14_3a_29_3a_46Z55.C" style:display-name="MailMergeTable2020-03-05T14:29:46Z55.C" style:family="table-column">
      <style:table-column-properties style:column-width="1.963cm" style:rel-column-width="9358*"/>
    </style:style>
    <style:style style:name="MailMergeTable2020-03-05T14_3a_29_3a_46Z55.E" style:display-name="MailMergeTable2020-03-05T14:29:46Z55.E" style:family="table-column">
      <style:table-column-properties style:column-width="1.965cm" style:rel-column-width="9366*"/>
    </style:style>
    <style:style style:name="MailMergeTable2020-03-05T14_3a_29_3a_46Z55.G" style:display-name="MailMergeTable2020-03-05T14:29:46Z55.G" style:family="table-column">
      <style:table-column-properties style:column-width="1.967cm" style:rel-column-width="9379*"/>
    </style:style>
    <style:style style:name="MailMergeTable2020-03-05T14_3a_29_3a_46Z55.A1" style:display-name="MailMergeTable2020-03-05T14:29:46Z5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55.A2" style:display-name="MailMergeTable2020-03-05T14:29:46Z5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55.3" style:display-name="MailMergeTable2020-03-05T14:29:46Z55.3" style:family="table-row">
      <style:table-row-properties style:min-row-height="5.724cm"/>
    </style:style>
    <style:style style:name="MailMergeTable2020-03-05T14_3a_29_3a_46Z55.A3" style:display-name="MailMergeTable2020-03-05T14:29:46Z5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55.B3" style:display-name="MailMergeTable2020-03-05T14:29:46Z5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55.4" style:display-name="MailMergeTable2020-03-05T14:29:46Z55.4" style:family="table-row">
      <style:table-row-properties style:min-row-height="0.515cm"/>
    </style:style>
    <style:style style:name="MailMergeTable2020-03-05T14_3a_29_3a_46Z55.G4" style:display-name="MailMergeTable2020-03-05T14:29:46Z5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6Z56" style:display-name="MailMergeTable2020-03-05T14:29:46Z56" style:family="table">
      <style:table-properties style:width="13.748cm" table:align="margins"/>
    </style:style>
    <style:style style:name="MailMergeTable2020-03-05T14_3a_29_3a_46Z56.A" style:display-name="MailMergeTable2020-03-05T14:29:46Z56.A" style:family="table-column">
      <style:table-column-properties style:column-width="0.291cm" style:rel-column-width="1387*"/>
    </style:style>
    <style:style style:name="MailMergeTable2020-03-05T14_3a_29_3a_46Z56.B" style:display-name="MailMergeTable2020-03-05T14:29:46Z56.B" style:family="table-column">
      <style:table-column-properties style:column-width="3.635cm" style:rel-column-width="17329*"/>
    </style:style>
    <style:style style:name="MailMergeTable2020-03-05T14_3a_29_3a_46Z56.C" style:display-name="MailMergeTable2020-03-05T14:29:46Z56.C" style:family="table-column">
      <style:table-column-properties style:column-width="1.963cm" style:rel-column-width="9358*"/>
    </style:style>
    <style:style style:name="MailMergeTable2020-03-05T14_3a_29_3a_46Z56.E" style:display-name="MailMergeTable2020-03-05T14:29:46Z56.E" style:family="table-column">
      <style:table-column-properties style:column-width="1.965cm" style:rel-column-width="9366*"/>
    </style:style>
    <style:style style:name="MailMergeTable2020-03-05T14_3a_29_3a_46Z56.G" style:display-name="MailMergeTable2020-03-05T14:29:46Z56.G" style:family="table-column">
      <style:table-column-properties style:column-width="1.967cm" style:rel-column-width="9379*"/>
    </style:style>
    <style:style style:name="MailMergeTable2020-03-05T14_3a_29_3a_46Z56.A1" style:display-name="MailMergeTable2020-03-05T14:29:46Z5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6Z56.A2" style:display-name="MailMergeTable2020-03-05T14:29:46Z5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6Z56.3" style:display-name="MailMergeTable2020-03-05T14:29:46Z56.3" style:family="table-row">
      <style:table-row-properties style:min-row-height="5.724cm"/>
    </style:style>
    <style:style style:name="MailMergeTable2020-03-05T14_3a_29_3a_46Z56.A3" style:display-name="MailMergeTable2020-03-05T14:29:46Z5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6Z56.B3" style:display-name="MailMergeTable2020-03-05T14:29:46Z5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6Z56.4" style:display-name="MailMergeTable2020-03-05T14:29:46Z56.4" style:family="table-row">
      <style:table-row-properties style:min-row-height="0.515cm"/>
    </style:style>
    <style:style style:name="MailMergeTable2020-03-05T14_3a_29_3a_46Z56.G4" style:display-name="MailMergeTable2020-03-05T14:29:46Z5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57" style:display-name="MailMergeTable2020-03-05T14:29:47Z57" style:family="table">
      <style:table-properties style:width="13.748cm" table:align="margins"/>
    </style:style>
    <style:style style:name="MailMergeTable2020-03-05T14_3a_29_3a_47Z57.A" style:display-name="MailMergeTable2020-03-05T14:29:47Z57.A" style:family="table-column">
      <style:table-column-properties style:column-width="0.291cm" style:rel-column-width="1387*"/>
    </style:style>
    <style:style style:name="MailMergeTable2020-03-05T14_3a_29_3a_47Z57.B" style:display-name="MailMergeTable2020-03-05T14:29:47Z57.B" style:family="table-column">
      <style:table-column-properties style:column-width="3.635cm" style:rel-column-width="17329*"/>
    </style:style>
    <style:style style:name="MailMergeTable2020-03-05T14_3a_29_3a_47Z57.C" style:display-name="MailMergeTable2020-03-05T14:29:47Z57.C" style:family="table-column">
      <style:table-column-properties style:column-width="1.963cm" style:rel-column-width="9358*"/>
    </style:style>
    <style:style style:name="MailMergeTable2020-03-05T14_3a_29_3a_47Z57.E" style:display-name="MailMergeTable2020-03-05T14:29:47Z57.E" style:family="table-column">
      <style:table-column-properties style:column-width="1.965cm" style:rel-column-width="9366*"/>
    </style:style>
    <style:style style:name="MailMergeTable2020-03-05T14_3a_29_3a_47Z57.G" style:display-name="MailMergeTable2020-03-05T14:29:47Z57.G" style:family="table-column">
      <style:table-column-properties style:column-width="1.967cm" style:rel-column-width="9379*"/>
    </style:style>
    <style:style style:name="MailMergeTable2020-03-05T14_3a_29_3a_47Z57.A1" style:display-name="MailMergeTable2020-03-05T14:29:47Z5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57.A2" style:display-name="MailMergeTable2020-03-05T14:29:47Z5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57.3" style:display-name="MailMergeTable2020-03-05T14:29:47Z57.3" style:family="table-row">
      <style:table-row-properties style:min-row-height="5.724cm"/>
    </style:style>
    <style:style style:name="MailMergeTable2020-03-05T14_3a_29_3a_47Z57.A3" style:display-name="MailMergeTable2020-03-05T14:29:47Z5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57.B3" style:display-name="MailMergeTable2020-03-05T14:29:47Z5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57.4" style:display-name="MailMergeTable2020-03-05T14:29:47Z57.4" style:family="table-row">
      <style:table-row-properties style:min-row-height="0.515cm"/>
    </style:style>
    <style:style style:name="MailMergeTable2020-03-05T14_3a_29_3a_47Z57.G4" style:display-name="MailMergeTable2020-03-05T14:29:47Z5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58" style:display-name="MailMergeTable2020-03-05T14:29:47Z58" style:family="table">
      <style:table-properties style:width="13.748cm" table:align="margins"/>
    </style:style>
    <style:style style:name="MailMergeTable2020-03-05T14_3a_29_3a_47Z58.A" style:display-name="MailMergeTable2020-03-05T14:29:47Z58.A" style:family="table-column">
      <style:table-column-properties style:column-width="0.291cm" style:rel-column-width="1387*"/>
    </style:style>
    <style:style style:name="MailMergeTable2020-03-05T14_3a_29_3a_47Z58.B" style:display-name="MailMergeTable2020-03-05T14:29:47Z58.B" style:family="table-column">
      <style:table-column-properties style:column-width="3.635cm" style:rel-column-width="17329*"/>
    </style:style>
    <style:style style:name="MailMergeTable2020-03-05T14_3a_29_3a_47Z58.C" style:display-name="MailMergeTable2020-03-05T14:29:47Z58.C" style:family="table-column">
      <style:table-column-properties style:column-width="1.963cm" style:rel-column-width="9358*"/>
    </style:style>
    <style:style style:name="MailMergeTable2020-03-05T14_3a_29_3a_47Z58.E" style:display-name="MailMergeTable2020-03-05T14:29:47Z58.E" style:family="table-column">
      <style:table-column-properties style:column-width="1.965cm" style:rel-column-width="9366*"/>
    </style:style>
    <style:style style:name="MailMergeTable2020-03-05T14_3a_29_3a_47Z58.G" style:display-name="MailMergeTable2020-03-05T14:29:47Z58.G" style:family="table-column">
      <style:table-column-properties style:column-width="1.967cm" style:rel-column-width="9379*"/>
    </style:style>
    <style:style style:name="MailMergeTable2020-03-05T14_3a_29_3a_47Z58.A1" style:display-name="MailMergeTable2020-03-05T14:29:47Z5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58.A2" style:display-name="MailMergeTable2020-03-05T14:29:47Z5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58.3" style:display-name="MailMergeTable2020-03-05T14:29:47Z58.3" style:family="table-row">
      <style:table-row-properties style:min-row-height="5.724cm"/>
    </style:style>
    <style:style style:name="MailMergeTable2020-03-05T14_3a_29_3a_47Z58.A3" style:display-name="MailMergeTable2020-03-05T14:29:47Z5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58.B3" style:display-name="MailMergeTable2020-03-05T14:29:47Z5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58.4" style:display-name="MailMergeTable2020-03-05T14:29:47Z58.4" style:family="table-row">
      <style:table-row-properties style:min-row-height="0.515cm"/>
    </style:style>
    <style:style style:name="MailMergeTable2020-03-05T14_3a_29_3a_47Z58.G4" style:display-name="MailMergeTable2020-03-05T14:29:47Z5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59" style:display-name="MailMergeTable2020-03-05T14:29:47Z59" style:family="table">
      <style:table-properties style:width="13.748cm" table:align="margins"/>
    </style:style>
    <style:style style:name="MailMergeTable2020-03-05T14_3a_29_3a_47Z59.A" style:display-name="MailMergeTable2020-03-05T14:29:47Z59.A" style:family="table-column">
      <style:table-column-properties style:column-width="0.291cm" style:rel-column-width="1387*"/>
    </style:style>
    <style:style style:name="MailMergeTable2020-03-05T14_3a_29_3a_47Z59.B" style:display-name="MailMergeTable2020-03-05T14:29:47Z59.B" style:family="table-column">
      <style:table-column-properties style:column-width="3.635cm" style:rel-column-width="17329*"/>
    </style:style>
    <style:style style:name="MailMergeTable2020-03-05T14_3a_29_3a_47Z59.C" style:display-name="MailMergeTable2020-03-05T14:29:47Z59.C" style:family="table-column">
      <style:table-column-properties style:column-width="1.963cm" style:rel-column-width="9358*"/>
    </style:style>
    <style:style style:name="MailMergeTable2020-03-05T14_3a_29_3a_47Z59.E" style:display-name="MailMergeTable2020-03-05T14:29:47Z59.E" style:family="table-column">
      <style:table-column-properties style:column-width="1.965cm" style:rel-column-width="9366*"/>
    </style:style>
    <style:style style:name="MailMergeTable2020-03-05T14_3a_29_3a_47Z59.G" style:display-name="MailMergeTable2020-03-05T14:29:47Z59.G" style:family="table-column">
      <style:table-column-properties style:column-width="1.967cm" style:rel-column-width="9379*"/>
    </style:style>
    <style:style style:name="MailMergeTable2020-03-05T14_3a_29_3a_47Z59.A1" style:display-name="MailMergeTable2020-03-05T14:29:47Z5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59.A2" style:display-name="MailMergeTable2020-03-05T14:29:47Z5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59.3" style:display-name="MailMergeTable2020-03-05T14:29:47Z59.3" style:family="table-row">
      <style:table-row-properties style:min-row-height="5.724cm"/>
    </style:style>
    <style:style style:name="MailMergeTable2020-03-05T14_3a_29_3a_47Z59.A3" style:display-name="MailMergeTable2020-03-05T14:29:47Z5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59.B3" style:display-name="MailMergeTable2020-03-05T14:29:47Z5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59.4" style:display-name="MailMergeTable2020-03-05T14:29:47Z59.4" style:family="table-row">
      <style:table-row-properties style:min-row-height="0.515cm"/>
    </style:style>
    <style:style style:name="MailMergeTable2020-03-05T14_3a_29_3a_47Z59.G4" style:display-name="MailMergeTable2020-03-05T14:29:47Z5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60" style:display-name="MailMergeTable2020-03-05T14:29:47Z60" style:family="table">
      <style:table-properties style:width="13.748cm" table:align="margins"/>
    </style:style>
    <style:style style:name="MailMergeTable2020-03-05T14_3a_29_3a_47Z60.A" style:display-name="MailMergeTable2020-03-05T14:29:47Z60.A" style:family="table-column">
      <style:table-column-properties style:column-width="0.291cm" style:rel-column-width="1387*"/>
    </style:style>
    <style:style style:name="MailMergeTable2020-03-05T14_3a_29_3a_47Z60.B" style:display-name="MailMergeTable2020-03-05T14:29:47Z60.B" style:family="table-column">
      <style:table-column-properties style:column-width="3.635cm" style:rel-column-width="17329*"/>
    </style:style>
    <style:style style:name="MailMergeTable2020-03-05T14_3a_29_3a_47Z60.C" style:display-name="MailMergeTable2020-03-05T14:29:47Z60.C" style:family="table-column">
      <style:table-column-properties style:column-width="1.963cm" style:rel-column-width="9358*"/>
    </style:style>
    <style:style style:name="MailMergeTable2020-03-05T14_3a_29_3a_47Z60.E" style:display-name="MailMergeTable2020-03-05T14:29:47Z60.E" style:family="table-column">
      <style:table-column-properties style:column-width="1.965cm" style:rel-column-width="9366*"/>
    </style:style>
    <style:style style:name="MailMergeTable2020-03-05T14_3a_29_3a_47Z60.G" style:display-name="MailMergeTable2020-03-05T14:29:47Z60.G" style:family="table-column">
      <style:table-column-properties style:column-width="1.967cm" style:rel-column-width="9379*"/>
    </style:style>
    <style:style style:name="MailMergeTable2020-03-05T14_3a_29_3a_47Z60.A1" style:display-name="MailMergeTable2020-03-05T14:29:47Z6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60.A2" style:display-name="MailMergeTable2020-03-05T14:29:47Z6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60.3" style:display-name="MailMergeTable2020-03-05T14:29:47Z60.3" style:family="table-row">
      <style:table-row-properties style:min-row-height="5.724cm"/>
    </style:style>
    <style:style style:name="MailMergeTable2020-03-05T14_3a_29_3a_47Z60.A3" style:display-name="MailMergeTable2020-03-05T14:29:47Z6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60.B3" style:display-name="MailMergeTable2020-03-05T14:29:47Z6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60.4" style:display-name="MailMergeTable2020-03-05T14:29:47Z60.4" style:family="table-row">
      <style:table-row-properties style:min-row-height="0.515cm"/>
    </style:style>
    <style:style style:name="MailMergeTable2020-03-05T14_3a_29_3a_47Z60.G4" style:display-name="MailMergeTable2020-03-05T14:29:47Z6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61" style:display-name="MailMergeTable2020-03-05T14:29:47Z61" style:family="table">
      <style:table-properties style:width="13.748cm" table:align="margins"/>
    </style:style>
    <style:style style:name="MailMergeTable2020-03-05T14_3a_29_3a_47Z61.A" style:display-name="MailMergeTable2020-03-05T14:29:47Z61.A" style:family="table-column">
      <style:table-column-properties style:column-width="0.291cm" style:rel-column-width="1387*"/>
    </style:style>
    <style:style style:name="MailMergeTable2020-03-05T14_3a_29_3a_47Z61.B" style:display-name="MailMergeTable2020-03-05T14:29:47Z61.B" style:family="table-column">
      <style:table-column-properties style:column-width="3.635cm" style:rel-column-width="17329*"/>
    </style:style>
    <style:style style:name="MailMergeTable2020-03-05T14_3a_29_3a_47Z61.C" style:display-name="MailMergeTable2020-03-05T14:29:47Z61.C" style:family="table-column">
      <style:table-column-properties style:column-width="1.963cm" style:rel-column-width="9358*"/>
    </style:style>
    <style:style style:name="MailMergeTable2020-03-05T14_3a_29_3a_47Z61.E" style:display-name="MailMergeTable2020-03-05T14:29:47Z61.E" style:family="table-column">
      <style:table-column-properties style:column-width="1.965cm" style:rel-column-width="9366*"/>
    </style:style>
    <style:style style:name="MailMergeTable2020-03-05T14_3a_29_3a_47Z61.G" style:display-name="MailMergeTable2020-03-05T14:29:47Z61.G" style:family="table-column">
      <style:table-column-properties style:column-width="1.967cm" style:rel-column-width="9379*"/>
    </style:style>
    <style:style style:name="MailMergeTable2020-03-05T14_3a_29_3a_47Z61.A1" style:display-name="MailMergeTable2020-03-05T14:29:47Z6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61.A2" style:display-name="MailMergeTable2020-03-05T14:29:47Z6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61.3" style:display-name="MailMergeTable2020-03-05T14:29:47Z61.3" style:family="table-row">
      <style:table-row-properties style:min-row-height="5.724cm"/>
    </style:style>
    <style:style style:name="MailMergeTable2020-03-05T14_3a_29_3a_47Z61.A3" style:display-name="MailMergeTable2020-03-05T14:29:47Z6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61.B3" style:display-name="MailMergeTable2020-03-05T14:29:47Z6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61.4" style:display-name="MailMergeTable2020-03-05T14:29:47Z61.4" style:family="table-row">
      <style:table-row-properties style:min-row-height="0.515cm"/>
    </style:style>
    <style:style style:name="MailMergeTable2020-03-05T14_3a_29_3a_47Z61.G4" style:display-name="MailMergeTable2020-03-05T14:29:47Z6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62" style:display-name="MailMergeTable2020-03-05T14:29:47Z62" style:family="table">
      <style:table-properties style:width="13.748cm" table:align="margins"/>
    </style:style>
    <style:style style:name="MailMergeTable2020-03-05T14_3a_29_3a_47Z62.A" style:display-name="MailMergeTable2020-03-05T14:29:47Z62.A" style:family="table-column">
      <style:table-column-properties style:column-width="0.291cm" style:rel-column-width="1387*"/>
    </style:style>
    <style:style style:name="MailMergeTable2020-03-05T14_3a_29_3a_47Z62.B" style:display-name="MailMergeTable2020-03-05T14:29:47Z62.B" style:family="table-column">
      <style:table-column-properties style:column-width="3.635cm" style:rel-column-width="17329*"/>
    </style:style>
    <style:style style:name="MailMergeTable2020-03-05T14_3a_29_3a_47Z62.C" style:display-name="MailMergeTable2020-03-05T14:29:47Z62.C" style:family="table-column">
      <style:table-column-properties style:column-width="1.963cm" style:rel-column-width="9358*"/>
    </style:style>
    <style:style style:name="MailMergeTable2020-03-05T14_3a_29_3a_47Z62.E" style:display-name="MailMergeTable2020-03-05T14:29:47Z62.E" style:family="table-column">
      <style:table-column-properties style:column-width="1.965cm" style:rel-column-width="9366*"/>
    </style:style>
    <style:style style:name="MailMergeTable2020-03-05T14_3a_29_3a_47Z62.G" style:display-name="MailMergeTable2020-03-05T14:29:47Z62.G" style:family="table-column">
      <style:table-column-properties style:column-width="1.967cm" style:rel-column-width="9379*"/>
    </style:style>
    <style:style style:name="MailMergeTable2020-03-05T14_3a_29_3a_47Z62.A1" style:display-name="MailMergeTable2020-03-05T14:29:47Z6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62.A2" style:display-name="MailMergeTable2020-03-05T14:29:47Z6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62.3" style:display-name="MailMergeTable2020-03-05T14:29:47Z62.3" style:family="table-row">
      <style:table-row-properties style:min-row-height="5.724cm"/>
    </style:style>
    <style:style style:name="MailMergeTable2020-03-05T14_3a_29_3a_47Z62.A3" style:display-name="MailMergeTable2020-03-05T14:29:47Z6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62.B3" style:display-name="MailMergeTable2020-03-05T14:29:47Z6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62.4" style:display-name="MailMergeTable2020-03-05T14:29:47Z62.4" style:family="table-row">
      <style:table-row-properties style:min-row-height="0.515cm"/>
    </style:style>
    <style:style style:name="MailMergeTable2020-03-05T14_3a_29_3a_47Z62.G4" style:display-name="MailMergeTable2020-03-05T14:29:47Z6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63" style:display-name="MailMergeTable2020-03-05T14:29:47Z63" style:family="table">
      <style:table-properties style:width="13.748cm" table:align="margins"/>
    </style:style>
    <style:style style:name="MailMergeTable2020-03-05T14_3a_29_3a_47Z63.A" style:display-name="MailMergeTable2020-03-05T14:29:47Z63.A" style:family="table-column">
      <style:table-column-properties style:column-width="0.291cm" style:rel-column-width="1387*"/>
    </style:style>
    <style:style style:name="MailMergeTable2020-03-05T14_3a_29_3a_47Z63.B" style:display-name="MailMergeTable2020-03-05T14:29:47Z63.B" style:family="table-column">
      <style:table-column-properties style:column-width="3.635cm" style:rel-column-width="17329*"/>
    </style:style>
    <style:style style:name="MailMergeTable2020-03-05T14_3a_29_3a_47Z63.C" style:display-name="MailMergeTable2020-03-05T14:29:47Z63.C" style:family="table-column">
      <style:table-column-properties style:column-width="1.963cm" style:rel-column-width="9358*"/>
    </style:style>
    <style:style style:name="MailMergeTable2020-03-05T14_3a_29_3a_47Z63.E" style:display-name="MailMergeTable2020-03-05T14:29:47Z63.E" style:family="table-column">
      <style:table-column-properties style:column-width="1.965cm" style:rel-column-width="9366*"/>
    </style:style>
    <style:style style:name="MailMergeTable2020-03-05T14_3a_29_3a_47Z63.G" style:display-name="MailMergeTable2020-03-05T14:29:47Z63.G" style:family="table-column">
      <style:table-column-properties style:column-width="1.967cm" style:rel-column-width="9379*"/>
    </style:style>
    <style:style style:name="MailMergeTable2020-03-05T14_3a_29_3a_47Z63.A1" style:display-name="MailMergeTable2020-03-05T14:29:47Z6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63.A2" style:display-name="MailMergeTable2020-03-05T14:29:47Z6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63.3" style:display-name="MailMergeTable2020-03-05T14:29:47Z63.3" style:family="table-row">
      <style:table-row-properties style:min-row-height="5.724cm"/>
    </style:style>
    <style:style style:name="MailMergeTable2020-03-05T14_3a_29_3a_47Z63.A3" style:display-name="MailMergeTable2020-03-05T14:29:47Z6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63.B3" style:display-name="MailMergeTable2020-03-05T14:29:47Z6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63.4" style:display-name="MailMergeTable2020-03-05T14:29:47Z63.4" style:family="table-row">
      <style:table-row-properties style:min-row-height="0.515cm"/>
    </style:style>
    <style:style style:name="MailMergeTable2020-03-05T14_3a_29_3a_47Z63.G4" style:display-name="MailMergeTable2020-03-05T14:29:47Z6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64" style:display-name="MailMergeTable2020-03-05T14:29:47Z64" style:family="table">
      <style:table-properties style:width="13.748cm" table:align="margins"/>
    </style:style>
    <style:style style:name="MailMergeTable2020-03-05T14_3a_29_3a_47Z64.A" style:display-name="MailMergeTable2020-03-05T14:29:47Z64.A" style:family="table-column">
      <style:table-column-properties style:column-width="0.291cm" style:rel-column-width="1387*"/>
    </style:style>
    <style:style style:name="MailMergeTable2020-03-05T14_3a_29_3a_47Z64.B" style:display-name="MailMergeTable2020-03-05T14:29:47Z64.B" style:family="table-column">
      <style:table-column-properties style:column-width="3.635cm" style:rel-column-width="17329*"/>
    </style:style>
    <style:style style:name="MailMergeTable2020-03-05T14_3a_29_3a_47Z64.C" style:display-name="MailMergeTable2020-03-05T14:29:47Z64.C" style:family="table-column">
      <style:table-column-properties style:column-width="1.963cm" style:rel-column-width="9358*"/>
    </style:style>
    <style:style style:name="MailMergeTable2020-03-05T14_3a_29_3a_47Z64.E" style:display-name="MailMergeTable2020-03-05T14:29:47Z64.E" style:family="table-column">
      <style:table-column-properties style:column-width="1.965cm" style:rel-column-width="9366*"/>
    </style:style>
    <style:style style:name="MailMergeTable2020-03-05T14_3a_29_3a_47Z64.G" style:display-name="MailMergeTable2020-03-05T14:29:47Z64.G" style:family="table-column">
      <style:table-column-properties style:column-width="1.967cm" style:rel-column-width="9379*"/>
    </style:style>
    <style:style style:name="MailMergeTable2020-03-05T14_3a_29_3a_47Z64.A1" style:display-name="MailMergeTable2020-03-05T14:29:47Z6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64.A2" style:display-name="MailMergeTable2020-03-05T14:29:47Z6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64.3" style:display-name="MailMergeTable2020-03-05T14:29:47Z64.3" style:family="table-row">
      <style:table-row-properties style:min-row-height="5.724cm"/>
    </style:style>
    <style:style style:name="MailMergeTable2020-03-05T14_3a_29_3a_47Z64.A3" style:display-name="MailMergeTable2020-03-05T14:29:47Z6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64.B3" style:display-name="MailMergeTable2020-03-05T14:29:47Z6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64.4" style:display-name="MailMergeTable2020-03-05T14:29:47Z64.4" style:family="table-row">
      <style:table-row-properties style:min-row-height="0.515cm"/>
    </style:style>
    <style:style style:name="MailMergeTable2020-03-05T14_3a_29_3a_47Z64.G4" style:display-name="MailMergeTable2020-03-05T14:29:47Z6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65" style:display-name="MailMergeTable2020-03-05T14:29:47Z65" style:family="table">
      <style:table-properties style:width="13.748cm" table:align="margins"/>
    </style:style>
    <style:style style:name="MailMergeTable2020-03-05T14_3a_29_3a_47Z65.A" style:display-name="MailMergeTable2020-03-05T14:29:47Z65.A" style:family="table-column">
      <style:table-column-properties style:column-width="0.291cm" style:rel-column-width="1387*"/>
    </style:style>
    <style:style style:name="MailMergeTable2020-03-05T14_3a_29_3a_47Z65.B" style:display-name="MailMergeTable2020-03-05T14:29:47Z65.B" style:family="table-column">
      <style:table-column-properties style:column-width="3.635cm" style:rel-column-width="17329*"/>
    </style:style>
    <style:style style:name="MailMergeTable2020-03-05T14_3a_29_3a_47Z65.C" style:display-name="MailMergeTable2020-03-05T14:29:47Z65.C" style:family="table-column">
      <style:table-column-properties style:column-width="1.963cm" style:rel-column-width="9358*"/>
    </style:style>
    <style:style style:name="MailMergeTable2020-03-05T14_3a_29_3a_47Z65.E" style:display-name="MailMergeTable2020-03-05T14:29:47Z65.E" style:family="table-column">
      <style:table-column-properties style:column-width="1.965cm" style:rel-column-width="9366*"/>
    </style:style>
    <style:style style:name="MailMergeTable2020-03-05T14_3a_29_3a_47Z65.G" style:display-name="MailMergeTable2020-03-05T14:29:47Z65.G" style:family="table-column">
      <style:table-column-properties style:column-width="1.967cm" style:rel-column-width="9379*"/>
    </style:style>
    <style:style style:name="MailMergeTable2020-03-05T14_3a_29_3a_47Z65.A1" style:display-name="MailMergeTable2020-03-05T14:29:47Z6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65.A2" style:display-name="MailMergeTable2020-03-05T14:29:47Z6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65.3" style:display-name="MailMergeTable2020-03-05T14:29:47Z65.3" style:family="table-row">
      <style:table-row-properties style:min-row-height="5.724cm"/>
    </style:style>
    <style:style style:name="MailMergeTable2020-03-05T14_3a_29_3a_47Z65.A3" style:display-name="MailMergeTable2020-03-05T14:29:47Z6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65.B3" style:display-name="MailMergeTable2020-03-05T14:29:47Z6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65.4" style:display-name="MailMergeTable2020-03-05T14:29:47Z65.4" style:family="table-row">
      <style:table-row-properties style:min-row-height="0.515cm"/>
    </style:style>
    <style:style style:name="MailMergeTable2020-03-05T14_3a_29_3a_47Z65.G4" style:display-name="MailMergeTable2020-03-05T14:29:47Z6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66" style:display-name="MailMergeTable2020-03-05T14:29:47Z66" style:family="table">
      <style:table-properties style:width="13.748cm" table:align="margins"/>
    </style:style>
    <style:style style:name="MailMergeTable2020-03-05T14_3a_29_3a_47Z66.A" style:display-name="MailMergeTable2020-03-05T14:29:47Z66.A" style:family="table-column">
      <style:table-column-properties style:column-width="0.291cm" style:rel-column-width="1387*"/>
    </style:style>
    <style:style style:name="MailMergeTable2020-03-05T14_3a_29_3a_47Z66.B" style:display-name="MailMergeTable2020-03-05T14:29:47Z66.B" style:family="table-column">
      <style:table-column-properties style:column-width="3.635cm" style:rel-column-width="17329*"/>
    </style:style>
    <style:style style:name="MailMergeTable2020-03-05T14_3a_29_3a_47Z66.C" style:display-name="MailMergeTable2020-03-05T14:29:47Z66.C" style:family="table-column">
      <style:table-column-properties style:column-width="1.963cm" style:rel-column-width="9358*"/>
    </style:style>
    <style:style style:name="MailMergeTable2020-03-05T14_3a_29_3a_47Z66.E" style:display-name="MailMergeTable2020-03-05T14:29:47Z66.E" style:family="table-column">
      <style:table-column-properties style:column-width="1.965cm" style:rel-column-width="9366*"/>
    </style:style>
    <style:style style:name="MailMergeTable2020-03-05T14_3a_29_3a_47Z66.G" style:display-name="MailMergeTable2020-03-05T14:29:47Z66.G" style:family="table-column">
      <style:table-column-properties style:column-width="1.967cm" style:rel-column-width="9379*"/>
    </style:style>
    <style:style style:name="MailMergeTable2020-03-05T14_3a_29_3a_47Z66.A1" style:display-name="MailMergeTable2020-03-05T14:29:47Z6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66.A2" style:display-name="MailMergeTable2020-03-05T14:29:47Z6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66.3" style:display-name="MailMergeTable2020-03-05T14:29:47Z66.3" style:family="table-row">
      <style:table-row-properties style:min-row-height="5.724cm"/>
    </style:style>
    <style:style style:name="MailMergeTable2020-03-05T14_3a_29_3a_47Z66.A3" style:display-name="MailMergeTable2020-03-05T14:29:47Z6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66.B3" style:display-name="MailMergeTable2020-03-05T14:29:47Z6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66.4" style:display-name="MailMergeTable2020-03-05T14:29:47Z66.4" style:family="table-row">
      <style:table-row-properties style:min-row-height="0.515cm"/>
    </style:style>
    <style:style style:name="MailMergeTable2020-03-05T14_3a_29_3a_47Z66.G4" style:display-name="MailMergeTable2020-03-05T14:29:47Z6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67" style:display-name="MailMergeTable2020-03-05T14:29:47Z67" style:family="table">
      <style:table-properties style:width="13.748cm" table:align="margins"/>
    </style:style>
    <style:style style:name="MailMergeTable2020-03-05T14_3a_29_3a_47Z67.A" style:display-name="MailMergeTable2020-03-05T14:29:47Z67.A" style:family="table-column">
      <style:table-column-properties style:column-width="0.291cm" style:rel-column-width="1387*"/>
    </style:style>
    <style:style style:name="MailMergeTable2020-03-05T14_3a_29_3a_47Z67.B" style:display-name="MailMergeTable2020-03-05T14:29:47Z67.B" style:family="table-column">
      <style:table-column-properties style:column-width="3.635cm" style:rel-column-width="17329*"/>
    </style:style>
    <style:style style:name="MailMergeTable2020-03-05T14_3a_29_3a_47Z67.C" style:display-name="MailMergeTable2020-03-05T14:29:47Z67.C" style:family="table-column">
      <style:table-column-properties style:column-width="1.963cm" style:rel-column-width="9358*"/>
    </style:style>
    <style:style style:name="MailMergeTable2020-03-05T14_3a_29_3a_47Z67.E" style:display-name="MailMergeTable2020-03-05T14:29:47Z67.E" style:family="table-column">
      <style:table-column-properties style:column-width="1.965cm" style:rel-column-width="9366*"/>
    </style:style>
    <style:style style:name="MailMergeTable2020-03-05T14_3a_29_3a_47Z67.G" style:display-name="MailMergeTable2020-03-05T14:29:47Z67.G" style:family="table-column">
      <style:table-column-properties style:column-width="1.967cm" style:rel-column-width="9379*"/>
    </style:style>
    <style:style style:name="MailMergeTable2020-03-05T14_3a_29_3a_47Z67.A1" style:display-name="MailMergeTable2020-03-05T14:29:47Z6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67.A2" style:display-name="MailMergeTable2020-03-05T14:29:47Z6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67.3" style:display-name="MailMergeTable2020-03-05T14:29:47Z67.3" style:family="table-row">
      <style:table-row-properties style:min-row-height="5.724cm"/>
    </style:style>
    <style:style style:name="MailMergeTable2020-03-05T14_3a_29_3a_47Z67.A3" style:display-name="MailMergeTable2020-03-05T14:29:47Z6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67.B3" style:display-name="MailMergeTable2020-03-05T14:29:47Z6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67.4" style:display-name="MailMergeTable2020-03-05T14:29:47Z67.4" style:family="table-row">
      <style:table-row-properties style:min-row-height="0.515cm"/>
    </style:style>
    <style:style style:name="MailMergeTable2020-03-05T14_3a_29_3a_47Z67.G4" style:display-name="MailMergeTable2020-03-05T14:29:47Z6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68" style:display-name="MailMergeTable2020-03-05T14:29:47Z68" style:family="table">
      <style:table-properties style:width="13.748cm" table:align="margins"/>
    </style:style>
    <style:style style:name="MailMergeTable2020-03-05T14_3a_29_3a_47Z68.A" style:display-name="MailMergeTable2020-03-05T14:29:47Z68.A" style:family="table-column">
      <style:table-column-properties style:column-width="0.291cm" style:rel-column-width="1387*"/>
    </style:style>
    <style:style style:name="MailMergeTable2020-03-05T14_3a_29_3a_47Z68.B" style:display-name="MailMergeTable2020-03-05T14:29:47Z68.B" style:family="table-column">
      <style:table-column-properties style:column-width="3.635cm" style:rel-column-width="17329*"/>
    </style:style>
    <style:style style:name="MailMergeTable2020-03-05T14_3a_29_3a_47Z68.C" style:display-name="MailMergeTable2020-03-05T14:29:47Z68.C" style:family="table-column">
      <style:table-column-properties style:column-width="1.963cm" style:rel-column-width="9358*"/>
    </style:style>
    <style:style style:name="MailMergeTable2020-03-05T14_3a_29_3a_47Z68.E" style:display-name="MailMergeTable2020-03-05T14:29:47Z68.E" style:family="table-column">
      <style:table-column-properties style:column-width="1.965cm" style:rel-column-width="9366*"/>
    </style:style>
    <style:style style:name="MailMergeTable2020-03-05T14_3a_29_3a_47Z68.G" style:display-name="MailMergeTable2020-03-05T14:29:47Z68.G" style:family="table-column">
      <style:table-column-properties style:column-width="1.967cm" style:rel-column-width="9379*"/>
    </style:style>
    <style:style style:name="MailMergeTable2020-03-05T14_3a_29_3a_47Z68.A1" style:display-name="MailMergeTable2020-03-05T14:29:47Z6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68.A2" style:display-name="MailMergeTable2020-03-05T14:29:47Z6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68.3" style:display-name="MailMergeTable2020-03-05T14:29:47Z68.3" style:family="table-row">
      <style:table-row-properties style:min-row-height="5.724cm"/>
    </style:style>
    <style:style style:name="MailMergeTable2020-03-05T14_3a_29_3a_47Z68.A3" style:display-name="MailMergeTable2020-03-05T14:29:47Z6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68.B3" style:display-name="MailMergeTable2020-03-05T14:29:47Z6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68.4" style:display-name="MailMergeTable2020-03-05T14:29:47Z68.4" style:family="table-row">
      <style:table-row-properties style:min-row-height="0.515cm"/>
    </style:style>
    <style:style style:name="MailMergeTable2020-03-05T14_3a_29_3a_47Z68.G4" style:display-name="MailMergeTable2020-03-05T14:29:47Z6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69" style:display-name="MailMergeTable2020-03-05T14:29:47Z69" style:family="table">
      <style:table-properties style:width="13.748cm" table:align="margins"/>
    </style:style>
    <style:style style:name="MailMergeTable2020-03-05T14_3a_29_3a_47Z69.A" style:display-name="MailMergeTable2020-03-05T14:29:47Z69.A" style:family="table-column">
      <style:table-column-properties style:column-width="0.291cm" style:rel-column-width="1387*"/>
    </style:style>
    <style:style style:name="MailMergeTable2020-03-05T14_3a_29_3a_47Z69.B" style:display-name="MailMergeTable2020-03-05T14:29:47Z69.B" style:family="table-column">
      <style:table-column-properties style:column-width="3.635cm" style:rel-column-width="17329*"/>
    </style:style>
    <style:style style:name="MailMergeTable2020-03-05T14_3a_29_3a_47Z69.C" style:display-name="MailMergeTable2020-03-05T14:29:47Z69.C" style:family="table-column">
      <style:table-column-properties style:column-width="1.963cm" style:rel-column-width="9358*"/>
    </style:style>
    <style:style style:name="MailMergeTable2020-03-05T14_3a_29_3a_47Z69.E" style:display-name="MailMergeTable2020-03-05T14:29:47Z69.E" style:family="table-column">
      <style:table-column-properties style:column-width="1.965cm" style:rel-column-width="9366*"/>
    </style:style>
    <style:style style:name="MailMergeTable2020-03-05T14_3a_29_3a_47Z69.G" style:display-name="MailMergeTable2020-03-05T14:29:47Z69.G" style:family="table-column">
      <style:table-column-properties style:column-width="1.967cm" style:rel-column-width="9379*"/>
    </style:style>
    <style:style style:name="MailMergeTable2020-03-05T14_3a_29_3a_47Z69.A1" style:display-name="MailMergeTable2020-03-05T14:29:47Z6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69.A2" style:display-name="MailMergeTable2020-03-05T14:29:47Z6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69.3" style:display-name="MailMergeTable2020-03-05T14:29:47Z69.3" style:family="table-row">
      <style:table-row-properties style:min-row-height="5.724cm"/>
    </style:style>
    <style:style style:name="MailMergeTable2020-03-05T14_3a_29_3a_47Z69.A3" style:display-name="MailMergeTable2020-03-05T14:29:47Z6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69.B3" style:display-name="MailMergeTable2020-03-05T14:29:47Z6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69.4" style:display-name="MailMergeTable2020-03-05T14:29:47Z69.4" style:family="table-row">
      <style:table-row-properties style:min-row-height="0.515cm"/>
    </style:style>
    <style:style style:name="MailMergeTable2020-03-05T14_3a_29_3a_47Z69.G4" style:display-name="MailMergeTable2020-03-05T14:29:47Z6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70" style:display-name="MailMergeTable2020-03-05T14:29:47Z70" style:family="table">
      <style:table-properties style:width="13.748cm" table:align="margins"/>
    </style:style>
    <style:style style:name="MailMergeTable2020-03-05T14_3a_29_3a_47Z70.A" style:display-name="MailMergeTable2020-03-05T14:29:47Z70.A" style:family="table-column">
      <style:table-column-properties style:column-width="0.291cm" style:rel-column-width="1387*"/>
    </style:style>
    <style:style style:name="MailMergeTable2020-03-05T14_3a_29_3a_47Z70.B" style:display-name="MailMergeTable2020-03-05T14:29:47Z70.B" style:family="table-column">
      <style:table-column-properties style:column-width="3.635cm" style:rel-column-width="17329*"/>
    </style:style>
    <style:style style:name="MailMergeTable2020-03-05T14_3a_29_3a_47Z70.C" style:display-name="MailMergeTable2020-03-05T14:29:47Z70.C" style:family="table-column">
      <style:table-column-properties style:column-width="1.963cm" style:rel-column-width="9358*"/>
    </style:style>
    <style:style style:name="MailMergeTable2020-03-05T14_3a_29_3a_47Z70.E" style:display-name="MailMergeTable2020-03-05T14:29:47Z70.E" style:family="table-column">
      <style:table-column-properties style:column-width="1.965cm" style:rel-column-width="9366*"/>
    </style:style>
    <style:style style:name="MailMergeTable2020-03-05T14_3a_29_3a_47Z70.G" style:display-name="MailMergeTable2020-03-05T14:29:47Z70.G" style:family="table-column">
      <style:table-column-properties style:column-width="1.967cm" style:rel-column-width="9379*"/>
    </style:style>
    <style:style style:name="MailMergeTable2020-03-05T14_3a_29_3a_47Z70.A1" style:display-name="MailMergeTable2020-03-05T14:29:47Z7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70.A2" style:display-name="MailMergeTable2020-03-05T14:29:47Z7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70.3" style:display-name="MailMergeTable2020-03-05T14:29:47Z70.3" style:family="table-row">
      <style:table-row-properties style:min-row-height="5.724cm"/>
    </style:style>
    <style:style style:name="MailMergeTable2020-03-05T14_3a_29_3a_47Z70.A3" style:display-name="MailMergeTable2020-03-05T14:29:47Z7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70.B3" style:display-name="MailMergeTable2020-03-05T14:29:47Z7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70.4" style:display-name="MailMergeTable2020-03-05T14:29:47Z70.4" style:family="table-row">
      <style:table-row-properties style:min-row-height="0.515cm"/>
    </style:style>
    <style:style style:name="MailMergeTable2020-03-05T14_3a_29_3a_47Z70.G4" style:display-name="MailMergeTable2020-03-05T14:29:47Z7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71" style:display-name="MailMergeTable2020-03-05T14:29:47Z71" style:family="table">
      <style:table-properties style:width="13.748cm" table:align="margins"/>
    </style:style>
    <style:style style:name="MailMergeTable2020-03-05T14_3a_29_3a_47Z71.A" style:display-name="MailMergeTable2020-03-05T14:29:47Z71.A" style:family="table-column">
      <style:table-column-properties style:column-width="0.291cm" style:rel-column-width="1387*"/>
    </style:style>
    <style:style style:name="MailMergeTable2020-03-05T14_3a_29_3a_47Z71.B" style:display-name="MailMergeTable2020-03-05T14:29:47Z71.B" style:family="table-column">
      <style:table-column-properties style:column-width="3.635cm" style:rel-column-width="17329*"/>
    </style:style>
    <style:style style:name="MailMergeTable2020-03-05T14_3a_29_3a_47Z71.C" style:display-name="MailMergeTable2020-03-05T14:29:47Z71.C" style:family="table-column">
      <style:table-column-properties style:column-width="1.963cm" style:rel-column-width="9358*"/>
    </style:style>
    <style:style style:name="MailMergeTable2020-03-05T14_3a_29_3a_47Z71.E" style:display-name="MailMergeTable2020-03-05T14:29:47Z71.E" style:family="table-column">
      <style:table-column-properties style:column-width="1.965cm" style:rel-column-width="9366*"/>
    </style:style>
    <style:style style:name="MailMergeTable2020-03-05T14_3a_29_3a_47Z71.G" style:display-name="MailMergeTable2020-03-05T14:29:47Z71.G" style:family="table-column">
      <style:table-column-properties style:column-width="1.967cm" style:rel-column-width="9379*"/>
    </style:style>
    <style:style style:name="MailMergeTable2020-03-05T14_3a_29_3a_47Z71.A1" style:display-name="MailMergeTable2020-03-05T14:29:47Z7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71.A2" style:display-name="MailMergeTable2020-03-05T14:29:47Z7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71.3" style:display-name="MailMergeTable2020-03-05T14:29:47Z71.3" style:family="table-row">
      <style:table-row-properties style:min-row-height="5.724cm"/>
    </style:style>
    <style:style style:name="MailMergeTable2020-03-05T14_3a_29_3a_47Z71.A3" style:display-name="MailMergeTable2020-03-05T14:29:47Z7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71.B3" style:display-name="MailMergeTable2020-03-05T14:29:47Z7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71.4" style:display-name="MailMergeTable2020-03-05T14:29:47Z71.4" style:family="table-row">
      <style:table-row-properties style:min-row-height="0.515cm"/>
    </style:style>
    <style:style style:name="MailMergeTable2020-03-05T14_3a_29_3a_47Z71.G4" style:display-name="MailMergeTable2020-03-05T14:29:47Z7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72" style:display-name="MailMergeTable2020-03-05T14:29:47Z72" style:family="table">
      <style:table-properties style:width="13.748cm" table:align="margins"/>
    </style:style>
    <style:style style:name="MailMergeTable2020-03-05T14_3a_29_3a_47Z72.A" style:display-name="MailMergeTable2020-03-05T14:29:47Z72.A" style:family="table-column">
      <style:table-column-properties style:column-width="0.291cm" style:rel-column-width="1387*"/>
    </style:style>
    <style:style style:name="MailMergeTable2020-03-05T14_3a_29_3a_47Z72.B" style:display-name="MailMergeTable2020-03-05T14:29:47Z72.B" style:family="table-column">
      <style:table-column-properties style:column-width="3.635cm" style:rel-column-width="17329*"/>
    </style:style>
    <style:style style:name="MailMergeTable2020-03-05T14_3a_29_3a_47Z72.C" style:display-name="MailMergeTable2020-03-05T14:29:47Z72.C" style:family="table-column">
      <style:table-column-properties style:column-width="1.963cm" style:rel-column-width="9358*"/>
    </style:style>
    <style:style style:name="MailMergeTable2020-03-05T14_3a_29_3a_47Z72.E" style:display-name="MailMergeTable2020-03-05T14:29:47Z72.E" style:family="table-column">
      <style:table-column-properties style:column-width="1.965cm" style:rel-column-width="9366*"/>
    </style:style>
    <style:style style:name="MailMergeTable2020-03-05T14_3a_29_3a_47Z72.G" style:display-name="MailMergeTable2020-03-05T14:29:47Z72.G" style:family="table-column">
      <style:table-column-properties style:column-width="1.967cm" style:rel-column-width="9379*"/>
    </style:style>
    <style:style style:name="MailMergeTable2020-03-05T14_3a_29_3a_47Z72.A1" style:display-name="MailMergeTable2020-03-05T14:29:47Z7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72.A2" style:display-name="MailMergeTable2020-03-05T14:29:47Z7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72.3" style:display-name="MailMergeTable2020-03-05T14:29:47Z72.3" style:family="table-row">
      <style:table-row-properties style:min-row-height="5.724cm"/>
    </style:style>
    <style:style style:name="MailMergeTable2020-03-05T14_3a_29_3a_47Z72.A3" style:display-name="MailMergeTable2020-03-05T14:29:47Z7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72.B3" style:display-name="MailMergeTable2020-03-05T14:29:47Z7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72.4" style:display-name="MailMergeTable2020-03-05T14:29:47Z72.4" style:family="table-row">
      <style:table-row-properties style:min-row-height="0.515cm"/>
    </style:style>
    <style:style style:name="MailMergeTable2020-03-05T14_3a_29_3a_47Z72.G4" style:display-name="MailMergeTable2020-03-05T14:29:47Z7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73" style:display-name="MailMergeTable2020-03-05T14:29:47Z73" style:family="table">
      <style:table-properties style:width="13.748cm" table:align="margins"/>
    </style:style>
    <style:style style:name="MailMergeTable2020-03-05T14_3a_29_3a_47Z73.A" style:display-name="MailMergeTable2020-03-05T14:29:47Z73.A" style:family="table-column">
      <style:table-column-properties style:column-width="0.291cm" style:rel-column-width="1387*"/>
    </style:style>
    <style:style style:name="MailMergeTable2020-03-05T14_3a_29_3a_47Z73.B" style:display-name="MailMergeTable2020-03-05T14:29:47Z73.B" style:family="table-column">
      <style:table-column-properties style:column-width="3.635cm" style:rel-column-width="17329*"/>
    </style:style>
    <style:style style:name="MailMergeTable2020-03-05T14_3a_29_3a_47Z73.C" style:display-name="MailMergeTable2020-03-05T14:29:47Z73.C" style:family="table-column">
      <style:table-column-properties style:column-width="1.963cm" style:rel-column-width="9358*"/>
    </style:style>
    <style:style style:name="MailMergeTable2020-03-05T14_3a_29_3a_47Z73.E" style:display-name="MailMergeTable2020-03-05T14:29:47Z73.E" style:family="table-column">
      <style:table-column-properties style:column-width="1.965cm" style:rel-column-width="9366*"/>
    </style:style>
    <style:style style:name="MailMergeTable2020-03-05T14_3a_29_3a_47Z73.G" style:display-name="MailMergeTable2020-03-05T14:29:47Z73.G" style:family="table-column">
      <style:table-column-properties style:column-width="1.967cm" style:rel-column-width="9379*"/>
    </style:style>
    <style:style style:name="MailMergeTable2020-03-05T14_3a_29_3a_47Z73.A1" style:display-name="MailMergeTable2020-03-05T14:29:47Z7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73.A2" style:display-name="MailMergeTable2020-03-05T14:29:47Z7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73.3" style:display-name="MailMergeTable2020-03-05T14:29:47Z73.3" style:family="table-row">
      <style:table-row-properties style:min-row-height="5.724cm"/>
    </style:style>
    <style:style style:name="MailMergeTable2020-03-05T14_3a_29_3a_47Z73.A3" style:display-name="MailMergeTable2020-03-05T14:29:47Z7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73.B3" style:display-name="MailMergeTable2020-03-05T14:29:47Z7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73.4" style:display-name="MailMergeTable2020-03-05T14:29:47Z73.4" style:family="table-row">
      <style:table-row-properties style:min-row-height="0.515cm"/>
    </style:style>
    <style:style style:name="MailMergeTable2020-03-05T14_3a_29_3a_47Z73.G4" style:display-name="MailMergeTable2020-03-05T14:29:47Z7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74" style:display-name="MailMergeTable2020-03-05T14:29:47Z74" style:family="table">
      <style:table-properties style:width="13.748cm" table:align="margins"/>
    </style:style>
    <style:style style:name="MailMergeTable2020-03-05T14_3a_29_3a_47Z74.A" style:display-name="MailMergeTable2020-03-05T14:29:47Z74.A" style:family="table-column">
      <style:table-column-properties style:column-width="0.291cm" style:rel-column-width="1387*"/>
    </style:style>
    <style:style style:name="MailMergeTable2020-03-05T14_3a_29_3a_47Z74.B" style:display-name="MailMergeTable2020-03-05T14:29:47Z74.B" style:family="table-column">
      <style:table-column-properties style:column-width="3.635cm" style:rel-column-width="17329*"/>
    </style:style>
    <style:style style:name="MailMergeTable2020-03-05T14_3a_29_3a_47Z74.C" style:display-name="MailMergeTable2020-03-05T14:29:47Z74.C" style:family="table-column">
      <style:table-column-properties style:column-width="1.963cm" style:rel-column-width="9358*"/>
    </style:style>
    <style:style style:name="MailMergeTable2020-03-05T14_3a_29_3a_47Z74.E" style:display-name="MailMergeTable2020-03-05T14:29:47Z74.E" style:family="table-column">
      <style:table-column-properties style:column-width="1.965cm" style:rel-column-width="9366*"/>
    </style:style>
    <style:style style:name="MailMergeTable2020-03-05T14_3a_29_3a_47Z74.G" style:display-name="MailMergeTable2020-03-05T14:29:47Z74.G" style:family="table-column">
      <style:table-column-properties style:column-width="1.967cm" style:rel-column-width="9379*"/>
    </style:style>
    <style:style style:name="MailMergeTable2020-03-05T14_3a_29_3a_47Z74.A1" style:display-name="MailMergeTable2020-03-05T14:29:47Z7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74.A2" style:display-name="MailMergeTable2020-03-05T14:29:47Z7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74.3" style:display-name="MailMergeTable2020-03-05T14:29:47Z74.3" style:family="table-row">
      <style:table-row-properties style:min-row-height="5.724cm"/>
    </style:style>
    <style:style style:name="MailMergeTable2020-03-05T14_3a_29_3a_47Z74.A3" style:display-name="MailMergeTable2020-03-05T14:29:47Z7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74.B3" style:display-name="MailMergeTable2020-03-05T14:29:47Z7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74.4" style:display-name="MailMergeTable2020-03-05T14:29:47Z74.4" style:family="table-row">
      <style:table-row-properties style:min-row-height="0.515cm"/>
    </style:style>
    <style:style style:name="MailMergeTable2020-03-05T14_3a_29_3a_47Z74.G4" style:display-name="MailMergeTable2020-03-05T14:29:47Z7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75" style:display-name="MailMergeTable2020-03-05T14:29:47Z75" style:family="table">
      <style:table-properties style:width="13.748cm" table:align="margins"/>
    </style:style>
    <style:style style:name="MailMergeTable2020-03-05T14_3a_29_3a_47Z75.A" style:display-name="MailMergeTable2020-03-05T14:29:47Z75.A" style:family="table-column">
      <style:table-column-properties style:column-width="0.291cm" style:rel-column-width="1387*"/>
    </style:style>
    <style:style style:name="MailMergeTable2020-03-05T14_3a_29_3a_47Z75.B" style:display-name="MailMergeTable2020-03-05T14:29:47Z75.B" style:family="table-column">
      <style:table-column-properties style:column-width="3.635cm" style:rel-column-width="17329*"/>
    </style:style>
    <style:style style:name="MailMergeTable2020-03-05T14_3a_29_3a_47Z75.C" style:display-name="MailMergeTable2020-03-05T14:29:47Z75.C" style:family="table-column">
      <style:table-column-properties style:column-width="1.963cm" style:rel-column-width="9358*"/>
    </style:style>
    <style:style style:name="MailMergeTable2020-03-05T14_3a_29_3a_47Z75.E" style:display-name="MailMergeTable2020-03-05T14:29:47Z75.E" style:family="table-column">
      <style:table-column-properties style:column-width="1.965cm" style:rel-column-width="9366*"/>
    </style:style>
    <style:style style:name="MailMergeTable2020-03-05T14_3a_29_3a_47Z75.G" style:display-name="MailMergeTable2020-03-05T14:29:47Z75.G" style:family="table-column">
      <style:table-column-properties style:column-width="1.967cm" style:rel-column-width="9379*"/>
    </style:style>
    <style:style style:name="MailMergeTable2020-03-05T14_3a_29_3a_47Z75.A1" style:display-name="MailMergeTable2020-03-05T14:29:47Z7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75.A2" style:display-name="MailMergeTable2020-03-05T14:29:47Z7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75.3" style:display-name="MailMergeTable2020-03-05T14:29:47Z75.3" style:family="table-row">
      <style:table-row-properties style:min-row-height="5.724cm"/>
    </style:style>
    <style:style style:name="MailMergeTable2020-03-05T14_3a_29_3a_47Z75.A3" style:display-name="MailMergeTable2020-03-05T14:29:47Z7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75.B3" style:display-name="MailMergeTable2020-03-05T14:29:47Z7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75.4" style:display-name="MailMergeTable2020-03-05T14:29:47Z75.4" style:family="table-row">
      <style:table-row-properties style:min-row-height="0.515cm"/>
    </style:style>
    <style:style style:name="MailMergeTable2020-03-05T14_3a_29_3a_47Z75.G4" style:display-name="MailMergeTable2020-03-05T14:29:47Z7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76" style:display-name="MailMergeTable2020-03-05T14:29:47Z76" style:family="table">
      <style:table-properties style:width="13.748cm" table:align="margins"/>
    </style:style>
    <style:style style:name="MailMergeTable2020-03-05T14_3a_29_3a_47Z76.A" style:display-name="MailMergeTable2020-03-05T14:29:47Z76.A" style:family="table-column">
      <style:table-column-properties style:column-width="0.291cm" style:rel-column-width="1387*"/>
    </style:style>
    <style:style style:name="MailMergeTable2020-03-05T14_3a_29_3a_47Z76.B" style:display-name="MailMergeTable2020-03-05T14:29:47Z76.B" style:family="table-column">
      <style:table-column-properties style:column-width="3.635cm" style:rel-column-width="17329*"/>
    </style:style>
    <style:style style:name="MailMergeTable2020-03-05T14_3a_29_3a_47Z76.C" style:display-name="MailMergeTable2020-03-05T14:29:47Z76.C" style:family="table-column">
      <style:table-column-properties style:column-width="1.963cm" style:rel-column-width="9358*"/>
    </style:style>
    <style:style style:name="MailMergeTable2020-03-05T14_3a_29_3a_47Z76.E" style:display-name="MailMergeTable2020-03-05T14:29:47Z76.E" style:family="table-column">
      <style:table-column-properties style:column-width="1.965cm" style:rel-column-width="9366*"/>
    </style:style>
    <style:style style:name="MailMergeTable2020-03-05T14_3a_29_3a_47Z76.G" style:display-name="MailMergeTable2020-03-05T14:29:47Z76.G" style:family="table-column">
      <style:table-column-properties style:column-width="1.967cm" style:rel-column-width="9379*"/>
    </style:style>
    <style:style style:name="MailMergeTable2020-03-05T14_3a_29_3a_47Z76.A1" style:display-name="MailMergeTable2020-03-05T14:29:47Z7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76.A2" style:display-name="MailMergeTable2020-03-05T14:29:47Z7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76.3" style:display-name="MailMergeTable2020-03-05T14:29:47Z76.3" style:family="table-row">
      <style:table-row-properties style:min-row-height="5.724cm"/>
    </style:style>
    <style:style style:name="MailMergeTable2020-03-05T14_3a_29_3a_47Z76.A3" style:display-name="MailMergeTable2020-03-05T14:29:47Z7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76.B3" style:display-name="MailMergeTable2020-03-05T14:29:47Z7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76.4" style:display-name="MailMergeTable2020-03-05T14:29:47Z76.4" style:family="table-row">
      <style:table-row-properties style:min-row-height="0.515cm"/>
    </style:style>
    <style:style style:name="MailMergeTable2020-03-05T14_3a_29_3a_47Z76.G4" style:display-name="MailMergeTable2020-03-05T14:29:47Z7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77" style:display-name="MailMergeTable2020-03-05T14:29:47Z77" style:family="table">
      <style:table-properties style:width="13.748cm" table:align="margins"/>
    </style:style>
    <style:style style:name="MailMergeTable2020-03-05T14_3a_29_3a_47Z77.A" style:display-name="MailMergeTable2020-03-05T14:29:47Z77.A" style:family="table-column">
      <style:table-column-properties style:column-width="0.291cm" style:rel-column-width="1387*"/>
    </style:style>
    <style:style style:name="MailMergeTable2020-03-05T14_3a_29_3a_47Z77.B" style:display-name="MailMergeTable2020-03-05T14:29:47Z77.B" style:family="table-column">
      <style:table-column-properties style:column-width="3.635cm" style:rel-column-width="17329*"/>
    </style:style>
    <style:style style:name="MailMergeTable2020-03-05T14_3a_29_3a_47Z77.C" style:display-name="MailMergeTable2020-03-05T14:29:47Z77.C" style:family="table-column">
      <style:table-column-properties style:column-width="1.963cm" style:rel-column-width="9358*"/>
    </style:style>
    <style:style style:name="MailMergeTable2020-03-05T14_3a_29_3a_47Z77.E" style:display-name="MailMergeTable2020-03-05T14:29:47Z77.E" style:family="table-column">
      <style:table-column-properties style:column-width="1.965cm" style:rel-column-width="9366*"/>
    </style:style>
    <style:style style:name="MailMergeTable2020-03-05T14_3a_29_3a_47Z77.G" style:display-name="MailMergeTable2020-03-05T14:29:47Z77.G" style:family="table-column">
      <style:table-column-properties style:column-width="1.967cm" style:rel-column-width="9379*"/>
    </style:style>
    <style:style style:name="MailMergeTable2020-03-05T14_3a_29_3a_47Z77.A1" style:display-name="MailMergeTable2020-03-05T14:29:47Z7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77.A2" style:display-name="MailMergeTable2020-03-05T14:29:47Z7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77.3" style:display-name="MailMergeTable2020-03-05T14:29:47Z77.3" style:family="table-row">
      <style:table-row-properties style:min-row-height="5.724cm"/>
    </style:style>
    <style:style style:name="MailMergeTable2020-03-05T14_3a_29_3a_47Z77.A3" style:display-name="MailMergeTable2020-03-05T14:29:47Z7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77.B3" style:display-name="MailMergeTable2020-03-05T14:29:47Z7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77.4" style:display-name="MailMergeTable2020-03-05T14:29:47Z77.4" style:family="table-row">
      <style:table-row-properties style:min-row-height="0.515cm"/>
    </style:style>
    <style:style style:name="MailMergeTable2020-03-05T14_3a_29_3a_47Z77.G4" style:display-name="MailMergeTable2020-03-05T14:29:47Z7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78" style:display-name="MailMergeTable2020-03-05T14:29:47Z78" style:family="table">
      <style:table-properties style:width="13.748cm" table:align="margins"/>
    </style:style>
    <style:style style:name="MailMergeTable2020-03-05T14_3a_29_3a_47Z78.A" style:display-name="MailMergeTable2020-03-05T14:29:47Z78.A" style:family="table-column">
      <style:table-column-properties style:column-width="0.291cm" style:rel-column-width="1387*"/>
    </style:style>
    <style:style style:name="MailMergeTable2020-03-05T14_3a_29_3a_47Z78.B" style:display-name="MailMergeTable2020-03-05T14:29:47Z78.B" style:family="table-column">
      <style:table-column-properties style:column-width="3.635cm" style:rel-column-width="17329*"/>
    </style:style>
    <style:style style:name="MailMergeTable2020-03-05T14_3a_29_3a_47Z78.C" style:display-name="MailMergeTable2020-03-05T14:29:47Z78.C" style:family="table-column">
      <style:table-column-properties style:column-width="1.963cm" style:rel-column-width="9358*"/>
    </style:style>
    <style:style style:name="MailMergeTable2020-03-05T14_3a_29_3a_47Z78.E" style:display-name="MailMergeTable2020-03-05T14:29:47Z78.E" style:family="table-column">
      <style:table-column-properties style:column-width="1.965cm" style:rel-column-width="9366*"/>
    </style:style>
    <style:style style:name="MailMergeTable2020-03-05T14_3a_29_3a_47Z78.G" style:display-name="MailMergeTable2020-03-05T14:29:47Z78.G" style:family="table-column">
      <style:table-column-properties style:column-width="1.967cm" style:rel-column-width="9379*"/>
    </style:style>
    <style:style style:name="MailMergeTable2020-03-05T14_3a_29_3a_47Z78.A1" style:display-name="MailMergeTable2020-03-05T14:29:47Z7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78.A2" style:display-name="MailMergeTable2020-03-05T14:29:47Z7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78.3" style:display-name="MailMergeTable2020-03-05T14:29:47Z78.3" style:family="table-row">
      <style:table-row-properties style:min-row-height="5.724cm"/>
    </style:style>
    <style:style style:name="MailMergeTable2020-03-05T14_3a_29_3a_47Z78.A3" style:display-name="MailMergeTable2020-03-05T14:29:47Z7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78.B3" style:display-name="MailMergeTable2020-03-05T14:29:47Z7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78.4" style:display-name="MailMergeTable2020-03-05T14:29:47Z78.4" style:family="table-row">
      <style:table-row-properties style:min-row-height="0.515cm"/>
    </style:style>
    <style:style style:name="MailMergeTable2020-03-05T14_3a_29_3a_47Z78.G4" style:display-name="MailMergeTable2020-03-05T14:29:47Z7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79" style:display-name="MailMergeTable2020-03-05T14:29:47Z79" style:family="table">
      <style:table-properties style:width="13.748cm" table:align="margins"/>
    </style:style>
    <style:style style:name="MailMergeTable2020-03-05T14_3a_29_3a_47Z79.A" style:display-name="MailMergeTable2020-03-05T14:29:47Z79.A" style:family="table-column">
      <style:table-column-properties style:column-width="0.291cm" style:rel-column-width="1387*"/>
    </style:style>
    <style:style style:name="MailMergeTable2020-03-05T14_3a_29_3a_47Z79.B" style:display-name="MailMergeTable2020-03-05T14:29:47Z79.B" style:family="table-column">
      <style:table-column-properties style:column-width="3.635cm" style:rel-column-width="17329*"/>
    </style:style>
    <style:style style:name="MailMergeTable2020-03-05T14_3a_29_3a_47Z79.C" style:display-name="MailMergeTable2020-03-05T14:29:47Z79.C" style:family="table-column">
      <style:table-column-properties style:column-width="1.963cm" style:rel-column-width="9358*"/>
    </style:style>
    <style:style style:name="MailMergeTable2020-03-05T14_3a_29_3a_47Z79.E" style:display-name="MailMergeTable2020-03-05T14:29:47Z79.E" style:family="table-column">
      <style:table-column-properties style:column-width="1.965cm" style:rel-column-width="9366*"/>
    </style:style>
    <style:style style:name="MailMergeTable2020-03-05T14_3a_29_3a_47Z79.G" style:display-name="MailMergeTable2020-03-05T14:29:47Z79.G" style:family="table-column">
      <style:table-column-properties style:column-width="1.967cm" style:rel-column-width="9379*"/>
    </style:style>
    <style:style style:name="MailMergeTable2020-03-05T14_3a_29_3a_47Z79.A1" style:display-name="MailMergeTable2020-03-05T14:29:47Z7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79.A2" style:display-name="MailMergeTable2020-03-05T14:29:47Z7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79.3" style:display-name="MailMergeTable2020-03-05T14:29:47Z79.3" style:family="table-row">
      <style:table-row-properties style:min-row-height="5.724cm"/>
    </style:style>
    <style:style style:name="MailMergeTable2020-03-05T14_3a_29_3a_47Z79.A3" style:display-name="MailMergeTable2020-03-05T14:29:47Z7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79.B3" style:display-name="MailMergeTable2020-03-05T14:29:47Z7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79.4" style:display-name="MailMergeTable2020-03-05T14:29:47Z79.4" style:family="table-row">
      <style:table-row-properties style:min-row-height="0.515cm"/>
    </style:style>
    <style:style style:name="MailMergeTable2020-03-05T14_3a_29_3a_47Z79.G4" style:display-name="MailMergeTable2020-03-05T14:29:47Z7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80" style:display-name="MailMergeTable2020-03-05T14:29:47Z80" style:family="table">
      <style:table-properties style:width="13.748cm" table:align="margins"/>
    </style:style>
    <style:style style:name="MailMergeTable2020-03-05T14_3a_29_3a_47Z80.A" style:display-name="MailMergeTable2020-03-05T14:29:47Z80.A" style:family="table-column">
      <style:table-column-properties style:column-width="0.291cm" style:rel-column-width="1387*"/>
    </style:style>
    <style:style style:name="MailMergeTable2020-03-05T14_3a_29_3a_47Z80.B" style:display-name="MailMergeTable2020-03-05T14:29:47Z80.B" style:family="table-column">
      <style:table-column-properties style:column-width="3.635cm" style:rel-column-width="17329*"/>
    </style:style>
    <style:style style:name="MailMergeTable2020-03-05T14_3a_29_3a_47Z80.C" style:display-name="MailMergeTable2020-03-05T14:29:47Z80.C" style:family="table-column">
      <style:table-column-properties style:column-width="1.963cm" style:rel-column-width="9358*"/>
    </style:style>
    <style:style style:name="MailMergeTable2020-03-05T14_3a_29_3a_47Z80.E" style:display-name="MailMergeTable2020-03-05T14:29:47Z80.E" style:family="table-column">
      <style:table-column-properties style:column-width="1.965cm" style:rel-column-width="9366*"/>
    </style:style>
    <style:style style:name="MailMergeTable2020-03-05T14_3a_29_3a_47Z80.G" style:display-name="MailMergeTable2020-03-05T14:29:47Z80.G" style:family="table-column">
      <style:table-column-properties style:column-width="1.967cm" style:rel-column-width="9379*"/>
    </style:style>
    <style:style style:name="MailMergeTable2020-03-05T14_3a_29_3a_47Z80.A1" style:display-name="MailMergeTable2020-03-05T14:29:47Z8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80.A2" style:display-name="MailMergeTable2020-03-05T14:29:47Z8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80.3" style:display-name="MailMergeTable2020-03-05T14:29:47Z80.3" style:family="table-row">
      <style:table-row-properties style:min-row-height="5.724cm"/>
    </style:style>
    <style:style style:name="MailMergeTable2020-03-05T14_3a_29_3a_47Z80.A3" style:display-name="MailMergeTable2020-03-05T14:29:47Z8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80.B3" style:display-name="MailMergeTable2020-03-05T14:29:47Z8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80.4" style:display-name="MailMergeTable2020-03-05T14:29:47Z80.4" style:family="table-row">
      <style:table-row-properties style:min-row-height="0.515cm"/>
    </style:style>
    <style:style style:name="MailMergeTable2020-03-05T14_3a_29_3a_47Z80.G4" style:display-name="MailMergeTable2020-03-05T14:29:47Z8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81" style:display-name="MailMergeTable2020-03-05T14:29:47Z81" style:family="table">
      <style:table-properties style:width="13.748cm" table:align="margins"/>
    </style:style>
    <style:style style:name="MailMergeTable2020-03-05T14_3a_29_3a_47Z81.A" style:display-name="MailMergeTable2020-03-05T14:29:47Z81.A" style:family="table-column">
      <style:table-column-properties style:column-width="0.291cm" style:rel-column-width="1387*"/>
    </style:style>
    <style:style style:name="MailMergeTable2020-03-05T14_3a_29_3a_47Z81.B" style:display-name="MailMergeTable2020-03-05T14:29:47Z81.B" style:family="table-column">
      <style:table-column-properties style:column-width="3.635cm" style:rel-column-width="17329*"/>
    </style:style>
    <style:style style:name="MailMergeTable2020-03-05T14_3a_29_3a_47Z81.C" style:display-name="MailMergeTable2020-03-05T14:29:47Z81.C" style:family="table-column">
      <style:table-column-properties style:column-width="1.963cm" style:rel-column-width="9358*"/>
    </style:style>
    <style:style style:name="MailMergeTable2020-03-05T14_3a_29_3a_47Z81.E" style:display-name="MailMergeTable2020-03-05T14:29:47Z81.E" style:family="table-column">
      <style:table-column-properties style:column-width="1.965cm" style:rel-column-width="9366*"/>
    </style:style>
    <style:style style:name="MailMergeTable2020-03-05T14_3a_29_3a_47Z81.G" style:display-name="MailMergeTable2020-03-05T14:29:47Z81.G" style:family="table-column">
      <style:table-column-properties style:column-width="1.967cm" style:rel-column-width="9379*"/>
    </style:style>
    <style:style style:name="MailMergeTable2020-03-05T14_3a_29_3a_47Z81.A1" style:display-name="MailMergeTable2020-03-05T14:29:47Z8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81.A2" style:display-name="MailMergeTable2020-03-05T14:29:47Z8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81.3" style:display-name="MailMergeTable2020-03-05T14:29:47Z81.3" style:family="table-row">
      <style:table-row-properties style:min-row-height="5.724cm"/>
    </style:style>
    <style:style style:name="MailMergeTable2020-03-05T14_3a_29_3a_47Z81.A3" style:display-name="MailMergeTable2020-03-05T14:29:47Z8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81.B3" style:display-name="MailMergeTable2020-03-05T14:29:47Z8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81.4" style:display-name="MailMergeTable2020-03-05T14:29:47Z81.4" style:family="table-row">
      <style:table-row-properties style:min-row-height="0.515cm"/>
    </style:style>
    <style:style style:name="MailMergeTable2020-03-05T14_3a_29_3a_47Z81.G4" style:display-name="MailMergeTable2020-03-05T14:29:47Z8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82" style:display-name="MailMergeTable2020-03-05T14:29:47Z82" style:family="table">
      <style:table-properties style:width="13.748cm" table:align="margins"/>
    </style:style>
    <style:style style:name="MailMergeTable2020-03-05T14_3a_29_3a_47Z82.A" style:display-name="MailMergeTable2020-03-05T14:29:47Z82.A" style:family="table-column">
      <style:table-column-properties style:column-width="0.291cm" style:rel-column-width="1387*"/>
    </style:style>
    <style:style style:name="MailMergeTable2020-03-05T14_3a_29_3a_47Z82.B" style:display-name="MailMergeTable2020-03-05T14:29:47Z82.B" style:family="table-column">
      <style:table-column-properties style:column-width="3.635cm" style:rel-column-width="17329*"/>
    </style:style>
    <style:style style:name="MailMergeTable2020-03-05T14_3a_29_3a_47Z82.C" style:display-name="MailMergeTable2020-03-05T14:29:47Z82.C" style:family="table-column">
      <style:table-column-properties style:column-width="1.963cm" style:rel-column-width="9358*"/>
    </style:style>
    <style:style style:name="MailMergeTable2020-03-05T14_3a_29_3a_47Z82.E" style:display-name="MailMergeTable2020-03-05T14:29:47Z82.E" style:family="table-column">
      <style:table-column-properties style:column-width="1.965cm" style:rel-column-width="9366*"/>
    </style:style>
    <style:style style:name="MailMergeTable2020-03-05T14_3a_29_3a_47Z82.G" style:display-name="MailMergeTable2020-03-05T14:29:47Z82.G" style:family="table-column">
      <style:table-column-properties style:column-width="1.967cm" style:rel-column-width="9379*"/>
    </style:style>
    <style:style style:name="MailMergeTable2020-03-05T14_3a_29_3a_47Z82.A1" style:display-name="MailMergeTable2020-03-05T14:29:47Z8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82.A2" style:display-name="MailMergeTable2020-03-05T14:29:47Z8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82.3" style:display-name="MailMergeTable2020-03-05T14:29:47Z82.3" style:family="table-row">
      <style:table-row-properties style:min-row-height="5.724cm"/>
    </style:style>
    <style:style style:name="MailMergeTable2020-03-05T14_3a_29_3a_47Z82.A3" style:display-name="MailMergeTable2020-03-05T14:29:47Z8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82.B3" style:display-name="MailMergeTable2020-03-05T14:29:47Z8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82.4" style:display-name="MailMergeTable2020-03-05T14:29:47Z82.4" style:family="table-row">
      <style:table-row-properties style:min-row-height="0.515cm"/>
    </style:style>
    <style:style style:name="MailMergeTable2020-03-05T14_3a_29_3a_47Z82.G4" style:display-name="MailMergeTable2020-03-05T14:29:47Z8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83" style:display-name="MailMergeTable2020-03-05T14:29:47Z83" style:family="table">
      <style:table-properties style:width="13.748cm" table:align="margins"/>
    </style:style>
    <style:style style:name="MailMergeTable2020-03-05T14_3a_29_3a_47Z83.A" style:display-name="MailMergeTable2020-03-05T14:29:47Z83.A" style:family="table-column">
      <style:table-column-properties style:column-width="0.291cm" style:rel-column-width="1387*"/>
    </style:style>
    <style:style style:name="MailMergeTable2020-03-05T14_3a_29_3a_47Z83.B" style:display-name="MailMergeTable2020-03-05T14:29:47Z83.B" style:family="table-column">
      <style:table-column-properties style:column-width="3.635cm" style:rel-column-width="17329*"/>
    </style:style>
    <style:style style:name="MailMergeTable2020-03-05T14_3a_29_3a_47Z83.C" style:display-name="MailMergeTable2020-03-05T14:29:47Z83.C" style:family="table-column">
      <style:table-column-properties style:column-width="1.963cm" style:rel-column-width="9358*"/>
    </style:style>
    <style:style style:name="MailMergeTable2020-03-05T14_3a_29_3a_47Z83.E" style:display-name="MailMergeTable2020-03-05T14:29:47Z83.E" style:family="table-column">
      <style:table-column-properties style:column-width="1.965cm" style:rel-column-width="9366*"/>
    </style:style>
    <style:style style:name="MailMergeTable2020-03-05T14_3a_29_3a_47Z83.G" style:display-name="MailMergeTable2020-03-05T14:29:47Z83.G" style:family="table-column">
      <style:table-column-properties style:column-width="1.967cm" style:rel-column-width="9379*"/>
    </style:style>
    <style:style style:name="MailMergeTable2020-03-05T14_3a_29_3a_47Z83.A1" style:display-name="MailMergeTable2020-03-05T14:29:47Z8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83.A2" style:display-name="MailMergeTable2020-03-05T14:29:47Z8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83.3" style:display-name="MailMergeTable2020-03-05T14:29:47Z83.3" style:family="table-row">
      <style:table-row-properties style:min-row-height="5.724cm"/>
    </style:style>
    <style:style style:name="MailMergeTable2020-03-05T14_3a_29_3a_47Z83.A3" style:display-name="MailMergeTable2020-03-05T14:29:47Z8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83.B3" style:display-name="MailMergeTable2020-03-05T14:29:47Z8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83.4" style:display-name="MailMergeTable2020-03-05T14:29:47Z83.4" style:family="table-row">
      <style:table-row-properties style:min-row-height="0.515cm"/>
    </style:style>
    <style:style style:name="MailMergeTable2020-03-05T14_3a_29_3a_47Z83.G4" style:display-name="MailMergeTable2020-03-05T14:29:47Z8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84" style:display-name="MailMergeTable2020-03-05T14:29:47Z84" style:family="table">
      <style:table-properties style:width="13.748cm" table:align="margins"/>
    </style:style>
    <style:style style:name="MailMergeTable2020-03-05T14_3a_29_3a_47Z84.A" style:display-name="MailMergeTable2020-03-05T14:29:47Z84.A" style:family="table-column">
      <style:table-column-properties style:column-width="0.291cm" style:rel-column-width="1387*"/>
    </style:style>
    <style:style style:name="MailMergeTable2020-03-05T14_3a_29_3a_47Z84.B" style:display-name="MailMergeTable2020-03-05T14:29:47Z84.B" style:family="table-column">
      <style:table-column-properties style:column-width="3.635cm" style:rel-column-width="17329*"/>
    </style:style>
    <style:style style:name="MailMergeTable2020-03-05T14_3a_29_3a_47Z84.C" style:display-name="MailMergeTable2020-03-05T14:29:47Z84.C" style:family="table-column">
      <style:table-column-properties style:column-width="1.963cm" style:rel-column-width="9358*"/>
    </style:style>
    <style:style style:name="MailMergeTable2020-03-05T14_3a_29_3a_47Z84.E" style:display-name="MailMergeTable2020-03-05T14:29:47Z84.E" style:family="table-column">
      <style:table-column-properties style:column-width="1.965cm" style:rel-column-width="9366*"/>
    </style:style>
    <style:style style:name="MailMergeTable2020-03-05T14_3a_29_3a_47Z84.G" style:display-name="MailMergeTable2020-03-05T14:29:47Z84.G" style:family="table-column">
      <style:table-column-properties style:column-width="1.967cm" style:rel-column-width="9379*"/>
    </style:style>
    <style:style style:name="MailMergeTable2020-03-05T14_3a_29_3a_47Z84.A1" style:display-name="MailMergeTable2020-03-05T14:29:47Z8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84.A2" style:display-name="MailMergeTable2020-03-05T14:29:47Z8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84.3" style:display-name="MailMergeTable2020-03-05T14:29:47Z84.3" style:family="table-row">
      <style:table-row-properties style:min-row-height="5.724cm"/>
    </style:style>
    <style:style style:name="MailMergeTable2020-03-05T14_3a_29_3a_47Z84.A3" style:display-name="MailMergeTable2020-03-05T14:29:47Z8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84.B3" style:display-name="MailMergeTable2020-03-05T14:29:47Z8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84.4" style:display-name="MailMergeTable2020-03-05T14:29:47Z84.4" style:family="table-row">
      <style:table-row-properties style:min-row-height="0.515cm"/>
    </style:style>
    <style:style style:name="MailMergeTable2020-03-05T14_3a_29_3a_47Z84.G4" style:display-name="MailMergeTable2020-03-05T14:29:47Z8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85" style:display-name="MailMergeTable2020-03-05T14:29:47Z85" style:family="table">
      <style:table-properties style:width="13.748cm" table:align="margins"/>
    </style:style>
    <style:style style:name="MailMergeTable2020-03-05T14_3a_29_3a_47Z85.A" style:display-name="MailMergeTable2020-03-05T14:29:47Z85.A" style:family="table-column">
      <style:table-column-properties style:column-width="0.291cm" style:rel-column-width="1387*"/>
    </style:style>
    <style:style style:name="MailMergeTable2020-03-05T14_3a_29_3a_47Z85.B" style:display-name="MailMergeTable2020-03-05T14:29:47Z85.B" style:family="table-column">
      <style:table-column-properties style:column-width="3.635cm" style:rel-column-width="17329*"/>
    </style:style>
    <style:style style:name="MailMergeTable2020-03-05T14_3a_29_3a_47Z85.C" style:display-name="MailMergeTable2020-03-05T14:29:47Z85.C" style:family="table-column">
      <style:table-column-properties style:column-width="1.963cm" style:rel-column-width="9358*"/>
    </style:style>
    <style:style style:name="MailMergeTable2020-03-05T14_3a_29_3a_47Z85.E" style:display-name="MailMergeTable2020-03-05T14:29:47Z85.E" style:family="table-column">
      <style:table-column-properties style:column-width="1.965cm" style:rel-column-width="9366*"/>
    </style:style>
    <style:style style:name="MailMergeTable2020-03-05T14_3a_29_3a_47Z85.G" style:display-name="MailMergeTable2020-03-05T14:29:47Z85.G" style:family="table-column">
      <style:table-column-properties style:column-width="1.967cm" style:rel-column-width="9379*"/>
    </style:style>
    <style:style style:name="MailMergeTable2020-03-05T14_3a_29_3a_47Z85.A1" style:display-name="MailMergeTable2020-03-05T14:29:47Z8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85.A2" style:display-name="MailMergeTable2020-03-05T14:29:47Z8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85.3" style:display-name="MailMergeTable2020-03-05T14:29:47Z85.3" style:family="table-row">
      <style:table-row-properties style:min-row-height="5.724cm"/>
    </style:style>
    <style:style style:name="MailMergeTable2020-03-05T14_3a_29_3a_47Z85.A3" style:display-name="MailMergeTable2020-03-05T14:29:47Z8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85.B3" style:display-name="MailMergeTable2020-03-05T14:29:47Z8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85.4" style:display-name="MailMergeTable2020-03-05T14:29:47Z85.4" style:family="table-row">
      <style:table-row-properties style:min-row-height="0.515cm"/>
    </style:style>
    <style:style style:name="MailMergeTable2020-03-05T14_3a_29_3a_47Z85.G4" style:display-name="MailMergeTable2020-03-05T14:29:47Z8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86" style:display-name="MailMergeTable2020-03-05T14:29:47Z86" style:family="table">
      <style:table-properties style:width="13.748cm" table:align="margins"/>
    </style:style>
    <style:style style:name="MailMergeTable2020-03-05T14_3a_29_3a_47Z86.A" style:display-name="MailMergeTable2020-03-05T14:29:47Z86.A" style:family="table-column">
      <style:table-column-properties style:column-width="0.291cm" style:rel-column-width="1387*"/>
    </style:style>
    <style:style style:name="MailMergeTable2020-03-05T14_3a_29_3a_47Z86.B" style:display-name="MailMergeTable2020-03-05T14:29:47Z86.B" style:family="table-column">
      <style:table-column-properties style:column-width="3.635cm" style:rel-column-width="17329*"/>
    </style:style>
    <style:style style:name="MailMergeTable2020-03-05T14_3a_29_3a_47Z86.C" style:display-name="MailMergeTable2020-03-05T14:29:47Z86.C" style:family="table-column">
      <style:table-column-properties style:column-width="1.963cm" style:rel-column-width="9358*"/>
    </style:style>
    <style:style style:name="MailMergeTable2020-03-05T14_3a_29_3a_47Z86.E" style:display-name="MailMergeTable2020-03-05T14:29:47Z86.E" style:family="table-column">
      <style:table-column-properties style:column-width="1.965cm" style:rel-column-width="9366*"/>
    </style:style>
    <style:style style:name="MailMergeTable2020-03-05T14_3a_29_3a_47Z86.G" style:display-name="MailMergeTable2020-03-05T14:29:47Z86.G" style:family="table-column">
      <style:table-column-properties style:column-width="1.967cm" style:rel-column-width="9379*"/>
    </style:style>
    <style:style style:name="MailMergeTable2020-03-05T14_3a_29_3a_47Z86.A1" style:display-name="MailMergeTable2020-03-05T14:29:47Z8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86.A2" style:display-name="MailMergeTable2020-03-05T14:29:47Z8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86.3" style:display-name="MailMergeTable2020-03-05T14:29:47Z86.3" style:family="table-row">
      <style:table-row-properties style:min-row-height="5.724cm"/>
    </style:style>
    <style:style style:name="MailMergeTable2020-03-05T14_3a_29_3a_47Z86.A3" style:display-name="MailMergeTable2020-03-05T14:29:47Z8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86.B3" style:display-name="MailMergeTable2020-03-05T14:29:47Z8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86.4" style:display-name="MailMergeTable2020-03-05T14:29:47Z86.4" style:family="table-row">
      <style:table-row-properties style:min-row-height="0.515cm"/>
    </style:style>
    <style:style style:name="MailMergeTable2020-03-05T14_3a_29_3a_47Z86.G4" style:display-name="MailMergeTable2020-03-05T14:29:47Z8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87" style:display-name="MailMergeTable2020-03-05T14:29:47Z87" style:family="table">
      <style:table-properties style:width="13.748cm" table:align="margins"/>
    </style:style>
    <style:style style:name="MailMergeTable2020-03-05T14_3a_29_3a_47Z87.A" style:display-name="MailMergeTable2020-03-05T14:29:47Z87.A" style:family="table-column">
      <style:table-column-properties style:column-width="0.291cm" style:rel-column-width="1387*"/>
    </style:style>
    <style:style style:name="MailMergeTable2020-03-05T14_3a_29_3a_47Z87.B" style:display-name="MailMergeTable2020-03-05T14:29:47Z87.B" style:family="table-column">
      <style:table-column-properties style:column-width="3.635cm" style:rel-column-width="17329*"/>
    </style:style>
    <style:style style:name="MailMergeTable2020-03-05T14_3a_29_3a_47Z87.C" style:display-name="MailMergeTable2020-03-05T14:29:47Z87.C" style:family="table-column">
      <style:table-column-properties style:column-width="1.963cm" style:rel-column-width="9358*"/>
    </style:style>
    <style:style style:name="MailMergeTable2020-03-05T14_3a_29_3a_47Z87.E" style:display-name="MailMergeTable2020-03-05T14:29:47Z87.E" style:family="table-column">
      <style:table-column-properties style:column-width="1.965cm" style:rel-column-width="9366*"/>
    </style:style>
    <style:style style:name="MailMergeTable2020-03-05T14_3a_29_3a_47Z87.G" style:display-name="MailMergeTable2020-03-05T14:29:47Z87.G" style:family="table-column">
      <style:table-column-properties style:column-width="1.967cm" style:rel-column-width="9379*"/>
    </style:style>
    <style:style style:name="MailMergeTable2020-03-05T14_3a_29_3a_47Z87.A1" style:display-name="MailMergeTable2020-03-05T14:29:47Z8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87.A2" style:display-name="MailMergeTable2020-03-05T14:29:47Z8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87.3" style:display-name="MailMergeTable2020-03-05T14:29:47Z87.3" style:family="table-row">
      <style:table-row-properties style:min-row-height="5.724cm"/>
    </style:style>
    <style:style style:name="MailMergeTable2020-03-05T14_3a_29_3a_47Z87.A3" style:display-name="MailMergeTable2020-03-05T14:29:47Z8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87.B3" style:display-name="MailMergeTable2020-03-05T14:29:47Z8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87.4" style:display-name="MailMergeTable2020-03-05T14:29:47Z87.4" style:family="table-row">
      <style:table-row-properties style:min-row-height="0.515cm"/>
    </style:style>
    <style:style style:name="MailMergeTable2020-03-05T14_3a_29_3a_47Z87.G4" style:display-name="MailMergeTable2020-03-05T14:29:47Z8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88" style:display-name="MailMergeTable2020-03-05T14:29:47Z88" style:family="table">
      <style:table-properties style:width="13.748cm" table:align="margins"/>
    </style:style>
    <style:style style:name="MailMergeTable2020-03-05T14_3a_29_3a_47Z88.A" style:display-name="MailMergeTable2020-03-05T14:29:47Z88.A" style:family="table-column">
      <style:table-column-properties style:column-width="0.291cm" style:rel-column-width="1387*"/>
    </style:style>
    <style:style style:name="MailMergeTable2020-03-05T14_3a_29_3a_47Z88.B" style:display-name="MailMergeTable2020-03-05T14:29:47Z88.B" style:family="table-column">
      <style:table-column-properties style:column-width="3.635cm" style:rel-column-width="17329*"/>
    </style:style>
    <style:style style:name="MailMergeTable2020-03-05T14_3a_29_3a_47Z88.C" style:display-name="MailMergeTable2020-03-05T14:29:47Z88.C" style:family="table-column">
      <style:table-column-properties style:column-width="1.963cm" style:rel-column-width="9358*"/>
    </style:style>
    <style:style style:name="MailMergeTable2020-03-05T14_3a_29_3a_47Z88.E" style:display-name="MailMergeTable2020-03-05T14:29:47Z88.E" style:family="table-column">
      <style:table-column-properties style:column-width="1.965cm" style:rel-column-width="9366*"/>
    </style:style>
    <style:style style:name="MailMergeTable2020-03-05T14_3a_29_3a_47Z88.G" style:display-name="MailMergeTable2020-03-05T14:29:47Z88.G" style:family="table-column">
      <style:table-column-properties style:column-width="1.967cm" style:rel-column-width="9379*"/>
    </style:style>
    <style:style style:name="MailMergeTable2020-03-05T14_3a_29_3a_47Z88.A1" style:display-name="MailMergeTable2020-03-05T14:29:47Z8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88.A2" style:display-name="MailMergeTable2020-03-05T14:29:47Z8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88.3" style:display-name="MailMergeTable2020-03-05T14:29:47Z88.3" style:family="table-row">
      <style:table-row-properties style:min-row-height="5.724cm"/>
    </style:style>
    <style:style style:name="MailMergeTable2020-03-05T14_3a_29_3a_47Z88.A3" style:display-name="MailMergeTable2020-03-05T14:29:47Z8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88.B3" style:display-name="MailMergeTable2020-03-05T14:29:47Z8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88.4" style:display-name="MailMergeTable2020-03-05T14:29:47Z88.4" style:family="table-row">
      <style:table-row-properties style:min-row-height="0.515cm"/>
    </style:style>
    <style:style style:name="MailMergeTable2020-03-05T14_3a_29_3a_47Z88.G4" style:display-name="MailMergeTable2020-03-05T14:29:47Z8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89" style:display-name="MailMergeTable2020-03-05T14:29:47Z89" style:family="table">
      <style:table-properties style:width="13.748cm" table:align="margins"/>
    </style:style>
    <style:style style:name="MailMergeTable2020-03-05T14_3a_29_3a_47Z89.A" style:display-name="MailMergeTable2020-03-05T14:29:47Z89.A" style:family="table-column">
      <style:table-column-properties style:column-width="0.291cm" style:rel-column-width="1387*"/>
    </style:style>
    <style:style style:name="MailMergeTable2020-03-05T14_3a_29_3a_47Z89.B" style:display-name="MailMergeTable2020-03-05T14:29:47Z89.B" style:family="table-column">
      <style:table-column-properties style:column-width="3.635cm" style:rel-column-width="17329*"/>
    </style:style>
    <style:style style:name="MailMergeTable2020-03-05T14_3a_29_3a_47Z89.C" style:display-name="MailMergeTable2020-03-05T14:29:47Z89.C" style:family="table-column">
      <style:table-column-properties style:column-width="1.963cm" style:rel-column-width="9358*"/>
    </style:style>
    <style:style style:name="MailMergeTable2020-03-05T14_3a_29_3a_47Z89.E" style:display-name="MailMergeTable2020-03-05T14:29:47Z89.E" style:family="table-column">
      <style:table-column-properties style:column-width="1.965cm" style:rel-column-width="9366*"/>
    </style:style>
    <style:style style:name="MailMergeTable2020-03-05T14_3a_29_3a_47Z89.G" style:display-name="MailMergeTable2020-03-05T14:29:47Z89.G" style:family="table-column">
      <style:table-column-properties style:column-width="1.967cm" style:rel-column-width="9379*"/>
    </style:style>
    <style:style style:name="MailMergeTable2020-03-05T14_3a_29_3a_47Z89.A1" style:display-name="MailMergeTable2020-03-05T14:29:47Z8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89.A2" style:display-name="MailMergeTable2020-03-05T14:29:47Z8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89.3" style:display-name="MailMergeTable2020-03-05T14:29:47Z89.3" style:family="table-row">
      <style:table-row-properties style:min-row-height="5.724cm"/>
    </style:style>
    <style:style style:name="MailMergeTable2020-03-05T14_3a_29_3a_47Z89.A3" style:display-name="MailMergeTable2020-03-05T14:29:47Z8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89.B3" style:display-name="MailMergeTable2020-03-05T14:29:47Z8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89.4" style:display-name="MailMergeTable2020-03-05T14:29:47Z89.4" style:family="table-row">
      <style:table-row-properties style:min-row-height="0.515cm"/>
    </style:style>
    <style:style style:name="MailMergeTable2020-03-05T14_3a_29_3a_47Z89.G4" style:display-name="MailMergeTable2020-03-05T14:29:47Z8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90" style:display-name="MailMergeTable2020-03-05T14:29:47Z90" style:family="table">
      <style:table-properties style:width="13.748cm" table:align="margins"/>
    </style:style>
    <style:style style:name="MailMergeTable2020-03-05T14_3a_29_3a_47Z90.A" style:display-name="MailMergeTable2020-03-05T14:29:47Z90.A" style:family="table-column">
      <style:table-column-properties style:column-width="0.291cm" style:rel-column-width="1387*"/>
    </style:style>
    <style:style style:name="MailMergeTable2020-03-05T14_3a_29_3a_47Z90.B" style:display-name="MailMergeTable2020-03-05T14:29:47Z90.B" style:family="table-column">
      <style:table-column-properties style:column-width="3.635cm" style:rel-column-width="17329*"/>
    </style:style>
    <style:style style:name="MailMergeTable2020-03-05T14_3a_29_3a_47Z90.C" style:display-name="MailMergeTable2020-03-05T14:29:47Z90.C" style:family="table-column">
      <style:table-column-properties style:column-width="1.963cm" style:rel-column-width="9358*"/>
    </style:style>
    <style:style style:name="MailMergeTable2020-03-05T14_3a_29_3a_47Z90.E" style:display-name="MailMergeTable2020-03-05T14:29:47Z90.E" style:family="table-column">
      <style:table-column-properties style:column-width="1.965cm" style:rel-column-width="9366*"/>
    </style:style>
    <style:style style:name="MailMergeTable2020-03-05T14_3a_29_3a_47Z90.G" style:display-name="MailMergeTable2020-03-05T14:29:47Z90.G" style:family="table-column">
      <style:table-column-properties style:column-width="1.967cm" style:rel-column-width="9379*"/>
    </style:style>
    <style:style style:name="MailMergeTable2020-03-05T14_3a_29_3a_47Z90.A1" style:display-name="MailMergeTable2020-03-05T14:29:47Z9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90.A2" style:display-name="MailMergeTable2020-03-05T14:29:47Z9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90.3" style:display-name="MailMergeTable2020-03-05T14:29:47Z90.3" style:family="table-row">
      <style:table-row-properties style:min-row-height="5.724cm"/>
    </style:style>
    <style:style style:name="MailMergeTable2020-03-05T14_3a_29_3a_47Z90.A3" style:display-name="MailMergeTable2020-03-05T14:29:47Z9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90.B3" style:display-name="MailMergeTable2020-03-05T14:29:47Z9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90.4" style:display-name="MailMergeTable2020-03-05T14:29:47Z90.4" style:family="table-row">
      <style:table-row-properties style:min-row-height="0.515cm"/>
    </style:style>
    <style:style style:name="MailMergeTable2020-03-05T14_3a_29_3a_47Z90.G4" style:display-name="MailMergeTable2020-03-05T14:29:47Z9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91" style:display-name="MailMergeTable2020-03-05T14:29:47Z91" style:family="table">
      <style:table-properties style:width="13.748cm" table:align="margins"/>
    </style:style>
    <style:style style:name="MailMergeTable2020-03-05T14_3a_29_3a_47Z91.A" style:display-name="MailMergeTable2020-03-05T14:29:47Z91.A" style:family="table-column">
      <style:table-column-properties style:column-width="0.291cm" style:rel-column-width="1387*"/>
    </style:style>
    <style:style style:name="MailMergeTable2020-03-05T14_3a_29_3a_47Z91.B" style:display-name="MailMergeTable2020-03-05T14:29:47Z91.B" style:family="table-column">
      <style:table-column-properties style:column-width="3.635cm" style:rel-column-width="17329*"/>
    </style:style>
    <style:style style:name="MailMergeTable2020-03-05T14_3a_29_3a_47Z91.C" style:display-name="MailMergeTable2020-03-05T14:29:47Z91.C" style:family="table-column">
      <style:table-column-properties style:column-width="1.963cm" style:rel-column-width="9358*"/>
    </style:style>
    <style:style style:name="MailMergeTable2020-03-05T14_3a_29_3a_47Z91.E" style:display-name="MailMergeTable2020-03-05T14:29:47Z91.E" style:family="table-column">
      <style:table-column-properties style:column-width="1.965cm" style:rel-column-width="9366*"/>
    </style:style>
    <style:style style:name="MailMergeTable2020-03-05T14_3a_29_3a_47Z91.G" style:display-name="MailMergeTable2020-03-05T14:29:47Z91.G" style:family="table-column">
      <style:table-column-properties style:column-width="1.967cm" style:rel-column-width="9379*"/>
    </style:style>
    <style:style style:name="MailMergeTable2020-03-05T14_3a_29_3a_47Z91.A1" style:display-name="MailMergeTable2020-03-05T14:29:47Z9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91.A2" style:display-name="MailMergeTable2020-03-05T14:29:47Z9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91.3" style:display-name="MailMergeTable2020-03-05T14:29:47Z91.3" style:family="table-row">
      <style:table-row-properties style:min-row-height="5.724cm"/>
    </style:style>
    <style:style style:name="MailMergeTable2020-03-05T14_3a_29_3a_47Z91.A3" style:display-name="MailMergeTable2020-03-05T14:29:47Z9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91.B3" style:display-name="MailMergeTable2020-03-05T14:29:47Z9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91.4" style:display-name="MailMergeTable2020-03-05T14:29:47Z91.4" style:family="table-row">
      <style:table-row-properties style:min-row-height="0.515cm"/>
    </style:style>
    <style:style style:name="MailMergeTable2020-03-05T14_3a_29_3a_47Z91.G4" style:display-name="MailMergeTable2020-03-05T14:29:47Z9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92" style:display-name="MailMergeTable2020-03-05T14:29:47Z92" style:family="table">
      <style:table-properties style:width="13.748cm" table:align="margins"/>
    </style:style>
    <style:style style:name="MailMergeTable2020-03-05T14_3a_29_3a_47Z92.A" style:display-name="MailMergeTable2020-03-05T14:29:47Z92.A" style:family="table-column">
      <style:table-column-properties style:column-width="0.291cm" style:rel-column-width="1387*"/>
    </style:style>
    <style:style style:name="MailMergeTable2020-03-05T14_3a_29_3a_47Z92.B" style:display-name="MailMergeTable2020-03-05T14:29:47Z92.B" style:family="table-column">
      <style:table-column-properties style:column-width="3.635cm" style:rel-column-width="17329*"/>
    </style:style>
    <style:style style:name="MailMergeTable2020-03-05T14_3a_29_3a_47Z92.C" style:display-name="MailMergeTable2020-03-05T14:29:47Z92.C" style:family="table-column">
      <style:table-column-properties style:column-width="1.963cm" style:rel-column-width="9358*"/>
    </style:style>
    <style:style style:name="MailMergeTable2020-03-05T14_3a_29_3a_47Z92.E" style:display-name="MailMergeTable2020-03-05T14:29:47Z92.E" style:family="table-column">
      <style:table-column-properties style:column-width="1.965cm" style:rel-column-width="9366*"/>
    </style:style>
    <style:style style:name="MailMergeTable2020-03-05T14_3a_29_3a_47Z92.G" style:display-name="MailMergeTable2020-03-05T14:29:47Z92.G" style:family="table-column">
      <style:table-column-properties style:column-width="1.967cm" style:rel-column-width="9379*"/>
    </style:style>
    <style:style style:name="MailMergeTable2020-03-05T14_3a_29_3a_47Z92.A1" style:display-name="MailMergeTable2020-03-05T14:29:47Z9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92.A2" style:display-name="MailMergeTable2020-03-05T14:29:47Z9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92.3" style:display-name="MailMergeTable2020-03-05T14:29:47Z92.3" style:family="table-row">
      <style:table-row-properties style:min-row-height="5.724cm"/>
    </style:style>
    <style:style style:name="MailMergeTable2020-03-05T14_3a_29_3a_47Z92.A3" style:display-name="MailMergeTable2020-03-05T14:29:47Z9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92.B3" style:display-name="MailMergeTable2020-03-05T14:29:47Z9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92.4" style:display-name="MailMergeTable2020-03-05T14:29:47Z92.4" style:family="table-row">
      <style:table-row-properties style:min-row-height="0.515cm"/>
    </style:style>
    <style:style style:name="MailMergeTable2020-03-05T14_3a_29_3a_47Z92.G4" style:display-name="MailMergeTable2020-03-05T14:29:47Z9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93" style:display-name="MailMergeTable2020-03-05T14:29:47Z93" style:family="table">
      <style:table-properties style:width="13.748cm" table:align="margins"/>
    </style:style>
    <style:style style:name="MailMergeTable2020-03-05T14_3a_29_3a_47Z93.A" style:display-name="MailMergeTable2020-03-05T14:29:47Z93.A" style:family="table-column">
      <style:table-column-properties style:column-width="0.291cm" style:rel-column-width="1387*"/>
    </style:style>
    <style:style style:name="MailMergeTable2020-03-05T14_3a_29_3a_47Z93.B" style:display-name="MailMergeTable2020-03-05T14:29:47Z93.B" style:family="table-column">
      <style:table-column-properties style:column-width="3.635cm" style:rel-column-width="17329*"/>
    </style:style>
    <style:style style:name="MailMergeTable2020-03-05T14_3a_29_3a_47Z93.C" style:display-name="MailMergeTable2020-03-05T14:29:47Z93.C" style:family="table-column">
      <style:table-column-properties style:column-width="1.963cm" style:rel-column-width="9358*"/>
    </style:style>
    <style:style style:name="MailMergeTable2020-03-05T14_3a_29_3a_47Z93.E" style:display-name="MailMergeTable2020-03-05T14:29:47Z93.E" style:family="table-column">
      <style:table-column-properties style:column-width="1.965cm" style:rel-column-width="9366*"/>
    </style:style>
    <style:style style:name="MailMergeTable2020-03-05T14_3a_29_3a_47Z93.G" style:display-name="MailMergeTable2020-03-05T14:29:47Z93.G" style:family="table-column">
      <style:table-column-properties style:column-width="1.967cm" style:rel-column-width="9379*"/>
    </style:style>
    <style:style style:name="MailMergeTable2020-03-05T14_3a_29_3a_47Z93.A1" style:display-name="MailMergeTable2020-03-05T14:29:47Z9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93.A2" style:display-name="MailMergeTable2020-03-05T14:29:47Z9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93.3" style:display-name="MailMergeTable2020-03-05T14:29:47Z93.3" style:family="table-row">
      <style:table-row-properties style:min-row-height="5.724cm"/>
    </style:style>
    <style:style style:name="MailMergeTable2020-03-05T14_3a_29_3a_47Z93.A3" style:display-name="MailMergeTable2020-03-05T14:29:47Z9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93.B3" style:display-name="MailMergeTable2020-03-05T14:29:47Z9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93.4" style:display-name="MailMergeTable2020-03-05T14:29:47Z93.4" style:family="table-row">
      <style:table-row-properties style:min-row-height="0.515cm"/>
    </style:style>
    <style:style style:name="MailMergeTable2020-03-05T14_3a_29_3a_47Z93.G4" style:display-name="MailMergeTable2020-03-05T14:29:47Z9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94" style:display-name="MailMergeTable2020-03-05T14:29:47Z94" style:family="table">
      <style:table-properties style:width="13.748cm" table:align="margins"/>
    </style:style>
    <style:style style:name="MailMergeTable2020-03-05T14_3a_29_3a_47Z94.A" style:display-name="MailMergeTable2020-03-05T14:29:47Z94.A" style:family="table-column">
      <style:table-column-properties style:column-width="0.291cm" style:rel-column-width="1387*"/>
    </style:style>
    <style:style style:name="MailMergeTable2020-03-05T14_3a_29_3a_47Z94.B" style:display-name="MailMergeTable2020-03-05T14:29:47Z94.B" style:family="table-column">
      <style:table-column-properties style:column-width="3.635cm" style:rel-column-width="17329*"/>
    </style:style>
    <style:style style:name="MailMergeTable2020-03-05T14_3a_29_3a_47Z94.C" style:display-name="MailMergeTable2020-03-05T14:29:47Z94.C" style:family="table-column">
      <style:table-column-properties style:column-width="1.963cm" style:rel-column-width="9358*"/>
    </style:style>
    <style:style style:name="MailMergeTable2020-03-05T14_3a_29_3a_47Z94.E" style:display-name="MailMergeTable2020-03-05T14:29:47Z94.E" style:family="table-column">
      <style:table-column-properties style:column-width="1.965cm" style:rel-column-width="9366*"/>
    </style:style>
    <style:style style:name="MailMergeTable2020-03-05T14_3a_29_3a_47Z94.G" style:display-name="MailMergeTable2020-03-05T14:29:47Z94.G" style:family="table-column">
      <style:table-column-properties style:column-width="1.967cm" style:rel-column-width="9379*"/>
    </style:style>
    <style:style style:name="MailMergeTable2020-03-05T14_3a_29_3a_47Z94.A1" style:display-name="MailMergeTable2020-03-05T14:29:47Z9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94.A2" style:display-name="MailMergeTable2020-03-05T14:29:47Z9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94.3" style:display-name="MailMergeTable2020-03-05T14:29:47Z94.3" style:family="table-row">
      <style:table-row-properties style:min-row-height="5.724cm"/>
    </style:style>
    <style:style style:name="MailMergeTable2020-03-05T14_3a_29_3a_47Z94.A3" style:display-name="MailMergeTable2020-03-05T14:29:47Z9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94.B3" style:display-name="MailMergeTable2020-03-05T14:29:47Z9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94.4" style:display-name="MailMergeTable2020-03-05T14:29:47Z94.4" style:family="table-row">
      <style:table-row-properties style:min-row-height="0.515cm"/>
    </style:style>
    <style:style style:name="MailMergeTable2020-03-05T14_3a_29_3a_47Z94.G4" style:display-name="MailMergeTable2020-03-05T14:29:47Z9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95" style:display-name="MailMergeTable2020-03-05T14:29:47Z95" style:family="table">
      <style:table-properties style:width="13.748cm" table:align="margins"/>
    </style:style>
    <style:style style:name="MailMergeTable2020-03-05T14_3a_29_3a_47Z95.A" style:display-name="MailMergeTable2020-03-05T14:29:47Z95.A" style:family="table-column">
      <style:table-column-properties style:column-width="0.291cm" style:rel-column-width="1387*"/>
    </style:style>
    <style:style style:name="MailMergeTable2020-03-05T14_3a_29_3a_47Z95.B" style:display-name="MailMergeTable2020-03-05T14:29:47Z95.B" style:family="table-column">
      <style:table-column-properties style:column-width="3.635cm" style:rel-column-width="17329*"/>
    </style:style>
    <style:style style:name="MailMergeTable2020-03-05T14_3a_29_3a_47Z95.C" style:display-name="MailMergeTable2020-03-05T14:29:47Z95.C" style:family="table-column">
      <style:table-column-properties style:column-width="1.963cm" style:rel-column-width="9358*"/>
    </style:style>
    <style:style style:name="MailMergeTable2020-03-05T14_3a_29_3a_47Z95.E" style:display-name="MailMergeTable2020-03-05T14:29:47Z95.E" style:family="table-column">
      <style:table-column-properties style:column-width="1.965cm" style:rel-column-width="9366*"/>
    </style:style>
    <style:style style:name="MailMergeTable2020-03-05T14_3a_29_3a_47Z95.G" style:display-name="MailMergeTable2020-03-05T14:29:47Z95.G" style:family="table-column">
      <style:table-column-properties style:column-width="1.967cm" style:rel-column-width="9379*"/>
    </style:style>
    <style:style style:name="MailMergeTable2020-03-05T14_3a_29_3a_47Z95.A1" style:display-name="MailMergeTable2020-03-05T14:29:47Z9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95.A2" style:display-name="MailMergeTable2020-03-05T14:29:47Z9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95.3" style:display-name="MailMergeTable2020-03-05T14:29:47Z95.3" style:family="table-row">
      <style:table-row-properties style:min-row-height="5.724cm"/>
    </style:style>
    <style:style style:name="MailMergeTable2020-03-05T14_3a_29_3a_47Z95.A3" style:display-name="MailMergeTable2020-03-05T14:29:47Z9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95.B3" style:display-name="MailMergeTable2020-03-05T14:29:47Z9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95.4" style:display-name="MailMergeTable2020-03-05T14:29:47Z95.4" style:family="table-row">
      <style:table-row-properties style:min-row-height="0.515cm"/>
    </style:style>
    <style:style style:name="MailMergeTable2020-03-05T14_3a_29_3a_47Z95.G4" style:display-name="MailMergeTable2020-03-05T14:29:47Z9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96" style:display-name="MailMergeTable2020-03-05T14:29:47Z96" style:family="table">
      <style:table-properties style:width="13.748cm" table:align="margins"/>
    </style:style>
    <style:style style:name="MailMergeTable2020-03-05T14_3a_29_3a_47Z96.A" style:display-name="MailMergeTable2020-03-05T14:29:47Z96.A" style:family="table-column">
      <style:table-column-properties style:column-width="0.291cm" style:rel-column-width="1387*"/>
    </style:style>
    <style:style style:name="MailMergeTable2020-03-05T14_3a_29_3a_47Z96.B" style:display-name="MailMergeTable2020-03-05T14:29:47Z96.B" style:family="table-column">
      <style:table-column-properties style:column-width="3.635cm" style:rel-column-width="17329*"/>
    </style:style>
    <style:style style:name="MailMergeTable2020-03-05T14_3a_29_3a_47Z96.C" style:display-name="MailMergeTable2020-03-05T14:29:47Z96.C" style:family="table-column">
      <style:table-column-properties style:column-width="1.963cm" style:rel-column-width="9358*"/>
    </style:style>
    <style:style style:name="MailMergeTable2020-03-05T14_3a_29_3a_47Z96.E" style:display-name="MailMergeTable2020-03-05T14:29:47Z96.E" style:family="table-column">
      <style:table-column-properties style:column-width="1.965cm" style:rel-column-width="9366*"/>
    </style:style>
    <style:style style:name="MailMergeTable2020-03-05T14_3a_29_3a_47Z96.G" style:display-name="MailMergeTable2020-03-05T14:29:47Z96.G" style:family="table-column">
      <style:table-column-properties style:column-width="1.967cm" style:rel-column-width="9379*"/>
    </style:style>
    <style:style style:name="MailMergeTable2020-03-05T14_3a_29_3a_47Z96.A1" style:display-name="MailMergeTable2020-03-05T14:29:47Z9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96.A2" style:display-name="MailMergeTable2020-03-05T14:29:47Z9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96.3" style:display-name="MailMergeTable2020-03-05T14:29:47Z96.3" style:family="table-row">
      <style:table-row-properties style:min-row-height="5.724cm"/>
    </style:style>
    <style:style style:name="MailMergeTable2020-03-05T14_3a_29_3a_47Z96.A3" style:display-name="MailMergeTable2020-03-05T14:29:47Z9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96.B3" style:display-name="MailMergeTable2020-03-05T14:29:47Z9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96.4" style:display-name="MailMergeTable2020-03-05T14:29:47Z96.4" style:family="table-row">
      <style:table-row-properties style:min-row-height="0.515cm"/>
    </style:style>
    <style:style style:name="MailMergeTable2020-03-05T14_3a_29_3a_47Z96.G4" style:display-name="MailMergeTable2020-03-05T14:29:47Z9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97" style:display-name="MailMergeTable2020-03-05T14:29:47Z97" style:family="table">
      <style:table-properties style:width="13.748cm" table:align="margins"/>
    </style:style>
    <style:style style:name="MailMergeTable2020-03-05T14_3a_29_3a_47Z97.A" style:display-name="MailMergeTable2020-03-05T14:29:47Z97.A" style:family="table-column">
      <style:table-column-properties style:column-width="0.291cm" style:rel-column-width="1387*"/>
    </style:style>
    <style:style style:name="MailMergeTable2020-03-05T14_3a_29_3a_47Z97.B" style:display-name="MailMergeTable2020-03-05T14:29:47Z97.B" style:family="table-column">
      <style:table-column-properties style:column-width="3.635cm" style:rel-column-width="17329*"/>
    </style:style>
    <style:style style:name="MailMergeTable2020-03-05T14_3a_29_3a_47Z97.C" style:display-name="MailMergeTable2020-03-05T14:29:47Z97.C" style:family="table-column">
      <style:table-column-properties style:column-width="1.963cm" style:rel-column-width="9358*"/>
    </style:style>
    <style:style style:name="MailMergeTable2020-03-05T14_3a_29_3a_47Z97.E" style:display-name="MailMergeTable2020-03-05T14:29:47Z97.E" style:family="table-column">
      <style:table-column-properties style:column-width="1.965cm" style:rel-column-width="9366*"/>
    </style:style>
    <style:style style:name="MailMergeTable2020-03-05T14_3a_29_3a_47Z97.G" style:display-name="MailMergeTable2020-03-05T14:29:47Z97.G" style:family="table-column">
      <style:table-column-properties style:column-width="1.967cm" style:rel-column-width="9379*"/>
    </style:style>
    <style:style style:name="MailMergeTable2020-03-05T14_3a_29_3a_47Z97.A1" style:display-name="MailMergeTable2020-03-05T14:29:47Z9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97.A2" style:display-name="MailMergeTable2020-03-05T14:29:47Z9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97.3" style:display-name="MailMergeTable2020-03-05T14:29:47Z97.3" style:family="table-row">
      <style:table-row-properties style:min-row-height="5.724cm"/>
    </style:style>
    <style:style style:name="MailMergeTable2020-03-05T14_3a_29_3a_47Z97.A3" style:display-name="MailMergeTable2020-03-05T14:29:47Z9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97.B3" style:display-name="MailMergeTable2020-03-05T14:29:47Z9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97.4" style:display-name="MailMergeTable2020-03-05T14:29:47Z97.4" style:family="table-row">
      <style:table-row-properties style:min-row-height="0.515cm"/>
    </style:style>
    <style:style style:name="MailMergeTable2020-03-05T14_3a_29_3a_47Z97.G4" style:display-name="MailMergeTable2020-03-05T14:29:47Z9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98" style:display-name="MailMergeTable2020-03-05T14:29:47Z98" style:family="table">
      <style:table-properties style:width="13.748cm" table:align="margins"/>
    </style:style>
    <style:style style:name="MailMergeTable2020-03-05T14_3a_29_3a_47Z98.A" style:display-name="MailMergeTable2020-03-05T14:29:47Z98.A" style:family="table-column">
      <style:table-column-properties style:column-width="0.291cm" style:rel-column-width="1387*"/>
    </style:style>
    <style:style style:name="MailMergeTable2020-03-05T14_3a_29_3a_47Z98.B" style:display-name="MailMergeTable2020-03-05T14:29:47Z98.B" style:family="table-column">
      <style:table-column-properties style:column-width="3.635cm" style:rel-column-width="17329*"/>
    </style:style>
    <style:style style:name="MailMergeTable2020-03-05T14_3a_29_3a_47Z98.C" style:display-name="MailMergeTable2020-03-05T14:29:47Z98.C" style:family="table-column">
      <style:table-column-properties style:column-width="1.963cm" style:rel-column-width="9358*"/>
    </style:style>
    <style:style style:name="MailMergeTable2020-03-05T14_3a_29_3a_47Z98.E" style:display-name="MailMergeTable2020-03-05T14:29:47Z98.E" style:family="table-column">
      <style:table-column-properties style:column-width="1.965cm" style:rel-column-width="9366*"/>
    </style:style>
    <style:style style:name="MailMergeTable2020-03-05T14_3a_29_3a_47Z98.G" style:display-name="MailMergeTable2020-03-05T14:29:47Z98.G" style:family="table-column">
      <style:table-column-properties style:column-width="1.967cm" style:rel-column-width="9379*"/>
    </style:style>
    <style:style style:name="MailMergeTable2020-03-05T14_3a_29_3a_47Z98.A1" style:display-name="MailMergeTable2020-03-05T14:29:47Z9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98.A2" style:display-name="MailMergeTable2020-03-05T14:29:47Z9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98.3" style:display-name="MailMergeTable2020-03-05T14:29:47Z98.3" style:family="table-row">
      <style:table-row-properties style:min-row-height="5.724cm"/>
    </style:style>
    <style:style style:name="MailMergeTable2020-03-05T14_3a_29_3a_47Z98.A3" style:display-name="MailMergeTable2020-03-05T14:29:47Z9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98.B3" style:display-name="MailMergeTable2020-03-05T14:29:47Z9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98.4" style:display-name="MailMergeTable2020-03-05T14:29:47Z98.4" style:family="table-row">
      <style:table-row-properties style:min-row-height="0.515cm"/>
    </style:style>
    <style:style style:name="MailMergeTable2020-03-05T14_3a_29_3a_47Z98.G4" style:display-name="MailMergeTable2020-03-05T14:29:47Z9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99" style:display-name="MailMergeTable2020-03-05T14:29:47Z99" style:family="table">
      <style:table-properties style:width="13.748cm" table:align="margins"/>
    </style:style>
    <style:style style:name="MailMergeTable2020-03-05T14_3a_29_3a_47Z99.A" style:display-name="MailMergeTable2020-03-05T14:29:47Z99.A" style:family="table-column">
      <style:table-column-properties style:column-width="0.291cm" style:rel-column-width="1387*"/>
    </style:style>
    <style:style style:name="MailMergeTable2020-03-05T14_3a_29_3a_47Z99.B" style:display-name="MailMergeTable2020-03-05T14:29:47Z99.B" style:family="table-column">
      <style:table-column-properties style:column-width="3.635cm" style:rel-column-width="17329*"/>
    </style:style>
    <style:style style:name="MailMergeTable2020-03-05T14_3a_29_3a_47Z99.C" style:display-name="MailMergeTable2020-03-05T14:29:47Z99.C" style:family="table-column">
      <style:table-column-properties style:column-width="1.963cm" style:rel-column-width="9358*"/>
    </style:style>
    <style:style style:name="MailMergeTable2020-03-05T14_3a_29_3a_47Z99.E" style:display-name="MailMergeTable2020-03-05T14:29:47Z99.E" style:family="table-column">
      <style:table-column-properties style:column-width="1.965cm" style:rel-column-width="9366*"/>
    </style:style>
    <style:style style:name="MailMergeTable2020-03-05T14_3a_29_3a_47Z99.G" style:display-name="MailMergeTable2020-03-05T14:29:47Z99.G" style:family="table-column">
      <style:table-column-properties style:column-width="1.967cm" style:rel-column-width="9379*"/>
    </style:style>
    <style:style style:name="MailMergeTable2020-03-05T14_3a_29_3a_47Z99.A1" style:display-name="MailMergeTable2020-03-05T14:29:47Z9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99.A2" style:display-name="MailMergeTable2020-03-05T14:29:47Z9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99.3" style:display-name="MailMergeTable2020-03-05T14:29:47Z99.3" style:family="table-row">
      <style:table-row-properties style:min-row-height="5.724cm"/>
    </style:style>
    <style:style style:name="MailMergeTable2020-03-05T14_3a_29_3a_47Z99.A3" style:display-name="MailMergeTable2020-03-05T14:29:47Z9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99.B3" style:display-name="MailMergeTable2020-03-05T14:29:47Z9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99.4" style:display-name="MailMergeTable2020-03-05T14:29:47Z99.4" style:family="table-row">
      <style:table-row-properties style:min-row-height="0.515cm"/>
    </style:style>
    <style:style style:name="MailMergeTable2020-03-05T14_3a_29_3a_47Z99.G4" style:display-name="MailMergeTable2020-03-05T14:29:47Z9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00" style:display-name="MailMergeTable2020-03-05T14:29:47Z100" style:family="table">
      <style:table-properties style:width="13.748cm" table:align="margins"/>
    </style:style>
    <style:style style:name="MailMergeTable2020-03-05T14_3a_29_3a_47Z100.A" style:display-name="MailMergeTable2020-03-05T14:29:47Z100.A" style:family="table-column">
      <style:table-column-properties style:column-width="0.291cm" style:rel-column-width="1387*"/>
    </style:style>
    <style:style style:name="MailMergeTable2020-03-05T14_3a_29_3a_47Z100.B" style:display-name="MailMergeTable2020-03-05T14:29:47Z100.B" style:family="table-column">
      <style:table-column-properties style:column-width="3.635cm" style:rel-column-width="17329*"/>
    </style:style>
    <style:style style:name="MailMergeTable2020-03-05T14_3a_29_3a_47Z100.C" style:display-name="MailMergeTable2020-03-05T14:29:47Z100.C" style:family="table-column">
      <style:table-column-properties style:column-width="1.963cm" style:rel-column-width="9358*"/>
    </style:style>
    <style:style style:name="MailMergeTable2020-03-05T14_3a_29_3a_47Z100.E" style:display-name="MailMergeTable2020-03-05T14:29:47Z100.E" style:family="table-column">
      <style:table-column-properties style:column-width="1.965cm" style:rel-column-width="9366*"/>
    </style:style>
    <style:style style:name="MailMergeTable2020-03-05T14_3a_29_3a_47Z100.G" style:display-name="MailMergeTable2020-03-05T14:29:47Z100.G" style:family="table-column">
      <style:table-column-properties style:column-width="1.967cm" style:rel-column-width="9379*"/>
    </style:style>
    <style:style style:name="MailMergeTable2020-03-05T14_3a_29_3a_47Z100.A1" style:display-name="MailMergeTable2020-03-05T14:29:47Z10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00.A2" style:display-name="MailMergeTable2020-03-05T14:29:47Z10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00.3" style:display-name="MailMergeTable2020-03-05T14:29:47Z100.3" style:family="table-row">
      <style:table-row-properties style:min-row-height="5.724cm"/>
    </style:style>
    <style:style style:name="MailMergeTable2020-03-05T14_3a_29_3a_47Z100.A3" style:display-name="MailMergeTable2020-03-05T14:29:47Z10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00.B3" style:display-name="MailMergeTable2020-03-05T14:29:47Z10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00.4" style:display-name="MailMergeTable2020-03-05T14:29:47Z100.4" style:family="table-row">
      <style:table-row-properties style:min-row-height="0.515cm"/>
    </style:style>
    <style:style style:name="MailMergeTable2020-03-05T14_3a_29_3a_47Z100.G4" style:display-name="MailMergeTable2020-03-05T14:29:47Z10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01" style:display-name="MailMergeTable2020-03-05T14:29:47Z101" style:family="table">
      <style:table-properties style:width="13.748cm" table:align="margins"/>
    </style:style>
    <style:style style:name="MailMergeTable2020-03-05T14_3a_29_3a_47Z101.A" style:display-name="MailMergeTable2020-03-05T14:29:47Z101.A" style:family="table-column">
      <style:table-column-properties style:column-width="0.291cm" style:rel-column-width="1387*"/>
    </style:style>
    <style:style style:name="MailMergeTable2020-03-05T14_3a_29_3a_47Z101.B" style:display-name="MailMergeTable2020-03-05T14:29:47Z101.B" style:family="table-column">
      <style:table-column-properties style:column-width="3.635cm" style:rel-column-width="17329*"/>
    </style:style>
    <style:style style:name="MailMergeTable2020-03-05T14_3a_29_3a_47Z101.C" style:display-name="MailMergeTable2020-03-05T14:29:47Z101.C" style:family="table-column">
      <style:table-column-properties style:column-width="1.963cm" style:rel-column-width="9358*"/>
    </style:style>
    <style:style style:name="MailMergeTable2020-03-05T14_3a_29_3a_47Z101.E" style:display-name="MailMergeTable2020-03-05T14:29:47Z101.E" style:family="table-column">
      <style:table-column-properties style:column-width="1.965cm" style:rel-column-width="9366*"/>
    </style:style>
    <style:style style:name="MailMergeTable2020-03-05T14_3a_29_3a_47Z101.G" style:display-name="MailMergeTable2020-03-05T14:29:47Z101.G" style:family="table-column">
      <style:table-column-properties style:column-width="1.967cm" style:rel-column-width="9379*"/>
    </style:style>
    <style:style style:name="MailMergeTable2020-03-05T14_3a_29_3a_47Z101.A1" style:display-name="MailMergeTable2020-03-05T14:29:47Z10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01.A2" style:display-name="MailMergeTable2020-03-05T14:29:47Z10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01.3" style:display-name="MailMergeTable2020-03-05T14:29:47Z101.3" style:family="table-row">
      <style:table-row-properties style:min-row-height="5.724cm"/>
    </style:style>
    <style:style style:name="MailMergeTable2020-03-05T14_3a_29_3a_47Z101.A3" style:display-name="MailMergeTable2020-03-05T14:29:47Z10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01.B3" style:display-name="MailMergeTable2020-03-05T14:29:47Z10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01.4" style:display-name="MailMergeTable2020-03-05T14:29:47Z101.4" style:family="table-row">
      <style:table-row-properties style:min-row-height="0.515cm"/>
    </style:style>
    <style:style style:name="MailMergeTable2020-03-05T14_3a_29_3a_47Z101.G4" style:display-name="MailMergeTable2020-03-05T14:29:47Z10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02" style:display-name="MailMergeTable2020-03-05T14:29:47Z102" style:family="table">
      <style:table-properties style:width="13.748cm" table:align="margins"/>
    </style:style>
    <style:style style:name="MailMergeTable2020-03-05T14_3a_29_3a_47Z102.A" style:display-name="MailMergeTable2020-03-05T14:29:47Z102.A" style:family="table-column">
      <style:table-column-properties style:column-width="0.291cm" style:rel-column-width="1387*"/>
    </style:style>
    <style:style style:name="MailMergeTable2020-03-05T14_3a_29_3a_47Z102.B" style:display-name="MailMergeTable2020-03-05T14:29:47Z102.B" style:family="table-column">
      <style:table-column-properties style:column-width="3.635cm" style:rel-column-width="17329*"/>
    </style:style>
    <style:style style:name="MailMergeTable2020-03-05T14_3a_29_3a_47Z102.C" style:display-name="MailMergeTable2020-03-05T14:29:47Z102.C" style:family="table-column">
      <style:table-column-properties style:column-width="1.963cm" style:rel-column-width="9358*"/>
    </style:style>
    <style:style style:name="MailMergeTable2020-03-05T14_3a_29_3a_47Z102.E" style:display-name="MailMergeTable2020-03-05T14:29:47Z102.E" style:family="table-column">
      <style:table-column-properties style:column-width="1.965cm" style:rel-column-width="9366*"/>
    </style:style>
    <style:style style:name="MailMergeTable2020-03-05T14_3a_29_3a_47Z102.G" style:display-name="MailMergeTable2020-03-05T14:29:47Z102.G" style:family="table-column">
      <style:table-column-properties style:column-width="1.967cm" style:rel-column-width="9379*"/>
    </style:style>
    <style:style style:name="MailMergeTable2020-03-05T14_3a_29_3a_47Z102.A1" style:display-name="MailMergeTable2020-03-05T14:29:47Z10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02.A2" style:display-name="MailMergeTable2020-03-05T14:29:47Z10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02.3" style:display-name="MailMergeTable2020-03-05T14:29:47Z102.3" style:family="table-row">
      <style:table-row-properties style:min-row-height="5.724cm"/>
    </style:style>
    <style:style style:name="MailMergeTable2020-03-05T14_3a_29_3a_47Z102.A3" style:display-name="MailMergeTable2020-03-05T14:29:47Z10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02.B3" style:display-name="MailMergeTable2020-03-05T14:29:47Z10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02.4" style:display-name="MailMergeTable2020-03-05T14:29:47Z102.4" style:family="table-row">
      <style:table-row-properties style:min-row-height="0.515cm"/>
    </style:style>
    <style:style style:name="MailMergeTable2020-03-05T14_3a_29_3a_47Z102.G4" style:display-name="MailMergeTable2020-03-05T14:29:47Z10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03" style:display-name="MailMergeTable2020-03-05T14:29:47Z103" style:family="table">
      <style:table-properties style:width="13.748cm" table:align="margins"/>
    </style:style>
    <style:style style:name="MailMergeTable2020-03-05T14_3a_29_3a_47Z103.A" style:display-name="MailMergeTable2020-03-05T14:29:47Z103.A" style:family="table-column">
      <style:table-column-properties style:column-width="0.291cm" style:rel-column-width="1387*"/>
    </style:style>
    <style:style style:name="MailMergeTable2020-03-05T14_3a_29_3a_47Z103.B" style:display-name="MailMergeTable2020-03-05T14:29:47Z103.B" style:family="table-column">
      <style:table-column-properties style:column-width="3.635cm" style:rel-column-width="17329*"/>
    </style:style>
    <style:style style:name="MailMergeTable2020-03-05T14_3a_29_3a_47Z103.C" style:display-name="MailMergeTable2020-03-05T14:29:47Z103.C" style:family="table-column">
      <style:table-column-properties style:column-width="1.963cm" style:rel-column-width="9358*"/>
    </style:style>
    <style:style style:name="MailMergeTable2020-03-05T14_3a_29_3a_47Z103.E" style:display-name="MailMergeTable2020-03-05T14:29:47Z103.E" style:family="table-column">
      <style:table-column-properties style:column-width="1.965cm" style:rel-column-width="9366*"/>
    </style:style>
    <style:style style:name="MailMergeTable2020-03-05T14_3a_29_3a_47Z103.G" style:display-name="MailMergeTable2020-03-05T14:29:47Z103.G" style:family="table-column">
      <style:table-column-properties style:column-width="1.967cm" style:rel-column-width="9379*"/>
    </style:style>
    <style:style style:name="MailMergeTable2020-03-05T14_3a_29_3a_47Z103.A1" style:display-name="MailMergeTable2020-03-05T14:29:47Z10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03.A2" style:display-name="MailMergeTable2020-03-05T14:29:47Z10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03.3" style:display-name="MailMergeTable2020-03-05T14:29:47Z103.3" style:family="table-row">
      <style:table-row-properties style:min-row-height="5.724cm"/>
    </style:style>
    <style:style style:name="MailMergeTable2020-03-05T14_3a_29_3a_47Z103.A3" style:display-name="MailMergeTable2020-03-05T14:29:47Z10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03.B3" style:display-name="MailMergeTable2020-03-05T14:29:47Z10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03.4" style:display-name="MailMergeTable2020-03-05T14:29:47Z103.4" style:family="table-row">
      <style:table-row-properties style:min-row-height="0.515cm"/>
    </style:style>
    <style:style style:name="MailMergeTable2020-03-05T14_3a_29_3a_47Z103.G4" style:display-name="MailMergeTable2020-03-05T14:29:47Z10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04" style:display-name="MailMergeTable2020-03-05T14:29:47Z104" style:family="table">
      <style:table-properties style:width="13.748cm" table:align="margins"/>
    </style:style>
    <style:style style:name="MailMergeTable2020-03-05T14_3a_29_3a_47Z104.A" style:display-name="MailMergeTable2020-03-05T14:29:47Z104.A" style:family="table-column">
      <style:table-column-properties style:column-width="0.291cm" style:rel-column-width="1387*"/>
    </style:style>
    <style:style style:name="MailMergeTable2020-03-05T14_3a_29_3a_47Z104.B" style:display-name="MailMergeTable2020-03-05T14:29:47Z104.B" style:family="table-column">
      <style:table-column-properties style:column-width="3.635cm" style:rel-column-width="17329*"/>
    </style:style>
    <style:style style:name="MailMergeTable2020-03-05T14_3a_29_3a_47Z104.C" style:display-name="MailMergeTable2020-03-05T14:29:47Z104.C" style:family="table-column">
      <style:table-column-properties style:column-width="1.963cm" style:rel-column-width="9358*"/>
    </style:style>
    <style:style style:name="MailMergeTable2020-03-05T14_3a_29_3a_47Z104.E" style:display-name="MailMergeTable2020-03-05T14:29:47Z104.E" style:family="table-column">
      <style:table-column-properties style:column-width="1.965cm" style:rel-column-width="9366*"/>
    </style:style>
    <style:style style:name="MailMergeTable2020-03-05T14_3a_29_3a_47Z104.G" style:display-name="MailMergeTable2020-03-05T14:29:47Z104.G" style:family="table-column">
      <style:table-column-properties style:column-width="1.967cm" style:rel-column-width="9379*"/>
    </style:style>
    <style:style style:name="MailMergeTable2020-03-05T14_3a_29_3a_47Z104.A1" style:display-name="MailMergeTable2020-03-05T14:29:47Z10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04.A2" style:display-name="MailMergeTable2020-03-05T14:29:47Z10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04.3" style:display-name="MailMergeTable2020-03-05T14:29:47Z104.3" style:family="table-row">
      <style:table-row-properties style:min-row-height="5.724cm"/>
    </style:style>
    <style:style style:name="MailMergeTable2020-03-05T14_3a_29_3a_47Z104.A3" style:display-name="MailMergeTable2020-03-05T14:29:47Z10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04.B3" style:display-name="MailMergeTable2020-03-05T14:29:47Z10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04.4" style:display-name="MailMergeTable2020-03-05T14:29:47Z104.4" style:family="table-row">
      <style:table-row-properties style:min-row-height="0.515cm"/>
    </style:style>
    <style:style style:name="MailMergeTable2020-03-05T14_3a_29_3a_47Z104.G4" style:display-name="MailMergeTable2020-03-05T14:29:47Z10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05" style:display-name="MailMergeTable2020-03-05T14:29:47Z105" style:family="table">
      <style:table-properties style:width="13.748cm" table:align="margins"/>
    </style:style>
    <style:style style:name="MailMergeTable2020-03-05T14_3a_29_3a_47Z105.A" style:display-name="MailMergeTable2020-03-05T14:29:47Z105.A" style:family="table-column">
      <style:table-column-properties style:column-width="0.291cm" style:rel-column-width="1387*"/>
    </style:style>
    <style:style style:name="MailMergeTable2020-03-05T14_3a_29_3a_47Z105.B" style:display-name="MailMergeTable2020-03-05T14:29:47Z105.B" style:family="table-column">
      <style:table-column-properties style:column-width="3.635cm" style:rel-column-width="17329*"/>
    </style:style>
    <style:style style:name="MailMergeTable2020-03-05T14_3a_29_3a_47Z105.C" style:display-name="MailMergeTable2020-03-05T14:29:47Z105.C" style:family="table-column">
      <style:table-column-properties style:column-width="1.963cm" style:rel-column-width="9358*"/>
    </style:style>
    <style:style style:name="MailMergeTable2020-03-05T14_3a_29_3a_47Z105.E" style:display-name="MailMergeTable2020-03-05T14:29:47Z105.E" style:family="table-column">
      <style:table-column-properties style:column-width="1.965cm" style:rel-column-width="9366*"/>
    </style:style>
    <style:style style:name="MailMergeTable2020-03-05T14_3a_29_3a_47Z105.G" style:display-name="MailMergeTable2020-03-05T14:29:47Z105.G" style:family="table-column">
      <style:table-column-properties style:column-width="1.967cm" style:rel-column-width="9379*"/>
    </style:style>
    <style:style style:name="MailMergeTable2020-03-05T14_3a_29_3a_47Z105.A1" style:display-name="MailMergeTable2020-03-05T14:29:47Z10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05.A2" style:display-name="MailMergeTable2020-03-05T14:29:47Z10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05.3" style:display-name="MailMergeTable2020-03-05T14:29:47Z105.3" style:family="table-row">
      <style:table-row-properties style:min-row-height="5.724cm"/>
    </style:style>
    <style:style style:name="MailMergeTable2020-03-05T14_3a_29_3a_47Z105.A3" style:display-name="MailMergeTable2020-03-05T14:29:47Z10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05.B3" style:display-name="MailMergeTable2020-03-05T14:29:47Z10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05.4" style:display-name="MailMergeTable2020-03-05T14:29:47Z105.4" style:family="table-row">
      <style:table-row-properties style:min-row-height="0.515cm"/>
    </style:style>
    <style:style style:name="MailMergeTable2020-03-05T14_3a_29_3a_47Z105.G4" style:display-name="MailMergeTable2020-03-05T14:29:47Z10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06" style:display-name="MailMergeTable2020-03-05T14:29:47Z106" style:family="table">
      <style:table-properties style:width="13.748cm" table:align="margins"/>
    </style:style>
    <style:style style:name="MailMergeTable2020-03-05T14_3a_29_3a_47Z106.A" style:display-name="MailMergeTable2020-03-05T14:29:47Z106.A" style:family="table-column">
      <style:table-column-properties style:column-width="0.291cm" style:rel-column-width="1387*"/>
    </style:style>
    <style:style style:name="MailMergeTable2020-03-05T14_3a_29_3a_47Z106.B" style:display-name="MailMergeTable2020-03-05T14:29:47Z106.B" style:family="table-column">
      <style:table-column-properties style:column-width="3.635cm" style:rel-column-width="17329*"/>
    </style:style>
    <style:style style:name="MailMergeTable2020-03-05T14_3a_29_3a_47Z106.C" style:display-name="MailMergeTable2020-03-05T14:29:47Z106.C" style:family="table-column">
      <style:table-column-properties style:column-width="1.963cm" style:rel-column-width="9358*"/>
    </style:style>
    <style:style style:name="MailMergeTable2020-03-05T14_3a_29_3a_47Z106.E" style:display-name="MailMergeTable2020-03-05T14:29:47Z106.E" style:family="table-column">
      <style:table-column-properties style:column-width="1.965cm" style:rel-column-width="9366*"/>
    </style:style>
    <style:style style:name="MailMergeTable2020-03-05T14_3a_29_3a_47Z106.G" style:display-name="MailMergeTable2020-03-05T14:29:47Z106.G" style:family="table-column">
      <style:table-column-properties style:column-width="1.967cm" style:rel-column-width="9379*"/>
    </style:style>
    <style:style style:name="MailMergeTable2020-03-05T14_3a_29_3a_47Z106.A1" style:display-name="MailMergeTable2020-03-05T14:29:47Z10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06.A2" style:display-name="MailMergeTable2020-03-05T14:29:47Z10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06.3" style:display-name="MailMergeTable2020-03-05T14:29:47Z106.3" style:family="table-row">
      <style:table-row-properties style:min-row-height="5.724cm"/>
    </style:style>
    <style:style style:name="MailMergeTable2020-03-05T14_3a_29_3a_47Z106.A3" style:display-name="MailMergeTable2020-03-05T14:29:47Z10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06.B3" style:display-name="MailMergeTable2020-03-05T14:29:47Z10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06.4" style:display-name="MailMergeTable2020-03-05T14:29:47Z106.4" style:family="table-row">
      <style:table-row-properties style:min-row-height="0.515cm"/>
    </style:style>
    <style:style style:name="MailMergeTable2020-03-05T14_3a_29_3a_47Z106.G4" style:display-name="MailMergeTable2020-03-05T14:29:47Z10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07" style:display-name="MailMergeTable2020-03-05T14:29:47Z107" style:family="table">
      <style:table-properties style:width="13.748cm" table:align="margins"/>
    </style:style>
    <style:style style:name="MailMergeTable2020-03-05T14_3a_29_3a_47Z107.A" style:display-name="MailMergeTable2020-03-05T14:29:47Z107.A" style:family="table-column">
      <style:table-column-properties style:column-width="0.291cm" style:rel-column-width="1387*"/>
    </style:style>
    <style:style style:name="MailMergeTable2020-03-05T14_3a_29_3a_47Z107.B" style:display-name="MailMergeTable2020-03-05T14:29:47Z107.B" style:family="table-column">
      <style:table-column-properties style:column-width="3.635cm" style:rel-column-width="17329*"/>
    </style:style>
    <style:style style:name="MailMergeTable2020-03-05T14_3a_29_3a_47Z107.C" style:display-name="MailMergeTable2020-03-05T14:29:47Z107.C" style:family="table-column">
      <style:table-column-properties style:column-width="1.963cm" style:rel-column-width="9358*"/>
    </style:style>
    <style:style style:name="MailMergeTable2020-03-05T14_3a_29_3a_47Z107.E" style:display-name="MailMergeTable2020-03-05T14:29:47Z107.E" style:family="table-column">
      <style:table-column-properties style:column-width="1.965cm" style:rel-column-width="9366*"/>
    </style:style>
    <style:style style:name="MailMergeTable2020-03-05T14_3a_29_3a_47Z107.G" style:display-name="MailMergeTable2020-03-05T14:29:47Z107.G" style:family="table-column">
      <style:table-column-properties style:column-width="1.967cm" style:rel-column-width="9379*"/>
    </style:style>
    <style:style style:name="MailMergeTable2020-03-05T14_3a_29_3a_47Z107.A1" style:display-name="MailMergeTable2020-03-05T14:29:47Z10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07.A2" style:display-name="MailMergeTable2020-03-05T14:29:47Z10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07.3" style:display-name="MailMergeTable2020-03-05T14:29:47Z107.3" style:family="table-row">
      <style:table-row-properties style:min-row-height="5.724cm"/>
    </style:style>
    <style:style style:name="MailMergeTable2020-03-05T14_3a_29_3a_47Z107.A3" style:display-name="MailMergeTable2020-03-05T14:29:47Z10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07.B3" style:display-name="MailMergeTable2020-03-05T14:29:47Z10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07.4" style:display-name="MailMergeTable2020-03-05T14:29:47Z107.4" style:family="table-row">
      <style:table-row-properties style:min-row-height="0.515cm"/>
    </style:style>
    <style:style style:name="MailMergeTable2020-03-05T14_3a_29_3a_47Z107.G4" style:display-name="MailMergeTable2020-03-05T14:29:47Z10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08" style:display-name="MailMergeTable2020-03-05T14:29:47Z108" style:family="table">
      <style:table-properties style:width="13.748cm" table:align="margins"/>
    </style:style>
    <style:style style:name="MailMergeTable2020-03-05T14_3a_29_3a_47Z108.A" style:display-name="MailMergeTable2020-03-05T14:29:47Z108.A" style:family="table-column">
      <style:table-column-properties style:column-width="0.291cm" style:rel-column-width="1387*"/>
    </style:style>
    <style:style style:name="MailMergeTable2020-03-05T14_3a_29_3a_47Z108.B" style:display-name="MailMergeTable2020-03-05T14:29:47Z108.B" style:family="table-column">
      <style:table-column-properties style:column-width="3.635cm" style:rel-column-width="17329*"/>
    </style:style>
    <style:style style:name="MailMergeTable2020-03-05T14_3a_29_3a_47Z108.C" style:display-name="MailMergeTable2020-03-05T14:29:47Z108.C" style:family="table-column">
      <style:table-column-properties style:column-width="1.963cm" style:rel-column-width="9358*"/>
    </style:style>
    <style:style style:name="MailMergeTable2020-03-05T14_3a_29_3a_47Z108.E" style:display-name="MailMergeTable2020-03-05T14:29:47Z108.E" style:family="table-column">
      <style:table-column-properties style:column-width="1.965cm" style:rel-column-width="9366*"/>
    </style:style>
    <style:style style:name="MailMergeTable2020-03-05T14_3a_29_3a_47Z108.G" style:display-name="MailMergeTable2020-03-05T14:29:47Z108.G" style:family="table-column">
      <style:table-column-properties style:column-width="1.967cm" style:rel-column-width="9379*"/>
    </style:style>
    <style:style style:name="MailMergeTable2020-03-05T14_3a_29_3a_47Z108.A1" style:display-name="MailMergeTable2020-03-05T14:29:47Z10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08.A2" style:display-name="MailMergeTable2020-03-05T14:29:47Z10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08.3" style:display-name="MailMergeTable2020-03-05T14:29:47Z108.3" style:family="table-row">
      <style:table-row-properties style:min-row-height="5.724cm"/>
    </style:style>
    <style:style style:name="MailMergeTable2020-03-05T14_3a_29_3a_47Z108.A3" style:display-name="MailMergeTable2020-03-05T14:29:47Z10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08.B3" style:display-name="MailMergeTable2020-03-05T14:29:47Z10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08.4" style:display-name="MailMergeTable2020-03-05T14:29:47Z108.4" style:family="table-row">
      <style:table-row-properties style:min-row-height="0.515cm"/>
    </style:style>
    <style:style style:name="MailMergeTable2020-03-05T14_3a_29_3a_47Z108.G4" style:display-name="MailMergeTable2020-03-05T14:29:47Z10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09" style:display-name="MailMergeTable2020-03-05T14:29:47Z109" style:family="table">
      <style:table-properties style:width="13.748cm" table:align="margins"/>
    </style:style>
    <style:style style:name="MailMergeTable2020-03-05T14_3a_29_3a_47Z109.A" style:display-name="MailMergeTable2020-03-05T14:29:47Z109.A" style:family="table-column">
      <style:table-column-properties style:column-width="0.291cm" style:rel-column-width="1387*"/>
    </style:style>
    <style:style style:name="MailMergeTable2020-03-05T14_3a_29_3a_47Z109.B" style:display-name="MailMergeTable2020-03-05T14:29:47Z109.B" style:family="table-column">
      <style:table-column-properties style:column-width="3.635cm" style:rel-column-width="17329*"/>
    </style:style>
    <style:style style:name="MailMergeTable2020-03-05T14_3a_29_3a_47Z109.C" style:display-name="MailMergeTable2020-03-05T14:29:47Z109.C" style:family="table-column">
      <style:table-column-properties style:column-width="1.963cm" style:rel-column-width="9358*"/>
    </style:style>
    <style:style style:name="MailMergeTable2020-03-05T14_3a_29_3a_47Z109.E" style:display-name="MailMergeTable2020-03-05T14:29:47Z109.E" style:family="table-column">
      <style:table-column-properties style:column-width="1.965cm" style:rel-column-width="9366*"/>
    </style:style>
    <style:style style:name="MailMergeTable2020-03-05T14_3a_29_3a_47Z109.G" style:display-name="MailMergeTable2020-03-05T14:29:47Z109.G" style:family="table-column">
      <style:table-column-properties style:column-width="1.967cm" style:rel-column-width="9379*"/>
    </style:style>
    <style:style style:name="MailMergeTable2020-03-05T14_3a_29_3a_47Z109.A1" style:display-name="MailMergeTable2020-03-05T14:29:47Z10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09.A2" style:display-name="MailMergeTable2020-03-05T14:29:47Z10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09.3" style:display-name="MailMergeTable2020-03-05T14:29:47Z109.3" style:family="table-row">
      <style:table-row-properties style:min-row-height="5.724cm"/>
    </style:style>
    <style:style style:name="MailMergeTable2020-03-05T14_3a_29_3a_47Z109.A3" style:display-name="MailMergeTable2020-03-05T14:29:47Z10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09.B3" style:display-name="MailMergeTable2020-03-05T14:29:47Z10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09.4" style:display-name="MailMergeTable2020-03-05T14:29:47Z109.4" style:family="table-row">
      <style:table-row-properties style:min-row-height="0.515cm"/>
    </style:style>
    <style:style style:name="MailMergeTable2020-03-05T14_3a_29_3a_47Z109.G4" style:display-name="MailMergeTable2020-03-05T14:29:47Z10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10" style:display-name="MailMergeTable2020-03-05T14:29:47Z110" style:family="table">
      <style:table-properties style:width="13.748cm" table:align="margins"/>
    </style:style>
    <style:style style:name="MailMergeTable2020-03-05T14_3a_29_3a_47Z110.A" style:display-name="MailMergeTable2020-03-05T14:29:47Z110.A" style:family="table-column">
      <style:table-column-properties style:column-width="0.291cm" style:rel-column-width="1387*"/>
    </style:style>
    <style:style style:name="MailMergeTable2020-03-05T14_3a_29_3a_47Z110.B" style:display-name="MailMergeTable2020-03-05T14:29:47Z110.B" style:family="table-column">
      <style:table-column-properties style:column-width="3.635cm" style:rel-column-width="17329*"/>
    </style:style>
    <style:style style:name="MailMergeTable2020-03-05T14_3a_29_3a_47Z110.C" style:display-name="MailMergeTable2020-03-05T14:29:47Z110.C" style:family="table-column">
      <style:table-column-properties style:column-width="1.963cm" style:rel-column-width="9358*"/>
    </style:style>
    <style:style style:name="MailMergeTable2020-03-05T14_3a_29_3a_47Z110.E" style:display-name="MailMergeTable2020-03-05T14:29:47Z110.E" style:family="table-column">
      <style:table-column-properties style:column-width="1.965cm" style:rel-column-width="9366*"/>
    </style:style>
    <style:style style:name="MailMergeTable2020-03-05T14_3a_29_3a_47Z110.G" style:display-name="MailMergeTable2020-03-05T14:29:47Z110.G" style:family="table-column">
      <style:table-column-properties style:column-width="1.967cm" style:rel-column-width="9379*"/>
    </style:style>
    <style:style style:name="MailMergeTable2020-03-05T14_3a_29_3a_47Z110.A1" style:display-name="MailMergeTable2020-03-05T14:29:47Z11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10.A2" style:display-name="MailMergeTable2020-03-05T14:29:47Z11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10.3" style:display-name="MailMergeTable2020-03-05T14:29:47Z110.3" style:family="table-row">
      <style:table-row-properties style:min-row-height="5.724cm"/>
    </style:style>
    <style:style style:name="MailMergeTable2020-03-05T14_3a_29_3a_47Z110.A3" style:display-name="MailMergeTable2020-03-05T14:29:47Z11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10.B3" style:display-name="MailMergeTable2020-03-05T14:29:47Z11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10.4" style:display-name="MailMergeTable2020-03-05T14:29:47Z110.4" style:family="table-row">
      <style:table-row-properties style:min-row-height="0.515cm"/>
    </style:style>
    <style:style style:name="MailMergeTable2020-03-05T14_3a_29_3a_47Z110.G4" style:display-name="MailMergeTable2020-03-05T14:29:47Z11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11" style:display-name="MailMergeTable2020-03-05T14:29:47Z111" style:family="table">
      <style:table-properties style:width="13.748cm" table:align="margins"/>
    </style:style>
    <style:style style:name="MailMergeTable2020-03-05T14_3a_29_3a_47Z111.A" style:display-name="MailMergeTable2020-03-05T14:29:47Z111.A" style:family="table-column">
      <style:table-column-properties style:column-width="0.291cm" style:rel-column-width="1387*"/>
    </style:style>
    <style:style style:name="MailMergeTable2020-03-05T14_3a_29_3a_47Z111.B" style:display-name="MailMergeTable2020-03-05T14:29:47Z111.B" style:family="table-column">
      <style:table-column-properties style:column-width="3.635cm" style:rel-column-width="17329*"/>
    </style:style>
    <style:style style:name="MailMergeTable2020-03-05T14_3a_29_3a_47Z111.C" style:display-name="MailMergeTable2020-03-05T14:29:47Z111.C" style:family="table-column">
      <style:table-column-properties style:column-width="1.963cm" style:rel-column-width="9358*"/>
    </style:style>
    <style:style style:name="MailMergeTable2020-03-05T14_3a_29_3a_47Z111.E" style:display-name="MailMergeTable2020-03-05T14:29:47Z111.E" style:family="table-column">
      <style:table-column-properties style:column-width="1.965cm" style:rel-column-width="9366*"/>
    </style:style>
    <style:style style:name="MailMergeTable2020-03-05T14_3a_29_3a_47Z111.G" style:display-name="MailMergeTable2020-03-05T14:29:47Z111.G" style:family="table-column">
      <style:table-column-properties style:column-width="1.967cm" style:rel-column-width="9379*"/>
    </style:style>
    <style:style style:name="MailMergeTable2020-03-05T14_3a_29_3a_47Z111.A1" style:display-name="MailMergeTable2020-03-05T14:29:47Z11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11.A2" style:display-name="MailMergeTable2020-03-05T14:29:47Z11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11.3" style:display-name="MailMergeTable2020-03-05T14:29:47Z111.3" style:family="table-row">
      <style:table-row-properties style:min-row-height="5.724cm"/>
    </style:style>
    <style:style style:name="MailMergeTable2020-03-05T14_3a_29_3a_47Z111.A3" style:display-name="MailMergeTable2020-03-05T14:29:47Z11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11.B3" style:display-name="MailMergeTable2020-03-05T14:29:47Z11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11.4" style:display-name="MailMergeTable2020-03-05T14:29:47Z111.4" style:family="table-row">
      <style:table-row-properties style:min-row-height="0.515cm"/>
    </style:style>
    <style:style style:name="MailMergeTable2020-03-05T14_3a_29_3a_47Z111.G4" style:display-name="MailMergeTable2020-03-05T14:29:47Z11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12" style:display-name="MailMergeTable2020-03-05T14:29:47Z112" style:family="table">
      <style:table-properties style:width="13.748cm" table:align="margins"/>
    </style:style>
    <style:style style:name="MailMergeTable2020-03-05T14_3a_29_3a_47Z112.A" style:display-name="MailMergeTable2020-03-05T14:29:47Z112.A" style:family="table-column">
      <style:table-column-properties style:column-width="0.291cm" style:rel-column-width="1387*"/>
    </style:style>
    <style:style style:name="MailMergeTable2020-03-05T14_3a_29_3a_47Z112.B" style:display-name="MailMergeTable2020-03-05T14:29:47Z112.B" style:family="table-column">
      <style:table-column-properties style:column-width="3.635cm" style:rel-column-width="17329*"/>
    </style:style>
    <style:style style:name="MailMergeTable2020-03-05T14_3a_29_3a_47Z112.C" style:display-name="MailMergeTable2020-03-05T14:29:47Z112.C" style:family="table-column">
      <style:table-column-properties style:column-width="1.963cm" style:rel-column-width="9358*"/>
    </style:style>
    <style:style style:name="MailMergeTable2020-03-05T14_3a_29_3a_47Z112.E" style:display-name="MailMergeTable2020-03-05T14:29:47Z112.E" style:family="table-column">
      <style:table-column-properties style:column-width="1.965cm" style:rel-column-width="9366*"/>
    </style:style>
    <style:style style:name="MailMergeTable2020-03-05T14_3a_29_3a_47Z112.G" style:display-name="MailMergeTable2020-03-05T14:29:47Z112.G" style:family="table-column">
      <style:table-column-properties style:column-width="1.967cm" style:rel-column-width="9379*"/>
    </style:style>
    <style:style style:name="MailMergeTable2020-03-05T14_3a_29_3a_47Z112.A1" style:display-name="MailMergeTable2020-03-05T14:29:47Z11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12.A2" style:display-name="MailMergeTable2020-03-05T14:29:47Z11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12.3" style:display-name="MailMergeTable2020-03-05T14:29:47Z112.3" style:family="table-row">
      <style:table-row-properties style:min-row-height="5.724cm"/>
    </style:style>
    <style:style style:name="MailMergeTable2020-03-05T14_3a_29_3a_47Z112.A3" style:display-name="MailMergeTable2020-03-05T14:29:47Z11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12.B3" style:display-name="MailMergeTable2020-03-05T14:29:47Z11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12.4" style:display-name="MailMergeTable2020-03-05T14:29:47Z112.4" style:family="table-row">
      <style:table-row-properties style:min-row-height="0.515cm"/>
    </style:style>
    <style:style style:name="MailMergeTable2020-03-05T14_3a_29_3a_47Z112.G4" style:display-name="MailMergeTable2020-03-05T14:29:47Z11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13" style:display-name="MailMergeTable2020-03-05T14:29:47Z113" style:family="table">
      <style:table-properties style:width="13.748cm" table:align="margins"/>
    </style:style>
    <style:style style:name="MailMergeTable2020-03-05T14_3a_29_3a_47Z113.A" style:display-name="MailMergeTable2020-03-05T14:29:47Z113.A" style:family="table-column">
      <style:table-column-properties style:column-width="0.291cm" style:rel-column-width="1387*"/>
    </style:style>
    <style:style style:name="MailMergeTable2020-03-05T14_3a_29_3a_47Z113.B" style:display-name="MailMergeTable2020-03-05T14:29:47Z113.B" style:family="table-column">
      <style:table-column-properties style:column-width="3.635cm" style:rel-column-width="17329*"/>
    </style:style>
    <style:style style:name="MailMergeTable2020-03-05T14_3a_29_3a_47Z113.C" style:display-name="MailMergeTable2020-03-05T14:29:47Z113.C" style:family="table-column">
      <style:table-column-properties style:column-width="1.963cm" style:rel-column-width="9358*"/>
    </style:style>
    <style:style style:name="MailMergeTable2020-03-05T14_3a_29_3a_47Z113.E" style:display-name="MailMergeTable2020-03-05T14:29:47Z113.E" style:family="table-column">
      <style:table-column-properties style:column-width="1.965cm" style:rel-column-width="9366*"/>
    </style:style>
    <style:style style:name="MailMergeTable2020-03-05T14_3a_29_3a_47Z113.G" style:display-name="MailMergeTable2020-03-05T14:29:47Z113.G" style:family="table-column">
      <style:table-column-properties style:column-width="1.967cm" style:rel-column-width="9379*"/>
    </style:style>
    <style:style style:name="MailMergeTable2020-03-05T14_3a_29_3a_47Z113.A1" style:display-name="MailMergeTable2020-03-05T14:29:47Z11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13.A2" style:display-name="MailMergeTable2020-03-05T14:29:47Z11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13.3" style:display-name="MailMergeTable2020-03-05T14:29:47Z113.3" style:family="table-row">
      <style:table-row-properties style:min-row-height="5.724cm"/>
    </style:style>
    <style:style style:name="MailMergeTable2020-03-05T14_3a_29_3a_47Z113.A3" style:display-name="MailMergeTable2020-03-05T14:29:47Z11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13.B3" style:display-name="MailMergeTable2020-03-05T14:29:47Z11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13.4" style:display-name="MailMergeTable2020-03-05T14:29:47Z113.4" style:family="table-row">
      <style:table-row-properties style:min-row-height="0.515cm"/>
    </style:style>
    <style:style style:name="MailMergeTable2020-03-05T14_3a_29_3a_47Z113.G4" style:display-name="MailMergeTable2020-03-05T14:29:47Z11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14" style:display-name="MailMergeTable2020-03-05T14:29:47Z114" style:family="table">
      <style:table-properties style:width="13.748cm" table:align="margins"/>
    </style:style>
    <style:style style:name="MailMergeTable2020-03-05T14_3a_29_3a_47Z114.A" style:display-name="MailMergeTable2020-03-05T14:29:47Z114.A" style:family="table-column">
      <style:table-column-properties style:column-width="0.291cm" style:rel-column-width="1387*"/>
    </style:style>
    <style:style style:name="MailMergeTable2020-03-05T14_3a_29_3a_47Z114.B" style:display-name="MailMergeTable2020-03-05T14:29:47Z114.B" style:family="table-column">
      <style:table-column-properties style:column-width="3.635cm" style:rel-column-width="17329*"/>
    </style:style>
    <style:style style:name="MailMergeTable2020-03-05T14_3a_29_3a_47Z114.C" style:display-name="MailMergeTable2020-03-05T14:29:47Z114.C" style:family="table-column">
      <style:table-column-properties style:column-width="1.963cm" style:rel-column-width="9358*"/>
    </style:style>
    <style:style style:name="MailMergeTable2020-03-05T14_3a_29_3a_47Z114.E" style:display-name="MailMergeTable2020-03-05T14:29:47Z114.E" style:family="table-column">
      <style:table-column-properties style:column-width="1.965cm" style:rel-column-width="9366*"/>
    </style:style>
    <style:style style:name="MailMergeTable2020-03-05T14_3a_29_3a_47Z114.G" style:display-name="MailMergeTable2020-03-05T14:29:47Z114.G" style:family="table-column">
      <style:table-column-properties style:column-width="1.967cm" style:rel-column-width="9379*"/>
    </style:style>
    <style:style style:name="MailMergeTable2020-03-05T14_3a_29_3a_47Z114.A1" style:display-name="MailMergeTable2020-03-05T14:29:47Z11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14.A2" style:display-name="MailMergeTable2020-03-05T14:29:47Z11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14.3" style:display-name="MailMergeTable2020-03-05T14:29:47Z114.3" style:family="table-row">
      <style:table-row-properties style:min-row-height="5.724cm"/>
    </style:style>
    <style:style style:name="MailMergeTable2020-03-05T14_3a_29_3a_47Z114.A3" style:display-name="MailMergeTable2020-03-05T14:29:47Z11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14.B3" style:display-name="MailMergeTable2020-03-05T14:29:47Z11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14.4" style:display-name="MailMergeTable2020-03-05T14:29:47Z114.4" style:family="table-row">
      <style:table-row-properties style:min-row-height="0.515cm"/>
    </style:style>
    <style:style style:name="MailMergeTable2020-03-05T14_3a_29_3a_47Z114.G4" style:display-name="MailMergeTable2020-03-05T14:29:47Z11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15" style:display-name="MailMergeTable2020-03-05T14:29:47Z115" style:family="table">
      <style:table-properties style:width="13.748cm" table:align="margins"/>
    </style:style>
    <style:style style:name="MailMergeTable2020-03-05T14_3a_29_3a_47Z115.A" style:display-name="MailMergeTable2020-03-05T14:29:47Z115.A" style:family="table-column">
      <style:table-column-properties style:column-width="0.291cm" style:rel-column-width="1387*"/>
    </style:style>
    <style:style style:name="MailMergeTable2020-03-05T14_3a_29_3a_47Z115.B" style:display-name="MailMergeTable2020-03-05T14:29:47Z115.B" style:family="table-column">
      <style:table-column-properties style:column-width="3.635cm" style:rel-column-width="17329*"/>
    </style:style>
    <style:style style:name="MailMergeTable2020-03-05T14_3a_29_3a_47Z115.C" style:display-name="MailMergeTable2020-03-05T14:29:47Z115.C" style:family="table-column">
      <style:table-column-properties style:column-width="1.963cm" style:rel-column-width="9358*"/>
    </style:style>
    <style:style style:name="MailMergeTable2020-03-05T14_3a_29_3a_47Z115.E" style:display-name="MailMergeTable2020-03-05T14:29:47Z115.E" style:family="table-column">
      <style:table-column-properties style:column-width="1.965cm" style:rel-column-width="9366*"/>
    </style:style>
    <style:style style:name="MailMergeTable2020-03-05T14_3a_29_3a_47Z115.G" style:display-name="MailMergeTable2020-03-05T14:29:47Z115.G" style:family="table-column">
      <style:table-column-properties style:column-width="1.967cm" style:rel-column-width="9379*"/>
    </style:style>
    <style:style style:name="MailMergeTable2020-03-05T14_3a_29_3a_47Z115.A1" style:display-name="MailMergeTable2020-03-05T14:29:47Z11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15.A2" style:display-name="MailMergeTable2020-03-05T14:29:47Z11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15.3" style:display-name="MailMergeTable2020-03-05T14:29:47Z115.3" style:family="table-row">
      <style:table-row-properties style:min-row-height="5.724cm"/>
    </style:style>
    <style:style style:name="MailMergeTable2020-03-05T14_3a_29_3a_47Z115.A3" style:display-name="MailMergeTable2020-03-05T14:29:47Z11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15.B3" style:display-name="MailMergeTable2020-03-05T14:29:47Z11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15.4" style:display-name="MailMergeTable2020-03-05T14:29:47Z115.4" style:family="table-row">
      <style:table-row-properties style:min-row-height="0.515cm"/>
    </style:style>
    <style:style style:name="MailMergeTable2020-03-05T14_3a_29_3a_47Z115.G4" style:display-name="MailMergeTable2020-03-05T14:29:47Z11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16" style:display-name="MailMergeTable2020-03-05T14:29:47Z116" style:family="table">
      <style:table-properties style:width="13.748cm" table:align="margins"/>
    </style:style>
    <style:style style:name="MailMergeTable2020-03-05T14_3a_29_3a_47Z116.A" style:display-name="MailMergeTable2020-03-05T14:29:47Z116.A" style:family="table-column">
      <style:table-column-properties style:column-width="0.291cm" style:rel-column-width="1387*"/>
    </style:style>
    <style:style style:name="MailMergeTable2020-03-05T14_3a_29_3a_47Z116.B" style:display-name="MailMergeTable2020-03-05T14:29:47Z116.B" style:family="table-column">
      <style:table-column-properties style:column-width="3.635cm" style:rel-column-width="17329*"/>
    </style:style>
    <style:style style:name="MailMergeTable2020-03-05T14_3a_29_3a_47Z116.C" style:display-name="MailMergeTable2020-03-05T14:29:47Z116.C" style:family="table-column">
      <style:table-column-properties style:column-width="1.963cm" style:rel-column-width="9358*"/>
    </style:style>
    <style:style style:name="MailMergeTable2020-03-05T14_3a_29_3a_47Z116.E" style:display-name="MailMergeTable2020-03-05T14:29:47Z116.E" style:family="table-column">
      <style:table-column-properties style:column-width="1.965cm" style:rel-column-width="9366*"/>
    </style:style>
    <style:style style:name="MailMergeTable2020-03-05T14_3a_29_3a_47Z116.G" style:display-name="MailMergeTable2020-03-05T14:29:47Z116.G" style:family="table-column">
      <style:table-column-properties style:column-width="1.967cm" style:rel-column-width="9379*"/>
    </style:style>
    <style:style style:name="MailMergeTable2020-03-05T14_3a_29_3a_47Z116.A1" style:display-name="MailMergeTable2020-03-05T14:29:47Z11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16.A2" style:display-name="MailMergeTable2020-03-05T14:29:47Z11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16.3" style:display-name="MailMergeTable2020-03-05T14:29:47Z116.3" style:family="table-row">
      <style:table-row-properties style:min-row-height="5.724cm"/>
    </style:style>
    <style:style style:name="MailMergeTable2020-03-05T14_3a_29_3a_47Z116.A3" style:display-name="MailMergeTable2020-03-05T14:29:47Z11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16.B3" style:display-name="MailMergeTable2020-03-05T14:29:47Z11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16.4" style:display-name="MailMergeTable2020-03-05T14:29:47Z116.4" style:family="table-row">
      <style:table-row-properties style:min-row-height="0.515cm"/>
    </style:style>
    <style:style style:name="MailMergeTable2020-03-05T14_3a_29_3a_47Z116.G4" style:display-name="MailMergeTable2020-03-05T14:29:47Z11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17" style:display-name="MailMergeTable2020-03-05T14:29:47Z117" style:family="table">
      <style:table-properties style:width="13.748cm" table:align="margins"/>
    </style:style>
    <style:style style:name="MailMergeTable2020-03-05T14_3a_29_3a_47Z117.A" style:display-name="MailMergeTable2020-03-05T14:29:47Z117.A" style:family="table-column">
      <style:table-column-properties style:column-width="0.291cm" style:rel-column-width="1387*"/>
    </style:style>
    <style:style style:name="MailMergeTable2020-03-05T14_3a_29_3a_47Z117.B" style:display-name="MailMergeTable2020-03-05T14:29:47Z117.B" style:family="table-column">
      <style:table-column-properties style:column-width="3.635cm" style:rel-column-width="17329*"/>
    </style:style>
    <style:style style:name="MailMergeTable2020-03-05T14_3a_29_3a_47Z117.C" style:display-name="MailMergeTable2020-03-05T14:29:47Z117.C" style:family="table-column">
      <style:table-column-properties style:column-width="1.963cm" style:rel-column-width="9358*"/>
    </style:style>
    <style:style style:name="MailMergeTable2020-03-05T14_3a_29_3a_47Z117.E" style:display-name="MailMergeTable2020-03-05T14:29:47Z117.E" style:family="table-column">
      <style:table-column-properties style:column-width="1.965cm" style:rel-column-width="9366*"/>
    </style:style>
    <style:style style:name="MailMergeTable2020-03-05T14_3a_29_3a_47Z117.G" style:display-name="MailMergeTable2020-03-05T14:29:47Z117.G" style:family="table-column">
      <style:table-column-properties style:column-width="1.967cm" style:rel-column-width="9379*"/>
    </style:style>
    <style:style style:name="MailMergeTable2020-03-05T14_3a_29_3a_47Z117.A1" style:display-name="MailMergeTable2020-03-05T14:29:47Z11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17.A2" style:display-name="MailMergeTable2020-03-05T14:29:47Z11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17.3" style:display-name="MailMergeTable2020-03-05T14:29:47Z117.3" style:family="table-row">
      <style:table-row-properties style:min-row-height="5.724cm"/>
    </style:style>
    <style:style style:name="MailMergeTable2020-03-05T14_3a_29_3a_47Z117.A3" style:display-name="MailMergeTable2020-03-05T14:29:47Z11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17.B3" style:display-name="MailMergeTable2020-03-05T14:29:47Z11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17.4" style:display-name="MailMergeTable2020-03-05T14:29:47Z117.4" style:family="table-row">
      <style:table-row-properties style:min-row-height="0.515cm"/>
    </style:style>
    <style:style style:name="MailMergeTable2020-03-05T14_3a_29_3a_47Z117.G4" style:display-name="MailMergeTable2020-03-05T14:29:47Z11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18" style:display-name="MailMergeTable2020-03-05T14:29:47Z118" style:family="table">
      <style:table-properties style:width="13.748cm" table:align="margins"/>
    </style:style>
    <style:style style:name="MailMergeTable2020-03-05T14_3a_29_3a_47Z118.A" style:display-name="MailMergeTable2020-03-05T14:29:47Z118.A" style:family="table-column">
      <style:table-column-properties style:column-width="0.291cm" style:rel-column-width="1387*"/>
    </style:style>
    <style:style style:name="MailMergeTable2020-03-05T14_3a_29_3a_47Z118.B" style:display-name="MailMergeTable2020-03-05T14:29:47Z118.B" style:family="table-column">
      <style:table-column-properties style:column-width="3.635cm" style:rel-column-width="17329*"/>
    </style:style>
    <style:style style:name="MailMergeTable2020-03-05T14_3a_29_3a_47Z118.C" style:display-name="MailMergeTable2020-03-05T14:29:47Z118.C" style:family="table-column">
      <style:table-column-properties style:column-width="1.963cm" style:rel-column-width="9358*"/>
    </style:style>
    <style:style style:name="MailMergeTable2020-03-05T14_3a_29_3a_47Z118.E" style:display-name="MailMergeTable2020-03-05T14:29:47Z118.E" style:family="table-column">
      <style:table-column-properties style:column-width="1.965cm" style:rel-column-width="9366*"/>
    </style:style>
    <style:style style:name="MailMergeTable2020-03-05T14_3a_29_3a_47Z118.G" style:display-name="MailMergeTable2020-03-05T14:29:47Z118.G" style:family="table-column">
      <style:table-column-properties style:column-width="1.967cm" style:rel-column-width="9379*"/>
    </style:style>
    <style:style style:name="MailMergeTable2020-03-05T14_3a_29_3a_47Z118.A1" style:display-name="MailMergeTable2020-03-05T14:29:47Z11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18.A2" style:display-name="MailMergeTable2020-03-05T14:29:47Z11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18.3" style:display-name="MailMergeTable2020-03-05T14:29:47Z118.3" style:family="table-row">
      <style:table-row-properties style:min-row-height="5.724cm"/>
    </style:style>
    <style:style style:name="MailMergeTable2020-03-05T14_3a_29_3a_47Z118.A3" style:display-name="MailMergeTable2020-03-05T14:29:47Z11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18.B3" style:display-name="MailMergeTable2020-03-05T14:29:47Z11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18.4" style:display-name="MailMergeTable2020-03-05T14:29:47Z118.4" style:family="table-row">
      <style:table-row-properties style:min-row-height="0.515cm"/>
    </style:style>
    <style:style style:name="MailMergeTable2020-03-05T14_3a_29_3a_47Z118.G4" style:display-name="MailMergeTable2020-03-05T14:29:47Z11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19" style:display-name="MailMergeTable2020-03-05T14:29:47Z119" style:family="table">
      <style:table-properties style:width="13.748cm" table:align="margins"/>
    </style:style>
    <style:style style:name="MailMergeTable2020-03-05T14_3a_29_3a_47Z119.A" style:display-name="MailMergeTable2020-03-05T14:29:47Z119.A" style:family="table-column">
      <style:table-column-properties style:column-width="0.291cm" style:rel-column-width="1387*"/>
    </style:style>
    <style:style style:name="MailMergeTable2020-03-05T14_3a_29_3a_47Z119.B" style:display-name="MailMergeTable2020-03-05T14:29:47Z119.B" style:family="table-column">
      <style:table-column-properties style:column-width="3.635cm" style:rel-column-width="17329*"/>
    </style:style>
    <style:style style:name="MailMergeTable2020-03-05T14_3a_29_3a_47Z119.C" style:display-name="MailMergeTable2020-03-05T14:29:47Z119.C" style:family="table-column">
      <style:table-column-properties style:column-width="1.963cm" style:rel-column-width="9358*"/>
    </style:style>
    <style:style style:name="MailMergeTable2020-03-05T14_3a_29_3a_47Z119.E" style:display-name="MailMergeTable2020-03-05T14:29:47Z119.E" style:family="table-column">
      <style:table-column-properties style:column-width="1.965cm" style:rel-column-width="9366*"/>
    </style:style>
    <style:style style:name="MailMergeTable2020-03-05T14_3a_29_3a_47Z119.G" style:display-name="MailMergeTable2020-03-05T14:29:47Z119.G" style:family="table-column">
      <style:table-column-properties style:column-width="1.967cm" style:rel-column-width="9379*"/>
    </style:style>
    <style:style style:name="MailMergeTable2020-03-05T14_3a_29_3a_47Z119.A1" style:display-name="MailMergeTable2020-03-05T14:29:47Z11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19.A2" style:display-name="MailMergeTable2020-03-05T14:29:47Z11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19.3" style:display-name="MailMergeTable2020-03-05T14:29:47Z119.3" style:family="table-row">
      <style:table-row-properties style:min-row-height="5.724cm"/>
    </style:style>
    <style:style style:name="MailMergeTable2020-03-05T14_3a_29_3a_47Z119.A3" style:display-name="MailMergeTable2020-03-05T14:29:47Z11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19.B3" style:display-name="MailMergeTable2020-03-05T14:29:47Z11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19.4" style:display-name="MailMergeTable2020-03-05T14:29:47Z119.4" style:family="table-row">
      <style:table-row-properties style:min-row-height="0.515cm"/>
    </style:style>
    <style:style style:name="MailMergeTable2020-03-05T14_3a_29_3a_47Z119.G4" style:display-name="MailMergeTable2020-03-05T14:29:47Z11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20" style:display-name="MailMergeTable2020-03-05T14:29:47Z120" style:family="table">
      <style:table-properties style:width="13.748cm" table:align="margins"/>
    </style:style>
    <style:style style:name="MailMergeTable2020-03-05T14_3a_29_3a_47Z120.A" style:display-name="MailMergeTable2020-03-05T14:29:47Z120.A" style:family="table-column">
      <style:table-column-properties style:column-width="0.291cm" style:rel-column-width="1387*"/>
    </style:style>
    <style:style style:name="MailMergeTable2020-03-05T14_3a_29_3a_47Z120.B" style:display-name="MailMergeTable2020-03-05T14:29:47Z120.B" style:family="table-column">
      <style:table-column-properties style:column-width="3.635cm" style:rel-column-width="17329*"/>
    </style:style>
    <style:style style:name="MailMergeTable2020-03-05T14_3a_29_3a_47Z120.C" style:display-name="MailMergeTable2020-03-05T14:29:47Z120.C" style:family="table-column">
      <style:table-column-properties style:column-width="1.963cm" style:rel-column-width="9358*"/>
    </style:style>
    <style:style style:name="MailMergeTable2020-03-05T14_3a_29_3a_47Z120.E" style:display-name="MailMergeTable2020-03-05T14:29:47Z120.E" style:family="table-column">
      <style:table-column-properties style:column-width="1.965cm" style:rel-column-width="9366*"/>
    </style:style>
    <style:style style:name="MailMergeTable2020-03-05T14_3a_29_3a_47Z120.G" style:display-name="MailMergeTable2020-03-05T14:29:47Z120.G" style:family="table-column">
      <style:table-column-properties style:column-width="1.967cm" style:rel-column-width="9379*"/>
    </style:style>
    <style:style style:name="MailMergeTable2020-03-05T14_3a_29_3a_47Z120.A1" style:display-name="MailMergeTable2020-03-05T14:29:47Z12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20.A2" style:display-name="MailMergeTable2020-03-05T14:29:47Z12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20.3" style:display-name="MailMergeTable2020-03-05T14:29:47Z120.3" style:family="table-row">
      <style:table-row-properties style:min-row-height="5.724cm"/>
    </style:style>
    <style:style style:name="MailMergeTable2020-03-05T14_3a_29_3a_47Z120.A3" style:display-name="MailMergeTable2020-03-05T14:29:47Z12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20.B3" style:display-name="MailMergeTable2020-03-05T14:29:47Z12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20.4" style:display-name="MailMergeTable2020-03-05T14:29:47Z120.4" style:family="table-row">
      <style:table-row-properties style:min-row-height="0.515cm"/>
    </style:style>
    <style:style style:name="MailMergeTable2020-03-05T14_3a_29_3a_47Z120.G4" style:display-name="MailMergeTable2020-03-05T14:29:47Z12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21" style:display-name="MailMergeTable2020-03-05T14:29:47Z121" style:family="table">
      <style:table-properties style:width="13.748cm" table:align="margins"/>
    </style:style>
    <style:style style:name="MailMergeTable2020-03-05T14_3a_29_3a_47Z121.A" style:display-name="MailMergeTable2020-03-05T14:29:47Z121.A" style:family="table-column">
      <style:table-column-properties style:column-width="0.291cm" style:rel-column-width="1387*"/>
    </style:style>
    <style:style style:name="MailMergeTable2020-03-05T14_3a_29_3a_47Z121.B" style:display-name="MailMergeTable2020-03-05T14:29:47Z121.B" style:family="table-column">
      <style:table-column-properties style:column-width="3.635cm" style:rel-column-width="17329*"/>
    </style:style>
    <style:style style:name="MailMergeTable2020-03-05T14_3a_29_3a_47Z121.C" style:display-name="MailMergeTable2020-03-05T14:29:47Z121.C" style:family="table-column">
      <style:table-column-properties style:column-width="1.963cm" style:rel-column-width="9358*"/>
    </style:style>
    <style:style style:name="MailMergeTable2020-03-05T14_3a_29_3a_47Z121.E" style:display-name="MailMergeTable2020-03-05T14:29:47Z121.E" style:family="table-column">
      <style:table-column-properties style:column-width="1.965cm" style:rel-column-width="9366*"/>
    </style:style>
    <style:style style:name="MailMergeTable2020-03-05T14_3a_29_3a_47Z121.G" style:display-name="MailMergeTable2020-03-05T14:29:47Z121.G" style:family="table-column">
      <style:table-column-properties style:column-width="1.967cm" style:rel-column-width="9379*"/>
    </style:style>
    <style:style style:name="MailMergeTable2020-03-05T14_3a_29_3a_47Z121.A1" style:display-name="MailMergeTable2020-03-05T14:29:47Z12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21.A2" style:display-name="MailMergeTable2020-03-05T14:29:47Z12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21.3" style:display-name="MailMergeTable2020-03-05T14:29:47Z121.3" style:family="table-row">
      <style:table-row-properties style:min-row-height="5.724cm"/>
    </style:style>
    <style:style style:name="MailMergeTable2020-03-05T14_3a_29_3a_47Z121.A3" style:display-name="MailMergeTable2020-03-05T14:29:47Z12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21.B3" style:display-name="MailMergeTable2020-03-05T14:29:47Z12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21.4" style:display-name="MailMergeTable2020-03-05T14:29:47Z121.4" style:family="table-row">
      <style:table-row-properties style:min-row-height="0.515cm"/>
    </style:style>
    <style:style style:name="MailMergeTable2020-03-05T14_3a_29_3a_47Z121.G4" style:display-name="MailMergeTable2020-03-05T14:29:47Z12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22" style:display-name="MailMergeTable2020-03-05T14:29:47Z122" style:family="table">
      <style:table-properties style:width="13.748cm" table:align="margins"/>
    </style:style>
    <style:style style:name="MailMergeTable2020-03-05T14_3a_29_3a_47Z122.A" style:display-name="MailMergeTable2020-03-05T14:29:47Z122.A" style:family="table-column">
      <style:table-column-properties style:column-width="0.291cm" style:rel-column-width="1387*"/>
    </style:style>
    <style:style style:name="MailMergeTable2020-03-05T14_3a_29_3a_47Z122.B" style:display-name="MailMergeTable2020-03-05T14:29:47Z122.B" style:family="table-column">
      <style:table-column-properties style:column-width="3.635cm" style:rel-column-width="17329*"/>
    </style:style>
    <style:style style:name="MailMergeTable2020-03-05T14_3a_29_3a_47Z122.C" style:display-name="MailMergeTable2020-03-05T14:29:47Z122.C" style:family="table-column">
      <style:table-column-properties style:column-width="1.963cm" style:rel-column-width="9358*"/>
    </style:style>
    <style:style style:name="MailMergeTable2020-03-05T14_3a_29_3a_47Z122.E" style:display-name="MailMergeTable2020-03-05T14:29:47Z122.E" style:family="table-column">
      <style:table-column-properties style:column-width="1.965cm" style:rel-column-width="9366*"/>
    </style:style>
    <style:style style:name="MailMergeTable2020-03-05T14_3a_29_3a_47Z122.G" style:display-name="MailMergeTable2020-03-05T14:29:47Z122.G" style:family="table-column">
      <style:table-column-properties style:column-width="1.967cm" style:rel-column-width="9379*"/>
    </style:style>
    <style:style style:name="MailMergeTable2020-03-05T14_3a_29_3a_47Z122.A1" style:display-name="MailMergeTable2020-03-05T14:29:47Z12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22.A2" style:display-name="MailMergeTable2020-03-05T14:29:47Z12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22.3" style:display-name="MailMergeTable2020-03-05T14:29:47Z122.3" style:family="table-row">
      <style:table-row-properties style:min-row-height="5.724cm"/>
    </style:style>
    <style:style style:name="MailMergeTable2020-03-05T14_3a_29_3a_47Z122.A3" style:display-name="MailMergeTable2020-03-05T14:29:47Z12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22.B3" style:display-name="MailMergeTable2020-03-05T14:29:47Z12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22.4" style:display-name="MailMergeTable2020-03-05T14:29:47Z122.4" style:family="table-row">
      <style:table-row-properties style:min-row-height="0.515cm"/>
    </style:style>
    <style:style style:name="MailMergeTable2020-03-05T14_3a_29_3a_47Z122.G4" style:display-name="MailMergeTable2020-03-05T14:29:47Z12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23" style:display-name="MailMergeTable2020-03-05T14:29:47Z123" style:family="table">
      <style:table-properties style:width="13.748cm" table:align="margins"/>
    </style:style>
    <style:style style:name="MailMergeTable2020-03-05T14_3a_29_3a_47Z123.A" style:display-name="MailMergeTable2020-03-05T14:29:47Z123.A" style:family="table-column">
      <style:table-column-properties style:column-width="0.291cm" style:rel-column-width="1387*"/>
    </style:style>
    <style:style style:name="MailMergeTable2020-03-05T14_3a_29_3a_47Z123.B" style:display-name="MailMergeTable2020-03-05T14:29:47Z123.B" style:family="table-column">
      <style:table-column-properties style:column-width="3.635cm" style:rel-column-width="17329*"/>
    </style:style>
    <style:style style:name="MailMergeTable2020-03-05T14_3a_29_3a_47Z123.C" style:display-name="MailMergeTable2020-03-05T14:29:47Z123.C" style:family="table-column">
      <style:table-column-properties style:column-width="1.963cm" style:rel-column-width="9358*"/>
    </style:style>
    <style:style style:name="MailMergeTable2020-03-05T14_3a_29_3a_47Z123.E" style:display-name="MailMergeTable2020-03-05T14:29:47Z123.E" style:family="table-column">
      <style:table-column-properties style:column-width="1.965cm" style:rel-column-width="9366*"/>
    </style:style>
    <style:style style:name="MailMergeTable2020-03-05T14_3a_29_3a_47Z123.G" style:display-name="MailMergeTable2020-03-05T14:29:47Z123.G" style:family="table-column">
      <style:table-column-properties style:column-width="1.967cm" style:rel-column-width="9379*"/>
    </style:style>
    <style:style style:name="MailMergeTable2020-03-05T14_3a_29_3a_47Z123.A1" style:display-name="MailMergeTable2020-03-05T14:29:47Z12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23.A2" style:display-name="MailMergeTable2020-03-05T14:29:47Z12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23.3" style:display-name="MailMergeTable2020-03-05T14:29:47Z123.3" style:family="table-row">
      <style:table-row-properties style:min-row-height="5.724cm"/>
    </style:style>
    <style:style style:name="MailMergeTable2020-03-05T14_3a_29_3a_47Z123.A3" style:display-name="MailMergeTable2020-03-05T14:29:47Z12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23.B3" style:display-name="MailMergeTable2020-03-05T14:29:47Z12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23.4" style:display-name="MailMergeTable2020-03-05T14:29:47Z123.4" style:family="table-row">
      <style:table-row-properties style:min-row-height="0.515cm"/>
    </style:style>
    <style:style style:name="MailMergeTable2020-03-05T14_3a_29_3a_47Z123.G4" style:display-name="MailMergeTable2020-03-05T14:29:47Z12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24" style:display-name="MailMergeTable2020-03-05T14:29:47Z124" style:family="table">
      <style:table-properties style:width="13.748cm" table:align="margins"/>
    </style:style>
    <style:style style:name="MailMergeTable2020-03-05T14_3a_29_3a_47Z124.A" style:display-name="MailMergeTable2020-03-05T14:29:47Z124.A" style:family="table-column">
      <style:table-column-properties style:column-width="0.291cm" style:rel-column-width="1387*"/>
    </style:style>
    <style:style style:name="MailMergeTable2020-03-05T14_3a_29_3a_47Z124.B" style:display-name="MailMergeTable2020-03-05T14:29:47Z124.B" style:family="table-column">
      <style:table-column-properties style:column-width="3.635cm" style:rel-column-width="17329*"/>
    </style:style>
    <style:style style:name="MailMergeTable2020-03-05T14_3a_29_3a_47Z124.C" style:display-name="MailMergeTable2020-03-05T14:29:47Z124.C" style:family="table-column">
      <style:table-column-properties style:column-width="1.963cm" style:rel-column-width="9358*"/>
    </style:style>
    <style:style style:name="MailMergeTable2020-03-05T14_3a_29_3a_47Z124.E" style:display-name="MailMergeTable2020-03-05T14:29:47Z124.E" style:family="table-column">
      <style:table-column-properties style:column-width="1.965cm" style:rel-column-width="9366*"/>
    </style:style>
    <style:style style:name="MailMergeTable2020-03-05T14_3a_29_3a_47Z124.G" style:display-name="MailMergeTable2020-03-05T14:29:47Z124.G" style:family="table-column">
      <style:table-column-properties style:column-width="1.967cm" style:rel-column-width="9379*"/>
    </style:style>
    <style:style style:name="MailMergeTable2020-03-05T14_3a_29_3a_47Z124.A1" style:display-name="MailMergeTable2020-03-05T14:29:47Z12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24.A2" style:display-name="MailMergeTable2020-03-05T14:29:47Z12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24.3" style:display-name="MailMergeTable2020-03-05T14:29:47Z124.3" style:family="table-row">
      <style:table-row-properties style:min-row-height="5.724cm"/>
    </style:style>
    <style:style style:name="MailMergeTable2020-03-05T14_3a_29_3a_47Z124.A3" style:display-name="MailMergeTable2020-03-05T14:29:47Z12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24.B3" style:display-name="MailMergeTable2020-03-05T14:29:47Z12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24.4" style:display-name="MailMergeTable2020-03-05T14:29:47Z124.4" style:family="table-row">
      <style:table-row-properties style:min-row-height="0.515cm"/>
    </style:style>
    <style:style style:name="MailMergeTable2020-03-05T14_3a_29_3a_47Z124.G4" style:display-name="MailMergeTable2020-03-05T14:29:47Z12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25" style:display-name="MailMergeTable2020-03-05T14:29:47Z125" style:family="table">
      <style:table-properties style:width="13.748cm" table:align="margins"/>
    </style:style>
    <style:style style:name="MailMergeTable2020-03-05T14_3a_29_3a_47Z125.A" style:display-name="MailMergeTable2020-03-05T14:29:47Z125.A" style:family="table-column">
      <style:table-column-properties style:column-width="0.291cm" style:rel-column-width="1387*"/>
    </style:style>
    <style:style style:name="MailMergeTable2020-03-05T14_3a_29_3a_47Z125.B" style:display-name="MailMergeTable2020-03-05T14:29:47Z125.B" style:family="table-column">
      <style:table-column-properties style:column-width="3.635cm" style:rel-column-width="17329*"/>
    </style:style>
    <style:style style:name="MailMergeTable2020-03-05T14_3a_29_3a_47Z125.C" style:display-name="MailMergeTable2020-03-05T14:29:47Z125.C" style:family="table-column">
      <style:table-column-properties style:column-width="1.963cm" style:rel-column-width="9358*"/>
    </style:style>
    <style:style style:name="MailMergeTable2020-03-05T14_3a_29_3a_47Z125.E" style:display-name="MailMergeTable2020-03-05T14:29:47Z125.E" style:family="table-column">
      <style:table-column-properties style:column-width="1.965cm" style:rel-column-width="9366*"/>
    </style:style>
    <style:style style:name="MailMergeTable2020-03-05T14_3a_29_3a_47Z125.G" style:display-name="MailMergeTable2020-03-05T14:29:47Z125.G" style:family="table-column">
      <style:table-column-properties style:column-width="1.967cm" style:rel-column-width="9379*"/>
    </style:style>
    <style:style style:name="MailMergeTable2020-03-05T14_3a_29_3a_47Z125.A1" style:display-name="MailMergeTable2020-03-05T14:29:47Z12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25.A2" style:display-name="MailMergeTable2020-03-05T14:29:47Z12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25.3" style:display-name="MailMergeTable2020-03-05T14:29:47Z125.3" style:family="table-row">
      <style:table-row-properties style:min-row-height="5.724cm"/>
    </style:style>
    <style:style style:name="MailMergeTable2020-03-05T14_3a_29_3a_47Z125.A3" style:display-name="MailMergeTable2020-03-05T14:29:47Z12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25.B3" style:display-name="MailMergeTable2020-03-05T14:29:47Z12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25.4" style:display-name="MailMergeTable2020-03-05T14:29:47Z125.4" style:family="table-row">
      <style:table-row-properties style:min-row-height="0.515cm"/>
    </style:style>
    <style:style style:name="MailMergeTable2020-03-05T14_3a_29_3a_47Z125.G4" style:display-name="MailMergeTable2020-03-05T14:29:47Z12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26" style:display-name="MailMergeTable2020-03-05T14:29:47Z126" style:family="table">
      <style:table-properties style:width="13.748cm" table:align="margins"/>
    </style:style>
    <style:style style:name="MailMergeTable2020-03-05T14_3a_29_3a_47Z126.A" style:display-name="MailMergeTable2020-03-05T14:29:47Z126.A" style:family="table-column">
      <style:table-column-properties style:column-width="0.291cm" style:rel-column-width="1387*"/>
    </style:style>
    <style:style style:name="MailMergeTable2020-03-05T14_3a_29_3a_47Z126.B" style:display-name="MailMergeTable2020-03-05T14:29:47Z126.B" style:family="table-column">
      <style:table-column-properties style:column-width="3.635cm" style:rel-column-width="17329*"/>
    </style:style>
    <style:style style:name="MailMergeTable2020-03-05T14_3a_29_3a_47Z126.C" style:display-name="MailMergeTable2020-03-05T14:29:47Z126.C" style:family="table-column">
      <style:table-column-properties style:column-width="1.963cm" style:rel-column-width="9358*"/>
    </style:style>
    <style:style style:name="MailMergeTable2020-03-05T14_3a_29_3a_47Z126.E" style:display-name="MailMergeTable2020-03-05T14:29:47Z126.E" style:family="table-column">
      <style:table-column-properties style:column-width="1.965cm" style:rel-column-width="9366*"/>
    </style:style>
    <style:style style:name="MailMergeTable2020-03-05T14_3a_29_3a_47Z126.G" style:display-name="MailMergeTable2020-03-05T14:29:47Z126.G" style:family="table-column">
      <style:table-column-properties style:column-width="1.967cm" style:rel-column-width="9379*"/>
    </style:style>
    <style:style style:name="MailMergeTable2020-03-05T14_3a_29_3a_47Z126.A1" style:display-name="MailMergeTable2020-03-05T14:29:47Z12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26.A2" style:display-name="MailMergeTable2020-03-05T14:29:47Z12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26.3" style:display-name="MailMergeTable2020-03-05T14:29:47Z126.3" style:family="table-row">
      <style:table-row-properties style:min-row-height="5.724cm"/>
    </style:style>
    <style:style style:name="MailMergeTable2020-03-05T14_3a_29_3a_47Z126.A3" style:display-name="MailMergeTable2020-03-05T14:29:47Z12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26.B3" style:display-name="MailMergeTable2020-03-05T14:29:47Z12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26.4" style:display-name="MailMergeTable2020-03-05T14:29:47Z126.4" style:family="table-row">
      <style:table-row-properties style:min-row-height="0.515cm"/>
    </style:style>
    <style:style style:name="MailMergeTable2020-03-05T14_3a_29_3a_47Z126.G4" style:display-name="MailMergeTable2020-03-05T14:29:47Z12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27" style:display-name="MailMergeTable2020-03-05T14:29:47Z127" style:family="table">
      <style:table-properties style:width="13.748cm" table:align="margins"/>
    </style:style>
    <style:style style:name="MailMergeTable2020-03-05T14_3a_29_3a_47Z127.A" style:display-name="MailMergeTable2020-03-05T14:29:47Z127.A" style:family="table-column">
      <style:table-column-properties style:column-width="0.291cm" style:rel-column-width="1387*"/>
    </style:style>
    <style:style style:name="MailMergeTable2020-03-05T14_3a_29_3a_47Z127.B" style:display-name="MailMergeTable2020-03-05T14:29:47Z127.B" style:family="table-column">
      <style:table-column-properties style:column-width="3.635cm" style:rel-column-width="17329*"/>
    </style:style>
    <style:style style:name="MailMergeTable2020-03-05T14_3a_29_3a_47Z127.C" style:display-name="MailMergeTable2020-03-05T14:29:47Z127.C" style:family="table-column">
      <style:table-column-properties style:column-width="1.963cm" style:rel-column-width="9358*"/>
    </style:style>
    <style:style style:name="MailMergeTable2020-03-05T14_3a_29_3a_47Z127.E" style:display-name="MailMergeTable2020-03-05T14:29:47Z127.E" style:family="table-column">
      <style:table-column-properties style:column-width="1.965cm" style:rel-column-width="9366*"/>
    </style:style>
    <style:style style:name="MailMergeTable2020-03-05T14_3a_29_3a_47Z127.G" style:display-name="MailMergeTable2020-03-05T14:29:47Z127.G" style:family="table-column">
      <style:table-column-properties style:column-width="1.967cm" style:rel-column-width="9379*"/>
    </style:style>
    <style:style style:name="MailMergeTable2020-03-05T14_3a_29_3a_47Z127.A1" style:display-name="MailMergeTable2020-03-05T14:29:47Z12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27.A2" style:display-name="MailMergeTable2020-03-05T14:29:47Z12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27.3" style:display-name="MailMergeTable2020-03-05T14:29:47Z127.3" style:family="table-row">
      <style:table-row-properties style:min-row-height="5.724cm"/>
    </style:style>
    <style:style style:name="MailMergeTable2020-03-05T14_3a_29_3a_47Z127.A3" style:display-name="MailMergeTable2020-03-05T14:29:47Z12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27.B3" style:display-name="MailMergeTable2020-03-05T14:29:47Z12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27.4" style:display-name="MailMergeTable2020-03-05T14:29:47Z127.4" style:family="table-row">
      <style:table-row-properties style:min-row-height="0.515cm"/>
    </style:style>
    <style:style style:name="MailMergeTable2020-03-05T14_3a_29_3a_47Z127.G4" style:display-name="MailMergeTable2020-03-05T14:29:47Z12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28" style:display-name="MailMergeTable2020-03-05T14:29:47Z128" style:family="table">
      <style:table-properties style:width="13.748cm" table:align="margins"/>
    </style:style>
    <style:style style:name="MailMergeTable2020-03-05T14_3a_29_3a_47Z128.A" style:display-name="MailMergeTable2020-03-05T14:29:47Z128.A" style:family="table-column">
      <style:table-column-properties style:column-width="0.291cm" style:rel-column-width="1387*"/>
    </style:style>
    <style:style style:name="MailMergeTable2020-03-05T14_3a_29_3a_47Z128.B" style:display-name="MailMergeTable2020-03-05T14:29:47Z128.B" style:family="table-column">
      <style:table-column-properties style:column-width="3.635cm" style:rel-column-width="17329*"/>
    </style:style>
    <style:style style:name="MailMergeTable2020-03-05T14_3a_29_3a_47Z128.C" style:display-name="MailMergeTable2020-03-05T14:29:47Z128.C" style:family="table-column">
      <style:table-column-properties style:column-width="1.963cm" style:rel-column-width="9358*"/>
    </style:style>
    <style:style style:name="MailMergeTable2020-03-05T14_3a_29_3a_47Z128.E" style:display-name="MailMergeTable2020-03-05T14:29:47Z128.E" style:family="table-column">
      <style:table-column-properties style:column-width="1.965cm" style:rel-column-width="9366*"/>
    </style:style>
    <style:style style:name="MailMergeTable2020-03-05T14_3a_29_3a_47Z128.G" style:display-name="MailMergeTable2020-03-05T14:29:47Z128.G" style:family="table-column">
      <style:table-column-properties style:column-width="1.967cm" style:rel-column-width="9379*"/>
    </style:style>
    <style:style style:name="MailMergeTable2020-03-05T14_3a_29_3a_47Z128.A1" style:display-name="MailMergeTable2020-03-05T14:29:47Z12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28.A2" style:display-name="MailMergeTable2020-03-05T14:29:47Z12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28.3" style:display-name="MailMergeTable2020-03-05T14:29:47Z128.3" style:family="table-row">
      <style:table-row-properties style:min-row-height="5.724cm"/>
    </style:style>
    <style:style style:name="MailMergeTable2020-03-05T14_3a_29_3a_47Z128.A3" style:display-name="MailMergeTable2020-03-05T14:29:47Z12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28.B3" style:display-name="MailMergeTable2020-03-05T14:29:47Z12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28.4" style:display-name="MailMergeTable2020-03-05T14:29:47Z128.4" style:family="table-row">
      <style:table-row-properties style:min-row-height="0.515cm"/>
    </style:style>
    <style:style style:name="MailMergeTable2020-03-05T14_3a_29_3a_47Z128.G4" style:display-name="MailMergeTable2020-03-05T14:29:47Z12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29" style:display-name="MailMergeTable2020-03-05T14:29:47Z129" style:family="table">
      <style:table-properties style:width="13.748cm" table:align="margins"/>
    </style:style>
    <style:style style:name="MailMergeTable2020-03-05T14_3a_29_3a_47Z129.A" style:display-name="MailMergeTable2020-03-05T14:29:47Z129.A" style:family="table-column">
      <style:table-column-properties style:column-width="0.291cm" style:rel-column-width="1387*"/>
    </style:style>
    <style:style style:name="MailMergeTable2020-03-05T14_3a_29_3a_47Z129.B" style:display-name="MailMergeTable2020-03-05T14:29:47Z129.B" style:family="table-column">
      <style:table-column-properties style:column-width="3.635cm" style:rel-column-width="17329*"/>
    </style:style>
    <style:style style:name="MailMergeTable2020-03-05T14_3a_29_3a_47Z129.C" style:display-name="MailMergeTable2020-03-05T14:29:47Z129.C" style:family="table-column">
      <style:table-column-properties style:column-width="1.963cm" style:rel-column-width="9358*"/>
    </style:style>
    <style:style style:name="MailMergeTable2020-03-05T14_3a_29_3a_47Z129.E" style:display-name="MailMergeTable2020-03-05T14:29:47Z129.E" style:family="table-column">
      <style:table-column-properties style:column-width="1.965cm" style:rel-column-width="9366*"/>
    </style:style>
    <style:style style:name="MailMergeTable2020-03-05T14_3a_29_3a_47Z129.G" style:display-name="MailMergeTable2020-03-05T14:29:47Z129.G" style:family="table-column">
      <style:table-column-properties style:column-width="1.967cm" style:rel-column-width="9379*"/>
    </style:style>
    <style:style style:name="MailMergeTable2020-03-05T14_3a_29_3a_47Z129.A1" style:display-name="MailMergeTable2020-03-05T14:29:47Z12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29.A2" style:display-name="MailMergeTable2020-03-05T14:29:47Z12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29.3" style:display-name="MailMergeTable2020-03-05T14:29:47Z129.3" style:family="table-row">
      <style:table-row-properties style:min-row-height="5.724cm"/>
    </style:style>
    <style:style style:name="MailMergeTable2020-03-05T14_3a_29_3a_47Z129.A3" style:display-name="MailMergeTable2020-03-05T14:29:47Z12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29.B3" style:display-name="MailMergeTable2020-03-05T14:29:47Z12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29.4" style:display-name="MailMergeTable2020-03-05T14:29:47Z129.4" style:family="table-row">
      <style:table-row-properties style:min-row-height="0.515cm"/>
    </style:style>
    <style:style style:name="MailMergeTable2020-03-05T14_3a_29_3a_47Z129.G4" style:display-name="MailMergeTable2020-03-05T14:29:47Z12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30" style:display-name="MailMergeTable2020-03-05T14:29:47Z130" style:family="table">
      <style:table-properties style:width="13.748cm" table:align="margins"/>
    </style:style>
    <style:style style:name="MailMergeTable2020-03-05T14_3a_29_3a_47Z130.A" style:display-name="MailMergeTable2020-03-05T14:29:47Z130.A" style:family="table-column">
      <style:table-column-properties style:column-width="0.291cm" style:rel-column-width="1387*"/>
    </style:style>
    <style:style style:name="MailMergeTable2020-03-05T14_3a_29_3a_47Z130.B" style:display-name="MailMergeTable2020-03-05T14:29:47Z130.B" style:family="table-column">
      <style:table-column-properties style:column-width="3.635cm" style:rel-column-width="17329*"/>
    </style:style>
    <style:style style:name="MailMergeTable2020-03-05T14_3a_29_3a_47Z130.C" style:display-name="MailMergeTable2020-03-05T14:29:47Z130.C" style:family="table-column">
      <style:table-column-properties style:column-width="1.963cm" style:rel-column-width="9358*"/>
    </style:style>
    <style:style style:name="MailMergeTable2020-03-05T14_3a_29_3a_47Z130.E" style:display-name="MailMergeTable2020-03-05T14:29:47Z130.E" style:family="table-column">
      <style:table-column-properties style:column-width="1.965cm" style:rel-column-width="9366*"/>
    </style:style>
    <style:style style:name="MailMergeTable2020-03-05T14_3a_29_3a_47Z130.G" style:display-name="MailMergeTable2020-03-05T14:29:47Z130.G" style:family="table-column">
      <style:table-column-properties style:column-width="1.967cm" style:rel-column-width="9379*"/>
    </style:style>
    <style:style style:name="MailMergeTable2020-03-05T14_3a_29_3a_47Z130.A1" style:display-name="MailMergeTable2020-03-05T14:29:47Z13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30.A2" style:display-name="MailMergeTable2020-03-05T14:29:47Z13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30.3" style:display-name="MailMergeTable2020-03-05T14:29:47Z130.3" style:family="table-row">
      <style:table-row-properties style:min-row-height="5.724cm"/>
    </style:style>
    <style:style style:name="MailMergeTable2020-03-05T14_3a_29_3a_47Z130.A3" style:display-name="MailMergeTable2020-03-05T14:29:47Z13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30.B3" style:display-name="MailMergeTable2020-03-05T14:29:47Z13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30.4" style:display-name="MailMergeTable2020-03-05T14:29:47Z130.4" style:family="table-row">
      <style:table-row-properties style:min-row-height="0.515cm"/>
    </style:style>
    <style:style style:name="MailMergeTable2020-03-05T14_3a_29_3a_47Z130.G4" style:display-name="MailMergeTable2020-03-05T14:29:47Z13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31" style:display-name="MailMergeTable2020-03-05T14:29:47Z131" style:family="table">
      <style:table-properties style:width="13.748cm" table:align="margins"/>
    </style:style>
    <style:style style:name="MailMergeTable2020-03-05T14_3a_29_3a_47Z131.A" style:display-name="MailMergeTable2020-03-05T14:29:47Z131.A" style:family="table-column">
      <style:table-column-properties style:column-width="0.291cm" style:rel-column-width="1387*"/>
    </style:style>
    <style:style style:name="MailMergeTable2020-03-05T14_3a_29_3a_47Z131.B" style:display-name="MailMergeTable2020-03-05T14:29:47Z131.B" style:family="table-column">
      <style:table-column-properties style:column-width="3.635cm" style:rel-column-width="17329*"/>
    </style:style>
    <style:style style:name="MailMergeTable2020-03-05T14_3a_29_3a_47Z131.C" style:display-name="MailMergeTable2020-03-05T14:29:47Z131.C" style:family="table-column">
      <style:table-column-properties style:column-width="1.963cm" style:rel-column-width="9358*"/>
    </style:style>
    <style:style style:name="MailMergeTable2020-03-05T14_3a_29_3a_47Z131.E" style:display-name="MailMergeTable2020-03-05T14:29:47Z131.E" style:family="table-column">
      <style:table-column-properties style:column-width="1.965cm" style:rel-column-width="9366*"/>
    </style:style>
    <style:style style:name="MailMergeTable2020-03-05T14_3a_29_3a_47Z131.G" style:display-name="MailMergeTable2020-03-05T14:29:47Z131.G" style:family="table-column">
      <style:table-column-properties style:column-width="1.967cm" style:rel-column-width="9379*"/>
    </style:style>
    <style:style style:name="MailMergeTable2020-03-05T14_3a_29_3a_47Z131.A1" style:display-name="MailMergeTable2020-03-05T14:29:47Z13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31.A2" style:display-name="MailMergeTable2020-03-05T14:29:47Z13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31.3" style:display-name="MailMergeTable2020-03-05T14:29:47Z131.3" style:family="table-row">
      <style:table-row-properties style:min-row-height="5.724cm"/>
    </style:style>
    <style:style style:name="MailMergeTable2020-03-05T14_3a_29_3a_47Z131.A3" style:display-name="MailMergeTable2020-03-05T14:29:47Z13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31.B3" style:display-name="MailMergeTable2020-03-05T14:29:47Z13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31.4" style:display-name="MailMergeTable2020-03-05T14:29:47Z131.4" style:family="table-row">
      <style:table-row-properties style:min-row-height="0.515cm"/>
    </style:style>
    <style:style style:name="MailMergeTable2020-03-05T14_3a_29_3a_47Z131.G4" style:display-name="MailMergeTable2020-03-05T14:29:47Z13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32" style:display-name="MailMergeTable2020-03-05T14:29:47Z132" style:family="table">
      <style:table-properties style:width="13.748cm" table:align="margins"/>
    </style:style>
    <style:style style:name="MailMergeTable2020-03-05T14_3a_29_3a_47Z132.A" style:display-name="MailMergeTable2020-03-05T14:29:47Z132.A" style:family="table-column">
      <style:table-column-properties style:column-width="0.291cm" style:rel-column-width="1387*"/>
    </style:style>
    <style:style style:name="MailMergeTable2020-03-05T14_3a_29_3a_47Z132.B" style:display-name="MailMergeTable2020-03-05T14:29:47Z132.B" style:family="table-column">
      <style:table-column-properties style:column-width="3.635cm" style:rel-column-width="17329*"/>
    </style:style>
    <style:style style:name="MailMergeTable2020-03-05T14_3a_29_3a_47Z132.C" style:display-name="MailMergeTable2020-03-05T14:29:47Z132.C" style:family="table-column">
      <style:table-column-properties style:column-width="1.963cm" style:rel-column-width="9358*"/>
    </style:style>
    <style:style style:name="MailMergeTable2020-03-05T14_3a_29_3a_47Z132.E" style:display-name="MailMergeTable2020-03-05T14:29:47Z132.E" style:family="table-column">
      <style:table-column-properties style:column-width="1.965cm" style:rel-column-width="9366*"/>
    </style:style>
    <style:style style:name="MailMergeTable2020-03-05T14_3a_29_3a_47Z132.G" style:display-name="MailMergeTable2020-03-05T14:29:47Z132.G" style:family="table-column">
      <style:table-column-properties style:column-width="1.967cm" style:rel-column-width="9379*"/>
    </style:style>
    <style:style style:name="MailMergeTable2020-03-05T14_3a_29_3a_47Z132.A1" style:display-name="MailMergeTable2020-03-05T14:29:47Z13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32.A2" style:display-name="MailMergeTable2020-03-05T14:29:47Z13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32.3" style:display-name="MailMergeTable2020-03-05T14:29:47Z132.3" style:family="table-row">
      <style:table-row-properties style:min-row-height="5.724cm"/>
    </style:style>
    <style:style style:name="MailMergeTable2020-03-05T14_3a_29_3a_47Z132.A3" style:display-name="MailMergeTable2020-03-05T14:29:47Z13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32.B3" style:display-name="MailMergeTable2020-03-05T14:29:47Z13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32.4" style:display-name="MailMergeTable2020-03-05T14:29:47Z132.4" style:family="table-row">
      <style:table-row-properties style:min-row-height="0.515cm"/>
    </style:style>
    <style:style style:name="MailMergeTable2020-03-05T14_3a_29_3a_47Z132.G4" style:display-name="MailMergeTable2020-03-05T14:29:47Z13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33" style:display-name="MailMergeTable2020-03-05T14:29:47Z133" style:family="table">
      <style:table-properties style:width="13.748cm" table:align="margins"/>
    </style:style>
    <style:style style:name="MailMergeTable2020-03-05T14_3a_29_3a_47Z133.A" style:display-name="MailMergeTable2020-03-05T14:29:47Z133.A" style:family="table-column">
      <style:table-column-properties style:column-width="0.291cm" style:rel-column-width="1387*"/>
    </style:style>
    <style:style style:name="MailMergeTable2020-03-05T14_3a_29_3a_47Z133.B" style:display-name="MailMergeTable2020-03-05T14:29:47Z133.B" style:family="table-column">
      <style:table-column-properties style:column-width="3.635cm" style:rel-column-width="17329*"/>
    </style:style>
    <style:style style:name="MailMergeTable2020-03-05T14_3a_29_3a_47Z133.C" style:display-name="MailMergeTable2020-03-05T14:29:47Z133.C" style:family="table-column">
      <style:table-column-properties style:column-width="1.963cm" style:rel-column-width="9358*"/>
    </style:style>
    <style:style style:name="MailMergeTable2020-03-05T14_3a_29_3a_47Z133.E" style:display-name="MailMergeTable2020-03-05T14:29:47Z133.E" style:family="table-column">
      <style:table-column-properties style:column-width="1.965cm" style:rel-column-width="9366*"/>
    </style:style>
    <style:style style:name="MailMergeTable2020-03-05T14_3a_29_3a_47Z133.G" style:display-name="MailMergeTable2020-03-05T14:29:47Z133.G" style:family="table-column">
      <style:table-column-properties style:column-width="1.967cm" style:rel-column-width="9379*"/>
    </style:style>
    <style:style style:name="MailMergeTable2020-03-05T14_3a_29_3a_47Z133.A1" style:display-name="MailMergeTable2020-03-05T14:29:47Z13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33.A2" style:display-name="MailMergeTable2020-03-05T14:29:47Z13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33.3" style:display-name="MailMergeTable2020-03-05T14:29:47Z133.3" style:family="table-row">
      <style:table-row-properties style:min-row-height="5.724cm"/>
    </style:style>
    <style:style style:name="MailMergeTable2020-03-05T14_3a_29_3a_47Z133.A3" style:display-name="MailMergeTable2020-03-05T14:29:47Z13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33.B3" style:display-name="MailMergeTable2020-03-05T14:29:47Z13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33.4" style:display-name="MailMergeTable2020-03-05T14:29:47Z133.4" style:family="table-row">
      <style:table-row-properties style:min-row-height="0.515cm"/>
    </style:style>
    <style:style style:name="MailMergeTable2020-03-05T14_3a_29_3a_47Z133.G4" style:display-name="MailMergeTable2020-03-05T14:29:47Z13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34" style:display-name="MailMergeTable2020-03-05T14:29:47Z134" style:family="table">
      <style:table-properties style:width="13.748cm" table:align="margins"/>
    </style:style>
    <style:style style:name="MailMergeTable2020-03-05T14_3a_29_3a_47Z134.A" style:display-name="MailMergeTable2020-03-05T14:29:47Z134.A" style:family="table-column">
      <style:table-column-properties style:column-width="0.291cm" style:rel-column-width="1387*"/>
    </style:style>
    <style:style style:name="MailMergeTable2020-03-05T14_3a_29_3a_47Z134.B" style:display-name="MailMergeTable2020-03-05T14:29:47Z134.B" style:family="table-column">
      <style:table-column-properties style:column-width="3.635cm" style:rel-column-width="17329*"/>
    </style:style>
    <style:style style:name="MailMergeTable2020-03-05T14_3a_29_3a_47Z134.C" style:display-name="MailMergeTable2020-03-05T14:29:47Z134.C" style:family="table-column">
      <style:table-column-properties style:column-width="1.963cm" style:rel-column-width="9358*"/>
    </style:style>
    <style:style style:name="MailMergeTable2020-03-05T14_3a_29_3a_47Z134.E" style:display-name="MailMergeTable2020-03-05T14:29:47Z134.E" style:family="table-column">
      <style:table-column-properties style:column-width="1.965cm" style:rel-column-width="9366*"/>
    </style:style>
    <style:style style:name="MailMergeTable2020-03-05T14_3a_29_3a_47Z134.G" style:display-name="MailMergeTable2020-03-05T14:29:47Z134.G" style:family="table-column">
      <style:table-column-properties style:column-width="1.967cm" style:rel-column-width="9379*"/>
    </style:style>
    <style:style style:name="MailMergeTable2020-03-05T14_3a_29_3a_47Z134.A1" style:display-name="MailMergeTable2020-03-05T14:29:47Z13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34.A2" style:display-name="MailMergeTable2020-03-05T14:29:47Z13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34.3" style:display-name="MailMergeTable2020-03-05T14:29:47Z134.3" style:family="table-row">
      <style:table-row-properties style:min-row-height="5.724cm"/>
    </style:style>
    <style:style style:name="MailMergeTable2020-03-05T14_3a_29_3a_47Z134.A3" style:display-name="MailMergeTable2020-03-05T14:29:47Z13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34.B3" style:display-name="MailMergeTable2020-03-05T14:29:47Z13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34.4" style:display-name="MailMergeTable2020-03-05T14:29:47Z134.4" style:family="table-row">
      <style:table-row-properties style:min-row-height="0.515cm"/>
    </style:style>
    <style:style style:name="MailMergeTable2020-03-05T14_3a_29_3a_47Z134.G4" style:display-name="MailMergeTable2020-03-05T14:29:47Z13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35" style:display-name="MailMergeTable2020-03-05T14:29:47Z135" style:family="table">
      <style:table-properties style:width="13.748cm" table:align="margins"/>
    </style:style>
    <style:style style:name="MailMergeTable2020-03-05T14_3a_29_3a_47Z135.A" style:display-name="MailMergeTable2020-03-05T14:29:47Z135.A" style:family="table-column">
      <style:table-column-properties style:column-width="0.291cm" style:rel-column-width="1387*"/>
    </style:style>
    <style:style style:name="MailMergeTable2020-03-05T14_3a_29_3a_47Z135.B" style:display-name="MailMergeTable2020-03-05T14:29:47Z135.B" style:family="table-column">
      <style:table-column-properties style:column-width="3.635cm" style:rel-column-width="17329*"/>
    </style:style>
    <style:style style:name="MailMergeTable2020-03-05T14_3a_29_3a_47Z135.C" style:display-name="MailMergeTable2020-03-05T14:29:47Z135.C" style:family="table-column">
      <style:table-column-properties style:column-width="1.963cm" style:rel-column-width="9358*"/>
    </style:style>
    <style:style style:name="MailMergeTable2020-03-05T14_3a_29_3a_47Z135.E" style:display-name="MailMergeTable2020-03-05T14:29:47Z135.E" style:family="table-column">
      <style:table-column-properties style:column-width="1.965cm" style:rel-column-width="9366*"/>
    </style:style>
    <style:style style:name="MailMergeTable2020-03-05T14_3a_29_3a_47Z135.G" style:display-name="MailMergeTable2020-03-05T14:29:47Z135.G" style:family="table-column">
      <style:table-column-properties style:column-width="1.967cm" style:rel-column-width="9379*"/>
    </style:style>
    <style:style style:name="MailMergeTable2020-03-05T14_3a_29_3a_47Z135.A1" style:display-name="MailMergeTable2020-03-05T14:29:47Z13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35.A2" style:display-name="MailMergeTable2020-03-05T14:29:47Z13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35.3" style:display-name="MailMergeTable2020-03-05T14:29:47Z135.3" style:family="table-row">
      <style:table-row-properties style:min-row-height="5.724cm"/>
    </style:style>
    <style:style style:name="MailMergeTable2020-03-05T14_3a_29_3a_47Z135.A3" style:display-name="MailMergeTable2020-03-05T14:29:47Z13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35.B3" style:display-name="MailMergeTable2020-03-05T14:29:47Z13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35.4" style:display-name="MailMergeTable2020-03-05T14:29:47Z135.4" style:family="table-row">
      <style:table-row-properties style:min-row-height="0.515cm"/>
    </style:style>
    <style:style style:name="MailMergeTable2020-03-05T14_3a_29_3a_47Z135.G4" style:display-name="MailMergeTable2020-03-05T14:29:47Z13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36" style:display-name="MailMergeTable2020-03-05T14:29:47Z136" style:family="table">
      <style:table-properties style:width="13.748cm" table:align="margins"/>
    </style:style>
    <style:style style:name="MailMergeTable2020-03-05T14_3a_29_3a_47Z136.A" style:display-name="MailMergeTable2020-03-05T14:29:47Z136.A" style:family="table-column">
      <style:table-column-properties style:column-width="0.291cm" style:rel-column-width="1387*"/>
    </style:style>
    <style:style style:name="MailMergeTable2020-03-05T14_3a_29_3a_47Z136.B" style:display-name="MailMergeTable2020-03-05T14:29:47Z136.B" style:family="table-column">
      <style:table-column-properties style:column-width="3.635cm" style:rel-column-width="17329*"/>
    </style:style>
    <style:style style:name="MailMergeTable2020-03-05T14_3a_29_3a_47Z136.C" style:display-name="MailMergeTable2020-03-05T14:29:47Z136.C" style:family="table-column">
      <style:table-column-properties style:column-width="1.963cm" style:rel-column-width="9358*"/>
    </style:style>
    <style:style style:name="MailMergeTable2020-03-05T14_3a_29_3a_47Z136.E" style:display-name="MailMergeTable2020-03-05T14:29:47Z136.E" style:family="table-column">
      <style:table-column-properties style:column-width="1.965cm" style:rel-column-width="9366*"/>
    </style:style>
    <style:style style:name="MailMergeTable2020-03-05T14_3a_29_3a_47Z136.G" style:display-name="MailMergeTable2020-03-05T14:29:47Z136.G" style:family="table-column">
      <style:table-column-properties style:column-width="1.967cm" style:rel-column-width="9379*"/>
    </style:style>
    <style:style style:name="MailMergeTable2020-03-05T14_3a_29_3a_47Z136.A1" style:display-name="MailMergeTable2020-03-05T14:29:47Z13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36.A2" style:display-name="MailMergeTable2020-03-05T14:29:47Z13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36.3" style:display-name="MailMergeTable2020-03-05T14:29:47Z136.3" style:family="table-row">
      <style:table-row-properties style:min-row-height="5.724cm"/>
    </style:style>
    <style:style style:name="MailMergeTable2020-03-05T14_3a_29_3a_47Z136.A3" style:display-name="MailMergeTable2020-03-05T14:29:47Z13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36.B3" style:display-name="MailMergeTable2020-03-05T14:29:47Z13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36.4" style:display-name="MailMergeTable2020-03-05T14:29:47Z136.4" style:family="table-row">
      <style:table-row-properties style:min-row-height="0.515cm"/>
    </style:style>
    <style:style style:name="MailMergeTable2020-03-05T14_3a_29_3a_47Z136.G4" style:display-name="MailMergeTable2020-03-05T14:29:47Z13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37" style:display-name="MailMergeTable2020-03-05T14:29:47Z137" style:family="table">
      <style:table-properties style:width="13.748cm" table:align="margins"/>
    </style:style>
    <style:style style:name="MailMergeTable2020-03-05T14_3a_29_3a_47Z137.A" style:display-name="MailMergeTable2020-03-05T14:29:47Z137.A" style:family="table-column">
      <style:table-column-properties style:column-width="0.291cm" style:rel-column-width="1387*"/>
    </style:style>
    <style:style style:name="MailMergeTable2020-03-05T14_3a_29_3a_47Z137.B" style:display-name="MailMergeTable2020-03-05T14:29:47Z137.B" style:family="table-column">
      <style:table-column-properties style:column-width="3.635cm" style:rel-column-width="17329*"/>
    </style:style>
    <style:style style:name="MailMergeTable2020-03-05T14_3a_29_3a_47Z137.C" style:display-name="MailMergeTable2020-03-05T14:29:47Z137.C" style:family="table-column">
      <style:table-column-properties style:column-width="1.963cm" style:rel-column-width="9358*"/>
    </style:style>
    <style:style style:name="MailMergeTable2020-03-05T14_3a_29_3a_47Z137.E" style:display-name="MailMergeTable2020-03-05T14:29:47Z137.E" style:family="table-column">
      <style:table-column-properties style:column-width="1.965cm" style:rel-column-width="9366*"/>
    </style:style>
    <style:style style:name="MailMergeTable2020-03-05T14_3a_29_3a_47Z137.G" style:display-name="MailMergeTable2020-03-05T14:29:47Z137.G" style:family="table-column">
      <style:table-column-properties style:column-width="1.967cm" style:rel-column-width="9379*"/>
    </style:style>
    <style:style style:name="MailMergeTable2020-03-05T14_3a_29_3a_47Z137.A1" style:display-name="MailMergeTable2020-03-05T14:29:47Z13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37.A2" style:display-name="MailMergeTable2020-03-05T14:29:47Z13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37.3" style:display-name="MailMergeTable2020-03-05T14:29:47Z137.3" style:family="table-row">
      <style:table-row-properties style:min-row-height="5.724cm"/>
    </style:style>
    <style:style style:name="MailMergeTable2020-03-05T14_3a_29_3a_47Z137.A3" style:display-name="MailMergeTable2020-03-05T14:29:47Z13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37.B3" style:display-name="MailMergeTable2020-03-05T14:29:47Z13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37.4" style:display-name="MailMergeTable2020-03-05T14:29:47Z137.4" style:family="table-row">
      <style:table-row-properties style:min-row-height="0.515cm"/>
    </style:style>
    <style:style style:name="MailMergeTable2020-03-05T14_3a_29_3a_47Z137.G4" style:display-name="MailMergeTable2020-03-05T14:29:47Z13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38" style:display-name="MailMergeTable2020-03-05T14:29:47Z138" style:family="table">
      <style:table-properties style:width="13.748cm" table:align="margins"/>
    </style:style>
    <style:style style:name="MailMergeTable2020-03-05T14_3a_29_3a_47Z138.A" style:display-name="MailMergeTable2020-03-05T14:29:47Z138.A" style:family="table-column">
      <style:table-column-properties style:column-width="0.291cm" style:rel-column-width="1387*"/>
    </style:style>
    <style:style style:name="MailMergeTable2020-03-05T14_3a_29_3a_47Z138.B" style:display-name="MailMergeTable2020-03-05T14:29:47Z138.B" style:family="table-column">
      <style:table-column-properties style:column-width="3.635cm" style:rel-column-width="17329*"/>
    </style:style>
    <style:style style:name="MailMergeTable2020-03-05T14_3a_29_3a_47Z138.C" style:display-name="MailMergeTable2020-03-05T14:29:47Z138.C" style:family="table-column">
      <style:table-column-properties style:column-width="1.963cm" style:rel-column-width="9358*"/>
    </style:style>
    <style:style style:name="MailMergeTable2020-03-05T14_3a_29_3a_47Z138.E" style:display-name="MailMergeTable2020-03-05T14:29:47Z138.E" style:family="table-column">
      <style:table-column-properties style:column-width="1.965cm" style:rel-column-width="9366*"/>
    </style:style>
    <style:style style:name="MailMergeTable2020-03-05T14_3a_29_3a_47Z138.G" style:display-name="MailMergeTable2020-03-05T14:29:47Z138.G" style:family="table-column">
      <style:table-column-properties style:column-width="1.967cm" style:rel-column-width="9379*"/>
    </style:style>
    <style:style style:name="MailMergeTable2020-03-05T14_3a_29_3a_47Z138.A1" style:display-name="MailMergeTable2020-03-05T14:29:47Z13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38.A2" style:display-name="MailMergeTable2020-03-05T14:29:47Z13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38.3" style:display-name="MailMergeTable2020-03-05T14:29:47Z138.3" style:family="table-row">
      <style:table-row-properties style:min-row-height="5.724cm"/>
    </style:style>
    <style:style style:name="MailMergeTable2020-03-05T14_3a_29_3a_47Z138.A3" style:display-name="MailMergeTable2020-03-05T14:29:47Z13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38.B3" style:display-name="MailMergeTable2020-03-05T14:29:47Z13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38.4" style:display-name="MailMergeTable2020-03-05T14:29:47Z138.4" style:family="table-row">
      <style:table-row-properties style:min-row-height="0.515cm"/>
    </style:style>
    <style:style style:name="MailMergeTable2020-03-05T14_3a_29_3a_47Z138.G4" style:display-name="MailMergeTable2020-03-05T14:29:47Z13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39" style:display-name="MailMergeTable2020-03-05T14:29:47Z139" style:family="table">
      <style:table-properties style:width="13.748cm" table:align="margins"/>
    </style:style>
    <style:style style:name="MailMergeTable2020-03-05T14_3a_29_3a_47Z139.A" style:display-name="MailMergeTable2020-03-05T14:29:47Z139.A" style:family="table-column">
      <style:table-column-properties style:column-width="0.291cm" style:rel-column-width="1387*"/>
    </style:style>
    <style:style style:name="MailMergeTable2020-03-05T14_3a_29_3a_47Z139.B" style:display-name="MailMergeTable2020-03-05T14:29:47Z139.B" style:family="table-column">
      <style:table-column-properties style:column-width="3.635cm" style:rel-column-width="17329*"/>
    </style:style>
    <style:style style:name="MailMergeTable2020-03-05T14_3a_29_3a_47Z139.C" style:display-name="MailMergeTable2020-03-05T14:29:47Z139.C" style:family="table-column">
      <style:table-column-properties style:column-width="1.963cm" style:rel-column-width="9358*"/>
    </style:style>
    <style:style style:name="MailMergeTable2020-03-05T14_3a_29_3a_47Z139.E" style:display-name="MailMergeTable2020-03-05T14:29:47Z139.E" style:family="table-column">
      <style:table-column-properties style:column-width="1.965cm" style:rel-column-width="9366*"/>
    </style:style>
    <style:style style:name="MailMergeTable2020-03-05T14_3a_29_3a_47Z139.G" style:display-name="MailMergeTable2020-03-05T14:29:47Z139.G" style:family="table-column">
      <style:table-column-properties style:column-width="1.967cm" style:rel-column-width="9379*"/>
    </style:style>
    <style:style style:name="MailMergeTable2020-03-05T14_3a_29_3a_47Z139.A1" style:display-name="MailMergeTable2020-03-05T14:29:47Z13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39.A2" style:display-name="MailMergeTable2020-03-05T14:29:47Z13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39.3" style:display-name="MailMergeTable2020-03-05T14:29:47Z139.3" style:family="table-row">
      <style:table-row-properties style:min-row-height="5.724cm"/>
    </style:style>
    <style:style style:name="MailMergeTable2020-03-05T14_3a_29_3a_47Z139.A3" style:display-name="MailMergeTable2020-03-05T14:29:47Z13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39.B3" style:display-name="MailMergeTable2020-03-05T14:29:47Z13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39.4" style:display-name="MailMergeTable2020-03-05T14:29:47Z139.4" style:family="table-row">
      <style:table-row-properties style:min-row-height="0.515cm"/>
    </style:style>
    <style:style style:name="MailMergeTable2020-03-05T14_3a_29_3a_47Z139.G4" style:display-name="MailMergeTable2020-03-05T14:29:47Z13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40" style:display-name="MailMergeTable2020-03-05T14:29:47Z140" style:family="table">
      <style:table-properties style:width="13.748cm" table:align="margins"/>
    </style:style>
    <style:style style:name="MailMergeTable2020-03-05T14_3a_29_3a_47Z140.A" style:display-name="MailMergeTable2020-03-05T14:29:47Z140.A" style:family="table-column">
      <style:table-column-properties style:column-width="0.291cm" style:rel-column-width="1387*"/>
    </style:style>
    <style:style style:name="MailMergeTable2020-03-05T14_3a_29_3a_47Z140.B" style:display-name="MailMergeTable2020-03-05T14:29:47Z140.B" style:family="table-column">
      <style:table-column-properties style:column-width="3.635cm" style:rel-column-width="17329*"/>
    </style:style>
    <style:style style:name="MailMergeTable2020-03-05T14_3a_29_3a_47Z140.C" style:display-name="MailMergeTable2020-03-05T14:29:47Z140.C" style:family="table-column">
      <style:table-column-properties style:column-width="1.963cm" style:rel-column-width="9358*"/>
    </style:style>
    <style:style style:name="MailMergeTable2020-03-05T14_3a_29_3a_47Z140.E" style:display-name="MailMergeTable2020-03-05T14:29:47Z140.E" style:family="table-column">
      <style:table-column-properties style:column-width="1.965cm" style:rel-column-width="9366*"/>
    </style:style>
    <style:style style:name="MailMergeTable2020-03-05T14_3a_29_3a_47Z140.G" style:display-name="MailMergeTable2020-03-05T14:29:47Z140.G" style:family="table-column">
      <style:table-column-properties style:column-width="1.967cm" style:rel-column-width="9379*"/>
    </style:style>
    <style:style style:name="MailMergeTable2020-03-05T14_3a_29_3a_47Z140.A1" style:display-name="MailMergeTable2020-03-05T14:29:47Z14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40.A2" style:display-name="MailMergeTable2020-03-05T14:29:47Z14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40.3" style:display-name="MailMergeTable2020-03-05T14:29:47Z140.3" style:family="table-row">
      <style:table-row-properties style:min-row-height="5.724cm"/>
    </style:style>
    <style:style style:name="MailMergeTable2020-03-05T14_3a_29_3a_47Z140.A3" style:display-name="MailMergeTable2020-03-05T14:29:47Z14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40.B3" style:display-name="MailMergeTable2020-03-05T14:29:47Z14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40.4" style:display-name="MailMergeTable2020-03-05T14:29:47Z140.4" style:family="table-row">
      <style:table-row-properties style:min-row-height="0.515cm"/>
    </style:style>
    <style:style style:name="MailMergeTable2020-03-05T14_3a_29_3a_47Z140.G4" style:display-name="MailMergeTable2020-03-05T14:29:47Z14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41" style:display-name="MailMergeTable2020-03-05T14:29:47Z141" style:family="table">
      <style:table-properties style:width="13.748cm" table:align="margins"/>
    </style:style>
    <style:style style:name="MailMergeTable2020-03-05T14_3a_29_3a_47Z141.A" style:display-name="MailMergeTable2020-03-05T14:29:47Z141.A" style:family="table-column">
      <style:table-column-properties style:column-width="0.291cm" style:rel-column-width="1387*"/>
    </style:style>
    <style:style style:name="MailMergeTable2020-03-05T14_3a_29_3a_47Z141.B" style:display-name="MailMergeTable2020-03-05T14:29:47Z141.B" style:family="table-column">
      <style:table-column-properties style:column-width="3.635cm" style:rel-column-width="17329*"/>
    </style:style>
    <style:style style:name="MailMergeTable2020-03-05T14_3a_29_3a_47Z141.C" style:display-name="MailMergeTable2020-03-05T14:29:47Z141.C" style:family="table-column">
      <style:table-column-properties style:column-width="1.963cm" style:rel-column-width="9358*"/>
    </style:style>
    <style:style style:name="MailMergeTable2020-03-05T14_3a_29_3a_47Z141.E" style:display-name="MailMergeTable2020-03-05T14:29:47Z141.E" style:family="table-column">
      <style:table-column-properties style:column-width="1.965cm" style:rel-column-width="9366*"/>
    </style:style>
    <style:style style:name="MailMergeTable2020-03-05T14_3a_29_3a_47Z141.G" style:display-name="MailMergeTable2020-03-05T14:29:47Z141.G" style:family="table-column">
      <style:table-column-properties style:column-width="1.967cm" style:rel-column-width="9379*"/>
    </style:style>
    <style:style style:name="MailMergeTable2020-03-05T14_3a_29_3a_47Z141.A1" style:display-name="MailMergeTable2020-03-05T14:29:47Z14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41.A2" style:display-name="MailMergeTable2020-03-05T14:29:47Z14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41.3" style:display-name="MailMergeTable2020-03-05T14:29:47Z141.3" style:family="table-row">
      <style:table-row-properties style:min-row-height="5.724cm"/>
    </style:style>
    <style:style style:name="MailMergeTable2020-03-05T14_3a_29_3a_47Z141.A3" style:display-name="MailMergeTable2020-03-05T14:29:47Z14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41.B3" style:display-name="MailMergeTable2020-03-05T14:29:47Z14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41.4" style:display-name="MailMergeTable2020-03-05T14:29:47Z141.4" style:family="table-row">
      <style:table-row-properties style:min-row-height="0.515cm"/>
    </style:style>
    <style:style style:name="MailMergeTable2020-03-05T14_3a_29_3a_47Z141.G4" style:display-name="MailMergeTable2020-03-05T14:29:47Z14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42" style:display-name="MailMergeTable2020-03-05T14:29:47Z142" style:family="table">
      <style:table-properties style:width="13.748cm" table:align="margins"/>
    </style:style>
    <style:style style:name="MailMergeTable2020-03-05T14_3a_29_3a_47Z142.A" style:display-name="MailMergeTable2020-03-05T14:29:47Z142.A" style:family="table-column">
      <style:table-column-properties style:column-width="0.291cm" style:rel-column-width="1387*"/>
    </style:style>
    <style:style style:name="MailMergeTable2020-03-05T14_3a_29_3a_47Z142.B" style:display-name="MailMergeTable2020-03-05T14:29:47Z142.B" style:family="table-column">
      <style:table-column-properties style:column-width="3.635cm" style:rel-column-width="17329*"/>
    </style:style>
    <style:style style:name="MailMergeTable2020-03-05T14_3a_29_3a_47Z142.C" style:display-name="MailMergeTable2020-03-05T14:29:47Z142.C" style:family="table-column">
      <style:table-column-properties style:column-width="1.963cm" style:rel-column-width="9358*"/>
    </style:style>
    <style:style style:name="MailMergeTable2020-03-05T14_3a_29_3a_47Z142.E" style:display-name="MailMergeTable2020-03-05T14:29:47Z142.E" style:family="table-column">
      <style:table-column-properties style:column-width="1.965cm" style:rel-column-width="9366*"/>
    </style:style>
    <style:style style:name="MailMergeTable2020-03-05T14_3a_29_3a_47Z142.G" style:display-name="MailMergeTable2020-03-05T14:29:47Z142.G" style:family="table-column">
      <style:table-column-properties style:column-width="1.967cm" style:rel-column-width="9379*"/>
    </style:style>
    <style:style style:name="MailMergeTable2020-03-05T14_3a_29_3a_47Z142.A1" style:display-name="MailMergeTable2020-03-05T14:29:47Z14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42.A2" style:display-name="MailMergeTable2020-03-05T14:29:47Z14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42.3" style:display-name="MailMergeTable2020-03-05T14:29:47Z142.3" style:family="table-row">
      <style:table-row-properties style:min-row-height="5.724cm"/>
    </style:style>
    <style:style style:name="MailMergeTable2020-03-05T14_3a_29_3a_47Z142.A3" style:display-name="MailMergeTable2020-03-05T14:29:47Z14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42.B3" style:display-name="MailMergeTable2020-03-05T14:29:47Z14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42.4" style:display-name="MailMergeTable2020-03-05T14:29:47Z142.4" style:family="table-row">
      <style:table-row-properties style:min-row-height="0.515cm"/>
    </style:style>
    <style:style style:name="MailMergeTable2020-03-05T14_3a_29_3a_47Z142.G4" style:display-name="MailMergeTable2020-03-05T14:29:47Z14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43" style:display-name="MailMergeTable2020-03-05T14:29:47Z143" style:family="table">
      <style:table-properties style:width="13.748cm" table:align="margins"/>
    </style:style>
    <style:style style:name="MailMergeTable2020-03-05T14_3a_29_3a_47Z143.A" style:display-name="MailMergeTable2020-03-05T14:29:47Z143.A" style:family="table-column">
      <style:table-column-properties style:column-width="0.291cm" style:rel-column-width="1387*"/>
    </style:style>
    <style:style style:name="MailMergeTable2020-03-05T14_3a_29_3a_47Z143.B" style:display-name="MailMergeTable2020-03-05T14:29:47Z143.B" style:family="table-column">
      <style:table-column-properties style:column-width="3.635cm" style:rel-column-width="17329*"/>
    </style:style>
    <style:style style:name="MailMergeTable2020-03-05T14_3a_29_3a_47Z143.C" style:display-name="MailMergeTable2020-03-05T14:29:47Z143.C" style:family="table-column">
      <style:table-column-properties style:column-width="1.963cm" style:rel-column-width="9358*"/>
    </style:style>
    <style:style style:name="MailMergeTable2020-03-05T14_3a_29_3a_47Z143.E" style:display-name="MailMergeTable2020-03-05T14:29:47Z143.E" style:family="table-column">
      <style:table-column-properties style:column-width="1.965cm" style:rel-column-width="9366*"/>
    </style:style>
    <style:style style:name="MailMergeTable2020-03-05T14_3a_29_3a_47Z143.G" style:display-name="MailMergeTable2020-03-05T14:29:47Z143.G" style:family="table-column">
      <style:table-column-properties style:column-width="1.967cm" style:rel-column-width="9379*"/>
    </style:style>
    <style:style style:name="MailMergeTable2020-03-05T14_3a_29_3a_47Z143.A1" style:display-name="MailMergeTable2020-03-05T14:29:47Z14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43.A2" style:display-name="MailMergeTable2020-03-05T14:29:47Z14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43.3" style:display-name="MailMergeTable2020-03-05T14:29:47Z143.3" style:family="table-row">
      <style:table-row-properties style:min-row-height="5.724cm"/>
    </style:style>
    <style:style style:name="MailMergeTable2020-03-05T14_3a_29_3a_47Z143.A3" style:display-name="MailMergeTable2020-03-05T14:29:47Z14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43.B3" style:display-name="MailMergeTable2020-03-05T14:29:47Z14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43.4" style:display-name="MailMergeTable2020-03-05T14:29:47Z143.4" style:family="table-row">
      <style:table-row-properties style:min-row-height="0.515cm"/>
    </style:style>
    <style:style style:name="MailMergeTable2020-03-05T14_3a_29_3a_47Z143.G4" style:display-name="MailMergeTable2020-03-05T14:29:47Z14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44" style:display-name="MailMergeTable2020-03-05T14:29:47Z144" style:family="table">
      <style:table-properties style:width="13.748cm" table:align="margins"/>
    </style:style>
    <style:style style:name="MailMergeTable2020-03-05T14_3a_29_3a_47Z144.A" style:display-name="MailMergeTable2020-03-05T14:29:47Z144.A" style:family="table-column">
      <style:table-column-properties style:column-width="0.291cm" style:rel-column-width="1387*"/>
    </style:style>
    <style:style style:name="MailMergeTable2020-03-05T14_3a_29_3a_47Z144.B" style:display-name="MailMergeTable2020-03-05T14:29:47Z144.B" style:family="table-column">
      <style:table-column-properties style:column-width="3.635cm" style:rel-column-width="17329*"/>
    </style:style>
    <style:style style:name="MailMergeTable2020-03-05T14_3a_29_3a_47Z144.C" style:display-name="MailMergeTable2020-03-05T14:29:47Z144.C" style:family="table-column">
      <style:table-column-properties style:column-width="1.963cm" style:rel-column-width="9358*"/>
    </style:style>
    <style:style style:name="MailMergeTable2020-03-05T14_3a_29_3a_47Z144.E" style:display-name="MailMergeTable2020-03-05T14:29:47Z144.E" style:family="table-column">
      <style:table-column-properties style:column-width="1.965cm" style:rel-column-width="9366*"/>
    </style:style>
    <style:style style:name="MailMergeTable2020-03-05T14_3a_29_3a_47Z144.G" style:display-name="MailMergeTable2020-03-05T14:29:47Z144.G" style:family="table-column">
      <style:table-column-properties style:column-width="1.967cm" style:rel-column-width="9379*"/>
    </style:style>
    <style:style style:name="MailMergeTable2020-03-05T14_3a_29_3a_47Z144.A1" style:display-name="MailMergeTable2020-03-05T14:29:47Z14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44.A2" style:display-name="MailMergeTable2020-03-05T14:29:47Z14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44.3" style:display-name="MailMergeTable2020-03-05T14:29:47Z144.3" style:family="table-row">
      <style:table-row-properties style:min-row-height="5.724cm"/>
    </style:style>
    <style:style style:name="MailMergeTable2020-03-05T14_3a_29_3a_47Z144.A3" style:display-name="MailMergeTable2020-03-05T14:29:47Z14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44.B3" style:display-name="MailMergeTable2020-03-05T14:29:47Z14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44.4" style:display-name="MailMergeTable2020-03-05T14:29:47Z144.4" style:family="table-row">
      <style:table-row-properties style:min-row-height="0.515cm"/>
    </style:style>
    <style:style style:name="MailMergeTable2020-03-05T14_3a_29_3a_47Z144.G4" style:display-name="MailMergeTable2020-03-05T14:29:47Z14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45" style:display-name="MailMergeTable2020-03-05T14:29:47Z145" style:family="table">
      <style:table-properties style:width="13.748cm" table:align="margins"/>
    </style:style>
    <style:style style:name="MailMergeTable2020-03-05T14_3a_29_3a_47Z145.A" style:display-name="MailMergeTable2020-03-05T14:29:47Z145.A" style:family="table-column">
      <style:table-column-properties style:column-width="0.291cm" style:rel-column-width="1387*"/>
    </style:style>
    <style:style style:name="MailMergeTable2020-03-05T14_3a_29_3a_47Z145.B" style:display-name="MailMergeTable2020-03-05T14:29:47Z145.B" style:family="table-column">
      <style:table-column-properties style:column-width="3.635cm" style:rel-column-width="17329*"/>
    </style:style>
    <style:style style:name="MailMergeTable2020-03-05T14_3a_29_3a_47Z145.C" style:display-name="MailMergeTable2020-03-05T14:29:47Z145.C" style:family="table-column">
      <style:table-column-properties style:column-width="1.963cm" style:rel-column-width="9358*"/>
    </style:style>
    <style:style style:name="MailMergeTable2020-03-05T14_3a_29_3a_47Z145.E" style:display-name="MailMergeTable2020-03-05T14:29:47Z145.E" style:family="table-column">
      <style:table-column-properties style:column-width="1.965cm" style:rel-column-width="9366*"/>
    </style:style>
    <style:style style:name="MailMergeTable2020-03-05T14_3a_29_3a_47Z145.G" style:display-name="MailMergeTable2020-03-05T14:29:47Z145.G" style:family="table-column">
      <style:table-column-properties style:column-width="1.967cm" style:rel-column-width="9379*"/>
    </style:style>
    <style:style style:name="MailMergeTable2020-03-05T14_3a_29_3a_47Z145.A1" style:display-name="MailMergeTable2020-03-05T14:29:47Z14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45.A2" style:display-name="MailMergeTable2020-03-05T14:29:47Z14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45.3" style:display-name="MailMergeTable2020-03-05T14:29:47Z145.3" style:family="table-row">
      <style:table-row-properties style:min-row-height="5.724cm"/>
    </style:style>
    <style:style style:name="MailMergeTable2020-03-05T14_3a_29_3a_47Z145.A3" style:display-name="MailMergeTable2020-03-05T14:29:47Z14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45.B3" style:display-name="MailMergeTable2020-03-05T14:29:47Z14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45.4" style:display-name="MailMergeTable2020-03-05T14:29:47Z145.4" style:family="table-row">
      <style:table-row-properties style:min-row-height="0.515cm"/>
    </style:style>
    <style:style style:name="MailMergeTable2020-03-05T14_3a_29_3a_47Z145.G4" style:display-name="MailMergeTable2020-03-05T14:29:47Z14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46" style:display-name="MailMergeTable2020-03-05T14:29:47Z146" style:family="table">
      <style:table-properties style:width="13.748cm" table:align="margins"/>
    </style:style>
    <style:style style:name="MailMergeTable2020-03-05T14_3a_29_3a_47Z146.A" style:display-name="MailMergeTable2020-03-05T14:29:47Z146.A" style:family="table-column">
      <style:table-column-properties style:column-width="0.291cm" style:rel-column-width="1387*"/>
    </style:style>
    <style:style style:name="MailMergeTable2020-03-05T14_3a_29_3a_47Z146.B" style:display-name="MailMergeTable2020-03-05T14:29:47Z146.B" style:family="table-column">
      <style:table-column-properties style:column-width="3.635cm" style:rel-column-width="17329*"/>
    </style:style>
    <style:style style:name="MailMergeTable2020-03-05T14_3a_29_3a_47Z146.C" style:display-name="MailMergeTable2020-03-05T14:29:47Z146.C" style:family="table-column">
      <style:table-column-properties style:column-width="1.963cm" style:rel-column-width="9358*"/>
    </style:style>
    <style:style style:name="MailMergeTable2020-03-05T14_3a_29_3a_47Z146.E" style:display-name="MailMergeTable2020-03-05T14:29:47Z146.E" style:family="table-column">
      <style:table-column-properties style:column-width="1.965cm" style:rel-column-width="9366*"/>
    </style:style>
    <style:style style:name="MailMergeTable2020-03-05T14_3a_29_3a_47Z146.G" style:display-name="MailMergeTable2020-03-05T14:29:47Z146.G" style:family="table-column">
      <style:table-column-properties style:column-width="1.967cm" style:rel-column-width="9379*"/>
    </style:style>
    <style:style style:name="MailMergeTable2020-03-05T14_3a_29_3a_47Z146.A1" style:display-name="MailMergeTable2020-03-05T14:29:47Z14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46.A2" style:display-name="MailMergeTable2020-03-05T14:29:47Z14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46.3" style:display-name="MailMergeTable2020-03-05T14:29:47Z146.3" style:family="table-row">
      <style:table-row-properties style:min-row-height="5.724cm"/>
    </style:style>
    <style:style style:name="MailMergeTable2020-03-05T14_3a_29_3a_47Z146.A3" style:display-name="MailMergeTable2020-03-05T14:29:47Z14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46.B3" style:display-name="MailMergeTable2020-03-05T14:29:47Z14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46.4" style:display-name="MailMergeTable2020-03-05T14:29:47Z146.4" style:family="table-row">
      <style:table-row-properties style:min-row-height="0.515cm"/>
    </style:style>
    <style:style style:name="MailMergeTable2020-03-05T14_3a_29_3a_47Z146.G4" style:display-name="MailMergeTable2020-03-05T14:29:47Z14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47" style:display-name="MailMergeTable2020-03-05T14:29:47Z147" style:family="table">
      <style:table-properties style:width="13.748cm" table:align="margins"/>
    </style:style>
    <style:style style:name="MailMergeTable2020-03-05T14_3a_29_3a_47Z147.A" style:display-name="MailMergeTable2020-03-05T14:29:47Z147.A" style:family="table-column">
      <style:table-column-properties style:column-width="0.291cm" style:rel-column-width="1387*"/>
    </style:style>
    <style:style style:name="MailMergeTable2020-03-05T14_3a_29_3a_47Z147.B" style:display-name="MailMergeTable2020-03-05T14:29:47Z147.B" style:family="table-column">
      <style:table-column-properties style:column-width="3.635cm" style:rel-column-width="17329*"/>
    </style:style>
    <style:style style:name="MailMergeTable2020-03-05T14_3a_29_3a_47Z147.C" style:display-name="MailMergeTable2020-03-05T14:29:47Z147.C" style:family="table-column">
      <style:table-column-properties style:column-width="1.963cm" style:rel-column-width="9358*"/>
    </style:style>
    <style:style style:name="MailMergeTable2020-03-05T14_3a_29_3a_47Z147.E" style:display-name="MailMergeTable2020-03-05T14:29:47Z147.E" style:family="table-column">
      <style:table-column-properties style:column-width="1.965cm" style:rel-column-width="9366*"/>
    </style:style>
    <style:style style:name="MailMergeTable2020-03-05T14_3a_29_3a_47Z147.G" style:display-name="MailMergeTable2020-03-05T14:29:47Z147.G" style:family="table-column">
      <style:table-column-properties style:column-width="1.967cm" style:rel-column-width="9379*"/>
    </style:style>
    <style:style style:name="MailMergeTable2020-03-05T14_3a_29_3a_47Z147.A1" style:display-name="MailMergeTable2020-03-05T14:29:47Z14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47.A2" style:display-name="MailMergeTable2020-03-05T14:29:47Z14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47.3" style:display-name="MailMergeTable2020-03-05T14:29:47Z147.3" style:family="table-row">
      <style:table-row-properties style:min-row-height="5.724cm"/>
    </style:style>
    <style:style style:name="MailMergeTable2020-03-05T14_3a_29_3a_47Z147.A3" style:display-name="MailMergeTable2020-03-05T14:29:47Z14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47.B3" style:display-name="MailMergeTable2020-03-05T14:29:47Z14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47.4" style:display-name="MailMergeTable2020-03-05T14:29:47Z147.4" style:family="table-row">
      <style:table-row-properties style:min-row-height="0.515cm"/>
    </style:style>
    <style:style style:name="MailMergeTable2020-03-05T14_3a_29_3a_47Z147.G4" style:display-name="MailMergeTable2020-03-05T14:29:47Z14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48" style:display-name="MailMergeTable2020-03-05T14:29:47Z148" style:family="table">
      <style:table-properties style:width="13.748cm" table:align="margins"/>
    </style:style>
    <style:style style:name="MailMergeTable2020-03-05T14_3a_29_3a_47Z148.A" style:display-name="MailMergeTable2020-03-05T14:29:47Z148.A" style:family="table-column">
      <style:table-column-properties style:column-width="0.291cm" style:rel-column-width="1387*"/>
    </style:style>
    <style:style style:name="MailMergeTable2020-03-05T14_3a_29_3a_47Z148.B" style:display-name="MailMergeTable2020-03-05T14:29:47Z148.B" style:family="table-column">
      <style:table-column-properties style:column-width="3.635cm" style:rel-column-width="17329*"/>
    </style:style>
    <style:style style:name="MailMergeTable2020-03-05T14_3a_29_3a_47Z148.C" style:display-name="MailMergeTable2020-03-05T14:29:47Z148.C" style:family="table-column">
      <style:table-column-properties style:column-width="1.963cm" style:rel-column-width="9358*"/>
    </style:style>
    <style:style style:name="MailMergeTable2020-03-05T14_3a_29_3a_47Z148.E" style:display-name="MailMergeTable2020-03-05T14:29:47Z148.E" style:family="table-column">
      <style:table-column-properties style:column-width="1.965cm" style:rel-column-width="9366*"/>
    </style:style>
    <style:style style:name="MailMergeTable2020-03-05T14_3a_29_3a_47Z148.G" style:display-name="MailMergeTable2020-03-05T14:29:47Z148.G" style:family="table-column">
      <style:table-column-properties style:column-width="1.967cm" style:rel-column-width="9379*"/>
    </style:style>
    <style:style style:name="MailMergeTable2020-03-05T14_3a_29_3a_47Z148.A1" style:display-name="MailMergeTable2020-03-05T14:29:47Z14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48.A2" style:display-name="MailMergeTable2020-03-05T14:29:47Z14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48.3" style:display-name="MailMergeTable2020-03-05T14:29:47Z148.3" style:family="table-row">
      <style:table-row-properties style:min-row-height="5.724cm"/>
    </style:style>
    <style:style style:name="MailMergeTable2020-03-05T14_3a_29_3a_47Z148.A3" style:display-name="MailMergeTable2020-03-05T14:29:47Z14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48.B3" style:display-name="MailMergeTable2020-03-05T14:29:47Z14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48.4" style:display-name="MailMergeTable2020-03-05T14:29:47Z148.4" style:family="table-row">
      <style:table-row-properties style:min-row-height="0.515cm"/>
    </style:style>
    <style:style style:name="MailMergeTable2020-03-05T14_3a_29_3a_47Z148.G4" style:display-name="MailMergeTable2020-03-05T14:29:47Z14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49" style:display-name="MailMergeTable2020-03-05T14:29:47Z149" style:family="table">
      <style:table-properties style:width="13.748cm" table:align="margins"/>
    </style:style>
    <style:style style:name="MailMergeTable2020-03-05T14_3a_29_3a_47Z149.A" style:display-name="MailMergeTable2020-03-05T14:29:47Z149.A" style:family="table-column">
      <style:table-column-properties style:column-width="0.291cm" style:rel-column-width="1387*"/>
    </style:style>
    <style:style style:name="MailMergeTable2020-03-05T14_3a_29_3a_47Z149.B" style:display-name="MailMergeTable2020-03-05T14:29:47Z149.B" style:family="table-column">
      <style:table-column-properties style:column-width="3.635cm" style:rel-column-width="17329*"/>
    </style:style>
    <style:style style:name="MailMergeTable2020-03-05T14_3a_29_3a_47Z149.C" style:display-name="MailMergeTable2020-03-05T14:29:47Z149.C" style:family="table-column">
      <style:table-column-properties style:column-width="1.963cm" style:rel-column-width="9358*"/>
    </style:style>
    <style:style style:name="MailMergeTable2020-03-05T14_3a_29_3a_47Z149.E" style:display-name="MailMergeTable2020-03-05T14:29:47Z149.E" style:family="table-column">
      <style:table-column-properties style:column-width="1.965cm" style:rel-column-width="9366*"/>
    </style:style>
    <style:style style:name="MailMergeTable2020-03-05T14_3a_29_3a_47Z149.G" style:display-name="MailMergeTable2020-03-05T14:29:47Z149.G" style:family="table-column">
      <style:table-column-properties style:column-width="1.967cm" style:rel-column-width="9379*"/>
    </style:style>
    <style:style style:name="MailMergeTable2020-03-05T14_3a_29_3a_47Z149.A1" style:display-name="MailMergeTable2020-03-05T14:29:47Z14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49.A2" style:display-name="MailMergeTable2020-03-05T14:29:47Z14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49.3" style:display-name="MailMergeTable2020-03-05T14:29:47Z149.3" style:family="table-row">
      <style:table-row-properties style:min-row-height="5.724cm"/>
    </style:style>
    <style:style style:name="MailMergeTable2020-03-05T14_3a_29_3a_47Z149.A3" style:display-name="MailMergeTable2020-03-05T14:29:47Z14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49.B3" style:display-name="MailMergeTable2020-03-05T14:29:47Z14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49.4" style:display-name="MailMergeTable2020-03-05T14:29:47Z149.4" style:family="table-row">
      <style:table-row-properties style:min-row-height="0.515cm"/>
    </style:style>
    <style:style style:name="MailMergeTable2020-03-05T14_3a_29_3a_47Z149.G4" style:display-name="MailMergeTable2020-03-05T14:29:47Z14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50" style:display-name="MailMergeTable2020-03-05T14:29:47Z150" style:family="table">
      <style:table-properties style:width="13.748cm" table:align="margins"/>
    </style:style>
    <style:style style:name="MailMergeTable2020-03-05T14_3a_29_3a_47Z150.A" style:display-name="MailMergeTable2020-03-05T14:29:47Z150.A" style:family="table-column">
      <style:table-column-properties style:column-width="0.291cm" style:rel-column-width="1387*"/>
    </style:style>
    <style:style style:name="MailMergeTable2020-03-05T14_3a_29_3a_47Z150.B" style:display-name="MailMergeTable2020-03-05T14:29:47Z150.B" style:family="table-column">
      <style:table-column-properties style:column-width="3.635cm" style:rel-column-width="17329*"/>
    </style:style>
    <style:style style:name="MailMergeTable2020-03-05T14_3a_29_3a_47Z150.C" style:display-name="MailMergeTable2020-03-05T14:29:47Z150.C" style:family="table-column">
      <style:table-column-properties style:column-width="1.963cm" style:rel-column-width="9358*"/>
    </style:style>
    <style:style style:name="MailMergeTable2020-03-05T14_3a_29_3a_47Z150.E" style:display-name="MailMergeTable2020-03-05T14:29:47Z150.E" style:family="table-column">
      <style:table-column-properties style:column-width="1.965cm" style:rel-column-width="9366*"/>
    </style:style>
    <style:style style:name="MailMergeTable2020-03-05T14_3a_29_3a_47Z150.G" style:display-name="MailMergeTable2020-03-05T14:29:47Z150.G" style:family="table-column">
      <style:table-column-properties style:column-width="1.967cm" style:rel-column-width="9379*"/>
    </style:style>
    <style:style style:name="MailMergeTable2020-03-05T14_3a_29_3a_47Z150.A1" style:display-name="MailMergeTable2020-03-05T14:29:47Z15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50.A2" style:display-name="MailMergeTable2020-03-05T14:29:47Z15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50.3" style:display-name="MailMergeTable2020-03-05T14:29:47Z150.3" style:family="table-row">
      <style:table-row-properties style:min-row-height="5.724cm"/>
    </style:style>
    <style:style style:name="MailMergeTable2020-03-05T14_3a_29_3a_47Z150.A3" style:display-name="MailMergeTable2020-03-05T14:29:47Z15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50.B3" style:display-name="MailMergeTable2020-03-05T14:29:47Z15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50.4" style:display-name="MailMergeTable2020-03-05T14:29:47Z150.4" style:family="table-row">
      <style:table-row-properties style:min-row-height="0.515cm"/>
    </style:style>
    <style:style style:name="MailMergeTable2020-03-05T14_3a_29_3a_47Z150.G4" style:display-name="MailMergeTable2020-03-05T14:29:47Z15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51" style:display-name="MailMergeTable2020-03-05T14:29:47Z151" style:family="table">
      <style:table-properties style:width="13.748cm" table:align="margins"/>
    </style:style>
    <style:style style:name="MailMergeTable2020-03-05T14_3a_29_3a_47Z151.A" style:display-name="MailMergeTable2020-03-05T14:29:47Z151.A" style:family="table-column">
      <style:table-column-properties style:column-width="0.291cm" style:rel-column-width="1387*"/>
    </style:style>
    <style:style style:name="MailMergeTable2020-03-05T14_3a_29_3a_47Z151.B" style:display-name="MailMergeTable2020-03-05T14:29:47Z151.B" style:family="table-column">
      <style:table-column-properties style:column-width="3.635cm" style:rel-column-width="17329*"/>
    </style:style>
    <style:style style:name="MailMergeTable2020-03-05T14_3a_29_3a_47Z151.C" style:display-name="MailMergeTable2020-03-05T14:29:47Z151.C" style:family="table-column">
      <style:table-column-properties style:column-width="1.963cm" style:rel-column-width="9358*"/>
    </style:style>
    <style:style style:name="MailMergeTable2020-03-05T14_3a_29_3a_47Z151.E" style:display-name="MailMergeTable2020-03-05T14:29:47Z151.E" style:family="table-column">
      <style:table-column-properties style:column-width="1.965cm" style:rel-column-width="9366*"/>
    </style:style>
    <style:style style:name="MailMergeTable2020-03-05T14_3a_29_3a_47Z151.G" style:display-name="MailMergeTable2020-03-05T14:29:47Z151.G" style:family="table-column">
      <style:table-column-properties style:column-width="1.967cm" style:rel-column-width="9379*"/>
    </style:style>
    <style:style style:name="MailMergeTable2020-03-05T14_3a_29_3a_47Z151.A1" style:display-name="MailMergeTable2020-03-05T14:29:47Z15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51.A2" style:display-name="MailMergeTable2020-03-05T14:29:47Z15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51.3" style:display-name="MailMergeTable2020-03-05T14:29:47Z151.3" style:family="table-row">
      <style:table-row-properties style:min-row-height="5.724cm"/>
    </style:style>
    <style:style style:name="MailMergeTable2020-03-05T14_3a_29_3a_47Z151.A3" style:display-name="MailMergeTable2020-03-05T14:29:47Z15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51.B3" style:display-name="MailMergeTable2020-03-05T14:29:47Z15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51.4" style:display-name="MailMergeTable2020-03-05T14:29:47Z151.4" style:family="table-row">
      <style:table-row-properties style:min-row-height="0.515cm"/>
    </style:style>
    <style:style style:name="MailMergeTable2020-03-05T14_3a_29_3a_47Z151.G4" style:display-name="MailMergeTable2020-03-05T14:29:47Z15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52" style:display-name="MailMergeTable2020-03-05T14:29:47Z152" style:family="table">
      <style:table-properties style:width="13.748cm" table:align="margins"/>
    </style:style>
    <style:style style:name="MailMergeTable2020-03-05T14_3a_29_3a_47Z152.A" style:display-name="MailMergeTable2020-03-05T14:29:47Z152.A" style:family="table-column">
      <style:table-column-properties style:column-width="0.291cm" style:rel-column-width="1387*"/>
    </style:style>
    <style:style style:name="MailMergeTable2020-03-05T14_3a_29_3a_47Z152.B" style:display-name="MailMergeTable2020-03-05T14:29:47Z152.B" style:family="table-column">
      <style:table-column-properties style:column-width="3.635cm" style:rel-column-width="17329*"/>
    </style:style>
    <style:style style:name="MailMergeTable2020-03-05T14_3a_29_3a_47Z152.C" style:display-name="MailMergeTable2020-03-05T14:29:47Z152.C" style:family="table-column">
      <style:table-column-properties style:column-width="1.963cm" style:rel-column-width="9358*"/>
    </style:style>
    <style:style style:name="MailMergeTable2020-03-05T14_3a_29_3a_47Z152.E" style:display-name="MailMergeTable2020-03-05T14:29:47Z152.E" style:family="table-column">
      <style:table-column-properties style:column-width="1.965cm" style:rel-column-width="9366*"/>
    </style:style>
    <style:style style:name="MailMergeTable2020-03-05T14_3a_29_3a_47Z152.G" style:display-name="MailMergeTable2020-03-05T14:29:47Z152.G" style:family="table-column">
      <style:table-column-properties style:column-width="1.967cm" style:rel-column-width="9379*"/>
    </style:style>
    <style:style style:name="MailMergeTable2020-03-05T14_3a_29_3a_47Z152.A1" style:display-name="MailMergeTable2020-03-05T14:29:47Z15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52.A2" style:display-name="MailMergeTable2020-03-05T14:29:47Z15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52.3" style:display-name="MailMergeTable2020-03-05T14:29:47Z152.3" style:family="table-row">
      <style:table-row-properties style:min-row-height="5.724cm"/>
    </style:style>
    <style:style style:name="MailMergeTable2020-03-05T14_3a_29_3a_47Z152.A3" style:display-name="MailMergeTable2020-03-05T14:29:47Z15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52.B3" style:display-name="MailMergeTable2020-03-05T14:29:47Z15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52.4" style:display-name="MailMergeTable2020-03-05T14:29:47Z152.4" style:family="table-row">
      <style:table-row-properties style:min-row-height="0.515cm"/>
    </style:style>
    <style:style style:name="MailMergeTable2020-03-05T14_3a_29_3a_47Z152.G4" style:display-name="MailMergeTable2020-03-05T14:29:47Z15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53" style:display-name="MailMergeTable2020-03-05T14:29:47Z153" style:family="table">
      <style:table-properties style:width="13.748cm" table:align="margins"/>
    </style:style>
    <style:style style:name="MailMergeTable2020-03-05T14_3a_29_3a_47Z153.A" style:display-name="MailMergeTable2020-03-05T14:29:47Z153.A" style:family="table-column">
      <style:table-column-properties style:column-width="0.291cm" style:rel-column-width="1387*"/>
    </style:style>
    <style:style style:name="MailMergeTable2020-03-05T14_3a_29_3a_47Z153.B" style:display-name="MailMergeTable2020-03-05T14:29:47Z153.B" style:family="table-column">
      <style:table-column-properties style:column-width="3.635cm" style:rel-column-width="17329*"/>
    </style:style>
    <style:style style:name="MailMergeTable2020-03-05T14_3a_29_3a_47Z153.C" style:display-name="MailMergeTable2020-03-05T14:29:47Z153.C" style:family="table-column">
      <style:table-column-properties style:column-width="1.963cm" style:rel-column-width="9358*"/>
    </style:style>
    <style:style style:name="MailMergeTable2020-03-05T14_3a_29_3a_47Z153.E" style:display-name="MailMergeTable2020-03-05T14:29:47Z153.E" style:family="table-column">
      <style:table-column-properties style:column-width="1.965cm" style:rel-column-width="9366*"/>
    </style:style>
    <style:style style:name="MailMergeTable2020-03-05T14_3a_29_3a_47Z153.G" style:display-name="MailMergeTable2020-03-05T14:29:47Z153.G" style:family="table-column">
      <style:table-column-properties style:column-width="1.967cm" style:rel-column-width="9379*"/>
    </style:style>
    <style:style style:name="MailMergeTable2020-03-05T14_3a_29_3a_47Z153.A1" style:display-name="MailMergeTable2020-03-05T14:29:47Z15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53.A2" style:display-name="MailMergeTable2020-03-05T14:29:47Z15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53.3" style:display-name="MailMergeTable2020-03-05T14:29:47Z153.3" style:family="table-row">
      <style:table-row-properties style:min-row-height="5.724cm"/>
    </style:style>
    <style:style style:name="MailMergeTable2020-03-05T14_3a_29_3a_47Z153.A3" style:display-name="MailMergeTable2020-03-05T14:29:47Z15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53.B3" style:display-name="MailMergeTable2020-03-05T14:29:47Z15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53.4" style:display-name="MailMergeTable2020-03-05T14:29:47Z153.4" style:family="table-row">
      <style:table-row-properties style:min-row-height="0.515cm"/>
    </style:style>
    <style:style style:name="MailMergeTable2020-03-05T14_3a_29_3a_47Z153.G4" style:display-name="MailMergeTable2020-03-05T14:29:47Z15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54" style:display-name="MailMergeTable2020-03-05T14:29:47Z154" style:family="table">
      <style:table-properties style:width="13.748cm" table:align="margins"/>
    </style:style>
    <style:style style:name="MailMergeTable2020-03-05T14_3a_29_3a_47Z154.A" style:display-name="MailMergeTable2020-03-05T14:29:47Z154.A" style:family="table-column">
      <style:table-column-properties style:column-width="0.291cm" style:rel-column-width="1387*"/>
    </style:style>
    <style:style style:name="MailMergeTable2020-03-05T14_3a_29_3a_47Z154.B" style:display-name="MailMergeTable2020-03-05T14:29:47Z154.B" style:family="table-column">
      <style:table-column-properties style:column-width="3.635cm" style:rel-column-width="17329*"/>
    </style:style>
    <style:style style:name="MailMergeTable2020-03-05T14_3a_29_3a_47Z154.C" style:display-name="MailMergeTable2020-03-05T14:29:47Z154.C" style:family="table-column">
      <style:table-column-properties style:column-width="1.963cm" style:rel-column-width="9358*"/>
    </style:style>
    <style:style style:name="MailMergeTable2020-03-05T14_3a_29_3a_47Z154.E" style:display-name="MailMergeTable2020-03-05T14:29:47Z154.E" style:family="table-column">
      <style:table-column-properties style:column-width="1.965cm" style:rel-column-width="9366*"/>
    </style:style>
    <style:style style:name="MailMergeTable2020-03-05T14_3a_29_3a_47Z154.G" style:display-name="MailMergeTable2020-03-05T14:29:47Z154.G" style:family="table-column">
      <style:table-column-properties style:column-width="1.967cm" style:rel-column-width="9379*"/>
    </style:style>
    <style:style style:name="MailMergeTable2020-03-05T14_3a_29_3a_47Z154.A1" style:display-name="MailMergeTable2020-03-05T14:29:47Z15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54.A2" style:display-name="MailMergeTable2020-03-05T14:29:47Z15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54.3" style:display-name="MailMergeTable2020-03-05T14:29:47Z154.3" style:family="table-row">
      <style:table-row-properties style:min-row-height="5.724cm"/>
    </style:style>
    <style:style style:name="MailMergeTable2020-03-05T14_3a_29_3a_47Z154.A3" style:display-name="MailMergeTable2020-03-05T14:29:47Z15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54.B3" style:display-name="MailMergeTable2020-03-05T14:29:47Z15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54.4" style:display-name="MailMergeTable2020-03-05T14:29:47Z154.4" style:family="table-row">
      <style:table-row-properties style:min-row-height="0.515cm"/>
    </style:style>
    <style:style style:name="MailMergeTable2020-03-05T14_3a_29_3a_47Z154.G4" style:display-name="MailMergeTable2020-03-05T14:29:47Z15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55" style:display-name="MailMergeTable2020-03-05T14:29:47Z155" style:family="table">
      <style:table-properties style:width="13.748cm" table:align="margins"/>
    </style:style>
    <style:style style:name="MailMergeTable2020-03-05T14_3a_29_3a_47Z155.A" style:display-name="MailMergeTable2020-03-05T14:29:47Z155.A" style:family="table-column">
      <style:table-column-properties style:column-width="0.291cm" style:rel-column-width="1387*"/>
    </style:style>
    <style:style style:name="MailMergeTable2020-03-05T14_3a_29_3a_47Z155.B" style:display-name="MailMergeTable2020-03-05T14:29:47Z155.B" style:family="table-column">
      <style:table-column-properties style:column-width="3.635cm" style:rel-column-width="17329*"/>
    </style:style>
    <style:style style:name="MailMergeTable2020-03-05T14_3a_29_3a_47Z155.C" style:display-name="MailMergeTable2020-03-05T14:29:47Z155.C" style:family="table-column">
      <style:table-column-properties style:column-width="1.963cm" style:rel-column-width="9358*"/>
    </style:style>
    <style:style style:name="MailMergeTable2020-03-05T14_3a_29_3a_47Z155.E" style:display-name="MailMergeTable2020-03-05T14:29:47Z155.E" style:family="table-column">
      <style:table-column-properties style:column-width="1.965cm" style:rel-column-width="9366*"/>
    </style:style>
    <style:style style:name="MailMergeTable2020-03-05T14_3a_29_3a_47Z155.G" style:display-name="MailMergeTable2020-03-05T14:29:47Z155.G" style:family="table-column">
      <style:table-column-properties style:column-width="1.967cm" style:rel-column-width="9379*"/>
    </style:style>
    <style:style style:name="MailMergeTable2020-03-05T14_3a_29_3a_47Z155.A1" style:display-name="MailMergeTable2020-03-05T14:29:47Z15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55.A2" style:display-name="MailMergeTable2020-03-05T14:29:47Z15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55.3" style:display-name="MailMergeTable2020-03-05T14:29:47Z155.3" style:family="table-row">
      <style:table-row-properties style:min-row-height="5.724cm"/>
    </style:style>
    <style:style style:name="MailMergeTable2020-03-05T14_3a_29_3a_47Z155.A3" style:display-name="MailMergeTable2020-03-05T14:29:47Z15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55.B3" style:display-name="MailMergeTable2020-03-05T14:29:47Z15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55.4" style:display-name="MailMergeTable2020-03-05T14:29:47Z155.4" style:family="table-row">
      <style:table-row-properties style:min-row-height="0.515cm"/>
    </style:style>
    <style:style style:name="MailMergeTable2020-03-05T14_3a_29_3a_47Z155.G4" style:display-name="MailMergeTable2020-03-05T14:29:47Z15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56" style:display-name="MailMergeTable2020-03-05T14:29:47Z156" style:family="table">
      <style:table-properties style:width="13.748cm" table:align="margins"/>
    </style:style>
    <style:style style:name="MailMergeTable2020-03-05T14_3a_29_3a_47Z156.A" style:display-name="MailMergeTable2020-03-05T14:29:47Z156.A" style:family="table-column">
      <style:table-column-properties style:column-width="0.291cm" style:rel-column-width="1387*"/>
    </style:style>
    <style:style style:name="MailMergeTable2020-03-05T14_3a_29_3a_47Z156.B" style:display-name="MailMergeTable2020-03-05T14:29:47Z156.B" style:family="table-column">
      <style:table-column-properties style:column-width="3.635cm" style:rel-column-width="17329*"/>
    </style:style>
    <style:style style:name="MailMergeTable2020-03-05T14_3a_29_3a_47Z156.C" style:display-name="MailMergeTable2020-03-05T14:29:47Z156.C" style:family="table-column">
      <style:table-column-properties style:column-width="1.963cm" style:rel-column-width="9358*"/>
    </style:style>
    <style:style style:name="MailMergeTable2020-03-05T14_3a_29_3a_47Z156.E" style:display-name="MailMergeTable2020-03-05T14:29:47Z156.E" style:family="table-column">
      <style:table-column-properties style:column-width="1.965cm" style:rel-column-width="9366*"/>
    </style:style>
    <style:style style:name="MailMergeTable2020-03-05T14_3a_29_3a_47Z156.G" style:display-name="MailMergeTable2020-03-05T14:29:47Z156.G" style:family="table-column">
      <style:table-column-properties style:column-width="1.967cm" style:rel-column-width="9379*"/>
    </style:style>
    <style:style style:name="MailMergeTable2020-03-05T14_3a_29_3a_47Z156.A1" style:display-name="MailMergeTable2020-03-05T14:29:47Z15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56.A2" style:display-name="MailMergeTable2020-03-05T14:29:47Z15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56.3" style:display-name="MailMergeTable2020-03-05T14:29:47Z156.3" style:family="table-row">
      <style:table-row-properties style:min-row-height="5.724cm"/>
    </style:style>
    <style:style style:name="MailMergeTable2020-03-05T14_3a_29_3a_47Z156.A3" style:display-name="MailMergeTable2020-03-05T14:29:47Z15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56.B3" style:display-name="MailMergeTable2020-03-05T14:29:47Z15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56.4" style:display-name="MailMergeTable2020-03-05T14:29:47Z156.4" style:family="table-row">
      <style:table-row-properties style:min-row-height="0.515cm"/>
    </style:style>
    <style:style style:name="MailMergeTable2020-03-05T14_3a_29_3a_47Z156.G4" style:display-name="MailMergeTable2020-03-05T14:29:47Z15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57" style:display-name="MailMergeTable2020-03-05T14:29:47Z157" style:family="table">
      <style:table-properties style:width="13.748cm" table:align="margins"/>
    </style:style>
    <style:style style:name="MailMergeTable2020-03-05T14_3a_29_3a_47Z157.A" style:display-name="MailMergeTable2020-03-05T14:29:47Z157.A" style:family="table-column">
      <style:table-column-properties style:column-width="0.291cm" style:rel-column-width="1387*"/>
    </style:style>
    <style:style style:name="MailMergeTable2020-03-05T14_3a_29_3a_47Z157.B" style:display-name="MailMergeTable2020-03-05T14:29:47Z157.B" style:family="table-column">
      <style:table-column-properties style:column-width="3.635cm" style:rel-column-width="17329*"/>
    </style:style>
    <style:style style:name="MailMergeTable2020-03-05T14_3a_29_3a_47Z157.C" style:display-name="MailMergeTable2020-03-05T14:29:47Z157.C" style:family="table-column">
      <style:table-column-properties style:column-width="1.963cm" style:rel-column-width="9358*"/>
    </style:style>
    <style:style style:name="MailMergeTable2020-03-05T14_3a_29_3a_47Z157.E" style:display-name="MailMergeTable2020-03-05T14:29:47Z157.E" style:family="table-column">
      <style:table-column-properties style:column-width="1.965cm" style:rel-column-width="9366*"/>
    </style:style>
    <style:style style:name="MailMergeTable2020-03-05T14_3a_29_3a_47Z157.G" style:display-name="MailMergeTable2020-03-05T14:29:47Z157.G" style:family="table-column">
      <style:table-column-properties style:column-width="1.967cm" style:rel-column-width="9379*"/>
    </style:style>
    <style:style style:name="MailMergeTable2020-03-05T14_3a_29_3a_47Z157.A1" style:display-name="MailMergeTable2020-03-05T14:29:47Z15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57.A2" style:display-name="MailMergeTable2020-03-05T14:29:47Z15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57.3" style:display-name="MailMergeTable2020-03-05T14:29:47Z157.3" style:family="table-row">
      <style:table-row-properties style:min-row-height="5.724cm"/>
    </style:style>
    <style:style style:name="MailMergeTable2020-03-05T14_3a_29_3a_47Z157.A3" style:display-name="MailMergeTable2020-03-05T14:29:47Z15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57.B3" style:display-name="MailMergeTable2020-03-05T14:29:47Z15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57.4" style:display-name="MailMergeTable2020-03-05T14:29:47Z157.4" style:family="table-row">
      <style:table-row-properties style:min-row-height="0.515cm"/>
    </style:style>
    <style:style style:name="MailMergeTable2020-03-05T14_3a_29_3a_47Z157.G4" style:display-name="MailMergeTable2020-03-05T14:29:47Z15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58" style:display-name="MailMergeTable2020-03-05T14:29:47Z158" style:family="table">
      <style:table-properties style:width="13.748cm" table:align="margins"/>
    </style:style>
    <style:style style:name="MailMergeTable2020-03-05T14_3a_29_3a_47Z158.A" style:display-name="MailMergeTable2020-03-05T14:29:47Z158.A" style:family="table-column">
      <style:table-column-properties style:column-width="0.291cm" style:rel-column-width="1387*"/>
    </style:style>
    <style:style style:name="MailMergeTable2020-03-05T14_3a_29_3a_47Z158.B" style:display-name="MailMergeTable2020-03-05T14:29:47Z158.B" style:family="table-column">
      <style:table-column-properties style:column-width="3.635cm" style:rel-column-width="17329*"/>
    </style:style>
    <style:style style:name="MailMergeTable2020-03-05T14_3a_29_3a_47Z158.C" style:display-name="MailMergeTable2020-03-05T14:29:47Z158.C" style:family="table-column">
      <style:table-column-properties style:column-width="1.963cm" style:rel-column-width="9358*"/>
    </style:style>
    <style:style style:name="MailMergeTable2020-03-05T14_3a_29_3a_47Z158.E" style:display-name="MailMergeTable2020-03-05T14:29:47Z158.E" style:family="table-column">
      <style:table-column-properties style:column-width="1.965cm" style:rel-column-width="9366*"/>
    </style:style>
    <style:style style:name="MailMergeTable2020-03-05T14_3a_29_3a_47Z158.G" style:display-name="MailMergeTable2020-03-05T14:29:47Z158.G" style:family="table-column">
      <style:table-column-properties style:column-width="1.967cm" style:rel-column-width="9379*"/>
    </style:style>
    <style:style style:name="MailMergeTable2020-03-05T14_3a_29_3a_47Z158.A1" style:display-name="MailMergeTable2020-03-05T14:29:47Z15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58.A2" style:display-name="MailMergeTable2020-03-05T14:29:47Z15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58.3" style:display-name="MailMergeTable2020-03-05T14:29:47Z158.3" style:family="table-row">
      <style:table-row-properties style:min-row-height="5.724cm"/>
    </style:style>
    <style:style style:name="MailMergeTable2020-03-05T14_3a_29_3a_47Z158.A3" style:display-name="MailMergeTable2020-03-05T14:29:47Z15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58.B3" style:display-name="MailMergeTable2020-03-05T14:29:47Z15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58.4" style:display-name="MailMergeTable2020-03-05T14:29:47Z158.4" style:family="table-row">
      <style:table-row-properties style:min-row-height="0.515cm"/>
    </style:style>
    <style:style style:name="MailMergeTable2020-03-05T14_3a_29_3a_47Z158.G4" style:display-name="MailMergeTable2020-03-05T14:29:47Z15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59" style:display-name="MailMergeTable2020-03-05T14:29:47Z159" style:family="table">
      <style:table-properties style:width="13.748cm" table:align="margins"/>
    </style:style>
    <style:style style:name="MailMergeTable2020-03-05T14_3a_29_3a_47Z159.A" style:display-name="MailMergeTable2020-03-05T14:29:47Z159.A" style:family="table-column">
      <style:table-column-properties style:column-width="0.291cm" style:rel-column-width="1387*"/>
    </style:style>
    <style:style style:name="MailMergeTable2020-03-05T14_3a_29_3a_47Z159.B" style:display-name="MailMergeTable2020-03-05T14:29:47Z159.B" style:family="table-column">
      <style:table-column-properties style:column-width="3.635cm" style:rel-column-width="17329*"/>
    </style:style>
    <style:style style:name="MailMergeTable2020-03-05T14_3a_29_3a_47Z159.C" style:display-name="MailMergeTable2020-03-05T14:29:47Z159.C" style:family="table-column">
      <style:table-column-properties style:column-width="1.963cm" style:rel-column-width="9358*"/>
    </style:style>
    <style:style style:name="MailMergeTable2020-03-05T14_3a_29_3a_47Z159.E" style:display-name="MailMergeTable2020-03-05T14:29:47Z159.E" style:family="table-column">
      <style:table-column-properties style:column-width="1.965cm" style:rel-column-width="9366*"/>
    </style:style>
    <style:style style:name="MailMergeTable2020-03-05T14_3a_29_3a_47Z159.G" style:display-name="MailMergeTable2020-03-05T14:29:47Z159.G" style:family="table-column">
      <style:table-column-properties style:column-width="1.967cm" style:rel-column-width="9379*"/>
    </style:style>
    <style:style style:name="MailMergeTable2020-03-05T14_3a_29_3a_47Z159.A1" style:display-name="MailMergeTable2020-03-05T14:29:47Z15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59.A2" style:display-name="MailMergeTable2020-03-05T14:29:47Z15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59.3" style:display-name="MailMergeTable2020-03-05T14:29:47Z159.3" style:family="table-row">
      <style:table-row-properties style:min-row-height="5.724cm"/>
    </style:style>
    <style:style style:name="MailMergeTable2020-03-05T14_3a_29_3a_47Z159.A3" style:display-name="MailMergeTable2020-03-05T14:29:47Z15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59.B3" style:display-name="MailMergeTable2020-03-05T14:29:47Z15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59.4" style:display-name="MailMergeTable2020-03-05T14:29:47Z159.4" style:family="table-row">
      <style:table-row-properties style:min-row-height="0.515cm"/>
    </style:style>
    <style:style style:name="MailMergeTable2020-03-05T14_3a_29_3a_47Z159.G4" style:display-name="MailMergeTable2020-03-05T14:29:47Z15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60" style:display-name="MailMergeTable2020-03-05T14:29:47Z160" style:family="table">
      <style:table-properties style:width="13.748cm" table:align="margins"/>
    </style:style>
    <style:style style:name="MailMergeTable2020-03-05T14_3a_29_3a_47Z160.A" style:display-name="MailMergeTable2020-03-05T14:29:47Z160.A" style:family="table-column">
      <style:table-column-properties style:column-width="0.291cm" style:rel-column-width="1387*"/>
    </style:style>
    <style:style style:name="MailMergeTable2020-03-05T14_3a_29_3a_47Z160.B" style:display-name="MailMergeTable2020-03-05T14:29:47Z160.B" style:family="table-column">
      <style:table-column-properties style:column-width="3.635cm" style:rel-column-width="17329*"/>
    </style:style>
    <style:style style:name="MailMergeTable2020-03-05T14_3a_29_3a_47Z160.C" style:display-name="MailMergeTable2020-03-05T14:29:47Z160.C" style:family="table-column">
      <style:table-column-properties style:column-width="1.963cm" style:rel-column-width="9358*"/>
    </style:style>
    <style:style style:name="MailMergeTable2020-03-05T14_3a_29_3a_47Z160.E" style:display-name="MailMergeTable2020-03-05T14:29:47Z160.E" style:family="table-column">
      <style:table-column-properties style:column-width="1.965cm" style:rel-column-width="9366*"/>
    </style:style>
    <style:style style:name="MailMergeTable2020-03-05T14_3a_29_3a_47Z160.G" style:display-name="MailMergeTable2020-03-05T14:29:47Z160.G" style:family="table-column">
      <style:table-column-properties style:column-width="1.967cm" style:rel-column-width="9379*"/>
    </style:style>
    <style:style style:name="MailMergeTable2020-03-05T14_3a_29_3a_47Z160.A1" style:display-name="MailMergeTable2020-03-05T14:29:47Z16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60.A2" style:display-name="MailMergeTable2020-03-05T14:29:47Z16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60.3" style:display-name="MailMergeTable2020-03-05T14:29:47Z160.3" style:family="table-row">
      <style:table-row-properties style:min-row-height="5.724cm"/>
    </style:style>
    <style:style style:name="MailMergeTable2020-03-05T14_3a_29_3a_47Z160.A3" style:display-name="MailMergeTable2020-03-05T14:29:47Z16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60.B3" style:display-name="MailMergeTable2020-03-05T14:29:47Z16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60.4" style:display-name="MailMergeTable2020-03-05T14:29:47Z160.4" style:family="table-row">
      <style:table-row-properties style:min-row-height="0.515cm"/>
    </style:style>
    <style:style style:name="MailMergeTable2020-03-05T14_3a_29_3a_47Z160.G4" style:display-name="MailMergeTable2020-03-05T14:29:47Z16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61" style:display-name="MailMergeTable2020-03-05T14:29:47Z161" style:family="table">
      <style:table-properties style:width="13.748cm" table:align="margins"/>
    </style:style>
    <style:style style:name="MailMergeTable2020-03-05T14_3a_29_3a_47Z161.A" style:display-name="MailMergeTable2020-03-05T14:29:47Z161.A" style:family="table-column">
      <style:table-column-properties style:column-width="0.291cm" style:rel-column-width="1387*"/>
    </style:style>
    <style:style style:name="MailMergeTable2020-03-05T14_3a_29_3a_47Z161.B" style:display-name="MailMergeTable2020-03-05T14:29:47Z161.B" style:family="table-column">
      <style:table-column-properties style:column-width="3.635cm" style:rel-column-width="17329*"/>
    </style:style>
    <style:style style:name="MailMergeTable2020-03-05T14_3a_29_3a_47Z161.C" style:display-name="MailMergeTable2020-03-05T14:29:47Z161.C" style:family="table-column">
      <style:table-column-properties style:column-width="1.963cm" style:rel-column-width="9358*"/>
    </style:style>
    <style:style style:name="MailMergeTable2020-03-05T14_3a_29_3a_47Z161.E" style:display-name="MailMergeTable2020-03-05T14:29:47Z161.E" style:family="table-column">
      <style:table-column-properties style:column-width="1.965cm" style:rel-column-width="9366*"/>
    </style:style>
    <style:style style:name="MailMergeTable2020-03-05T14_3a_29_3a_47Z161.G" style:display-name="MailMergeTable2020-03-05T14:29:47Z161.G" style:family="table-column">
      <style:table-column-properties style:column-width="1.967cm" style:rel-column-width="9379*"/>
    </style:style>
    <style:style style:name="MailMergeTable2020-03-05T14_3a_29_3a_47Z161.A1" style:display-name="MailMergeTable2020-03-05T14:29:47Z16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61.A2" style:display-name="MailMergeTable2020-03-05T14:29:47Z16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61.3" style:display-name="MailMergeTable2020-03-05T14:29:47Z161.3" style:family="table-row">
      <style:table-row-properties style:min-row-height="5.724cm"/>
    </style:style>
    <style:style style:name="MailMergeTable2020-03-05T14_3a_29_3a_47Z161.A3" style:display-name="MailMergeTable2020-03-05T14:29:47Z16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61.B3" style:display-name="MailMergeTable2020-03-05T14:29:47Z16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61.4" style:display-name="MailMergeTable2020-03-05T14:29:47Z161.4" style:family="table-row">
      <style:table-row-properties style:min-row-height="0.515cm"/>
    </style:style>
    <style:style style:name="MailMergeTable2020-03-05T14_3a_29_3a_47Z161.G4" style:display-name="MailMergeTable2020-03-05T14:29:47Z16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62" style:display-name="MailMergeTable2020-03-05T14:29:47Z162" style:family="table">
      <style:table-properties style:width="13.748cm" table:align="margins"/>
    </style:style>
    <style:style style:name="MailMergeTable2020-03-05T14_3a_29_3a_47Z162.A" style:display-name="MailMergeTable2020-03-05T14:29:47Z162.A" style:family="table-column">
      <style:table-column-properties style:column-width="0.291cm" style:rel-column-width="1387*"/>
    </style:style>
    <style:style style:name="MailMergeTable2020-03-05T14_3a_29_3a_47Z162.B" style:display-name="MailMergeTable2020-03-05T14:29:47Z162.B" style:family="table-column">
      <style:table-column-properties style:column-width="3.635cm" style:rel-column-width="17329*"/>
    </style:style>
    <style:style style:name="MailMergeTable2020-03-05T14_3a_29_3a_47Z162.C" style:display-name="MailMergeTable2020-03-05T14:29:47Z162.C" style:family="table-column">
      <style:table-column-properties style:column-width="1.963cm" style:rel-column-width="9358*"/>
    </style:style>
    <style:style style:name="MailMergeTable2020-03-05T14_3a_29_3a_47Z162.E" style:display-name="MailMergeTable2020-03-05T14:29:47Z162.E" style:family="table-column">
      <style:table-column-properties style:column-width="1.965cm" style:rel-column-width="9366*"/>
    </style:style>
    <style:style style:name="MailMergeTable2020-03-05T14_3a_29_3a_47Z162.G" style:display-name="MailMergeTable2020-03-05T14:29:47Z162.G" style:family="table-column">
      <style:table-column-properties style:column-width="1.967cm" style:rel-column-width="9379*"/>
    </style:style>
    <style:style style:name="MailMergeTable2020-03-05T14_3a_29_3a_47Z162.A1" style:display-name="MailMergeTable2020-03-05T14:29:47Z16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62.A2" style:display-name="MailMergeTable2020-03-05T14:29:47Z16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62.3" style:display-name="MailMergeTable2020-03-05T14:29:47Z162.3" style:family="table-row">
      <style:table-row-properties style:min-row-height="5.724cm"/>
    </style:style>
    <style:style style:name="MailMergeTable2020-03-05T14_3a_29_3a_47Z162.A3" style:display-name="MailMergeTable2020-03-05T14:29:47Z16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62.B3" style:display-name="MailMergeTable2020-03-05T14:29:47Z16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62.4" style:display-name="MailMergeTable2020-03-05T14:29:47Z162.4" style:family="table-row">
      <style:table-row-properties style:min-row-height="0.515cm"/>
    </style:style>
    <style:style style:name="MailMergeTable2020-03-05T14_3a_29_3a_47Z162.G4" style:display-name="MailMergeTable2020-03-05T14:29:47Z16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63" style:display-name="MailMergeTable2020-03-05T14:29:47Z163" style:family="table">
      <style:table-properties style:width="13.748cm" table:align="margins"/>
    </style:style>
    <style:style style:name="MailMergeTable2020-03-05T14_3a_29_3a_47Z163.A" style:display-name="MailMergeTable2020-03-05T14:29:47Z163.A" style:family="table-column">
      <style:table-column-properties style:column-width="0.291cm" style:rel-column-width="1387*"/>
    </style:style>
    <style:style style:name="MailMergeTable2020-03-05T14_3a_29_3a_47Z163.B" style:display-name="MailMergeTable2020-03-05T14:29:47Z163.B" style:family="table-column">
      <style:table-column-properties style:column-width="3.635cm" style:rel-column-width="17329*"/>
    </style:style>
    <style:style style:name="MailMergeTable2020-03-05T14_3a_29_3a_47Z163.C" style:display-name="MailMergeTable2020-03-05T14:29:47Z163.C" style:family="table-column">
      <style:table-column-properties style:column-width="1.963cm" style:rel-column-width="9358*"/>
    </style:style>
    <style:style style:name="MailMergeTable2020-03-05T14_3a_29_3a_47Z163.E" style:display-name="MailMergeTable2020-03-05T14:29:47Z163.E" style:family="table-column">
      <style:table-column-properties style:column-width="1.965cm" style:rel-column-width="9366*"/>
    </style:style>
    <style:style style:name="MailMergeTable2020-03-05T14_3a_29_3a_47Z163.G" style:display-name="MailMergeTable2020-03-05T14:29:47Z163.G" style:family="table-column">
      <style:table-column-properties style:column-width="1.967cm" style:rel-column-width="9379*"/>
    </style:style>
    <style:style style:name="MailMergeTable2020-03-05T14_3a_29_3a_47Z163.A1" style:display-name="MailMergeTable2020-03-05T14:29:47Z16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63.A2" style:display-name="MailMergeTable2020-03-05T14:29:47Z16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63.3" style:display-name="MailMergeTable2020-03-05T14:29:47Z163.3" style:family="table-row">
      <style:table-row-properties style:min-row-height="5.724cm"/>
    </style:style>
    <style:style style:name="MailMergeTable2020-03-05T14_3a_29_3a_47Z163.A3" style:display-name="MailMergeTable2020-03-05T14:29:47Z16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63.B3" style:display-name="MailMergeTable2020-03-05T14:29:47Z16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63.4" style:display-name="MailMergeTable2020-03-05T14:29:47Z163.4" style:family="table-row">
      <style:table-row-properties style:min-row-height="0.515cm"/>
    </style:style>
    <style:style style:name="MailMergeTable2020-03-05T14_3a_29_3a_47Z163.G4" style:display-name="MailMergeTable2020-03-05T14:29:47Z16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64" style:display-name="MailMergeTable2020-03-05T14:29:47Z164" style:family="table">
      <style:table-properties style:width="13.748cm" table:align="margins"/>
    </style:style>
    <style:style style:name="MailMergeTable2020-03-05T14_3a_29_3a_47Z164.A" style:display-name="MailMergeTable2020-03-05T14:29:47Z164.A" style:family="table-column">
      <style:table-column-properties style:column-width="0.291cm" style:rel-column-width="1387*"/>
    </style:style>
    <style:style style:name="MailMergeTable2020-03-05T14_3a_29_3a_47Z164.B" style:display-name="MailMergeTable2020-03-05T14:29:47Z164.B" style:family="table-column">
      <style:table-column-properties style:column-width="3.635cm" style:rel-column-width="17329*"/>
    </style:style>
    <style:style style:name="MailMergeTable2020-03-05T14_3a_29_3a_47Z164.C" style:display-name="MailMergeTable2020-03-05T14:29:47Z164.C" style:family="table-column">
      <style:table-column-properties style:column-width="1.963cm" style:rel-column-width="9358*"/>
    </style:style>
    <style:style style:name="MailMergeTable2020-03-05T14_3a_29_3a_47Z164.E" style:display-name="MailMergeTable2020-03-05T14:29:47Z164.E" style:family="table-column">
      <style:table-column-properties style:column-width="1.965cm" style:rel-column-width="9366*"/>
    </style:style>
    <style:style style:name="MailMergeTable2020-03-05T14_3a_29_3a_47Z164.G" style:display-name="MailMergeTable2020-03-05T14:29:47Z164.G" style:family="table-column">
      <style:table-column-properties style:column-width="1.967cm" style:rel-column-width="9379*"/>
    </style:style>
    <style:style style:name="MailMergeTable2020-03-05T14_3a_29_3a_47Z164.A1" style:display-name="MailMergeTable2020-03-05T14:29:47Z16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64.A2" style:display-name="MailMergeTable2020-03-05T14:29:47Z16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64.3" style:display-name="MailMergeTable2020-03-05T14:29:47Z164.3" style:family="table-row">
      <style:table-row-properties style:min-row-height="5.724cm"/>
    </style:style>
    <style:style style:name="MailMergeTable2020-03-05T14_3a_29_3a_47Z164.A3" style:display-name="MailMergeTable2020-03-05T14:29:47Z16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64.B3" style:display-name="MailMergeTable2020-03-05T14:29:47Z16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64.4" style:display-name="MailMergeTable2020-03-05T14:29:47Z164.4" style:family="table-row">
      <style:table-row-properties style:min-row-height="0.515cm"/>
    </style:style>
    <style:style style:name="MailMergeTable2020-03-05T14_3a_29_3a_47Z164.G4" style:display-name="MailMergeTable2020-03-05T14:29:47Z16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65" style:display-name="MailMergeTable2020-03-05T14:29:47Z165" style:family="table">
      <style:table-properties style:width="13.748cm" table:align="margins"/>
    </style:style>
    <style:style style:name="MailMergeTable2020-03-05T14_3a_29_3a_47Z165.A" style:display-name="MailMergeTable2020-03-05T14:29:47Z165.A" style:family="table-column">
      <style:table-column-properties style:column-width="0.291cm" style:rel-column-width="1387*"/>
    </style:style>
    <style:style style:name="MailMergeTable2020-03-05T14_3a_29_3a_47Z165.B" style:display-name="MailMergeTable2020-03-05T14:29:47Z165.B" style:family="table-column">
      <style:table-column-properties style:column-width="3.635cm" style:rel-column-width="17329*"/>
    </style:style>
    <style:style style:name="MailMergeTable2020-03-05T14_3a_29_3a_47Z165.C" style:display-name="MailMergeTable2020-03-05T14:29:47Z165.C" style:family="table-column">
      <style:table-column-properties style:column-width="1.963cm" style:rel-column-width="9358*"/>
    </style:style>
    <style:style style:name="MailMergeTable2020-03-05T14_3a_29_3a_47Z165.E" style:display-name="MailMergeTable2020-03-05T14:29:47Z165.E" style:family="table-column">
      <style:table-column-properties style:column-width="1.965cm" style:rel-column-width="9366*"/>
    </style:style>
    <style:style style:name="MailMergeTable2020-03-05T14_3a_29_3a_47Z165.G" style:display-name="MailMergeTable2020-03-05T14:29:47Z165.G" style:family="table-column">
      <style:table-column-properties style:column-width="1.967cm" style:rel-column-width="9379*"/>
    </style:style>
    <style:style style:name="MailMergeTable2020-03-05T14_3a_29_3a_47Z165.A1" style:display-name="MailMergeTable2020-03-05T14:29:47Z16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65.A2" style:display-name="MailMergeTable2020-03-05T14:29:47Z16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65.3" style:display-name="MailMergeTable2020-03-05T14:29:47Z165.3" style:family="table-row">
      <style:table-row-properties style:min-row-height="5.724cm"/>
    </style:style>
    <style:style style:name="MailMergeTable2020-03-05T14_3a_29_3a_47Z165.A3" style:display-name="MailMergeTable2020-03-05T14:29:47Z16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65.B3" style:display-name="MailMergeTable2020-03-05T14:29:47Z16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65.4" style:display-name="MailMergeTable2020-03-05T14:29:47Z165.4" style:family="table-row">
      <style:table-row-properties style:min-row-height="0.515cm"/>
    </style:style>
    <style:style style:name="MailMergeTable2020-03-05T14_3a_29_3a_47Z165.G4" style:display-name="MailMergeTable2020-03-05T14:29:47Z16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66" style:display-name="MailMergeTable2020-03-05T14:29:47Z166" style:family="table">
      <style:table-properties style:width="13.748cm" table:align="margins"/>
    </style:style>
    <style:style style:name="MailMergeTable2020-03-05T14_3a_29_3a_47Z166.A" style:display-name="MailMergeTable2020-03-05T14:29:47Z166.A" style:family="table-column">
      <style:table-column-properties style:column-width="0.291cm" style:rel-column-width="1387*"/>
    </style:style>
    <style:style style:name="MailMergeTable2020-03-05T14_3a_29_3a_47Z166.B" style:display-name="MailMergeTable2020-03-05T14:29:47Z166.B" style:family="table-column">
      <style:table-column-properties style:column-width="3.635cm" style:rel-column-width="17329*"/>
    </style:style>
    <style:style style:name="MailMergeTable2020-03-05T14_3a_29_3a_47Z166.C" style:display-name="MailMergeTable2020-03-05T14:29:47Z166.C" style:family="table-column">
      <style:table-column-properties style:column-width="1.963cm" style:rel-column-width="9358*"/>
    </style:style>
    <style:style style:name="MailMergeTable2020-03-05T14_3a_29_3a_47Z166.E" style:display-name="MailMergeTable2020-03-05T14:29:47Z166.E" style:family="table-column">
      <style:table-column-properties style:column-width="1.965cm" style:rel-column-width="9366*"/>
    </style:style>
    <style:style style:name="MailMergeTable2020-03-05T14_3a_29_3a_47Z166.G" style:display-name="MailMergeTable2020-03-05T14:29:47Z166.G" style:family="table-column">
      <style:table-column-properties style:column-width="1.967cm" style:rel-column-width="9379*"/>
    </style:style>
    <style:style style:name="MailMergeTable2020-03-05T14_3a_29_3a_47Z166.A1" style:display-name="MailMergeTable2020-03-05T14:29:47Z16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66.A2" style:display-name="MailMergeTable2020-03-05T14:29:47Z16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66.3" style:display-name="MailMergeTable2020-03-05T14:29:47Z166.3" style:family="table-row">
      <style:table-row-properties style:min-row-height="5.724cm"/>
    </style:style>
    <style:style style:name="MailMergeTable2020-03-05T14_3a_29_3a_47Z166.A3" style:display-name="MailMergeTable2020-03-05T14:29:47Z16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66.B3" style:display-name="MailMergeTable2020-03-05T14:29:47Z16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66.4" style:display-name="MailMergeTable2020-03-05T14:29:47Z166.4" style:family="table-row">
      <style:table-row-properties style:min-row-height="0.515cm"/>
    </style:style>
    <style:style style:name="MailMergeTable2020-03-05T14_3a_29_3a_47Z166.G4" style:display-name="MailMergeTable2020-03-05T14:29:47Z16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67" style:display-name="MailMergeTable2020-03-05T14:29:47Z167" style:family="table">
      <style:table-properties style:width="13.748cm" table:align="margins"/>
    </style:style>
    <style:style style:name="MailMergeTable2020-03-05T14_3a_29_3a_47Z167.A" style:display-name="MailMergeTable2020-03-05T14:29:47Z167.A" style:family="table-column">
      <style:table-column-properties style:column-width="0.291cm" style:rel-column-width="1387*"/>
    </style:style>
    <style:style style:name="MailMergeTable2020-03-05T14_3a_29_3a_47Z167.B" style:display-name="MailMergeTable2020-03-05T14:29:47Z167.B" style:family="table-column">
      <style:table-column-properties style:column-width="3.635cm" style:rel-column-width="17329*"/>
    </style:style>
    <style:style style:name="MailMergeTable2020-03-05T14_3a_29_3a_47Z167.C" style:display-name="MailMergeTable2020-03-05T14:29:47Z167.C" style:family="table-column">
      <style:table-column-properties style:column-width="1.963cm" style:rel-column-width="9358*"/>
    </style:style>
    <style:style style:name="MailMergeTable2020-03-05T14_3a_29_3a_47Z167.E" style:display-name="MailMergeTable2020-03-05T14:29:47Z167.E" style:family="table-column">
      <style:table-column-properties style:column-width="1.965cm" style:rel-column-width="9366*"/>
    </style:style>
    <style:style style:name="MailMergeTable2020-03-05T14_3a_29_3a_47Z167.G" style:display-name="MailMergeTable2020-03-05T14:29:47Z167.G" style:family="table-column">
      <style:table-column-properties style:column-width="1.967cm" style:rel-column-width="9379*"/>
    </style:style>
    <style:style style:name="MailMergeTable2020-03-05T14_3a_29_3a_47Z167.A1" style:display-name="MailMergeTable2020-03-05T14:29:47Z16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67.A2" style:display-name="MailMergeTable2020-03-05T14:29:47Z16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67.3" style:display-name="MailMergeTable2020-03-05T14:29:47Z167.3" style:family="table-row">
      <style:table-row-properties style:min-row-height="5.724cm"/>
    </style:style>
    <style:style style:name="MailMergeTable2020-03-05T14_3a_29_3a_47Z167.A3" style:display-name="MailMergeTable2020-03-05T14:29:47Z16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67.B3" style:display-name="MailMergeTable2020-03-05T14:29:47Z16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67.4" style:display-name="MailMergeTable2020-03-05T14:29:47Z167.4" style:family="table-row">
      <style:table-row-properties style:min-row-height="0.515cm"/>
    </style:style>
    <style:style style:name="MailMergeTable2020-03-05T14_3a_29_3a_47Z167.G4" style:display-name="MailMergeTable2020-03-05T14:29:47Z16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68" style:display-name="MailMergeTable2020-03-05T14:29:47Z168" style:family="table">
      <style:table-properties style:width="13.748cm" table:align="margins"/>
    </style:style>
    <style:style style:name="MailMergeTable2020-03-05T14_3a_29_3a_47Z168.A" style:display-name="MailMergeTable2020-03-05T14:29:47Z168.A" style:family="table-column">
      <style:table-column-properties style:column-width="0.291cm" style:rel-column-width="1387*"/>
    </style:style>
    <style:style style:name="MailMergeTable2020-03-05T14_3a_29_3a_47Z168.B" style:display-name="MailMergeTable2020-03-05T14:29:47Z168.B" style:family="table-column">
      <style:table-column-properties style:column-width="3.635cm" style:rel-column-width="17329*"/>
    </style:style>
    <style:style style:name="MailMergeTable2020-03-05T14_3a_29_3a_47Z168.C" style:display-name="MailMergeTable2020-03-05T14:29:47Z168.C" style:family="table-column">
      <style:table-column-properties style:column-width="1.963cm" style:rel-column-width="9358*"/>
    </style:style>
    <style:style style:name="MailMergeTable2020-03-05T14_3a_29_3a_47Z168.E" style:display-name="MailMergeTable2020-03-05T14:29:47Z168.E" style:family="table-column">
      <style:table-column-properties style:column-width="1.965cm" style:rel-column-width="9366*"/>
    </style:style>
    <style:style style:name="MailMergeTable2020-03-05T14_3a_29_3a_47Z168.G" style:display-name="MailMergeTable2020-03-05T14:29:47Z168.G" style:family="table-column">
      <style:table-column-properties style:column-width="1.967cm" style:rel-column-width="9379*"/>
    </style:style>
    <style:style style:name="MailMergeTable2020-03-05T14_3a_29_3a_47Z168.A1" style:display-name="MailMergeTable2020-03-05T14:29:47Z16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68.A2" style:display-name="MailMergeTable2020-03-05T14:29:47Z16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68.3" style:display-name="MailMergeTable2020-03-05T14:29:47Z168.3" style:family="table-row">
      <style:table-row-properties style:min-row-height="5.724cm"/>
    </style:style>
    <style:style style:name="MailMergeTable2020-03-05T14_3a_29_3a_47Z168.A3" style:display-name="MailMergeTable2020-03-05T14:29:47Z16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68.B3" style:display-name="MailMergeTable2020-03-05T14:29:47Z16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68.4" style:display-name="MailMergeTable2020-03-05T14:29:47Z168.4" style:family="table-row">
      <style:table-row-properties style:min-row-height="0.515cm"/>
    </style:style>
    <style:style style:name="MailMergeTable2020-03-05T14_3a_29_3a_47Z168.G4" style:display-name="MailMergeTable2020-03-05T14:29:47Z16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69" style:display-name="MailMergeTable2020-03-05T14:29:47Z169" style:family="table">
      <style:table-properties style:width="13.748cm" table:align="margins"/>
    </style:style>
    <style:style style:name="MailMergeTable2020-03-05T14_3a_29_3a_47Z169.A" style:display-name="MailMergeTable2020-03-05T14:29:47Z169.A" style:family="table-column">
      <style:table-column-properties style:column-width="0.291cm" style:rel-column-width="1387*"/>
    </style:style>
    <style:style style:name="MailMergeTable2020-03-05T14_3a_29_3a_47Z169.B" style:display-name="MailMergeTable2020-03-05T14:29:47Z169.B" style:family="table-column">
      <style:table-column-properties style:column-width="3.635cm" style:rel-column-width="17329*"/>
    </style:style>
    <style:style style:name="MailMergeTable2020-03-05T14_3a_29_3a_47Z169.C" style:display-name="MailMergeTable2020-03-05T14:29:47Z169.C" style:family="table-column">
      <style:table-column-properties style:column-width="1.963cm" style:rel-column-width="9358*"/>
    </style:style>
    <style:style style:name="MailMergeTable2020-03-05T14_3a_29_3a_47Z169.E" style:display-name="MailMergeTable2020-03-05T14:29:47Z169.E" style:family="table-column">
      <style:table-column-properties style:column-width="1.965cm" style:rel-column-width="9366*"/>
    </style:style>
    <style:style style:name="MailMergeTable2020-03-05T14_3a_29_3a_47Z169.G" style:display-name="MailMergeTable2020-03-05T14:29:47Z169.G" style:family="table-column">
      <style:table-column-properties style:column-width="1.967cm" style:rel-column-width="9379*"/>
    </style:style>
    <style:style style:name="MailMergeTable2020-03-05T14_3a_29_3a_47Z169.A1" style:display-name="MailMergeTable2020-03-05T14:29:47Z16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69.A2" style:display-name="MailMergeTable2020-03-05T14:29:47Z16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69.3" style:display-name="MailMergeTable2020-03-05T14:29:47Z169.3" style:family="table-row">
      <style:table-row-properties style:min-row-height="5.724cm"/>
    </style:style>
    <style:style style:name="MailMergeTable2020-03-05T14_3a_29_3a_47Z169.A3" style:display-name="MailMergeTable2020-03-05T14:29:47Z16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69.B3" style:display-name="MailMergeTable2020-03-05T14:29:47Z16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69.4" style:display-name="MailMergeTable2020-03-05T14:29:47Z169.4" style:family="table-row">
      <style:table-row-properties style:min-row-height="0.515cm"/>
    </style:style>
    <style:style style:name="MailMergeTable2020-03-05T14_3a_29_3a_47Z169.G4" style:display-name="MailMergeTable2020-03-05T14:29:47Z16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70" style:display-name="MailMergeTable2020-03-05T14:29:47Z170" style:family="table">
      <style:table-properties style:width="13.748cm" table:align="margins"/>
    </style:style>
    <style:style style:name="MailMergeTable2020-03-05T14_3a_29_3a_47Z170.A" style:display-name="MailMergeTable2020-03-05T14:29:47Z170.A" style:family="table-column">
      <style:table-column-properties style:column-width="0.291cm" style:rel-column-width="1387*"/>
    </style:style>
    <style:style style:name="MailMergeTable2020-03-05T14_3a_29_3a_47Z170.B" style:display-name="MailMergeTable2020-03-05T14:29:47Z170.B" style:family="table-column">
      <style:table-column-properties style:column-width="3.635cm" style:rel-column-width="17329*"/>
    </style:style>
    <style:style style:name="MailMergeTable2020-03-05T14_3a_29_3a_47Z170.C" style:display-name="MailMergeTable2020-03-05T14:29:47Z170.C" style:family="table-column">
      <style:table-column-properties style:column-width="1.963cm" style:rel-column-width="9358*"/>
    </style:style>
    <style:style style:name="MailMergeTable2020-03-05T14_3a_29_3a_47Z170.E" style:display-name="MailMergeTable2020-03-05T14:29:47Z170.E" style:family="table-column">
      <style:table-column-properties style:column-width="1.965cm" style:rel-column-width="9366*"/>
    </style:style>
    <style:style style:name="MailMergeTable2020-03-05T14_3a_29_3a_47Z170.G" style:display-name="MailMergeTable2020-03-05T14:29:47Z170.G" style:family="table-column">
      <style:table-column-properties style:column-width="1.967cm" style:rel-column-width="9379*"/>
    </style:style>
    <style:style style:name="MailMergeTable2020-03-05T14_3a_29_3a_47Z170.A1" style:display-name="MailMergeTable2020-03-05T14:29:47Z17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70.A2" style:display-name="MailMergeTable2020-03-05T14:29:47Z17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70.3" style:display-name="MailMergeTable2020-03-05T14:29:47Z170.3" style:family="table-row">
      <style:table-row-properties style:min-row-height="5.724cm"/>
    </style:style>
    <style:style style:name="MailMergeTable2020-03-05T14_3a_29_3a_47Z170.A3" style:display-name="MailMergeTable2020-03-05T14:29:47Z17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70.B3" style:display-name="MailMergeTable2020-03-05T14:29:47Z17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70.4" style:display-name="MailMergeTable2020-03-05T14:29:47Z170.4" style:family="table-row">
      <style:table-row-properties style:min-row-height="0.515cm"/>
    </style:style>
    <style:style style:name="MailMergeTable2020-03-05T14_3a_29_3a_47Z170.G4" style:display-name="MailMergeTable2020-03-05T14:29:47Z17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71" style:display-name="MailMergeTable2020-03-05T14:29:47Z171" style:family="table">
      <style:table-properties style:width="13.748cm" table:align="margins"/>
    </style:style>
    <style:style style:name="MailMergeTable2020-03-05T14_3a_29_3a_47Z171.A" style:display-name="MailMergeTable2020-03-05T14:29:47Z171.A" style:family="table-column">
      <style:table-column-properties style:column-width="0.291cm" style:rel-column-width="1387*"/>
    </style:style>
    <style:style style:name="MailMergeTable2020-03-05T14_3a_29_3a_47Z171.B" style:display-name="MailMergeTable2020-03-05T14:29:47Z171.B" style:family="table-column">
      <style:table-column-properties style:column-width="3.635cm" style:rel-column-width="17329*"/>
    </style:style>
    <style:style style:name="MailMergeTable2020-03-05T14_3a_29_3a_47Z171.C" style:display-name="MailMergeTable2020-03-05T14:29:47Z171.C" style:family="table-column">
      <style:table-column-properties style:column-width="1.963cm" style:rel-column-width="9358*"/>
    </style:style>
    <style:style style:name="MailMergeTable2020-03-05T14_3a_29_3a_47Z171.E" style:display-name="MailMergeTable2020-03-05T14:29:47Z171.E" style:family="table-column">
      <style:table-column-properties style:column-width="1.965cm" style:rel-column-width="9366*"/>
    </style:style>
    <style:style style:name="MailMergeTable2020-03-05T14_3a_29_3a_47Z171.G" style:display-name="MailMergeTable2020-03-05T14:29:47Z171.G" style:family="table-column">
      <style:table-column-properties style:column-width="1.967cm" style:rel-column-width="9379*"/>
    </style:style>
    <style:style style:name="MailMergeTable2020-03-05T14_3a_29_3a_47Z171.A1" style:display-name="MailMergeTable2020-03-05T14:29:47Z17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71.A2" style:display-name="MailMergeTable2020-03-05T14:29:47Z17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71.3" style:display-name="MailMergeTable2020-03-05T14:29:47Z171.3" style:family="table-row">
      <style:table-row-properties style:min-row-height="5.724cm"/>
    </style:style>
    <style:style style:name="MailMergeTable2020-03-05T14_3a_29_3a_47Z171.A3" style:display-name="MailMergeTable2020-03-05T14:29:47Z17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71.B3" style:display-name="MailMergeTable2020-03-05T14:29:47Z17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71.4" style:display-name="MailMergeTable2020-03-05T14:29:47Z171.4" style:family="table-row">
      <style:table-row-properties style:min-row-height="0.515cm"/>
    </style:style>
    <style:style style:name="MailMergeTable2020-03-05T14_3a_29_3a_47Z171.G4" style:display-name="MailMergeTable2020-03-05T14:29:47Z17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72" style:display-name="MailMergeTable2020-03-05T14:29:47Z172" style:family="table">
      <style:table-properties style:width="13.748cm" table:align="margins"/>
    </style:style>
    <style:style style:name="MailMergeTable2020-03-05T14_3a_29_3a_47Z172.A" style:display-name="MailMergeTable2020-03-05T14:29:47Z172.A" style:family="table-column">
      <style:table-column-properties style:column-width="0.291cm" style:rel-column-width="1387*"/>
    </style:style>
    <style:style style:name="MailMergeTable2020-03-05T14_3a_29_3a_47Z172.B" style:display-name="MailMergeTable2020-03-05T14:29:47Z172.B" style:family="table-column">
      <style:table-column-properties style:column-width="3.635cm" style:rel-column-width="17329*"/>
    </style:style>
    <style:style style:name="MailMergeTable2020-03-05T14_3a_29_3a_47Z172.C" style:display-name="MailMergeTable2020-03-05T14:29:47Z172.C" style:family="table-column">
      <style:table-column-properties style:column-width="1.963cm" style:rel-column-width="9358*"/>
    </style:style>
    <style:style style:name="MailMergeTable2020-03-05T14_3a_29_3a_47Z172.E" style:display-name="MailMergeTable2020-03-05T14:29:47Z172.E" style:family="table-column">
      <style:table-column-properties style:column-width="1.965cm" style:rel-column-width="9366*"/>
    </style:style>
    <style:style style:name="MailMergeTable2020-03-05T14_3a_29_3a_47Z172.G" style:display-name="MailMergeTable2020-03-05T14:29:47Z172.G" style:family="table-column">
      <style:table-column-properties style:column-width="1.967cm" style:rel-column-width="9379*"/>
    </style:style>
    <style:style style:name="MailMergeTable2020-03-05T14_3a_29_3a_47Z172.A1" style:display-name="MailMergeTable2020-03-05T14:29:47Z17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72.A2" style:display-name="MailMergeTable2020-03-05T14:29:47Z17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72.3" style:display-name="MailMergeTable2020-03-05T14:29:47Z172.3" style:family="table-row">
      <style:table-row-properties style:min-row-height="5.724cm"/>
    </style:style>
    <style:style style:name="MailMergeTable2020-03-05T14_3a_29_3a_47Z172.A3" style:display-name="MailMergeTable2020-03-05T14:29:47Z17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72.B3" style:display-name="MailMergeTable2020-03-05T14:29:47Z17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72.4" style:display-name="MailMergeTable2020-03-05T14:29:47Z172.4" style:family="table-row">
      <style:table-row-properties style:min-row-height="0.515cm"/>
    </style:style>
    <style:style style:name="MailMergeTable2020-03-05T14_3a_29_3a_47Z172.G4" style:display-name="MailMergeTable2020-03-05T14:29:47Z17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73" style:display-name="MailMergeTable2020-03-05T14:29:47Z173" style:family="table">
      <style:table-properties style:width="13.748cm" table:align="margins"/>
    </style:style>
    <style:style style:name="MailMergeTable2020-03-05T14_3a_29_3a_47Z173.A" style:display-name="MailMergeTable2020-03-05T14:29:47Z173.A" style:family="table-column">
      <style:table-column-properties style:column-width="0.291cm" style:rel-column-width="1387*"/>
    </style:style>
    <style:style style:name="MailMergeTable2020-03-05T14_3a_29_3a_47Z173.B" style:display-name="MailMergeTable2020-03-05T14:29:47Z173.B" style:family="table-column">
      <style:table-column-properties style:column-width="3.635cm" style:rel-column-width="17329*"/>
    </style:style>
    <style:style style:name="MailMergeTable2020-03-05T14_3a_29_3a_47Z173.C" style:display-name="MailMergeTable2020-03-05T14:29:47Z173.C" style:family="table-column">
      <style:table-column-properties style:column-width="1.963cm" style:rel-column-width="9358*"/>
    </style:style>
    <style:style style:name="MailMergeTable2020-03-05T14_3a_29_3a_47Z173.E" style:display-name="MailMergeTable2020-03-05T14:29:47Z173.E" style:family="table-column">
      <style:table-column-properties style:column-width="1.965cm" style:rel-column-width="9366*"/>
    </style:style>
    <style:style style:name="MailMergeTable2020-03-05T14_3a_29_3a_47Z173.G" style:display-name="MailMergeTable2020-03-05T14:29:47Z173.G" style:family="table-column">
      <style:table-column-properties style:column-width="1.967cm" style:rel-column-width="9379*"/>
    </style:style>
    <style:style style:name="MailMergeTable2020-03-05T14_3a_29_3a_47Z173.A1" style:display-name="MailMergeTable2020-03-05T14:29:47Z17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73.A2" style:display-name="MailMergeTable2020-03-05T14:29:47Z17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73.3" style:display-name="MailMergeTable2020-03-05T14:29:47Z173.3" style:family="table-row">
      <style:table-row-properties style:min-row-height="5.724cm"/>
    </style:style>
    <style:style style:name="MailMergeTable2020-03-05T14_3a_29_3a_47Z173.A3" style:display-name="MailMergeTable2020-03-05T14:29:47Z17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73.B3" style:display-name="MailMergeTable2020-03-05T14:29:47Z17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73.4" style:display-name="MailMergeTable2020-03-05T14:29:47Z173.4" style:family="table-row">
      <style:table-row-properties style:min-row-height="0.515cm"/>
    </style:style>
    <style:style style:name="MailMergeTable2020-03-05T14_3a_29_3a_47Z173.G4" style:display-name="MailMergeTable2020-03-05T14:29:47Z17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74" style:display-name="MailMergeTable2020-03-05T14:29:47Z174" style:family="table">
      <style:table-properties style:width="13.748cm" table:align="margins"/>
    </style:style>
    <style:style style:name="MailMergeTable2020-03-05T14_3a_29_3a_47Z174.A" style:display-name="MailMergeTable2020-03-05T14:29:47Z174.A" style:family="table-column">
      <style:table-column-properties style:column-width="0.291cm" style:rel-column-width="1387*"/>
    </style:style>
    <style:style style:name="MailMergeTable2020-03-05T14_3a_29_3a_47Z174.B" style:display-name="MailMergeTable2020-03-05T14:29:47Z174.B" style:family="table-column">
      <style:table-column-properties style:column-width="3.635cm" style:rel-column-width="17329*"/>
    </style:style>
    <style:style style:name="MailMergeTable2020-03-05T14_3a_29_3a_47Z174.C" style:display-name="MailMergeTable2020-03-05T14:29:47Z174.C" style:family="table-column">
      <style:table-column-properties style:column-width="1.963cm" style:rel-column-width="9358*"/>
    </style:style>
    <style:style style:name="MailMergeTable2020-03-05T14_3a_29_3a_47Z174.E" style:display-name="MailMergeTable2020-03-05T14:29:47Z174.E" style:family="table-column">
      <style:table-column-properties style:column-width="1.965cm" style:rel-column-width="9366*"/>
    </style:style>
    <style:style style:name="MailMergeTable2020-03-05T14_3a_29_3a_47Z174.G" style:display-name="MailMergeTable2020-03-05T14:29:47Z174.G" style:family="table-column">
      <style:table-column-properties style:column-width="1.967cm" style:rel-column-width="9379*"/>
    </style:style>
    <style:style style:name="MailMergeTable2020-03-05T14_3a_29_3a_47Z174.A1" style:display-name="MailMergeTable2020-03-05T14:29:47Z17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74.A2" style:display-name="MailMergeTable2020-03-05T14:29:47Z17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74.3" style:display-name="MailMergeTable2020-03-05T14:29:47Z174.3" style:family="table-row">
      <style:table-row-properties style:min-row-height="5.724cm"/>
    </style:style>
    <style:style style:name="MailMergeTable2020-03-05T14_3a_29_3a_47Z174.A3" style:display-name="MailMergeTable2020-03-05T14:29:47Z17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74.B3" style:display-name="MailMergeTable2020-03-05T14:29:47Z17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74.4" style:display-name="MailMergeTable2020-03-05T14:29:47Z174.4" style:family="table-row">
      <style:table-row-properties style:min-row-height="0.515cm"/>
    </style:style>
    <style:style style:name="MailMergeTable2020-03-05T14_3a_29_3a_47Z174.G4" style:display-name="MailMergeTable2020-03-05T14:29:47Z17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75" style:display-name="MailMergeTable2020-03-05T14:29:47Z175" style:family="table">
      <style:table-properties style:width="13.748cm" table:align="margins"/>
    </style:style>
    <style:style style:name="MailMergeTable2020-03-05T14_3a_29_3a_47Z175.A" style:display-name="MailMergeTable2020-03-05T14:29:47Z175.A" style:family="table-column">
      <style:table-column-properties style:column-width="0.291cm" style:rel-column-width="1387*"/>
    </style:style>
    <style:style style:name="MailMergeTable2020-03-05T14_3a_29_3a_47Z175.B" style:display-name="MailMergeTable2020-03-05T14:29:47Z175.B" style:family="table-column">
      <style:table-column-properties style:column-width="3.635cm" style:rel-column-width="17329*"/>
    </style:style>
    <style:style style:name="MailMergeTable2020-03-05T14_3a_29_3a_47Z175.C" style:display-name="MailMergeTable2020-03-05T14:29:47Z175.C" style:family="table-column">
      <style:table-column-properties style:column-width="1.963cm" style:rel-column-width="9358*"/>
    </style:style>
    <style:style style:name="MailMergeTable2020-03-05T14_3a_29_3a_47Z175.E" style:display-name="MailMergeTable2020-03-05T14:29:47Z175.E" style:family="table-column">
      <style:table-column-properties style:column-width="1.965cm" style:rel-column-width="9366*"/>
    </style:style>
    <style:style style:name="MailMergeTable2020-03-05T14_3a_29_3a_47Z175.G" style:display-name="MailMergeTable2020-03-05T14:29:47Z175.G" style:family="table-column">
      <style:table-column-properties style:column-width="1.967cm" style:rel-column-width="9379*"/>
    </style:style>
    <style:style style:name="MailMergeTable2020-03-05T14_3a_29_3a_47Z175.A1" style:display-name="MailMergeTable2020-03-05T14:29:47Z17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75.A2" style:display-name="MailMergeTable2020-03-05T14:29:47Z17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75.3" style:display-name="MailMergeTable2020-03-05T14:29:47Z175.3" style:family="table-row">
      <style:table-row-properties style:min-row-height="5.724cm"/>
    </style:style>
    <style:style style:name="MailMergeTable2020-03-05T14_3a_29_3a_47Z175.A3" style:display-name="MailMergeTable2020-03-05T14:29:47Z17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75.B3" style:display-name="MailMergeTable2020-03-05T14:29:47Z17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75.4" style:display-name="MailMergeTable2020-03-05T14:29:47Z175.4" style:family="table-row">
      <style:table-row-properties style:min-row-height="0.515cm"/>
    </style:style>
    <style:style style:name="MailMergeTable2020-03-05T14_3a_29_3a_47Z175.G4" style:display-name="MailMergeTable2020-03-05T14:29:47Z17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76" style:display-name="MailMergeTable2020-03-05T14:29:47Z176" style:family="table">
      <style:table-properties style:width="13.748cm" table:align="margins"/>
    </style:style>
    <style:style style:name="MailMergeTable2020-03-05T14_3a_29_3a_47Z176.A" style:display-name="MailMergeTable2020-03-05T14:29:47Z176.A" style:family="table-column">
      <style:table-column-properties style:column-width="0.291cm" style:rel-column-width="1387*"/>
    </style:style>
    <style:style style:name="MailMergeTable2020-03-05T14_3a_29_3a_47Z176.B" style:display-name="MailMergeTable2020-03-05T14:29:47Z176.B" style:family="table-column">
      <style:table-column-properties style:column-width="3.635cm" style:rel-column-width="17329*"/>
    </style:style>
    <style:style style:name="MailMergeTable2020-03-05T14_3a_29_3a_47Z176.C" style:display-name="MailMergeTable2020-03-05T14:29:47Z176.C" style:family="table-column">
      <style:table-column-properties style:column-width="1.963cm" style:rel-column-width="9358*"/>
    </style:style>
    <style:style style:name="MailMergeTable2020-03-05T14_3a_29_3a_47Z176.E" style:display-name="MailMergeTable2020-03-05T14:29:47Z176.E" style:family="table-column">
      <style:table-column-properties style:column-width="1.965cm" style:rel-column-width="9366*"/>
    </style:style>
    <style:style style:name="MailMergeTable2020-03-05T14_3a_29_3a_47Z176.G" style:display-name="MailMergeTable2020-03-05T14:29:47Z176.G" style:family="table-column">
      <style:table-column-properties style:column-width="1.967cm" style:rel-column-width="9379*"/>
    </style:style>
    <style:style style:name="MailMergeTable2020-03-05T14_3a_29_3a_47Z176.A1" style:display-name="MailMergeTable2020-03-05T14:29:47Z17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76.A2" style:display-name="MailMergeTable2020-03-05T14:29:47Z17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76.3" style:display-name="MailMergeTable2020-03-05T14:29:47Z176.3" style:family="table-row">
      <style:table-row-properties style:min-row-height="5.724cm"/>
    </style:style>
    <style:style style:name="MailMergeTable2020-03-05T14_3a_29_3a_47Z176.A3" style:display-name="MailMergeTable2020-03-05T14:29:47Z17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76.B3" style:display-name="MailMergeTable2020-03-05T14:29:47Z17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76.4" style:display-name="MailMergeTable2020-03-05T14:29:47Z176.4" style:family="table-row">
      <style:table-row-properties style:min-row-height="0.515cm"/>
    </style:style>
    <style:style style:name="MailMergeTable2020-03-05T14_3a_29_3a_47Z176.G4" style:display-name="MailMergeTable2020-03-05T14:29:47Z17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77" style:display-name="MailMergeTable2020-03-05T14:29:47Z177" style:family="table">
      <style:table-properties style:width="13.748cm" table:align="margins"/>
    </style:style>
    <style:style style:name="MailMergeTable2020-03-05T14_3a_29_3a_47Z177.A" style:display-name="MailMergeTable2020-03-05T14:29:47Z177.A" style:family="table-column">
      <style:table-column-properties style:column-width="0.291cm" style:rel-column-width="1387*"/>
    </style:style>
    <style:style style:name="MailMergeTable2020-03-05T14_3a_29_3a_47Z177.B" style:display-name="MailMergeTable2020-03-05T14:29:47Z177.B" style:family="table-column">
      <style:table-column-properties style:column-width="3.635cm" style:rel-column-width="17329*"/>
    </style:style>
    <style:style style:name="MailMergeTable2020-03-05T14_3a_29_3a_47Z177.C" style:display-name="MailMergeTable2020-03-05T14:29:47Z177.C" style:family="table-column">
      <style:table-column-properties style:column-width="1.963cm" style:rel-column-width="9358*"/>
    </style:style>
    <style:style style:name="MailMergeTable2020-03-05T14_3a_29_3a_47Z177.E" style:display-name="MailMergeTable2020-03-05T14:29:47Z177.E" style:family="table-column">
      <style:table-column-properties style:column-width="1.965cm" style:rel-column-width="9366*"/>
    </style:style>
    <style:style style:name="MailMergeTable2020-03-05T14_3a_29_3a_47Z177.G" style:display-name="MailMergeTable2020-03-05T14:29:47Z177.G" style:family="table-column">
      <style:table-column-properties style:column-width="1.967cm" style:rel-column-width="9379*"/>
    </style:style>
    <style:style style:name="MailMergeTable2020-03-05T14_3a_29_3a_47Z177.A1" style:display-name="MailMergeTable2020-03-05T14:29:47Z17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77.A2" style:display-name="MailMergeTable2020-03-05T14:29:47Z17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77.3" style:display-name="MailMergeTable2020-03-05T14:29:47Z177.3" style:family="table-row">
      <style:table-row-properties style:min-row-height="5.724cm"/>
    </style:style>
    <style:style style:name="MailMergeTable2020-03-05T14_3a_29_3a_47Z177.A3" style:display-name="MailMergeTable2020-03-05T14:29:47Z17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77.B3" style:display-name="MailMergeTable2020-03-05T14:29:47Z17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77.4" style:display-name="MailMergeTable2020-03-05T14:29:47Z177.4" style:family="table-row">
      <style:table-row-properties style:min-row-height="0.515cm"/>
    </style:style>
    <style:style style:name="MailMergeTable2020-03-05T14_3a_29_3a_47Z177.G4" style:display-name="MailMergeTable2020-03-05T14:29:47Z17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78" style:display-name="MailMergeTable2020-03-05T14:29:47Z178" style:family="table">
      <style:table-properties style:width="13.748cm" table:align="margins"/>
    </style:style>
    <style:style style:name="MailMergeTable2020-03-05T14_3a_29_3a_47Z178.A" style:display-name="MailMergeTable2020-03-05T14:29:47Z178.A" style:family="table-column">
      <style:table-column-properties style:column-width="0.291cm" style:rel-column-width="1387*"/>
    </style:style>
    <style:style style:name="MailMergeTable2020-03-05T14_3a_29_3a_47Z178.B" style:display-name="MailMergeTable2020-03-05T14:29:47Z178.B" style:family="table-column">
      <style:table-column-properties style:column-width="3.635cm" style:rel-column-width="17329*"/>
    </style:style>
    <style:style style:name="MailMergeTable2020-03-05T14_3a_29_3a_47Z178.C" style:display-name="MailMergeTable2020-03-05T14:29:47Z178.C" style:family="table-column">
      <style:table-column-properties style:column-width="1.963cm" style:rel-column-width="9358*"/>
    </style:style>
    <style:style style:name="MailMergeTable2020-03-05T14_3a_29_3a_47Z178.E" style:display-name="MailMergeTable2020-03-05T14:29:47Z178.E" style:family="table-column">
      <style:table-column-properties style:column-width="1.965cm" style:rel-column-width="9366*"/>
    </style:style>
    <style:style style:name="MailMergeTable2020-03-05T14_3a_29_3a_47Z178.G" style:display-name="MailMergeTable2020-03-05T14:29:47Z178.G" style:family="table-column">
      <style:table-column-properties style:column-width="1.967cm" style:rel-column-width="9379*"/>
    </style:style>
    <style:style style:name="MailMergeTable2020-03-05T14_3a_29_3a_47Z178.A1" style:display-name="MailMergeTable2020-03-05T14:29:47Z17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78.A2" style:display-name="MailMergeTable2020-03-05T14:29:47Z17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78.3" style:display-name="MailMergeTable2020-03-05T14:29:47Z178.3" style:family="table-row">
      <style:table-row-properties style:min-row-height="5.724cm"/>
    </style:style>
    <style:style style:name="MailMergeTable2020-03-05T14_3a_29_3a_47Z178.A3" style:display-name="MailMergeTable2020-03-05T14:29:47Z17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78.B3" style:display-name="MailMergeTable2020-03-05T14:29:47Z17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78.4" style:display-name="MailMergeTable2020-03-05T14:29:47Z178.4" style:family="table-row">
      <style:table-row-properties style:min-row-height="0.515cm"/>
    </style:style>
    <style:style style:name="MailMergeTable2020-03-05T14_3a_29_3a_47Z178.G4" style:display-name="MailMergeTable2020-03-05T14:29:47Z17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79" style:display-name="MailMergeTable2020-03-05T14:29:47Z179" style:family="table">
      <style:table-properties style:width="13.748cm" table:align="margins"/>
    </style:style>
    <style:style style:name="MailMergeTable2020-03-05T14_3a_29_3a_47Z179.A" style:display-name="MailMergeTable2020-03-05T14:29:47Z179.A" style:family="table-column">
      <style:table-column-properties style:column-width="0.291cm" style:rel-column-width="1387*"/>
    </style:style>
    <style:style style:name="MailMergeTable2020-03-05T14_3a_29_3a_47Z179.B" style:display-name="MailMergeTable2020-03-05T14:29:47Z179.B" style:family="table-column">
      <style:table-column-properties style:column-width="3.635cm" style:rel-column-width="17329*"/>
    </style:style>
    <style:style style:name="MailMergeTable2020-03-05T14_3a_29_3a_47Z179.C" style:display-name="MailMergeTable2020-03-05T14:29:47Z179.C" style:family="table-column">
      <style:table-column-properties style:column-width="1.963cm" style:rel-column-width="9358*"/>
    </style:style>
    <style:style style:name="MailMergeTable2020-03-05T14_3a_29_3a_47Z179.E" style:display-name="MailMergeTable2020-03-05T14:29:47Z179.E" style:family="table-column">
      <style:table-column-properties style:column-width="1.965cm" style:rel-column-width="9366*"/>
    </style:style>
    <style:style style:name="MailMergeTable2020-03-05T14_3a_29_3a_47Z179.G" style:display-name="MailMergeTable2020-03-05T14:29:47Z179.G" style:family="table-column">
      <style:table-column-properties style:column-width="1.967cm" style:rel-column-width="9379*"/>
    </style:style>
    <style:style style:name="MailMergeTable2020-03-05T14_3a_29_3a_47Z179.A1" style:display-name="MailMergeTable2020-03-05T14:29:47Z17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79.A2" style:display-name="MailMergeTable2020-03-05T14:29:47Z17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79.3" style:display-name="MailMergeTable2020-03-05T14:29:47Z179.3" style:family="table-row">
      <style:table-row-properties style:min-row-height="5.724cm"/>
    </style:style>
    <style:style style:name="MailMergeTable2020-03-05T14_3a_29_3a_47Z179.A3" style:display-name="MailMergeTable2020-03-05T14:29:47Z17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79.B3" style:display-name="MailMergeTable2020-03-05T14:29:47Z17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79.4" style:display-name="MailMergeTable2020-03-05T14:29:47Z179.4" style:family="table-row">
      <style:table-row-properties style:min-row-height="0.515cm"/>
    </style:style>
    <style:style style:name="MailMergeTable2020-03-05T14_3a_29_3a_47Z179.G4" style:display-name="MailMergeTable2020-03-05T14:29:47Z17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80" style:display-name="MailMergeTable2020-03-05T14:29:47Z180" style:family="table">
      <style:table-properties style:width="13.748cm" table:align="margins"/>
    </style:style>
    <style:style style:name="MailMergeTable2020-03-05T14_3a_29_3a_47Z180.A" style:display-name="MailMergeTable2020-03-05T14:29:47Z180.A" style:family="table-column">
      <style:table-column-properties style:column-width="0.291cm" style:rel-column-width="1387*"/>
    </style:style>
    <style:style style:name="MailMergeTable2020-03-05T14_3a_29_3a_47Z180.B" style:display-name="MailMergeTable2020-03-05T14:29:47Z180.B" style:family="table-column">
      <style:table-column-properties style:column-width="3.635cm" style:rel-column-width="17329*"/>
    </style:style>
    <style:style style:name="MailMergeTable2020-03-05T14_3a_29_3a_47Z180.C" style:display-name="MailMergeTable2020-03-05T14:29:47Z180.C" style:family="table-column">
      <style:table-column-properties style:column-width="1.963cm" style:rel-column-width="9358*"/>
    </style:style>
    <style:style style:name="MailMergeTable2020-03-05T14_3a_29_3a_47Z180.E" style:display-name="MailMergeTable2020-03-05T14:29:47Z180.E" style:family="table-column">
      <style:table-column-properties style:column-width="1.965cm" style:rel-column-width="9366*"/>
    </style:style>
    <style:style style:name="MailMergeTable2020-03-05T14_3a_29_3a_47Z180.G" style:display-name="MailMergeTable2020-03-05T14:29:47Z180.G" style:family="table-column">
      <style:table-column-properties style:column-width="1.967cm" style:rel-column-width="9379*"/>
    </style:style>
    <style:style style:name="MailMergeTable2020-03-05T14_3a_29_3a_47Z180.A1" style:display-name="MailMergeTable2020-03-05T14:29:47Z18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80.A2" style:display-name="MailMergeTable2020-03-05T14:29:47Z18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80.3" style:display-name="MailMergeTable2020-03-05T14:29:47Z180.3" style:family="table-row">
      <style:table-row-properties style:min-row-height="5.724cm"/>
    </style:style>
    <style:style style:name="MailMergeTable2020-03-05T14_3a_29_3a_47Z180.A3" style:display-name="MailMergeTable2020-03-05T14:29:47Z18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80.B3" style:display-name="MailMergeTable2020-03-05T14:29:47Z18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80.4" style:display-name="MailMergeTable2020-03-05T14:29:47Z180.4" style:family="table-row">
      <style:table-row-properties style:min-row-height="0.515cm"/>
    </style:style>
    <style:style style:name="MailMergeTable2020-03-05T14_3a_29_3a_47Z180.G4" style:display-name="MailMergeTable2020-03-05T14:29:47Z18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81" style:display-name="MailMergeTable2020-03-05T14:29:47Z181" style:family="table">
      <style:table-properties style:width="13.748cm" table:align="margins"/>
    </style:style>
    <style:style style:name="MailMergeTable2020-03-05T14_3a_29_3a_47Z181.A" style:display-name="MailMergeTable2020-03-05T14:29:47Z181.A" style:family="table-column">
      <style:table-column-properties style:column-width="0.291cm" style:rel-column-width="1387*"/>
    </style:style>
    <style:style style:name="MailMergeTable2020-03-05T14_3a_29_3a_47Z181.B" style:display-name="MailMergeTable2020-03-05T14:29:47Z181.B" style:family="table-column">
      <style:table-column-properties style:column-width="3.635cm" style:rel-column-width="17329*"/>
    </style:style>
    <style:style style:name="MailMergeTable2020-03-05T14_3a_29_3a_47Z181.C" style:display-name="MailMergeTable2020-03-05T14:29:47Z181.C" style:family="table-column">
      <style:table-column-properties style:column-width="1.963cm" style:rel-column-width="9358*"/>
    </style:style>
    <style:style style:name="MailMergeTable2020-03-05T14_3a_29_3a_47Z181.E" style:display-name="MailMergeTable2020-03-05T14:29:47Z181.E" style:family="table-column">
      <style:table-column-properties style:column-width="1.965cm" style:rel-column-width="9366*"/>
    </style:style>
    <style:style style:name="MailMergeTable2020-03-05T14_3a_29_3a_47Z181.G" style:display-name="MailMergeTable2020-03-05T14:29:47Z181.G" style:family="table-column">
      <style:table-column-properties style:column-width="1.967cm" style:rel-column-width="9379*"/>
    </style:style>
    <style:style style:name="MailMergeTable2020-03-05T14_3a_29_3a_47Z181.A1" style:display-name="MailMergeTable2020-03-05T14:29:47Z18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81.A2" style:display-name="MailMergeTable2020-03-05T14:29:47Z18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81.3" style:display-name="MailMergeTable2020-03-05T14:29:47Z181.3" style:family="table-row">
      <style:table-row-properties style:min-row-height="5.724cm"/>
    </style:style>
    <style:style style:name="MailMergeTable2020-03-05T14_3a_29_3a_47Z181.A3" style:display-name="MailMergeTable2020-03-05T14:29:47Z18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81.B3" style:display-name="MailMergeTable2020-03-05T14:29:47Z18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81.4" style:display-name="MailMergeTable2020-03-05T14:29:47Z181.4" style:family="table-row">
      <style:table-row-properties style:min-row-height="0.515cm"/>
    </style:style>
    <style:style style:name="MailMergeTable2020-03-05T14_3a_29_3a_47Z181.G4" style:display-name="MailMergeTable2020-03-05T14:29:47Z18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82" style:display-name="MailMergeTable2020-03-05T14:29:47Z182" style:family="table">
      <style:table-properties style:width="13.748cm" table:align="margins"/>
    </style:style>
    <style:style style:name="MailMergeTable2020-03-05T14_3a_29_3a_47Z182.A" style:display-name="MailMergeTable2020-03-05T14:29:47Z182.A" style:family="table-column">
      <style:table-column-properties style:column-width="0.291cm" style:rel-column-width="1387*"/>
    </style:style>
    <style:style style:name="MailMergeTable2020-03-05T14_3a_29_3a_47Z182.B" style:display-name="MailMergeTable2020-03-05T14:29:47Z182.B" style:family="table-column">
      <style:table-column-properties style:column-width="3.635cm" style:rel-column-width="17329*"/>
    </style:style>
    <style:style style:name="MailMergeTable2020-03-05T14_3a_29_3a_47Z182.C" style:display-name="MailMergeTable2020-03-05T14:29:47Z182.C" style:family="table-column">
      <style:table-column-properties style:column-width="1.963cm" style:rel-column-width="9358*"/>
    </style:style>
    <style:style style:name="MailMergeTable2020-03-05T14_3a_29_3a_47Z182.E" style:display-name="MailMergeTable2020-03-05T14:29:47Z182.E" style:family="table-column">
      <style:table-column-properties style:column-width="1.965cm" style:rel-column-width="9366*"/>
    </style:style>
    <style:style style:name="MailMergeTable2020-03-05T14_3a_29_3a_47Z182.G" style:display-name="MailMergeTable2020-03-05T14:29:47Z182.G" style:family="table-column">
      <style:table-column-properties style:column-width="1.967cm" style:rel-column-width="9379*"/>
    </style:style>
    <style:style style:name="MailMergeTable2020-03-05T14_3a_29_3a_47Z182.A1" style:display-name="MailMergeTable2020-03-05T14:29:47Z18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82.A2" style:display-name="MailMergeTable2020-03-05T14:29:47Z18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82.3" style:display-name="MailMergeTable2020-03-05T14:29:47Z182.3" style:family="table-row">
      <style:table-row-properties style:min-row-height="5.724cm"/>
    </style:style>
    <style:style style:name="MailMergeTable2020-03-05T14_3a_29_3a_47Z182.A3" style:display-name="MailMergeTable2020-03-05T14:29:47Z18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82.B3" style:display-name="MailMergeTable2020-03-05T14:29:47Z18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82.4" style:display-name="MailMergeTable2020-03-05T14:29:47Z182.4" style:family="table-row">
      <style:table-row-properties style:min-row-height="0.515cm"/>
    </style:style>
    <style:style style:name="MailMergeTable2020-03-05T14_3a_29_3a_47Z182.G4" style:display-name="MailMergeTable2020-03-05T14:29:47Z182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83" style:display-name="MailMergeTable2020-03-05T14:29:47Z183" style:family="table">
      <style:table-properties style:width="13.748cm" table:align="margins"/>
    </style:style>
    <style:style style:name="MailMergeTable2020-03-05T14_3a_29_3a_47Z183.A" style:display-name="MailMergeTable2020-03-05T14:29:47Z183.A" style:family="table-column">
      <style:table-column-properties style:column-width="0.291cm" style:rel-column-width="1387*"/>
    </style:style>
    <style:style style:name="MailMergeTable2020-03-05T14_3a_29_3a_47Z183.B" style:display-name="MailMergeTable2020-03-05T14:29:47Z183.B" style:family="table-column">
      <style:table-column-properties style:column-width="3.635cm" style:rel-column-width="17329*"/>
    </style:style>
    <style:style style:name="MailMergeTable2020-03-05T14_3a_29_3a_47Z183.C" style:display-name="MailMergeTable2020-03-05T14:29:47Z183.C" style:family="table-column">
      <style:table-column-properties style:column-width="1.963cm" style:rel-column-width="9358*"/>
    </style:style>
    <style:style style:name="MailMergeTable2020-03-05T14_3a_29_3a_47Z183.E" style:display-name="MailMergeTable2020-03-05T14:29:47Z183.E" style:family="table-column">
      <style:table-column-properties style:column-width="1.965cm" style:rel-column-width="9366*"/>
    </style:style>
    <style:style style:name="MailMergeTable2020-03-05T14_3a_29_3a_47Z183.G" style:display-name="MailMergeTable2020-03-05T14:29:47Z183.G" style:family="table-column">
      <style:table-column-properties style:column-width="1.967cm" style:rel-column-width="9379*"/>
    </style:style>
    <style:style style:name="MailMergeTable2020-03-05T14_3a_29_3a_47Z183.A1" style:display-name="MailMergeTable2020-03-05T14:29:47Z183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83.A2" style:display-name="MailMergeTable2020-03-05T14:29:47Z183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83.3" style:display-name="MailMergeTable2020-03-05T14:29:47Z183.3" style:family="table-row">
      <style:table-row-properties style:min-row-height="5.724cm"/>
    </style:style>
    <style:style style:name="MailMergeTable2020-03-05T14_3a_29_3a_47Z183.A3" style:display-name="MailMergeTable2020-03-05T14:29:47Z183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83.B3" style:display-name="MailMergeTable2020-03-05T14:29:47Z183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83.4" style:display-name="MailMergeTable2020-03-05T14:29:47Z183.4" style:family="table-row">
      <style:table-row-properties style:min-row-height="0.515cm"/>
    </style:style>
    <style:style style:name="MailMergeTable2020-03-05T14_3a_29_3a_47Z183.G4" style:display-name="MailMergeTable2020-03-05T14:29:47Z183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84" style:display-name="MailMergeTable2020-03-05T14:29:47Z184" style:family="table">
      <style:table-properties style:width="13.748cm" table:align="margins"/>
    </style:style>
    <style:style style:name="MailMergeTable2020-03-05T14_3a_29_3a_47Z184.A" style:display-name="MailMergeTable2020-03-05T14:29:47Z184.A" style:family="table-column">
      <style:table-column-properties style:column-width="0.291cm" style:rel-column-width="1387*"/>
    </style:style>
    <style:style style:name="MailMergeTable2020-03-05T14_3a_29_3a_47Z184.B" style:display-name="MailMergeTable2020-03-05T14:29:47Z184.B" style:family="table-column">
      <style:table-column-properties style:column-width="3.635cm" style:rel-column-width="17329*"/>
    </style:style>
    <style:style style:name="MailMergeTable2020-03-05T14_3a_29_3a_47Z184.C" style:display-name="MailMergeTable2020-03-05T14:29:47Z184.C" style:family="table-column">
      <style:table-column-properties style:column-width="1.963cm" style:rel-column-width="9358*"/>
    </style:style>
    <style:style style:name="MailMergeTable2020-03-05T14_3a_29_3a_47Z184.E" style:display-name="MailMergeTable2020-03-05T14:29:47Z184.E" style:family="table-column">
      <style:table-column-properties style:column-width="1.965cm" style:rel-column-width="9366*"/>
    </style:style>
    <style:style style:name="MailMergeTable2020-03-05T14_3a_29_3a_47Z184.G" style:display-name="MailMergeTable2020-03-05T14:29:47Z184.G" style:family="table-column">
      <style:table-column-properties style:column-width="1.967cm" style:rel-column-width="9379*"/>
    </style:style>
    <style:style style:name="MailMergeTable2020-03-05T14_3a_29_3a_47Z184.A1" style:display-name="MailMergeTable2020-03-05T14:29:47Z184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84.A2" style:display-name="MailMergeTable2020-03-05T14:29:47Z184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84.3" style:display-name="MailMergeTable2020-03-05T14:29:47Z184.3" style:family="table-row">
      <style:table-row-properties style:min-row-height="5.724cm"/>
    </style:style>
    <style:style style:name="MailMergeTable2020-03-05T14_3a_29_3a_47Z184.A3" style:display-name="MailMergeTable2020-03-05T14:29:47Z184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84.B3" style:display-name="MailMergeTable2020-03-05T14:29:47Z184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84.4" style:display-name="MailMergeTable2020-03-05T14:29:47Z184.4" style:family="table-row">
      <style:table-row-properties style:min-row-height="0.515cm"/>
    </style:style>
    <style:style style:name="MailMergeTable2020-03-05T14_3a_29_3a_47Z184.G4" style:display-name="MailMergeTable2020-03-05T14:29:47Z184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85" style:display-name="MailMergeTable2020-03-05T14:29:47Z185" style:family="table">
      <style:table-properties style:width="13.748cm" table:align="margins"/>
    </style:style>
    <style:style style:name="MailMergeTable2020-03-05T14_3a_29_3a_47Z185.A" style:display-name="MailMergeTable2020-03-05T14:29:47Z185.A" style:family="table-column">
      <style:table-column-properties style:column-width="0.291cm" style:rel-column-width="1387*"/>
    </style:style>
    <style:style style:name="MailMergeTable2020-03-05T14_3a_29_3a_47Z185.B" style:display-name="MailMergeTable2020-03-05T14:29:47Z185.B" style:family="table-column">
      <style:table-column-properties style:column-width="3.635cm" style:rel-column-width="17329*"/>
    </style:style>
    <style:style style:name="MailMergeTable2020-03-05T14_3a_29_3a_47Z185.C" style:display-name="MailMergeTable2020-03-05T14:29:47Z185.C" style:family="table-column">
      <style:table-column-properties style:column-width="1.963cm" style:rel-column-width="9358*"/>
    </style:style>
    <style:style style:name="MailMergeTable2020-03-05T14_3a_29_3a_47Z185.E" style:display-name="MailMergeTable2020-03-05T14:29:47Z185.E" style:family="table-column">
      <style:table-column-properties style:column-width="1.965cm" style:rel-column-width="9366*"/>
    </style:style>
    <style:style style:name="MailMergeTable2020-03-05T14_3a_29_3a_47Z185.G" style:display-name="MailMergeTable2020-03-05T14:29:47Z185.G" style:family="table-column">
      <style:table-column-properties style:column-width="1.967cm" style:rel-column-width="9379*"/>
    </style:style>
    <style:style style:name="MailMergeTable2020-03-05T14_3a_29_3a_47Z185.A1" style:display-name="MailMergeTable2020-03-05T14:29:47Z185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85.A2" style:display-name="MailMergeTable2020-03-05T14:29:47Z185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85.3" style:display-name="MailMergeTable2020-03-05T14:29:47Z185.3" style:family="table-row">
      <style:table-row-properties style:min-row-height="5.724cm"/>
    </style:style>
    <style:style style:name="MailMergeTable2020-03-05T14_3a_29_3a_47Z185.A3" style:display-name="MailMergeTable2020-03-05T14:29:47Z185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85.B3" style:display-name="MailMergeTable2020-03-05T14:29:47Z185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85.4" style:display-name="MailMergeTable2020-03-05T14:29:47Z185.4" style:family="table-row">
      <style:table-row-properties style:min-row-height="0.515cm"/>
    </style:style>
    <style:style style:name="MailMergeTable2020-03-05T14_3a_29_3a_47Z185.G4" style:display-name="MailMergeTable2020-03-05T14:29:47Z185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86" style:display-name="MailMergeTable2020-03-05T14:29:47Z186" style:family="table">
      <style:table-properties style:width="13.748cm" table:align="margins"/>
    </style:style>
    <style:style style:name="MailMergeTable2020-03-05T14_3a_29_3a_47Z186.A" style:display-name="MailMergeTable2020-03-05T14:29:47Z186.A" style:family="table-column">
      <style:table-column-properties style:column-width="0.291cm" style:rel-column-width="1387*"/>
    </style:style>
    <style:style style:name="MailMergeTable2020-03-05T14_3a_29_3a_47Z186.B" style:display-name="MailMergeTable2020-03-05T14:29:47Z186.B" style:family="table-column">
      <style:table-column-properties style:column-width="3.635cm" style:rel-column-width="17329*"/>
    </style:style>
    <style:style style:name="MailMergeTable2020-03-05T14_3a_29_3a_47Z186.C" style:display-name="MailMergeTable2020-03-05T14:29:47Z186.C" style:family="table-column">
      <style:table-column-properties style:column-width="1.963cm" style:rel-column-width="9358*"/>
    </style:style>
    <style:style style:name="MailMergeTable2020-03-05T14_3a_29_3a_47Z186.E" style:display-name="MailMergeTable2020-03-05T14:29:47Z186.E" style:family="table-column">
      <style:table-column-properties style:column-width="1.965cm" style:rel-column-width="9366*"/>
    </style:style>
    <style:style style:name="MailMergeTable2020-03-05T14_3a_29_3a_47Z186.G" style:display-name="MailMergeTable2020-03-05T14:29:47Z186.G" style:family="table-column">
      <style:table-column-properties style:column-width="1.967cm" style:rel-column-width="9379*"/>
    </style:style>
    <style:style style:name="MailMergeTable2020-03-05T14_3a_29_3a_47Z186.A1" style:display-name="MailMergeTable2020-03-05T14:29:47Z186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86.A2" style:display-name="MailMergeTable2020-03-05T14:29:47Z186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86.3" style:display-name="MailMergeTable2020-03-05T14:29:47Z186.3" style:family="table-row">
      <style:table-row-properties style:min-row-height="5.724cm"/>
    </style:style>
    <style:style style:name="MailMergeTable2020-03-05T14_3a_29_3a_47Z186.A3" style:display-name="MailMergeTable2020-03-05T14:29:47Z186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86.B3" style:display-name="MailMergeTable2020-03-05T14:29:47Z186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86.4" style:display-name="MailMergeTable2020-03-05T14:29:47Z186.4" style:family="table-row">
      <style:table-row-properties style:min-row-height="0.515cm"/>
    </style:style>
    <style:style style:name="MailMergeTable2020-03-05T14_3a_29_3a_47Z186.G4" style:display-name="MailMergeTable2020-03-05T14:29:47Z186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87" style:display-name="MailMergeTable2020-03-05T14:29:47Z187" style:family="table">
      <style:table-properties style:width="13.748cm" table:align="margins"/>
    </style:style>
    <style:style style:name="MailMergeTable2020-03-05T14_3a_29_3a_47Z187.A" style:display-name="MailMergeTable2020-03-05T14:29:47Z187.A" style:family="table-column">
      <style:table-column-properties style:column-width="0.291cm" style:rel-column-width="1387*"/>
    </style:style>
    <style:style style:name="MailMergeTable2020-03-05T14_3a_29_3a_47Z187.B" style:display-name="MailMergeTable2020-03-05T14:29:47Z187.B" style:family="table-column">
      <style:table-column-properties style:column-width="3.635cm" style:rel-column-width="17329*"/>
    </style:style>
    <style:style style:name="MailMergeTable2020-03-05T14_3a_29_3a_47Z187.C" style:display-name="MailMergeTable2020-03-05T14:29:47Z187.C" style:family="table-column">
      <style:table-column-properties style:column-width="1.963cm" style:rel-column-width="9358*"/>
    </style:style>
    <style:style style:name="MailMergeTable2020-03-05T14_3a_29_3a_47Z187.E" style:display-name="MailMergeTable2020-03-05T14:29:47Z187.E" style:family="table-column">
      <style:table-column-properties style:column-width="1.965cm" style:rel-column-width="9366*"/>
    </style:style>
    <style:style style:name="MailMergeTable2020-03-05T14_3a_29_3a_47Z187.G" style:display-name="MailMergeTable2020-03-05T14:29:47Z187.G" style:family="table-column">
      <style:table-column-properties style:column-width="1.967cm" style:rel-column-width="9379*"/>
    </style:style>
    <style:style style:name="MailMergeTable2020-03-05T14_3a_29_3a_47Z187.A1" style:display-name="MailMergeTable2020-03-05T14:29:47Z187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87.A2" style:display-name="MailMergeTable2020-03-05T14:29:47Z187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87.3" style:display-name="MailMergeTable2020-03-05T14:29:47Z187.3" style:family="table-row">
      <style:table-row-properties style:min-row-height="5.724cm"/>
    </style:style>
    <style:style style:name="MailMergeTable2020-03-05T14_3a_29_3a_47Z187.A3" style:display-name="MailMergeTable2020-03-05T14:29:47Z187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87.B3" style:display-name="MailMergeTable2020-03-05T14:29:47Z187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87.4" style:display-name="MailMergeTable2020-03-05T14:29:47Z187.4" style:family="table-row">
      <style:table-row-properties style:min-row-height="0.515cm"/>
    </style:style>
    <style:style style:name="MailMergeTable2020-03-05T14_3a_29_3a_47Z187.G4" style:display-name="MailMergeTable2020-03-05T14:29:47Z187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88" style:display-name="MailMergeTable2020-03-05T14:29:47Z188" style:family="table">
      <style:table-properties style:width="13.748cm" table:align="margins"/>
    </style:style>
    <style:style style:name="MailMergeTable2020-03-05T14_3a_29_3a_47Z188.A" style:display-name="MailMergeTable2020-03-05T14:29:47Z188.A" style:family="table-column">
      <style:table-column-properties style:column-width="0.291cm" style:rel-column-width="1387*"/>
    </style:style>
    <style:style style:name="MailMergeTable2020-03-05T14_3a_29_3a_47Z188.B" style:display-name="MailMergeTable2020-03-05T14:29:47Z188.B" style:family="table-column">
      <style:table-column-properties style:column-width="3.635cm" style:rel-column-width="17329*"/>
    </style:style>
    <style:style style:name="MailMergeTable2020-03-05T14_3a_29_3a_47Z188.C" style:display-name="MailMergeTable2020-03-05T14:29:47Z188.C" style:family="table-column">
      <style:table-column-properties style:column-width="1.963cm" style:rel-column-width="9358*"/>
    </style:style>
    <style:style style:name="MailMergeTable2020-03-05T14_3a_29_3a_47Z188.E" style:display-name="MailMergeTable2020-03-05T14:29:47Z188.E" style:family="table-column">
      <style:table-column-properties style:column-width="1.965cm" style:rel-column-width="9366*"/>
    </style:style>
    <style:style style:name="MailMergeTable2020-03-05T14_3a_29_3a_47Z188.G" style:display-name="MailMergeTable2020-03-05T14:29:47Z188.G" style:family="table-column">
      <style:table-column-properties style:column-width="1.967cm" style:rel-column-width="9379*"/>
    </style:style>
    <style:style style:name="MailMergeTable2020-03-05T14_3a_29_3a_47Z188.A1" style:display-name="MailMergeTable2020-03-05T14:29:47Z188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88.A2" style:display-name="MailMergeTable2020-03-05T14:29:47Z188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88.3" style:display-name="MailMergeTable2020-03-05T14:29:47Z188.3" style:family="table-row">
      <style:table-row-properties style:min-row-height="5.724cm"/>
    </style:style>
    <style:style style:name="MailMergeTable2020-03-05T14_3a_29_3a_47Z188.A3" style:display-name="MailMergeTable2020-03-05T14:29:47Z188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88.B3" style:display-name="MailMergeTable2020-03-05T14:29:47Z188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88.4" style:display-name="MailMergeTable2020-03-05T14:29:47Z188.4" style:family="table-row">
      <style:table-row-properties style:min-row-height="0.515cm"/>
    </style:style>
    <style:style style:name="MailMergeTable2020-03-05T14_3a_29_3a_47Z188.G4" style:display-name="MailMergeTable2020-03-05T14:29:47Z188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89" style:display-name="MailMergeTable2020-03-05T14:29:47Z189" style:family="table">
      <style:table-properties style:width="13.748cm" table:align="margins"/>
    </style:style>
    <style:style style:name="MailMergeTable2020-03-05T14_3a_29_3a_47Z189.A" style:display-name="MailMergeTable2020-03-05T14:29:47Z189.A" style:family="table-column">
      <style:table-column-properties style:column-width="0.291cm" style:rel-column-width="1387*"/>
    </style:style>
    <style:style style:name="MailMergeTable2020-03-05T14_3a_29_3a_47Z189.B" style:display-name="MailMergeTable2020-03-05T14:29:47Z189.B" style:family="table-column">
      <style:table-column-properties style:column-width="3.635cm" style:rel-column-width="17329*"/>
    </style:style>
    <style:style style:name="MailMergeTable2020-03-05T14_3a_29_3a_47Z189.C" style:display-name="MailMergeTable2020-03-05T14:29:47Z189.C" style:family="table-column">
      <style:table-column-properties style:column-width="1.963cm" style:rel-column-width="9358*"/>
    </style:style>
    <style:style style:name="MailMergeTable2020-03-05T14_3a_29_3a_47Z189.E" style:display-name="MailMergeTable2020-03-05T14:29:47Z189.E" style:family="table-column">
      <style:table-column-properties style:column-width="1.965cm" style:rel-column-width="9366*"/>
    </style:style>
    <style:style style:name="MailMergeTable2020-03-05T14_3a_29_3a_47Z189.G" style:display-name="MailMergeTable2020-03-05T14:29:47Z189.G" style:family="table-column">
      <style:table-column-properties style:column-width="1.967cm" style:rel-column-width="9379*"/>
    </style:style>
    <style:style style:name="MailMergeTable2020-03-05T14_3a_29_3a_47Z189.A1" style:display-name="MailMergeTable2020-03-05T14:29:47Z189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89.A2" style:display-name="MailMergeTable2020-03-05T14:29:47Z189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89.3" style:display-name="MailMergeTable2020-03-05T14:29:47Z189.3" style:family="table-row">
      <style:table-row-properties style:min-row-height="5.724cm"/>
    </style:style>
    <style:style style:name="MailMergeTable2020-03-05T14_3a_29_3a_47Z189.A3" style:display-name="MailMergeTable2020-03-05T14:29:47Z189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89.B3" style:display-name="MailMergeTable2020-03-05T14:29:47Z189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89.4" style:display-name="MailMergeTable2020-03-05T14:29:47Z189.4" style:family="table-row">
      <style:table-row-properties style:min-row-height="0.515cm"/>
    </style:style>
    <style:style style:name="MailMergeTable2020-03-05T14_3a_29_3a_47Z189.G4" style:display-name="MailMergeTable2020-03-05T14:29:47Z189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90" style:display-name="MailMergeTable2020-03-05T14:29:47Z190" style:family="table">
      <style:table-properties style:width="13.748cm" table:align="margins"/>
    </style:style>
    <style:style style:name="MailMergeTable2020-03-05T14_3a_29_3a_47Z190.A" style:display-name="MailMergeTable2020-03-05T14:29:47Z190.A" style:family="table-column">
      <style:table-column-properties style:column-width="0.291cm" style:rel-column-width="1387*"/>
    </style:style>
    <style:style style:name="MailMergeTable2020-03-05T14_3a_29_3a_47Z190.B" style:display-name="MailMergeTable2020-03-05T14:29:47Z190.B" style:family="table-column">
      <style:table-column-properties style:column-width="3.635cm" style:rel-column-width="17329*"/>
    </style:style>
    <style:style style:name="MailMergeTable2020-03-05T14_3a_29_3a_47Z190.C" style:display-name="MailMergeTable2020-03-05T14:29:47Z190.C" style:family="table-column">
      <style:table-column-properties style:column-width="1.963cm" style:rel-column-width="9358*"/>
    </style:style>
    <style:style style:name="MailMergeTable2020-03-05T14_3a_29_3a_47Z190.E" style:display-name="MailMergeTable2020-03-05T14:29:47Z190.E" style:family="table-column">
      <style:table-column-properties style:column-width="1.965cm" style:rel-column-width="9366*"/>
    </style:style>
    <style:style style:name="MailMergeTable2020-03-05T14_3a_29_3a_47Z190.G" style:display-name="MailMergeTable2020-03-05T14:29:47Z190.G" style:family="table-column">
      <style:table-column-properties style:column-width="1.967cm" style:rel-column-width="9379*"/>
    </style:style>
    <style:style style:name="MailMergeTable2020-03-05T14_3a_29_3a_47Z190.A1" style:display-name="MailMergeTable2020-03-05T14:29:47Z190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90.A2" style:display-name="MailMergeTable2020-03-05T14:29:47Z190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90.3" style:display-name="MailMergeTable2020-03-05T14:29:47Z190.3" style:family="table-row">
      <style:table-row-properties style:min-row-height="5.724cm"/>
    </style:style>
    <style:style style:name="MailMergeTable2020-03-05T14_3a_29_3a_47Z190.A3" style:display-name="MailMergeTable2020-03-05T14:29:47Z190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90.B3" style:display-name="MailMergeTable2020-03-05T14:29:47Z190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90.4" style:display-name="MailMergeTable2020-03-05T14:29:47Z190.4" style:family="table-row">
      <style:table-row-properties style:min-row-height="0.515cm"/>
    </style:style>
    <style:style style:name="MailMergeTable2020-03-05T14_3a_29_3a_47Z190.G4" style:display-name="MailMergeTable2020-03-05T14:29:47Z190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91" style:display-name="MailMergeTable2020-03-05T14:29:47Z191" style:family="table">
      <style:table-properties style:width="13.748cm" table:align="margins"/>
    </style:style>
    <style:style style:name="MailMergeTable2020-03-05T14_3a_29_3a_47Z191.A" style:display-name="MailMergeTable2020-03-05T14:29:47Z191.A" style:family="table-column">
      <style:table-column-properties style:column-width="0.291cm" style:rel-column-width="1387*"/>
    </style:style>
    <style:style style:name="MailMergeTable2020-03-05T14_3a_29_3a_47Z191.B" style:display-name="MailMergeTable2020-03-05T14:29:47Z191.B" style:family="table-column">
      <style:table-column-properties style:column-width="3.635cm" style:rel-column-width="17329*"/>
    </style:style>
    <style:style style:name="MailMergeTable2020-03-05T14_3a_29_3a_47Z191.C" style:display-name="MailMergeTable2020-03-05T14:29:47Z191.C" style:family="table-column">
      <style:table-column-properties style:column-width="1.963cm" style:rel-column-width="9358*"/>
    </style:style>
    <style:style style:name="MailMergeTable2020-03-05T14_3a_29_3a_47Z191.E" style:display-name="MailMergeTable2020-03-05T14:29:47Z191.E" style:family="table-column">
      <style:table-column-properties style:column-width="1.965cm" style:rel-column-width="9366*"/>
    </style:style>
    <style:style style:name="MailMergeTable2020-03-05T14_3a_29_3a_47Z191.G" style:display-name="MailMergeTable2020-03-05T14:29:47Z191.G" style:family="table-column">
      <style:table-column-properties style:column-width="1.967cm" style:rel-column-width="9379*"/>
    </style:style>
    <style:style style:name="MailMergeTable2020-03-05T14_3a_29_3a_47Z191.A1" style:display-name="MailMergeTable2020-03-05T14:29:47Z191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91.A2" style:display-name="MailMergeTable2020-03-05T14:29:47Z191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91.3" style:display-name="MailMergeTable2020-03-05T14:29:47Z191.3" style:family="table-row">
      <style:table-row-properties style:min-row-height="5.724cm"/>
    </style:style>
    <style:style style:name="MailMergeTable2020-03-05T14_3a_29_3a_47Z191.A3" style:display-name="MailMergeTable2020-03-05T14:29:47Z191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91.B3" style:display-name="MailMergeTable2020-03-05T14:29:47Z191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91.4" style:display-name="MailMergeTable2020-03-05T14:29:47Z191.4" style:family="table-row">
      <style:table-row-properties style:min-row-height="0.515cm"/>
    </style:style>
    <style:style style:name="MailMergeTable2020-03-05T14_3a_29_3a_47Z191.G4" style:display-name="MailMergeTable2020-03-05T14:29:47Z191.G4" style:family="table-cell">
      <style:table-cell-properties fo:padding="0.097cm" fo:border-left="0.05pt solid #000000" fo:border-right="0.05pt solid #000000" fo:border-top="none" fo:border-bottom="0.05pt solid #000000"/>
    </style:style>
    <style:style style:name="MailMergeTable2020-03-05T14_3a_29_3a_47Z192" style:display-name="MailMergeTable2020-03-05T14:29:47Z192" style:family="table">
      <style:table-properties style:width="13.748cm" table:align="margins"/>
    </style:style>
    <style:style style:name="MailMergeTable2020-03-05T14_3a_29_3a_47Z192.A" style:display-name="MailMergeTable2020-03-05T14:29:47Z192.A" style:family="table-column">
      <style:table-column-properties style:column-width="0.291cm" style:rel-column-width="1387*"/>
    </style:style>
    <style:style style:name="MailMergeTable2020-03-05T14_3a_29_3a_47Z192.B" style:display-name="MailMergeTable2020-03-05T14:29:47Z192.B" style:family="table-column">
      <style:table-column-properties style:column-width="3.635cm" style:rel-column-width="17329*"/>
    </style:style>
    <style:style style:name="MailMergeTable2020-03-05T14_3a_29_3a_47Z192.C" style:display-name="MailMergeTable2020-03-05T14:29:47Z192.C" style:family="table-column">
      <style:table-column-properties style:column-width="1.963cm" style:rel-column-width="9358*"/>
    </style:style>
    <style:style style:name="MailMergeTable2020-03-05T14_3a_29_3a_47Z192.E" style:display-name="MailMergeTable2020-03-05T14:29:47Z192.E" style:family="table-column">
      <style:table-column-properties style:column-width="1.965cm" style:rel-column-width="9366*"/>
    </style:style>
    <style:style style:name="MailMergeTable2020-03-05T14_3a_29_3a_47Z192.G" style:display-name="MailMergeTable2020-03-05T14:29:47Z192.G" style:family="table-column">
      <style:table-column-properties style:column-width="1.967cm" style:rel-column-width="9379*"/>
    </style:style>
    <style:style style:name="MailMergeTable2020-03-05T14_3a_29_3a_47Z192.A1" style:display-name="MailMergeTable2020-03-05T14:29:47Z192.A1" style:family="table-cell">
      <style:table-cell-properties fo:padding="0.097cm" fo:border-left="0.05pt solid #000000" fo:border-right="0.05pt solid #000000" fo:border-top="0.05pt solid #000000" fo:border-bottom="none"/>
    </style:style>
    <style:style style:name="MailMergeTable2020-03-05T14_3a_29_3a_47Z192.A2" style:display-name="MailMergeTable2020-03-05T14:29:47Z192.A2" style:family="table-cell">
      <style:table-cell-properties fo:padding="0.097cm" fo:border-left="0.05pt solid #000000" fo:border-right="0.05pt solid #000000" fo:border-top="none" fo:border-bottom="none"/>
    </style:style>
    <style:style style:name="MailMergeTable2020-03-05T14_3a_29_3a_47Z192.3" style:display-name="MailMergeTable2020-03-05T14:29:47Z192.3" style:family="table-row">
      <style:table-row-properties style:min-row-height="5.724cm"/>
    </style:style>
    <style:style style:name="MailMergeTable2020-03-05T14_3a_29_3a_47Z192.A3" style:display-name="MailMergeTable2020-03-05T14:29:47Z192.A3" style:family="table-cell">
      <style:table-cell-properties fo:padding="0.097cm" fo:border-left="0.05pt solid #000000" fo:border-right="none" fo:border-top="none" fo:border-bottom="0.05pt solid #000000"/>
    </style:style>
    <style:style style:name="MailMergeTable2020-03-05T14_3a_29_3a_47Z192.B3" style:display-name="MailMergeTable2020-03-05T14:29:47Z192.B3" style:family="table-cell">
      <style:table-cell-properties fo:padding="0.097cm" fo:border-left="none" fo:border-right="0.05pt solid #000000" fo:border-top="none" fo:border-bottom="0.05pt solid #000000"/>
    </style:style>
    <style:style style:name="MailMergeTable2020-03-05T14_3a_29_3a_47Z192.4" style:display-name="MailMergeTable2020-03-05T14:29:47Z192.4" style:family="table-row">
      <style:table-row-properties style:min-row-height="0.515cm"/>
    </style:style>
    <style:style style:name="MailMergeTable2020-03-05T14_3a_29_3a_47Z192.G4" style:display-name="MailMergeTable2020-03-05T14:29:47Z192.G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Proxima Nova" fo:font-size="12pt" officeooo:paragraph-rsid="001729e8" style:font-size-asian="12pt" style:font-size-complex="12pt"/>
    </style:style>
    <style:style style:name="P2" style:family="paragraph" style:parent-style-name="Standard">
      <style:text-properties style:font-name="Proxima Nova" fo:font-size="14pt" fo:font-weight="bold" officeooo:paragraph-rsid="001729e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Proxima Nova" fo:font-size="10pt" officeooo:paragraph-rsid="001729e8" style:font-size-asian="10pt" style:font-size-complex="10pt"/>
    </style:style>
    <style:style style:name="P4" style:family="paragraph" style:parent-style-name="Standard">
      <style:text-properties style:font-name="Proxima Nova" fo:font-size="8pt" officeooo:paragraph-rsid="001729e8" style:font-size-asian="8pt" style:font-size-complex="8pt"/>
    </style:style>
    <style:style style:name="P5" style:family="paragraph" style:parent-style-name="Standard">
      <style:text-properties style:font-name="Proxima Nova" officeooo:paragraph-rsid="001729e8"/>
    </style:style>
    <style:style style:name="P6" style:family="paragraph" style:parent-style-name="Standard" style:master-page-name="Standard">
      <style:paragraph-properties style:page-number="1"/>
      <style:text-properties officeooo:paragraph-rsid="0008d507"/>
    </style:style>
    <style:style style:name="P7" style:family="paragraph" style:parent-style-name="Table_20_Contents">
      <style:text-properties style:font-name="Proxima Nova" fo:font-size="18pt" style:font-size-asian="18pt" style:font-size-complex="18pt"/>
    </style:style>
    <style:style style:name="P8" style:family="paragraph" style:parent-style-name="Table_20_Contents">
      <style:text-properties style:font-name="Proxima Nova" fo:font-size="8pt" style:font-size-asian="8pt" style:font-size-complex="8pt"/>
    </style:style>
    <style:style style:name="P9" style:family="paragraph" style:parent-style-name="Table_20_Contents">
      <style:text-properties style:font-name="Proxima Nova" fo:font-size="8pt" officeooo:rsid="001b5137" officeooo:paragraph-rsid="001b5137" style:font-size-asian="8pt" style:font-size-complex="8pt"/>
    </style:style>
    <style:style style:name="P10" style:family="paragraph" style:parent-style-name="Table_20_Contents">
      <style:text-properties style:font-name="Proxima Nova" fo:font-size="6pt" style:font-size-asian="6pt" style:font-size-complex="6pt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ahmen192" text:anchor-type="page" text:anchor-page-number="95" svg:x="0.499cm" svg:y="0.499cm" svg:width="13.85cm" svg:height="9.999cm" draw:z-index="191">
        <draw:text-box>
          <text:section text:style-name="Sect1" text:name="MailMergeSection2020-03-05T14:29:47Z193MasterLabel">
            <table:table table:name="MailMergeTable2020-03-05T14:29:47Z192" table:style-name="MailMergeTable2020-03-05T14_3a_29_3a_47Z192">
              <table:table-column table:style-name="MailMergeTable2020-03-05T14_3a_29_3a_47Z192.A"/>
              <table:table-column table:style-name="MailMergeTable2020-03-05T14_3a_29_3a_47Z192.B"/>
              <table:table-column table:style-name="MailMergeTable2020-03-05T14_3a_29_3a_47Z192.C" table:number-columns-repeated="2"/>
              <table:table-column table:style-name="MailMergeTable2020-03-05T14_3a_29_3a_47Z192.E"/>
              <table:table-column table:style-name="MailMergeTable2020-03-05T14_3a_29_3a_47Z192.C"/>
              <table:table-column table:style-name="MailMergeTable2020-03-05T14_3a_29_3a_47Z192.G"/>
              <table:table-row>
                <table:table-cell table:style-name="MailMergeTable2020-03-05T14_3a_29_3a_47Z192.A1" table:number-columns-spanned="7" office:value-type="string">
                  <text:p text:style-name="P1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92.A2" table:number-columns-spanned="7" office:value-type="string">
                  <text:p text:style-name="P2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92.3">
                <table:table-cell table:style-name="MailMergeTable2020-03-05T14_3a_29_3a_47Z192.A3" office:value-type="string">
                  <text:p text:style-name="P7"/>
                </table:table-cell>
                <table:table-cell table:style-name="MailMergeTable2020-03-05T14_3a_29_3a_47Z192.B3" table:number-columns-spanned="6" office:value-type="string">
                  <text:p text:style-name="P3">x) Last Card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92.4">
                <table:table-cell table:style-name="MailMergeTable2020-03-05T14_3a_29_3a_47Z192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192.A3" office:value-type="string">
                  <text:p text:style-name="P8"/>
                </table:table-cell>
                <table:table-cell table:style-name="MailMergeTable2020-03-05T14_3a_29_3a_47Z192.A3" office:value-type="string">
                  <text:p text:style-name="P8"/>
                </table:table-cell>
                <table:table-cell table:style-name="MailMergeTable2020-03-05T14_3a_29_3a_47Z192.A3" office:value-type="string">
                  <text:p text:style-name="P8"/>
                </table:table-cell>
                <table:table-cell table:style-name="MailMergeTable2020-03-05T14_3a_29_3a_47Z192.A3" office:value-type="string">
                  <text:p text:style-name="P10">5. Mrz 20</text:p>
                </table:table-cell>
                <table:table-cell table:style-name="MailMergeTable2020-03-05T14_3a_29_3a_47Z192.G4" office:value-type="string">
                  <text:p text:style-name="P4">99.99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91" text:anchor-type="page" text:anchor-page-number="95" svg:x="14.349cm" svg:y="0.499cm" svg:width="13.85cm" svg:height="9.999cm" draw:z-index="190">
        <draw:text-box>
          <text:section text:style-name="Sect1" text:name="MailMergeSection2020-03-05T14:29:47Z192Bereich1" text:protected="true">
            <table:table table:name="MailMergeTable2020-03-05T14:29:47Z191" table:style-name="MailMergeTable2020-03-05T14_3a_29_3a_47Z191">
              <table:table-column table:style-name="MailMergeTable2020-03-05T14_3a_29_3a_47Z191.A"/>
              <table:table-column table:style-name="MailMergeTable2020-03-05T14_3a_29_3a_47Z191.B"/>
              <table:table-column table:style-name="MailMergeTable2020-03-05T14_3a_29_3a_47Z191.C" table:number-columns-repeated="2"/>
              <table:table-column table:style-name="MailMergeTable2020-03-05T14_3a_29_3a_47Z191.E"/>
              <table:table-column table:style-name="MailMergeTable2020-03-05T14_3a_29_3a_47Z191.C"/>
              <table:table-column table:style-name="MailMergeTable2020-03-05T14_3a_29_3a_47Z191.G"/>
              <table:table-row>
                <table:table-cell table:style-name="MailMergeTable2020-03-05T14_3a_29_3a_47Z191.A1" table:number-columns-spanned="7" office:value-type="string">
                  <text:p text:style-name="P1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91.A2" table:number-columns-spanned="7" office:value-type="string">
                  <text:p text:style-name="P2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91.3">
                <table:table-cell table:style-name="MailMergeTable2020-03-05T14_3a_29_3a_47Z191.A3" office:value-type="string">
                  <text:p text:style-name="P7"/>
                </table:table-cell>
                <table:table-cell table:style-name="MailMergeTable2020-03-05T14_3a_29_3a_47Z191.B3" table:number-columns-spanned="6" office:value-type="string">
                  <text:p text:style-name="P3">x) Last Card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91.4">
                <table:table-cell table:style-name="MailMergeTable2020-03-05T14_3a_29_3a_47Z191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191.A3" office:value-type="string">
                  <text:p text:style-name="P8"/>
                </table:table-cell>
                <table:table-cell table:style-name="MailMergeTable2020-03-05T14_3a_29_3a_47Z191.A3" office:value-type="string">
                  <text:p text:style-name="P8"/>
                </table:table-cell>
                <table:table-cell table:style-name="MailMergeTable2020-03-05T14_3a_29_3a_47Z191.A3" office:value-type="string">
                  <text:p text:style-name="P8"/>
                </table:table-cell>
                <table:table-cell table:style-name="MailMergeTable2020-03-05T14_3a_29_3a_47Z191.A3" office:value-type="string">
                  <text:p text:style-name="P10">5. Mrz 20</text:p>
                </table:table-cell>
                <table:table-cell table:style-name="MailMergeTable2020-03-05T14_3a_29_3a_47Z191.G4" office:value-type="string">
                  <text:p text:style-name="P4">99.99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90" text:anchor-type="page" text:anchor-page-number="95" svg:x="0.499cm" svg:y="10.5cm" svg:width="13.85cm" svg:height="9.999cm" draw:z-index="189">
        <draw:text-box>
          <text:section text:style-name="Sect1" text:name="MailMergeSection2020-03-05T14:29:47Z191Bereich2" text:protected="true">
            <table:table table:name="MailMergeTable2020-03-05T14:29:47Z190" table:style-name="MailMergeTable2020-03-05T14_3a_29_3a_47Z190">
              <table:table-column table:style-name="MailMergeTable2020-03-05T14_3a_29_3a_47Z190.A"/>
              <table:table-column table:style-name="MailMergeTable2020-03-05T14_3a_29_3a_47Z190.B"/>
              <table:table-column table:style-name="MailMergeTable2020-03-05T14_3a_29_3a_47Z190.C" table:number-columns-repeated="2"/>
              <table:table-column table:style-name="MailMergeTable2020-03-05T14_3a_29_3a_47Z190.E"/>
              <table:table-column table:style-name="MailMergeTable2020-03-05T14_3a_29_3a_47Z190.C"/>
              <table:table-column table:style-name="MailMergeTable2020-03-05T14_3a_29_3a_47Z190.G"/>
              <table:table-row>
                <table:table-cell table:style-name="MailMergeTable2020-03-05T14_3a_29_3a_47Z190.A1" table:number-columns-spanned="7" office:value-type="string">
                  <text:p text:style-name="P1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90.A2" table:number-columns-spanned="7" office:value-type="string">
                  <text:p text:style-name="P2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90.3">
                <table:table-cell table:style-name="MailMergeTable2020-03-05T14_3a_29_3a_47Z190.A3" office:value-type="string">
                  <text:p text:style-name="P7"/>
                </table:table-cell>
                <table:table-cell table:style-name="MailMergeTable2020-03-05T14_3a_29_3a_47Z190.B3" table:number-columns-spanned="6" office:value-type="string">
                  <text:p text:style-name="P3">x) Last Card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90.4">
                <table:table-cell table:style-name="MailMergeTable2020-03-05T14_3a_29_3a_47Z190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190.A3" office:value-type="string">
                  <text:p text:style-name="P8"/>
                </table:table-cell>
                <table:table-cell table:style-name="MailMergeTable2020-03-05T14_3a_29_3a_47Z190.A3" office:value-type="string">
                  <text:p text:style-name="P8"/>
                </table:table-cell>
                <table:table-cell table:style-name="MailMergeTable2020-03-05T14_3a_29_3a_47Z190.A3" office:value-type="string">
                  <text:p text:style-name="P8"/>
                </table:table-cell>
                <table:table-cell table:style-name="MailMergeTable2020-03-05T14_3a_29_3a_47Z190.A3" office:value-type="string">
                  <text:p text:style-name="P10">5. Mrz 20</text:p>
                </table:table-cell>
                <table:table-cell table:style-name="MailMergeTable2020-03-05T14_3a_29_3a_47Z190.G4" office:value-type="string">
                  <text:p text:style-name="P4">99.99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9" text:anchor-type="page" text:anchor-page-number="95" svg:x="14.349cm" svg:y="10.5cm" svg:width="13.85cm" svg:height="9.999cm" draw:z-index="188">
        <draw:text-box>
          <text:section text:style-name="Sect1" text:name="MailMergeSection2020-03-05T14:29:47Z190Bereich3" text:protected="true">
            <table:table table:name="MailMergeTable2020-03-05T14:29:47Z189" table:style-name="MailMergeTable2020-03-05T14_3a_29_3a_47Z189">
              <table:table-column table:style-name="MailMergeTable2020-03-05T14_3a_29_3a_47Z189.A"/>
              <table:table-column table:style-name="MailMergeTable2020-03-05T14_3a_29_3a_47Z189.B"/>
              <table:table-column table:style-name="MailMergeTable2020-03-05T14_3a_29_3a_47Z189.C" table:number-columns-repeated="2"/>
              <table:table-column table:style-name="MailMergeTable2020-03-05T14_3a_29_3a_47Z189.E"/>
              <table:table-column table:style-name="MailMergeTable2020-03-05T14_3a_29_3a_47Z189.C"/>
              <table:table-column table:style-name="MailMergeTable2020-03-05T14_3a_29_3a_47Z189.G"/>
              <table:table-row>
                <table:table-cell table:style-name="MailMergeTable2020-03-05T14_3a_29_3a_47Z189.A1" table:number-columns-spanned="7" office:value-type="string">
                  <text:p text:style-name="P1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89.A2" table:number-columns-spanned="7" office:value-type="string">
                  <text:p text:style-name="P2">Last Lin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9.3">
                <table:table-cell table:style-name="MailMergeTable2020-03-05T14_3a_29_3a_47Z189.A3" office:value-type="string">
                  <text:p text:style-name="P7"/>
                </table:table-cell>
                <table:table-cell table:style-name="MailMergeTable2020-03-05T14_3a_29_3a_47Z189.B3" table:number-columns-spanned="6" office:value-type="string">
                  <text:p text:style-name="P3">x) Last Card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9.4">
                <table:table-cell table:style-name="MailMergeTable2020-03-05T14_3a_29_3a_47Z189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189.A3" office:value-type="string">
                  <text:p text:style-name="P8"/>
                </table:table-cell>
                <table:table-cell table:style-name="MailMergeTable2020-03-05T14_3a_29_3a_47Z189.A3" office:value-type="string">
                  <text:p text:style-name="P8"/>
                </table:table-cell>
                <table:table-cell table:style-name="MailMergeTable2020-03-05T14_3a_29_3a_47Z189.A3" office:value-type="string">
                  <text:p text:style-name="P8"/>
                </table:table-cell>
                <table:table-cell table:style-name="MailMergeTable2020-03-05T14_3a_29_3a_47Z189.A3" office:value-type="string">
                  <text:p text:style-name="P10">5. Mrz 20</text:p>
                </table:table-cell>
                <table:table-cell table:style-name="MailMergeTable2020-03-05T14_3a_29_3a_47Z189.G4" office:value-type="string">
                  <text:p text:style-name="P4">99.99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8" text:anchor-type="page" text:anchor-page-number="93" svg:x="0.499cm" svg:y="0.499cm" svg:width="13.85cm" svg:height="9.999cm" draw:z-index="187">
        <draw:text-box>
          <text:section text:style-name="Sect1" text:name="MailMergeSection2020-03-05T14:29:47Z189MasterLabel">
            <table:table table:name="MailMergeTable2020-03-05T14:29:47Z188" table:style-name="MailMergeTable2020-03-05T14_3a_29_3a_47Z188">
              <table:table-column table:style-name="MailMergeTable2020-03-05T14_3a_29_3a_47Z188.A"/>
              <table:table-column table:style-name="MailMergeTable2020-03-05T14_3a_29_3a_47Z188.B"/>
              <table:table-column table:style-name="MailMergeTable2020-03-05T14_3a_29_3a_47Z188.C" table:number-columns-repeated="2"/>
              <table:table-column table:style-name="MailMergeTable2020-03-05T14_3a_29_3a_47Z188.E"/>
              <table:table-column table:style-name="MailMergeTable2020-03-05T14_3a_29_3a_47Z188.C"/>
              <table:table-column table:style-name="MailMergeTable2020-03-05T14_3a_29_3a_47Z188.G"/>
              <table:table-row>
                <table:table-cell table:style-name="MailMergeTable2020-03-05T14_3a_29_3a_47Z188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88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8.3">
                <table:table-cell table:style-name="MailMergeTable2020-03-05T14_3a_29_3a_47Z188.A3" office:value-type="string">
                  <text:p text:style-name="P7"/>
                </table:table-cell>
                <table:table-cell table:style-name="MailMergeTable2020-03-05T14_3a_29_3a_47Z188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8.4">
                <table:table-cell table:style-name="MailMergeTable2020-03-05T14_3a_29_3a_47Z188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88.A3" office:value-type="string">
                  <text:p text:style-name="P8"/>
                </table:table-cell>
                <table:table-cell table:style-name="MailMergeTable2020-03-05T14_3a_29_3a_47Z188.A3" office:value-type="string">
                  <text:p text:style-name="P8"/>
                </table:table-cell>
                <table:table-cell table:style-name="MailMergeTable2020-03-05T14_3a_29_3a_47Z188.A3" office:value-type="string">
                  <text:p text:style-name="P8"/>
                </table:table-cell>
                <table:table-cell table:style-name="MailMergeTable2020-03-05T14_3a_29_3a_47Z188.A3" office:value-type="string">
                  <text:p text:style-name="P10">5. Mrz 20</text:p>
                </table:table-cell>
                <table:table-cell table:style-name="MailMergeTable2020-03-05T14_3a_29_3a_47Z188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7" text:anchor-type="page" text:anchor-page-number="93" svg:x="14.349cm" svg:y="0.499cm" svg:width="13.85cm" svg:height="9.999cm" draw:z-index="186">
        <draw:text-box>
          <text:section text:style-name="Sect1" text:name="MailMergeSection2020-03-05T14:29:47Z188Bereich1" text:protected="true">
            <table:table table:name="MailMergeTable2020-03-05T14:29:47Z187" table:style-name="MailMergeTable2020-03-05T14_3a_29_3a_47Z187">
              <table:table-column table:style-name="MailMergeTable2020-03-05T14_3a_29_3a_47Z187.A"/>
              <table:table-column table:style-name="MailMergeTable2020-03-05T14_3a_29_3a_47Z187.B"/>
              <table:table-column table:style-name="MailMergeTable2020-03-05T14_3a_29_3a_47Z187.C" table:number-columns-repeated="2"/>
              <table:table-column table:style-name="MailMergeTable2020-03-05T14_3a_29_3a_47Z187.E"/>
              <table:table-column table:style-name="MailMergeTable2020-03-05T14_3a_29_3a_47Z187.C"/>
              <table:table-column table:style-name="MailMergeTable2020-03-05T14_3a_29_3a_47Z187.G"/>
              <table:table-row>
                <table:table-cell table:style-name="MailMergeTable2020-03-05T14_3a_29_3a_47Z187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87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7.3">
                <table:table-cell table:style-name="MailMergeTable2020-03-05T14_3a_29_3a_47Z187.A3" office:value-type="string">
                  <text:p text:style-name="P7"/>
                </table:table-cell>
                <table:table-cell table:style-name="MailMergeTable2020-03-05T14_3a_29_3a_47Z187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7.4">
                <table:table-cell table:style-name="MailMergeTable2020-03-05T14_3a_29_3a_47Z187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87.A3" office:value-type="string">
                  <text:p text:style-name="P8"/>
                </table:table-cell>
                <table:table-cell table:style-name="MailMergeTable2020-03-05T14_3a_29_3a_47Z187.A3" office:value-type="string">
                  <text:p text:style-name="P8"/>
                </table:table-cell>
                <table:table-cell table:style-name="MailMergeTable2020-03-05T14_3a_29_3a_47Z187.A3" office:value-type="string">
                  <text:p text:style-name="P8"/>
                </table:table-cell>
                <table:table-cell table:style-name="MailMergeTable2020-03-05T14_3a_29_3a_47Z187.A3" office:value-type="string">
                  <text:p text:style-name="P10">5. Mrz 20</text:p>
                </table:table-cell>
                <table:table-cell table:style-name="MailMergeTable2020-03-05T14_3a_29_3a_47Z187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6" text:anchor-type="page" text:anchor-page-number="93" svg:x="0.499cm" svg:y="10.5cm" svg:width="13.85cm" svg:height="9.999cm" draw:z-index="185">
        <draw:text-box>
          <text:section text:style-name="Sect1" text:name="MailMergeSection2020-03-05T14:29:47Z187Bereich2" text:protected="true">
            <table:table table:name="MailMergeTable2020-03-05T14:29:47Z186" table:style-name="MailMergeTable2020-03-05T14_3a_29_3a_47Z186">
              <table:table-column table:style-name="MailMergeTable2020-03-05T14_3a_29_3a_47Z186.A"/>
              <table:table-column table:style-name="MailMergeTable2020-03-05T14_3a_29_3a_47Z186.B"/>
              <table:table-column table:style-name="MailMergeTable2020-03-05T14_3a_29_3a_47Z186.C" table:number-columns-repeated="2"/>
              <table:table-column table:style-name="MailMergeTable2020-03-05T14_3a_29_3a_47Z186.E"/>
              <table:table-column table:style-name="MailMergeTable2020-03-05T14_3a_29_3a_47Z186.C"/>
              <table:table-column table:style-name="MailMergeTable2020-03-05T14_3a_29_3a_47Z186.G"/>
              <table:table-row>
                <table:table-cell table:style-name="MailMergeTable2020-03-05T14_3a_29_3a_47Z186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86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6.3">
                <table:table-cell table:style-name="MailMergeTable2020-03-05T14_3a_29_3a_47Z186.A3" office:value-type="string">
                  <text:p text:style-name="P7"/>
                </table:table-cell>
                <table:table-cell table:style-name="MailMergeTable2020-03-05T14_3a_29_3a_47Z186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6.4">
                <table:table-cell table:style-name="MailMergeTable2020-03-05T14_3a_29_3a_47Z186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86.A3" office:value-type="string">
                  <text:p text:style-name="P8"/>
                </table:table-cell>
                <table:table-cell table:style-name="MailMergeTable2020-03-05T14_3a_29_3a_47Z186.A3" office:value-type="string">
                  <text:p text:style-name="P8"/>
                </table:table-cell>
                <table:table-cell table:style-name="MailMergeTable2020-03-05T14_3a_29_3a_47Z186.A3" office:value-type="string">
                  <text:p text:style-name="P8"/>
                </table:table-cell>
                <table:table-cell table:style-name="MailMergeTable2020-03-05T14_3a_29_3a_47Z186.A3" office:value-type="string">
                  <text:p text:style-name="P10">5. Mrz 20</text:p>
                </table:table-cell>
                <table:table-cell table:style-name="MailMergeTable2020-03-05T14_3a_29_3a_47Z186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5" text:anchor-type="page" text:anchor-page-number="93" svg:x="14.349cm" svg:y="10.5cm" svg:width="13.85cm" svg:height="9.999cm" draw:z-index="184">
        <draw:text-box>
          <text:section text:style-name="Sect1" text:name="MailMergeSection2020-03-05T14:29:47Z186Bereich3" text:protected="true">
            <table:table table:name="MailMergeTable2020-03-05T14:29:47Z185" table:style-name="MailMergeTable2020-03-05T14_3a_29_3a_47Z185">
              <table:table-column table:style-name="MailMergeTable2020-03-05T14_3a_29_3a_47Z185.A"/>
              <table:table-column table:style-name="MailMergeTable2020-03-05T14_3a_29_3a_47Z185.B"/>
              <table:table-column table:style-name="MailMergeTable2020-03-05T14_3a_29_3a_47Z185.C" table:number-columns-repeated="2"/>
              <table:table-column table:style-name="MailMergeTable2020-03-05T14_3a_29_3a_47Z185.E"/>
              <table:table-column table:style-name="MailMergeTable2020-03-05T14_3a_29_3a_47Z185.C"/>
              <table:table-column table:style-name="MailMergeTable2020-03-05T14_3a_29_3a_47Z185.G"/>
              <table:table-row>
                <table:table-cell table:style-name="MailMergeTable2020-03-05T14_3a_29_3a_47Z185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85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5.3">
                <table:table-cell table:style-name="MailMergeTable2020-03-05T14_3a_29_3a_47Z185.A3" office:value-type="string">
                  <text:p text:style-name="P7"/>
                </table:table-cell>
                <table:table-cell table:style-name="MailMergeTable2020-03-05T14_3a_29_3a_47Z185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5.4">
                <table:table-cell table:style-name="MailMergeTable2020-03-05T14_3a_29_3a_47Z185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85.A3" office:value-type="string">
                  <text:p text:style-name="P8"/>
                </table:table-cell>
                <table:table-cell table:style-name="MailMergeTable2020-03-05T14_3a_29_3a_47Z185.A3" office:value-type="string">
                  <text:p text:style-name="P8"/>
                </table:table-cell>
                <table:table-cell table:style-name="MailMergeTable2020-03-05T14_3a_29_3a_47Z185.A3" office:value-type="string">
                  <text:p text:style-name="P8"/>
                </table:table-cell>
                <table:table-cell table:style-name="MailMergeTable2020-03-05T14_3a_29_3a_47Z185.A3" office:value-type="string">
                  <text:p text:style-name="P10">5. Mrz 20</text:p>
                </table:table-cell>
                <table:table-cell table:style-name="MailMergeTable2020-03-05T14_3a_29_3a_47Z185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4" text:anchor-type="page" text:anchor-page-number="91" svg:x="0.499cm" svg:y="0.499cm" svg:width="13.85cm" svg:height="9.999cm" draw:z-index="183">
        <draw:text-box>
          <text:section text:style-name="Sect1" text:name="MailMergeSection2020-03-05T14:29:47Z185MasterLabel">
            <table:table table:name="MailMergeTable2020-03-05T14:29:47Z184" table:style-name="MailMergeTable2020-03-05T14_3a_29_3a_47Z184">
              <table:table-column table:style-name="MailMergeTable2020-03-05T14_3a_29_3a_47Z184.A"/>
              <table:table-column table:style-name="MailMergeTable2020-03-05T14_3a_29_3a_47Z184.B"/>
              <table:table-column table:style-name="MailMergeTable2020-03-05T14_3a_29_3a_47Z184.C" table:number-columns-repeated="2"/>
              <table:table-column table:style-name="MailMergeTable2020-03-05T14_3a_29_3a_47Z184.E"/>
              <table:table-column table:style-name="MailMergeTable2020-03-05T14_3a_29_3a_47Z184.C"/>
              <table:table-column table:style-name="MailMergeTable2020-03-05T14_3a_29_3a_47Z184.G"/>
              <table:table-row>
                <table:table-cell table:style-name="MailMergeTable2020-03-05T14_3a_29_3a_47Z184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84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4.3">
                <table:table-cell table:style-name="MailMergeTable2020-03-05T14_3a_29_3a_47Z184.A3" office:value-type="string">
                  <text:p text:style-name="P7"/>
                </table:table-cell>
                <table:table-cell table:style-name="MailMergeTable2020-03-05T14_3a_29_3a_47Z184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4.4">
                <table:table-cell table:style-name="MailMergeTable2020-03-05T14_3a_29_3a_47Z184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84.A3" office:value-type="string">
                  <text:p text:style-name="P8"/>
                </table:table-cell>
                <table:table-cell table:style-name="MailMergeTable2020-03-05T14_3a_29_3a_47Z184.A3" office:value-type="string">
                  <text:p text:style-name="P8"/>
                </table:table-cell>
                <table:table-cell table:style-name="MailMergeTable2020-03-05T14_3a_29_3a_47Z184.A3" office:value-type="string">
                  <text:p text:style-name="P8"/>
                </table:table-cell>
                <table:table-cell table:style-name="MailMergeTable2020-03-05T14_3a_29_3a_47Z184.A3" office:value-type="string">
                  <text:p text:style-name="P10">5. Mrz 20</text:p>
                </table:table-cell>
                <table:table-cell table:style-name="MailMergeTable2020-03-05T14_3a_29_3a_47Z184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3" text:anchor-type="page" text:anchor-page-number="91" svg:x="14.349cm" svg:y="0.499cm" svg:width="13.85cm" svg:height="9.999cm" draw:z-index="182">
        <draw:text-box>
          <text:section text:style-name="Sect1" text:name="MailMergeSection2020-03-05T14:29:47Z184Bereich1" text:protected="true">
            <table:table table:name="MailMergeTable2020-03-05T14:29:47Z183" table:style-name="MailMergeTable2020-03-05T14_3a_29_3a_47Z183">
              <table:table-column table:style-name="MailMergeTable2020-03-05T14_3a_29_3a_47Z183.A"/>
              <table:table-column table:style-name="MailMergeTable2020-03-05T14_3a_29_3a_47Z183.B"/>
              <table:table-column table:style-name="MailMergeTable2020-03-05T14_3a_29_3a_47Z183.C" table:number-columns-repeated="2"/>
              <table:table-column table:style-name="MailMergeTable2020-03-05T14_3a_29_3a_47Z183.E"/>
              <table:table-column table:style-name="MailMergeTable2020-03-05T14_3a_29_3a_47Z183.C"/>
              <table:table-column table:style-name="MailMergeTable2020-03-05T14_3a_29_3a_47Z183.G"/>
              <table:table-row>
                <table:table-cell table:style-name="MailMergeTable2020-03-05T14_3a_29_3a_47Z183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83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3.3">
                <table:table-cell table:style-name="MailMergeTable2020-03-05T14_3a_29_3a_47Z183.A3" office:value-type="string">
                  <text:p text:style-name="P7"/>
                </table:table-cell>
                <table:table-cell table:style-name="MailMergeTable2020-03-05T14_3a_29_3a_47Z183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3.4">
                <table:table-cell table:style-name="MailMergeTable2020-03-05T14_3a_29_3a_47Z183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83.A3" office:value-type="string">
                  <text:p text:style-name="P8"/>
                </table:table-cell>
                <table:table-cell table:style-name="MailMergeTable2020-03-05T14_3a_29_3a_47Z183.A3" office:value-type="string">
                  <text:p text:style-name="P8"/>
                </table:table-cell>
                <table:table-cell table:style-name="MailMergeTable2020-03-05T14_3a_29_3a_47Z183.A3" office:value-type="string">
                  <text:p text:style-name="P8"/>
                </table:table-cell>
                <table:table-cell table:style-name="MailMergeTable2020-03-05T14_3a_29_3a_47Z183.A3" office:value-type="string">
                  <text:p text:style-name="P10">5. Mrz 20</text:p>
                </table:table-cell>
                <table:table-cell table:style-name="MailMergeTable2020-03-05T14_3a_29_3a_47Z183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2" text:anchor-type="page" text:anchor-page-number="91" svg:x="0.499cm" svg:y="10.5cm" svg:width="13.85cm" svg:height="9.999cm" draw:z-index="181">
        <draw:text-box>
          <text:section text:style-name="Sect1" text:name="MailMergeSection2020-03-05T14:29:47Z183Bereich2" text:protected="true">
            <table:table table:name="MailMergeTable2020-03-05T14:29:47Z182" table:style-name="MailMergeTable2020-03-05T14_3a_29_3a_47Z182">
              <table:table-column table:style-name="MailMergeTable2020-03-05T14_3a_29_3a_47Z182.A"/>
              <table:table-column table:style-name="MailMergeTable2020-03-05T14_3a_29_3a_47Z182.B"/>
              <table:table-column table:style-name="MailMergeTable2020-03-05T14_3a_29_3a_47Z182.C" table:number-columns-repeated="2"/>
              <table:table-column table:style-name="MailMergeTable2020-03-05T14_3a_29_3a_47Z182.E"/>
              <table:table-column table:style-name="MailMergeTable2020-03-05T14_3a_29_3a_47Z182.C"/>
              <table:table-column table:style-name="MailMergeTable2020-03-05T14_3a_29_3a_47Z182.G"/>
              <table:table-row>
                <table:table-cell table:style-name="MailMergeTable2020-03-05T14_3a_29_3a_47Z182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82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2.3">
                <table:table-cell table:style-name="MailMergeTable2020-03-05T14_3a_29_3a_47Z182.A3" office:value-type="string">
                  <text:p text:style-name="P7"/>
                </table:table-cell>
                <table:table-cell table:style-name="MailMergeTable2020-03-05T14_3a_29_3a_47Z182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2.4">
                <table:table-cell table:style-name="MailMergeTable2020-03-05T14_3a_29_3a_47Z182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82.A3" office:value-type="string">
                  <text:p text:style-name="P8"/>
                </table:table-cell>
                <table:table-cell table:style-name="MailMergeTable2020-03-05T14_3a_29_3a_47Z182.A3" office:value-type="string">
                  <text:p text:style-name="P8"/>
                </table:table-cell>
                <table:table-cell table:style-name="MailMergeTable2020-03-05T14_3a_29_3a_47Z182.A3" office:value-type="string">
                  <text:p text:style-name="P8"/>
                </table:table-cell>
                <table:table-cell table:style-name="MailMergeTable2020-03-05T14_3a_29_3a_47Z182.A3" office:value-type="string">
                  <text:p text:style-name="P10">5. Mrz 20</text:p>
                </table:table-cell>
                <table:table-cell table:style-name="MailMergeTable2020-03-05T14_3a_29_3a_47Z182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1" text:anchor-type="page" text:anchor-page-number="91" svg:x="14.349cm" svg:y="10.5cm" svg:width="13.85cm" svg:height="9.999cm" draw:z-index="180">
        <draw:text-box>
          <text:section text:style-name="Sect1" text:name="MailMergeSection2020-03-05T14:29:47Z182Bereich3" text:protected="true">
            <table:table table:name="MailMergeTable2020-03-05T14:29:47Z181" table:style-name="MailMergeTable2020-03-05T14_3a_29_3a_47Z181">
              <table:table-column table:style-name="MailMergeTable2020-03-05T14_3a_29_3a_47Z181.A"/>
              <table:table-column table:style-name="MailMergeTable2020-03-05T14_3a_29_3a_47Z181.B"/>
              <table:table-column table:style-name="MailMergeTable2020-03-05T14_3a_29_3a_47Z181.C" table:number-columns-repeated="2"/>
              <table:table-column table:style-name="MailMergeTable2020-03-05T14_3a_29_3a_47Z181.E"/>
              <table:table-column table:style-name="MailMergeTable2020-03-05T14_3a_29_3a_47Z181.C"/>
              <table:table-column table:style-name="MailMergeTable2020-03-05T14_3a_29_3a_47Z181.G"/>
              <table:table-row>
                <table:table-cell table:style-name="MailMergeTable2020-03-05T14_3a_29_3a_47Z181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81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1.3">
                <table:table-cell table:style-name="MailMergeTable2020-03-05T14_3a_29_3a_47Z181.A3" office:value-type="string">
                  <text:p text:style-name="P7"/>
                </table:table-cell>
                <table:table-cell table:style-name="MailMergeTable2020-03-05T14_3a_29_3a_47Z181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1.4">
                <table:table-cell table:style-name="MailMergeTable2020-03-05T14_3a_29_3a_47Z181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81.A3" office:value-type="string">
                  <text:p text:style-name="P8"/>
                </table:table-cell>
                <table:table-cell table:style-name="MailMergeTable2020-03-05T14_3a_29_3a_47Z181.A3" office:value-type="string">
                  <text:p text:style-name="P8"/>
                </table:table-cell>
                <table:table-cell table:style-name="MailMergeTable2020-03-05T14_3a_29_3a_47Z181.A3" office:value-type="string">
                  <text:p text:style-name="P8"/>
                </table:table-cell>
                <table:table-cell table:style-name="MailMergeTable2020-03-05T14_3a_29_3a_47Z181.A3" office:value-type="string">
                  <text:p text:style-name="P10">5. Mrz 20</text:p>
                </table:table-cell>
                <table:table-cell table:style-name="MailMergeTable2020-03-05T14_3a_29_3a_47Z181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0" text:anchor-type="page" text:anchor-page-number="89" svg:x="0.499cm" svg:y="0.499cm" svg:width="13.85cm" svg:height="9.999cm" draw:z-index="179">
        <draw:text-box>
          <text:section text:style-name="Sect1" text:name="MailMergeSection2020-03-05T14:29:47Z181MasterLabel">
            <table:table table:name="MailMergeTable2020-03-05T14:29:47Z180" table:style-name="MailMergeTable2020-03-05T14_3a_29_3a_47Z180">
              <table:table-column table:style-name="MailMergeTable2020-03-05T14_3a_29_3a_47Z180.A"/>
              <table:table-column table:style-name="MailMergeTable2020-03-05T14_3a_29_3a_47Z180.B"/>
              <table:table-column table:style-name="MailMergeTable2020-03-05T14_3a_29_3a_47Z180.C" table:number-columns-repeated="2"/>
              <table:table-column table:style-name="MailMergeTable2020-03-05T14_3a_29_3a_47Z180.E"/>
              <table:table-column table:style-name="MailMergeTable2020-03-05T14_3a_29_3a_47Z180.C"/>
              <table:table-column table:style-name="MailMergeTable2020-03-05T14_3a_29_3a_47Z180.G"/>
              <table:table-row>
                <table:table-cell table:style-name="MailMergeTable2020-03-05T14_3a_29_3a_47Z180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80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0.3">
                <table:table-cell table:style-name="MailMergeTable2020-03-05T14_3a_29_3a_47Z180.A3" office:value-type="string">
                  <text:p text:style-name="P7"/>
                </table:table-cell>
                <table:table-cell table:style-name="MailMergeTable2020-03-05T14_3a_29_3a_47Z180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80.4">
                <table:table-cell table:style-name="MailMergeTable2020-03-05T14_3a_29_3a_47Z180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80.A3" office:value-type="string">
                  <text:p text:style-name="P8"/>
                </table:table-cell>
                <table:table-cell table:style-name="MailMergeTable2020-03-05T14_3a_29_3a_47Z180.A3" office:value-type="string">
                  <text:p text:style-name="P8"/>
                </table:table-cell>
                <table:table-cell table:style-name="MailMergeTable2020-03-05T14_3a_29_3a_47Z180.A3" office:value-type="string">
                  <text:p text:style-name="P8"/>
                </table:table-cell>
                <table:table-cell table:style-name="MailMergeTable2020-03-05T14_3a_29_3a_47Z180.A3" office:value-type="string">
                  <text:p text:style-name="P10">5. Mrz 20</text:p>
                </table:table-cell>
                <table:table-cell table:style-name="MailMergeTable2020-03-05T14_3a_29_3a_47Z180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9" text:anchor-type="page" text:anchor-page-number="89" svg:x="14.349cm" svg:y="0.499cm" svg:width="13.85cm" svg:height="9.999cm" draw:z-index="178">
        <draw:text-box>
          <text:section text:style-name="Sect1" text:name="MailMergeSection2020-03-05T14:29:47Z180Bereich1" text:protected="true">
            <table:table table:name="MailMergeTable2020-03-05T14:29:47Z179" table:style-name="MailMergeTable2020-03-05T14_3a_29_3a_47Z179">
              <table:table-column table:style-name="MailMergeTable2020-03-05T14_3a_29_3a_47Z179.A"/>
              <table:table-column table:style-name="MailMergeTable2020-03-05T14_3a_29_3a_47Z179.B"/>
              <table:table-column table:style-name="MailMergeTable2020-03-05T14_3a_29_3a_47Z179.C" table:number-columns-repeated="2"/>
              <table:table-column table:style-name="MailMergeTable2020-03-05T14_3a_29_3a_47Z179.E"/>
              <table:table-column table:style-name="MailMergeTable2020-03-05T14_3a_29_3a_47Z179.C"/>
              <table:table-column table:style-name="MailMergeTable2020-03-05T14_3a_29_3a_47Z179.G"/>
              <table:table-row>
                <table:table-cell table:style-name="MailMergeTable2020-03-05T14_3a_29_3a_47Z179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79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9.3">
                <table:table-cell table:style-name="MailMergeTable2020-03-05T14_3a_29_3a_47Z179.A3" office:value-type="string">
                  <text:p text:style-name="P7"/>
                </table:table-cell>
                <table:table-cell table:style-name="MailMergeTable2020-03-05T14_3a_29_3a_47Z179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9.4">
                <table:table-cell table:style-name="MailMergeTable2020-03-05T14_3a_29_3a_47Z179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79.A3" office:value-type="string">
                  <text:p text:style-name="P8"/>
                </table:table-cell>
                <table:table-cell table:style-name="MailMergeTable2020-03-05T14_3a_29_3a_47Z179.A3" office:value-type="string">
                  <text:p text:style-name="P8"/>
                </table:table-cell>
                <table:table-cell table:style-name="MailMergeTable2020-03-05T14_3a_29_3a_47Z179.A3" office:value-type="string">
                  <text:p text:style-name="P8"/>
                </table:table-cell>
                <table:table-cell table:style-name="MailMergeTable2020-03-05T14_3a_29_3a_47Z179.A3" office:value-type="string">
                  <text:p text:style-name="P10">5. Mrz 20</text:p>
                </table:table-cell>
                <table:table-cell table:style-name="MailMergeTable2020-03-05T14_3a_29_3a_47Z179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8" text:anchor-type="page" text:anchor-page-number="89" svg:x="0.499cm" svg:y="10.5cm" svg:width="13.85cm" svg:height="9.999cm" draw:z-index="177">
        <draw:text-box>
          <text:section text:style-name="Sect1" text:name="MailMergeSection2020-03-05T14:29:47Z179Bereich2" text:protected="true">
            <table:table table:name="MailMergeTable2020-03-05T14:29:47Z178" table:style-name="MailMergeTable2020-03-05T14_3a_29_3a_47Z178">
              <table:table-column table:style-name="MailMergeTable2020-03-05T14_3a_29_3a_47Z178.A"/>
              <table:table-column table:style-name="MailMergeTable2020-03-05T14_3a_29_3a_47Z178.B"/>
              <table:table-column table:style-name="MailMergeTable2020-03-05T14_3a_29_3a_47Z178.C" table:number-columns-repeated="2"/>
              <table:table-column table:style-name="MailMergeTable2020-03-05T14_3a_29_3a_47Z178.E"/>
              <table:table-column table:style-name="MailMergeTable2020-03-05T14_3a_29_3a_47Z178.C"/>
              <table:table-column table:style-name="MailMergeTable2020-03-05T14_3a_29_3a_47Z178.G"/>
              <table:table-row>
                <table:table-cell table:style-name="MailMergeTable2020-03-05T14_3a_29_3a_47Z178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78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8.3">
                <table:table-cell table:style-name="MailMergeTable2020-03-05T14_3a_29_3a_47Z178.A3" office:value-type="string">
                  <text:p text:style-name="P7"/>
                </table:table-cell>
                <table:table-cell table:style-name="MailMergeTable2020-03-05T14_3a_29_3a_47Z178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8.4">
                <table:table-cell table:style-name="MailMergeTable2020-03-05T14_3a_29_3a_47Z178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78.A3" office:value-type="string">
                  <text:p text:style-name="P8"/>
                </table:table-cell>
                <table:table-cell table:style-name="MailMergeTable2020-03-05T14_3a_29_3a_47Z178.A3" office:value-type="string">
                  <text:p text:style-name="P8"/>
                </table:table-cell>
                <table:table-cell table:style-name="MailMergeTable2020-03-05T14_3a_29_3a_47Z178.A3" office:value-type="string">
                  <text:p text:style-name="P8"/>
                </table:table-cell>
                <table:table-cell table:style-name="MailMergeTable2020-03-05T14_3a_29_3a_47Z178.A3" office:value-type="string">
                  <text:p text:style-name="P10">5. Mrz 20</text:p>
                </table:table-cell>
                <table:table-cell table:style-name="MailMergeTable2020-03-05T14_3a_29_3a_47Z178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7" text:anchor-type="page" text:anchor-page-number="89" svg:x="14.349cm" svg:y="10.5cm" svg:width="13.85cm" svg:height="9.999cm" draw:z-index="176">
        <draw:text-box>
          <text:section text:style-name="Sect1" text:name="MailMergeSection2020-03-05T14:29:47Z178Bereich3" text:protected="true">
            <table:table table:name="MailMergeTable2020-03-05T14:29:47Z177" table:style-name="MailMergeTable2020-03-05T14_3a_29_3a_47Z177">
              <table:table-column table:style-name="MailMergeTable2020-03-05T14_3a_29_3a_47Z177.A"/>
              <table:table-column table:style-name="MailMergeTable2020-03-05T14_3a_29_3a_47Z177.B"/>
              <table:table-column table:style-name="MailMergeTable2020-03-05T14_3a_29_3a_47Z177.C" table:number-columns-repeated="2"/>
              <table:table-column table:style-name="MailMergeTable2020-03-05T14_3a_29_3a_47Z177.E"/>
              <table:table-column table:style-name="MailMergeTable2020-03-05T14_3a_29_3a_47Z177.C"/>
              <table:table-column table:style-name="MailMergeTable2020-03-05T14_3a_29_3a_47Z177.G"/>
              <table:table-row>
                <table:table-cell table:style-name="MailMergeTable2020-03-05T14_3a_29_3a_47Z177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77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7.3">
                <table:table-cell table:style-name="MailMergeTable2020-03-05T14_3a_29_3a_47Z177.A3" office:value-type="string">
                  <text:p text:style-name="P7"/>
                </table:table-cell>
                <table:table-cell table:style-name="MailMergeTable2020-03-05T14_3a_29_3a_47Z177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7.4">
                <table:table-cell table:style-name="MailMergeTable2020-03-05T14_3a_29_3a_47Z177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77.A3" office:value-type="string">
                  <text:p text:style-name="P8"/>
                </table:table-cell>
                <table:table-cell table:style-name="MailMergeTable2020-03-05T14_3a_29_3a_47Z177.A3" office:value-type="string">
                  <text:p text:style-name="P8"/>
                </table:table-cell>
                <table:table-cell table:style-name="MailMergeTable2020-03-05T14_3a_29_3a_47Z177.A3" office:value-type="string">
                  <text:p text:style-name="P8"/>
                </table:table-cell>
                <table:table-cell table:style-name="MailMergeTable2020-03-05T14_3a_29_3a_47Z177.A3" office:value-type="string">
                  <text:p text:style-name="P10">5. Mrz 20</text:p>
                </table:table-cell>
                <table:table-cell table:style-name="MailMergeTable2020-03-05T14_3a_29_3a_47Z177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6" text:anchor-type="page" text:anchor-page-number="87" svg:x="0.499cm" svg:y="0.499cm" svg:width="13.85cm" svg:height="9.999cm" draw:z-index="175">
        <draw:text-box>
          <text:section text:style-name="Sect1" text:name="MailMergeSection2020-03-05T14:29:47Z177MasterLabel">
            <table:table table:name="MailMergeTable2020-03-05T14:29:47Z176" table:style-name="MailMergeTable2020-03-05T14_3a_29_3a_47Z176">
              <table:table-column table:style-name="MailMergeTable2020-03-05T14_3a_29_3a_47Z176.A"/>
              <table:table-column table:style-name="MailMergeTable2020-03-05T14_3a_29_3a_47Z176.B"/>
              <table:table-column table:style-name="MailMergeTable2020-03-05T14_3a_29_3a_47Z176.C" table:number-columns-repeated="2"/>
              <table:table-column table:style-name="MailMergeTable2020-03-05T14_3a_29_3a_47Z176.E"/>
              <table:table-column table:style-name="MailMergeTable2020-03-05T14_3a_29_3a_47Z176.C"/>
              <table:table-column table:style-name="MailMergeTable2020-03-05T14_3a_29_3a_47Z176.G"/>
              <table:table-row>
                <table:table-cell table:style-name="MailMergeTable2020-03-05T14_3a_29_3a_47Z176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76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6.3">
                <table:table-cell table:style-name="MailMergeTable2020-03-05T14_3a_29_3a_47Z176.A3" office:value-type="string">
                  <text:p text:style-name="P7"/>
                </table:table-cell>
                <table:table-cell table:style-name="MailMergeTable2020-03-05T14_3a_29_3a_47Z176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6.4">
                <table:table-cell table:style-name="MailMergeTable2020-03-05T14_3a_29_3a_47Z176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76.A3" office:value-type="string">
                  <text:p text:style-name="P8"/>
                </table:table-cell>
                <table:table-cell table:style-name="MailMergeTable2020-03-05T14_3a_29_3a_47Z176.A3" office:value-type="string">
                  <text:p text:style-name="P8"/>
                </table:table-cell>
                <table:table-cell table:style-name="MailMergeTable2020-03-05T14_3a_29_3a_47Z176.A3" office:value-type="string">
                  <text:p text:style-name="P8"/>
                </table:table-cell>
                <table:table-cell table:style-name="MailMergeTable2020-03-05T14_3a_29_3a_47Z176.A3" office:value-type="string">
                  <text:p text:style-name="P10">5. Mrz 20</text:p>
                </table:table-cell>
                <table:table-cell table:style-name="MailMergeTable2020-03-05T14_3a_29_3a_47Z176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5" text:anchor-type="page" text:anchor-page-number="87" svg:x="14.349cm" svg:y="0.499cm" svg:width="13.85cm" svg:height="9.999cm" draw:z-index="174">
        <draw:text-box>
          <text:section text:style-name="Sect1" text:name="MailMergeSection2020-03-05T14:29:47Z176Bereich1" text:protected="true">
            <table:table table:name="MailMergeTable2020-03-05T14:29:47Z175" table:style-name="MailMergeTable2020-03-05T14_3a_29_3a_47Z175">
              <table:table-column table:style-name="MailMergeTable2020-03-05T14_3a_29_3a_47Z175.A"/>
              <table:table-column table:style-name="MailMergeTable2020-03-05T14_3a_29_3a_47Z175.B"/>
              <table:table-column table:style-name="MailMergeTable2020-03-05T14_3a_29_3a_47Z175.C" table:number-columns-repeated="2"/>
              <table:table-column table:style-name="MailMergeTable2020-03-05T14_3a_29_3a_47Z175.E"/>
              <table:table-column table:style-name="MailMergeTable2020-03-05T14_3a_29_3a_47Z175.C"/>
              <table:table-column table:style-name="MailMergeTable2020-03-05T14_3a_29_3a_47Z175.G"/>
              <table:table-row>
                <table:table-cell table:style-name="MailMergeTable2020-03-05T14_3a_29_3a_47Z175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75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5.3">
                <table:table-cell table:style-name="MailMergeTable2020-03-05T14_3a_29_3a_47Z175.A3" office:value-type="string">
                  <text:p text:style-name="P7"/>
                </table:table-cell>
                <table:table-cell table:style-name="MailMergeTable2020-03-05T14_3a_29_3a_47Z175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5.4">
                <table:table-cell table:style-name="MailMergeTable2020-03-05T14_3a_29_3a_47Z175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75.A3" office:value-type="string">
                  <text:p text:style-name="P8"/>
                </table:table-cell>
                <table:table-cell table:style-name="MailMergeTable2020-03-05T14_3a_29_3a_47Z175.A3" office:value-type="string">
                  <text:p text:style-name="P8"/>
                </table:table-cell>
                <table:table-cell table:style-name="MailMergeTable2020-03-05T14_3a_29_3a_47Z175.A3" office:value-type="string">
                  <text:p text:style-name="P8"/>
                </table:table-cell>
                <table:table-cell table:style-name="MailMergeTable2020-03-05T14_3a_29_3a_47Z175.A3" office:value-type="string">
                  <text:p text:style-name="P10">5. Mrz 20</text:p>
                </table:table-cell>
                <table:table-cell table:style-name="MailMergeTable2020-03-05T14_3a_29_3a_47Z175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4" text:anchor-type="page" text:anchor-page-number="87" svg:x="0.499cm" svg:y="10.5cm" svg:width="13.85cm" svg:height="9.999cm" draw:z-index="173">
        <draw:text-box>
          <text:section text:style-name="Sect1" text:name="MailMergeSection2020-03-05T14:29:47Z175Bereich2" text:protected="true">
            <table:table table:name="MailMergeTable2020-03-05T14:29:47Z174" table:style-name="MailMergeTable2020-03-05T14_3a_29_3a_47Z174">
              <table:table-column table:style-name="MailMergeTable2020-03-05T14_3a_29_3a_47Z174.A"/>
              <table:table-column table:style-name="MailMergeTable2020-03-05T14_3a_29_3a_47Z174.B"/>
              <table:table-column table:style-name="MailMergeTable2020-03-05T14_3a_29_3a_47Z174.C" table:number-columns-repeated="2"/>
              <table:table-column table:style-name="MailMergeTable2020-03-05T14_3a_29_3a_47Z174.E"/>
              <table:table-column table:style-name="MailMergeTable2020-03-05T14_3a_29_3a_47Z174.C"/>
              <table:table-column table:style-name="MailMergeTable2020-03-05T14_3a_29_3a_47Z174.G"/>
              <table:table-row>
                <table:table-cell table:style-name="MailMergeTable2020-03-05T14_3a_29_3a_47Z174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74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4.3">
                <table:table-cell table:style-name="MailMergeTable2020-03-05T14_3a_29_3a_47Z174.A3" office:value-type="string">
                  <text:p text:style-name="P7"/>
                </table:table-cell>
                <table:table-cell table:style-name="MailMergeTable2020-03-05T14_3a_29_3a_47Z174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4.4">
                <table:table-cell table:style-name="MailMergeTable2020-03-05T14_3a_29_3a_47Z174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74.A3" office:value-type="string">
                  <text:p text:style-name="P8"/>
                </table:table-cell>
                <table:table-cell table:style-name="MailMergeTable2020-03-05T14_3a_29_3a_47Z174.A3" office:value-type="string">
                  <text:p text:style-name="P8"/>
                </table:table-cell>
                <table:table-cell table:style-name="MailMergeTable2020-03-05T14_3a_29_3a_47Z174.A3" office:value-type="string">
                  <text:p text:style-name="P8"/>
                </table:table-cell>
                <table:table-cell table:style-name="MailMergeTable2020-03-05T14_3a_29_3a_47Z174.A3" office:value-type="string">
                  <text:p text:style-name="P10">5. Mrz 20</text:p>
                </table:table-cell>
                <table:table-cell table:style-name="MailMergeTable2020-03-05T14_3a_29_3a_47Z174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3" text:anchor-type="page" text:anchor-page-number="87" svg:x="14.349cm" svg:y="10.5cm" svg:width="13.85cm" svg:height="9.999cm" draw:z-index="172">
        <draw:text-box>
          <text:section text:style-name="Sect1" text:name="MailMergeSection2020-03-05T14:29:47Z174Bereich3" text:protected="true">
            <table:table table:name="MailMergeTable2020-03-05T14:29:47Z173" table:style-name="MailMergeTable2020-03-05T14_3a_29_3a_47Z173">
              <table:table-column table:style-name="MailMergeTable2020-03-05T14_3a_29_3a_47Z173.A"/>
              <table:table-column table:style-name="MailMergeTable2020-03-05T14_3a_29_3a_47Z173.B"/>
              <table:table-column table:style-name="MailMergeTable2020-03-05T14_3a_29_3a_47Z173.C" table:number-columns-repeated="2"/>
              <table:table-column table:style-name="MailMergeTable2020-03-05T14_3a_29_3a_47Z173.E"/>
              <table:table-column table:style-name="MailMergeTable2020-03-05T14_3a_29_3a_47Z173.C"/>
              <table:table-column table:style-name="MailMergeTable2020-03-05T14_3a_29_3a_47Z173.G"/>
              <table:table-row>
                <table:table-cell table:style-name="MailMergeTable2020-03-05T14_3a_29_3a_47Z173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73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3.3">
                <table:table-cell table:style-name="MailMergeTable2020-03-05T14_3a_29_3a_47Z173.A3" office:value-type="string">
                  <text:p text:style-name="P7"/>
                </table:table-cell>
                <table:table-cell table:style-name="MailMergeTable2020-03-05T14_3a_29_3a_47Z173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3.4">
                <table:table-cell table:style-name="MailMergeTable2020-03-05T14_3a_29_3a_47Z173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73.A3" office:value-type="string">
                  <text:p text:style-name="P8"/>
                </table:table-cell>
                <table:table-cell table:style-name="MailMergeTable2020-03-05T14_3a_29_3a_47Z173.A3" office:value-type="string">
                  <text:p text:style-name="P8"/>
                </table:table-cell>
                <table:table-cell table:style-name="MailMergeTable2020-03-05T14_3a_29_3a_47Z173.A3" office:value-type="string">
                  <text:p text:style-name="P8"/>
                </table:table-cell>
                <table:table-cell table:style-name="MailMergeTable2020-03-05T14_3a_29_3a_47Z173.A3" office:value-type="string">
                  <text:p text:style-name="P10">5. Mrz 20</text:p>
                </table:table-cell>
                <table:table-cell table:style-name="MailMergeTable2020-03-05T14_3a_29_3a_47Z173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2" text:anchor-type="page" text:anchor-page-number="85" svg:x="0.499cm" svg:y="0.499cm" svg:width="13.85cm" svg:height="9.999cm" draw:z-index="171">
        <draw:text-box>
          <text:section text:style-name="Sect1" text:name="MailMergeSection2020-03-05T14:29:47Z173MasterLabel">
            <table:table table:name="MailMergeTable2020-03-05T14:29:47Z172" table:style-name="MailMergeTable2020-03-05T14_3a_29_3a_47Z172">
              <table:table-column table:style-name="MailMergeTable2020-03-05T14_3a_29_3a_47Z172.A"/>
              <table:table-column table:style-name="MailMergeTable2020-03-05T14_3a_29_3a_47Z172.B"/>
              <table:table-column table:style-name="MailMergeTable2020-03-05T14_3a_29_3a_47Z172.C" table:number-columns-repeated="2"/>
              <table:table-column table:style-name="MailMergeTable2020-03-05T14_3a_29_3a_47Z172.E"/>
              <table:table-column table:style-name="MailMergeTable2020-03-05T14_3a_29_3a_47Z172.C"/>
              <table:table-column table:style-name="MailMergeTable2020-03-05T14_3a_29_3a_47Z172.G"/>
              <table:table-row>
                <table:table-cell table:style-name="MailMergeTable2020-03-05T14_3a_29_3a_47Z172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72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2.3">
                <table:table-cell table:style-name="MailMergeTable2020-03-05T14_3a_29_3a_47Z172.A3" office:value-type="string">
                  <text:p text:style-name="P7"/>
                </table:table-cell>
                <table:table-cell table:style-name="MailMergeTable2020-03-05T14_3a_29_3a_47Z172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2.4">
                <table:table-cell table:style-name="MailMergeTable2020-03-05T14_3a_29_3a_47Z172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72.A3" office:value-type="string">
                  <text:p text:style-name="P8"/>
                </table:table-cell>
                <table:table-cell table:style-name="MailMergeTable2020-03-05T14_3a_29_3a_47Z172.A3" office:value-type="string">
                  <text:p text:style-name="P8"/>
                </table:table-cell>
                <table:table-cell table:style-name="MailMergeTable2020-03-05T14_3a_29_3a_47Z172.A3" office:value-type="string">
                  <text:p text:style-name="P8"/>
                </table:table-cell>
                <table:table-cell table:style-name="MailMergeTable2020-03-05T14_3a_29_3a_47Z172.A3" office:value-type="string">
                  <text:p text:style-name="P10">5. Mrz 20</text:p>
                </table:table-cell>
                <table:table-cell table:style-name="MailMergeTable2020-03-05T14_3a_29_3a_47Z172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1" text:anchor-type="page" text:anchor-page-number="85" svg:x="14.349cm" svg:y="0.499cm" svg:width="13.85cm" svg:height="9.999cm" draw:z-index="170">
        <draw:text-box>
          <text:section text:style-name="Sect1" text:name="MailMergeSection2020-03-05T14:29:47Z172Bereich1" text:protected="true">
            <table:table table:name="MailMergeTable2020-03-05T14:29:47Z171" table:style-name="MailMergeTable2020-03-05T14_3a_29_3a_47Z171">
              <table:table-column table:style-name="MailMergeTable2020-03-05T14_3a_29_3a_47Z171.A"/>
              <table:table-column table:style-name="MailMergeTable2020-03-05T14_3a_29_3a_47Z171.B"/>
              <table:table-column table:style-name="MailMergeTable2020-03-05T14_3a_29_3a_47Z171.C" table:number-columns-repeated="2"/>
              <table:table-column table:style-name="MailMergeTable2020-03-05T14_3a_29_3a_47Z171.E"/>
              <table:table-column table:style-name="MailMergeTable2020-03-05T14_3a_29_3a_47Z171.C"/>
              <table:table-column table:style-name="MailMergeTable2020-03-05T14_3a_29_3a_47Z171.G"/>
              <table:table-row>
                <table:table-cell table:style-name="MailMergeTable2020-03-05T14_3a_29_3a_47Z171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71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1.3">
                <table:table-cell table:style-name="MailMergeTable2020-03-05T14_3a_29_3a_47Z171.A3" office:value-type="string">
                  <text:p text:style-name="P7"/>
                </table:table-cell>
                <table:table-cell table:style-name="MailMergeTable2020-03-05T14_3a_29_3a_47Z171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1.4">
                <table:table-cell table:style-name="MailMergeTable2020-03-05T14_3a_29_3a_47Z171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71.A3" office:value-type="string">
                  <text:p text:style-name="P8"/>
                </table:table-cell>
                <table:table-cell table:style-name="MailMergeTable2020-03-05T14_3a_29_3a_47Z171.A3" office:value-type="string">
                  <text:p text:style-name="P8"/>
                </table:table-cell>
                <table:table-cell table:style-name="MailMergeTable2020-03-05T14_3a_29_3a_47Z171.A3" office:value-type="string">
                  <text:p text:style-name="P8"/>
                </table:table-cell>
                <table:table-cell table:style-name="MailMergeTable2020-03-05T14_3a_29_3a_47Z171.A3" office:value-type="string">
                  <text:p text:style-name="P10">5. Mrz 20</text:p>
                </table:table-cell>
                <table:table-cell table:style-name="MailMergeTable2020-03-05T14_3a_29_3a_47Z171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0" text:anchor-type="page" text:anchor-page-number="85" svg:x="0.499cm" svg:y="10.5cm" svg:width="13.85cm" svg:height="9.999cm" draw:z-index="169">
        <draw:text-box>
          <text:section text:style-name="Sect1" text:name="MailMergeSection2020-03-05T14:29:47Z171Bereich2" text:protected="true">
            <table:table table:name="MailMergeTable2020-03-05T14:29:47Z170" table:style-name="MailMergeTable2020-03-05T14_3a_29_3a_47Z170">
              <table:table-column table:style-name="MailMergeTable2020-03-05T14_3a_29_3a_47Z170.A"/>
              <table:table-column table:style-name="MailMergeTable2020-03-05T14_3a_29_3a_47Z170.B"/>
              <table:table-column table:style-name="MailMergeTable2020-03-05T14_3a_29_3a_47Z170.C" table:number-columns-repeated="2"/>
              <table:table-column table:style-name="MailMergeTable2020-03-05T14_3a_29_3a_47Z170.E"/>
              <table:table-column table:style-name="MailMergeTable2020-03-05T14_3a_29_3a_47Z170.C"/>
              <table:table-column table:style-name="MailMergeTable2020-03-05T14_3a_29_3a_47Z170.G"/>
              <table:table-row>
                <table:table-cell table:style-name="MailMergeTable2020-03-05T14_3a_29_3a_47Z170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70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0.3">
                <table:table-cell table:style-name="MailMergeTable2020-03-05T14_3a_29_3a_47Z170.A3" office:value-type="string">
                  <text:p text:style-name="P7"/>
                </table:table-cell>
                <table:table-cell table:style-name="MailMergeTable2020-03-05T14_3a_29_3a_47Z170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70.4">
                <table:table-cell table:style-name="MailMergeTable2020-03-05T14_3a_29_3a_47Z170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70.A3" office:value-type="string">
                  <text:p text:style-name="P8"/>
                </table:table-cell>
                <table:table-cell table:style-name="MailMergeTable2020-03-05T14_3a_29_3a_47Z170.A3" office:value-type="string">
                  <text:p text:style-name="P8"/>
                </table:table-cell>
                <table:table-cell table:style-name="MailMergeTable2020-03-05T14_3a_29_3a_47Z170.A3" office:value-type="string">
                  <text:p text:style-name="P8"/>
                </table:table-cell>
                <table:table-cell table:style-name="MailMergeTable2020-03-05T14_3a_29_3a_47Z170.A3" office:value-type="string">
                  <text:p text:style-name="P10">5. Mrz 20</text:p>
                </table:table-cell>
                <table:table-cell table:style-name="MailMergeTable2020-03-05T14_3a_29_3a_47Z170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9" text:anchor-type="page" text:anchor-page-number="85" svg:x="14.349cm" svg:y="10.5cm" svg:width="13.85cm" svg:height="9.999cm" draw:z-index="168">
        <draw:text-box>
          <text:section text:style-name="Sect1" text:name="MailMergeSection2020-03-05T14:29:47Z170Bereich3" text:protected="true">
            <table:table table:name="MailMergeTable2020-03-05T14:29:47Z169" table:style-name="MailMergeTable2020-03-05T14_3a_29_3a_47Z169">
              <table:table-column table:style-name="MailMergeTable2020-03-05T14_3a_29_3a_47Z169.A"/>
              <table:table-column table:style-name="MailMergeTable2020-03-05T14_3a_29_3a_47Z169.B"/>
              <table:table-column table:style-name="MailMergeTable2020-03-05T14_3a_29_3a_47Z169.C" table:number-columns-repeated="2"/>
              <table:table-column table:style-name="MailMergeTable2020-03-05T14_3a_29_3a_47Z169.E"/>
              <table:table-column table:style-name="MailMergeTable2020-03-05T14_3a_29_3a_47Z169.C"/>
              <table:table-column table:style-name="MailMergeTable2020-03-05T14_3a_29_3a_47Z169.G"/>
              <table:table-row>
                <table:table-cell table:style-name="MailMergeTable2020-03-05T14_3a_29_3a_47Z169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69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9.3">
                <table:table-cell table:style-name="MailMergeTable2020-03-05T14_3a_29_3a_47Z169.A3" office:value-type="string">
                  <text:p text:style-name="P7"/>
                </table:table-cell>
                <table:table-cell table:style-name="MailMergeTable2020-03-05T14_3a_29_3a_47Z169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9.4">
                <table:table-cell table:style-name="MailMergeTable2020-03-05T14_3a_29_3a_47Z169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69.A3" office:value-type="string">
                  <text:p text:style-name="P8"/>
                </table:table-cell>
                <table:table-cell table:style-name="MailMergeTable2020-03-05T14_3a_29_3a_47Z169.A3" office:value-type="string">
                  <text:p text:style-name="P8"/>
                </table:table-cell>
                <table:table-cell table:style-name="MailMergeTable2020-03-05T14_3a_29_3a_47Z169.A3" office:value-type="string">
                  <text:p text:style-name="P8"/>
                </table:table-cell>
                <table:table-cell table:style-name="MailMergeTable2020-03-05T14_3a_29_3a_47Z169.A3" office:value-type="string">
                  <text:p text:style-name="P10">5. Mrz 20</text:p>
                </table:table-cell>
                <table:table-cell table:style-name="MailMergeTable2020-03-05T14_3a_29_3a_47Z169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8" text:anchor-type="page" text:anchor-page-number="83" svg:x="0.499cm" svg:y="0.499cm" svg:width="13.85cm" svg:height="9.999cm" draw:z-index="167">
        <draw:text-box>
          <text:section text:style-name="Sect1" text:name="MailMergeSection2020-03-05T14:29:47Z169MasterLabel">
            <table:table table:name="MailMergeTable2020-03-05T14:29:47Z168" table:style-name="MailMergeTable2020-03-05T14_3a_29_3a_47Z168">
              <table:table-column table:style-name="MailMergeTable2020-03-05T14_3a_29_3a_47Z168.A"/>
              <table:table-column table:style-name="MailMergeTable2020-03-05T14_3a_29_3a_47Z168.B"/>
              <table:table-column table:style-name="MailMergeTable2020-03-05T14_3a_29_3a_47Z168.C" table:number-columns-repeated="2"/>
              <table:table-column table:style-name="MailMergeTable2020-03-05T14_3a_29_3a_47Z168.E"/>
              <table:table-column table:style-name="MailMergeTable2020-03-05T14_3a_29_3a_47Z168.C"/>
              <table:table-column table:style-name="MailMergeTable2020-03-05T14_3a_29_3a_47Z168.G"/>
              <table:table-row>
                <table:table-cell table:style-name="MailMergeTable2020-03-05T14_3a_29_3a_47Z168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68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8.3">
                <table:table-cell table:style-name="MailMergeTable2020-03-05T14_3a_29_3a_47Z168.A3" office:value-type="string">
                  <text:p text:style-name="P7"/>
                </table:table-cell>
                <table:table-cell table:style-name="MailMergeTable2020-03-05T14_3a_29_3a_47Z168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8.4">
                <table:table-cell table:style-name="MailMergeTable2020-03-05T14_3a_29_3a_47Z168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68.A3" office:value-type="string">
                  <text:p text:style-name="P8"/>
                </table:table-cell>
                <table:table-cell table:style-name="MailMergeTable2020-03-05T14_3a_29_3a_47Z168.A3" office:value-type="string">
                  <text:p text:style-name="P8"/>
                </table:table-cell>
                <table:table-cell table:style-name="MailMergeTable2020-03-05T14_3a_29_3a_47Z168.A3" office:value-type="string">
                  <text:p text:style-name="P8"/>
                </table:table-cell>
                <table:table-cell table:style-name="MailMergeTable2020-03-05T14_3a_29_3a_47Z168.A3" office:value-type="string">
                  <text:p text:style-name="P10">5. Mrz 20</text:p>
                </table:table-cell>
                <table:table-cell table:style-name="MailMergeTable2020-03-05T14_3a_29_3a_47Z168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7" text:anchor-type="page" text:anchor-page-number="83" svg:x="14.349cm" svg:y="0.499cm" svg:width="13.85cm" svg:height="9.999cm" draw:z-index="166">
        <draw:text-box>
          <text:section text:style-name="Sect1" text:name="MailMergeSection2020-03-05T14:29:47Z168Bereich1" text:protected="true">
            <table:table table:name="MailMergeTable2020-03-05T14:29:47Z167" table:style-name="MailMergeTable2020-03-05T14_3a_29_3a_47Z167">
              <table:table-column table:style-name="MailMergeTable2020-03-05T14_3a_29_3a_47Z167.A"/>
              <table:table-column table:style-name="MailMergeTable2020-03-05T14_3a_29_3a_47Z167.B"/>
              <table:table-column table:style-name="MailMergeTable2020-03-05T14_3a_29_3a_47Z167.C" table:number-columns-repeated="2"/>
              <table:table-column table:style-name="MailMergeTable2020-03-05T14_3a_29_3a_47Z167.E"/>
              <table:table-column table:style-name="MailMergeTable2020-03-05T14_3a_29_3a_47Z167.C"/>
              <table:table-column table:style-name="MailMergeTable2020-03-05T14_3a_29_3a_47Z167.G"/>
              <table:table-row>
                <table:table-cell table:style-name="MailMergeTable2020-03-05T14_3a_29_3a_47Z167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67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7.3">
                <table:table-cell table:style-name="MailMergeTable2020-03-05T14_3a_29_3a_47Z167.A3" office:value-type="string">
                  <text:p text:style-name="P7"/>
                </table:table-cell>
                <table:table-cell table:style-name="MailMergeTable2020-03-05T14_3a_29_3a_47Z167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7.4">
                <table:table-cell table:style-name="MailMergeTable2020-03-05T14_3a_29_3a_47Z167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67.A3" office:value-type="string">
                  <text:p text:style-name="P8"/>
                </table:table-cell>
                <table:table-cell table:style-name="MailMergeTable2020-03-05T14_3a_29_3a_47Z167.A3" office:value-type="string">
                  <text:p text:style-name="P8"/>
                </table:table-cell>
                <table:table-cell table:style-name="MailMergeTable2020-03-05T14_3a_29_3a_47Z167.A3" office:value-type="string">
                  <text:p text:style-name="P8"/>
                </table:table-cell>
                <table:table-cell table:style-name="MailMergeTable2020-03-05T14_3a_29_3a_47Z167.A3" office:value-type="string">
                  <text:p text:style-name="P10">5. Mrz 20</text:p>
                </table:table-cell>
                <table:table-cell table:style-name="MailMergeTable2020-03-05T14_3a_29_3a_47Z167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6" text:anchor-type="page" text:anchor-page-number="83" svg:x="0.499cm" svg:y="10.5cm" svg:width="13.85cm" svg:height="9.999cm" draw:z-index="165">
        <draw:text-box>
          <text:section text:style-name="Sect1" text:name="MailMergeSection2020-03-05T14:29:47Z167Bereich2" text:protected="true">
            <table:table table:name="MailMergeTable2020-03-05T14:29:47Z166" table:style-name="MailMergeTable2020-03-05T14_3a_29_3a_47Z166">
              <table:table-column table:style-name="MailMergeTable2020-03-05T14_3a_29_3a_47Z166.A"/>
              <table:table-column table:style-name="MailMergeTable2020-03-05T14_3a_29_3a_47Z166.B"/>
              <table:table-column table:style-name="MailMergeTable2020-03-05T14_3a_29_3a_47Z166.C" table:number-columns-repeated="2"/>
              <table:table-column table:style-name="MailMergeTable2020-03-05T14_3a_29_3a_47Z166.E"/>
              <table:table-column table:style-name="MailMergeTable2020-03-05T14_3a_29_3a_47Z166.C"/>
              <table:table-column table:style-name="MailMergeTable2020-03-05T14_3a_29_3a_47Z166.G"/>
              <table:table-row>
                <table:table-cell table:style-name="MailMergeTable2020-03-05T14_3a_29_3a_47Z166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66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6.3">
                <table:table-cell table:style-name="MailMergeTable2020-03-05T14_3a_29_3a_47Z166.A3" office:value-type="string">
                  <text:p text:style-name="P7"/>
                </table:table-cell>
                <table:table-cell table:style-name="MailMergeTable2020-03-05T14_3a_29_3a_47Z166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6.4">
                <table:table-cell table:style-name="MailMergeTable2020-03-05T14_3a_29_3a_47Z166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66.A3" office:value-type="string">
                  <text:p text:style-name="P8"/>
                </table:table-cell>
                <table:table-cell table:style-name="MailMergeTable2020-03-05T14_3a_29_3a_47Z166.A3" office:value-type="string">
                  <text:p text:style-name="P8"/>
                </table:table-cell>
                <table:table-cell table:style-name="MailMergeTable2020-03-05T14_3a_29_3a_47Z166.A3" office:value-type="string">
                  <text:p text:style-name="P8"/>
                </table:table-cell>
                <table:table-cell table:style-name="MailMergeTable2020-03-05T14_3a_29_3a_47Z166.A3" office:value-type="string">
                  <text:p text:style-name="P10">5. Mrz 20</text:p>
                </table:table-cell>
                <table:table-cell table:style-name="MailMergeTable2020-03-05T14_3a_29_3a_47Z166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5" text:anchor-type="page" text:anchor-page-number="83" svg:x="14.349cm" svg:y="10.5cm" svg:width="13.85cm" svg:height="9.999cm" draw:z-index="164">
        <draw:text-box>
          <text:section text:style-name="Sect1" text:name="MailMergeSection2020-03-05T14:29:47Z166Bereich3" text:protected="true">
            <table:table table:name="MailMergeTable2020-03-05T14:29:47Z165" table:style-name="MailMergeTable2020-03-05T14_3a_29_3a_47Z165">
              <table:table-column table:style-name="MailMergeTable2020-03-05T14_3a_29_3a_47Z165.A"/>
              <table:table-column table:style-name="MailMergeTable2020-03-05T14_3a_29_3a_47Z165.B"/>
              <table:table-column table:style-name="MailMergeTable2020-03-05T14_3a_29_3a_47Z165.C" table:number-columns-repeated="2"/>
              <table:table-column table:style-name="MailMergeTable2020-03-05T14_3a_29_3a_47Z165.E"/>
              <table:table-column table:style-name="MailMergeTable2020-03-05T14_3a_29_3a_47Z165.C"/>
              <table:table-column table:style-name="MailMergeTable2020-03-05T14_3a_29_3a_47Z165.G"/>
              <table:table-row>
                <table:table-cell table:style-name="MailMergeTable2020-03-05T14_3a_29_3a_47Z165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65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5.3">
                <table:table-cell table:style-name="MailMergeTable2020-03-05T14_3a_29_3a_47Z165.A3" office:value-type="string">
                  <text:p text:style-name="P7"/>
                </table:table-cell>
                <table:table-cell table:style-name="MailMergeTable2020-03-05T14_3a_29_3a_47Z165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5.4">
                <table:table-cell table:style-name="MailMergeTable2020-03-05T14_3a_29_3a_47Z165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65.A3" office:value-type="string">
                  <text:p text:style-name="P8"/>
                </table:table-cell>
                <table:table-cell table:style-name="MailMergeTable2020-03-05T14_3a_29_3a_47Z165.A3" office:value-type="string">
                  <text:p text:style-name="P8"/>
                </table:table-cell>
                <table:table-cell table:style-name="MailMergeTable2020-03-05T14_3a_29_3a_47Z165.A3" office:value-type="string">
                  <text:p text:style-name="P8"/>
                </table:table-cell>
                <table:table-cell table:style-name="MailMergeTable2020-03-05T14_3a_29_3a_47Z165.A3" office:value-type="string">
                  <text:p text:style-name="P10">5. Mrz 20</text:p>
                </table:table-cell>
                <table:table-cell table:style-name="MailMergeTable2020-03-05T14_3a_29_3a_47Z165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4" text:anchor-type="page" text:anchor-page-number="81" svg:x="0.499cm" svg:y="0.499cm" svg:width="13.85cm" svg:height="9.999cm" draw:z-index="163">
        <draw:text-box>
          <text:section text:style-name="Sect1" text:name="MailMergeSection2020-03-05T14:29:47Z165MasterLabel">
            <table:table table:name="MailMergeTable2020-03-05T14:29:47Z164" table:style-name="MailMergeTable2020-03-05T14_3a_29_3a_47Z164">
              <table:table-column table:style-name="MailMergeTable2020-03-05T14_3a_29_3a_47Z164.A"/>
              <table:table-column table:style-name="MailMergeTable2020-03-05T14_3a_29_3a_47Z164.B"/>
              <table:table-column table:style-name="MailMergeTable2020-03-05T14_3a_29_3a_47Z164.C" table:number-columns-repeated="2"/>
              <table:table-column table:style-name="MailMergeTable2020-03-05T14_3a_29_3a_47Z164.E"/>
              <table:table-column table:style-name="MailMergeTable2020-03-05T14_3a_29_3a_47Z164.C"/>
              <table:table-column table:style-name="MailMergeTable2020-03-05T14_3a_29_3a_47Z164.G"/>
              <table:table-row>
                <table:table-cell table:style-name="MailMergeTable2020-03-05T14_3a_29_3a_47Z164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64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4.3">
                <table:table-cell table:style-name="MailMergeTable2020-03-05T14_3a_29_3a_47Z164.A3" office:value-type="string">
                  <text:p text:style-name="P7"/>
                </table:table-cell>
                <table:table-cell table:style-name="MailMergeTable2020-03-05T14_3a_29_3a_47Z164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4.4">
                <table:table-cell table:style-name="MailMergeTable2020-03-05T14_3a_29_3a_47Z164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64.A3" office:value-type="string">
                  <text:p text:style-name="P8"/>
                </table:table-cell>
                <table:table-cell table:style-name="MailMergeTable2020-03-05T14_3a_29_3a_47Z164.A3" office:value-type="string">
                  <text:p text:style-name="P8"/>
                </table:table-cell>
                <table:table-cell table:style-name="MailMergeTable2020-03-05T14_3a_29_3a_47Z164.A3" office:value-type="string">
                  <text:p text:style-name="P8"/>
                </table:table-cell>
                <table:table-cell table:style-name="MailMergeTable2020-03-05T14_3a_29_3a_47Z164.A3" office:value-type="string">
                  <text:p text:style-name="P10">5. Mrz 20</text:p>
                </table:table-cell>
                <table:table-cell table:style-name="MailMergeTable2020-03-05T14_3a_29_3a_47Z164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3" text:anchor-type="page" text:anchor-page-number="81" svg:x="14.349cm" svg:y="0.499cm" svg:width="13.85cm" svg:height="9.999cm" draw:z-index="162">
        <draw:text-box>
          <text:section text:style-name="Sect1" text:name="MailMergeSection2020-03-05T14:29:47Z164Bereich1" text:protected="true">
            <table:table table:name="MailMergeTable2020-03-05T14:29:47Z163" table:style-name="MailMergeTable2020-03-05T14_3a_29_3a_47Z163">
              <table:table-column table:style-name="MailMergeTable2020-03-05T14_3a_29_3a_47Z163.A"/>
              <table:table-column table:style-name="MailMergeTable2020-03-05T14_3a_29_3a_47Z163.B"/>
              <table:table-column table:style-name="MailMergeTable2020-03-05T14_3a_29_3a_47Z163.C" table:number-columns-repeated="2"/>
              <table:table-column table:style-name="MailMergeTable2020-03-05T14_3a_29_3a_47Z163.E"/>
              <table:table-column table:style-name="MailMergeTable2020-03-05T14_3a_29_3a_47Z163.C"/>
              <table:table-column table:style-name="MailMergeTable2020-03-05T14_3a_29_3a_47Z163.G"/>
              <table:table-row>
                <table:table-cell table:style-name="MailMergeTable2020-03-05T14_3a_29_3a_47Z163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63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3.3">
                <table:table-cell table:style-name="MailMergeTable2020-03-05T14_3a_29_3a_47Z163.A3" office:value-type="string">
                  <text:p text:style-name="P7"/>
                </table:table-cell>
                <table:table-cell table:style-name="MailMergeTable2020-03-05T14_3a_29_3a_47Z163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3.4">
                <table:table-cell table:style-name="MailMergeTable2020-03-05T14_3a_29_3a_47Z163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63.A3" office:value-type="string">
                  <text:p text:style-name="P8"/>
                </table:table-cell>
                <table:table-cell table:style-name="MailMergeTable2020-03-05T14_3a_29_3a_47Z163.A3" office:value-type="string">
                  <text:p text:style-name="P8"/>
                </table:table-cell>
                <table:table-cell table:style-name="MailMergeTable2020-03-05T14_3a_29_3a_47Z163.A3" office:value-type="string">
                  <text:p text:style-name="P8"/>
                </table:table-cell>
                <table:table-cell table:style-name="MailMergeTable2020-03-05T14_3a_29_3a_47Z163.A3" office:value-type="string">
                  <text:p text:style-name="P10">5. Mrz 20</text:p>
                </table:table-cell>
                <table:table-cell table:style-name="MailMergeTable2020-03-05T14_3a_29_3a_47Z163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2" text:anchor-type="page" text:anchor-page-number="81" svg:x="0.499cm" svg:y="10.5cm" svg:width="13.85cm" svg:height="9.999cm" draw:z-index="161">
        <draw:text-box>
          <text:section text:style-name="Sect1" text:name="MailMergeSection2020-03-05T14:29:47Z163Bereich2" text:protected="true">
            <table:table table:name="MailMergeTable2020-03-05T14:29:47Z162" table:style-name="MailMergeTable2020-03-05T14_3a_29_3a_47Z162">
              <table:table-column table:style-name="MailMergeTable2020-03-05T14_3a_29_3a_47Z162.A"/>
              <table:table-column table:style-name="MailMergeTable2020-03-05T14_3a_29_3a_47Z162.B"/>
              <table:table-column table:style-name="MailMergeTable2020-03-05T14_3a_29_3a_47Z162.C" table:number-columns-repeated="2"/>
              <table:table-column table:style-name="MailMergeTable2020-03-05T14_3a_29_3a_47Z162.E"/>
              <table:table-column table:style-name="MailMergeTable2020-03-05T14_3a_29_3a_47Z162.C"/>
              <table:table-column table:style-name="MailMergeTable2020-03-05T14_3a_29_3a_47Z162.G"/>
              <table:table-row>
                <table:table-cell table:style-name="MailMergeTable2020-03-05T14_3a_29_3a_47Z162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62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2.3">
                <table:table-cell table:style-name="MailMergeTable2020-03-05T14_3a_29_3a_47Z162.A3" office:value-type="string">
                  <text:p text:style-name="P7"/>
                </table:table-cell>
                <table:table-cell table:style-name="MailMergeTable2020-03-05T14_3a_29_3a_47Z162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2.4">
                <table:table-cell table:style-name="MailMergeTable2020-03-05T14_3a_29_3a_47Z162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62.A3" office:value-type="string">
                  <text:p text:style-name="P8"/>
                </table:table-cell>
                <table:table-cell table:style-name="MailMergeTable2020-03-05T14_3a_29_3a_47Z162.A3" office:value-type="string">
                  <text:p text:style-name="P8"/>
                </table:table-cell>
                <table:table-cell table:style-name="MailMergeTable2020-03-05T14_3a_29_3a_47Z162.A3" office:value-type="string">
                  <text:p text:style-name="P8"/>
                </table:table-cell>
                <table:table-cell table:style-name="MailMergeTable2020-03-05T14_3a_29_3a_47Z162.A3" office:value-type="string">
                  <text:p text:style-name="P10">5. Mrz 20</text:p>
                </table:table-cell>
                <table:table-cell table:style-name="MailMergeTable2020-03-05T14_3a_29_3a_47Z162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1" text:anchor-type="page" text:anchor-page-number="81" svg:x="14.349cm" svg:y="10.5cm" svg:width="13.85cm" svg:height="9.999cm" draw:z-index="160">
        <draw:text-box>
          <text:section text:style-name="Sect1" text:name="MailMergeSection2020-03-05T14:29:47Z162Bereich3" text:protected="true">
            <table:table table:name="MailMergeTable2020-03-05T14:29:47Z161" table:style-name="MailMergeTable2020-03-05T14_3a_29_3a_47Z161">
              <table:table-column table:style-name="MailMergeTable2020-03-05T14_3a_29_3a_47Z161.A"/>
              <table:table-column table:style-name="MailMergeTable2020-03-05T14_3a_29_3a_47Z161.B"/>
              <table:table-column table:style-name="MailMergeTable2020-03-05T14_3a_29_3a_47Z161.C" table:number-columns-repeated="2"/>
              <table:table-column table:style-name="MailMergeTable2020-03-05T14_3a_29_3a_47Z161.E"/>
              <table:table-column table:style-name="MailMergeTable2020-03-05T14_3a_29_3a_47Z161.C"/>
              <table:table-column table:style-name="MailMergeTable2020-03-05T14_3a_29_3a_47Z161.G"/>
              <table:table-row>
                <table:table-cell table:style-name="MailMergeTable2020-03-05T14_3a_29_3a_47Z161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61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1.3">
                <table:table-cell table:style-name="MailMergeTable2020-03-05T14_3a_29_3a_47Z161.A3" office:value-type="string">
                  <text:p text:style-name="P7"/>
                </table:table-cell>
                <table:table-cell table:style-name="MailMergeTable2020-03-05T14_3a_29_3a_47Z161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1.4">
                <table:table-cell table:style-name="MailMergeTable2020-03-05T14_3a_29_3a_47Z161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61.A3" office:value-type="string">
                  <text:p text:style-name="P8"/>
                </table:table-cell>
                <table:table-cell table:style-name="MailMergeTable2020-03-05T14_3a_29_3a_47Z161.A3" office:value-type="string">
                  <text:p text:style-name="P8"/>
                </table:table-cell>
                <table:table-cell table:style-name="MailMergeTable2020-03-05T14_3a_29_3a_47Z161.A3" office:value-type="string">
                  <text:p text:style-name="P8"/>
                </table:table-cell>
                <table:table-cell table:style-name="MailMergeTable2020-03-05T14_3a_29_3a_47Z161.A3" office:value-type="string">
                  <text:p text:style-name="P10">5. Mrz 20</text:p>
                </table:table-cell>
                <table:table-cell table:style-name="MailMergeTable2020-03-05T14_3a_29_3a_47Z161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0" text:anchor-type="page" text:anchor-page-number="79" svg:x="0.499cm" svg:y="0.499cm" svg:width="13.85cm" svg:height="9.999cm" draw:z-index="159">
        <draw:text-box>
          <text:section text:style-name="Sect1" text:name="MailMergeSection2020-03-05T14:29:47Z161MasterLabel">
            <table:table table:name="MailMergeTable2020-03-05T14:29:47Z160" table:style-name="MailMergeTable2020-03-05T14_3a_29_3a_47Z160">
              <table:table-column table:style-name="MailMergeTable2020-03-05T14_3a_29_3a_47Z160.A"/>
              <table:table-column table:style-name="MailMergeTable2020-03-05T14_3a_29_3a_47Z160.B"/>
              <table:table-column table:style-name="MailMergeTable2020-03-05T14_3a_29_3a_47Z160.C" table:number-columns-repeated="2"/>
              <table:table-column table:style-name="MailMergeTable2020-03-05T14_3a_29_3a_47Z160.E"/>
              <table:table-column table:style-name="MailMergeTable2020-03-05T14_3a_29_3a_47Z160.C"/>
              <table:table-column table:style-name="MailMergeTable2020-03-05T14_3a_29_3a_47Z160.G"/>
              <table:table-row>
                <table:table-cell table:style-name="MailMergeTable2020-03-05T14_3a_29_3a_47Z160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60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0.3">
                <table:table-cell table:style-name="MailMergeTable2020-03-05T14_3a_29_3a_47Z160.A3" office:value-type="string">
                  <text:p text:style-name="P7"/>
                </table:table-cell>
                <table:table-cell table:style-name="MailMergeTable2020-03-05T14_3a_29_3a_47Z160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60.4">
                <table:table-cell table:style-name="MailMergeTable2020-03-05T14_3a_29_3a_47Z160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60.A3" office:value-type="string">
                  <text:p text:style-name="P8"/>
                </table:table-cell>
                <table:table-cell table:style-name="MailMergeTable2020-03-05T14_3a_29_3a_47Z160.A3" office:value-type="string">
                  <text:p text:style-name="P8"/>
                </table:table-cell>
                <table:table-cell table:style-name="MailMergeTable2020-03-05T14_3a_29_3a_47Z160.A3" office:value-type="string">
                  <text:p text:style-name="P8"/>
                </table:table-cell>
                <table:table-cell table:style-name="MailMergeTable2020-03-05T14_3a_29_3a_47Z160.A3" office:value-type="string">
                  <text:p text:style-name="P10">5. Mrz 20</text:p>
                </table:table-cell>
                <table:table-cell table:style-name="MailMergeTable2020-03-05T14_3a_29_3a_47Z160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9" text:anchor-type="page" text:anchor-page-number="79" svg:x="14.349cm" svg:y="0.499cm" svg:width="13.85cm" svg:height="9.999cm" draw:z-index="158">
        <draw:text-box>
          <text:section text:style-name="Sect1" text:name="MailMergeSection2020-03-05T14:29:47Z160Bereich1" text:protected="true">
            <table:table table:name="MailMergeTable2020-03-05T14:29:47Z159" table:style-name="MailMergeTable2020-03-05T14_3a_29_3a_47Z159">
              <table:table-column table:style-name="MailMergeTable2020-03-05T14_3a_29_3a_47Z159.A"/>
              <table:table-column table:style-name="MailMergeTable2020-03-05T14_3a_29_3a_47Z159.B"/>
              <table:table-column table:style-name="MailMergeTable2020-03-05T14_3a_29_3a_47Z159.C" table:number-columns-repeated="2"/>
              <table:table-column table:style-name="MailMergeTable2020-03-05T14_3a_29_3a_47Z159.E"/>
              <table:table-column table:style-name="MailMergeTable2020-03-05T14_3a_29_3a_47Z159.C"/>
              <table:table-column table:style-name="MailMergeTable2020-03-05T14_3a_29_3a_47Z159.G"/>
              <table:table-row>
                <table:table-cell table:style-name="MailMergeTable2020-03-05T14_3a_29_3a_47Z159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59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9.3">
                <table:table-cell table:style-name="MailMergeTable2020-03-05T14_3a_29_3a_47Z159.A3" office:value-type="string">
                  <text:p text:style-name="P7"/>
                </table:table-cell>
                <table:table-cell table:style-name="MailMergeTable2020-03-05T14_3a_29_3a_47Z159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9.4">
                <table:table-cell table:style-name="MailMergeTable2020-03-05T14_3a_29_3a_47Z159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59.A3" office:value-type="string">
                  <text:p text:style-name="P8"/>
                </table:table-cell>
                <table:table-cell table:style-name="MailMergeTable2020-03-05T14_3a_29_3a_47Z159.A3" office:value-type="string">
                  <text:p text:style-name="P8"/>
                </table:table-cell>
                <table:table-cell table:style-name="MailMergeTable2020-03-05T14_3a_29_3a_47Z159.A3" office:value-type="string">
                  <text:p text:style-name="P8"/>
                </table:table-cell>
                <table:table-cell table:style-name="MailMergeTable2020-03-05T14_3a_29_3a_47Z159.A3" office:value-type="string">
                  <text:p text:style-name="P10">5. Mrz 20</text:p>
                </table:table-cell>
                <table:table-cell table:style-name="MailMergeTable2020-03-05T14_3a_29_3a_47Z159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8" text:anchor-type="page" text:anchor-page-number="79" svg:x="0.499cm" svg:y="10.5cm" svg:width="13.85cm" svg:height="9.999cm" draw:z-index="157">
        <draw:text-box>
          <text:section text:style-name="Sect1" text:name="MailMergeSection2020-03-05T14:29:47Z159Bereich2" text:protected="true">
            <table:table table:name="MailMergeTable2020-03-05T14:29:47Z158" table:style-name="MailMergeTable2020-03-05T14_3a_29_3a_47Z158">
              <table:table-column table:style-name="MailMergeTable2020-03-05T14_3a_29_3a_47Z158.A"/>
              <table:table-column table:style-name="MailMergeTable2020-03-05T14_3a_29_3a_47Z158.B"/>
              <table:table-column table:style-name="MailMergeTable2020-03-05T14_3a_29_3a_47Z158.C" table:number-columns-repeated="2"/>
              <table:table-column table:style-name="MailMergeTable2020-03-05T14_3a_29_3a_47Z158.E"/>
              <table:table-column table:style-name="MailMergeTable2020-03-05T14_3a_29_3a_47Z158.C"/>
              <table:table-column table:style-name="MailMergeTable2020-03-05T14_3a_29_3a_47Z158.G"/>
              <table:table-row>
                <table:table-cell table:style-name="MailMergeTable2020-03-05T14_3a_29_3a_47Z158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58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8.3">
                <table:table-cell table:style-name="MailMergeTable2020-03-05T14_3a_29_3a_47Z158.A3" office:value-type="string">
                  <text:p text:style-name="P7"/>
                </table:table-cell>
                <table:table-cell table:style-name="MailMergeTable2020-03-05T14_3a_29_3a_47Z158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8.4">
                <table:table-cell table:style-name="MailMergeTable2020-03-05T14_3a_29_3a_47Z158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58.A3" office:value-type="string">
                  <text:p text:style-name="P8"/>
                </table:table-cell>
                <table:table-cell table:style-name="MailMergeTable2020-03-05T14_3a_29_3a_47Z158.A3" office:value-type="string">
                  <text:p text:style-name="P8"/>
                </table:table-cell>
                <table:table-cell table:style-name="MailMergeTable2020-03-05T14_3a_29_3a_47Z158.A3" office:value-type="string">
                  <text:p text:style-name="P8"/>
                </table:table-cell>
                <table:table-cell table:style-name="MailMergeTable2020-03-05T14_3a_29_3a_47Z158.A3" office:value-type="string">
                  <text:p text:style-name="P10">5. Mrz 20</text:p>
                </table:table-cell>
                <table:table-cell table:style-name="MailMergeTable2020-03-05T14_3a_29_3a_47Z158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7" text:anchor-type="page" text:anchor-page-number="79" svg:x="14.349cm" svg:y="10.5cm" svg:width="13.85cm" svg:height="9.999cm" draw:z-index="156">
        <draw:text-box>
          <text:section text:style-name="Sect1" text:name="MailMergeSection2020-03-05T14:29:47Z158Bereich3" text:protected="true">
            <table:table table:name="MailMergeTable2020-03-05T14:29:47Z157" table:style-name="MailMergeTable2020-03-05T14_3a_29_3a_47Z157">
              <table:table-column table:style-name="MailMergeTable2020-03-05T14_3a_29_3a_47Z157.A"/>
              <table:table-column table:style-name="MailMergeTable2020-03-05T14_3a_29_3a_47Z157.B"/>
              <table:table-column table:style-name="MailMergeTable2020-03-05T14_3a_29_3a_47Z157.C" table:number-columns-repeated="2"/>
              <table:table-column table:style-name="MailMergeTable2020-03-05T14_3a_29_3a_47Z157.E"/>
              <table:table-column table:style-name="MailMergeTable2020-03-05T14_3a_29_3a_47Z157.C"/>
              <table:table-column table:style-name="MailMergeTable2020-03-05T14_3a_29_3a_47Z157.G"/>
              <table:table-row>
                <table:table-cell table:style-name="MailMergeTable2020-03-05T14_3a_29_3a_47Z157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57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7.3">
                <table:table-cell table:style-name="MailMergeTable2020-03-05T14_3a_29_3a_47Z157.A3" office:value-type="string">
                  <text:p text:style-name="P7"/>
                </table:table-cell>
                <table:table-cell table:style-name="MailMergeTable2020-03-05T14_3a_29_3a_47Z157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7.4">
                <table:table-cell table:style-name="MailMergeTable2020-03-05T14_3a_29_3a_47Z157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57.A3" office:value-type="string">
                  <text:p text:style-name="P8"/>
                </table:table-cell>
                <table:table-cell table:style-name="MailMergeTable2020-03-05T14_3a_29_3a_47Z157.A3" office:value-type="string">
                  <text:p text:style-name="P8"/>
                </table:table-cell>
                <table:table-cell table:style-name="MailMergeTable2020-03-05T14_3a_29_3a_47Z157.A3" office:value-type="string">
                  <text:p text:style-name="P8"/>
                </table:table-cell>
                <table:table-cell table:style-name="MailMergeTable2020-03-05T14_3a_29_3a_47Z157.A3" office:value-type="string">
                  <text:p text:style-name="P10">5. Mrz 20</text:p>
                </table:table-cell>
                <table:table-cell table:style-name="MailMergeTable2020-03-05T14_3a_29_3a_47Z157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6" text:anchor-type="page" text:anchor-page-number="77" svg:x="0.499cm" svg:y="0.499cm" svg:width="13.85cm" svg:height="9.999cm" draw:z-index="155">
        <draw:text-box>
          <text:section text:style-name="Sect1" text:name="MailMergeSection2020-03-05T14:29:47Z157MasterLabel">
            <table:table table:name="MailMergeTable2020-03-05T14:29:47Z156" table:style-name="MailMergeTable2020-03-05T14_3a_29_3a_47Z156">
              <table:table-column table:style-name="MailMergeTable2020-03-05T14_3a_29_3a_47Z156.A"/>
              <table:table-column table:style-name="MailMergeTable2020-03-05T14_3a_29_3a_47Z156.B"/>
              <table:table-column table:style-name="MailMergeTable2020-03-05T14_3a_29_3a_47Z156.C" table:number-columns-repeated="2"/>
              <table:table-column table:style-name="MailMergeTable2020-03-05T14_3a_29_3a_47Z156.E"/>
              <table:table-column table:style-name="MailMergeTable2020-03-05T14_3a_29_3a_47Z156.C"/>
              <table:table-column table:style-name="MailMergeTable2020-03-05T14_3a_29_3a_47Z156.G"/>
              <table:table-row>
                <table:table-cell table:style-name="MailMergeTable2020-03-05T14_3a_29_3a_47Z156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56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6.3">
                <table:table-cell table:style-name="MailMergeTable2020-03-05T14_3a_29_3a_47Z156.A3" office:value-type="string">
                  <text:p text:style-name="P7"/>
                </table:table-cell>
                <table:table-cell table:style-name="MailMergeTable2020-03-05T14_3a_29_3a_47Z156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6.4">
                <table:table-cell table:style-name="MailMergeTable2020-03-05T14_3a_29_3a_47Z156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56.A3" office:value-type="string">
                  <text:p text:style-name="P8"/>
                </table:table-cell>
                <table:table-cell table:style-name="MailMergeTable2020-03-05T14_3a_29_3a_47Z156.A3" office:value-type="string">
                  <text:p text:style-name="P8"/>
                </table:table-cell>
                <table:table-cell table:style-name="MailMergeTable2020-03-05T14_3a_29_3a_47Z156.A3" office:value-type="string">
                  <text:p text:style-name="P8"/>
                </table:table-cell>
                <table:table-cell table:style-name="MailMergeTable2020-03-05T14_3a_29_3a_47Z156.A3" office:value-type="string">
                  <text:p text:style-name="P10">5. Mrz 20</text:p>
                </table:table-cell>
                <table:table-cell table:style-name="MailMergeTable2020-03-05T14_3a_29_3a_47Z156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5" text:anchor-type="page" text:anchor-page-number="77" svg:x="14.349cm" svg:y="0.499cm" svg:width="13.85cm" svg:height="9.999cm" draw:z-index="154">
        <draw:text-box>
          <text:section text:style-name="Sect1" text:name="MailMergeSection2020-03-05T14:29:47Z156Bereich1" text:protected="true">
            <table:table table:name="MailMergeTable2020-03-05T14:29:47Z155" table:style-name="MailMergeTable2020-03-05T14_3a_29_3a_47Z155">
              <table:table-column table:style-name="MailMergeTable2020-03-05T14_3a_29_3a_47Z155.A"/>
              <table:table-column table:style-name="MailMergeTable2020-03-05T14_3a_29_3a_47Z155.B"/>
              <table:table-column table:style-name="MailMergeTable2020-03-05T14_3a_29_3a_47Z155.C" table:number-columns-repeated="2"/>
              <table:table-column table:style-name="MailMergeTable2020-03-05T14_3a_29_3a_47Z155.E"/>
              <table:table-column table:style-name="MailMergeTable2020-03-05T14_3a_29_3a_47Z155.C"/>
              <table:table-column table:style-name="MailMergeTable2020-03-05T14_3a_29_3a_47Z155.G"/>
              <table:table-row>
                <table:table-cell table:style-name="MailMergeTable2020-03-05T14_3a_29_3a_47Z155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55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5.3">
                <table:table-cell table:style-name="MailMergeTable2020-03-05T14_3a_29_3a_47Z155.A3" office:value-type="string">
                  <text:p text:style-name="P7"/>
                </table:table-cell>
                <table:table-cell table:style-name="MailMergeTable2020-03-05T14_3a_29_3a_47Z155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5.4">
                <table:table-cell table:style-name="MailMergeTable2020-03-05T14_3a_29_3a_47Z155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55.A3" office:value-type="string">
                  <text:p text:style-name="P8"/>
                </table:table-cell>
                <table:table-cell table:style-name="MailMergeTable2020-03-05T14_3a_29_3a_47Z155.A3" office:value-type="string">
                  <text:p text:style-name="P8"/>
                </table:table-cell>
                <table:table-cell table:style-name="MailMergeTable2020-03-05T14_3a_29_3a_47Z155.A3" office:value-type="string">
                  <text:p text:style-name="P8"/>
                </table:table-cell>
                <table:table-cell table:style-name="MailMergeTable2020-03-05T14_3a_29_3a_47Z155.A3" office:value-type="string">
                  <text:p text:style-name="P10">5. Mrz 20</text:p>
                </table:table-cell>
                <table:table-cell table:style-name="MailMergeTable2020-03-05T14_3a_29_3a_47Z155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4" text:anchor-type="page" text:anchor-page-number="77" svg:x="0.499cm" svg:y="10.5cm" svg:width="13.85cm" svg:height="9.999cm" draw:z-index="153">
        <draw:text-box>
          <text:section text:style-name="Sect1" text:name="MailMergeSection2020-03-05T14:29:47Z155Bereich2" text:protected="true">
            <table:table table:name="MailMergeTable2020-03-05T14:29:47Z154" table:style-name="MailMergeTable2020-03-05T14_3a_29_3a_47Z154">
              <table:table-column table:style-name="MailMergeTable2020-03-05T14_3a_29_3a_47Z154.A"/>
              <table:table-column table:style-name="MailMergeTable2020-03-05T14_3a_29_3a_47Z154.B"/>
              <table:table-column table:style-name="MailMergeTable2020-03-05T14_3a_29_3a_47Z154.C" table:number-columns-repeated="2"/>
              <table:table-column table:style-name="MailMergeTable2020-03-05T14_3a_29_3a_47Z154.E"/>
              <table:table-column table:style-name="MailMergeTable2020-03-05T14_3a_29_3a_47Z154.C"/>
              <table:table-column table:style-name="MailMergeTable2020-03-05T14_3a_29_3a_47Z154.G"/>
              <table:table-row>
                <table:table-cell table:style-name="MailMergeTable2020-03-05T14_3a_29_3a_47Z154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54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4.3">
                <table:table-cell table:style-name="MailMergeTable2020-03-05T14_3a_29_3a_47Z154.A3" office:value-type="string">
                  <text:p text:style-name="P7"/>
                </table:table-cell>
                <table:table-cell table:style-name="MailMergeTable2020-03-05T14_3a_29_3a_47Z154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4.4">
                <table:table-cell table:style-name="MailMergeTable2020-03-05T14_3a_29_3a_47Z154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54.A3" office:value-type="string">
                  <text:p text:style-name="P8"/>
                </table:table-cell>
                <table:table-cell table:style-name="MailMergeTable2020-03-05T14_3a_29_3a_47Z154.A3" office:value-type="string">
                  <text:p text:style-name="P8"/>
                </table:table-cell>
                <table:table-cell table:style-name="MailMergeTable2020-03-05T14_3a_29_3a_47Z154.A3" office:value-type="string">
                  <text:p text:style-name="P8"/>
                </table:table-cell>
                <table:table-cell table:style-name="MailMergeTable2020-03-05T14_3a_29_3a_47Z154.A3" office:value-type="string">
                  <text:p text:style-name="P10">5. Mrz 20</text:p>
                </table:table-cell>
                <table:table-cell table:style-name="MailMergeTable2020-03-05T14_3a_29_3a_47Z154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3" text:anchor-type="page" text:anchor-page-number="77" svg:x="14.349cm" svg:y="10.5cm" svg:width="13.85cm" svg:height="9.999cm" draw:z-index="152">
        <draw:text-box>
          <text:section text:style-name="Sect1" text:name="MailMergeSection2020-03-05T14:29:47Z154Bereich3" text:protected="true">
            <table:table table:name="MailMergeTable2020-03-05T14:29:47Z153" table:style-name="MailMergeTable2020-03-05T14_3a_29_3a_47Z153">
              <table:table-column table:style-name="MailMergeTable2020-03-05T14_3a_29_3a_47Z153.A"/>
              <table:table-column table:style-name="MailMergeTable2020-03-05T14_3a_29_3a_47Z153.B"/>
              <table:table-column table:style-name="MailMergeTable2020-03-05T14_3a_29_3a_47Z153.C" table:number-columns-repeated="2"/>
              <table:table-column table:style-name="MailMergeTable2020-03-05T14_3a_29_3a_47Z153.E"/>
              <table:table-column table:style-name="MailMergeTable2020-03-05T14_3a_29_3a_47Z153.C"/>
              <table:table-column table:style-name="MailMergeTable2020-03-05T14_3a_29_3a_47Z153.G"/>
              <table:table-row>
                <table:table-cell table:style-name="MailMergeTable2020-03-05T14_3a_29_3a_47Z153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53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3.3">
                <table:table-cell table:style-name="MailMergeTable2020-03-05T14_3a_29_3a_47Z153.A3" office:value-type="string">
                  <text:p text:style-name="P7"/>
                </table:table-cell>
                <table:table-cell table:style-name="MailMergeTable2020-03-05T14_3a_29_3a_47Z153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3.4">
                <table:table-cell table:style-name="MailMergeTable2020-03-05T14_3a_29_3a_47Z153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53.A3" office:value-type="string">
                  <text:p text:style-name="P8"/>
                </table:table-cell>
                <table:table-cell table:style-name="MailMergeTable2020-03-05T14_3a_29_3a_47Z153.A3" office:value-type="string">
                  <text:p text:style-name="P8"/>
                </table:table-cell>
                <table:table-cell table:style-name="MailMergeTable2020-03-05T14_3a_29_3a_47Z153.A3" office:value-type="string">
                  <text:p text:style-name="P8"/>
                </table:table-cell>
                <table:table-cell table:style-name="MailMergeTable2020-03-05T14_3a_29_3a_47Z153.A3" office:value-type="string">
                  <text:p text:style-name="P10">5. Mrz 20</text:p>
                </table:table-cell>
                <table:table-cell table:style-name="MailMergeTable2020-03-05T14_3a_29_3a_47Z153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2" text:anchor-type="page" text:anchor-page-number="75" svg:x="0.499cm" svg:y="0.499cm" svg:width="13.85cm" svg:height="9.999cm" draw:z-index="151">
        <draw:text-box>
          <text:section text:style-name="Sect1" text:name="MailMergeSection2020-03-05T14:29:47Z153MasterLabel">
            <table:table table:name="MailMergeTable2020-03-05T14:29:47Z152" table:style-name="MailMergeTable2020-03-05T14_3a_29_3a_47Z152">
              <table:table-column table:style-name="MailMergeTable2020-03-05T14_3a_29_3a_47Z152.A"/>
              <table:table-column table:style-name="MailMergeTable2020-03-05T14_3a_29_3a_47Z152.B"/>
              <table:table-column table:style-name="MailMergeTable2020-03-05T14_3a_29_3a_47Z152.C" table:number-columns-repeated="2"/>
              <table:table-column table:style-name="MailMergeTable2020-03-05T14_3a_29_3a_47Z152.E"/>
              <table:table-column table:style-name="MailMergeTable2020-03-05T14_3a_29_3a_47Z152.C"/>
              <table:table-column table:style-name="MailMergeTable2020-03-05T14_3a_29_3a_47Z152.G"/>
              <table:table-row>
                <table:table-cell table:style-name="MailMergeTable2020-03-05T14_3a_29_3a_47Z152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52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2.3">
                <table:table-cell table:style-name="MailMergeTable2020-03-05T14_3a_29_3a_47Z152.A3" office:value-type="string">
                  <text:p text:style-name="P7"/>
                </table:table-cell>
                <table:table-cell table:style-name="MailMergeTable2020-03-05T14_3a_29_3a_47Z152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2.4">
                <table:table-cell table:style-name="MailMergeTable2020-03-05T14_3a_29_3a_47Z152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52.A3" office:value-type="string">
                  <text:p text:style-name="P8"/>
                </table:table-cell>
                <table:table-cell table:style-name="MailMergeTable2020-03-05T14_3a_29_3a_47Z152.A3" office:value-type="string">
                  <text:p text:style-name="P8"/>
                </table:table-cell>
                <table:table-cell table:style-name="MailMergeTable2020-03-05T14_3a_29_3a_47Z152.A3" office:value-type="string">
                  <text:p text:style-name="P8"/>
                </table:table-cell>
                <table:table-cell table:style-name="MailMergeTable2020-03-05T14_3a_29_3a_47Z152.A3" office:value-type="string">
                  <text:p text:style-name="P10">5. Mrz 20</text:p>
                </table:table-cell>
                <table:table-cell table:style-name="MailMergeTable2020-03-05T14_3a_29_3a_47Z152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1" text:anchor-type="page" text:anchor-page-number="75" svg:x="14.349cm" svg:y="0.499cm" svg:width="13.85cm" svg:height="9.999cm" draw:z-index="150">
        <draw:text-box>
          <text:section text:style-name="Sect1" text:name="MailMergeSection2020-03-05T14:29:47Z152Bereich1" text:protected="true">
            <table:table table:name="MailMergeTable2020-03-05T14:29:47Z151" table:style-name="MailMergeTable2020-03-05T14_3a_29_3a_47Z151">
              <table:table-column table:style-name="MailMergeTable2020-03-05T14_3a_29_3a_47Z151.A"/>
              <table:table-column table:style-name="MailMergeTable2020-03-05T14_3a_29_3a_47Z151.B"/>
              <table:table-column table:style-name="MailMergeTable2020-03-05T14_3a_29_3a_47Z151.C" table:number-columns-repeated="2"/>
              <table:table-column table:style-name="MailMergeTable2020-03-05T14_3a_29_3a_47Z151.E"/>
              <table:table-column table:style-name="MailMergeTable2020-03-05T14_3a_29_3a_47Z151.C"/>
              <table:table-column table:style-name="MailMergeTable2020-03-05T14_3a_29_3a_47Z151.G"/>
              <table:table-row>
                <table:table-cell table:style-name="MailMergeTable2020-03-05T14_3a_29_3a_47Z151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51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1.3">
                <table:table-cell table:style-name="MailMergeTable2020-03-05T14_3a_29_3a_47Z151.A3" office:value-type="string">
                  <text:p text:style-name="P7"/>
                </table:table-cell>
                <table:table-cell table:style-name="MailMergeTable2020-03-05T14_3a_29_3a_47Z151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1.4">
                <table:table-cell table:style-name="MailMergeTable2020-03-05T14_3a_29_3a_47Z151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51.A3" office:value-type="string">
                  <text:p text:style-name="P8"/>
                </table:table-cell>
                <table:table-cell table:style-name="MailMergeTable2020-03-05T14_3a_29_3a_47Z151.A3" office:value-type="string">
                  <text:p text:style-name="P8"/>
                </table:table-cell>
                <table:table-cell table:style-name="MailMergeTable2020-03-05T14_3a_29_3a_47Z151.A3" office:value-type="string">
                  <text:p text:style-name="P8"/>
                </table:table-cell>
                <table:table-cell table:style-name="MailMergeTable2020-03-05T14_3a_29_3a_47Z151.A3" office:value-type="string">
                  <text:p text:style-name="P10">5. Mrz 20</text:p>
                </table:table-cell>
                <table:table-cell table:style-name="MailMergeTable2020-03-05T14_3a_29_3a_47Z151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0" text:anchor-type="page" text:anchor-page-number="75" svg:x="0.499cm" svg:y="10.5cm" svg:width="13.85cm" svg:height="9.999cm" draw:z-index="149">
        <draw:text-box>
          <text:section text:style-name="Sect1" text:name="MailMergeSection2020-03-05T14:29:47Z151Bereich2" text:protected="true">
            <table:table table:name="MailMergeTable2020-03-05T14:29:47Z150" table:style-name="MailMergeTable2020-03-05T14_3a_29_3a_47Z150">
              <table:table-column table:style-name="MailMergeTable2020-03-05T14_3a_29_3a_47Z150.A"/>
              <table:table-column table:style-name="MailMergeTable2020-03-05T14_3a_29_3a_47Z150.B"/>
              <table:table-column table:style-name="MailMergeTable2020-03-05T14_3a_29_3a_47Z150.C" table:number-columns-repeated="2"/>
              <table:table-column table:style-name="MailMergeTable2020-03-05T14_3a_29_3a_47Z150.E"/>
              <table:table-column table:style-name="MailMergeTable2020-03-05T14_3a_29_3a_47Z150.C"/>
              <table:table-column table:style-name="MailMergeTable2020-03-05T14_3a_29_3a_47Z150.G"/>
              <table:table-row>
                <table:table-cell table:style-name="MailMergeTable2020-03-05T14_3a_29_3a_47Z150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50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0.3">
                <table:table-cell table:style-name="MailMergeTable2020-03-05T14_3a_29_3a_47Z150.A3" office:value-type="string">
                  <text:p text:style-name="P7"/>
                </table:table-cell>
                <table:table-cell table:style-name="MailMergeTable2020-03-05T14_3a_29_3a_47Z150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50.4">
                <table:table-cell table:style-name="MailMergeTable2020-03-05T14_3a_29_3a_47Z150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50.A3" office:value-type="string">
                  <text:p text:style-name="P8"/>
                </table:table-cell>
                <table:table-cell table:style-name="MailMergeTable2020-03-05T14_3a_29_3a_47Z150.A3" office:value-type="string">
                  <text:p text:style-name="P8"/>
                </table:table-cell>
                <table:table-cell table:style-name="MailMergeTable2020-03-05T14_3a_29_3a_47Z150.A3" office:value-type="string">
                  <text:p text:style-name="P8"/>
                </table:table-cell>
                <table:table-cell table:style-name="MailMergeTable2020-03-05T14_3a_29_3a_47Z150.A3" office:value-type="string">
                  <text:p text:style-name="P10">5. Mrz 20</text:p>
                </table:table-cell>
                <table:table-cell table:style-name="MailMergeTable2020-03-05T14_3a_29_3a_47Z150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9" text:anchor-type="page" text:anchor-page-number="75" svg:x="14.349cm" svg:y="10.5cm" svg:width="13.85cm" svg:height="9.999cm" draw:z-index="148">
        <draw:text-box>
          <text:section text:style-name="Sect1" text:name="MailMergeSection2020-03-05T14:29:47Z150Bereich3" text:protected="true">
            <table:table table:name="MailMergeTable2020-03-05T14:29:47Z149" table:style-name="MailMergeTable2020-03-05T14_3a_29_3a_47Z149">
              <table:table-column table:style-name="MailMergeTable2020-03-05T14_3a_29_3a_47Z149.A"/>
              <table:table-column table:style-name="MailMergeTable2020-03-05T14_3a_29_3a_47Z149.B"/>
              <table:table-column table:style-name="MailMergeTable2020-03-05T14_3a_29_3a_47Z149.C" table:number-columns-repeated="2"/>
              <table:table-column table:style-name="MailMergeTable2020-03-05T14_3a_29_3a_47Z149.E"/>
              <table:table-column table:style-name="MailMergeTable2020-03-05T14_3a_29_3a_47Z149.C"/>
              <table:table-column table:style-name="MailMergeTable2020-03-05T14_3a_29_3a_47Z149.G"/>
              <table:table-row>
                <table:table-cell table:style-name="MailMergeTable2020-03-05T14_3a_29_3a_47Z149.A1" table:number-columns-spanned="7" office:value-type="string">
                  <text:p text:style-name="P1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49.A2" table:number-columns-spanned="7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9.3">
                <table:table-cell table:style-name="MailMergeTable2020-03-05T14_3a_29_3a_47Z149.A3" office:value-type="string">
                  <text:p text:style-name="P7"/>
                </table:table-cell>
                <table:table-cell table:style-name="MailMergeTable2020-03-05T14_3a_29_3a_47Z149.B3" table:number-columns-spanned="6" office:value-type="string">
                  <text:p text:style-name="P3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9.4">
                <table:table-cell table:style-name="MailMergeTable2020-03-05T14_3a_29_3a_47Z149.A3" table:number-columns-spanned="2" office:value-type="string">
                  <text:p text:style-name="P9">Jahr </text:p>
                </table:table-cell>
                <table:covered-table-cell/>
                <table:table-cell table:style-name="MailMergeTable2020-03-05T14_3a_29_3a_47Z149.A3" office:value-type="string">
                  <text:p text:style-name="P8"/>
                </table:table-cell>
                <table:table-cell table:style-name="MailMergeTable2020-03-05T14_3a_29_3a_47Z149.A3" office:value-type="string">
                  <text:p text:style-name="P8"/>
                </table:table-cell>
                <table:table-cell table:style-name="MailMergeTable2020-03-05T14_3a_29_3a_47Z149.A3" office:value-type="string">
                  <text:p text:style-name="P8"/>
                </table:table-cell>
                <table:table-cell table:style-name="MailMergeTable2020-03-05T14_3a_29_3a_47Z149.A3" office:value-type="string">
                  <text:p text:style-name="P10">5. Mrz 20</text:p>
                </table:table-cell>
                <table:table-cell table:style-name="MailMergeTable2020-03-05T14_3a_29_3a_47Z149.G4" office:value-type="string">
                  <text:p text:style-name="P4"/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8" text:anchor-type="page" text:anchor-page-number="73" svg:x="0.499cm" svg:y="0.499cm" svg:width="13.85cm" svg:height="9.999cm" draw:z-index="147">
        <draw:text-box>
          <text:section text:style-name="Sect1" text:name="MailMergeSection2020-03-05T14:29:47Z149MasterLabel">
            <table:table table:name="MailMergeTable2020-03-05T14:29:47Z148" table:style-name="MailMergeTable2020-03-05T14_3a_29_3a_47Z148">
              <table:table-column table:style-name="MailMergeTable2020-03-05T14_3a_29_3a_47Z148.A"/>
              <table:table-column table:style-name="MailMergeTable2020-03-05T14_3a_29_3a_47Z148.B"/>
              <table:table-column table:style-name="MailMergeTable2020-03-05T14_3a_29_3a_47Z148.C" table:number-columns-repeated="2"/>
              <table:table-column table:style-name="MailMergeTable2020-03-05T14_3a_29_3a_47Z148.E"/>
              <table:table-column table:style-name="MailMergeTable2020-03-05T14_3a_29_3a_47Z148.C"/>
              <table:table-column table:style-name="MailMergeTable2020-03-05T14_3a_29_3a_47Z148.G"/>
              <table:table-row>
                <table:table-cell table:style-name="MailMergeTable2020-03-05T14_3a_29_3a_47Z148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48.A2" table:number-columns-spanned="7" office:value-type="string">
                  <text:p text:style-name="P2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8.3">
                <table:table-cell table:style-name="MailMergeTable2020-03-05T14_3a_29_3a_47Z148.A3" office:value-type="string">
                  <text:p text:style-name="P7"/>
                </table:table-cell>
                <table:table-cell table:style-name="MailMergeTable2020-03-05T14_3a_29_3a_47Z148.B3" table:number-columns-spanned="6" office:value-type="string">
                  <text:p text:style-name="P3">a) Leistungen abrechnen, Nachkalkulation durchführen, abrechnungsrelevante Daten dokumentieren<text:line-break/>b) Rechner- und Systemarchitekturen sowie Betriebssysteme beurteilen und einordnen<text:line-break/>c) Betriebssysteme unter Berücksichtigung ihrer Vor- und Nachteile für bestimmte Anwendungsbereiche auswählen und konfigurieren<text:line-break/>d) Betriebssystemsteuersprachen anwenden<text:line-break/>e) Speichermedien, Systemkomponenten und Ein- und Ausgabegeräte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8.4">
                <table:table-cell table:style-name="MailMergeTable2020-03-05T14_3a_29_3a_47Z148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48.A3" office:value-type="string">
                  <text:p text:style-name="P8"/>
                </table:table-cell>
                <table:table-cell table:style-name="MailMergeTable2020-03-05T14_3a_29_3a_47Z148.A3" office:value-type="string">
                  <text:p text:style-name="P8"/>
                </table:table-cell>
                <table:table-cell table:style-name="MailMergeTable2020-03-05T14_3a_29_3a_47Z148.A3" office:value-type="string">
                  <text:p text:style-name="P8"/>
                </table:table-cell>
                <table:table-cell table:style-name="MailMergeTable2020-03-05T14_3a_29_3a_47Z148.A3" office:value-type="string">
                  <text:p text:style-name="P10">5. Mrz 20</text:p>
                </table:table-cell>
                <table:table-cell table:style-name="MailMergeTable2020-03-05T14_3a_29_3a_47Z148.G4" office:value-type="string">
                  <text:p text:style-name="P4">10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7" text:anchor-type="page" text:anchor-page-number="73" svg:x="14.349cm" svg:y="0.499cm" svg:width="13.85cm" svg:height="9.999cm" draw:z-index="146">
        <draw:text-box>
          <text:section text:style-name="Sect1" text:name="MailMergeSection2020-03-05T14:29:47Z148Bereich1" text:protected="true">
            <table:table table:name="MailMergeTable2020-03-05T14:29:47Z147" table:style-name="MailMergeTable2020-03-05T14_3a_29_3a_47Z147">
              <table:table-column table:style-name="MailMergeTable2020-03-05T14_3a_29_3a_47Z147.A"/>
              <table:table-column table:style-name="MailMergeTable2020-03-05T14_3a_29_3a_47Z147.B"/>
              <table:table-column table:style-name="MailMergeTable2020-03-05T14_3a_29_3a_47Z147.C" table:number-columns-repeated="2"/>
              <table:table-column table:style-name="MailMergeTable2020-03-05T14_3a_29_3a_47Z147.E"/>
              <table:table-column table:style-name="MailMergeTable2020-03-05T14_3a_29_3a_47Z147.C"/>
              <table:table-column table:style-name="MailMergeTable2020-03-05T14_3a_29_3a_47Z147.G"/>
              <table:table-row>
                <table:table-cell table:style-name="MailMergeTable2020-03-05T14_3a_29_3a_47Z147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47.A2" table:number-columns-spanned="7" office:value-type="string">
                  <text:p text:style-name="P2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7.3">
                <table:table-cell table:style-name="MailMergeTable2020-03-05T14_3a_29_3a_47Z147.A3" office:value-type="string">
                  <text:p text:style-name="P7"/>
                </table:table-cell>
                <table:table-cell table:style-name="MailMergeTable2020-03-05T14_3a_29_3a_47Z147.B3" table:number-columns-spanned="6" office:value-type="string">
                  <text:p text:style-name="P3">a) Leistungen abrechnen, Nachkalkulation durchführen, abrechnungsrelevante Daten dokumentieren<text:line-break/>b) Rechner- und Systemarchitekturen sowie Betriebssysteme beurteilen und einordnen<text:line-break/>c) Betriebssysteme unter Berücksichtigung ihrer Vor- und Nachteile für bestimmte Anwendungsbereiche auswählen und konfigurieren<text:line-break/>d) Betriebssystemsteuersprachen anwenden<text:line-break/>e) Speichermedien, Systemkomponenten und Ein- und Ausgabegeräte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7.4">
                <table:table-cell table:style-name="MailMergeTable2020-03-05T14_3a_29_3a_47Z147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47.A3" office:value-type="string">
                  <text:p text:style-name="P8"/>
                </table:table-cell>
                <table:table-cell table:style-name="MailMergeTable2020-03-05T14_3a_29_3a_47Z147.A3" office:value-type="string">
                  <text:p text:style-name="P8"/>
                </table:table-cell>
                <table:table-cell table:style-name="MailMergeTable2020-03-05T14_3a_29_3a_47Z147.A3" office:value-type="string">
                  <text:p text:style-name="P8"/>
                </table:table-cell>
                <table:table-cell table:style-name="MailMergeTable2020-03-05T14_3a_29_3a_47Z147.A3" office:value-type="string">
                  <text:p text:style-name="P10">5. Mrz 20</text:p>
                </table:table-cell>
                <table:table-cell table:style-name="MailMergeTable2020-03-05T14_3a_29_3a_47Z147.G4" office:value-type="string">
                  <text:p text:style-name="P4">10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6" text:anchor-type="page" text:anchor-page-number="73" svg:x="0.499cm" svg:y="10.5cm" svg:width="13.85cm" svg:height="9.999cm" draw:z-index="145">
        <draw:text-box>
          <text:section text:style-name="Sect1" text:name="MailMergeSection2020-03-05T14:29:47Z147Bereich2" text:protected="true">
            <table:table table:name="MailMergeTable2020-03-05T14:29:47Z146" table:style-name="MailMergeTable2020-03-05T14_3a_29_3a_47Z146">
              <table:table-column table:style-name="MailMergeTable2020-03-05T14_3a_29_3a_47Z146.A"/>
              <table:table-column table:style-name="MailMergeTable2020-03-05T14_3a_29_3a_47Z146.B"/>
              <table:table-column table:style-name="MailMergeTable2020-03-05T14_3a_29_3a_47Z146.C" table:number-columns-repeated="2"/>
              <table:table-column table:style-name="MailMergeTable2020-03-05T14_3a_29_3a_47Z146.E"/>
              <table:table-column table:style-name="MailMergeTable2020-03-05T14_3a_29_3a_47Z146.C"/>
              <table:table-column table:style-name="MailMergeTable2020-03-05T14_3a_29_3a_47Z146.G"/>
              <table:table-row>
                <table:table-cell table:style-name="MailMergeTable2020-03-05T14_3a_29_3a_47Z146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46.A2" table:number-columns-spanned="7" office:value-type="string">
                  <text:p text:style-name="P2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6.3">
                <table:table-cell table:style-name="MailMergeTable2020-03-05T14_3a_29_3a_47Z146.A3" office:value-type="string">
                  <text:p text:style-name="P7"/>
                </table:table-cell>
                <table:table-cell table:style-name="MailMergeTable2020-03-05T14_3a_29_3a_47Z146.B3" table:number-columns-spanned="6" office:value-type="string">
                  <text:p text:style-name="P3">a) Leistungen abrechnen, Nachkalkulation durchführen, abrechnungsrelevante Daten dokumentieren<text:line-break/>b) Rechner- und Systemarchitekturen sowie Betriebssysteme beurteilen und einordnen<text:line-break/>c) Betriebssysteme unter Berücksichtigung ihrer Vor- und Nachteile für bestimmte Anwendungsbereiche auswählen und konfigurieren<text:line-break/>d) Betriebssystemsteuersprachen anwenden<text:line-break/>e) Speichermedien, Systemkomponenten und Ein- und Ausgabegeräte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6.4">
                <table:table-cell table:style-name="MailMergeTable2020-03-05T14_3a_29_3a_47Z146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46.A3" office:value-type="string">
                  <text:p text:style-name="P8"/>
                </table:table-cell>
                <table:table-cell table:style-name="MailMergeTable2020-03-05T14_3a_29_3a_47Z146.A3" office:value-type="string">
                  <text:p text:style-name="P8"/>
                </table:table-cell>
                <table:table-cell table:style-name="MailMergeTable2020-03-05T14_3a_29_3a_47Z146.A3" office:value-type="string">
                  <text:p text:style-name="P8"/>
                </table:table-cell>
                <table:table-cell table:style-name="MailMergeTable2020-03-05T14_3a_29_3a_47Z146.A3" office:value-type="string">
                  <text:p text:style-name="P10">5. Mrz 20</text:p>
                </table:table-cell>
                <table:table-cell table:style-name="MailMergeTable2020-03-05T14_3a_29_3a_47Z146.G4" office:value-type="string">
                  <text:p text:style-name="P4">10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5" text:anchor-type="page" text:anchor-page-number="73" svg:x="14.349cm" svg:y="10.5cm" svg:width="13.85cm" svg:height="9.999cm" draw:z-index="144">
        <draw:text-box>
          <text:section text:style-name="Sect1" text:name="MailMergeSection2020-03-05T14:29:47Z146Bereich3" text:protected="true">
            <table:table table:name="MailMergeTable2020-03-05T14:29:47Z145" table:style-name="MailMergeTable2020-03-05T14_3a_29_3a_47Z145">
              <table:table-column table:style-name="MailMergeTable2020-03-05T14_3a_29_3a_47Z145.A"/>
              <table:table-column table:style-name="MailMergeTable2020-03-05T14_3a_29_3a_47Z145.B"/>
              <table:table-column table:style-name="MailMergeTable2020-03-05T14_3a_29_3a_47Z145.C" table:number-columns-repeated="2"/>
              <table:table-column table:style-name="MailMergeTable2020-03-05T14_3a_29_3a_47Z145.E"/>
              <table:table-column table:style-name="MailMergeTable2020-03-05T14_3a_29_3a_47Z145.C"/>
              <table:table-column table:style-name="MailMergeTable2020-03-05T14_3a_29_3a_47Z145.G"/>
              <table:table-row>
                <table:table-cell table:style-name="MailMergeTable2020-03-05T14_3a_29_3a_47Z145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45.A2" table:number-columns-spanned="7" office:value-type="string">
                  <text:p text:style-name="P2">Projektkontrolle, Qualitätssiche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5.3">
                <table:table-cell table:style-name="MailMergeTable2020-03-05T14_3a_29_3a_47Z145.A3" office:value-type="string">
                  <text:p text:style-name="P7"/>
                </table:table-cell>
                <table:table-cell table:style-name="MailMergeTable2020-03-05T14_3a_29_3a_47Z145.B3" table:number-columns-spanned="6" office:value-type="string">
                  <text:p text:style-name="P3">a) Leistungen abrechnen, Nachkalkulation durchführen, abrechnungsrelevante Daten dokumentieren<text:line-break/>b) Rechner- und Systemarchitekturen sowie Betriebssysteme beurteilen und einordnen<text:line-break/>c) Betriebssysteme unter Berücksichtigung ihrer Vor- und Nachteile für bestimmte Anwendungsbereiche auswählen und konfigurieren<text:line-break/>d) Betriebssystemsteuersprachen anwenden<text:line-break/>e) Speichermedien, Systemkomponenten und Ein- und Ausgabegeräte auswäh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5.4">
                <table:table-cell table:style-name="MailMergeTable2020-03-05T14_3a_29_3a_47Z145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45.A3" office:value-type="string">
                  <text:p text:style-name="P8"/>
                </table:table-cell>
                <table:table-cell table:style-name="MailMergeTable2020-03-05T14_3a_29_3a_47Z145.A3" office:value-type="string">
                  <text:p text:style-name="P8"/>
                </table:table-cell>
                <table:table-cell table:style-name="MailMergeTable2020-03-05T14_3a_29_3a_47Z145.A3" office:value-type="string">
                  <text:p text:style-name="P8"/>
                </table:table-cell>
                <table:table-cell table:style-name="MailMergeTable2020-03-05T14_3a_29_3a_47Z145.A3" office:value-type="string">
                  <text:p text:style-name="P10">5. Mrz 20</text:p>
                </table:table-cell>
                <table:table-cell table:style-name="MailMergeTable2020-03-05T14_3a_29_3a_47Z145.G4" office:value-type="string">
                  <text:p text:style-name="P4">10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4" text:anchor-type="page" text:anchor-page-number="71" svg:x="0.499cm" svg:y="0.499cm" svg:width="13.85cm" svg:height="9.999cm" draw:z-index="143">
        <draw:text-box>
          <text:section text:style-name="Sect1" text:name="MailMergeSection2020-03-05T14:29:47Z145MasterLabel">
            <table:table table:name="MailMergeTable2020-03-05T14:29:47Z144" table:style-name="MailMergeTable2020-03-05T14_3a_29_3a_47Z144">
              <table:table-column table:style-name="MailMergeTable2020-03-05T14_3a_29_3a_47Z144.A"/>
              <table:table-column table:style-name="MailMergeTable2020-03-05T14_3a_29_3a_47Z144.B"/>
              <table:table-column table:style-name="MailMergeTable2020-03-05T14_3a_29_3a_47Z144.C" table:number-columns-repeated="2"/>
              <table:table-column table:style-name="MailMergeTable2020-03-05T14_3a_29_3a_47Z144.E"/>
              <table:table-column table:style-name="MailMergeTable2020-03-05T14_3a_29_3a_47Z144.C"/>
              <table:table-column table:style-name="MailMergeTable2020-03-05T14_3a_29_3a_47Z144.G"/>
              <table:table-row>
                <table:table-cell table:style-name="MailMergeTable2020-03-05T14_3a_29_3a_47Z144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44.A2" table:number-columns-spanned="7" office:value-type="string">
                  <text:p text:style-name="P2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4.3">
                <table:table-cell table:style-name="MailMergeTable2020-03-05T14_3a_29_3a_47Z144.A3" office:value-type="string">
                  <text:p text:style-name="P7"/>
                </table:table-cell>
                <table:table-cell table:style-name="MailMergeTable2020-03-05T14_3a_29_3a_47Z144.B3" table:number-columns-spanned="6" office:value-type="string">
                  <text:p text:style-name="P3">a) Einführung von Anwendungslösungen unter Berücksichtigung der organisatorischen und terminlichen Vorgaben mit den Kunden abstimmen und kontrollieren<text:line-break/>b) Zielerreichung kontrollieren, insbesondere Soll-Ist-Vergleich aufgrund der Planungsdaten durchführen<text:line-break/>c) Qualitätssicherungsmaßnahmen projektbegleitend durchführen<text:line-break/>d) Projektablauf sowie Qualitätskontrollen und durchgeführte Testläufe dokumentieren<text:line-break/>e) bei Störungen im Projektablauf Kunden informieren und Lösungsalternativen aufze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4.4">
                <table:table-cell table:style-name="MailMergeTable2020-03-05T14_3a_29_3a_47Z144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44.A3" office:value-type="string">
                  <text:p text:style-name="P8"/>
                </table:table-cell>
                <table:table-cell table:style-name="MailMergeTable2020-03-05T14_3a_29_3a_47Z144.A3" office:value-type="string">
                  <text:p text:style-name="P8"/>
                </table:table-cell>
                <table:table-cell table:style-name="MailMergeTable2020-03-05T14_3a_29_3a_47Z144.A3" office:value-type="string">
                  <text:p text:style-name="P8"/>
                </table:table-cell>
                <table:table-cell table:style-name="MailMergeTable2020-03-05T14_3a_29_3a_47Z144.A3" office:value-type="string">
                  <text:p text:style-name="P10">5. Mrz 20</text:p>
                </table:table-cell>
                <table:table-cell table:style-name="MailMergeTable2020-03-05T14_3a_29_3a_47Z144.G4" office:value-type="string">
                  <text:p text:style-name="P4">10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3" text:anchor-type="page" text:anchor-page-number="71" svg:x="14.349cm" svg:y="0.499cm" svg:width="13.85cm" svg:height="9.999cm" draw:z-index="142">
        <draw:text-box>
          <text:section text:style-name="Sect1" text:name="MailMergeSection2020-03-05T14:29:47Z144Bereich1" text:protected="true">
            <table:table table:name="MailMergeTable2020-03-05T14:29:47Z143" table:style-name="MailMergeTable2020-03-05T14_3a_29_3a_47Z143">
              <table:table-column table:style-name="MailMergeTable2020-03-05T14_3a_29_3a_47Z143.A"/>
              <table:table-column table:style-name="MailMergeTable2020-03-05T14_3a_29_3a_47Z143.B"/>
              <table:table-column table:style-name="MailMergeTable2020-03-05T14_3a_29_3a_47Z143.C" table:number-columns-repeated="2"/>
              <table:table-column table:style-name="MailMergeTable2020-03-05T14_3a_29_3a_47Z143.E"/>
              <table:table-column table:style-name="MailMergeTable2020-03-05T14_3a_29_3a_47Z143.C"/>
              <table:table-column table:style-name="MailMergeTable2020-03-05T14_3a_29_3a_47Z143.G"/>
              <table:table-row>
                <table:table-cell table:style-name="MailMergeTable2020-03-05T14_3a_29_3a_47Z143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43.A2" table:number-columns-spanned="7" office:value-type="string">
                  <text:p text:style-name="P2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3.3">
                <table:table-cell table:style-name="MailMergeTable2020-03-05T14_3a_29_3a_47Z143.A3" office:value-type="string">
                  <text:p text:style-name="P7"/>
                </table:table-cell>
                <table:table-cell table:style-name="MailMergeTable2020-03-05T14_3a_29_3a_47Z143.B3" table:number-columns-spanned="6" office:value-type="string">
                  <text:p text:style-name="P3">a) Einführung von Anwendungslösungen unter Berücksichtigung der organisatorischen und terminlichen Vorgaben mit den Kunden abstimmen und kontrollieren<text:line-break/>b) Zielerreichung kontrollieren, insbesondere Soll-Ist-Vergleich aufgrund der Planungsdaten durchführen<text:line-break/>c) Qualitätssicherungsmaßnahmen projektbegleitend durchführen<text:line-break/>d) Projektablauf sowie Qualitätskontrollen und durchgeführte Testläufe dokumentieren<text:line-break/>e) bei Störungen im Projektablauf Kunden informieren und Lösungsalternativen aufze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3.4">
                <table:table-cell table:style-name="MailMergeTable2020-03-05T14_3a_29_3a_47Z143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43.A3" office:value-type="string">
                  <text:p text:style-name="P8"/>
                </table:table-cell>
                <table:table-cell table:style-name="MailMergeTable2020-03-05T14_3a_29_3a_47Z143.A3" office:value-type="string">
                  <text:p text:style-name="P8"/>
                </table:table-cell>
                <table:table-cell table:style-name="MailMergeTable2020-03-05T14_3a_29_3a_47Z143.A3" office:value-type="string">
                  <text:p text:style-name="P8"/>
                </table:table-cell>
                <table:table-cell table:style-name="MailMergeTable2020-03-05T14_3a_29_3a_47Z143.A3" office:value-type="string">
                  <text:p text:style-name="P10">5. Mrz 20</text:p>
                </table:table-cell>
                <table:table-cell table:style-name="MailMergeTable2020-03-05T14_3a_29_3a_47Z143.G4" office:value-type="string">
                  <text:p text:style-name="P4">10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2" text:anchor-type="page" text:anchor-page-number="71" svg:x="0.499cm" svg:y="10.5cm" svg:width="13.85cm" svg:height="9.999cm" draw:z-index="141">
        <draw:text-box>
          <text:section text:style-name="Sect1" text:name="MailMergeSection2020-03-05T14:29:47Z143Bereich2" text:protected="true">
            <table:table table:name="MailMergeTable2020-03-05T14:29:47Z142" table:style-name="MailMergeTable2020-03-05T14_3a_29_3a_47Z142">
              <table:table-column table:style-name="MailMergeTable2020-03-05T14_3a_29_3a_47Z142.A"/>
              <table:table-column table:style-name="MailMergeTable2020-03-05T14_3a_29_3a_47Z142.B"/>
              <table:table-column table:style-name="MailMergeTable2020-03-05T14_3a_29_3a_47Z142.C" table:number-columns-repeated="2"/>
              <table:table-column table:style-name="MailMergeTable2020-03-05T14_3a_29_3a_47Z142.E"/>
              <table:table-column table:style-name="MailMergeTable2020-03-05T14_3a_29_3a_47Z142.C"/>
              <table:table-column table:style-name="MailMergeTable2020-03-05T14_3a_29_3a_47Z142.G"/>
              <table:table-row>
                <table:table-cell table:style-name="MailMergeTable2020-03-05T14_3a_29_3a_47Z142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42.A2" table:number-columns-spanned="7" office:value-type="string">
                  <text:p text:style-name="P2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2.3">
                <table:table-cell table:style-name="MailMergeTable2020-03-05T14_3a_29_3a_47Z142.A3" office:value-type="string">
                  <text:p text:style-name="P7"/>
                </table:table-cell>
                <table:table-cell table:style-name="MailMergeTable2020-03-05T14_3a_29_3a_47Z142.B3" table:number-columns-spanned="6" office:value-type="string">
                  <text:p text:style-name="P3">a) Einführung von Anwendungslösungen unter Berücksichtigung der organisatorischen und terminlichen Vorgaben mit den Kunden abstimmen und kontrollieren<text:line-break/>b) Zielerreichung kontrollieren, insbesondere Soll-Ist-Vergleich aufgrund der Planungsdaten durchführen<text:line-break/>c) Qualitätssicherungsmaßnahmen projektbegleitend durchführen<text:line-break/>d) Projektablauf sowie Qualitätskontrollen und durchgeführte Testläufe dokumentieren<text:line-break/>e) bei Störungen im Projektablauf Kunden informieren und Lösungsalternativen aufze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2.4">
                <table:table-cell table:style-name="MailMergeTable2020-03-05T14_3a_29_3a_47Z142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42.A3" office:value-type="string">
                  <text:p text:style-name="P8"/>
                </table:table-cell>
                <table:table-cell table:style-name="MailMergeTable2020-03-05T14_3a_29_3a_47Z142.A3" office:value-type="string">
                  <text:p text:style-name="P8"/>
                </table:table-cell>
                <table:table-cell table:style-name="MailMergeTable2020-03-05T14_3a_29_3a_47Z142.A3" office:value-type="string">
                  <text:p text:style-name="P8"/>
                </table:table-cell>
                <table:table-cell table:style-name="MailMergeTable2020-03-05T14_3a_29_3a_47Z142.A3" office:value-type="string">
                  <text:p text:style-name="P10">5. Mrz 20</text:p>
                </table:table-cell>
                <table:table-cell table:style-name="MailMergeTable2020-03-05T14_3a_29_3a_47Z142.G4" office:value-type="string">
                  <text:p text:style-name="P4">10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1" text:anchor-type="page" text:anchor-page-number="71" svg:x="14.349cm" svg:y="10.5cm" svg:width="13.85cm" svg:height="9.999cm" draw:z-index="140">
        <draw:text-box>
          <text:section text:style-name="Sect1" text:name="MailMergeSection2020-03-05T14:29:47Z142Bereich3" text:protected="true">
            <table:table table:name="MailMergeTable2020-03-05T14:29:47Z141" table:style-name="MailMergeTable2020-03-05T14_3a_29_3a_47Z141">
              <table:table-column table:style-name="MailMergeTable2020-03-05T14_3a_29_3a_47Z141.A"/>
              <table:table-column table:style-name="MailMergeTable2020-03-05T14_3a_29_3a_47Z141.B"/>
              <table:table-column table:style-name="MailMergeTable2020-03-05T14_3a_29_3a_47Z141.C" table:number-columns-repeated="2"/>
              <table:table-column table:style-name="MailMergeTable2020-03-05T14_3a_29_3a_47Z141.E"/>
              <table:table-column table:style-name="MailMergeTable2020-03-05T14_3a_29_3a_47Z141.C"/>
              <table:table-column table:style-name="MailMergeTable2020-03-05T14_3a_29_3a_47Z141.G"/>
              <table:table-row>
                <table:table-cell table:style-name="MailMergeTable2020-03-05T14_3a_29_3a_47Z141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41.A2" table:number-columns-spanned="7" office:value-type="string">
                  <text:p text:style-name="P2">Projektdurchführ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1.3">
                <table:table-cell table:style-name="MailMergeTable2020-03-05T14_3a_29_3a_47Z141.A3" office:value-type="string">
                  <text:p text:style-name="P7"/>
                </table:table-cell>
                <table:table-cell table:style-name="MailMergeTable2020-03-05T14_3a_29_3a_47Z141.B3" table:number-columns-spanned="6" office:value-type="string">
                  <text:p text:style-name="P3">a) Einführung von Anwendungslösungen unter Berücksichtigung der organisatorischen und terminlichen Vorgaben mit den Kunden abstimmen und kontrollieren<text:line-break/>b) Zielerreichung kontrollieren, insbesondere Soll-Ist-Vergleich aufgrund der Planungsdaten durchführen<text:line-break/>c) Qualitätssicherungsmaßnahmen projektbegleitend durchführen<text:line-break/>d) Projektablauf sowie Qualitätskontrollen und durchgeführte Testläufe dokumentieren<text:line-break/>e) bei Störungen im Projektablauf Kunden informieren und Lösungsalternativen aufze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1.4">
                <table:table-cell table:style-name="MailMergeTable2020-03-05T14_3a_29_3a_47Z141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41.A3" office:value-type="string">
                  <text:p text:style-name="P8"/>
                </table:table-cell>
                <table:table-cell table:style-name="MailMergeTable2020-03-05T14_3a_29_3a_47Z141.A3" office:value-type="string">
                  <text:p text:style-name="P8"/>
                </table:table-cell>
                <table:table-cell table:style-name="MailMergeTable2020-03-05T14_3a_29_3a_47Z141.A3" office:value-type="string">
                  <text:p text:style-name="P8"/>
                </table:table-cell>
                <table:table-cell table:style-name="MailMergeTable2020-03-05T14_3a_29_3a_47Z141.A3" office:value-type="string">
                  <text:p text:style-name="P10">5. Mrz 20</text:p>
                </table:table-cell>
                <table:table-cell table:style-name="MailMergeTable2020-03-05T14_3a_29_3a_47Z141.G4" office:value-type="string">
                  <text:p text:style-name="P4">10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0" text:anchor-type="page" text:anchor-page-number="69" svg:x="0.499cm" svg:y="0.499cm" svg:width="13.85cm" svg:height="9.999cm" draw:z-index="139">
        <draw:text-box>
          <text:section text:style-name="Sect1" text:name="MailMergeSection2020-03-05T14:29:47Z141MasterLabel">
            <table:table table:name="MailMergeTable2020-03-05T14:29:47Z140" table:style-name="MailMergeTable2020-03-05T14_3a_29_3a_47Z140">
              <table:table-column table:style-name="MailMergeTable2020-03-05T14_3a_29_3a_47Z140.A"/>
              <table:table-column table:style-name="MailMergeTable2020-03-05T14_3a_29_3a_47Z140.B"/>
              <table:table-column table:style-name="MailMergeTable2020-03-05T14_3a_29_3a_47Z140.C" table:number-columns-repeated="2"/>
              <table:table-column table:style-name="MailMergeTable2020-03-05T14_3a_29_3a_47Z140.E"/>
              <table:table-column table:style-name="MailMergeTable2020-03-05T14_3a_29_3a_47Z140.C"/>
              <table:table-column table:style-name="MailMergeTable2020-03-05T14_3a_29_3a_47Z140.G"/>
              <table:table-row>
                <table:table-cell table:style-name="MailMergeTable2020-03-05T14_3a_29_3a_47Z140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40.A2" table:number-columns-spanned="7" office:value-type="string">
                  <text:p text:style-name="P2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0.3">
                <table:table-cell table:style-name="MailMergeTable2020-03-05T14_3a_29_3a_47Z140.A3" office:value-type="string">
                  <text:p text:style-name="P7"/>
                </table:table-cell>
                <table:table-cell table:style-name="MailMergeTable2020-03-05T14_3a_29_3a_47Z140.B3" table:number-columns-spanned="6" office:value-type="string">
                  <text:p text:style-name="P3">a) einsatzgebietsspezifische Anwendungslösungen unter Beachtung wirtschaftlicher und terminlicher Vorgaben erstellen<text:line-break/>b) die im Einsatzgebiet typischen Programmbibliotheken, Programmmodule, Prozeduren, Algorithmen und Optimierungsverfahren anwenden<text:line-break/>c) bei der Auftragsbearbeitung mit Kunden, internen Stellen und externen Dienstleistern zusammenarbeiten<text:line-break/>d) Anwendungslösungen an Kunden übergeben, Abnahmeprotokolle anfer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40.4">
                <table:table-cell table:style-name="MailMergeTable2020-03-05T14_3a_29_3a_47Z140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40.A3" office:value-type="string">
                  <text:p text:style-name="P8"/>
                </table:table-cell>
                <table:table-cell table:style-name="MailMergeTable2020-03-05T14_3a_29_3a_47Z140.A3" office:value-type="string">
                  <text:p text:style-name="P8"/>
                </table:table-cell>
                <table:table-cell table:style-name="MailMergeTable2020-03-05T14_3a_29_3a_47Z140.A3" office:value-type="string">
                  <text:p text:style-name="P8"/>
                </table:table-cell>
                <table:table-cell table:style-name="MailMergeTable2020-03-05T14_3a_29_3a_47Z140.A3" office:value-type="string">
                  <text:p text:style-name="P10">5. Mrz 20</text:p>
                </table:table-cell>
                <table:table-cell table:style-name="MailMergeTable2020-03-05T14_3a_29_3a_47Z140.G4" office:value-type="string">
                  <text:p text:style-name="P4">10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9" text:anchor-type="page" text:anchor-page-number="69" svg:x="14.349cm" svg:y="0.499cm" svg:width="13.85cm" svg:height="9.999cm" draw:z-index="138">
        <draw:text-box>
          <text:section text:style-name="Sect1" text:name="MailMergeSection2020-03-05T14:29:47Z140Bereich1" text:protected="true">
            <table:table table:name="MailMergeTable2020-03-05T14:29:47Z139" table:style-name="MailMergeTable2020-03-05T14_3a_29_3a_47Z139">
              <table:table-column table:style-name="MailMergeTable2020-03-05T14_3a_29_3a_47Z139.A"/>
              <table:table-column table:style-name="MailMergeTable2020-03-05T14_3a_29_3a_47Z139.B"/>
              <table:table-column table:style-name="MailMergeTable2020-03-05T14_3a_29_3a_47Z139.C" table:number-columns-repeated="2"/>
              <table:table-column table:style-name="MailMergeTable2020-03-05T14_3a_29_3a_47Z139.E"/>
              <table:table-column table:style-name="MailMergeTable2020-03-05T14_3a_29_3a_47Z139.C"/>
              <table:table-column table:style-name="MailMergeTable2020-03-05T14_3a_29_3a_47Z139.G"/>
              <table:table-row>
                <table:table-cell table:style-name="MailMergeTable2020-03-05T14_3a_29_3a_47Z139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39.A2" table:number-columns-spanned="7" office:value-type="string">
                  <text:p text:style-name="P2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9.3">
                <table:table-cell table:style-name="MailMergeTable2020-03-05T14_3a_29_3a_47Z139.A3" office:value-type="string">
                  <text:p text:style-name="P7"/>
                </table:table-cell>
                <table:table-cell table:style-name="MailMergeTable2020-03-05T14_3a_29_3a_47Z139.B3" table:number-columns-spanned="6" office:value-type="string">
                  <text:p text:style-name="P3">a) einsatzgebietsspezifische Anwendungslösungen unter Beachtung wirtschaftlicher und terminlicher Vorgaben erstellen<text:line-break/>b) die im Einsatzgebiet typischen Programmbibliotheken, Programmmodule, Prozeduren, Algorithmen und Optimierungsverfahren anwenden<text:line-break/>c) bei der Auftragsbearbeitung mit Kunden, internen Stellen und externen Dienstleistern zusammenarbeiten<text:line-break/>d) Anwendungslösungen an Kunden übergeben, Abnahmeprotokolle anfer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9.4">
                <table:table-cell table:style-name="MailMergeTable2020-03-05T14_3a_29_3a_47Z139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39.A3" office:value-type="string">
                  <text:p text:style-name="P8"/>
                </table:table-cell>
                <table:table-cell table:style-name="MailMergeTable2020-03-05T14_3a_29_3a_47Z139.A3" office:value-type="string">
                  <text:p text:style-name="P8"/>
                </table:table-cell>
                <table:table-cell table:style-name="MailMergeTable2020-03-05T14_3a_29_3a_47Z139.A3" office:value-type="string">
                  <text:p text:style-name="P8"/>
                </table:table-cell>
                <table:table-cell table:style-name="MailMergeTable2020-03-05T14_3a_29_3a_47Z139.A3" office:value-type="string">
                  <text:p text:style-name="P10">5. Mrz 20</text:p>
                </table:table-cell>
                <table:table-cell table:style-name="MailMergeTable2020-03-05T14_3a_29_3a_47Z139.G4" office:value-type="string">
                  <text:p text:style-name="P4">10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8" text:anchor-type="page" text:anchor-page-number="69" svg:x="0.499cm" svg:y="10.5cm" svg:width="13.85cm" svg:height="9.999cm" draw:z-index="137">
        <draw:text-box>
          <text:section text:style-name="Sect1" text:name="MailMergeSection2020-03-05T14:29:47Z139Bereich2" text:protected="true">
            <table:table table:name="MailMergeTable2020-03-05T14:29:47Z138" table:style-name="MailMergeTable2020-03-05T14_3a_29_3a_47Z138">
              <table:table-column table:style-name="MailMergeTable2020-03-05T14_3a_29_3a_47Z138.A"/>
              <table:table-column table:style-name="MailMergeTable2020-03-05T14_3a_29_3a_47Z138.B"/>
              <table:table-column table:style-name="MailMergeTable2020-03-05T14_3a_29_3a_47Z138.C" table:number-columns-repeated="2"/>
              <table:table-column table:style-name="MailMergeTable2020-03-05T14_3a_29_3a_47Z138.E"/>
              <table:table-column table:style-name="MailMergeTable2020-03-05T14_3a_29_3a_47Z138.C"/>
              <table:table-column table:style-name="MailMergeTable2020-03-05T14_3a_29_3a_47Z138.G"/>
              <table:table-row>
                <table:table-cell table:style-name="MailMergeTable2020-03-05T14_3a_29_3a_47Z138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38.A2" table:number-columns-spanned="7" office:value-type="string">
                  <text:p text:style-name="P2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8.3">
                <table:table-cell table:style-name="MailMergeTable2020-03-05T14_3a_29_3a_47Z138.A3" office:value-type="string">
                  <text:p text:style-name="P7"/>
                </table:table-cell>
                <table:table-cell table:style-name="MailMergeTable2020-03-05T14_3a_29_3a_47Z138.B3" table:number-columns-spanned="6" office:value-type="string">
                  <text:p text:style-name="P3">a) einsatzgebietsspezifische Anwendungslösungen unter Beachtung wirtschaftlicher und terminlicher Vorgaben erstellen<text:line-break/>b) die im Einsatzgebiet typischen Programmbibliotheken, Programmmodule, Prozeduren, Algorithmen und Optimierungsverfahren anwenden<text:line-break/>c) bei der Auftragsbearbeitung mit Kunden, internen Stellen und externen Dienstleistern zusammenarbeiten<text:line-break/>d) Anwendungslösungen an Kunden übergeben, Abnahmeprotokolle anfer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8.4">
                <table:table-cell table:style-name="MailMergeTable2020-03-05T14_3a_29_3a_47Z138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38.A3" office:value-type="string">
                  <text:p text:style-name="P8"/>
                </table:table-cell>
                <table:table-cell table:style-name="MailMergeTable2020-03-05T14_3a_29_3a_47Z138.A3" office:value-type="string">
                  <text:p text:style-name="P8"/>
                </table:table-cell>
                <table:table-cell table:style-name="MailMergeTable2020-03-05T14_3a_29_3a_47Z138.A3" office:value-type="string">
                  <text:p text:style-name="P8"/>
                </table:table-cell>
                <table:table-cell table:style-name="MailMergeTable2020-03-05T14_3a_29_3a_47Z138.A3" office:value-type="string">
                  <text:p text:style-name="P10">5. Mrz 20</text:p>
                </table:table-cell>
                <table:table-cell table:style-name="MailMergeTable2020-03-05T14_3a_29_3a_47Z138.G4" office:value-type="string">
                  <text:p text:style-name="P4">10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7" text:anchor-type="page" text:anchor-page-number="69" svg:x="14.349cm" svg:y="10.5cm" svg:width="13.85cm" svg:height="9.999cm" draw:z-index="136">
        <draw:text-box>
          <text:section text:style-name="Sect1" text:name="MailMergeSection2020-03-05T14:29:47Z138Bereich3" text:protected="true">
            <table:table table:name="MailMergeTable2020-03-05T14:29:47Z137" table:style-name="MailMergeTable2020-03-05T14_3a_29_3a_47Z137">
              <table:table-column table:style-name="MailMergeTable2020-03-05T14_3a_29_3a_47Z137.A"/>
              <table:table-column table:style-name="MailMergeTable2020-03-05T14_3a_29_3a_47Z137.B"/>
              <table:table-column table:style-name="MailMergeTable2020-03-05T14_3a_29_3a_47Z137.C" table:number-columns-repeated="2"/>
              <table:table-column table:style-name="MailMergeTable2020-03-05T14_3a_29_3a_47Z137.E"/>
              <table:table-column table:style-name="MailMergeTable2020-03-05T14_3a_29_3a_47Z137.C"/>
              <table:table-column table:style-name="MailMergeTable2020-03-05T14_3a_29_3a_47Z137.G"/>
              <table:table-row>
                <table:table-cell table:style-name="MailMergeTable2020-03-05T14_3a_29_3a_47Z137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37.A2" table:number-columns-spanned="7" office:value-type="string">
                  <text:p text:style-name="P2">Projektplan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7.3">
                <table:table-cell table:style-name="MailMergeTable2020-03-05T14_3a_29_3a_47Z137.A3" office:value-type="string">
                  <text:p text:style-name="P7"/>
                </table:table-cell>
                <table:table-cell table:style-name="MailMergeTable2020-03-05T14_3a_29_3a_47Z137.B3" table:number-columns-spanned="6" office:value-type="string">
                  <text:p text:style-name="P3">a) einsatzgebietsspezifische Anwendungslösungen unter Beachtung wirtschaftlicher und terminlicher Vorgaben erstellen<text:line-break/>b) die im Einsatzgebiet typischen Programmbibliotheken, Programmmodule, Prozeduren, Algorithmen und Optimierungsverfahren anwenden<text:line-break/>c) bei der Auftragsbearbeitung mit Kunden, internen Stellen und externen Dienstleistern zusammenarbeiten<text:line-break/>d) Anwendungslösungen an Kunden übergeben, Abnahmeprotokolle anferti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7.4">
                <table:table-cell table:style-name="MailMergeTable2020-03-05T14_3a_29_3a_47Z137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37.A3" office:value-type="string">
                  <text:p text:style-name="P8"/>
                </table:table-cell>
                <table:table-cell table:style-name="MailMergeTable2020-03-05T14_3a_29_3a_47Z137.A3" office:value-type="string">
                  <text:p text:style-name="P8"/>
                </table:table-cell>
                <table:table-cell table:style-name="MailMergeTable2020-03-05T14_3a_29_3a_47Z137.A3" office:value-type="string">
                  <text:p text:style-name="P8"/>
                </table:table-cell>
                <table:table-cell table:style-name="MailMergeTable2020-03-05T14_3a_29_3a_47Z137.A3" office:value-type="string">
                  <text:p text:style-name="P10">5. Mrz 20</text:p>
                </table:table-cell>
                <table:table-cell table:style-name="MailMergeTable2020-03-05T14_3a_29_3a_47Z137.G4" office:value-type="string">
                  <text:p text:style-name="P4">10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6" text:anchor-type="page" text:anchor-page-number="67" svg:x="0.499cm" svg:y="0.499cm" svg:width="13.85cm" svg:height="9.999cm" draw:z-index="135">
        <draw:text-box>
          <text:section text:style-name="Sect1" text:name="MailMergeSection2020-03-05T14:29:47Z137MasterLabel">
            <table:table table:name="MailMergeTable2020-03-05T14:29:47Z136" table:style-name="MailMergeTable2020-03-05T14_3a_29_3a_47Z136">
              <table:table-column table:style-name="MailMergeTable2020-03-05T14_3a_29_3a_47Z136.A"/>
              <table:table-column table:style-name="MailMergeTable2020-03-05T14_3a_29_3a_47Z136.B"/>
              <table:table-column table:style-name="MailMergeTable2020-03-05T14_3a_29_3a_47Z136.C" table:number-columns-repeated="2"/>
              <table:table-column table:style-name="MailMergeTable2020-03-05T14_3a_29_3a_47Z136.E"/>
              <table:table-column table:style-name="MailMergeTable2020-03-05T14_3a_29_3a_47Z136.C"/>
              <table:table-column table:style-name="MailMergeTable2020-03-05T14_3a_29_3a_47Z136.G"/>
              <table:table-row>
                <table:table-cell table:style-name="MailMergeTable2020-03-05T14_3a_29_3a_47Z136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36.A2" table:number-columns-spanned="7" office:value-type="string">
                  <text:p text:style-name="P2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6.3">
                <table:table-cell table:style-name="MailMergeTable2020-03-05T14_3a_29_3a_47Z136.A3" office:value-type="string">
                  <text:p text:style-name="P7"/>
                </table:table-cell>
                <table:table-cell table:style-name="MailMergeTable2020-03-05T14_3a_29_3a_47Z136.B3" table:number-columns-spanned="6" office:value-type="string">
                  <text:p text:style-name="P3">a) Projektziele festlegen und Teilaufgaben definieren<text:line-break/>b) Teilaufgaben unter Beachtung arbeitsorganisatorischer, sicherheitstechnischer und wirtschaftlicher Gesichtspunkte planen, insbesondere Personalplanung, Sachmittelplanung, Terminplanung und Kostenplanung durchführen<text:line-break/>c) einsatzgebietstypische Designverfahren anwenden<text:line-break/>d) Projektplanungswerkzeug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6.4">
                <table:table-cell table:style-name="MailMergeTable2020-03-05T14_3a_29_3a_47Z136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36.A3" office:value-type="string">
                  <text:p text:style-name="P8"/>
                </table:table-cell>
                <table:table-cell table:style-name="MailMergeTable2020-03-05T14_3a_29_3a_47Z136.A3" office:value-type="string">
                  <text:p text:style-name="P8"/>
                </table:table-cell>
                <table:table-cell table:style-name="MailMergeTable2020-03-05T14_3a_29_3a_47Z136.A3" office:value-type="string">
                  <text:p text:style-name="P8"/>
                </table:table-cell>
                <table:table-cell table:style-name="MailMergeTable2020-03-05T14_3a_29_3a_47Z136.A3" office:value-type="string">
                  <text:p text:style-name="P10">5. Mrz 20</text:p>
                </table:table-cell>
                <table:table-cell table:style-name="MailMergeTable2020-03-05T14_3a_29_3a_47Z136.G4" office:value-type="string">
                  <text:p text:style-name="P4">10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5" text:anchor-type="page" text:anchor-page-number="67" svg:x="14.349cm" svg:y="0.499cm" svg:width="13.85cm" svg:height="9.999cm" draw:z-index="134">
        <draw:text-box>
          <text:section text:style-name="Sect1" text:name="MailMergeSection2020-03-05T14:29:47Z136Bereich1" text:protected="true">
            <table:table table:name="MailMergeTable2020-03-05T14:29:47Z135" table:style-name="MailMergeTable2020-03-05T14_3a_29_3a_47Z135">
              <table:table-column table:style-name="MailMergeTable2020-03-05T14_3a_29_3a_47Z135.A"/>
              <table:table-column table:style-name="MailMergeTable2020-03-05T14_3a_29_3a_47Z135.B"/>
              <table:table-column table:style-name="MailMergeTable2020-03-05T14_3a_29_3a_47Z135.C" table:number-columns-repeated="2"/>
              <table:table-column table:style-name="MailMergeTable2020-03-05T14_3a_29_3a_47Z135.E"/>
              <table:table-column table:style-name="MailMergeTable2020-03-05T14_3a_29_3a_47Z135.C"/>
              <table:table-column table:style-name="MailMergeTable2020-03-05T14_3a_29_3a_47Z135.G"/>
              <table:table-row>
                <table:table-cell table:style-name="MailMergeTable2020-03-05T14_3a_29_3a_47Z135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35.A2" table:number-columns-spanned="7" office:value-type="string">
                  <text:p text:style-name="P2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5.3">
                <table:table-cell table:style-name="MailMergeTable2020-03-05T14_3a_29_3a_47Z135.A3" office:value-type="string">
                  <text:p text:style-name="P7"/>
                </table:table-cell>
                <table:table-cell table:style-name="MailMergeTable2020-03-05T14_3a_29_3a_47Z135.B3" table:number-columns-spanned="6" office:value-type="string">
                  <text:p text:style-name="P3">a) Projektziele festlegen und Teilaufgaben definieren<text:line-break/>b) Teilaufgaben unter Beachtung arbeitsorganisatorischer, sicherheitstechnischer und wirtschaftlicher Gesichtspunkte planen, insbesondere Personalplanung, Sachmittelplanung, Terminplanung und Kostenplanung durchführen<text:line-break/>c) einsatzgebietstypische Designverfahren anwenden<text:line-break/>d) Projektplanungswerkzeug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5.4">
                <table:table-cell table:style-name="MailMergeTable2020-03-05T14_3a_29_3a_47Z135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35.A3" office:value-type="string">
                  <text:p text:style-name="P8"/>
                </table:table-cell>
                <table:table-cell table:style-name="MailMergeTable2020-03-05T14_3a_29_3a_47Z135.A3" office:value-type="string">
                  <text:p text:style-name="P8"/>
                </table:table-cell>
                <table:table-cell table:style-name="MailMergeTable2020-03-05T14_3a_29_3a_47Z135.A3" office:value-type="string">
                  <text:p text:style-name="P8"/>
                </table:table-cell>
                <table:table-cell table:style-name="MailMergeTable2020-03-05T14_3a_29_3a_47Z135.A3" office:value-type="string">
                  <text:p text:style-name="P10">5. Mrz 20</text:p>
                </table:table-cell>
                <table:table-cell table:style-name="MailMergeTable2020-03-05T14_3a_29_3a_47Z135.G4" office:value-type="string">
                  <text:p text:style-name="P4">10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4" text:anchor-type="page" text:anchor-page-number="67" svg:x="0.499cm" svg:y="10.5cm" svg:width="13.85cm" svg:height="9.999cm" draw:z-index="133">
        <draw:text-box>
          <text:section text:style-name="Sect1" text:name="MailMergeSection2020-03-05T14:29:47Z135Bereich2" text:protected="true">
            <table:table table:name="MailMergeTable2020-03-05T14:29:47Z134" table:style-name="MailMergeTable2020-03-05T14_3a_29_3a_47Z134">
              <table:table-column table:style-name="MailMergeTable2020-03-05T14_3a_29_3a_47Z134.A"/>
              <table:table-column table:style-name="MailMergeTable2020-03-05T14_3a_29_3a_47Z134.B"/>
              <table:table-column table:style-name="MailMergeTable2020-03-05T14_3a_29_3a_47Z134.C" table:number-columns-repeated="2"/>
              <table:table-column table:style-name="MailMergeTable2020-03-05T14_3a_29_3a_47Z134.E"/>
              <table:table-column table:style-name="MailMergeTable2020-03-05T14_3a_29_3a_47Z134.C"/>
              <table:table-column table:style-name="MailMergeTable2020-03-05T14_3a_29_3a_47Z134.G"/>
              <table:table-row>
                <table:table-cell table:style-name="MailMergeTable2020-03-05T14_3a_29_3a_47Z134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34.A2" table:number-columns-spanned="7" office:value-type="string">
                  <text:p text:style-name="P2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4.3">
                <table:table-cell table:style-name="MailMergeTable2020-03-05T14_3a_29_3a_47Z134.A3" office:value-type="string">
                  <text:p text:style-name="P7"/>
                </table:table-cell>
                <table:table-cell table:style-name="MailMergeTable2020-03-05T14_3a_29_3a_47Z134.B3" table:number-columns-spanned="6" office:value-type="string">
                  <text:p text:style-name="P3">a) Projektziele festlegen und Teilaufgaben definieren<text:line-break/>b) Teilaufgaben unter Beachtung arbeitsorganisatorischer, sicherheitstechnischer und wirtschaftlicher Gesichtspunkte planen, insbesondere Personalplanung, Sachmittelplanung, Terminplanung und Kostenplanung durchführen<text:line-break/>c) einsatzgebietstypische Designverfahren anwenden<text:line-break/>d) Projektplanungswerkzeug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4.4">
                <table:table-cell table:style-name="MailMergeTable2020-03-05T14_3a_29_3a_47Z134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34.A3" office:value-type="string">
                  <text:p text:style-name="P8"/>
                </table:table-cell>
                <table:table-cell table:style-name="MailMergeTable2020-03-05T14_3a_29_3a_47Z134.A3" office:value-type="string">
                  <text:p text:style-name="P8"/>
                </table:table-cell>
                <table:table-cell table:style-name="MailMergeTable2020-03-05T14_3a_29_3a_47Z134.A3" office:value-type="string">
                  <text:p text:style-name="P8"/>
                </table:table-cell>
                <table:table-cell table:style-name="MailMergeTable2020-03-05T14_3a_29_3a_47Z134.A3" office:value-type="string">
                  <text:p text:style-name="P10">5. Mrz 20</text:p>
                </table:table-cell>
                <table:table-cell table:style-name="MailMergeTable2020-03-05T14_3a_29_3a_47Z134.G4" office:value-type="string">
                  <text:p text:style-name="P4">10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3" text:anchor-type="page" text:anchor-page-number="67" svg:x="14.349cm" svg:y="10.5cm" svg:width="13.85cm" svg:height="9.999cm" draw:z-index="132">
        <draw:text-box>
          <text:section text:style-name="Sect1" text:name="MailMergeSection2020-03-05T14:29:47Z134Bereich3" text:protected="true">
            <table:table table:name="MailMergeTable2020-03-05T14:29:47Z133" table:style-name="MailMergeTable2020-03-05T14_3a_29_3a_47Z133">
              <table:table-column table:style-name="MailMergeTable2020-03-05T14_3a_29_3a_47Z133.A"/>
              <table:table-column table:style-name="MailMergeTable2020-03-05T14_3a_29_3a_47Z133.B"/>
              <table:table-column table:style-name="MailMergeTable2020-03-05T14_3a_29_3a_47Z133.C" table:number-columns-repeated="2"/>
              <table:table-column table:style-name="MailMergeTable2020-03-05T14_3a_29_3a_47Z133.E"/>
              <table:table-column table:style-name="MailMergeTable2020-03-05T14_3a_29_3a_47Z133.C"/>
              <table:table-column table:style-name="MailMergeTable2020-03-05T14_3a_29_3a_47Z133.G"/>
              <table:table-row>
                <table:table-cell table:style-name="MailMergeTable2020-03-05T14_3a_29_3a_47Z133.A1" table:number-columns-spanned="7" office:value-type="string">
                  <text:p text:style-name="P1">Fachaufgaben im Einsatzgebie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33.A2" table:number-columns-spanned="7" office:value-type="string">
                  <text:p text:style-name="P2">Produkte, Prozesse und 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3.3">
                <table:table-cell table:style-name="MailMergeTable2020-03-05T14_3a_29_3a_47Z133.A3" office:value-type="string">
                  <text:p text:style-name="P7"/>
                </table:table-cell>
                <table:table-cell table:style-name="MailMergeTable2020-03-05T14_3a_29_3a_47Z133.B3" table:number-columns-spanned="6" office:value-type="string">
                  <text:p text:style-name="P3">a) Projektziele festlegen und Teilaufgaben definieren<text:line-break/>b) Teilaufgaben unter Beachtung arbeitsorganisatorischer, sicherheitstechnischer und wirtschaftlicher Gesichtspunkte planen, insbesondere Personalplanung, Sachmittelplanung, Terminplanung und Kostenplanung durchführen<text:line-break/>c) einsatzgebietstypische Designverfahren anwenden<text:line-break/>d) Projektplanungswerkzeug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3.4">
                <table:table-cell table:style-name="MailMergeTable2020-03-05T14_3a_29_3a_47Z133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33.A3" office:value-type="string">
                  <text:p text:style-name="P8"/>
                </table:table-cell>
                <table:table-cell table:style-name="MailMergeTable2020-03-05T14_3a_29_3a_47Z133.A3" office:value-type="string">
                  <text:p text:style-name="P8"/>
                </table:table-cell>
                <table:table-cell table:style-name="MailMergeTable2020-03-05T14_3a_29_3a_47Z133.A3" office:value-type="string">
                  <text:p text:style-name="P8"/>
                </table:table-cell>
                <table:table-cell table:style-name="MailMergeTable2020-03-05T14_3a_29_3a_47Z133.A3" office:value-type="string">
                  <text:p text:style-name="P10">5. Mrz 20</text:p>
                </table:table-cell>
                <table:table-cell table:style-name="MailMergeTable2020-03-05T14_3a_29_3a_47Z133.G4" office:value-type="string">
                  <text:p text:style-name="P4">10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2" text:anchor-type="page" text:anchor-page-number="65" svg:x="0.499cm" svg:y="0.499cm" svg:width="13.85cm" svg:height="9.999cm" draw:z-index="131">
        <draw:text-box>
          <text:section text:style-name="Sect1" text:name="MailMergeSection2020-03-05T14:29:47Z133MasterLabel">
            <table:table table:name="MailMergeTable2020-03-05T14:29:47Z132" table:style-name="MailMergeTable2020-03-05T14_3a_29_3a_47Z132">
              <table:table-column table:style-name="MailMergeTable2020-03-05T14_3a_29_3a_47Z132.A"/>
              <table:table-column table:style-name="MailMergeTable2020-03-05T14_3a_29_3a_47Z132.B"/>
              <table:table-column table:style-name="MailMergeTable2020-03-05T14_3a_29_3a_47Z132.C" table:number-columns-repeated="2"/>
              <table:table-column table:style-name="MailMergeTable2020-03-05T14_3a_29_3a_47Z132.E"/>
              <table:table-column table:style-name="MailMergeTable2020-03-05T14_3a_29_3a_47Z132.C"/>
              <table:table-column table:style-name="MailMergeTable2020-03-05T14_3a_29_3a_47Z132.G"/>
              <table:table-row>
                <table:table-cell table:style-name="MailMergeTable2020-03-05T14_3a_29_3a_47Z132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32.A2" table:number-columns-spanned="7" office:value-type="string">
                  <text:p text:style-name="P2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2.3">
                <table:table-cell table:style-name="MailMergeTable2020-03-05T14_3a_29_3a_47Z132.A3" office:value-type="string">
                  <text:p text:style-name="P7"/>
                </table:table-cell>
                <table:table-cell table:style-name="MailMergeTable2020-03-05T14_3a_29_3a_47Z132.B3" table:number-columns-spanned="6" office:value-type="string">
                  <text:p text:style-name="P3">a) bereichs- und produktspezifische Informationen nutzen<text:line-break/>b) die für das Einsatzgebiet typischen Produkte, Prozesse und Verfahren im Hinblick auf die Anforderungen an komplexe Systemlösungen analysieren und in ein Lösungskonzept umsetzen<text:line-break/>c) die für das Einsatzgebiet spezifischen Plattformen anwenden<text:line-break/>d) Informationswege, -strukturen und -verarbeitung sowie Schnittstellen zwischen verschiedenen Funktionsbereichen des Einsatzgebietes analysieren<text:line-break/>e) vorhandene Anwendungslösungen im Einsatzgebiet erfassen und nach Maßgabe ihrer Leistungsfähigkeit, Funktionalität, Wirtschaftlichkeit und Erweiterbarkeit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2.4">
                <table:table-cell table:style-name="MailMergeTable2020-03-05T14_3a_29_3a_47Z132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32.A3" office:value-type="string">
                  <text:p text:style-name="P8"/>
                </table:table-cell>
                <table:table-cell table:style-name="MailMergeTable2020-03-05T14_3a_29_3a_47Z132.A3" office:value-type="string">
                  <text:p text:style-name="P8"/>
                </table:table-cell>
                <table:table-cell table:style-name="MailMergeTable2020-03-05T14_3a_29_3a_47Z132.A3" office:value-type="string">
                  <text:p text:style-name="P8"/>
                </table:table-cell>
                <table:table-cell table:style-name="MailMergeTable2020-03-05T14_3a_29_3a_47Z132.A3" office:value-type="string">
                  <text:p text:style-name="P10">5. Mrz 20</text:p>
                </table:table-cell>
                <table:table-cell table:style-name="MailMergeTable2020-03-05T14_3a_29_3a_47Z132.G4" office:value-type="string">
                  <text:p text:style-name="P4">9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1" text:anchor-type="page" text:anchor-page-number="65" svg:x="14.349cm" svg:y="0.499cm" svg:width="13.85cm" svg:height="9.999cm" draw:z-index="130">
        <draw:text-box>
          <text:section text:style-name="Sect1" text:name="MailMergeSection2020-03-05T14:29:47Z132Bereich1" text:protected="true">
            <table:table table:name="MailMergeTable2020-03-05T14:29:47Z131" table:style-name="MailMergeTable2020-03-05T14_3a_29_3a_47Z131">
              <table:table-column table:style-name="MailMergeTable2020-03-05T14_3a_29_3a_47Z131.A"/>
              <table:table-column table:style-name="MailMergeTable2020-03-05T14_3a_29_3a_47Z131.B"/>
              <table:table-column table:style-name="MailMergeTable2020-03-05T14_3a_29_3a_47Z131.C" table:number-columns-repeated="2"/>
              <table:table-column table:style-name="MailMergeTable2020-03-05T14_3a_29_3a_47Z131.E"/>
              <table:table-column table:style-name="MailMergeTable2020-03-05T14_3a_29_3a_47Z131.C"/>
              <table:table-column table:style-name="MailMergeTable2020-03-05T14_3a_29_3a_47Z131.G"/>
              <table:table-row>
                <table:table-cell table:style-name="MailMergeTable2020-03-05T14_3a_29_3a_47Z131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31.A2" table:number-columns-spanned="7" office:value-type="string">
                  <text:p text:style-name="P2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1.3">
                <table:table-cell table:style-name="MailMergeTable2020-03-05T14_3a_29_3a_47Z131.A3" office:value-type="string">
                  <text:p text:style-name="P7"/>
                </table:table-cell>
                <table:table-cell table:style-name="MailMergeTable2020-03-05T14_3a_29_3a_47Z131.B3" table:number-columns-spanned="6" office:value-type="string">
                  <text:p text:style-name="P3">a) bereichs- und produktspezifische Informationen nutzen<text:line-break/>b) die für das Einsatzgebiet typischen Produkte, Prozesse und Verfahren im Hinblick auf die Anforderungen an komplexe Systemlösungen analysieren und in ein Lösungskonzept umsetzen<text:line-break/>c) die für das Einsatzgebiet spezifischen Plattformen anwenden<text:line-break/>d) Informationswege, -strukturen und -verarbeitung sowie Schnittstellen zwischen verschiedenen Funktionsbereichen des Einsatzgebietes analysieren<text:line-break/>e) vorhandene Anwendungslösungen im Einsatzgebiet erfassen und nach Maßgabe ihrer Leistungsfähigkeit, Funktionalität, Wirtschaftlichkeit und Erweiterbarkeit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1.4">
                <table:table-cell table:style-name="MailMergeTable2020-03-05T14_3a_29_3a_47Z131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31.A3" office:value-type="string">
                  <text:p text:style-name="P8"/>
                </table:table-cell>
                <table:table-cell table:style-name="MailMergeTable2020-03-05T14_3a_29_3a_47Z131.A3" office:value-type="string">
                  <text:p text:style-name="P8"/>
                </table:table-cell>
                <table:table-cell table:style-name="MailMergeTable2020-03-05T14_3a_29_3a_47Z131.A3" office:value-type="string">
                  <text:p text:style-name="P8"/>
                </table:table-cell>
                <table:table-cell table:style-name="MailMergeTable2020-03-05T14_3a_29_3a_47Z131.A3" office:value-type="string">
                  <text:p text:style-name="P10">5. Mrz 20</text:p>
                </table:table-cell>
                <table:table-cell table:style-name="MailMergeTable2020-03-05T14_3a_29_3a_47Z131.G4" office:value-type="string">
                  <text:p text:style-name="P4">9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0" text:anchor-type="page" text:anchor-page-number="65" svg:x="0.499cm" svg:y="10.5cm" svg:width="13.85cm" svg:height="9.999cm" draw:z-index="129">
        <draw:text-box>
          <text:section text:style-name="Sect1" text:name="MailMergeSection2020-03-05T14:29:47Z131Bereich2" text:protected="true">
            <table:table table:name="MailMergeTable2020-03-05T14:29:47Z130" table:style-name="MailMergeTable2020-03-05T14_3a_29_3a_47Z130">
              <table:table-column table:style-name="MailMergeTable2020-03-05T14_3a_29_3a_47Z130.A"/>
              <table:table-column table:style-name="MailMergeTable2020-03-05T14_3a_29_3a_47Z130.B"/>
              <table:table-column table:style-name="MailMergeTable2020-03-05T14_3a_29_3a_47Z130.C" table:number-columns-repeated="2"/>
              <table:table-column table:style-name="MailMergeTable2020-03-05T14_3a_29_3a_47Z130.E"/>
              <table:table-column table:style-name="MailMergeTable2020-03-05T14_3a_29_3a_47Z130.C"/>
              <table:table-column table:style-name="MailMergeTable2020-03-05T14_3a_29_3a_47Z130.G"/>
              <table:table-row>
                <table:table-cell table:style-name="MailMergeTable2020-03-05T14_3a_29_3a_47Z130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30.A2" table:number-columns-spanned="7" office:value-type="string">
                  <text:p text:style-name="P2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0.3">
                <table:table-cell table:style-name="MailMergeTable2020-03-05T14_3a_29_3a_47Z130.A3" office:value-type="string">
                  <text:p text:style-name="P7"/>
                </table:table-cell>
                <table:table-cell table:style-name="MailMergeTable2020-03-05T14_3a_29_3a_47Z130.B3" table:number-columns-spanned="6" office:value-type="string">
                  <text:p text:style-name="P3">a) bereichs- und produktspezifische Informationen nutzen<text:line-break/>b) die für das Einsatzgebiet typischen Produkte, Prozesse und Verfahren im Hinblick auf die Anforderungen an komplexe Systemlösungen analysieren und in ein Lösungskonzept umsetzen<text:line-break/>c) die für das Einsatzgebiet spezifischen Plattformen anwenden<text:line-break/>d) Informationswege, -strukturen und -verarbeitung sowie Schnittstellen zwischen verschiedenen Funktionsbereichen des Einsatzgebietes analysieren<text:line-break/>e) vorhandene Anwendungslösungen im Einsatzgebiet erfassen und nach Maßgabe ihrer Leistungsfähigkeit, Funktionalität, Wirtschaftlichkeit und Erweiterbarkeit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30.4">
                <table:table-cell table:style-name="MailMergeTable2020-03-05T14_3a_29_3a_47Z130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30.A3" office:value-type="string">
                  <text:p text:style-name="P8"/>
                </table:table-cell>
                <table:table-cell table:style-name="MailMergeTable2020-03-05T14_3a_29_3a_47Z130.A3" office:value-type="string">
                  <text:p text:style-name="P8"/>
                </table:table-cell>
                <table:table-cell table:style-name="MailMergeTable2020-03-05T14_3a_29_3a_47Z130.A3" office:value-type="string">
                  <text:p text:style-name="P8"/>
                </table:table-cell>
                <table:table-cell table:style-name="MailMergeTable2020-03-05T14_3a_29_3a_47Z130.A3" office:value-type="string">
                  <text:p text:style-name="P10">5. Mrz 20</text:p>
                </table:table-cell>
                <table:table-cell table:style-name="MailMergeTable2020-03-05T14_3a_29_3a_47Z130.G4" office:value-type="string">
                  <text:p text:style-name="P4">9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9" text:anchor-type="page" text:anchor-page-number="65" svg:x="14.349cm" svg:y="10.5cm" svg:width="13.85cm" svg:height="9.999cm" draw:z-index="128">
        <draw:text-box>
          <text:section text:style-name="Sect1" text:name="MailMergeSection2020-03-05T14:29:47Z130Bereich3" text:protected="true">
            <table:table table:name="MailMergeTable2020-03-05T14:29:47Z129" table:style-name="MailMergeTable2020-03-05T14_3a_29_3a_47Z129">
              <table:table-column table:style-name="MailMergeTable2020-03-05T14_3a_29_3a_47Z129.A"/>
              <table:table-column table:style-name="MailMergeTable2020-03-05T14_3a_29_3a_47Z129.B"/>
              <table:table-column table:style-name="MailMergeTable2020-03-05T14_3a_29_3a_47Z129.C" table:number-columns-repeated="2"/>
              <table:table-column table:style-name="MailMergeTable2020-03-05T14_3a_29_3a_47Z129.E"/>
              <table:table-column table:style-name="MailMergeTable2020-03-05T14_3a_29_3a_47Z129.C"/>
              <table:table-column table:style-name="MailMergeTable2020-03-05T14_3a_29_3a_47Z129.G"/>
              <table:table-row>
                <table:table-cell table:style-name="MailMergeTable2020-03-05T14_3a_29_3a_47Z129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29.A2" table:number-columns-spanned="7" office:value-type="string">
                  <text:p text:style-name="P2">System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9.3">
                <table:table-cell table:style-name="MailMergeTable2020-03-05T14_3a_29_3a_47Z129.A3" office:value-type="string">
                  <text:p text:style-name="P7"/>
                </table:table-cell>
                <table:table-cell table:style-name="MailMergeTable2020-03-05T14_3a_29_3a_47Z129.B3" table:number-columns-spanned="6" office:value-type="string">
                  <text:p text:style-name="P3">a) bereichs- und produktspezifische Informationen nutzen<text:line-break/>b) die für das Einsatzgebiet typischen Produkte, Prozesse und Verfahren im Hinblick auf die Anforderungen an komplexe Systemlösungen analysieren und in ein Lösungskonzept umsetzen<text:line-break/>c) die für das Einsatzgebiet spezifischen Plattformen anwenden<text:line-break/>d) Informationswege, -strukturen und -verarbeitung sowie Schnittstellen zwischen verschiedenen Funktionsbereichen des Einsatzgebietes analysieren<text:line-break/>e) vorhandene Anwendungslösungen im Einsatzgebiet erfassen und nach Maßgabe ihrer Leistungsfähigkeit, Funktionalität, Wirtschaftlichkeit und Erweiterbarkeit bewer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9.4">
                <table:table-cell table:style-name="MailMergeTable2020-03-05T14_3a_29_3a_47Z129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29.A3" office:value-type="string">
                  <text:p text:style-name="P8"/>
                </table:table-cell>
                <table:table-cell table:style-name="MailMergeTable2020-03-05T14_3a_29_3a_47Z129.A3" office:value-type="string">
                  <text:p text:style-name="P8"/>
                </table:table-cell>
                <table:table-cell table:style-name="MailMergeTable2020-03-05T14_3a_29_3a_47Z129.A3" office:value-type="string">
                  <text:p text:style-name="P8"/>
                </table:table-cell>
                <table:table-cell table:style-name="MailMergeTable2020-03-05T14_3a_29_3a_47Z129.A3" office:value-type="string">
                  <text:p text:style-name="P10">5. Mrz 20</text:p>
                </table:table-cell>
                <table:table-cell table:style-name="MailMergeTable2020-03-05T14_3a_29_3a_47Z129.G4" office:value-type="string">
                  <text:p text:style-name="P4">9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8" text:anchor-type="page" text:anchor-page-number="63" svg:x="0.499cm" svg:y="0.499cm" svg:width="13.85cm" svg:height="9.999cm" draw:z-index="127">
        <draw:text-box>
          <text:section text:style-name="Sect1" text:name="MailMergeSection2020-03-05T14:29:47Z129MasterLabel">
            <table:table table:name="MailMergeTable2020-03-05T14:29:47Z128" table:style-name="MailMergeTable2020-03-05T14_3a_29_3a_47Z128">
              <table:table-column table:style-name="MailMergeTable2020-03-05T14_3a_29_3a_47Z128.A"/>
              <table:table-column table:style-name="MailMergeTable2020-03-05T14_3a_29_3a_47Z128.B"/>
              <table:table-column table:style-name="MailMergeTable2020-03-05T14_3a_29_3a_47Z128.C" table:number-columns-repeated="2"/>
              <table:table-column table:style-name="MailMergeTable2020-03-05T14_3a_29_3a_47Z128.E"/>
              <table:table-column table:style-name="MailMergeTable2020-03-05T14_3a_29_3a_47Z128.C"/>
              <table:table-column table:style-name="MailMergeTable2020-03-05T14_3a_29_3a_47Z128.G"/>
              <table:table-row>
                <table:table-cell table:style-name="MailMergeTable2020-03-05T14_3a_29_3a_47Z128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28.A2" table:number-columns-spanned="7" office:value-type="string">
                  <text:p text:style-name="P2">Fehleranalyse, Störungsbeseitig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8.3">
                <table:table-cell table:style-name="MailMergeTable2020-03-05T14_3a_29_3a_47Z128.A3" office:value-type="string">
                  <text:p text:style-name="P7"/>
                </table:table-cell>
                <table:table-cell table:style-name="MailMergeTable2020-03-05T14_3a_29_3a_47Z128.B3" table:number-columns-spanned="6" office:value-type="string">
                  <text:p text:style-name="P3">a) Anwendungslösungen präsentieren<text:line-break/>b) Bedienungsunterlagen und Hilfe-Programme zur Benutzerunterstützung bereitstellen sowie Systeme zur interaktiven Benutzerunterstützung einrichten<text:line-break/>c) auf Benutzerprobleme eingehen, Vorschläge zur Problembeseitigung unterbr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8.4">
                <table:table-cell table:style-name="MailMergeTable2020-03-05T14_3a_29_3a_47Z128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28.A3" office:value-type="string">
                  <text:p text:style-name="P8"/>
                </table:table-cell>
                <table:table-cell table:style-name="MailMergeTable2020-03-05T14_3a_29_3a_47Z128.A3" office:value-type="string">
                  <text:p text:style-name="P8"/>
                </table:table-cell>
                <table:table-cell table:style-name="MailMergeTable2020-03-05T14_3a_29_3a_47Z128.A3" office:value-type="string">
                  <text:p text:style-name="P8"/>
                </table:table-cell>
                <table:table-cell table:style-name="MailMergeTable2020-03-05T14_3a_29_3a_47Z128.A3" office:value-type="string">
                  <text:p text:style-name="P10">5. Mrz 20</text:p>
                </table:table-cell>
                <table:table-cell table:style-name="MailMergeTable2020-03-05T14_3a_29_3a_47Z128.G4" office:value-type="string">
                  <text:p text:style-name="P4">9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7" text:anchor-type="page" text:anchor-page-number="63" svg:x="14.349cm" svg:y="0.499cm" svg:width="13.85cm" svg:height="9.999cm" draw:z-index="126">
        <draw:text-box>
          <text:section text:style-name="Sect1" text:name="MailMergeSection2020-03-05T14:29:47Z128Bereich1" text:protected="true">
            <table:table table:name="MailMergeTable2020-03-05T14:29:47Z127" table:style-name="MailMergeTable2020-03-05T14_3a_29_3a_47Z127">
              <table:table-column table:style-name="MailMergeTable2020-03-05T14_3a_29_3a_47Z127.A"/>
              <table:table-column table:style-name="MailMergeTable2020-03-05T14_3a_29_3a_47Z127.B"/>
              <table:table-column table:style-name="MailMergeTable2020-03-05T14_3a_29_3a_47Z127.C" table:number-columns-repeated="2"/>
              <table:table-column table:style-name="MailMergeTable2020-03-05T14_3a_29_3a_47Z127.E"/>
              <table:table-column table:style-name="MailMergeTable2020-03-05T14_3a_29_3a_47Z127.C"/>
              <table:table-column table:style-name="MailMergeTable2020-03-05T14_3a_29_3a_47Z127.G"/>
              <table:table-row>
                <table:table-cell table:style-name="MailMergeTable2020-03-05T14_3a_29_3a_47Z127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27.A2" table:number-columns-spanned="7" office:value-type="string">
                  <text:p text:style-name="P2">Fehleranalyse, Störungsbeseitig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7.3">
                <table:table-cell table:style-name="MailMergeTable2020-03-05T14_3a_29_3a_47Z127.A3" office:value-type="string">
                  <text:p text:style-name="P7"/>
                </table:table-cell>
                <table:table-cell table:style-name="MailMergeTable2020-03-05T14_3a_29_3a_47Z127.B3" table:number-columns-spanned="6" office:value-type="string">
                  <text:p text:style-name="P3">a) Anwendungslösungen präsentieren<text:line-break/>b) Bedienungsunterlagen und Hilfe-Programme zur Benutzerunterstützung bereitstellen sowie Systeme zur interaktiven Benutzerunterstützung einrichten<text:line-break/>c) auf Benutzerprobleme eingehen, Vorschläge zur Problembeseitigung unterbr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7.4">
                <table:table-cell table:style-name="MailMergeTable2020-03-05T14_3a_29_3a_47Z127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27.A3" office:value-type="string">
                  <text:p text:style-name="P8"/>
                </table:table-cell>
                <table:table-cell table:style-name="MailMergeTable2020-03-05T14_3a_29_3a_47Z127.A3" office:value-type="string">
                  <text:p text:style-name="P8"/>
                </table:table-cell>
                <table:table-cell table:style-name="MailMergeTable2020-03-05T14_3a_29_3a_47Z127.A3" office:value-type="string">
                  <text:p text:style-name="P8"/>
                </table:table-cell>
                <table:table-cell table:style-name="MailMergeTable2020-03-05T14_3a_29_3a_47Z127.A3" office:value-type="string">
                  <text:p text:style-name="P10">5. Mrz 20</text:p>
                </table:table-cell>
                <table:table-cell table:style-name="MailMergeTable2020-03-05T14_3a_29_3a_47Z127.G4" office:value-type="string">
                  <text:p text:style-name="P4">9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6" text:anchor-type="page" text:anchor-page-number="63" svg:x="0.499cm" svg:y="10.5cm" svg:width="13.85cm" svg:height="9.999cm" draw:z-index="125">
        <draw:text-box>
          <text:section text:style-name="Sect1" text:name="MailMergeSection2020-03-05T14:29:47Z127Bereich2" text:protected="true">
            <table:table table:name="MailMergeTable2020-03-05T14:29:47Z126" table:style-name="MailMergeTable2020-03-05T14_3a_29_3a_47Z126">
              <table:table-column table:style-name="MailMergeTable2020-03-05T14_3a_29_3a_47Z126.A"/>
              <table:table-column table:style-name="MailMergeTable2020-03-05T14_3a_29_3a_47Z126.B"/>
              <table:table-column table:style-name="MailMergeTable2020-03-05T14_3a_29_3a_47Z126.C" table:number-columns-repeated="2"/>
              <table:table-column table:style-name="MailMergeTable2020-03-05T14_3a_29_3a_47Z126.E"/>
              <table:table-column table:style-name="MailMergeTable2020-03-05T14_3a_29_3a_47Z126.C"/>
              <table:table-column table:style-name="MailMergeTable2020-03-05T14_3a_29_3a_47Z126.G"/>
              <table:table-row>
                <table:table-cell table:style-name="MailMergeTable2020-03-05T14_3a_29_3a_47Z126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26.A2" table:number-columns-spanned="7" office:value-type="string">
                  <text:p text:style-name="P2">Fehleranalyse, Störungsbeseitig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6.3">
                <table:table-cell table:style-name="MailMergeTable2020-03-05T14_3a_29_3a_47Z126.A3" office:value-type="string">
                  <text:p text:style-name="P7"/>
                </table:table-cell>
                <table:table-cell table:style-name="MailMergeTable2020-03-05T14_3a_29_3a_47Z126.B3" table:number-columns-spanned="6" office:value-type="string">
                  <text:p text:style-name="P3">a) Anwendungslösungen präsentieren<text:line-break/>b) Bedienungsunterlagen und Hilfe-Programme zur Benutzerunterstützung bereitstellen sowie Systeme zur interaktiven Benutzerunterstützung einrichten<text:line-break/>c) auf Benutzerprobleme eingehen, Vorschläge zur Problembeseitigung unterbr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6.4">
                <table:table-cell table:style-name="MailMergeTable2020-03-05T14_3a_29_3a_47Z126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26.A3" office:value-type="string">
                  <text:p text:style-name="P8"/>
                </table:table-cell>
                <table:table-cell table:style-name="MailMergeTable2020-03-05T14_3a_29_3a_47Z126.A3" office:value-type="string">
                  <text:p text:style-name="P8"/>
                </table:table-cell>
                <table:table-cell table:style-name="MailMergeTable2020-03-05T14_3a_29_3a_47Z126.A3" office:value-type="string">
                  <text:p text:style-name="P8"/>
                </table:table-cell>
                <table:table-cell table:style-name="MailMergeTable2020-03-05T14_3a_29_3a_47Z126.A3" office:value-type="string">
                  <text:p text:style-name="P10">5. Mrz 20</text:p>
                </table:table-cell>
                <table:table-cell table:style-name="MailMergeTable2020-03-05T14_3a_29_3a_47Z126.G4" office:value-type="string">
                  <text:p text:style-name="P4">9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5" text:anchor-type="page" text:anchor-page-number="63" svg:x="14.349cm" svg:y="10.5cm" svg:width="13.85cm" svg:height="9.999cm" draw:z-index="124">
        <draw:text-box>
          <text:section text:style-name="Sect1" text:name="MailMergeSection2020-03-05T14:29:47Z126Bereich3" text:protected="true">
            <table:table table:name="MailMergeTable2020-03-05T14:29:47Z125" table:style-name="MailMergeTable2020-03-05T14_3a_29_3a_47Z125">
              <table:table-column table:style-name="MailMergeTable2020-03-05T14_3a_29_3a_47Z125.A"/>
              <table:table-column table:style-name="MailMergeTable2020-03-05T14_3a_29_3a_47Z125.B"/>
              <table:table-column table:style-name="MailMergeTable2020-03-05T14_3a_29_3a_47Z125.C" table:number-columns-repeated="2"/>
              <table:table-column table:style-name="MailMergeTable2020-03-05T14_3a_29_3a_47Z125.E"/>
              <table:table-column table:style-name="MailMergeTable2020-03-05T14_3a_29_3a_47Z125.C"/>
              <table:table-column table:style-name="MailMergeTable2020-03-05T14_3a_29_3a_47Z125.G"/>
              <table:table-row>
                <table:table-cell table:style-name="MailMergeTable2020-03-05T14_3a_29_3a_47Z125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25.A2" table:number-columns-spanned="7" office:value-type="string">
                  <text:p text:style-name="P2">Fehleranalyse, Störungsbeseitig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5.3">
                <table:table-cell table:style-name="MailMergeTable2020-03-05T14_3a_29_3a_47Z125.A3" office:value-type="string">
                  <text:p text:style-name="P7"/>
                </table:table-cell>
                <table:table-cell table:style-name="MailMergeTable2020-03-05T14_3a_29_3a_47Z125.B3" table:number-columns-spanned="6" office:value-type="string">
                  <text:p text:style-name="P3">a) Anwendungslösungen präsentieren<text:line-break/>b) Bedienungsunterlagen und Hilfe-Programme zur Benutzerunterstützung bereitstellen sowie Systeme zur interaktiven Benutzerunterstützung einrichten<text:line-break/>c) auf Benutzerprobleme eingehen, Vorschläge zur Problembeseitigung unterbrei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5.4">
                <table:table-cell table:style-name="MailMergeTable2020-03-05T14_3a_29_3a_47Z125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25.A3" office:value-type="string">
                  <text:p text:style-name="P8"/>
                </table:table-cell>
                <table:table-cell table:style-name="MailMergeTable2020-03-05T14_3a_29_3a_47Z125.A3" office:value-type="string">
                  <text:p text:style-name="P8"/>
                </table:table-cell>
                <table:table-cell table:style-name="MailMergeTable2020-03-05T14_3a_29_3a_47Z125.A3" office:value-type="string">
                  <text:p text:style-name="P8"/>
                </table:table-cell>
                <table:table-cell table:style-name="MailMergeTable2020-03-05T14_3a_29_3a_47Z125.A3" office:value-type="string">
                  <text:p text:style-name="P10">5. Mrz 20</text:p>
                </table:table-cell>
                <table:table-cell table:style-name="MailMergeTable2020-03-05T14_3a_29_3a_47Z125.G4" office:value-type="string">
                  <text:p text:style-name="P4">9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4" text:anchor-type="page" text:anchor-page-number="61" svg:x="0.499cm" svg:y="0.499cm" svg:width="13.85cm" svg:height="9.999cm" draw:z-index="123">
        <draw:text-box>
          <text:section text:style-name="Sect1" text:name="MailMergeSection2020-03-05T14:29:47Z125MasterLabel">
            <table:table table:name="MailMergeTable2020-03-05T14:29:47Z124" table:style-name="MailMergeTable2020-03-05T14_3a_29_3a_47Z124">
              <table:table-column table:style-name="MailMergeTable2020-03-05T14_3a_29_3a_47Z124.A"/>
              <table:table-column table:style-name="MailMergeTable2020-03-05T14_3a_29_3a_47Z124.B"/>
              <table:table-column table:style-name="MailMergeTable2020-03-05T14_3a_29_3a_47Z124.C" table:number-columns-repeated="2"/>
              <table:table-column table:style-name="MailMergeTable2020-03-05T14_3a_29_3a_47Z124.E"/>
              <table:table-column table:style-name="MailMergeTable2020-03-05T14_3a_29_3a_47Z124.C"/>
              <table:table-column table:style-name="MailMergeTable2020-03-05T14_3a_29_3a_47Z124.G"/>
              <table:table-row>
                <table:table-cell table:style-name="MailMergeTable2020-03-05T14_3a_29_3a_47Z124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24.A2" table:number-columns-spanned="7" office:value-type="string">
                  <text:p text:style-name="P2">Benutzer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4.3">
                <table:table-cell table:style-name="MailMergeTable2020-03-05T14_3a_29_3a_47Z124.A3" office:value-type="string">
                  <text:p text:style-name="P7"/>
                </table:table-cell>
                <table:table-cell table:style-name="MailMergeTable2020-03-05T14_3a_29_3a_47Z124.B3" table:number-columns-spanned="6" office:value-type="string">
                  <text:p text:style-name="P3">a) Präsentationen durchführen<text:line-break/>b) Leistungsumfang und Spezifikationen erstellter Anwendungslösungen kundengerecht dokumentieren<text:line-break/>c) Anwendungslösungen und Dokumentationen für den Vertrieb bereit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4.4">
                <table:table-cell table:style-name="MailMergeTable2020-03-05T14_3a_29_3a_47Z124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24.A3" office:value-type="string">
                  <text:p text:style-name="P8"/>
                </table:table-cell>
                <table:table-cell table:style-name="MailMergeTable2020-03-05T14_3a_29_3a_47Z124.A3" office:value-type="string">
                  <text:p text:style-name="P8"/>
                </table:table-cell>
                <table:table-cell table:style-name="MailMergeTable2020-03-05T14_3a_29_3a_47Z124.A3" office:value-type="string">
                  <text:p text:style-name="P8"/>
                </table:table-cell>
                <table:table-cell table:style-name="MailMergeTable2020-03-05T14_3a_29_3a_47Z124.A3" office:value-type="string">
                  <text:p text:style-name="P10">5. Mrz 20</text:p>
                </table:table-cell>
                <table:table-cell table:style-name="MailMergeTable2020-03-05T14_3a_29_3a_47Z124.G4" office:value-type="string">
                  <text:p text:style-name="P4">9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3" text:anchor-type="page" text:anchor-page-number="61" svg:x="14.349cm" svg:y="0.499cm" svg:width="13.85cm" svg:height="9.999cm" draw:z-index="122">
        <draw:text-box>
          <text:section text:style-name="Sect1" text:name="MailMergeSection2020-03-05T14:29:47Z124Bereich1" text:protected="true">
            <table:table table:name="MailMergeTable2020-03-05T14:29:47Z123" table:style-name="MailMergeTable2020-03-05T14_3a_29_3a_47Z123">
              <table:table-column table:style-name="MailMergeTable2020-03-05T14_3a_29_3a_47Z123.A"/>
              <table:table-column table:style-name="MailMergeTable2020-03-05T14_3a_29_3a_47Z123.B"/>
              <table:table-column table:style-name="MailMergeTable2020-03-05T14_3a_29_3a_47Z123.C" table:number-columns-repeated="2"/>
              <table:table-column table:style-name="MailMergeTable2020-03-05T14_3a_29_3a_47Z123.E"/>
              <table:table-column table:style-name="MailMergeTable2020-03-05T14_3a_29_3a_47Z123.C"/>
              <table:table-column table:style-name="MailMergeTable2020-03-05T14_3a_29_3a_47Z123.G"/>
              <table:table-row>
                <table:table-cell table:style-name="MailMergeTable2020-03-05T14_3a_29_3a_47Z123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23.A2" table:number-columns-spanned="7" office:value-type="string">
                  <text:p text:style-name="P2">Benutzer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3.3">
                <table:table-cell table:style-name="MailMergeTable2020-03-05T14_3a_29_3a_47Z123.A3" office:value-type="string">
                  <text:p text:style-name="P7"/>
                </table:table-cell>
                <table:table-cell table:style-name="MailMergeTable2020-03-05T14_3a_29_3a_47Z123.B3" table:number-columns-spanned="6" office:value-type="string">
                  <text:p text:style-name="P3">a) Präsentationen durchführen<text:line-break/>b) Leistungsumfang und Spezifikationen erstellter Anwendungslösungen kundengerecht dokumentieren<text:line-break/>c) Anwendungslösungen und Dokumentationen für den Vertrieb bereit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3.4">
                <table:table-cell table:style-name="MailMergeTable2020-03-05T14_3a_29_3a_47Z123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23.A3" office:value-type="string">
                  <text:p text:style-name="P8"/>
                </table:table-cell>
                <table:table-cell table:style-name="MailMergeTable2020-03-05T14_3a_29_3a_47Z123.A3" office:value-type="string">
                  <text:p text:style-name="P8"/>
                </table:table-cell>
                <table:table-cell table:style-name="MailMergeTable2020-03-05T14_3a_29_3a_47Z123.A3" office:value-type="string">
                  <text:p text:style-name="P8"/>
                </table:table-cell>
                <table:table-cell table:style-name="MailMergeTable2020-03-05T14_3a_29_3a_47Z123.A3" office:value-type="string">
                  <text:p text:style-name="P10">5. Mrz 20</text:p>
                </table:table-cell>
                <table:table-cell table:style-name="MailMergeTable2020-03-05T14_3a_29_3a_47Z123.G4" office:value-type="string">
                  <text:p text:style-name="P4">9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2" text:anchor-type="page" text:anchor-page-number="61" svg:x="0.499cm" svg:y="10.5cm" svg:width="13.85cm" svg:height="9.999cm" draw:z-index="121">
        <draw:text-box>
          <text:section text:style-name="Sect1" text:name="MailMergeSection2020-03-05T14:29:47Z123Bereich2" text:protected="true">
            <table:table table:name="MailMergeTable2020-03-05T14:29:47Z122" table:style-name="MailMergeTable2020-03-05T14_3a_29_3a_47Z122">
              <table:table-column table:style-name="MailMergeTable2020-03-05T14_3a_29_3a_47Z122.A"/>
              <table:table-column table:style-name="MailMergeTable2020-03-05T14_3a_29_3a_47Z122.B"/>
              <table:table-column table:style-name="MailMergeTable2020-03-05T14_3a_29_3a_47Z122.C" table:number-columns-repeated="2"/>
              <table:table-column table:style-name="MailMergeTable2020-03-05T14_3a_29_3a_47Z122.E"/>
              <table:table-column table:style-name="MailMergeTable2020-03-05T14_3a_29_3a_47Z122.C"/>
              <table:table-column table:style-name="MailMergeTable2020-03-05T14_3a_29_3a_47Z122.G"/>
              <table:table-row>
                <table:table-cell table:style-name="MailMergeTable2020-03-05T14_3a_29_3a_47Z122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22.A2" table:number-columns-spanned="7" office:value-type="string">
                  <text:p text:style-name="P2">Benutzer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2.3">
                <table:table-cell table:style-name="MailMergeTable2020-03-05T14_3a_29_3a_47Z122.A3" office:value-type="string">
                  <text:p text:style-name="P7"/>
                </table:table-cell>
                <table:table-cell table:style-name="MailMergeTable2020-03-05T14_3a_29_3a_47Z122.B3" table:number-columns-spanned="6" office:value-type="string">
                  <text:p text:style-name="P3">a) Präsentationen durchführen<text:line-break/>b) Leistungsumfang und Spezifikationen erstellter Anwendungslösungen kundengerecht dokumentieren<text:line-break/>c) Anwendungslösungen und Dokumentationen für den Vertrieb bereit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2.4">
                <table:table-cell table:style-name="MailMergeTable2020-03-05T14_3a_29_3a_47Z122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22.A3" office:value-type="string">
                  <text:p text:style-name="P8"/>
                </table:table-cell>
                <table:table-cell table:style-name="MailMergeTable2020-03-05T14_3a_29_3a_47Z122.A3" office:value-type="string">
                  <text:p text:style-name="P8"/>
                </table:table-cell>
                <table:table-cell table:style-name="MailMergeTable2020-03-05T14_3a_29_3a_47Z122.A3" office:value-type="string">
                  <text:p text:style-name="P8"/>
                </table:table-cell>
                <table:table-cell table:style-name="MailMergeTable2020-03-05T14_3a_29_3a_47Z122.A3" office:value-type="string">
                  <text:p text:style-name="P10">5. Mrz 20</text:p>
                </table:table-cell>
                <table:table-cell table:style-name="MailMergeTable2020-03-05T14_3a_29_3a_47Z122.G4" office:value-type="string">
                  <text:p text:style-name="P4">9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1" text:anchor-type="page" text:anchor-page-number="61" svg:x="14.349cm" svg:y="10.5cm" svg:width="13.85cm" svg:height="9.999cm" draw:z-index="120">
        <draw:text-box>
          <text:section text:style-name="Sect1" text:name="MailMergeSection2020-03-05T14:29:47Z122Bereich3" text:protected="true">
            <table:table table:name="MailMergeTable2020-03-05T14:29:47Z121" table:style-name="MailMergeTable2020-03-05T14_3a_29_3a_47Z121">
              <table:table-column table:style-name="MailMergeTable2020-03-05T14_3a_29_3a_47Z121.A"/>
              <table:table-column table:style-name="MailMergeTable2020-03-05T14_3a_29_3a_47Z121.B"/>
              <table:table-column table:style-name="MailMergeTable2020-03-05T14_3a_29_3a_47Z121.C" table:number-columns-repeated="2"/>
              <table:table-column table:style-name="MailMergeTable2020-03-05T14_3a_29_3a_47Z121.E"/>
              <table:table-column table:style-name="MailMergeTable2020-03-05T14_3a_29_3a_47Z121.C"/>
              <table:table-column table:style-name="MailMergeTable2020-03-05T14_3a_29_3a_47Z121.G"/>
              <table:table-row>
                <table:table-cell table:style-name="MailMergeTable2020-03-05T14_3a_29_3a_47Z121.A1" table:number-columns-spanned="7" office:value-type="string">
                  <text:p text:style-name="P1">Servic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21.A2" table:number-columns-spanned="7" office:value-type="string">
                  <text:p text:style-name="P2">Benutzerunterstütz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1.3">
                <table:table-cell table:style-name="MailMergeTable2020-03-05T14_3a_29_3a_47Z121.A3" office:value-type="string">
                  <text:p text:style-name="P7"/>
                </table:table-cell>
                <table:table-cell table:style-name="MailMergeTable2020-03-05T14_3a_29_3a_47Z121.B3" table:number-columns-spanned="6" office:value-type="string">
                  <text:p text:style-name="P3">a) Präsentationen durchführen<text:line-break/>b) Leistungsumfang und Spezifikationen erstellter Anwendungslösungen kundengerecht dokumentieren<text:line-break/>c) Anwendungslösungen und Dokumentationen für den Vertrieb bereit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1.4">
                <table:table-cell table:style-name="MailMergeTable2020-03-05T14_3a_29_3a_47Z121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21.A3" office:value-type="string">
                  <text:p text:style-name="P8"/>
                </table:table-cell>
                <table:table-cell table:style-name="MailMergeTable2020-03-05T14_3a_29_3a_47Z121.A3" office:value-type="string">
                  <text:p text:style-name="P8"/>
                </table:table-cell>
                <table:table-cell table:style-name="MailMergeTable2020-03-05T14_3a_29_3a_47Z121.A3" office:value-type="string">
                  <text:p text:style-name="P8"/>
                </table:table-cell>
                <table:table-cell table:style-name="MailMergeTable2020-03-05T14_3a_29_3a_47Z121.A3" office:value-type="string">
                  <text:p text:style-name="P10">5. Mrz 20</text:p>
                </table:table-cell>
                <table:table-cell table:style-name="MailMergeTable2020-03-05T14_3a_29_3a_47Z121.G4" office:value-type="string">
                  <text:p text:style-name="P4">9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0" text:anchor-type="page" text:anchor-page-number="59" svg:x="0.499cm" svg:y="0.499cm" svg:width="13.85cm" svg:height="9.999cm" draw:z-index="119">
        <draw:text-box>
          <text:section text:style-name="Sect1" text:name="MailMergeSection2020-03-05T14:29:47Z121MasterLabel">
            <table:table table:name="MailMergeTable2020-03-05T14:29:47Z120" table:style-name="MailMergeTable2020-03-05T14_3a_29_3a_47Z120">
              <table:table-column table:style-name="MailMergeTable2020-03-05T14_3a_29_3a_47Z120.A"/>
              <table:table-column table:style-name="MailMergeTable2020-03-05T14_3a_29_3a_47Z120.B"/>
              <table:table-column table:style-name="MailMergeTable2020-03-05T14_3a_29_3a_47Z120.C" table:number-columns-repeated="2"/>
              <table:table-column table:style-name="MailMergeTable2020-03-05T14_3a_29_3a_47Z120.E"/>
              <table:table-column table:style-name="MailMergeTable2020-03-05T14_3a_29_3a_47Z120.C"/>
              <table:table-column table:style-name="MailMergeTable2020-03-05T14_3a_29_3a_47Z120.G"/>
              <table:table-row>
                <table:table-cell table:style-name="MailMergeTable2020-03-05T14_3a_29_3a_47Z120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20.A2" table:number-columns-spanned="7" office:value-type="string">
                  <text:p text:style-name="P2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0.3">
                <table:table-cell table:style-name="MailMergeTable2020-03-05T14_3a_29_3a_47Z120.A3" office:value-type="string">
                  <text:p text:style-name="P7"/>
                </table:table-cell>
                <table:table-cell table:style-name="MailMergeTable2020-03-05T14_3a_29_3a_47Z120.B3" table:number-columns-spanned="6" office:value-type="string">
                  <text:p text:style-name="P3">a) menügesteuerte und grafische Bedienoberflächen ergonomisch gestalten<text:line-break/>b) Bedienoberflächen an die betrieblichen Erfordernisse anpassen<text:line-break/>c) interaktive Applikationen unter Berücksichtigung fach- und benutzergerechter Dialoggestaltung erstellen<text:line-break/>d) Konzepte für softwarebasierte Präsentationen erstellen, insbesondere Abläufe festlegen sowie Ton, Bild und Text auswählen<text:line-break/>e) Ton, Bild und Text in eine Präsentation integ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20.4">
                <table:table-cell table:style-name="MailMergeTable2020-03-05T14_3a_29_3a_47Z120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20.A3" office:value-type="string">
                  <text:p text:style-name="P8"/>
                </table:table-cell>
                <table:table-cell table:style-name="MailMergeTable2020-03-05T14_3a_29_3a_47Z120.A3" office:value-type="string">
                  <text:p text:style-name="P8"/>
                </table:table-cell>
                <table:table-cell table:style-name="MailMergeTable2020-03-05T14_3a_29_3a_47Z120.A3" office:value-type="string">
                  <text:p text:style-name="P8"/>
                </table:table-cell>
                <table:table-cell table:style-name="MailMergeTable2020-03-05T14_3a_29_3a_47Z120.A3" office:value-type="string">
                  <text:p text:style-name="P10">5. Mrz 20</text:p>
                </table:table-cell>
                <table:table-cell table:style-name="MailMergeTable2020-03-05T14_3a_29_3a_47Z120.G4" office:value-type="string">
                  <text:p text:style-name="P4">8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9" text:anchor-type="page" text:anchor-page-number="59" svg:x="14.349cm" svg:y="0.499cm" svg:width="13.85cm" svg:height="9.999cm" draw:z-index="118">
        <draw:text-box>
          <text:section text:style-name="Sect1" text:name="MailMergeSection2020-03-05T14:29:47Z120Bereich1" text:protected="true">
            <table:table table:name="MailMergeTable2020-03-05T14:29:47Z119" table:style-name="MailMergeTable2020-03-05T14_3a_29_3a_47Z119">
              <table:table-column table:style-name="MailMergeTable2020-03-05T14_3a_29_3a_47Z119.A"/>
              <table:table-column table:style-name="MailMergeTable2020-03-05T14_3a_29_3a_47Z119.B"/>
              <table:table-column table:style-name="MailMergeTable2020-03-05T14_3a_29_3a_47Z119.C" table:number-columns-repeated="2"/>
              <table:table-column table:style-name="MailMergeTable2020-03-05T14_3a_29_3a_47Z119.E"/>
              <table:table-column table:style-name="MailMergeTable2020-03-05T14_3a_29_3a_47Z119.C"/>
              <table:table-column table:style-name="MailMergeTable2020-03-05T14_3a_29_3a_47Z119.G"/>
              <table:table-row>
                <table:table-cell table:style-name="MailMergeTable2020-03-05T14_3a_29_3a_47Z119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19.A2" table:number-columns-spanned="7" office:value-type="string">
                  <text:p text:style-name="P2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9.3">
                <table:table-cell table:style-name="MailMergeTable2020-03-05T14_3a_29_3a_47Z119.A3" office:value-type="string">
                  <text:p text:style-name="P7"/>
                </table:table-cell>
                <table:table-cell table:style-name="MailMergeTable2020-03-05T14_3a_29_3a_47Z119.B3" table:number-columns-spanned="6" office:value-type="string">
                  <text:p text:style-name="P3">a) menügesteuerte und grafische Bedienoberflächen ergonomisch gestalten<text:line-break/>b) Bedienoberflächen an die betrieblichen Erfordernisse anpassen<text:line-break/>c) interaktive Applikationen unter Berücksichtigung fach- und benutzergerechter Dialoggestaltung erstellen<text:line-break/>d) Konzepte für softwarebasierte Präsentationen erstellen, insbesondere Abläufe festlegen sowie Ton, Bild und Text auswählen<text:line-break/>e) Ton, Bild und Text in eine Präsentation integ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9.4">
                <table:table-cell table:style-name="MailMergeTable2020-03-05T14_3a_29_3a_47Z119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19.A3" office:value-type="string">
                  <text:p text:style-name="P8"/>
                </table:table-cell>
                <table:table-cell table:style-name="MailMergeTable2020-03-05T14_3a_29_3a_47Z119.A3" office:value-type="string">
                  <text:p text:style-name="P8"/>
                </table:table-cell>
                <table:table-cell table:style-name="MailMergeTable2020-03-05T14_3a_29_3a_47Z119.A3" office:value-type="string">
                  <text:p text:style-name="P8"/>
                </table:table-cell>
                <table:table-cell table:style-name="MailMergeTable2020-03-05T14_3a_29_3a_47Z119.A3" office:value-type="string">
                  <text:p text:style-name="P10">5. Mrz 20</text:p>
                </table:table-cell>
                <table:table-cell table:style-name="MailMergeTable2020-03-05T14_3a_29_3a_47Z119.G4" office:value-type="string">
                  <text:p text:style-name="P4">8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8" text:anchor-type="page" text:anchor-page-number="59" svg:x="0.499cm" svg:y="10.5cm" svg:width="13.85cm" svg:height="9.999cm" draw:z-index="117">
        <draw:text-box>
          <text:section text:style-name="Sect1" text:name="MailMergeSection2020-03-05T14:29:47Z119Bereich2" text:protected="true">
            <table:table table:name="MailMergeTable2020-03-05T14:29:47Z118" table:style-name="MailMergeTable2020-03-05T14_3a_29_3a_47Z118">
              <table:table-column table:style-name="MailMergeTable2020-03-05T14_3a_29_3a_47Z118.A"/>
              <table:table-column table:style-name="MailMergeTable2020-03-05T14_3a_29_3a_47Z118.B"/>
              <table:table-column table:style-name="MailMergeTable2020-03-05T14_3a_29_3a_47Z118.C" table:number-columns-repeated="2"/>
              <table:table-column table:style-name="MailMergeTable2020-03-05T14_3a_29_3a_47Z118.E"/>
              <table:table-column table:style-name="MailMergeTable2020-03-05T14_3a_29_3a_47Z118.C"/>
              <table:table-column table:style-name="MailMergeTable2020-03-05T14_3a_29_3a_47Z118.G"/>
              <table:table-row>
                <table:table-cell table:style-name="MailMergeTable2020-03-05T14_3a_29_3a_47Z118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18.A2" table:number-columns-spanned="7" office:value-type="string">
                  <text:p text:style-name="P2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8.3">
                <table:table-cell table:style-name="MailMergeTable2020-03-05T14_3a_29_3a_47Z118.A3" office:value-type="string">
                  <text:p text:style-name="P7"/>
                </table:table-cell>
                <table:table-cell table:style-name="MailMergeTable2020-03-05T14_3a_29_3a_47Z118.B3" table:number-columns-spanned="6" office:value-type="string">
                  <text:p text:style-name="P3">a) menügesteuerte und grafische Bedienoberflächen ergonomisch gestalten<text:line-break/>b) Bedienoberflächen an die betrieblichen Erfordernisse anpassen<text:line-break/>c) interaktive Applikationen unter Berücksichtigung fach- und benutzergerechter Dialoggestaltung erstellen<text:line-break/>d) Konzepte für softwarebasierte Präsentationen erstellen, insbesondere Abläufe festlegen sowie Ton, Bild und Text auswählen<text:line-break/>e) Ton, Bild und Text in eine Präsentation integ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8.4">
                <table:table-cell table:style-name="MailMergeTable2020-03-05T14_3a_29_3a_47Z118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18.A3" office:value-type="string">
                  <text:p text:style-name="P8"/>
                </table:table-cell>
                <table:table-cell table:style-name="MailMergeTable2020-03-05T14_3a_29_3a_47Z118.A3" office:value-type="string">
                  <text:p text:style-name="P8"/>
                </table:table-cell>
                <table:table-cell table:style-name="MailMergeTable2020-03-05T14_3a_29_3a_47Z118.A3" office:value-type="string">
                  <text:p text:style-name="P8"/>
                </table:table-cell>
                <table:table-cell table:style-name="MailMergeTable2020-03-05T14_3a_29_3a_47Z118.A3" office:value-type="string">
                  <text:p text:style-name="P10">5. Mrz 20</text:p>
                </table:table-cell>
                <table:table-cell table:style-name="MailMergeTable2020-03-05T14_3a_29_3a_47Z118.G4" office:value-type="string">
                  <text:p text:style-name="P4">8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7" text:anchor-type="page" text:anchor-page-number="59" svg:x="14.349cm" svg:y="10.5cm" svg:width="13.85cm" svg:height="9.999cm" draw:z-index="116">
        <draw:text-box>
          <text:section text:style-name="Sect1" text:name="MailMergeSection2020-03-05T14:29:47Z118Bereich3" text:protected="true">
            <table:table table:name="MailMergeTable2020-03-05T14:29:47Z117" table:style-name="MailMergeTable2020-03-05T14_3a_29_3a_47Z117">
              <table:table-column table:style-name="MailMergeTable2020-03-05T14_3a_29_3a_47Z117.A"/>
              <table:table-column table:style-name="MailMergeTable2020-03-05T14_3a_29_3a_47Z117.B"/>
              <table:table-column table:style-name="MailMergeTable2020-03-05T14_3a_29_3a_47Z117.C" table:number-columns-repeated="2"/>
              <table:table-column table:style-name="MailMergeTable2020-03-05T14_3a_29_3a_47Z117.E"/>
              <table:table-column table:style-name="MailMergeTable2020-03-05T14_3a_29_3a_47Z117.C"/>
              <table:table-column table:style-name="MailMergeTable2020-03-05T14_3a_29_3a_47Z117.G"/>
              <table:table-row>
                <table:table-cell table:style-name="MailMergeTable2020-03-05T14_3a_29_3a_47Z117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17.A2" table:number-columns-spanned="7" office:value-type="string">
                  <text:p text:style-name="P2">Einführung von Syste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7.3">
                <table:table-cell table:style-name="MailMergeTable2020-03-05T14_3a_29_3a_47Z117.A3" office:value-type="string">
                  <text:p text:style-name="P7"/>
                </table:table-cell>
                <table:table-cell table:style-name="MailMergeTable2020-03-05T14_3a_29_3a_47Z117.B3" table:number-columns-spanned="6" office:value-type="string">
                  <text:p text:style-name="P3">a) menügesteuerte und grafische Bedienoberflächen ergonomisch gestalten<text:line-break/>b) Bedienoberflächen an die betrieblichen Erfordernisse anpassen<text:line-break/>c) interaktive Applikationen unter Berücksichtigung fach- und benutzergerechter Dialoggestaltung erstellen<text:line-break/>d) Konzepte für softwarebasierte Präsentationen erstellen, insbesondere Abläufe festlegen sowie Ton, Bild und Text auswählen<text:line-break/>e) Ton, Bild und Text in eine Präsentation integ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7.4">
                <table:table-cell table:style-name="MailMergeTable2020-03-05T14_3a_29_3a_47Z117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17.A3" office:value-type="string">
                  <text:p text:style-name="P8"/>
                </table:table-cell>
                <table:table-cell table:style-name="MailMergeTable2020-03-05T14_3a_29_3a_47Z117.A3" office:value-type="string">
                  <text:p text:style-name="P8"/>
                </table:table-cell>
                <table:table-cell table:style-name="MailMergeTable2020-03-05T14_3a_29_3a_47Z117.A3" office:value-type="string">
                  <text:p text:style-name="P8"/>
                </table:table-cell>
                <table:table-cell table:style-name="MailMergeTable2020-03-05T14_3a_29_3a_47Z117.A3" office:value-type="string">
                  <text:p text:style-name="P10">5. Mrz 20</text:p>
                </table:table-cell>
                <table:table-cell table:style-name="MailMergeTable2020-03-05T14_3a_29_3a_47Z117.G4" office:value-type="string">
                  <text:p text:style-name="P4">8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6" text:anchor-type="page" text:anchor-page-number="57" svg:x="0.499cm" svg:y="0.499cm" svg:width="13.85cm" svg:height="9.999cm" draw:z-index="115">
        <draw:text-box>
          <text:section text:style-name="Sect1" text:name="MailMergeSection2020-03-05T14:29:47Z117MasterLabel">
            <table:table table:name="MailMergeTable2020-03-05T14:29:47Z116" table:style-name="MailMergeTable2020-03-05T14_3a_29_3a_47Z116">
              <table:table-column table:style-name="MailMergeTable2020-03-05T14_3a_29_3a_47Z116.A"/>
              <table:table-column table:style-name="MailMergeTable2020-03-05T14_3a_29_3a_47Z116.B"/>
              <table:table-column table:style-name="MailMergeTable2020-03-05T14_3a_29_3a_47Z116.C" table:number-columns-repeated="2"/>
              <table:table-column table:style-name="MailMergeTable2020-03-05T14_3a_29_3a_47Z116.E"/>
              <table:table-column table:style-name="MailMergeTable2020-03-05T14_3a_29_3a_47Z116.C"/>
              <table:table-column table:style-name="MailMergeTable2020-03-05T14_3a_29_3a_47Z116.G"/>
              <table:table-row>
                <table:table-cell table:style-name="MailMergeTable2020-03-05T14_3a_29_3a_47Z116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16.A2" table:number-columns-spanned="7" office:value-type="string">
                  <text:p text:style-name="P2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6.3">
                <table:table-cell table:style-name="MailMergeTable2020-03-05T14_3a_29_3a_47Z116.A3" office:value-type="string">
                  <text:p text:style-name="P7"/>
                </table:table-cell>
                <table:table-cell table:style-name="MailMergeTable2020-03-05T14_3a_29_3a_47Z116.B3" table:number-columns-spanned="6" office:value-type="string">
                  <text:p text:style-name="P3">a) Abfragen und Berichte von Datenbeständen unter Nutzung einer Abfragesprache erstellen<text:line-break/>b) Schnittstellenprogramme in einer Datenbankprogrammiersprache erstellen<text:line-break/>c) Anwendungslösungen entsprechend den kundenspezifischen Anforderungen einrichten, konfigurieren und anpassen<text:line-break/>d) Software an eine veränderte Umgebung anpassen und weiterentwickeln<text:line-break/>e) Anwendungslösungen mit Hilfe von Applikationssprachen erweitern<text:line-break/>f) Fehler beseitigen<text:line-break/>g) Konfigurationen verw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6.4">
                <table:table-cell table:style-name="MailMergeTable2020-03-05T14_3a_29_3a_47Z116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16.A3" office:value-type="string">
                  <text:p text:style-name="P8"/>
                </table:table-cell>
                <table:table-cell table:style-name="MailMergeTable2020-03-05T14_3a_29_3a_47Z116.A3" office:value-type="string">
                  <text:p text:style-name="P8"/>
                </table:table-cell>
                <table:table-cell table:style-name="MailMergeTable2020-03-05T14_3a_29_3a_47Z116.A3" office:value-type="string">
                  <text:p text:style-name="P8"/>
                </table:table-cell>
                <table:table-cell table:style-name="MailMergeTable2020-03-05T14_3a_29_3a_47Z116.A3" office:value-type="string">
                  <text:p text:style-name="P10">5. Mrz 20</text:p>
                </table:table-cell>
                <table:table-cell table:style-name="MailMergeTable2020-03-05T14_3a_29_3a_47Z116.G4" office:value-type="string">
                  <text:p text:style-name="P4">8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5" text:anchor-type="page" text:anchor-page-number="57" svg:x="14.349cm" svg:y="0.499cm" svg:width="13.85cm" svg:height="9.999cm" draw:z-index="114">
        <draw:text-box>
          <text:section text:style-name="Sect1" text:name="MailMergeSection2020-03-05T14:29:47Z116Bereich1" text:protected="true">
            <table:table table:name="MailMergeTable2020-03-05T14:29:47Z115" table:style-name="MailMergeTable2020-03-05T14_3a_29_3a_47Z115">
              <table:table-column table:style-name="MailMergeTable2020-03-05T14_3a_29_3a_47Z115.A"/>
              <table:table-column table:style-name="MailMergeTable2020-03-05T14_3a_29_3a_47Z115.B"/>
              <table:table-column table:style-name="MailMergeTable2020-03-05T14_3a_29_3a_47Z115.C" table:number-columns-repeated="2"/>
              <table:table-column table:style-name="MailMergeTable2020-03-05T14_3a_29_3a_47Z115.E"/>
              <table:table-column table:style-name="MailMergeTable2020-03-05T14_3a_29_3a_47Z115.C"/>
              <table:table-column table:style-name="MailMergeTable2020-03-05T14_3a_29_3a_47Z115.G"/>
              <table:table-row>
                <table:table-cell table:style-name="MailMergeTable2020-03-05T14_3a_29_3a_47Z115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15.A2" table:number-columns-spanned="7" office:value-type="string">
                  <text:p text:style-name="P2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5.3">
                <table:table-cell table:style-name="MailMergeTable2020-03-05T14_3a_29_3a_47Z115.A3" office:value-type="string">
                  <text:p text:style-name="P7"/>
                </table:table-cell>
                <table:table-cell table:style-name="MailMergeTable2020-03-05T14_3a_29_3a_47Z115.B3" table:number-columns-spanned="6" office:value-type="string">
                  <text:p text:style-name="P3">a) Abfragen und Berichte von Datenbeständen unter Nutzung einer Abfragesprache erstellen<text:line-break/>b) Schnittstellenprogramme in einer Datenbankprogrammiersprache erstellen<text:line-break/>c) Anwendungslösungen entsprechend den kundenspezifischen Anforderungen einrichten, konfigurieren und anpassen<text:line-break/>d) Software an eine veränderte Umgebung anpassen und weiterentwickeln<text:line-break/>e) Anwendungslösungen mit Hilfe von Applikationssprachen erweitern<text:line-break/>f) Fehler beseitigen<text:line-break/>g) Konfigurationen verw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5.4">
                <table:table-cell table:style-name="MailMergeTable2020-03-05T14_3a_29_3a_47Z115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15.A3" office:value-type="string">
                  <text:p text:style-name="P8"/>
                </table:table-cell>
                <table:table-cell table:style-name="MailMergeTable2020-03-05T14_3a_29_3a_47Z115.A3" office:value-type="string">
                  <text:p text:style-name="P8"/>
                </table:table-cell>
                <table:table-cell table:style-name="MailMergeTable2020-03-05T14_3a_29_3a_47Z115.A3" office:value-type="string">
                  <text:p text:style-name="P8"/>
                </table:table-cell>
                <table:table-cell table:style-name="MailMergeTable2020-03-05T14_3a_29_3a_47Z115.A3" office:value-type="string">
                  <text:p text:style-name="P10">5. Mrz 20</text:p>
                </table:table-cell>
                <table:table-cell table:style-name="MailMergeTable2020-03-05T14_3a_29_3a_47Z115.G4" office:value-type="string">
                  <text:p text:style-name="P4">8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4" text:anchor-type="page" text:anchor-page-number="57" svg:x="0.499cm" svg:y="10.5cm" svg:width="13.85cm" svg:height="9.999cm" draw:z-index="113">
        <draw:text-box>
          <text:section text:style-name="Sect1" text:name="MailMergeSection2020-03-05T14:29:47Z115Bereich2" text:protected="true">
            <table:table table:name="MailMergeTable2020-03-05T14:29:47Z114" table:style-name="MailMergeTable2020-03-05T14_3a_29_3a_47Z114">
              <table:table-column table:style-name="MailMergeTable2020-03-05T14_3a_29_3a_47Z114.A"/>
              <table:table-column table:style-name="MailMergeTable2020-03-05T14_3a_29_3a_47Z114.B"/>
              <table:table-column table:style-name="MailMergeTable2020-03-05T14_3a_29_3a_47Z114.C" table:number-columns-repeated="2"/>
              <table:table-column table:style-name="MailMergeTable2020-03-05T14_3a_29_3a_47Z114.E"/>
              <table:table-column table:style-name="MailMergeTable2020-03-05T14_3a_29_3a_47Z114.C"/>
              <table:table-column table:style-name="MailMergeTable2020-03-05T14_3a_29_3a_47Z114.G"/>
              <table:table-row>
                <table:table-cell table:style-name="MailMergeTable2020-03-05T14_3a_29_3a_47Z114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14.A2" table:number-columns-spanned="7" office:value-type="string">
                  <text:p text:style-name="P2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4.3">
                <table:table-cell table:style-name="MailMergeTable2020-03-05T14_3a_29_3a_47Z114.A3" office:value-type="string">
                  <text:p text:style-name="P7"/>
                </table:table-cell>
                <table:table-cell table:style-name="MailMergeTable2020-03-05T14_3a_29_3a_47Z114.B3" table:number-columns-spanned="6" office:value-type="string">
                  <text:p text:style-name="P3">a) Abfragen und Berichte von Datenbeständen unter Nutzung einer Abfragesprache erstellen<text:line-break/>b) Schnittstellenprogramme in einer Datenbankprogrammiersprache erstellen<text:line-break/>c) Anwendungslösungen entsprechend den kundenspezifischen Anforderungen einrichten, konfigurieren und anpassen<text:line-break/>d) Software an eine veränderte Umgebung anpassen und weiterentwickeln<text:line-break/>e) Anwendungslösungen mit Hilfe von Applikationssprachen erweitern<text:line-break/>f) Fehler beseitigen<text:line-break/>g) Konfigurationen verw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4.4">
                <table:table-cell table:style-name="MailMergeTable2020-03-05T14_3a_29_3a_47Z114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14.A3" office:value-type="string">
                  <text:p text:style-name="P8"/>
                </table:table-cell>
                <table:table-cell table:style-name="MailMergeTable2020-03-05T14_3a_29_3a_47Z114.A3" office:value-type="string">
                  <text:p text:style-name="P8"/>
                </table:table-cell>
                <table:table-cell table:style-name="MailMergeTable2020-03-05T14_3a_29_3a_47Z114.A3" office:value-type="string">
                  <text:p text:style-name="P8"/>
                </table:table-cell>
                <table:table-cell table:style-name="MailMergeTable2020-03-05T14_3a_29_3a_47Z114.A3" office:value-type="string">
                  <text:p text:style-name="P10">5. Mrz 20</text:p>
                </table:table-cell>
                <table:table-cell table:style-name="MailMergeTable2020-03-05T14_3a_29_3a_47Z114.G4" office:value-type="string">
                  <text:p text:style-name="P4">8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3" text:anchor-type="page" text:anchor-page-number="57" svg:x="14.349cm" svg:y="10.5cm" svg:width="13.85cm" svg:height="9.999cm" draw:z-index="112">
        <draw:text-box>
          <text:section text:style-name="Sect1" text:name="MailMergeSection2020-03-05T14:29:47Z114Bereich3" text:protected="true">
            <table:table table:name="MailMergeTable2020-03-05T14:29:47Z113" table:style-name="MailMergeTable2020-03-05T14_3a_29_3a_47Z113">
              <table:table-column table:style-name="MailMergeTable2020-03-05T14_3a_29_3a_47Z113.A"/>
              <table:table-column table:style-name="MailMergeTable2020-03-05T14_3a_29_3a_47Z113.B"/>
              <table:table-column table:style-name="MailMergeTable2020-03-05T14_3a_29_3a_47Z113.C" table:number-columns-repeated="2"/>
              <table:table-column table:style-name="MailMergeTable2020-03-05T14_3a_29_3a_47Z113.E"/>
              <table:table-column table:style-name="MailMergeTable2020-03-05T14_3a_29_3a_47Z113.C"/>
              <table:table-column table:style-name="MailMergeTable2020-03-05T14_3a_29_3a_47Z113.G"/>
              <table:table-row>
                <table:table-cell table:style-name="MailMergeTable2020-03-05T14_3a_29_3a_47Z113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13.A2" table:number-columns-spanned="7" office:value-type="string">
                  <text:p text:style-name="P2">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3.3">
                <table:table-cell table:style-name="MailMergeTable2020-03-05T14_3a_29_3a_47Z113.A3" office:value-type="string">
                  <text:p text:style-name="P7"/>
                </table:table-cell>
                <table:table-cell table:style-name="MailMergeTable2020-03-05T14_3a_29_3a_47Z113.B3" table:number-columns-spanned="6" office:value-type="string">
                  <text:p text:style-name="P3">a) Abfragen und Berichte von Datenbeständen unter Nutzung einer Abfragesprache erstellen<text:line-break/>b) Schnittstellenprogramme in einer Datenbankprogrammiersprache erstellen<text:line-break/>c) Anwendungslösungen entsprechend den kundenspezifischen Anforderungen einrichten, konfigurieren und anpassen<text:line-break/>d) Software an eine veränderte Umgebung anpassen und weiterentwickeln<text:line-break/>e) Anwendungslösungen mit Hilfe von Applikationssprachen erweitern<text:line-break/>f) Fehler beseitigen<text:line-break/>g) Konfigurationen verwalt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3.4">
                <table:table-cell table:style-name="MailMergeTable2020-03-05T14_3a_29_3a_47Z113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13.A3" office:value-type="string">
                  <text:p text:style-name="P8"/>
                </table:table-cell>
                <table:table-cell table:style-name="MailMergeTable2020-03-05T14_3a_29_3a_47Z113.A3" office:value-type="string">
                  <text:p text:style-name="P8"/>
                </table:table-cell>
                <table:table-cell table:style-name="MailMergeTable2020-03-05T14_3a_29_3a_47Z113.A3" office:value-type="string">
                  <text:p text:style-name="P8"/>
                </table:table-cell>
                <table:table-cell table:style-name="MailMergeTable2020-03-05T14_3a_29_3a_47Z113.A3" office:value-type="string">
                  <text:p text:style-name="P10">5. Mrz 20</text:p>
                </table:table-cell>
                <table:table-cell table:style-name="MailMergeTable2020-03-05T14_3a_29_3a_47Z113.G4" office:value-type="string">
                  <text:p text:style-name="P4">8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2" text:anchor-type="page" text:anchor-page-number="55" svg:x="0.499cm" svg:y="0.499cm" svg:width="13.85cm" svg:height="9.999cm" draw:z-index="111">
        <draw:text-box>
          <text:section text:style-name="Sect1" text:name="MailMergeSection2020-03-05T14:29:47Z113MasterLabel">
            <table:table table:name="MailMergeTable2020-03-05T14:29:47Z112" table:style-name="MailMergeTable2020-03-05T14_3a_29_3a_47Z112">
              <table:table-column table:style-name="MailMergeTable2020-03-05T14_3a_29_3a_47Z112.A"/>
              <table:table-column table:style-name="MailMergeTable2020-03-05T14_3a_29_3a_47Z112.B"/>
              <table:table-column table:style-name="MailMergeTable2020-03-05T14_3a_29_3a_47Z112.C" table:number-columns-repeated="2"/>
              <table:table-column table:style-name="MailMergeTable2020-03-05T14_3a_29_3a_47Z112.E"/>
              <table:table-column table:style-name="MailMergeTable2020-03-05T14_3a_29_3a_47Z112.C"/>
              <table:table-column table:style-name="MailMergeTable2020-03-05T14_3a_29_3a_47Z112.G"/>
              <table:table-row>
                <table:table-cell table:style-name="MailMergeTable2020-03-05T14_3a_29_3a_47Z112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12.A2" table:number-columns-spanned="7" office:value-type="string">
                  <text:p text:style-name="P2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2.3">
                <table:table-cell table:style-name="MailMergeTable2020-03-05T14_3a_29_3a_47Z112.A3" office:value-type="string">
                  <text:p text:style-name="P7"/>
                </table:table-cell>
                <table:table-cell table:style-name="MailMergeTable2020-03-05T14_3a_29_3a_47Z112.B3" table:number-columns-spanned="6" office:value-type="string">
                  <text:p text:style-name="P3">a) Sicherheitsmechanismen, insbesondere Zugriffsmöglichkeiten und -rechte, festlegen und implementieren<text:line-break/>b) Werkzeuge zur Sicherstellung der Datenintegrität implementieren<text:line-break/>c) Datenbanksysteme testen und optimieren<text:line-break/>d) Datenbestände strukturieren und in eine Datenbank überneh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2.4">
                <table:table-cell table:style-name="MailMergeTable2020-03-05T14_3a_29_3a_47Z112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12.A3" office:value-type="string">
                  <text:p text:style-name="P8"/>
                </table:table-cell>
                <table:table-cell table:style-name="MailMergeTable2020-03-05T14_3a_29_3a_47Z112.A3" office:value-type="string">
                  <text:p text:style-name="P8"/>
                </table:table-cell>
                <table:table-cell table:style-name="MailMergeTable2020-03-05T14_3a_29_3a_47Z112.A3" office:value-type="string">
                  <text:p text:style-name="P8"/>
                </table:table-cell>
                <table:table-cell table:style-name="MailMergeTable2020-03-05T14_3a_29_3a_47Z112.A3" office:value-type="string">
                  <text:p text:style-name="P10">5. Mrz 20</text:p>
                </table:table-cell>
                <table:table-cell table:style-name="MailMergeTable2020-03-05T14_3a_29_3a_47Z112.G4" office:value-type="string">
                  <text:p text:style-name="P4">8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1" text:anchor-type="page" text:anchor-page-number="55" svg:x="14.349cm" svg:y="0.499cm" svg:width="13.85cm" svg:height="9.999cm" draw:z-index="110">
        <draw:text-box>
          <text:section text:style-name="Sect1" text:name="MailMergeSection2020-03-05T14:29:47Z112Bereich1" text:protected="true">
            <table:table table:name="MailMergeTable2020-03-05T14:29:47Z111" table:style-name="MailMergeTable2020-03-05T14_3a_29_3a_47Z111">
              <table:table-column table:style-name="MailMergeTable2020-03-05T14_3a_29_3a_47Z111.A"/>
              <table:table-column table:style-name="MailMergeTable2020-03-05T14_3a_29_3a_47Z111.B"/>
              <table:table-column table:style-name="MailMergeTable2020-03-05T14_3a_29_3a_47Z111.C" table:number-columns-repeated="2"/>
              <table:table-column table:style-name="MailMergeTable2020-03-05T14_3a_29_3a_47Z111.E"/>
              <table:table-column table:style-name="MailMergeTable2020-03-05T14_3a_29_3a_47Z111.C"/>
              <table:table-column table:style-name="MailMergeTable2020-03-05T14_3a_29_3a_47Z111.G"/>
              <table:table-row>
                <table:table-cell table:style-name="MailMergeTable2020-03-05T14_3a_29_3a_47Z111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11.A2" table:number-columns-spanned="7" office:value-type="string">
                  <text:p text:style-name="P2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1.3">
                <table:table-cell table:style-name="MailMergeTable2020-03-05T14_3a_29_3a_47Z111.A3" office:value-type="string">
                  <text:p text:style-name="P7"/>
                </table:table-cell>
                <table:table-cell table:style-name="MailMergeTable2020-03-05T14_3a_29_3a_47Z111.B3" table:number-columns-spanned="6" office:value-type="string">
                  <text:p text:style-name="P3">a) Sicherheitsmechanismen, insbesondere Zugriffsmöglichkeiten und -rechte, festlegen und implementieren<text:line-break/>b) Werkzeuge zur Sicherstellung der Datenintegrität implementieren<text:line-break/>c) Datenbanksysteme testen und optimieren<text:line-break/>d) Datenbestände strukturieren und in eine Datenbank überneh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1.4">
                <table:table-cell table:style-name="MailMergeTable2020-03-05T14_3a_29_3a_47Z111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11.A3" office:value-type="string">
                  <text:p text:style-name="P8"/>
                </table:table-cell>
                <table:table-cell table:style-name="MailMergeTable2020-03-05T14_3a_29_3a_47Z111.A3" office:value-type="string">
                  <text:p text:style-name="P8"/>
                </table:table-cell>
                <table:table-cell table:style-name="MailMergeTable2020-03-05T14_3a_29_3a_47Z111.A3" office:value-type="string">
                  <text:p text:style-name="P8"/>
                </table:table-cell>
                <table:table-cell table:style-name="MailMergeTable2020-03-05T14_3a_29_3a_47Z111.A3" office:value-type="string">
                  <text:p text:style-name="P10">5. Mrz 20</text:p>
                </table:table-cell>
                <table:table-cell table:style-name="MailMergeTable2020-03-05T14_3a_29_3a_47Z111.G4" office:value-type="string">
                  <text:p text:style-name="P4">8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0" text:anchor-type="page" text:anchor-page-number="55" svg:x="0.499cm" svg:y="10.5cm" svg:width="13.85cm" svg:height="9.999cm" draw:z-index="109">
        <draw:text-box>
          <text:section text:style-name="Sect1" text:name="MailMergeSection2020-03-05T14:29:47Z111Bereich2" text:protected="true">
            <table:table table:name="MailMergeTable2020-03-05T14:29:47Z110" table:style-name="MailMergeTable2020-03-05T14_3a_29_3a_47Z110">
              <table:table-column table:style-name="MailMergeTable2020-03-05T14_3a_29_3a_47Z110.A"/>
              <table:table-column table:style-name="MailMergeTable2020-03-05T14_3a_29_3a_47Z110.B"/>
              <table:table-column table:style-name="MailMergeTable2020-03-05T14_3a_29_3a_47Z110.C" table:number-columns-repeated="2"/>
              <table:table-column table:style-name="MailMergeTable2020-03-05T14_3a_29_3a_47Z110.E"/>
              <table:table-column table:style-name="MailMergeTable2020-03-05T14_3a_29_3a_47Z110.C"/>
              <table:table-column table:style-name="MailMergeTable2020-03-05T14_3a_29_3a_47Z110.G"/>
              <table:table-row>
                <table:table-cell table:style-name="MailMergeTable2020-03-05T14_3a_29_3a_47Z110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10.A2" table:number-columns-spanned="7" office:value-type="string">
                  <text:p text:style-name="P2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0.3">
                <table:table-cell table:style-name="MailMergeTable2020-03-05T14_3a_29_3a_47Z110.A3" office:value-type="string">
                  <text:p text:style-name="P7"/>
                </table:table-cell>
                <table:table-cell table:style-name="MailMergeTable2020-03-05T14_3a_29_3a_47Z110.B3" table:number-columns-spanned="6" office:value-type="string">
                  <text:p text:style-name="P3">a) Sicherheitsmechanismen, insbesondere Zugriffsmöglichkeiten und -rechte, festlegen und implementieren<text:line-break/>b) Werkzeuge zur Sicherstellung der Datenintegrität implementieren<text:line-break/>c) Datenbanksysteme testen und optimieren<text:line-break/>d) Datenbestände strukturieren und in eine Datenbank überneh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10.4">
                <table:table-cell table:style-name="MailMergeTable2020-03-05T14_3a_29_3a_47Z110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10.A3" office:value-type="string">
                  <text:p text:style-name="P8"/>
                </table:table-cell>
                <table:table-cell table:style-name="MailMergeTable2020-03-05T14_3a_29_3a_47Z110.A3" office:value-type="string">
                  <text:p text:style-name="P8"/>
                </table:table-cell>
                <table:table-cell table:style-name="MailMergeTable2020-03-05T14_3a_29_3a_47Z110.A3" office:value-type="string">
                  <text:p text:style-name="P8"/>
                </table:table-cell>
                <table:table-cell table:style-name="MailMergeTable2020-03-05T14_3a_29_3a_47Z110.A3" office:value-type="string">
                  <text:p text:style-name="P10">5. Mrz 20</text:p>
                </table:table-cell>
                <table:table-cell table:style-name="MailMergeTable2020-03-05T14_3a_29_3a_47Z110.G4" office:value-type="string">
                  <text:p text:style-name="P4">8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9" text:anchor-type="page" text:anchor-page-number="55" svg:x="14.349cm" svg:y="10.5cm" svg:width="13.85cm" svg:height="9.999cm" draw:z-index="108">
        <draw:text-box>
          <text:section text:style-name="Sect1" text:name="MailMergeSection2020-03-05T14:29:47Z110Bereich3" text:protected="true">
            <table:table table:name="MailMergeTable2020-03-05T14:29:47Z109" table:style-name="MailMergeTable2020-03-05T14_3a_29_3a_47Z109">
              <table:table-column table:style-name="MailMergeTable2020-03-05T14_3a_29_3a_47Z109.A"/>
              <table:table-column table:style-name="MailMergeTable2020-03-05T14_3a_29_3a_47Z109.B"/>
              <table:table-column table:style-name="MailMergeTable2020-03-05T14_3a_29_3a_47Z109.C" table:number-columns-repeated="2"/>
              <table:table-column table:style-name="MailMergeTable2020-03-05T14_3a_29_3a_47Z109.E"/>
              <table:table-column table:style-name="MailMergeTable2020-03-05T14_3a_29_3a_47Z109.C"/>
              <table:table-column table:style-name="MailMergeTable2020-03-05T14_3a_29_3a_47Z109.G"/>
              <table:table-row>
                <table:table-cell table:style-name="MailMergeTable2020-03-05T14_3a_29_3a_47Z109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09.A2" table:number-columns-spanned="7" office:value-type="string">
                  <text:p text:style-name="P2">Netzwerk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9.3">
                <table:table-cell table:style-name="MailMergeTable2020-03-05T14_3a_29_3a_47Z109.A3" office:value-type="string">
                  <text:p text:style-name="P7"/>
                </table:table-cell>
                <table:table-cell table:style-name="MailMergeTable2020-03-05T14_3a_29_3a_47Z109.B3" table:number-columns-spanned="6" office:value-type="string">
                  <text:p text:style-name="P3">a) Sicherheitsmechanismen, insbesondere Zugriffsmöglichkeiten und -rechte, festlegen und implementieren<text:line-break/>b) Werkzeuge zur Sicherstellung der Datenintegrität implementieren<text:line-break/>c) Datenbanksysteme testen und optimieren<text:line-break/>d) Datenbestände strukturieren und in eine Datenbank übernehm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9.4">
                <table:table-cell table:style-name="MailMergeTable2020-03-05T14_3a_29_3a_47Z109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09.A3" office:value-type="string">
                  <text:p text:style-name="P8"/>
                </table:table-cell>
                <table:table-cell table:style-name="MailMergeTable2020-03-05T14_3a_29_3a_47Z109.A3" office:value-type="string">
                  <text:p text:style-name="P8"/>
                </table:table-cell>
                <table:table-cell table:style-name="MailMergeTable2020-03-05T14_3a_29_3a_47Z109.A3" office:value-type="string">
                  <text:p text:style-name="P8"/>
                </table:table-cell>
                <table:table-cell table:style-name="MailMergeTable2020-03-05T14_3a_29_3a_47Z109.A3" office:value-type="string">
                  <text:p text:style-name="P10">5. Mrz 20</text:p>
                </table:table-cell>
                <table:table-cell table:style-name="MailMergeTable2020-03-05T14_3a_29_3a_47Z109.G4" office:value-type="string">
                  <text:p text:style-name="P4">8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8" text:anchor-type="page" text:anchor-page-number="53" svg:x="0.499cm" svg:y="0.499cm" svg:width="13.85cm" svg:height="9.999cm" draw:z-index="107">
        <draw:text-box>
          <text:section text:style-name="Sect1" text:name="MailMergeSection2020-03-05T14:29:47Z109MasterLabel">
            <table:table table:name="MailMergeTable2020-03-05T14:29:47Z108" table:style-name="MailMergeTable2020-03-05T14_3a_29_3a_47Z108">
              <table:table-column table:style-name="MailMergeTable2020-03-05T14_3a_29_3a_47Z108.A"/>
              <table:table-column table:style-name="MailMergeTable2020-03-05T14_3a_29_3a_47Z108.B"/>
              <table:table-column table:style-name="MailMergeTable2020-03-05T14_3a_29_3a_47Z108.C" table:number-columns-repeated="2"/>
              <table:table-column table:style-name="MailMergeTable2020-03-05T14_3a_29_3a_47Z108.E"/>
              <table:table-column table:style-name="MailMergeTable2020-03-05T14_3a_29_3a_47Z108.C"/>
              <table:table-column table:style-name="MailMergeTable2020-03-05T14_3a_29_3a_47Z108.G"/>
              <table:table-row>
                <table:table-cell table:style-name="MailMergeTable2020-03-05T14_3a_29_3a_47Z108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08.A2" table:number-columns-spanned="7" office:value-type="string">
                  <text:p text:style-name="P2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8.3">
                <table:table-cell table:style-name="MailMergeTable2020-03-05T14_3a_29_3a_47Z108.A3" office:value-type="string">
                  <text:p text:style-name="P7"/>
                </table:table-cell>
                <table:table-cell table:style-name="MailMergeTable2020-03-05T14_3a_29_3a_47Z108.B3" table:number-columns-spanned="6" office:value-type="string">
                  <text:p text:style-name="P3">a) Rechnerarchitekturen beurteilen und einordnen<text:line-break/>b) Softwarearchitekturen aufgabenbezogen entwickeln<text:line-break/>c) Softwarearchitekturen an Betriebssystemen anpassen<text:line-break/>d) Softwarearchitekturen in Netze integrieren<text:line-break/>e) Betriebssysteme anpassen und konfigurieren<text:line-break/>f) Datenbankprodukte aufgabengerecht auswählen<text:line-break/>g) Datenbankstrukturen, insbesondere logische Struktur der Daten, Objekte, Attribute, Relationen und Zugriffsmethoden, festlegen sowie Schlüssel defin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8.4">
                <table:table-cell table:style-name="MailMergeTable2020-03-05T14_3a_29_3a_47Z108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08.A3" office:value-type="string">
                  <text:p text:style-name="P8"/>
                </table:table-cell>
                <table:table-cell table:style-name="MailMergeTable2020-03-05T14_3a_29_3a_47Z108.A3" office:value-type="string">
                  <text:p text:style-name="P8"/>
                </table:table-cell>
                <table:table-cell table:style-name="MailMergeTable2020-03-05T14_3a_29_3a_47Z108.A3" office:value-type="string">
                  <text:p text:style-name="P8"/>
                </table:table-cell>
                <table:table-cell table:style-name="MailMergeTable2020-03-05T14_3a_29_3a_47Z108.A3" office:value-type="string">
                  <text:p text:style-name="P10">5. Mrz 20</text:p>
                </table:table-cell>
                <table:table-cell table:style-name="MailMergeTable2020-03-05T14_3a_29_3a_47Z108.G4" office:value-type="string">
                  <text:p text:style-name="P4">8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7" text:anchor-type="page" text:anchor-page-number="53" svg:x="14.349cm" svg:y="0.499cm" svg:width="13.85cm" svg:height="9.999cm" draw:z-index="106">
        <draw:text-box>
          <text:section text:style-name="Sect1" text:name="MailMergeSection2020-03-05T14:29:47Z108Bereich1" text:protected="true">
            <table:table table:name="MailMergeTable2020-03-05T14:29:47Z107" table:style-name="MailMergeTable2020-03-05T14_3a_29_3a_47Z107">
              <table:table-column table:style-name="MailMergeTable2020-03-05T14_3a_29_3a_47Z107.A"/>
              <table:table-column table:style-name="MailMergeTable2020-03-05T14_3a_29_3a_47Z107.B"/>
              <table:table-column table:style-name="MailMergeTable2020-03-05T14_3a_29_3a_47Z107.C" table:number-columns-repeated="2"/>
              <table:table-column table:style-name="MailMergeTable2020-03-05T14_3a_29_3a_47Z107.E"/>
              <table:table-column table:style-name="MailMergeTable2020-03-05T14_3a_29_3a_47Z107.C"/>
              <table:table-column table:style-name="MailMergeTable2020-03-05T14_3a_29_3a_47Z107.G"/>
              <table:table-row>
                <table:table-cell table:style-name="MailMergeTable2020-03-05T14_3a_29_3a_47Z107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07.A2" table:number-columns-spanned="7" office:value-type="string">
                  <text:p text:style-name="P2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7.3">
                <table:table-cell table:style-name="MailMergeTable2020-03-05T14_3a_29_3a_47Z107.A3" office:value-type="string">
                  <text:p text:style-name="P7"/>
                </table:table-cell>
                <table:table-cell table:style-name="MailMergeTable2020-03-05T14_3a_29_3a_47Z107.B3" table:number-columns-spanned="6" office:value-type="string">
                  <text:p text:style-name="P3">a) Rechnerarchitekturen beurteilen und einordnen<text:line-break/>b) Softwarearchitekturen aufgabenbezogen entwickeln<text:line-break/>c) Softwarearchitekturen an Betriebssystemen anpassen<text:line-break/>d) Softwarearchitekturen in Netze integrieren<text:line-break/>e) Betriebssysteme anpassen und konfigurieren<text:line-break/>f) Datenbankprodukte aufgabengerecht auswählen<text:line-break/>g) Datenbankstrukturen, insbesondere logische Struktur der Daten, Objekte, Attribute, Relationen und Zugriffsmethoden, festlegen sowie Schlüssel defin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7.4">
                <table:table-cell table:style-name="MailMergeTable2020-03-05T14_3a_29_3a_47Z107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07.A3" office:value-type="string">
                  <text:p text:style-name="P8"/>
                </table:table-cell>
                <table:table-cell table:style-name="MailMergeTable2020-03-05T14_3a_29_3a_47Z107.A3" office:value-type="string">
                  <text:p text:style-name="P8"/>
                </table:table-cell>
                <table:table-cell table:style-name="MailMergeTable2020-03-05T14_3a_29_3a_47Z107.A3" office:value-type="string">
                  <text:p text:style-name="P8"/>
                </table:table-cell>
                <table:table-cell table:style-name="MailMergeTable2020-03-05T14_3a_29_3a_47Z107.A3" office:value-type="string">
                  <text:p text:style-name="P10">5. Mrz 20</text:p>
                </table:table-cell>
                <table:table-cell table:style-name="MailMergeTable2020-03-05T14_3a_29_3a_47Z107.G4" office:value-type="string">
                  <text:p text:style-name="P4">8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6" text:anchor-type="page" text:anchor-page-number="53" svg:x="0.499cm" svg:y="10.5cm" svg:width="13.85cm" svg:height="9.999cm" draw:z-index="105">
        <draw:text-box>
          <text:section text:style-name="Sect1" text:name="MailMergeSection2020-03-05T14:29:47Z107Bereich2" text:protected="true">
            <table:table table:name="MailMergeTable2020-03-05T14:29:47Z106" table:style-name="MailMergeTable2020-03-05T14_3a_29_3a_47Z106">
              <table:table-column table:style-name="MailMergeTable2020-03-05T14_3a_29_3a_47Z106.A"/>
              <table:table-column table:style-name="MailMergeTable2020-03-05T14_3a_29_3a_47Z106.B"/>
              <table:table-column table:style-name="MailMergeTable2020-03-05T14_3a_29_3a_47Z106.C" table:number-columns-repeated="2"/>
              <table:table-column table:style-name="MailMergeTable2020-03-05T14_3a_29_3a_47Z106.E"/>
              <table:table-column table:style-name="MailMergeTable2020-03-05T14_3a_29_3a_47Z106.C"/>
              <table:table-column table:style-name="MailMergeTable2020-03-05T14_3a_29_3a_47Z106.G"/>
              <table:table-row>
                <table:table-cell table:style-name="MailMergeTable2020-03-05T14_3a_29_3a_47Z106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06.A2" table:number-columns-spanned="7" office:value-type="string">
                  <text:p text:style-name="P2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6.3">
                <table:table-cell table:style-name="MailMergeTable2020-03-05T14_3a_29_3a_47Z106.A3" office:value-type="string">
                  <text:p text:style-name="P7"/>
                </table:table-cell>
                <table:table-cell table:style-name="MailMergeTable2020-03-05T14_3a_29_3a_47Z106.B3" table:number-columns-spanned="6" office:value-type="string">
                  <text:p text:style-name="P3">a) Rechnerarchitekturen beurteilen und einordnen<text:line-break/>b) Softwarearchitekturen aufgabenbezogen entwickeln<text:line-break/>c) Softwarearchitekturen an Betriebssystemen anpassen<text:line-break/>d) Softwarearchitekturen in Netze integrieren<text:line-break/>e) Betriebssysteme anpassen und konfigurieren<text:line-break/>f) Datenbankprodukte aufgabengerecht auswählen<text:line-break/>g) Datenbankstrukturen, insbesondere logische Struktur der Daten, Objekte, Attribute, Relationen und Zugriffsmethoden, festlegen sowie Schlüssel defin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6.4">
                <table:table-cell table:style-name="MailMergeTable2020-03-05T14_3a_29_3a_47Z106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06.A3" office:value-type="string">
                  <text:p text:style-name="P8"/>
                </table:table-cell>
                <table:table-cell table:style-name="MailMergeTable2020-03-05T14_3a_29_3a_47Z106.A3" office:value-type="string">
                  <text:p text:style-name="P8"/>
                </table:table-cell>
                <table:table-cell table:style-name="MailMergeTable2020-03-05T14_3a_29_3a_47Z106.A3" office:value-type="string">
                  <text:p text:style-name="P8"/>
                </table:table-cell>
                <table:table-cell table:style-name="MailMergeTable2020-03-05T14_3a_29_3a_47Z106.A3" office:value-type="string">
                  <text:p text:style-name="P10">5. Mrz 20</text:p>
                </table:table-cell>
                <table:table-cell table:style-name="MailMergeTable2020-03-05T14_3a_29_3a_47Z106.G4" office:value-type="string">
                  <text:p text:style-name="P4">8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5" text:anchor-type="page" text:anchor-page-number="53" svg:x="14.349cm" svg:y="10.5cm" svg:width="13.85cm" svg:height="9.999cm" draw:z-index="104">
        <draw:text-box>
          <text:section text:style-name="Sect1" text:name="MailMergeSection2020-03-05T14:29:47Z106Bereich3" text:protected="true">
            <table:table table:name="MailMergeTable2020-03-05T14:29:47Z105" table:style-name="MailMergeTable2020-03-05T14_3a_29_3a_47Z105">
              <table:table-column table:style-name="MailMergeTable2020-03-05T14_3a_29_3a_47Z105.A"/>
              <table:table-column table:style-name="MailMergeTable2020-03-05T14_3a_29_3a_47Z105.B"/>
              <table:table-column table:style-name="MailMergeTable2020-03-05T14_3a_29_3a_47Z105.C" table:number-columns-repeated="2"/>
              <table:table-column table:style-name="MailMergeTable2020-03-05T14_3a_29_3a_47Z105.E"/>
              <table:table-column table:style-name="MailMergeTable2020-03-05T14_3a_29_3a_47Z105.C"/>
              <table:table-column table:style-name="MailMergeTable2020-03-05T14_3a_29_3a_47Z105.G"/>
              <table:table-row>
                <table:table-cell table:style-name="MailMergeTable2020-03-05T14_3a_29_3a_47Z105.A1" table:number-columns-spanned="7" office:value-type="string">
                  <text:p text:style-name="P1">Systeminteg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05.A2" table:number-columns-spanned="7" office:value-type="string">
                  <text:p text:style-name="P2">Systemkonfigur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5.3">
                <table:table-cell table:style-name="MailMergeTable2020-03-05T14_3a_29_3a_47Z105.A3" office:value-type="string">
                  <text:p text:style-name="P7"/>
                </table:table-cell>
                <table:table-cell table:style-name="MailMergeTable2020-03-05T14_3a_29_3a_47Z105.B3" table:number-columns-spanned="6" office:value-type="string">
                  <text:p text:style-name="P3">a) Rechnerarchitekturen beurteilen und einordnen<text:line-break/>b) Softwarearchitekturen aufgabenbezogen entwickeln<text:line-break/>c) Softwarearchitekturen an Betriebssystemen anpassen<text:line-break/>d) Softwarearchitekturen in Netze integrieren<text:line-break/>e) Betriebssysteme anpassen und konfigurieren<text:line-break/>f) Datenbankprodukte aufgabengerecht auswählen<text:line-break/>g) Datenbankstrukturen, insbesondere logische Struktur der Daten, Objekte, Attribute, Relationen und Zugriffsmethoden, festlegen sowie Schlüssel defin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5.4">
                <table:table-cell table:style-name="MailMergeTable2020-03-05T14_3a_29_3a_47Z105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105.A3" office:value-type="string">
                  <text:p text:style-name="P8"/>
                </table:table-cell>
                <table:table-cell table:style-name="MailMergeTable2020-03-05T14_3a_29_3a_47Z105.A3" office:value-type="string">
                  <text:p text:style-name="P8"/>
                </table:table-cell>
                <table:table-cell table:style-name="MailMergeTable2020-03-05T14_3a_29_3a_47Z105.A3" office:value-type="string">
                  <text:p text:style-name="P8"/>
                </table:table-cell>
                <table:table-cell table:style-name="MailMergeTable2020-03-05T14_3a_29_3a_47Z105.A3" office:value-type="string">
                  <text:p text:style-name="P10">5. Mrz 20</text:p>
                </table:table-cell>
                <table:table-cell table:style-name="MailMergeTable2020-03-05T14_3a_29_3a_47Z105.G4" office:value-type="string">
                  <text:p text:style-name="P4">8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4" text:anchor-type="page" text:anchor-page-number="51" svg:x="0.499cm" svg:y="0.499cm" svg:width="13.85cm" svg:height="9.999cm" draw:z-index="103">
        <draw:text-box>
          <text:section text:style-name="Sect1" text:name="MailMergeSection2020-03-05T14:29:47Z105MasterLabel">
            <table:table table:name="MailMergeTable2020-03-05T14:29:47Z104" table:style-name="MailMergeTable2020-03-05T14_3a_29_3a_47Z104">
              <table:table-column table:style-name="MailMergeTable2020-03-05T14_3a_29_3a_47Z104.A"/>
              <table:table-column table:style-name="MailMergeTable2020-03-05T14_3a_29_3a_47Z104.B"/>
              <table:table-column table:style-name="MailMergeTable2020-03-05T14_3a_29_3a_47Z104.C" table:number-columns-repeated="2"/>
              <table:table-column table:style-name="MailMergeTable2020-03-05T14_3a_29_3a_47Z104.E"/>
              <table:table-column table:style-name="MailMergeTable2020-03-05T14_3a_29_3a_47Z104.C"/>
              <table:table-column table:style-name="MailMergeTable2020-03-05T14_3a_29_3a_47Z104.G"/>
              <table:table-row>
                <table:table-cell table:style-name="MailMergeTable2020-03-05T14_3a_29_3a_47Z104.A1" table:number-columns-spanned="7" office:value-type="string">
                  <text:p text:style-name="P1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04.A2" table:number-columns-spanned="7" office:value-type="string">
                  <text:p text:style-name="P2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4.3">
                <table:table-cell table:style-name="MailMergeTable2020-03-05T14_3a_29_3a_47Z104.A3" office:value-type="string">
                  <text:p text:style-name="P7"/>
                </table:table-cell>
                <table:table-cell table:style-name="MailMergeTable2020-03-05T14_3a_29_3a_47Z104.B3" table:number-columns-spanned="6" office:value-type="string">
                  <text:p text:style-name="P3">a) Schulungsziele und -methoden festlegen<text:line-break/>b) Schulungsmaßnahmen, insbesondere Termine, Sachmittel und Personaleinsatz, planen und mit Kunden abstimmen<text:line-break/>c) Schulungsveranstaltungen organisatorisch vorbereiten<text:line-break/>d) Schulungsinhalte strukturieren und aufbereiten<text:line-break/>e) Anwenderschul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4.4">
                <table:table-cell table:style-name="MailMergeTable2020-03-05T14_3a_29_3a_47Z104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04.A3" office:value-type="string">
                  <text:p text:style-name="P8"/>
                </table:table-cell>
                <table:table-cell table:style-name="MailMergeTable2020-03-05T14_3a_29_3a_47Z104.A3" office:value-type="string">
                  <text:p text:style-name="P8"/>
                </table:table-cell>
                <table:table-cell table:style-name="MailMergeTable2020-03-05T14_3a_29_3a_47Z104.A3" office:value-type="string">
                  <text:p text:style-name="P8"/>
                </table:table-cell>
                <table:table-cell table:style-name="MailMergeTable2020-03-05T14_3a_29_3a_47Z104.A3" office:value-type="string">
                  <text:p text:style-name="P10">5. Mrz 20</text:p>
                </table:table-cell>
                <table:table-cell table:style-name="MailMergeTable2020-03-05T14_3a_29_3a_47Z104.G4" office:value-type="string">
                  <text:p text:style-name="P4">7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3" text:anchor-type="page" text:anchor-page-number="51" svg:x="14.349cm" svg:y="0.499cm" svg:width="13.85cm" svg:height="9.999cm" draw:z-index="102">
        <draw:text-box>
          <text:section text:style-name="Sect1" text:name="MailMergeSection2020-03-05T14:29:47Z104Bereich1" text:protected="true">
            <table:table table:name="MailMergeTable2020-03-05T14:29:47Z103" table:style-name="MailMergeTable2020-03-05T14_3a_29_3a_47Z103">
              <table:table-column table:style-name="MailMergeTable2020-03-05T14_3a_29_3a_47Z103.A"/>
              <table:table-column table:style-name="MailMergeTable2020-03-05T14_3a_29_3a_47Z103.B"/>
              <table:table-column table:style-name="MailMergeTable2020-03-05T14_3a_29_3a_47Z103.C" table:number-columns-repeated="2"/>
              <table:table-column table:style-name="MailMergeTable2020-03-05T14_3a_29_3a_47Z103.E"/>
              <table:table-column table:style-name="MailMergeTable2020-03-05T14_3a_29_3a_47Z103.C"/>
              <table:table-column table:style-name="MailMergeTable2020-03-05T14_3a_29_3a_47Z103.G"/>
              <table:table-row>
                <table:table-cell table:style-name="MailMergeTable2020-03-05T14_3a_29_3a_47Z103.A1" table:number-columns-spanned="7" office:value-type="string">
                  <text:p text:style-name="P1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03.A2" table:number-columns-spanned="7" office:value-type="string">
                  <text:p text:style-name="P2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3.3">
                <table:table-cell table:style-name="MailMergeTable2020-03-05T14_3a_29_3a_47Z103.A3" office:value-type="string">
                  <text:p text:style-name="P7"/>
                </table:table-cell>
                <table:table-cell table:style-name="MailMergeTable2020-03-05T14_3a_29_3a_47Z103.B3" table:number-columns-spanned="6" office:value-type="string">
                  <text:p text:style-name="P3">a) Schulungsziele und -methoden festlegen<text:line-break/>b) Schulungsmaßnahmen, insbesondere Termine, Sachmittel und Personaleinsatz, planen und mit Kunden abstimmen<text:line-break/>c) Schulungsveranstaltungen organisatorisch vorbereiten<text:line-break/>d) Schulungsinhalte strukturieren und aufbereiten<text:line-break/>e) Anwenderschul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3.4">
                <table:table-cell table:style-name="MailMergeTable2020-03-05T14_3a_29_3a_47Z103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03.A3" office:value-type="string">
                  <text:p text:style-name="P8"/>
                </table:table-cell>
                <table:table-cell table:style-name="MailMergeTable2020-03-05T14_3a_29_3a_47Z103.A3" office:value-type="string">
                  <text:p text:style-name="P8"/>
                </table:table-cell>
                <table:table-cell table:style-name="MailMergeTable2020-03-05T14_3a_29_3a_47Z103.A3" office:value-type="string">
                  <text:p text:style-name="P8"/>
                </table:table-cell>
                <table:table-cell table:style-name="MailMergeTable2020-03-05T14_3a_29_3a_47Z103.A3" office:value-type="string">
                  <text:p text:style-name="P10">5. Mrz 20</text:p>
                </table:table-cell>
                <table:table-cell table:style-name="MailMergeTable2020-03-05T14_3a_29_3a_47Z103.G4" office:value-type="string">
                  <text:p text:style-name="P4">7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2" text:anchor-type="page" text:anchor-page-number="51" svg:x="0.499cm" svg:y="10.5cm" svg:width="13.85cm" svg:height="9.999cm" draw:z-index="101">
        <draw:text-box>
          <text:section text:style-name="Sect1" text:name="MailMergeSection2020-03-05T14:29:47Z103Bereich2" text:protected="true">
            <table:table table:name="MailMergeTable2020-03-05T14:29:47Z102" table:style-name="MailMergeTable2020-03-05T14_3a_29_3a_47Z102">
              <table:table-column table:style-name="MailMergeTable2020-03-05T14_3a_29_3a_47Z102.A"/>
              <table:table-column table:style-name="MailMergeTable2020-03-05T14_3a_29_3a_47Z102.B"/>
              <table:table-column table:style-name="MailMergeTable2020-03-05T14_3a_29_3a_47Z102.C" table:number-columns-repeated="2"/>
              <table:table-column table:style-name="MailMergeTable2020-03-05T14_3a_29_3a_47Z102.E"/>
              <table:table-column table:style-name="MailMergeTable2020-03-05T14_3a_29_3a_47Z102.C"/>
              <table:table-column table:style-name="MailMergeTable2020-03-05T14_3a_29_3a_47Z102.G"/>
              <table:table-row>
                <table:table-cell table:style-name="MailMergeTable2020-03-05T14_3a_29_3a_47Z102.A1" table:number-columns-spanned="7" office:value-type="string">
                  <text:p text:style-name="P1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02.A2" table:number-columns-spanned="7" office:value-type="string">
                  <text:p text:style-name="P2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2.3">
                <table:table-cell table:style-name="MailMergeTable2020-03-05T14_3a_29_3a_47Z102.A3" office:value-type="string">
                  <text:p text:style-name="P7"/>
                </table:table-cell>
                <table:table-cell table:style-name="MailMergeTable2020-03-05T14_3a_29_3a_47Z102.B3" table:number-columns-spanned="6" office:value-type="string">
                  <text:p text:style-name="P3">a) Schulungsziele und -methoden festlegen<text:line-break/>b) Schulungsmaßnahmen, insbesondere Termine, Sachmittel und Personaleinsatz, planen und mit Kunden abstimmen<text:line-break/>c) Schulungsveranstaltungen organisatorisch vorbereiten<text:line-break/>d) Schulungsinhalte strukturieren und aufbereiten<text:line-break/>e) Anwenderschul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2.4">
                <table:table-cell table:style-name="MailMergeTable2020-03-05T14_3a_29_3a_47Z102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02.A3" office:value-type="string">
                  <text:p text:style-name="P8"/>
                </table:table-cell>
                <table:table-cell table:style-name="MailMergeTable2020-03-05T14_3a_29_3a_47Z102.A3" office:value-type="string">
                  <text:p text:style-name="P8"/>
                </table:table-cell>
                <table:table-cell table:style-name="MailMergeTable2020-03-05T14_3a_29_3a_47Z102.A3" office:value-type="string">
                  <text:p text:style-name="P8"/>
                </table:table-cell>
                <table:table-cell table:style-name="MailMergeTable2020-03-05T14_3a_29_3a_47Z102.A3" office:value-type="string">
                  <text:p text:style-name="P10">5. Mrz 20</text:p>
                </table:table-cell>
                <table:table-cell table:style-name="MailMergeTable2020-03-05T14_3a_29_3a_47Z102.G4" office:value-type="string">
                  <text:p text:style-name="P4">7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1" text:anchor-type="page" text:anchor-page-number="51" svg:x="14.349cm" svg:y="10.5cm" svg:width="13.85cm" svg:height="9.999cm" draw:z-index="100">
        <draw:text-box>
          <text:section text:style-name="Sect1" text:name="MailMergeSection2020-03-05T14:29:47Z102Bereich3" text:protected="true">
            <table:table table:name="MailMergeTable2020-03-05T14:29:47Z101" table:style-name="MailMergeTable2020-03-05T14_3a_29_3a_47Z101">
              <table:table-column table:style-name="MailMergeTable2020-03-05T14_3a_29_3a_47Z101.A"/>
              <table:table-column table:style-name="MailMergeTable2020-03-05T14_3a_29_3a_47Z101.B"/>
              <table:table-column table:style-name="MailMergeTable2020-03-05T14_3a_29_3a_47Z101.C" table:number-columns-repeated="2"/>
              <table:table-column table:style-name="MailMergeTable2020-03-05T14_3a_29_3a_47Z101.E"/>
              <table:table-column table:style-name="MailMergeTable2020-03-05T14_3a_29_3a_47Z101.C"/>
              <table:table-column table:style-name="MailMergeTable2020-03-05T14_3a_29_3a_47Z101.G"/>
              <table:table-row>
                <table:table-cell table:style-name="MailMergeTable2020-03-05T14_3a_29_3a_47Z101.A1" table:number-columns-spanned="7" office:value-type="string">
                  <text:p text:style-name="P1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01.A2" table:number-columns-spanned="7" office:value-type="string">
                  <text:p text:style-name="P2">Schu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1.3">
                <table:table-cell table:style-name="MailMergeTable2020-03-05T14_3a_29_3a_47Z101.A3" office:value-type="string">
                  <text:p text:style-name="P7"/>
                </table:table-cell>
                <table:table-cell table:style-name="MailMergeTable2020-03-05T14_3a_29_3a_47Z101.B3" table:number-columns-spanned="6" office:value-type="string">
                  <text:p text:style-name="P3">a) Schulungsziele und -methoden festlegen<text:line-break/>b) Schulungsmaßnahmen, insbesondere Termine, Sachmittel und Personaleinsatz, planen und mit Kunden abstimmen<text:line-break/>c) Schulungsveranstaltungen organisatorisch vorbereiten<text:line-break/>d) Schulungsinhalte strukturieren und aufbereiten<text:line-break/>e) Anwenderschulung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1.4">
                <table:table-cell table:style-name="MailMergeTable2020-03-05T14_3a_29_3a_47Z101.A3" table:number-columns-spanned="2" office:value-type="string">
                  <text:p text:style-name="P9">Jahr 3</text:p>
                </table:table-cell>
                <table:covered-table-cell/>
                <table:table-cell table:style-name="MailMergeTable2020-03-05T14_3a_29_3a_47Z101.A3" office:value-type="string">
                  <text:p text:style-name="P8"/>
                </table:table-cell>
                <table:table-cell table:style-name="MailMergeTable2020-03-05T14_3a_29_3a_47Z101.A3" office:value-type="string">
                  <text:p text:style-name="P8"/>
                </table:table-cell>
                <table:table-cell table:style-name="MailMergeTable2020-03-05T14_3a_29_3a_47Z101.A3" office:value-type="string">
                  <text:p text:style-name="P8"/>
                </table:table-cell>
                <table:table-cell table:style-name="MailMergeTable2020-03-05T14_3a_29_3a_47Z101.A3" office:value-type="string">
                  <text:p text:style-name="P10">5. Mrz 20</text:p>
                </table:table-cell>
                <table:table-cell table:style-name="MailMergeTable2020-03-05T14_3a_29_3a_47Z101.G4" office:value-type="string">
                  <text:p text:style-name="P4">7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0" text:anchor-type="page" text:anchor-page-number="49" svg:x="0.499cm" svg:y="0.499cm" svg:width="13.85cm" svg:height="9.999cm" draw:z-index="99">
        <draw:text-box>
          <text:section text:style-name="Sect1" text:name="MailMergeSection2020-03-05T14:29:47Z101MasterLabel">
            <table:table table:name="MailMergeTable2020-03-05T14:29:47Z100" table:style-name="MailMergeTable2020-03-05T14_3a_29_3a_47Z100">
              <table:table-column table:style-name="MailMergeTable2020-03-05T14_3a_29_3a_47Z100.A"/>
              <table:table-column table:style-name="MailMergeTable2020-03-05T14_3a_29_3a_47Z100.B"/>
              <table:table-column table:style-name="MailMergeTable2020-03-05T14_3a_29_3a_47Z100.C" table:number-columns-repeated="2"/>
              <table:table-column table:style-name="MailMergeTable2020-03-05T14_3a_29_3a_47Z100.E"/>
              <table:table-column table:style-name="MailMergeTable2020-03-05T14_3a_29_3a_47Z100.C"/>
              <table:table-column table:style-name="MailMergeTable2020-03-05T14_3a_29_3a_47Z100.G"/>
              <table:table-row>
                <table:table-cell table:style-name="MailMergeTable2020-03-05T14_3a_29_3a_47Z100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100.A2" table:number-columns-spanned="7" office:value-type="string">
                  <text:p text:style-name="P2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0.3">
                <table:table-cell table:style-name="MailMergeTable2020-03-05T14_3a_29_3a_47Z100.A3" office:value-type="string">
                  <text:p text:style-name="P7"/>
                </table:table-cell>
                <table:table-cell table:style-name="MailMergeTable2020-03-05T14_3a_29_3a_47Z100.B3" table:number-columns-spanned="6" office:value-type="string">
                  <text:p text:style-name="P3">a) Testkonzept und Testplan erstellen<text:line-break/>b) Testumfang festlegen, Testdaten generieren und auswählen<text:line-break/>c) informations- und telekommunikationstechnische Systeme testen<text:line-break/>d) Testergebnisse auswerten und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100.4">
                <table:table-cell table:style-name="MailMergeTable2020-03-05T14_3a_29_3a_47Z100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100.A3" office:value-type="string">
                  <text:p text:style-name="P8"/>
                </table:table-cell>
                <table:table-cell table:style-name="MailMergeTable2020-03-05T14_3a_29_3a_47Z100.A3" office:value-type="string">
                  <text:p text:style-name="P8"/>
                </table:table-cell>
                <table:table-cell table:style-name="MailMergeTable2020-03-05T14_3a_29_3a_47Z100.A3" office:value-type="string">
                  <text:p text:style-name="P8"/>
                </table:table-cell>
                <table:table-cell table:style-name="MailMergeTable2020-03-05T14_3a_29_3a_47Z100.A3" office:value-type="string">
                  <text:p text:style-name="P10">5. Mrz 20</text:p>
                </table:table-cell>
                <table:table-cell table:style-name="MailMergeTable2020-03-05T14_3a_29_3a_47Z100.G4" office:value-type="string">
                  <text:p text:style-name="P4">6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9" text:anchor-type="page" text:anchor-page-number="49" svg:x="14.349cm" svg:y="0.499cm" svg:width="13.85cm" svg:height="9.999cm" draw:z-index="98">
        <draw:text-box>
          <text:section text:style-name="Sect1" text:name="MailMergeSection2020-03-05T14:29:47Z100Bereich1" text:protected="true">
            <table:table table:name="MailMergeTable2020-03-05T14:29:47Z99" table:style-name="MailMergeTable2020-03-05T14_3a_29_3a_47Z99">
              <table:table-column table:style-name="MailMergeTable2020-03-05T14_3a_29_3a_47Z99.A"/>
              <table:table-column table:style-name="MailMergeTable2020-03-05T14_3a_29_3a_47Z99.B"/>
              <table:table-column table:style-name="MailMergeTable2020-03-05T14_3a_29_3a_47Z99.C" table:number-columns-repeated="2"/>
              <table:table-column table:style-name="MailMergeTable2020-03-05T14_3a_29_3a_47Z99.E"/>
              <table:table-column table:style-name="MailMergeTable2020-03-05T14_3a_29_3a_47Z99.C"/>
              <table:table-column table:style-name="MailMergeTable2020-03-05T14_3a_29_3a_47Z99.G"/>
              <table:table-row>
                <table:table-cell table:style-name="MailMergeTable2020-03-05T14_3a_29_3a_47Z99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99.A2" table:number-columns-spanned="7" office:value-type="string">
                  <text:p text:style-name="P2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9.3">
                <table:table-cell table:style-name="MailMergeTable2020-03-05T14_3a_29_3a_47Z99.A3" office:value-type="string">
                  <text:p text:style-name="P7"/>
                </table:table-cell>
                <table:table-cell table:style-name="MailMergeTable2020-03-05T14_3a_29_3a_47Z99.B3" table:number-columns-spanned="6" office:value-type="string">
                  <text:p text:style-name="P3">a) Testkonzept und Testplan erstellen<text:line-break/>b) Testumfang festlegen, Testdaten generieren und auswählen<text:line-break/>c) informations- und telekommunikationstechnische Systeme testen<text:line-break/>d) Testergebnisse auswerten und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9.4">
                <table:table-cell table:style-name="MailMergeTable2020-03-05T14_3a_29_3a_47Z99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99.A3" office:value-type="string">
                  <text:p text:style-name="P8"/>
                </table:table-cell>
                <table:table-cell table:style-name="MailMergeTable2020-03-05T14_3a_29_3a_47Z99.A3" office:value-type="string">
                  <text:p text:style-name="P8"/>
                </table:table-cell>
                <table:table-cell table:style-name="MailMergeTable2020-03-05T14_3a_29_3a_47Z99.A3" office:value-type="string">
                  <text:p text:style-name="P8"/>
                </table:table-cell>
                <table:table-cell table:style-name="MailMergeTable2020-03-05T14_3a_29_3a_47Z99.A3" office:value-type="string">
                  <text:p text:style-name="P10">5. Mrz 20</text:p>
                </table:table-cell>
                <table:table-cell table:style-name="MailMergeTable2020-03-05T14_3a_29_3a_47Z99.G4" office:value-type="string">
                  <text:p text:style-name="P4">6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8" text:anchor-type="page" text:anchor-page-number="49" svg:x="0.499cm" svg:y="10.5cm" svg:width="13.85cm" svg:height="9.999cm" draw:z-index="97">
        <draw:text-box>
          <text:section text:style-name="Sect1" text:name="MailMergeSection2020-03-05T14:29:47Z99Bereich2" text:protected="true">
            <table:table table:name="MailMergeTable2020-03-05T14:29:47Z98" table:style-name="MailMergeTable2020-03-05T14_3a_29_3a_47Z98">
              <table:table-column table:style-name="MailMergeTable2020-03-05T14_3a_29_3a_47Z98.A"/>
              <table:table-column table:style-name="MailMergeTable2020-03-05T14_3a_29_3a_47Z98.B"/>
              <table:table-column table:style-name="MailMergeTable2020-03-05T14_3a_29_3a_47Z98.C" table:number-columns-repeated="2"/>
              <table:table-column table:style-name="MailMergeTable2020-03-05T14_3a_29_3a_47Z98.E"/>
              <table:table-column table:style-name="MailMergeTable2020-03-05T14_3a_29_3a_47Z98.C"/>
              <table:table-column table:style-name="MailMergeTable2020-03-05T14_3a_29_3a_47Z98.G"/>
              <table:table-row>
                <table:table-cell table:style-name="MailMergeTable2020-03-05T14_3a_29_3a_47Z98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98.A2" table:number-columns-spanned="7" office:value-type="string">
                  <text:p text:style-name="P2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8.3">
                <table:table-cell table:style-name="MailMergeTable2020-03-05T14_3a_29_3a_47Z98.A3" office:value-type="string">
                  <text:p text:style-name="P7"/>
                </table:table-cell>
                <table:table-cell table:style-name="MailMergeTable2020-03-05T14_3a_29_3a_47Z98.B3" table:number-columns-spanned="6" office:value-type="string">
                  <text:p text:style-name="P3">a) Testkonzept und Testplan erstellen<text:line-break/>b) Testumfang festlegen, Testdaten generieren und auswählen<text:line-break/>c) informations- und telekommunikationstechnische Systeme testen<text:line-break/>d) Testergebnisse auswerten und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8.4">
                <table:table-cell table:style-name="MailMergeTable2020-03-05T14_3a_29_3a_47Z98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98.A3" office:value-type="string">
                  <text:p text:style-name="P8"/>
                </table:table-cell>
                <table:table-cell table:style-name="MailMergeTable2020-03-05T14_3a_29_3a_47Z98.A3" office:value-type="string">
                  <text:p text:style-name="P8"/>
                </table:table-cell>
                <table:table-cell table:style-name="MailMergeTable2020-03-05T14_3a_29_3a_47Z98.A3" office:value-type="string">
                  <text:p text:style-name="P8"/>
                </table:table-cell>
                <table:table-cell table:style-name="MailMergeTable2020-03-05T14_3a_29_3a_47Z98.A3" office:value-type="string">
                  <text:p text:style-name="P10">5. Mrz 20</text:p>
                </table:table-cell>
                <table:table-cell table:style-name="MailMergeTable2020-03-05T14_3a_29_3a_47Z98.G4" office:value-type="string">
                  <text:p text:style-name="P4">6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7" text:anchor-type="page" text:anchor-page-number="49" svg:x="14.349cm" svg:y="10.5cm" svg:width="13.85cm" svg:height="9.999cm" draw:z-index="96">
        <draw:text-box>
          <text:section text:style-name="Sect1" text:name="MailMergeSection2020-03-05T14:29:47Z98Bereich3" text:protected="true">
            <table:table table:name="MailMergeTable2020-03-05T14:29:47Z97" table:style-name="MailMergeTable2020-03-05T14_3a_29_3a_47Z97">
              <table:table-column table:style-name="MailMergeTable2020-03-05T14_3a_29_3a_47Z97.A"/>
              <table:table-column table:style-name="MailMergeTable2020-03-05T14_3a_29_3a_47Z97.B"/>
              <table:table-column table:style-name="MailMergeTable2020-03-05T14_3a_29_3a_47Z97.C" table:number-columns-repeated="2"/>
              <table:table-column table:style-name="MailMergeTable2020-03-05T14_3a_29_3a_47Z97.E"/>
              <table:table-column table:style-name="MailMergeTable2020-03-05T14_3a_29_3a_47Z97.C"/>
              <table:table-column table:style-name="MailMergeTable2020-03-05T14_3a_29_3a_47Z97.G"/>
              <table:table-row>
                <table:table-cell table:style-name="MailMergeTable2020-03-05T14_3a_29_3a_47Z97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97.A2" table:number-columns-spanned="7" office:value-type="string">
                  <text:p text:style-name="P2">Testverfa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7.3">
                <table:table-cell table:style-name="MailMergeTable2020-03-05T14_3a_29_3a_47Z97.A3" office:value-type="string">
                  <text:p text:style-name="P7"/>
                </table:table-cell>
                <table:table-cell table:style-name="MailMergeTable2020-03-05T14_3a_29_3a_47Z97.B3" table:number-columns-spanned="6" office:value-type="string">
                  <text:p text:style-name="P3">a) Testkonzept und Testplan erstellen<text:line-break/>b) Testumfang festlegen, Testdaten generieren und auswählen<text:line-break/>c) informations- und telekommunikationstechnische Systeme testen<text:line-break/>d) Testergebnisse auswerten und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7.4">
                <table:table-cell table:style-name="MailMergeTable2020-03-05T14_3a_29_3a_47Z97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97.A3" office:value-type="string">
                  <text:p text:style-name="P8"/>
                </table:table-cell>
                <table:table-cell table:style-name="MailMergeTable2020-03-05T14_3a_29_3a_47Z97.A3" office:value-type="string">
                  <text:p text:style-name="P8"/>
                </table:table-cell>
                <table:table-cell table:style-name="MailMergeTable2020-03-05T14_3a_29_3a_47Z97.A3" office:value-type="string">
                  <text:p text:style-name="P8"/>
                </table:table-cell>
                <table:table-cell table:style-name="MailMergeTable2020-03-05T14_3a_29_3a_47Z97.A3" office:value-type="string">
                  <text:p text:style-name="P10">5. Mrz 20</text:p>
                </table:table-cell>
                <table:table-cell table:style-name="MailMergeTable2020-03-05T14_3a_29_3a_47Z97.G4" office:value-type="string">
                  <text:p text:style-name="P4">6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6" text:anchor-type="page" text:anchor-page-number="47" svg:x="0.499cm" svg:y="0.499cm" svg:width="13.85cm" svg:height="9.999cm" draw:z-index="95">
        <draw:text-box>
          <text:section text:style-name="Sect1" text:name="MailMergeSection2020-03-05T14:29:47Z97MasterLabel">
            <table:table table:name="MailMergeTable2020-03-05T14:29:47Z96" table:style-name="MailMergeTable2020-03-05T14_3a_29_3a_47Z96">
              <table:table-column table:style-name="MailMergeTable2020-03-05T14_3a_29_3a_47Z96.A"/>
              <table:table-column table:style-name="MailMergeTable2020-03-05T14_3a_29_3a_47Z96.B"/>
              <table:table-column table:style-name="MailMergeTable2020-03-05T14_3a_29_3a_47Z96.C" table:number-columns-repeated="2"/>
              <table:table-column table:style-name="MailMergeTable2020-03-05T14_3a_29_3a_47Z96.E"/>
              <table:table-column table:style-name="MailMergeTable2020-03-05T14_3a_29_3a_47Z96.C"/>
              <table:table-column table:style-name="MailMergeTable2020-03-05T14_3a_29_3a_47Z96.G"/>
              <table:table-row>
                <table:table-cell table:style-name="MailMergeTable2020-03-05T14_3a_29_3a_47Z96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96.A2" table:number-columns-spanned="7" office:value-type="string">
                  <text:p text:style-name="P2">Schnittstellenkonzep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6.3">
                <table:table-cell table:style-name="MailMergeTable2020-03-05T14_3a_29_3a_47Z96.A3" office:value-type="string">
                  <text:p text:style-name="P7"/>
                </table:table-cell>
                <table:table-cell table:style-name="MailMergeTable2020-03-05T14_3a_29_3a_47Z96.B3" table:number-columns-spanned="6" office:value-type="string">
                  <text:p text:style-name="P3">a) Verfahren des Datenaustausches anwenden, Produkte zum Datenaustausch einsetzen<text:line-break/>b) Datenfelder mit Hilfe von Werkzeugen inhaltlich und strukturell ab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6.4">
                <table:table-cell table:style-name="MailMergeTable2020-03-05T14_3a_29_3a_47Z96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96.A3" office:value-type="string">
                  <text:p text:style-name="P8"/>
                </table:table-cell>
                <table:table-cell table:style-name="MailMergeTable2020-03-05T14_3a_29_3a_47Z96.A3" office:value-type="string">
                  <text:p text:style-name="P8"/>
                </table:table-cell>
                <table:table-cell table:style-name="MailMergeTable2020-03-05T14_3a_29_3a_47Z96.A3" office:value-type="string">
                  <text:p text:style-name="P8"/>
                </table:table-cell>
                <table:table-cell table:style-name="MailMergeTable2020-03-05T14_3a_29_3a_47Z96.A3" office:value-type="string">
                  <text:p text:style-name="P10">5. Mrz 20</text:p>
                </table:table-cell>
                <table:table-cell table:style-name="MailMergeTable2020-03-05T14_3a_29_3a_47Z96.G4" office:value-type="string">
                  <text:p text:style-name="P4">6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5" text:anchor-type="page" text:anchor-page-number="47" svg:x="14.349cm" svg:y="0.499cm" svg:width="13.85cm" svg:height="9.999cm" draw:z-index="94">
        <draw:text-box>
          <text:section text:style-name="Sect1" text:name="MailMergeSection2020-03-05T14:29:47Z96Bereich1" text:protected="true">
            <table:table table:name="MailMergeTable2020-03-05T14:29:47Z95" table:style-name="MailMergeTable2020-03-05T14_3a_29_3a_47Z95">
              <table:table-column table:style-name="MailMergeTable2020-03-05T14_3a_29_3a_47Z95.A"/>
              <table:table-column table:style-name="MailMergeTable2020-03-05T14_3a_29_3a_47Z95.B"/>
              <table:table-column table:style-name="MailMergeTable2020-03-05T14_3a_29_3a_47Z95.C" table:number-columns-repeated="2"/>
              <table:table-column table:style-name="MailMergeTable2020-03-05T14_3a_29_3a_47Z95.E"/>
              <table:table-column table:style-name="MailMergeTable2020-03-05T14_3a_29_3a_47Z95.C"/>
              <table:table-column table:style-name="MailMergeTable2020-03-05T14_3a_29_3a_47Z95.G"/>
              <table:table-row>
                <table:table-cell table:style-name="MailMergeTable2020-03-05T14_3a_29_3a_47Z95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95.A2" table:number-columns-spanned="7" office:value-type="string">
                  <text:p text:style-name="P2">Schnittstellenkonzep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5.3">
                <table:table-cell table:style-name="MailMergeTable2020-03-05T14_3a_29_3a_47Z95.A3" office:value-type="string">
                  <text:p text:style-name="P7"/>
                </table:table-cell>
                <table:table-cell table:style-name="MailMergeTable2020-03-05T14_3a_29_3a_47Z95.B3" table:number-columns-spanned="6" office:value-type="string">
                  <text:p text:style-name="P3">a) Verfahren des Datenaustausches anwenden, Produkte zum Datenaustausch einsetzen<text:line-break/>b) Datenfelder mit Hilfe von Werkzeugen inhaltlich und strukturell ab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5.4">
                <table:table-cell table:style-name="MailMergeTable2020-03-05T14_3a_29_3a_47Z95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95.A3" office:value-type="string">
                  <text:p text:style-name="P8"/>
                </table:table-cell>
                <table:table-cell table:style-name="MailMergeTable2020-03-05T14_3a_29_3a_47Z95.A3" office:value-type="string">
                  <text:p text:style-name="P8"/>
                </table:table-cell>
                <table:table-cell table:style-name="MailMergeTable2020-03-05T14_3a_29_3a_47Z95.A3" office:value-type="string">
                  <text:p text:style-name="P8"/>
                </table:table-cell>
                <table:table-cell table:style-name="MailMergeTable2020-03-05T14_3a_29_3a_47Z95.A3" office:value-type="string">
                  <text:p text:style-name="P10">5. Mrz 20</text:p>
                </table:table-cell>
                <table:table-cell table:style-name="MailMergeTable2020-03-05T14_3a_29_3a_47Z95.G4" office:value-type="string">
                  <text:p text:style-name="P4">6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4" text:anchor-type="page" text:anchor-page-number="47" svg:x="0.499cm" svg:y="10.5cm" svg:width="13.85cm" svg:height="9.999cm" draw:z-index="93">
        <draw:text-box>
          <text:section text:style-name="Sect1" text:name="MailMergeSection2020-03-05T14:29:47Z95Bereich2" text:protected="true">
            <table:table table:name="MailMergeTable2020-03-05T14:29:47Z94" table:style-name="MailMergeTable2020-03-05T14_3a_29_3a_47Z94">
              <table:table-column table:style-name="MailMergeTable2020-03-05T14_3a_29_3a_47Z94.A"/>
              <table:table-column table:style-name="MailMergeTable2020-03-05T14_3a_29_3a_47Z94.B"/>
              <table:table-column table:style-name="MailMergeTable2020-03-05T14_3a_29_3a_47Z94.C" table:number-columns-repeated="2"/>
              <table:table-column table:style-name="MailMergeTable2020-03-05T14_3a_29_3a_47Z94.E"/>
              <table:table-column table:style-name="MailMergeTable2020-03-05T14_3a_29_3a_47Z94.C"/>
              <table:table-column table:style-name="MailMergeTable2020-03-05T14_3a_29_3a_47Z94.G"/>
              <table:table-row>
                <table:table-cell table:style-name="MailMergeTable2020-03-05T14_3a_29_3a_47Z94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94.A2" table:number-columns-spanned="7" office:value-type="string">
                  <text:p text:style-name="P2">Schnittstellenkonzep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4.3">
                <table:table-cell table:style-name="MailMergeTable2020-03-05T14_3a_29_3a_47Z94.A3" office:value-type="string">
                  <text:p text:style-name="P7"/>
                </table:table-cell>
                <table:table-cell table:style-name="MailMergeTable2020-03-05T14_3a_29_3a_47Z94.B3" table:number-columns-spanned="6" office:value-type="string">
                  <text:p text:style-name="P3">a) Verfahren des Datenaustausches anwenden, Produkte zum Datenaustausch einsetzen<text:line-break/>b) Datenfelder mit Hilfe von Werkzeugen inhaltlich und strukturell ab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4.4">
                <table:table-cell table:style-name="MailMergeTable2020-03-05T14_3a_29_3a_47Z94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94.A3" office:value-type="string">
                  <text:p text:style-name="P8"/>
                </table:table-cell>
                <table:table-cell table:style-name="MailMergeTable2020-03-05T14_3a_29_3a_47Z94.A3" office:value-type="string">
                  <text:p text:style-name="P8"/>
                </table:table-cell>
                <table:table-cell table:style-name="MailMergeTable2020-03-05T14_3a_29_3a_47Z94.A3" office:value-type="string">
                  <text:p text:style-name="P8"/>
                </table:table-cell>
                <table:table-cell table:style-name="MailMergeTable2020-03-05T14_3a_29_3a_47Z94.A3" office:value-type="string">
                  <text:p text:style-name="P10">5. Mrz 20</text:p>
                </table:table-cell>
                <table:table-cell table:style-name="MailMergeTable2020-03-05T14_3a_29_3a_47Z94.G4" office:value-type="string">
                  <text:p text:style-name="P4">6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3" text:anchor-type="page" text:anchor-page-number="47" svg:x="14.349cm" svg:y="10.5cm" svg:width="13.85cm" svg:height="9.999cm" draw:z-index="92">
        <draw:text-box>
          <text:section text:style-name="Sect1" text:name="MailMergeSection2020-03-05T14:29:47Z94Bereich3" text:protected="true">
            <table:table table:name="MailMergeTable2020-03-05T14:29:47Z93" table:style-name="MailMergeTable2020-03-05T14_3a_29_3a_47Z93">
              <table:table-column table:style-name="MailMergeTable2020-03-05T14_3a_29_3a_47Z93.A"/>
              <table:table-column table:style-name="MailMergeTable2020-03-05T14_3a_29_3a_47Z93.B"/>
              <table:table-column table:style-name="MailMergeTable2020-03-05T14_3a_29_3a_47Z93.C" table:number-columns-repeated="2"/>
              <table:table-column table:style-name="MailMergeTable2020-03-05T14_3a_29_3a_47Z93.E"/>
              <table:table-column table:style-name="MailMergeTable2020-03-05T14_3a_29_3a_47Z93.C"/>
              <table:table-column table:style-name="MailMergeTable2020-03-05T14_3a_29_3a_47Z93.G"/>
              <table:table-row>
                <table:table-cell table:style-name="MailMergeTable2020-03-05T14_3a_29_3a_47Z93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93.A2" table:number-columns-spanned="7" office:value-type="string">
                  <text:p text:style-name="P2">Schnittstellenkonzep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3.3">
                <table:table-cell table:style-name="MailMergeTable2020-03-05T14_3a_29_3a_47Z93.A3" office:value-type="string">
                  <text:p text:style-name="P7"/>
                </table:table-cell>
                <table:table-cell table:style-name="MailMergeTable2020-03-05T14_3a_29_3a_47Z93.B3" table:number-columns-spanned="6" office:value-type="string">
                  <text:p text:style-name="P3">a) Verfahren des Datenaustausches anwenden, Produkte zum Datenaustausch einsetzen<text:line-break/>b) Datenfelder mit Hilfe von Werkzeugen inhaltlich und strukturell abgleich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3.4">
                <table:table-cell table:style-name="MailMergeTable2020-03-05T14_3a_29_3a_47Z93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93.A3" office:value-type="string">
                  <text:p text:style-name="P8"/>
                </table:table-cell>
                <table:table-cell table:style-name="MailMergeTable2020-03-05T14_3a_29_3a_47Z93.A3" office:value-type="string">
                  <text:p text:style-name="P8"/>
                </table:table-cell>
                <table:table-cell table:style-name="MailMergeTable2020-03-05T14_3a_29_3a_47Z93.A3" office:value-type="string">
                  <text:p text:style-name="P8"/>
                </table:table-cell>
                <table:table-cell table:style-name="MailMergeTable2020-03-05T14_3a_29_3a_47Z93.A3" office:value-type="string">
                  <text:p text:style-name="P10">5. Mrz 20</text:p>
                </table:table-cell>
                <table:table-cell table:style-name="MailMergeTable2020-03-05T14_3a_29_3a_47Z93.G4" office:value-type="string">
                  <text:p text:style-name="P4">6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2" text:anchor-type="page" text:anchor-page-number="45" svg:x="0.499cm" svg:y="0.499cm" svg:width="13.85cm" svg:height="9.999cm" draw:z-index="91">
        <draw:text-box>
          <text:section text:style-name="Sect1" text:name="MailMergeSection2020-03-05T14:29:47Z93MasterLabel">
            <table:table table:name="MailMergeTable2020-03-05T14:29:47Z92" table:style-name="MailMergeTable2020-03-05T14_3a_29_3a_47Z92">
              <table:table-column table:style-name="MailMergeTable2020-03-05T14_3a_29_3a_47Z92.A"/>
              <table:table-column table:style-name="MailMergeTable2020-03-05T14_3a_29_3a_47Z92.B"/>
              <table:table-column table:style-name="MailMergeTable2020-03-05T14_3a_29_3a_47Z92.C" table:number-columns-repeated="2"/>
              <table:table-column table:style-name="MailMergeTable2020-03-05T14_3a_29_3a_47Z92.E"/>
              <table:table-column table:style-name="MailMergeTable2020-03-05T14_3a_29_3a_47Z92.C"/>
              <table:table-column table:style-name="MailMergeTable2020-03-05T14_3a_29_3a_47Z92.G"/>
              <table:table-row>
                <table:table-cell table:style-name="MailMergeTable2020-03-05T14_3a_29_3a_47Z92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92.A2" table:number-columns-spanned="7" office:value-type="string">
                  <text:p text:style-name="P2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2.3">
                <table:table-cell table:style-name="MailMergeTable2020-03-05T14_3a_29_3a_47Z92.A3" office:value-type="string">
                  <text:p text:style-name="P7"/>
                </table:table-cell>
                <table:table-cell table:style-name="MailMergeTable2020-03-05T14_3a_29_3a_47Z92.B3" table:number-columns-spanned="6" office:value-type="string">
                  <text:p text:style-name="P3">a) Programmiersprachen auswählen, unterschiedliche Programmiersprachen anwenden<text:line-break/>b) Softwareentwicklungsumgebungen an das Systemumfeld anpassen<text:line-break/>c) Schnittstellen, insbesondere zum Betriebssystem, zu graphischen Oberflächen und zu Datenbanken, aus Programmen ansprechen<text:line-break/>d) Programme entsprechend der fachlichen Funktionen modular aufbauen<text:line-break/>e) Programme unter Berücksichtigung der Wartbarkeit und Wiederverwendbarkeit erstellen<text:line-break/>f) Software-Entwicklungswerkzeuge aufgabenbezogen anwenden<text:line-break/>g) Softwarekonfiguration verwalten, insbesondere Konfigurationsmanagement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2.4">
                <table:table-cell table:style-name="MailMergeTable2020-03-05T14_3a_29_3a_47Z92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92.A3" office:value-type="string">
                  <text:p text:style-name="P8"/>
                </table:table-cell>
                <table:table-cell table:style-name="MailMergeTable2020-03-05T14_3a_29_3a_47Z92.A3" office:value-type="string">
                  <text:p text:style-name="P8"/>
                </table:table-cell>
                <table:table-cell table:style-name="MailMergeTable2020-03-05T14_3a_29_3a_47Z92.A3" office:value-type="string">
                  <text:p text:style-name="P8"/>
                </table:table-cell>
                <table:table-cell table:style-name="MailMergeTable2020-03-05T14_3a_29_3a_47Z92.A3" office:value-type="string">
                  <text:p text:style-name="P10">5. Mrz 20</text:p>
                </table:table-cell>
                <table:table-cell table:style-name="MailMergeTable2020-03-05T14_3a_29_3a_47Z92.G4" office:value-type="string">
                  <text:p text:style-name="P4">6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1" text:anchor-type="page" text:anchor-page-number="45" svg:x="14.349cm" svg:y="0.499cm" svg:width="13.85cm" svg:height="9.999cm" draw:z-index="90">
        <draw:text-box>
          <text:section text:style-name="Sect1" text:name="MailMergeSection2020-03-05T14:29:47Z92Bereich1" text:protected="true">
            <table:table table:name="MailMergeTable2020-03-05T14:29:47Z91" table:style-name="MailMergeTable2020-03-05T14_3a_29_3a_47Z91">
              <table:table-column table:style-name="MailMergeTable2020-03-05T14_3a_29_3a_47Z91.A"/>
              <table:table-column table:style-name="MailMergeTable2020-03-05T14_3a_29_3a_47Z91.B"/>
              <table:table-column table:style-name="MailMergeTable2020-03-05T14_3a_29_3a_47Z91.C" table:number-columns-repeated="2"/>
              <table:table-column table:style-name="MailMergeTable2020-03-05T14_3a_29_3a_47Z91.E"/>
              <table:table-column table:style-name="MailMergeTable2020-03-05T14_3a_29_3a_47Z91.C"/>
              <table:table-column table:style-name="MailMergeTable2020-03-05T14_3a_29_3a_47Z91.G"/>
              <table:table-row>
                <table:table-cell table:style-name="MailMergeTable2020-03-05T14_3a_29_3a_47Z91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91.A2" table:number-columns-spanned="7" office:value-type="string">
                  <text:p text:style-name="P2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1.3">
                <table:table-cell table:style-name="MailMergeTable2020-03-05T14_3a_29_3a_47Z91.A3" office:value-type="string">
                  <text:p text:style-name="P7"/>
                </table:table-cell>
                <table:table-cell table:style-name="MailMergeTable2020-03-05T14_3a_29_3a_47Z91.B3" table:number-columns-spanned="6" office:value-type="string">
                  <text:p text:style-name="P3">a) Programmiersprachen auswählen, unterschiedliche Programmiersprachen anwenden<text:line-break/>b) Softwareentwicklungsumgebungen an das Systemumfeld anpassen<text:line-break/>c) Schnittstellen, insbesondere zum Betriebssystem, zu graphischen Oberflächen und zu Datenbanken, aus Programmen ansprechen<text:line-break/>d) Programme entsprechend der fachlichen Funktionen modular aufbauen<text:line-break/>e) Programme unter Berücksichtigung der Wartbarkeit und Wiederverwendbarkeit erstellen<text:line-break/>f) Software-Entwicklungswerkzeuge aufgabenbezogen anwenden<text:line-break/>g) Softwarekonfiguration verwalten, insbesondere Konfigurationsmanagement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1.4">
                <table:table-cell table:style-name="MailMergeTable2020-03-05T14_3a_29_3a_47Z91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91.A3" office:value-type="string">
                  <text:p text:style-name="P8"/>
                </table:table-cell>
                <table:table-cell table:style-name="MailMergeTable2020-03-05T14_3a_29_3a_47Z91.A3" office:value-type="string">
                  <text:p text:style-name="P8"/>
                </table:table-cell>
                <table:table-cell table:style-name="MailMergeTable2020-03-05T14_3a_29_3a_47Z91.A3" office:value-type="string">
                  <text:p text:style-name="P8"/>
                </table:table-cell>
                <table:table-cell table:style-name="MailMergeTable2020-03-05T14_3a_29_3a_47Z91.A3" office:value-type="string">
                  <text:p text:style-name="P10">5. Mrz 20</text:p>
                </table:table-cell>
                <table:table-cell table:style-name="MailMergeTable2020-03-05T14_3a_29_3a_47Z91.G4" office:value-type="string">
                  <text:p text:style-name="P4">6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0" text:anchor-type="page" text:anchor-page-number="45" svg:x="0.499cm" svg:y="10.5cm" svg:width="13.85cm" svg:height="9.999cm" draw:z-index="89">
        <draw:text-box>
          <text:section text:style-name="Sect1" text:name="MailMergeSection2020-03-05T14:29:47Z91Bereich2" text:protected="true">
            <table:table table:name="MailMergeTable2020-03-05T14:29:47Z90" table:style-name="MailMergeTable2020-03-05T14_3a_29_3a_47Z90">
              <table:table-column table:style-name="MailMergeTable2020-03-05T14_3a_29_3a_47Z90.A"/>
              <table:table-column table:style-name="MailMergeTable2020-03-05T14_3a_29_3a_47Z90.B"/>
              <table:table-column table:style-name="MailMergeTable2020-03-05T14_3a_29_3a_47Z90.C" table:number-columns-repeated="2"/>
              <table:table-column table:style-name="MailMergeTable2020-03-05T14_3a_29_3a_47Z90.E"/>
              <table:table-column table:style-name="MailMergeTable2020-03-05T14_3a_29_3a_47Z90.C"/>
              <table:table-column table:style-name="MailMergeTable2020-03-05T14_3a_29_3a_47Z90.G"/>
              <table:table-row>
                <table:table-cell table:style-name="MailMergeTable2020-03-05T14_3a_29_3a_47Z90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90.A2" table:number-columns-spanned="7" office:value-type="string">
                  <text:p text:style-name="P2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0.3">
                <table:table-cell table:style-name="MailMergeTable2020-03-05T14_3a_29_3a_47Z90.A3" office:value-type="string">
                  <text:p text:style-name="P7"/>
                </table:table-cell>
                <table:table-cell table:style-name="MailMergeTable2020-03-05T14_3a_29_3a_47Z90.B3" table:number-columns-spanned="6" office:value-type="string">
                  <text:p text:style-name="P3">a) Programmiersprachen auswählen, unterschiedliche Programmiersprachen anwenden<text:line-break/>b) Softwareentwicklungsumgebungen an das Systemumfeld anpassen<text:line-break/>c) Schnittstellen, insbesondere zum Betriebssystem, zu graphischen Oberflächen und zu Datenbanken, aus Programmen ansprechen<text:line-break/>d) Programme entsprechend der fachlichen Funktionen modular aufbauen<text:line-break/>e) Programme unter Berücksichtigung der Wartbarkeit und Wiederverwendbarkeit erstellen<text:line-break/>f) Software-Entwicklungswerkzeuge aufgabenbezogen anwenden<text:line-break/>g) Softwarekonfiguration verwalten, insbesondere Konfigurationsmanagement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90.4">
                <table:table-cell table:style-name="MailMergeTable2020-03-05T14_3a_29_3a_47Z90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90.A3" office:value-type="string">
                  <text:p text:style-name="P8"/>
                </table:table-cell>
                <table:table-cell table:style-name="MailMergeTable2020-03-05T14_3a_29_3a_47Z90.A3" office:value-type="string">
                  <text:p text:style-name="P8"/>
                </table:table-cell>
                <table:table-cell table:style-name="MailMergeTable2020-03-05T14_3a_29_3a_47Z90.A3" office:value-type="string">
                  <text:p text:style-name="P8"/>
                </table:table-cell>
                <table:table-cell table:style-name="MailMergeTable2020-03-05T14_3a_29_3a_47Z90.A3" office:value-type="string">
                  <text:p text:style-name="P10">5. Mrz 20</text:p>
                </table:table-cell>
                <table:table-cell table:style-name="MailMergeTable2020-03-05T14_3a_29_3a_47Z90.G4" office:value-type="string">
                  <text:p text:style-name="P4">6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9" text:anchor-type="page" text:anchor-page-number="45" svg:x="14.349cm" svg:y="10.5cm" svg:width="13.85cm" svg:height="9.999cm" draw:z-index="88">
        <draw:text-box>
          <text:section text:style-name="Sect1" text:name="MailMergeSection2020-03-05T14:29:47Z90Bereich3" text:protected="true">
            <table:table table:name="MailMergeTable2020-03-05T14:29:47Z89" table:style-name="MailMergeTable2020-03-05T14_3a_29_3a_47Z89">
              <table:table-column table:style-name="MailMergeTable2020-03-05T14_3a_29_3a_47Z89.A"/>
              <table:table-column table:style-name="MailMergeTable2020-03-05T14_3a_29_3a_47Z89.B"/>
              <table:table-column table:style-name="MailMergeTable2020-03-05T14_3a_29_3a_47Z89.C" table:number-columns-repeated="2"/>
              <table:table-column table:style-name="MailMergeTable2020-03-05T14_3a_29_3a_47Z89.E"/>
              <table:table-column table:style-name="MailMergeTable2020-03-05T14_3a_29_3a_47Z89.C"/>
              <table:table-column table:style-name="MailMergeTable2020-03-05T14_3a_29_3a_47Z89.G"/>
              <table:table-row>
                <table:table-cell table:style-name="MailMergeTable2020-03-05T14_3a_29_3a_47Z89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89.A2" table:number-columns-spanned="7" office:value-type="string">
                  <text:p text:style-name="P2">Programmerstellung und -dokument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9.3">
                <table:table-cell table:style-name="MailMergeTable2020-03-05T14_3a_29_3a_47Z89.A3" office:value-type="string">
                  <text:p text:style-name="P7"/>
                </table:table-cell>
                <table:table-cell table:style-name="MailMergeTable2020-03-05T14_3a_29_3a_47Z89.B3" table:number-columns-spanned="6" office:value-type="string">
                  <text:p text:style-name="P3">a) Programmiersprachen auswählen, unterschiedliche Programmiersprachen anwenden<text:line-break/>b) Softwareentwicklungsumgebungen an das Systemumfeld anpassen<text:line-break/>c) Schnittstellen, insbesondere zum Betriebssystem, zu graphischen Oberflächen und zu Datenbanken, aus Programmen ansprechen<text:line-break/>d) Programme entsprechend der fachlichen Funktionen modular aufbauen<text:line-break/>e) Programme unter Berücksichtigung der Wartbarkeit und Wiederverwendbarkeit erstellen<text:line-break/>f) Software-Entwicklungswerkzeuge aufgabenbezogen anwenden<text:line-break/>g) Softwarekonfiguration verwalten, insbesondere Konfigurationsmanagement durch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9.4">
                <table:table-cell table:style-name="MailMergeTable2020-03-05T14_3a_29_3a_47Z89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89.A3" office:value-type="string">
                  <text:p text:style-name="P8"/>
                </table:table-cell>
                <table:table-cell table:style-name="MailMergeTable2020-03-05T14_3a_29_3a_47Z89.A3" office:value-type="string">
                  <text:p text:style-name="P8"/>
                </table:table-cell>
                <table:table-cell table:style-name="MailMergeTable2020-03-05T14_3a_29_3a_47Z89.A3" office:value-type="string">
                  <text:p text:style-name="P8"/>
                </table:table-cell>
                <table:table-cell table:style-name="MailMergeTable2020-03-05T14_3a_29_3a_47Z89.A3" office:value-type="string">
                  <text:p text:style-name="P10">5. Mrz 20</text:p>
                </table:table-cell>
                <table:table-cell table:style-name="MailMergeTable2020-03-05T14_3a_29_3a_47Z89.G4" office:value-type="string">
                  <text:p text:style-name="P4">6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8" text:anchor-type="page" text:anchor-page-number="43" svg:x="0.499cm" svg:y="0.499cm" svg:width="13.85cm" svg:height="9.999cm" draw:z-index="87">
        <draw:text-box>
          <text:section text:style-name="Sect1" text:name="MailMergeSection2020-03-05T14:29:47Z89MasterLabel">
            <table:table table:name="MailMergeTable2020-03-05T14:29:47Z88" table:style-name="MailMergeTable2020-03-05T14_3a_29_3a_47Z88">
              <table:table-column table:style-name="MailMergeTable2020-03-05T14_3a_29_3a_47Z88.A"/>
              <table:table-column table:style-name="MailMergeTable2020-03-05T14_3a_29_3a_47Z88.B"/>
              <table:table-column table:style-name="MailMergeTable2020-03-05T14_3a_29_3a_47Z88.C" table:number-columns-repeated="2"/>
              <table:table-column table:style-name="MailMergeTable2020-03-05T14_3a_29_3a_47Z88.E"/>
              <table:table-column table:style-name="MailMergeTable2020-03-05T14_3a_29_3a_47Z88.C"/>
              <table:table-column table:style-name="MailMergeTable2020-03-05T14_3a_29_3a_47Z88.G"/>
              <table:table-row>
                <table:table-cell table:style-name="MailMergeTable2020-03-05T14_3a_29_3a_47Z88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88.A2" table:number-columns-spanned="7" office:value-type="string">
                  <text:p text:style-name="P2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8.3">
                <table:table-cell table:style-name="MailMergeTable2020-03-05T14_3a_29_3a_47Z88.A3" office:value-type="string">
                  <text:p text:style-name="P7"/>
                </table:table-cell>
                <table:table-cell table:style-name="MailMergeTable2020-03-05T14_3a_29_3a_47Z88.B3" table:number-columns-spanned="6" office:value-type="string">
                  <text:p text:style-name="P3">a) Vorgehensmodelle und -methoden sowie Entwicklungsumgebungen aufgabenbezogen auswählen und anwenden<text:line-break/>b) strukturierte und objektorientierte Analyse- und Designverfahren anwenden<text:line-break/>c) Programmspezifikationen festlegen, Datenmodelle und Strukturen aus fachlichen Anforderungen ableiten, Schnittstellen festlegen<text:line-break/>d) Methoden zur Strukturierung von Daten und Programmen anwenden<text:line-break/>e) Daten und Funktionen zu Objekten zusammenfassen, Klassen definieren und Hierarchiediagramm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8.4">
                <table:table-cell table:style-name="MailMergeTable2020-03-05T14_3a_29_3a_47Z88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88.A3" office:value-type="string">
                  <text:p text:style-name="P8"/>
                </table:table-cell>
                <table:table-cell table:style-name="MailMergeTable2020-03-05T14_3a_29_3a_47Z88.A3" office:value-type="string">
                  <text:p text:style-name="P8"/>
                </table:table-cell>
                <table:table-cell table:style-name="MailMergeTable2020-03-05T14_3a_29_3a_47Z88.A3" office:value-type="string">
                  <text:p text:style-name="P8"/>
                </table:table-cell>
                <table:table-cell table:style-name="MailMergeTable2020-03-05T14_3a_29_3a_47Z88.A3" office:value-type="string">
                  <text:p text:style-name="P10">5. Mrz 20</text:p>
                </table:table-cell>
                <table:table-cell table:style-name="MailMergeTable2020-03-05T14_3a_29_3a_47Z88.G4" office:value-type="string">
                  <text:p text:style-name="P4">6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7" text:anchor-type="page" text:anchor-page-number="43" svg:x="14.349cm" svg:y="0.499cm" svg:width="13.85cm" svg:height="9.999cm" draw:z-index="86">
        <draw:text-box>
          <text:section text:style-name="Sect1" text:name="MailMergeSection2020-03-05T14:29:47Z88Bereich1" text:protected="true">
            <table:table table:name="MailMergeTable2020-03-05T14:29:47Z87" table:style-name="MailMergeTable2020-03-05T14_3a_29_3a_47Z87">
              <table:table-column table:style-name="MailMergeTable2020-03-05T14_3a_29_3a_47Z87.A"/>
              <table:table-column table:style-name="MailMergeTable2020-03-05T14_3a_29_3a_47Z87.B"/>
              <table:table-column table:style-name="MailMergeTable2020-03-05T14_3a_29_3a_47Z87.C" table:number-columns-repeated="2"/>
              <table:table-column table:style-name="MailMergeTable2020-03-05T14_3a_29_3a_47Z87.E"/>
              <table:table-column table:style-name="MailMergeTable2020-03-05T14_3a_29_3a_47Z87.C"/>
              <table:table-column table:style-name="MailMergeTable2020-03-05T14_3a_29_3a_47Z87.G"/>
              <table:table-row>
                <table:table-cell table:style-name="MailMergeTable2020-03-05T14_3a_29_3a_47Z87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87.A2" table:number-columns-spanned="7" office:value-type="string">
                  <text:p text:style-name="P2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7.3">
                <table:table-cell table:style-name="MailMergeTable2020-03-05T14_3a_29_3a_47Z87.A3" office:value-type="string">
                  <text:p text:style-name="P7"/>
                </table:table-cell>
                <table:table-cell table:style-name="MailMergeTable2020-03-05T14_3a_29_3a_47Z87.B3" table:number-columns-spanned="6" office:value-type="string">
                  <text:p text:style-name="P3">a) Vorgehensmodelle und -methoden sowie Entwicklungsumgebungen aufgabenbezogen auswählen und anwenden<text:line-break/>b) strukturierte und objektorientierte Analyse- und Designverfahren anwenden<text:line-break/>c) Programmspezifikationen festlegen, Datenmodelle und Strukturen aus fachlichen Anforderungen ableiten, Schnittstellen festlegen<text:line-break/>d) Methoden zur Strukturierung von Daten und Programmen anwenden<text:line-break/>e) Daten und Funktionen zu Objekten zusammenfassen, Klassen definieren und Hierarchiediagramm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7.4">
                <table:table-cell table:style-name="MailMergeTable2020-03-05T14_3a_29_3a_47Z87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87.A3" office:value-type="string">
                  <text:p text:style-name="P8"/>
                </table:table-cell>
                <table:table-cell table:style-name="MailMergeTable2020-03-05T14_3a_29_3a_47Z87.A3" office:value-type="string">
                  <text:p text:style-name="P8"/>
                </table:table-cell>
                <table:table-cell table:style-name="MailMergeTable2020-03-05T14_3a_29_3a_47Z87.A3" office:value-type="string">
                  <text:p text:style-name="P8"/>
                </table:table-cell>
                <table:table-cell table:style-name="MailMergeTable2020-03-05T14_3a_29_3a_47Z87.A3" office:value-type="string">
                  <text:p text:style-name="P10">5. Mrz 20</text:p>
                </table:table-cell>
                <table:table-cell table:style-name="MailMergeTable2020-03-05T14_3a_29_3a_47Z87.G4" office:value-type="string">
                  <text:p text:style-name="P4">6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6" text:anchor-type="page" text:anchor-page-number="43" svg:x="0.499cm" svg:y="10.5cm" svg:width="13.85cm" svg:height="9.999cm" draw:z-index="85">
        <draw:text-box>
          <text:section text:style-name="Sect1" text:name="MailMergeSection2020-03-05T14:29:47Z87Bereich2" text:protected="true">
            <table:table table:name="MailMergeTable2020-03-05T14:29:47Z86" table:style-name="MailMergeTable2020-03-05T14_3a_29_3a_47Z86">
              <table:table-column table:style-name="MailMergeTable2020-03-05T14_3a_29_3a_47Z86.A"/>
              <table:table-column table:style-name="MailMergeTable2020-03-05T14_3a_29_3a_47Z86.B"/>
              <table:table-column table:style-name="MailMergeTable2020-03-05T14_3a_29_3a_47Z86.C" table:number-columns-repeated="2"/>
              <table:table-column table:style-name="MailMergeTable2020-03-05T14_3a_29_3a_47Z86.E"/>
              <table:table-column table:style-name="MailMergeTable2020-03-05T14_3a_29_3a_47Z86.C"/>
              <table:table-column table:style-name="MailMergeTable2020-03-05T14_3a_29_3a_47Z86.G"/>
              <table:table-row>
                <table:table-cell table:style-name="MailMergeTable2020-03-05T14_3a_29_3a_47Z86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86.A2" table:number-columns-spanned="7" office:value-type="string">
                  <text:p text:style-name="P2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6.3">
                <table:table-cell table:style-name="MailMergeTable2020-03-05T14_3a_29_3a_47Z86.A3" office:value-type="string">
                  <text:p text:style-name="P7"/>
                </table:table-cell>
                <table:table-cell table:style-name="MailMergeTable2020-03-05T14_3a_29_3a_47Z86.B3" table:number-columns-spanned="6" office:value-type="string">
                  <text:p text:style-name="P3">a) Vorgehensmodelle und -methoden sowie Entwicklungsumgebungen aufgabenbezogen auswählen und anwenden<text:line-break/>b) strukturierte und objektorientierte Analyse- und Designverfahren anwenden<text:line-break/>c) Programmspezifikationen festlegen, Datenmodelle und Strukturen aus fachlichen Anforderungen ableiten, Schnittstellen festlegen<text:line-break/>d) Methoden zur Strukturierung von Daten und Programmen anwenden<text:line-break/>e) Daten und Funktionen zu Objekten zusammenfassen, Klassen definieren und Hierarchiediagramm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6.4">
                <table:table-cell table:style-name="MailMergeTable2020-03-05T14_3a_29_3a_47Z86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86.A3" office:value-type="string">
                  <text:p text:style-name="P8"/>
                </table:table-cell>
                <table:table-cell table:style-name="MailMergeTable2020-03-05T14_3a_29_3a_47Z86.A3" office:value-type="string">
                  <text:p text:style-name="P8"/>
                </table:table-cell>
                <table:table-cell table:style-name="MailMergeTable2020-03-05T14_3a_29_3a_47Z86.A3" office:value-type="string">
                  <text:p text:style-name="P8"/>
                </table:table-cell>
                <table:table-cell table:style-name="MailMergeTable2020-03-05T14_3a_29_3a_47Z86.A3" office:value-type="string">
                  <text:p text:style-name="P10">5. Mrz 20</text:p>
                </table:table-cell>
                <table:table-cell table:style-name="MailMergeTable2020-03-05T14_3a_29_3a_47Z86.G4" office:value-type="string">
                  <text:p text:style-name="P4">6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5" text:anchor-type="page" text:anchor-page-number="43" svg:x="14.349cm" svg:y="10.5cm" svg:width="13.85cm" svg:height="9.999cm" draw:z-index="84">
        <draw:text-box>
          <text:section text:style-name="Sect1" text:name="MailMergeSection2020-03-05T14:29:47Z86Bereich3" text:protected="true">
            <table:table table:name="MailMergeTable2020-03-05T14:29:47Z85" table:style-name="MailMergeTable2020-03-05T14_3a_29_3a_47Z85">
              <table:table-column table:style-name="MailMergeTable2020-03-05T14_3a_29_3a_47Z85.A"/>
              <table:table-column table:style-name="MailMergeTable2020-03-05T14_3a_29_3a_47Z85.B"/>
              <table:table-column table:style-name="MailMergeTable2020-03-05T14_3a_29_3a_47Z85.C" table:number-columns-repeated="2"/>
              <table:table-column table:style-name="MailMergeTable2020-03-05T14_3a_29_3a_47Z85.E"/>
              <table:table-column table:style-name="MailMergeTable2020-03-05T14_3a_29_3a_47Z85.C"/>
              <table:table-column table:style-name="MailMergeTable2020-03-05T14_3a_29_3a_47Z85.G"/>
              <table:table-row>
                <table:table-cell table:style-name="MailMergeTable2020-03-05T14_3a_29_3a_47Z85.A1" table:number-columns-spanned="7" office:value-type="string">
                  <text:p text:style-name="P1">Systementwickl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85.A2" table:number-columns-spanned="7" office:value-type="string">
                  <text:p text:style-name="P2">Analyse und Desig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5.3">
                <table:table-cell table:style-name="MailMergeTable2020-03-05T14_3a_29_3a_47Z85.A3" office:value-type="string">
                  <text:p text:style-name="P7"/>
                </table:table-cell>
                <table:table-cell table:style-name="MailMergeTable2020-03-05T14_3a_29_3a_47Z85.B3" table:number-columns-spanned="6" office:value-type="string">
                  <text:p text:style-name="P3">a) Vorgehensmodelle und -methoden sowie Entwicklungsumgebungen aufgabenbezogen auswählen und anwenden<text:line-break/>b) strukturierte und objektorientierte Analyse- und Designverfahren anwenden<text:line-break/>c) Programmspezifikationen festlegen, Datenmodelle und Strukturen aus fachlichen Anforderungen ableiten, Schnittstellen festlegen<text:line-break/>d) Methoden zur Strukturierung von Daten und Programmen anwenden<text:line-break/>e) Daten und Funktionen zu Objekten zusammenfassen, Klassen definieren und Hierarchiediagramm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5.4">
                <table:table-cell table:style-name="MailMergeTable2020-03-05T14_3a_29_3a_47Z85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7Z85.A3" office:value-type="string">
                  <text:p text:style-name="P8"/>
                </table:table-cell>
                <table:table-cell table:style-name="MailMergeTable2020-03-05T14_3a_29_3a_47Z85.A3" office:value-type="string">
                  <text:p text:style-name="P8"/>
                </table:table-cell>
                <table:table-cell table:style-name="MailMergeTable2020-03-05T14_3a_29_3a_47Z85.A3" office:value-type="string">
                  <text:p text:style-name="P8"/>
                </table:table-cell>
                <table:table-cell table:style-name="MailMergeTable2020-03-05T14_3a_29_3a_47Z85.A3" office:value-type="string">
                  <text:p text:style-name="P10">5. Mrz 20</text:p>
                </table:table-cell>
                <table:table-cell table:style-name="MailMergeTable2020-03-05T14_3a_29_3a_47Z85.G4" office:value-type="string">
                  <text:p text:style-name="P4">6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4" text:anchor-type="page" text:anchor-page-number="41" svg:x="0.499cm" svg:y="0.499cm" svg:width="13.85cm" svg:height="9.999cm" draw:z-index="83">
        <draw:text-box>
          <text:section text:style-name="Sect1" text:name="MailMergeSection2020-03-05T14:29:47Z85MasterLabel">
            <table:table table:name="MailMergeTable2020-03-05T14:29:47Z84" table:style-name="MailMergeTable2020-03-05T14_3a_29_3a_47Z84">
              <table:table-column table:style-name="MailMergeTable2020-03-05T14_3a_29_3a_47Z84.A"/>
              <table:table-column table:style-name="MailMergeTable2020-03-05T14_3a_29_3a_47Z84.B"/>
              <table:table-column table:style-name="MailMergeTable2020-03-05T14_3a_29_3a_47Z84.C" table:number-columns-repeated="2"/>
              <table:table-column table:style-name="MailMergeTable2020-03-05T14_3a_29_3a_47Z84.E"/>
              <table:table-column table:style-name="MailMergeTable2020-03-05T14_3a_29_3a_47Z84.C"/>
              <table:table-column table:style-name="MailMergeTable2020-03-05T14_3a_29_3a_47Z84.G"/>
              <table:table-row>
                <table:table-cell table:style-name="MailMergeTable2020-03-05T14_3a_29_3a_47Z84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84.A2" table:number-columns-spanned="7" office:value-type="string">
                  <text:p text:style-name="P2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4.3">
                <table:table-cell table:style-name="MailMergeTable2020-03-05T14_3a_29_3a_47Z84.A3" office:value-type="string">
                  <text:p text:style-name="P7"/>
                </table:table-cell>
                <table:table-cell table:style-name="MailMergeTable2020-03-05T14_3a_29_3a_47Z84.B3" table:number-columns-spanned="6" office:value-type="string">
                  <text:p text:style-name="P3">a) Datenbankmodelle unterscheiden<text:line-break/>b) Datenbanken einrichten und verwalten, Datenbankabfragen durchführen<text:line-break/>c) Daten unterschiedlicher Formate übernehmen<text:line-break/>d) Daten für unterschiedliche Hard- und Softwaresysteme konvertieren<text:line-break/>e) Datensicherung durchführen<text:line-break/>f) Methoden zur Wiederherstellung von Daten einschließlich Daten defekter Datenträger anwenden<text:line-break/>g) Versionswechsel von Betriebssystemen und Anwendungssoftware durchführen<text:line-break/>h) Störungen unter Einsatz von Diagnosewerkzeugen analysieren und beheben, Fehlertypologie und Fehlerhäufigkeiten ermitteln<text:line-break/>i) Wartungsmaßnahmen durchführen<text:line-break/>k) Serviceleistungen dokumentieren, kalkulieren und abrech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4.4">
                <table:table-cell table:style-name="MailMergeTable2020-03-05T14_3a_29_3a_47Z84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84.A3" office:value-type="string">
                  <text:p text:style-name="P8"/>
                </table:table-cell>
                <table:table-cell table:style-name="MailMergeTable2020-03-05T14_3a_29_3a_47Z84.A3" office:value-type="string">
                  <text:p text:style-name="P8"/>
                </table:table-cell>
                <table:table-cell table:style-name="MailMergeTable2020-03-05T14_3a_29_3a_47Z84.A3" office:value-type="string">
                  <text:p text:style-name="P8"/>
                </table:table-cell>
                <table:table-cell table:style-name="MailMergeTable2020-03-05T14_3a_29_3a_47Z84.A3" office:value-type="string">
                  <text:p text:style-name="P10">5. Mrz 20</text:p>
                </table:table-cell>
                <table:table-cell table:style-name="MailMergeTable2020-03-05T14_3a_29_3a_47Z84.G4" office:value-type="string">
                  <text:p text:style-name="P4">5.5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3" text:anchor-type="page" text:anchor-page-number="41" svg:x="14.349cm" svg:y="0.499cm" svg:width="13.85cm" svg:height="9.999cm" draw:z-index="82">
        <draw:text-box>
          <text:section text:style-name="Sect1" text:name="MailMergeSection2020-03-05T14:29:47Z84Bereich1" text:protected="true">
            <table:table table:name="MailMergeTable2020-03-05T14:29:47Z83" table:style-name="MailMergeTable2020-03-05T14_3a_29_3a_47Z83">
              <table:table-column table:style-name="MailMergeTable2020-03-05T14_3a_29_3a_47Z83.A"/>
              <table:table-column table:style-name="MailMergeTable2020-03-05T14_3a_29_3a_47Z83.B"/>
              <table:table-column table:style-name="MailMergeTable2020-03-05T14_3a_29_3a_47Z83.C" table:number-columns-repeated="2"/>
              <table:table-column table:style-name="MailMergeTable2020-03-05T14_3a_29_3a_47Z83.E"/>
              <table:table-column table:style-name="MailMergeTable2020-03-05T14_3a_29_3a_47Z83.C"/>
              <table:table-column table:style-name="MailMergeTable2020-03-05T14_3a_29_3a_47Z83.G"/>
              <table:table-row>
                <table:table-cell table:style-name="MailMergeTable2020-03-05T14_3a_29_3a_47Z83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83.A2" table:number-columns-spanned="7" office:value-type="string">
                  <text:p text:style-name="P2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3.3">
                <table:table-cell table:style-name="MailMergeTable2020-03-05T14_3a_29_3a_47Z83.A3" office:value-type="string">
                  <text:p text:style-name="P7"/>
                </table:table-cell>
                <table:table-cell table:style-name="MailMergeTable2020-03-05T14_3a_29_3a_47Z83.B3" table:number-columns-spanned="6" office:value-type="string">
                  <text:p text:style-name="P3">a) Datenbankmodelle unterscheiden<text:line-break/>b) Datenbanken einrichten und verwalten, Datenbankabfragen durchführen<text:line-break/>c) Daten unterschiedlicher Formate übernehmen<text:line-break/>d) Daten für unterschiedliche Hard- und Softwaresysteme konvertieren<text:line-break/>e) Datensicherung durchführen<text:line-break/>f) Methoden zur Wiederherstellung von Daten einschließlich Daten defekter Datenträger anwenden<text:line-break/>g) Versionswechsel von Betriebssystemen und Anwendungssoftware durchführen<text:line-break/>h) Störungen unter Einsatz von Diagnosewerkzeugen analysieren und beheben, Fehlertypologie und Fehlerhäufigkeiten ermitteln<text:line-break/>i) Wartungsmaßnahmen durchführen<text:line-break/>k) Serviceleistungen dokumentieren, kalkulieren und abrech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3.4">
                <table:table-cell table:style-name="MailMergeTable2020-03-05T14_3a_29_3a_47Z83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83.A3" office:value-type="string">
                  <text:p text:style-name="P8"/>
                </table:table-cell>
                <table:table-cell table:style-name="MailMergeTable2020-03-05T14_3a_29_3a_47Z83.A3" office:value-type="string">
                  <text:p text:style-name="P8"/>
                </table:table-cell>
                <table:table-cell table:style-name="MailMergeTable2020-03-05T14_3a_29_3a_47Z83.A3" office:value-type="string">
                  <text:p text:style-name="P8"/>
                </table:table-cell>
                <table:table-cell table:style-name="MailMergeTable2020-03-05T14_3a_29_3a_47Z83.A3" office:value-type="string">
                  <text:p text:style-name="P10">5. Mrz 20</text:p>
                </table:table-cell>
                <table:table-cell table:style-name="MailMergeTable2020-03-05T14_3a_29_3a_47Z83.G4" office:value-type="string">
                  <text:p text:style-name="P4">5.5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2" text:anchor-type="page" text:anchor-page-number="41" svg:x="0.499cm" svg:y="10.5cm" svg:width="13.85cm" svg:height="9.999cm" draw:z-index="81">
        <draw:text-box>
          <text:section text:style-name="Sect1" text:name="MailMergeSection2020-03-05T14:29:47Z83Bereich2" text:protected="true">
            <table:table table:name="MailMergeTable2020-03-05T14:29:47Z82" table:style-name="MailMergeTable2020-03-05T14_3a_29_3a_47Z82">
              <table:table-column table:style-name="MailMergeTable2020-03-05T14_3a_29_3a_47Z82.A"/>
              <table:table-column table:style-name="MailMergeTable2020-03-05T14_3a_29_3a_47Z82.B"/>
              <table:table-column table:style-name="MailMergeTable2020-03-05T14_3a_29_3a_47Z82.C" table:number-columns-repeated="2"/>
              <table:table-column table:style-name="MailMergeTable2020-03-05T14_3a_29_3a_47Z82.E"/>
              <table:table-column table:style-name="MailMergeTable2020-03-05T14_3a_29_3a_47Z82.C"/>
              <table:table-column table:style-name="MailMergeTable2020-03-05T14_3a_29_3a_47Z82.G"/>
              <table:table-row>
                <table:table-cell table:style-name="MailMergeTable2020-03-05T14_3a_29_3a_47Z82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82.A2" table:number-columns-spanned="7" office:value-type="string">
                  <text:p text:style-name="P2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2.3">
                <table:table-cell table:style-name="MailMergeTable2020-03-05T14_3a_29_3a_47Z82.A3" office:value-type="string">
                  <text:p text:style-name="P7"/>
                </table:table-cell>
                <table:table-cell table:style-name="MailMergeTable2020-03-05T14_3a_29_3a_47Z82.B3" table:number-columns-spanned="6" office:value-type="string">
                  <text:p text:style-name="P3">a) Datenbankmodelle unterscheiden<text:line-break/>b) Datenbanken einrichten und verwalten, Datenbankabfragen durchführen<text:line-break/>c) Daten unterschiedlicher Formate übernehmen<text:line-break/>d) Daten für unterschiedliche Hard- und Softwaresysteme konvertieren<text:line-break/>e) Datensicherung durchführen<text:line-break/>f) Methoden zur Wiederherstellung von Daten einschließlich Daten defekter Datenträger anwenden<text:line-break/>g) Versionswechsel von Betriebssystemen und Anwendungssoftware durchführen<text:line-break/>h) Störungen unter Einsatz von Diagnosewerkzeugen analysieren und beheben, Fehlertypologie und Fehlerhäufigkeiten ermitteln<text:line-break/>i) Wartungsmaßnahmen durchführen<text:line-break/>k) Serviceleistungen dokumentieren, kalkulieren und abrech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2.4">
                <table:table-cell table:style-name="MailMergeTable2020-03-05T14_3a_29_3a_47Z82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82.A3" office:value-type="string">
                  <text:p text:style-name="P8"/>
                </table:table-cell>
                <table:table-cell table:style-name="MailMergeTable2020-03-05T14_3a_29_3a_47Z82.A3" office:value-type="string">
                  <text:p text:style-name="P8"/>
                </table:table-cell>
                <table:table-cell table:style-name="MailMergeTable2020-03-05T14_3a_29_3a_47Z82.A3" office:value-type="string">
                  <text:p text:style-name="P8"/>
                </table:table-cell>
                <table:table-cell table:style-name="MailMergeTable2020-03-05T14_3a_29_3a_47Z82.A3" office:value-type="string">
                  <text:p text:style-name="P10">5. Mrz 20</text:p>
                </table:table-cell>
                <table:table-cell table:style-name="MailMergeTable2020-03-05T14_3a_29_3a_47Z82.G4" office:value-type="string">
                  <text:p text:style-name="P4">5.5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1" text:anchor-type="page" text:anchor-page-number="41" svg:x="14.349cm" svg:y="10.5cm" svg:width="13.85cm" svg:height="9.999cm" draw:z-index="80">
        <draw:text-box>
          <text:section text:style-name="Sect1" text:name="MailMergeSection2020-03-05T14:29:47Z82Bereich3" text:protected="true">
            <table:table table:name="MailMergeTable2020-03-05T14:29:47Z81" table:style-name="MailMergeTable2020-03-05T14_3a_29_3a_47Z81">
              <table:table-column table:style-name="MailMergeTable2020-03-05T14_3a_29_3a_47Z81.A"/>
              <table:table-column table:style-name="MailMergeTable2020-03-05T14_3a_29_3a_47Z81.B"/>
              <table:table-column table:style-name="MailMergeTable2020-03-05T14_3a_29_3a_47Z81.C" table:number-columns-repeated="2"/>
              <table:table-column table:style-name="MailMergeTable2020-03-05T14_3a_29_3a_47Z81.E"/>
              <table:table-column table:style-name="MailMergeTable2020-03-05T14_3a_29_3a_47Z81.C"/>
              <table:table-column table:style-name="MailMergeTable2020-03-05T14_3a_29_3a_47Z81.G"/>
              <table:table-row>
                <table:table-cell table:style-name="MailMergeTable2020-03-05T14_3a_29_3a_47Z81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81.A2" table:number-columns-spanned="7" office:value-type="string">
                  <text:p text:style-name="P2">Systempfleg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1.3">
                <table:table-cell table:style-name="MailMergeTable2020-03-05T14_3a_29_3a_47Z81.A3" office:value-type="string">
                  <text:p text:style-name="P7"/>
                </table:table-cell>
                <table:table-cell table:style-name="MailMergeTable2020-03-05T14_3a_29_3a_47Z81.B3" table:number-columns-spanned="6" office:value-type="string">
                  <text:p text:style-name="P3">a) Datenbankmodelle unterscheiden<text:line-break/>b) Datenbanken einrichten und verwalten, Datenbankabfragen durchführen<text:line-break/>c) Daten unterschiedlicher Formate übernehmen<text:line-break/>d) Daten für unterschiedliche Hard- und Softwaresysteme konvertieren<text:line-break/>e) Datensicherung durchführen<text:line-break/>f) Methoden zur Wiederherstellung von Daten einschließlich Daten defekter Datenträger anwenden<text:line-break/>g) Versionswechsel von Betriebssystemen und Anwendungssoftware durchführen<text:line-break/>h) Störungen unter Einsatz von Diagnosewerkzeugen analysieren und beheben, Fehlertypologie und Fehlerhäufigkeiten ermitteln<text:line-break/>i) Wartungsmaßnahmen durchführen<text:line-break/>k) Serviceleistungen dokumentieren, kalkulieren und abrechn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1.4">
                <table:table-cell table:style-name="MailMergeTable2020-03-05T14_3a_29_3a_47Z81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81.A3" office:value-type="string">
                  <text:p text:style-name="P8"/>
                </table:table-cell>
                <table:table-cell table:style-name="MailMergeTable2020-03-05T14_3a_29_3a_47Z81.A3" office:value-type="string">
                  <text:p text:style-name="P8"/>
                </table:table-cell>
                <table:table-cell table:style-name="MailMergeTable2020-03-05T14_3a_29_3a_47Z81.A3" office:value-type="string">
                  <text:p text:style-name="P8"/>
                </table:table-cell>
                <table:table-cell table:style-name="MailMergeTable2020-03-05T14_3a_29_3a_47Z81.A3" office:value-type="string">
                  <text:p text:style-name="P10">5. Mrz 20</text:p>
                </table:table-cell>
                <table:table-cell table:style-name="MailMergeTable2020-03-05T14_3a_29_3a_47Z81.G4" office:value-type="string">
                  <text:p text:style-name="P4">5.5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0" text:anchor-type="page" text:anchor-page-number="39" svg:x="0.499cm" svg:y="0.499cm" svg:width="13.85cm" svg:height="9.999cm" draw:z-index="79">
        <draw:text-box>
          <text:section text:style-name="Sect1" text:name="MailMergeSection2020-03-05T14:29:47Z81MasterLabel">
            <table:table table:name="MailMergeTable2020-03-05T14:29:47Z80" table:style-name="MailMergeTable2020-03-05T14_3a_29_3a_47Z80">
              <table:table-column table:style-name="MailMergeTable2020-03-05T14_3a_29_3a_47Z80.A"/>
              <table:table-column table:style-name="MailMergeTable2020-03-05T14_3a_29_3a_47Z80.B"/>
              <table:table-column table:style-name="MailMergeTable2020-03-05T14_3a_29_3a_47Z80.C" table:number-columns-repeated="2"/>
              <table:table-column table:style-name="MailMergeTable2020-03-05T14_3a_29_3a_47Z80.E"/>
              <table:table-column table:style-name="MailMergeTable2020-03-05T14_3a_29_3a_47Z80.C"/>
              <table:table-column table:style-name="MailMergeTable2020-03-05T14_3a_29_3a_47Z80.G"/>
              <table:table-row>
                <table:table-cell table:style-name="MailMergeTable2020-03-05T14_3a_29_3a_47Z80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80.A2" table:number-columns-spanned="7" office:value-type="string">
                  <text:p text:style-name="P2">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0.3">
                <table:table-cell table:style-name="MailMergeTable2020-03-05T14_3a_29_3a_47Z80.A3" office:value-type="string">
                  <text:p text:style-name="P7"/>
                </table:table-cell>
                <table:table-cell table:style-name="MailMergeTable2020-03-05T14_3a_29_3a_47Z80.B3" table:number-columns-spanned="6" office:value-type="string">
                  <text:p text:style-name="P3">a) Verschlüsselungsverfahren und Zugriffsschutzmethoden anwenden<text:line-break/>b) Vorschriften zum Datenschutz anwenden<text:line-break/>c) Vorschriften zum Urheberrecht anwenden<text:line-break/>d) technische Vorschriften zur Sicherung des Fernmeldegeheimnisses anwenden<text:line-break/>e) Daten archivieren, nicht mehr benötigte Datenbestände löschen, Datenträger entsor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80.4">
                <table:table-cell table:style-name="MailMergeTable2020-03-05T14_3a_29_3a_47Z80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80.A3" office:value-type="string">
                  <text:p text:style-name="P8"/>
                </table:table-cell>
                <table:table-cell table:style-name="MailMergeTable2020-03-05T14_3a_29_3a_47Z80.A3" office:value-type="string">
                  <text:p text:style-name="P8"/>
                </table:table-cell>
                <table:table-cell table:style-name="MailMergeTable2020-03-05T14_3a_29_3a_47Z80.A3" office:value-type="string">
                  <text:p text:style-name="P8"/>
                </table:table-cell>
                <table:table-cell table:style-name="MailMergeTable2020-03-05T14_3a_29_3a_47Z80.A3" office:value-type="string">
                  <text:p text:style-name="P10">5. Mrz 20</text:p>
                </table:table-cell>
                <table:table-cell table:style-name="MailMergeTable2020-03-05T14_3a_29_3a_47Z80.G4" office:value-type="string">
                  <text:p text:style-name="P4">5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9" text:anchor-type="page" text:anchor-page-number="39" svg:x="14.349cm" svg:y="0.499cm" svg:width="13.85cm" svg:height="9.999cm" draw:z-index="78">
        <draw:text-box>
          <text:section text:style-name="Sect1" text:name="MailMergeSection2020-03-05T14:29:47Z80Bereich1" text:protected="true">
            <table:table table:name="MailMergeTable2020-03-05T14:29:47Z79" table:style-name="MailMergeTable2020-03-05T14_3a_29_3a_47Z79">
              <table:table-column table:style-name="MailMergeTable2020-03-05T14_3a_29_3a_47Z79.A"/>
              <table:table-column table:style-name="MailMergeTable2020-03-05T14_3a_29_3a_47Z79.B"/>
              <table:table-column table:style-name="MailMergeTable2020-03-05T14_3a_29_3a_47Z79.C" table:number-columns-repeated="2"/>
              <table:table-column table:style-name="MailMergeTable2020-03-05T14_3a_29_3a_47Z79.E"/>
              <table:table-column table:style-name="MailMergeTable2020-03-05T14_3a_29_3a_47Z79.C"/>
              <table:table-column table:style-name="MailMergeTable2020-03-05T14_3a_29_3a_47Z79.G"/>
              <table:table-row>
                <table:table-cell table:style-name="MailMergeTable2020-03-05T14_3a_29_3a_47Z79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79.A2" table:number-columns-spanned="7" office:value-type="string">
                  <text:p text:style-name="P2">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9.3">
                <table:table-cell table:style-name="MailMergeTable2020-03-05T14_3a_29_3a_47Z79.A3" office:value-type="string">
                  <text:p text:style-name="P7"/>
                </table:table-cell>
                <table:table-cell table:style-name="MailMergeTable2020-03-05T14_3a_29_3a_47Z79.B3" table:number-columns-spanned="6" office:value-type="string">
                  <text:p text:style-name="P3">a) Verschlüsselungsverfahren und Zugriffsschutzmethoden anwenden<text:line-break/>b) Vorschriften zum Datenschutz anwenden<text:line-break/>c) Vorschriften zum Urheberrecht anwenden<text:line-break/>d) technische Vorschriften zur Sicherung des Fernmeldegeheimnisses anwenden<text:line-break/>e) Daten archivieren, nicht mehr benötigte Datenbestände löschen, Datenträger entsor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9.4">
                <table:table-cell table:style-name="MailMergeTable2020-03-05T14_3a_29_3a_47Z79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79.A3" office:value-type="string">
                  <text:p text:style-name="P8"/>
                </table:table-cell>
                <table:table-cell table:style-name="MailMergeTable2020-03-05T14_3a_29_3a_47Z79.A3" office:value-type="string">
                  <text:p text:style-name="P8"/>
                </table:table-cell>
                <table:table-cell table:style-name="MailMergeTable2020-03-05T14_3a_29_3a_47Z79.A3" office:value-type="string">
                  <text:p text:style-name="P8"/>
                </table:table-cell>
                <table:table-cell table:style-name="MailMergeTable2020-03-05T14_3a_29_3a_47Z79.A3" office:value-type="string">
                  <text:p text:style-name="P10">5. Mrz 20</text:p>
                </table:table-cell>
                <table:table-cell table:style-name="MailMergeTable2020-03-05T14_3a_29_3a_47Z79.G4" office:value-type="string">
                  <text:p text:style-name="P4">5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8" text:anchor-type="page" text:anchor-page-number="39" svg:x="0.499cm" svg:y="10.5cm" svg:width="13.85cm" svg:height="9.999cm" draw:z-index="77">
        <draw:text-box>
          <text:section text:style-name="Sect1" text:name="MailMergeSection2020-03-05T14:29:47Z79Bereich2" text:protected="true">
            <table:table table:name="MailMergeTable2020-03-05T14:29:47Z78" table:style-name="MailMergeTable2020-03-05T14_3a_29_3a_47Z78">
              <table:table-column table:style-name="MailMergeTable2020-03-05T14_3a_29_3a_47Z78.A"/>
              <table:table-column table:style-name="MailMergeTable2020-03-05T14_3a_29_3a_47Z78.B"/>
              <table:table-column table:style-name="MailMergeTable2020-03-05T14_3a_29_3a_47Z78.C" table:number-columns-repeated="2"/>
              <table:table-column table:style-name="MailMergeTable2020-03-05T14_3a_29_3a_47Z78.E"/>
              <table:table-column table:style-name="MailMergeTable2020-03-05T14_3a_29_3a_47Z78.C"/>
              <table:table-column table:style-name="MailMergeTable2020-03-05T14_3a_29_3a_47Z78.G"/>
              <table:table-row>
                <table:table-cell table:style-name="MailMergeTable2020-03-05T14_3a_29_3a_47Z78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78.A2" table:number-columns-spanned="7" office:value-type="string">
                  <text:p text:style-name="P2">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8.3">
                <table:table-cell table:style-name="MailMergeTable2020-03-05T14_3a_29_3a_47Z78.A3" office:value-type="string">
                  <text:p text:style-name="P7"/>
                </table:table-cell>
                <table:table-cell table:style-name="MailMergeTable2020-03-05T14_3a_29_3a_47Z78.B3" table:number-columns-spanned="6" office:value-type="string">
                  <text:p text:style-name="P3">a) Verschlüsselungsverfahren und Zugriffsschutzmethoden anwenden<text:line-break/>b) Vorschriften zum Datenschutz anwenden<text:line-break/>c) Vorschriften zum Urheberrecht anwenden<text:line-break/>d) technische Vorschriften zur Sicherung des Fernmeldegeheimnisses anwenden<text:line-break/>e) Daten archivieren, nicht mehr benötigte Datenbestände löschen, Datenträger entsor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8.4">
                <table:table-cell table:style-name="MailMergeTable2020-03-05T14_3a_29_3a_47Z78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78.A3" office:value-type="string">
                  <text:p text:style-name="P8"/>
                </table:table-cell>
                <table:table-cell table:style-name="MailMergeTable2020-03-05T14_3a_29_3a_47Z78.A3" office:value-type="string">
                  <text:p text:style-name="P8"/>
                </table:table-cell>
                <table:table-cell table:style-name="MailMergeTable2020-03-05T14_3a_29_3a_47Z78.A3" office:value-type="string">
                  <text:p text:style-name="P8"/>
                </table:table-cell>
                <table:table-cell table:style-name="MailMergeTable2020-03-05T14_3a_29_3a_47Z78.A3" office:value-type="string">
                  <text:p text:style-name="P10">5. Mrz 20</text:p>
                </table:table-cell>
                <table:table-cell table:style-name="MailMergeTable2020-03-05T14_3a_29_3a_47Z78.G4" office:value-type="string">
                  <text:p text:style-name="P4">5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7" text:anchor-type="page" text:anchor-page-number="39" svg:x="14.349cm" svg:y="10.5cm" svg:width="13.85cm" svg:height="9.999cm" draw:z-index="76">
        <draw:text-box>
          <text:section text:style-name="Sect1" text:name="MailMergeSection2020-03-05T14:29:47Z78Bereich3" text:protected="true">
            <table:table table:name="MailMergeTable2020-03-05T14:29:47Z77" table:style-name="MailMergeTable2020-03-05T14_3a_29_3a_47Z77">
              <table:table-column table:style-name="MailMergeTable2020-03-05T14_3a_29_3a_47Z77.A"/>
              <table:table-column table:style-name="MailMergeTable2020-03-05T14_3a_29_3a_47Z77.B"/>
              <table:table-column table:style-name="MailMergeTable2020-03-05T14_3a_29_3a_47Z77.C" table:number-columns-repeated="2"/>
              <table:table-column table:style-name="MailMergeTable2020-03-05T14_3a_29_3a_47Z77.E"/>
              <table:table-column table:style-name="MailMergeTable2020-03-05T14_3a_29_3a_47Z77.C"/>
              <table:table-column table:style-name="MailMergeTable2020-03-05T14_3a_29_3a_47Z77.G"/>
              <table:table-row>
                <table:table-cell table:style-name="MailMergeTable2020-03-05T14_3a_29_3a_47Z77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77.A2" table:number-columns-spanned="7" office:value-type="string">
                  <text:p text:style-name="P2">Datenschutz und Urheber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7.3">
                <table:table-cell table:style-name="MailMergeTable2020-03-05T14_3a_29_3a_47Z77.A3" office:value-type="string">
                  <text:p text:style-name="P7"/>
                </table:table-cell>
                <table:table-cell table:style-name="MailMergeTable2020-03-05T14_3a_29_3a_47Z77.B3" table:number-columns-spanned="6" office:value-type="string">
                  <text:p text:style-name="P3">a) Verschlüsselungsverfahren und Zugriffsschutzmethoden anwenden<text:line-break/>b) Vorschriften zum Datenschutz anwenden<text:line-break/>c) Vorschriften zum Urheberrecht anwenden<text:line-break/>d) technische Vorschriften zur Sicherung des Fernmeldegeheimnisses anwenden<text:line-break/>e) Daten archivieren, nicht mehr benötigte Datenbestände löschen, Datenträger entsor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7.4">
                <table:table-cell table:style-name="MailMergeTable2020-03-05T14_3a_29_3a_47Z77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77.A3" office:value-type="string">
                  <text:p text:style-name="P8"/>
                </table:table-cell>
                <table:table-cell table:style-name="MailMergeTable2020-03-05T14_3a_29_3a_47Z77.A3" office:value-type="string">
                  <text:p text:style-name="P8"/>
                </table:table-cell>
                <table:table-cell table:style-name="MailMergeTable2020-03-05T14_3a_29_3a_47Z77.A3" office:value-type="string">
                  <text:p text:style-name="P8"/>
                </table:table-cell>
                <table:table-cell table:style-name="MailMergeTable2020-03-05T14_3a_29_3a_47Z77.A3" office:value-type="string">
                  <text:p text:style-name="P10">5. Mrz 20</text:p>
                </table:table-cell>
                <table:table-cell table:style-name="MailMergeTable2020-03-05T14_3a_29_3a_47Z77.G4" office:value-type="string">
                  <text:p text:style-name="P4">5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6" text:anchor-type="page" text:anchor-page-number="37" svg:x="0.499cm" svg:y="0.499cm" svg:width="13.85cm" svg:height="9.999cm" draw:z-index="75">
        <draw:text-box>
          <text:section text:style-name="Sect1" text:name="MailMergeSection2020-03-05T14:29:47Z77MasterLabel">
            <table:table table:name="MailMergeTable2020-03-05T14:29:47Z76" table:style-name="MailMergeTable2020-03-05T14_3a_29_3a_47Z76">
              <table:table-column table:style-name="MailMergeTable2020-03-05T14_3a_29_3a_47Z76.A"/>
              <table:table-column table:style-name="MailMergeTable2020-03-05T14_3a_29_3a_47Z76.B"/>
              <table:table-column table:style-name="MailMergeTable2020-03-05T14_3a_29_3a_47Z76.C" table:number-columns-repeated="2"/>
              <table:table-column table:style-name="MailMergeTable2020-03-05T14_3a_29_3a_47Z76.E"/>
              <table:table-column table:style-name="MailMergeTable2020-03-05T14_3a_29_3a_47Z76.C"/>
              <table:table-column table:style-name="MailMergeTable2020-03-05T14_3a_29_3a_47Z76.G"/>
              <table:table-row>
                <table:table-cell table:style-name="MailMergeTable2020-03-05T14_3a_29_3a_47Z76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76.A2" table:number-columns-spanned="7" office:value-type="string">
                  <text:p text:style-name="P2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6.3">
                <table:table-cell table:style-name="MailMergeTable2020-03-05T14_3a_29_3a_47Z76.A3" office:value-type="string">
                  <text:p text:style-name="P7"/>
                </table:table-cell>
                <table:table-cell table:style-name="MailMergeTable2020-03-05T14_3a_29_3a_47Z76.B3" table:number-columns-spanned="6" office:value-type="string">
                  <text:p text:style-name="P3">a) Systeme zusammenstellen und verbinden<text:line-break/>b) Hardware und Betriebssystem installieren und konfigurieren<text:line-break/>c) Anwendungsprogramme, insbesondere marktübliche Büroanwendungen, installieren und konfigurieren<text:line-break/>d) Systeme testen<text:line-break/>e) Konfigurationsdaten festhalten sowie Systemdokumentation zusammen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6.4">
                <table:table-cell table:style-name="MailMergeTable2020-03-05T14_3a_29_3a_47Z76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7Z76.A3" office:value-type="string">
                  <text:p text:style-name="P8"/>
                </table:table-cell>
                <table:table-cell table:style-name="MailMergeTable2020-03-05T14_3a_29_3a_47Z76.A3" office:value-type="string">
                  <text:p text:style-name="P8"/>
                </table:table-cell>
                <table:table-cell table:style-name="MailMergeTable2020-03-05T14_3a_29_3a_47Z76.A3" office:value-type="string">
                  <text:p text:style-name="P8"/>
                </table:table-cell>
                <table:table-cell table:style-name="MailMergeTable2020-03-05T14_3a_29_3a_47Z76.A3" office:value-type="string">
                  <text:p text:style-name="P10">5. Mrz 20</text:p>
                </table:table-cell>
                <table:table-cell table:style-name="MailMergeTable2020-03-05T14_3a_29_3a_47Z76.G4" office:value-type="string">
                  <text:p text:style-name="P4">5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5" text:anchor-type="page" text:anchor-page-number="37" svg:x="14.349cm" svg:y="0.499cm" svg:width="13.85cm" svg:height="9.999cm" draw:z-index="74">
        <draw:text-box>
          <text:section text:style-name="Sect1" text:name="MailMergeSection2020-03-05T14:29:47Z76Bereich1" text:protected="true">
            <table:table table:name="MailMergeTable2020-03-05T14:29:47Z75" table:style-name="MailMergeTable2020-03-05T14_3a_29_3a_47Z75">
              <table:table-column table:style-name="MailMergeTable2020-03-05T14_3a_29_3a_47Z75.A"/>
              <table:table-column table:style-name="MailMergeTable2020-03-05T14_3a_29_3a_47Z75.B"/>
              <table:table-column table:style-name="MailMergeTable2020-03-05T14_3a_29_3a_47Z75.C" table:number-columns-repeated="2"/>
              <table:table-column table:style-name="MailMergeTable2020-03-05T14_3a_29_3a_47Z75.E"/>
              <table:table-column table:style-name="MailMergeTable2020-03-05T14_3a_29_3a_47Z75.C"/>
              <table:table-column table:style-name="MailMergeTable2020-03-05T14_3a_29_3a_47Z75.G"/>
              <table:table-row>
                <table:table-cell table:style-name="MailMergeTable2020-03-05T14_3a_29_3a_47Z75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75.A2" table:number-columns-spanned="7" office:value-type="string">
                  <text:p text:style-name="P2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5.3">
                <table:table-cell table:style-name="MailMergeTable2020-03-05T14_3a_29_3a_47Z75.A3" office:value-type="string">
                  <text:p text:style-name="P7"/>
                </table:table-cell>
                <table:table-cell table:style-name="MailMergeTable2020-03-05T14_3a_29_3a_47Z75.B3" table:number-columns-spanned="6" office:value-type="string">
                  <text:p text:style-name="P3">a) Systeme zusammenstellen und verbinden<text:line-break/>b) Hardware und Betriebssystem installieren und konfigurieren<text:line-break/>c) Anwendungsprogramme, insbesondere marktübliche Büroanwendungen, installieren und konfigurieren<text:line-break/>d) Systeme testen<text:line-break/>e) Konfigurationsdaten festhalten sowie Systemdokumentation zusammen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5.4">
                <table:table-cell table:style-name="MailMergeTable2020-03-05T14_3a_29_3a_47Z75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7Z75.A3" office:value-type="string">
                  <text:p text:style-name="P8"/>
                </table:table-cell>
                <table:table-cell table:style-name="MailMergeTable2020-03-05T14_3a_29_3a_47Z75.A3" office:value-type="string">
                  <text:p text:style-name="P8"/>
                </table:table-cell>
                <table:table-cell table:style-name="MailMergeTable2020-03-05T14_3a_29_3a_47Z75.A3" office:value-type="string">
                  <text:p text:style-name="P8"/>
                </table:table-cell>
                <table:table-cell table:style-name="MailMergeTable2020-03-05T14_3a_29_3a_47Z75.A3" office:value-type="string">
                  <text:p text:style-name="P10">5. Mrz 20</text:p>
                </table:table-cell>
                <table:table-cell table:style-name="MailMergeTable2020-03-05T14_3a_29_3a_47Z75.G4" office:value-type="string">
                  <text:p text:style-name="P4">5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4" text:anchor-type="page" text:anchor-page-number="37" svg:x="0.499cm" svg:y="10.5cm" svg:width="13.85cm" svg:height="9.999cm" draw:z-index="73">
        <draw:text-box>
          <text:section text:style-name="Sect1" text:name="MailMergeSection2020-03-05T14:29:47Z75Bereich2" text:protected="true">
            <table:table table:name="MailMergeTable2020-03-05T14:29:47Z74" table:style-name="MailMergeTable2020-03-05T14_3a_29_3a_47Z74">
              <table:table-column table:style-name="MailMergeTable2020-03-05T14_3a_29_3a_47Z74.A"/>
              <table:table-column table:style-name="MailMergeTable2020-03-05T14_3a_29_3a_47Z74.B"/>
              <table:table-column table:style-name="MailMergeTable2020-03-05T14_3a_29_3a_47Z74.C" table:number-columns-repeated="2"/>
              <table:table-column table:style-name="MailMergeTable2020-03-05T14_3a_29_3a_47Z74.E"/>
              <table:table-column table:style-name="MailMergeTable2020-03-05T14_3a_29_3a_47Z74.C"/>
              <table:table-column table:style-name="MailMergeTable2020-03-05T14_3a_29_3a_47Z74.G"/>
              <table:table-row>
                <table:table-cell table:style-name="MailMergeTable2020-03-05T14_3a_29_3a_47Z74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74.A2" table:number-columns-spanned="7" office:value-type="string">
                  <text:p text:style-name="P2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4.3">
                <table:table-cell table:style-name="MailMergeTable2020-03-05T14_3a_29_3a_47Z74.A3" office:value-type="string">
                  <text:p text:style-name="P7"/>
                </table:table-cell>
                <table:table-cell table:style-name="MailMergeTable2020-03-05T14_3a_29_3a_47Z74.B3" table:number-columns-spanned="6" office:value-type="string">
                  <text:p text:style-name="P3">a) Systeme zusammenstellen und verbinden<text:line-break/>b) Hardware und Betriebssystem installieren und konfigurieren<text:line-break/>c) Anwendungsprogramme, insbesondere marktübliche Büroanwendungen, installieren und konfigurieren<text:line-break/>d) Systeme testen<text:line-break/>e) Konfigurationsdaten festhalten sowie Systemdokumentation zusammen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4.4">
                <table:table-cell table:style-name="MailMergeTable2020-03-05T14_3a_29_3a_47Z74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7Z74.A3" office:value-type="string">
                  <text:p text:style-name="P8"/>
                </table:table-cell>
                <table:table-cell table:style-name="MailMergeTable2020-03-05T14_3a_29_3a_47Z74.A3" office:value-type="string">
                  <text:p text:style-name="P8"/>
                </table:table-cell>
                <table:table-cell table:style-name="MailMergeTable2020-03-05T14_3a_29_3a_47Z74.A3" office:value-type="string">
                  <text:p text:style-name="P8"/>
                </table:table-cell>
                <table:table-cell table:style-name="MailMergeTable2020-03-05T14_3a_29_3a_47Z74.A3" office:value-type="string">
                  <text:p text:style-name="P10">5. Mrz 20</text:p>
                </table:table-cell>
                <table:table-cell table:style-name="MailMergeTable2020-03-05T14_3a_29_3a_47Z74.G4" office:value-type="string">
                  <text:p text:style-name="P4">5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3" text:anchor-type="page" text:anchor-page-number="37" svg:x="14.349cm" svg:y="10.5cm" svg:width="13.85cm" svg:height="9.999cm" draw:z-index="72">
        <draw:text-box>
          <text:section text:style-name="Sect1" text:name="MailMergeSection2020-03-05T14:29:47Z74Bereich3" text:protected="true">
            <table:table table:name="MailMergeTable2020-03-05T14:29:47Z73" table:style-name="MailMergeTable2020-03-05T14_3a_29_3a_47Z73">
              <table:table-column table:style-name="MailMergeTable2020-03-05T14_3a_29_3a_47Z73.A"/>
              <table:table-column table:style-name="MailMergeTable2020-03-05T14_3a_29_3a_47Z73.B"/>
              <table:table-column table:style-name="MailMergeTable2020-03-05T14_3a_29_3a_47Z73.C" table:number-columns-repeated="2"/>
              <table:table-column table:style-name="MailMergeTable2020-03-05T14_3a_29_3a_47Z73.E"/>
              <table:table-column table:style-name="MailMergeTable2020-03-05T14_3a_29_3a_47Z73.C"/>
              <table:table-column table:style-name="MailMergeTable2020-03-05T14_3a_29_3a_47Z73.G"/>
              <table:table-row>
                <table:table-cell table:style-name="MailMergeTable2020-03-05T14_3a_29_3a_47Z73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73.A2" table:number-columns-spanned="7" office:value-type="string">
                  <text:p text:style-name="P2">Installieren und Konfigur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3.3">
                <table:table-cell table:style-name="MailMergeTable2020-03-05T14_3a_29_3a_47Z73.A3" office:value-type="string">
                  <text:p text:style-name="P7"/>
                </table:table-cell>
                <table:table-cell table:style-name="MailMergeTable2020-03-05T14_3a_29_3a_47Z73.B3" table:number-columns-spanned="6" office:value-type="string">
                  <text:p text:style-name="P3">a) Systeme zusammenstellen und verbinden<text:line-break/>b) Hardware und Betriebssystem installieren und konfigurieren<text:line-break/>c) Anwendungsprogramme, insbesondere marktübliche Büroanwendungen, installieren und konfigurieren<text:line-break/>d) Systeme testen<text:line-break/>e) Konfigurationsdaten festhalten sowie Systemdokumentation zusammen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3.4">
                <table:table-cell table:style-name="MailMergeTable2020-03-05T14_3a_29_3a_47Z73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7Z73.A3" office:value-type="string">
                  <text:p text:style-name="P8"/>
                </table:table-cell>
                <table:table-cell table:style-name="MailMergeTable2020-03-05T14_3a_29_3a_47Z73.A3" office:value-type="string">
                  <text:p text:style-name="P8"/>
                </table:table-cell>
                <table:table-cell table:style-name="MailMergeTable2020-03-05T14_3a_29_3a_47Z73.A3" office:value-type="string">
                  <text:p text:style-name="P8"/>
                </table:table-cell>
                <table:table-cell table:style-name="MailMergeTable2020-03-05T14_3a_29_3a_47Z73.A3" office:value-type="string">
                  <text:p text:style-name="P10">5. Mrz 20</text:p>
                </table:table-cell>
                <table:table-cell table:style-name="MailMergeTable2020-03-05T14_3a_29_3a_47Z73.G4" office:value-type="string">
                  <text:p text:style-name="P4">5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2" text:anchor-type="page" text:anchor-page-number="35" svg:x="0.499cm" svg:y="0.499cm" svg:width="13.85cm" svg:height="9.999cm" draw:z-index="71">
        <draw:text-box>
          <text:section text:style-name="Sect1" text:name="MailMergeSection2020-03-05T14:29:47Z73MasterLabel">
            <table:table table:name="MailMergeTable2020-03-05T14:29:47Z72" table:style-name="MailMergeTable2020-03-05T14_3a_29_3a_47Z72">
              <table:table-column table:style-name="MailMergeTable2020-03-05T14_3a_29_3a_47Z72.A"/>
              <table:table-column table:style-name="MailMergeTable2020-03-05T14_3a_29_3a_47Z72.B"/>
              <table:table-column table:style-name="MailMergeTable2020-03-05T14_3a_29_3a_47Z72.C" table:number-columns-repeated="2"/>
              <table:table-column table:style-name="MailMergeTable2020-03-05T14_3a_29_3a_47Z72.E"/>
              <table:table-column table:style-name="MailMergeTable2020-03-05T14_3a_29_3a_47Z72.C"/>
              <table:table-column table:style-name="MailMergeTable2020-03-05T14_3a_29_3a_47Z72.G"/>
              <table:table-row>
                <table:table-cell table:style-name="MailMergeTable2020-03-05T14_3a_29_3a_47Z72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72.A2" table:number-columns-spanned="7" office:value-type="string">
                  <text:p text:style-name="P2">Programmier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2.3">
                <table:table-cell table:style-name="MailMergeTable2020-03-05T14_3a_29_3a_47Z72.A3" office:value-type="string">
                  <text:p text:style-name="P7"/>
                </table:table-cell>
                <table:table-cell table:style-name="MailMergeTable2020-03-05T14_3a_29_3a_47Z72.B3" table:number-columns-spanned="6" office:value-type="string">
                  <text:p text:style-name="P3">a) prozedurale und objektorientierte Programmiersprachen unterscheiden<text:line-break/>b) Programmierlogik und Programmiermethoden anwenden<text:line-break/>c) Anwendungen in einer Makro- oder Programmiersprach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2.4">
                <table:table-cell table:style-name="MailMergeTable2020-03-05T14_3a_29_3a_47Z72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7Z72.A3" office:value-type="string">
                  <text:p text:style-name="P8"/>
                </table:table-cell>
                <table:table-cell table:style-name="MailMergeTable2020-03-05T14_3a_29_3a_47Z72.A3" office:value-type="string">
                  <text:p text:style-name="P8"/>
                </table:table-cell>
                <table:table-cell table:style-name="MailMergeTable2020-03-05T14_3a_29_3a_47Z72.A3" office:value-type="string">
                  <text:p text:style-name="P8"/>
                </table:table-cell>
                <table:table-cell table:style-name="MailMergeTable2020-03-05T14_3a_29_3a_47Z72.A3" office:value-type="string">
                  <text:p text:style-name="P10">5. Mrz 20</text:p>
                </table:table-cell>
                <table:table-cell table:style-name="MailMergeTable2020-03-05T14_3a_29_3a_47Z72.G4" office:value-type="string">
                  <text:p text:style-name="P4">5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1" text:anchor-type="page" text:anchor-page-number="35" svg:x="14.349cm" svg:y="0.499cm" svg:width="13.85cm" svg:height="9.999cm" draw:z-index="70">
        <draw:text-box>
          <text:section text:style-name="Sect1" text:name="MailMergeSection2020-03-05T14:29:47Z72Bereich1" text:protected="true">
            <table:table table:name="MailMergeTable2020-03-05T14:29:47Z71" table:style-name="MailMergeTable2020-03-05T14_3a_29_3a_47Z71">
              <table:table-column table:style-name="MailMergeTable2020-03-05T14_3a_29_3a_47Z71.A"/>
              <table:table-column table:style-name="MailMergeTable2020-03-05T14_3a_29_3a_47Z71.B"/>
              <table:table-column table:style-name="MailMergeTable2020-03-05T14_3a_29_3a_47Z71.C" table:number-columns-repeated="2"/>
              <table:table-column table:style-name="MailMergeTable2020-03-05T14_3a_29_3a_47Z71.E"/>
              <table:table-column table:style-name="MailMergeTable2020-03-05T14_3a_29_3a_47Z71.C"/>
              <table:table-column table:style-name="MailMergeTable2020-03-05T14_3a_29_3a_47Z71.G"/>
              <table:table-row>
                <table:table-cell table:style-name="MailMergeTable2020-03-05T14_3a_29_3a_47Z71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71.A2" table:number-columns-spanned="7" office:value-type="string">
                  <text:p text:style-name="P2">Programmier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1.3">
                <table:table-cell table:style-name="MailMergeTable2020-03-05T14_3a_29_3a_47Z71.A3" office:value-type="string">
                  <text:p text:style-name="P7"/>
                </table:table-cell>
                <table:table-cell table:style-name="MailMergeTable2020-03-05T14_3a_29_3a_47Z71.B3" table:number-columns-spanned="6" office:value-type="string">
                  <text:p text:style-name="P3">a) prozedurale und objektorientierte Programmiersprachen unterscheiden<text:line-break/>b) Programmierlogik und Programmiermethoden anwenden<text:line-break/>c) Anwendungen in einer Makro- oder Programmiersprach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1.4">
                <table:table-cell table:style-name="MailMergeTable2020-03-05T14_3a_29_3a_47Z71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7Z71.A3" office:value-type="string">
                  <text:p text:style-name="P8"/>
                </table:table-cell>
                <table:table-cell table:style-name="MailMergeTable2020-03-05T14_3a_29_3a_47Z71.A3" office:value-type="string">
                  <text:p text:style-name="P8"/>
                </table:table-cell>
                <table:table-cell table:style-name="MailMergeTable2020-03-05T14_3a_29_3a_47Z71.A3" office:value-type="string">
                  <text:p text:style-name="P8"/>
                </table:table-cell>
                <table:table-cell table:style-name="MailMergeTable2020-03-05T14_3a_29_3a_47Z71.A3" office:value-type="string">
                  <text:p text:style-name="P10">5. Mrz 20</text:p>
                </table:table-cell>
                <table:table-cell table:style-name="MailMergeTable2020-03-05T14_3a_29_3a_47Z71.G4" office:value-type="string">
                  <text:p text:style-name="P4">5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0" text:anchor-type="page" text:anchor-page-number="35" svg:x="0.499cm" svg:y="10.5cm" svg:width="13.85cm" svg:height="9.999cm" draw:z-index="69">
        <draw:text-box>
          <text:section text:style-name="Sect1" text:name="MailMergeSection2020-03-05T14:29:47Z71Bereich2" text:protected="true">
            <table:table table:name="MailMergeTable2020-03-05T14:29:47Z70" table:style-name="MailMergeTable2020-03-05T14_3a_29_3a_47Z70">
              <table:table-column table:style-name="MailMergeTable2020-03-05T14_3a_29_3a_47Z70.A"/>
              <table:table-column table:style-name="MailMergeTable2020-03-05T14_3a_29_3a_47Z70.B"/>
              <table:table-column table:style-name="MailMergeTable2020-03-05T14_3a_29_3a_47Z70.C" table:number-columns-repeated="2"/>
              <table:table-column table:style-name="MailMergeTable2020-03-05T14_3a_29_3a_47Z70.E"/>
              <table:table-column table:style-name="MailMergeTable2020-03-05T14_3a_29_3a_47Z70.C"/>
              <table:table-column table:style-name="MailMergeTable2020-03-05T14_3a_29_3a_47Z70.G"/>
              <table:table-row>
                <table:table-cell table:style-name="MailMergeTable2020-03-05T14_3a_29_3a_47Z70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70.A2" table:number-columns-spanned="7" office:value-type="string">
                  <text:p text:style-name="P2">Programmier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0.3">
                <table:table-cell table:style-name="MailMergeTable2020-03-05T14_3a_29_3a_47Z70.A3" office:value-type="string">
                  <text:p text:style-name="P7"/>
                </table:table-cell>
                <table:table-cell table:style-name="MailMergeTable2020-03-05T14_3a_29_3a_47Z70.B3" table:number-columns-spanned="6" office:value-type="string">
                  <text:p text:style-name="P3">a) prozedurale und objektorientierte Programmiersprachen unterscheiden<text:line-break/>b) Programmierlogik und Programmiermethoden anwenden<text:line-break/>c) Anwendungen in einer Makro- oder Programmiersprach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70.4">
                <table:table-cell table:style-name="MailMergeTable2020-03-05T14_3a_29_3a_47Z70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7Z70.A3" office:value-type="string">
                  <text:p text:style-name="P8"/>
                </table:table-cell>
                <table:table-cell table:style-name="MailMergeTable2020-03-05T14_3a_29_3a_47Z70.A3" office:value-type="string">
                  <text:p text:style-name="P8"/>
                </table:table-cell>
                <table:table-cell table:style-name="MailMergeTable2020-03-05T14_3a_29_3a_47Z70.A3" office:value-type="string">
                  <text:p text:style-name="P8"/>
                </table:table-cell>
                <table:table-cell table:style-name="MailMergeTable2020-03-05T14_3a_29_3a_47Z70.A3" office:value-type="string">
                  <text:p text:style-name="P10">5. Mrz 20</text:p>
                </table:table-cell>
                <table:table-cell table:style-name="MailMergeTable2020-03-05T14_3a_29_3a_47Z70.G4" office:value-type="string">
                  <text:p text:style-name="P4">5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9" text:anchor-type="page" text:anchor-page-number="35" svg:x="14.349cm" svg:y="10.5cm" svg:width="13.85cm" svg:height="9.999cm" draw:z-index="68">
        <draw:text-box>
          <text:section text:style-name="Sect1" text:name="MailMergeSection2020-03-05T14:29:47Z70Bereich3" text:protected="true">
            <table:table table:name="MailMergeTable2020-03-05T14:29:47Z69" table:style-name="MailMergeTable2020-03-05T14_3a_29_3a_47Z69">
              <table:table-column table:style-name="MailMergeTable2020-03-05T14_3a_29_3a_47Z69.A"/>
              <table:table-column table:style-name="MailMergeTable2020-03-05T14_3a_29_3a_47Z69.B"/>
              <table:table-column table:style-name="MailMergeTable2020-03-05T14_3a_29_3a_47Z69.C" table:number-columns-repeated="2"/>
              <table:table-column table:style-name="MailMergeTable2020-03-05T14_3a_29_3a_47Z69.E"/>
              <table:table-column table:style-name="MailMergeTable2020-03-05T14_3a_29_3a_47Z69.C"/>
              <table:table-column table:style-name="MailMergeTable2020-03-05T14_3a_29_3a_47Z69.G"/>
              <table:table-row>
                <table:table-cell table:style-name="MailMergeTable2020-03-05T14_3a_29_3a_47Z69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69.A2" table:number-columns-spanned="7" office:value-type="string">
                  <text:p text:style-name="P2">Programmier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9.3">
                <table:table-cell table:style-name="MailMergeTable2020-03-05T14_3a_29_3a_47Z69.A3" office:value-type="string">
                  <text:p text:style-name="P7"/>
                </table:table-cell>
                <table:table-cell table:style-name="MailMergeTable2020-03-05T14_3a_29_3a_47Z69.B3" table:number-columns-spanned="6" office:value-type="string">
                  <text:p text:style-name="P3">a) prozedurale und objektorientierte Programmiersprachen unterscheiden<text:line-break/>b) Programmierlogik und Programmiermethoden anwenden<text:line-break/>c) Anwendungen in einer Makro- oder Programmiersprache e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9.4">
                <table:table-cell table:style-name="MailMergeTable2020-03-05T14_3a_29_3a_47Z69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7Z69.A3" office:value-type="string">
                  <text:p text:style-name="P8"/>
                </table:table-cell>
                <table:table-cell table:style-name="MailMergeTable2020-03-05T14_3a_29_3a_47Z69.A3" office:value-type="string">
                  <text:p text:style-name="P8"/>
                </table:table-cell>
                <table:table-cell table:style-name="MailMergeTable2020-03-05T14_3a_29_3a_47Z69.A3" office:value-type="string">
                  <text:p text:style-name="P8"/>
                </table:table-cell>
                <table:table-cell table:style-name="MailMergeTable2020-03-05T14_3a_29_3a_47Z69.A3" office:value-type="string">
                  <text:p text:style-name="P10">5. Mrz 20</text:p>
                </table:table-cell>
                <table:table-cell table:style-name="MailMergeTable2020-03-05T14_3a_29_3a_47Z69.G4" office:value-type="string">
                  <text:p text:style-name="P4">5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8" text:anchor-type="page" text:anchor-page-number="33" svg:x="0.499cm" svg:y="0.499cm" svg:width="13.85cm" svg:height="9.999cm" draw:z-index="67">
        <draw:text-box>
          <text:section text:style-name="Sect1" text:name="MailMergeSection2020-03-05T14:29:47Z69MasterLabel">
            <table:table table:name="MailMergeTable2020-03-05T14:29:47Z68" table:style-name="MailMergeTable2020-03-05T14_3a_29_3a_47Z68">
              <table:table-column table:style-name="MailMergeTable2020-03-05T14_3a_29_3a_47Z68.A"/>
              <table:table-column table:style-name="MailMergeTable2020-03-05T14_3a_29_3a_47Z68.B"/>
              <table:table-column table:style-name="MailMergeTable2020-03-05T14_3a_29_3a_47Z68.C" table:number-columns-repeated="2"/>
              <table:table-column table:style-name="MailMergeTable2020-03-05T14_3a_29_3a_47Z68.E"/>
              <table:table-column table:style-name="MailMergeTable2020-03-05T14_3a_29_3a_47Z68.C"/>
              <table:table-column table:style-name="MailMergeTable2020-03-05T14_3a_29_3a_47Z68.G"/>
              <table:table-row>
                <table:table-cell table:style-name="MailMergeTable2020-03-05T14_3a_29_3a_47Z68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68.A2" table:number-columns-spanned="7" office:value-type="string">
                  <text:p text:style-name="P2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8.3">
                <table:table-cell table:style-name="MailMergeTable2020-03-05T14_3a_29_3a_47Z68.A3" office:value-type="string">
                  <text:p text:style-name="P7"/>
                </table:table-cell>
                <table:table-cell table:style-name="MailMergeTable2020-03-05T14_3a_29_3a_47Z68.B3" table:number-columns-spanned="6" office:value-type="string">
                  <text:p text:style-name="P3">a) Hard- und Software-Ausstattung eines Arbeitsplatzsystems zur Bearbeitung betrieblicher Fachaufgaben ermitteln sowie Arbeitsablauf, Datenflüsse und Schnittstellen analysieren<text:line-break/>b) Anforderungen an ein Arbeitsplatzsystem unter Berücksichtigung der organisatorischen Abläufe und der Anforderungen der Benutzer feststellen<text:line-break/>c) Hard- und Softwarekomponenten auswählen sowie Lösungsvarianten entwickeln und beurteilen<text:line-break/>d) Datenmodelle entwerfen<text:line-break/>e) die zu erbringende Leistung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8.4">
                <table:table-cell table:style-name="MailMergeTable2020-03-05T14_3a_29_3a_47Z68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68.A3" office:value-type="string">
                  <text:p text:style-name="P8"/>
                </table:table-cell>
                <table:table-cell table:style-name="MailMergeTable2020-03-05T14_3a_29_3a_47Z68.A3" office:value-type="string">
                  <text:p text:style-name="P8"/>
                </table:table-cell>
                <table:table-cell table:style-name="MailMergeTable2020-03-05T14_3a_29_3a_47Z68.A3" office:value-type="string">
                  <text:p text:style-name="P8"/>
                </table:table-cell>
                <table:table-cell table:style-name="MailMergeTable2020-03-05T14_3a_29_3a_47Z68.A3" office:value-type="string">
                  <text:p text:style-name="P10">5. Mrz 20</text:p>
                </table:table-cell>
                <table:table-cell table:style-name="MailMergeTable2020-03-05T14_3a_29_3a_47Z68.G4" office:value-type="string">
                  <text:p text:style-name="P4">5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7" text:anchor-type="page" text:anchor-page-number="33" svg:x="14.349cm" svg:y="0.499cm" svg:width="13.85cm" svg:height="9.999cm" draw:z-index="66">
        <draw:text-box>
          <text:section text:style-name="Sect1" text:name="MailMergeSection2020-03-05T14:29:47Z68Bereich1" text:protected="true">
            <table:table table:name="MailMergeTable2020-03-05T14:29:47Z67" table:style-name="MailMergeTable2020-03-05T14_3a_29_3a_47Z67">
              <table:table-column table:style-name="MailMergeTable2020-03-05T14_3a_29_3a_47Z67.A"/>
              <table:table-column table:style-name="MailMergeTable2020-03-05T14_3a_29_3a_47Z67.B"/>
              <table:table-column table:style-name="MailMergeTable2020-03-05T14_3a_29_3a_47Z67.C" table:number-columns-repeated="2"/>
              <table:table-column table:style-name="MailMergeTable2020-03-05T14_3a_29_3a_47Z67.E"/>
              <table:table-column table:style-name="MailMergeTable2020-03-05T14_3a_29_3a_47Z67.C"/>
              <table:table-column table:style-name="MailMergeTable2020-03-05T14_3a_29_3a_47Z67.G"/>
              <table:table-row>
                <table:table-cell table:style-name="MailMergeTable2020-03-05T14_3a_29_3a_47Z67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67.A2" table:number-columns-spanned="7" office:value-type="string">
                  <text:p text:style-name="P2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7.3">
                <table:table-cell table:style-name="MailMergeTable2020-03-05T14_3a_29_3a_47Z67.A3" office:value-type="string">
                  <text:p text:style-name="P7"/>
                </table:table-cell>
                <table:table-cell table:style-name="MailMergeTable2020-03-05T14_3a_29_3a_47Z67.B3" table:number-columns-spanned="6" office:value-type="string">
                  <text:p text:style-name="P3">a) Hard- und Software-Ausstattung eines Arbeitsplatzsystems zur Bearbeitung betrieblicher Fachaufgaben ermitteln sowie Arbeitsablauf, Datenflüsse und Schnittstellen analysieren<text:line-break/>b) Anforderungen an ein Arbeitsplatzsystem unter Berücksichtigung der organisatorischen Abläufe und der Anforderungen der Benutzer feststellen<text:line-break/>c) Hard- und Softwarekomponenten auswählen sowie Lösungsvarianten entwickeln und beurteilen<text:line-break/>d) Datenmodelle entwerfen<text:line-break/>e) die zu erbringende Leistung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7.4">
                <table:table-cell table:style-name="MailMergeTable2020-03-05T14_3a_29_3a_47Z67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67.A3" office:value-type="string">
                  <text:p text:style-name="P8"/>
                </table:table-cell>
                <table:table-cell table:style-name="MailMergeTable2020-03-05T14_3a_29_3a_47Z67.A3" office:value-type="string">
                  <text:p text:style-name="P8"/>
                </table:table-cell>
                <table:table-cell table:style-name="MailMergeTable2020-03-05T14_3a_29_3a_47Z67.A3" office:value-type="string">
                  <text:p text:style-name="P8"/>
                </table:table-cell>
                <table:table-cell table:style-name="MailMergeTable2020-03-05T14_3a_29_3a_47Z67.A3" office:value-type="string">
                  <text:p text:style-name="P10">5. Mrz 20</text:p>
                </table:table-cell>
                <table:table-cell table:style-name="MailMergeTable2020-03-05T14_3a_29_3a_47Z67.G4" office:value-type="string">
                  <text:p text:style-name="P4">5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6" text:anchor-type="page" text:anchor-page-number="33" svg:x="0.499cm" svg:y="10.5cm" svg:width="13.85cm" svg:height="9.999cm" draw:z-index="65">
        <draw:text-box>
          <text:section text:style-name="Sect1" text:name="MailMergeSection2020-03-05T14:29:47Z67Bereich2" text:protected="true">
            <table:table table:name="MailMergeTable2020-03-05T14:29:47Z66" table:style-name="MailMergeTable2020-03-05T14_3a_29_3a_47Z66">
              <table:table-column table:style-name="MailMergeTable2020-03-05T14_3a_29_3a_47Z66.A"/>
              <table:table-column table:style-name="MailMergeTable2020-03-05T14_3a_29_3a_47Z66.B"/>
              <table:table-column table:style-name="MailMergeTable2020-03-05T14_3a_29_3a_47Z66.C" table:number-columns-repeated="2"/>
              <table:table-column table:style-name="MailMergeTable2020-03-05T14_3a_29_3a_47Z66.E"/>
              <table:table-column table:style-name="MailMergeTable2020-03-05T14_3a_29_3a_47Z66.C"/>
              <table:table-column table:style-name="MailMergeTable2020-03-05T14_3a_29_3a_47Z66.G"/>
              <table:table-row>
                <table:table-cell table:style-name="MailMergeTable2020-03-05T14_3a_29_3a_47Z66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66.A2" table:number-columns-spanned="7" office:value-type="string">
                  <text:p text:style-name="P2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6.3">
                <table:table-cell table:style-name="MailMergeTable2020-03-05T14_3a_29_3a_47Z66.A3" office:value-type="string">
                  <text:p text:style-name="P7"/>
                </table:table-cell>
                <table:table-cell table:style-name="MailMergeTable2020-03-05T14_3a_29_3a_47Z66.B3" table:number-columns-spanned="6" office:value-type="string">
                  <text:p text:style-name="P3">a) Hard- und Software-Ausstattung eines Arbeitsplatzsystems zur Bearbeitung betrieblicher Fachaufgaben ermitteln sowie Arbeitsablauf, Datenflüsse und Schnittstellen analysieren<text:line-break/>b) Anforderungen an ein Arbeitsplatzsystem unter Berücksichtigung der organisatorischen Abläufe und der Anforderungen der Benutzer feststellen<text:line-break/>c) Hard- und Softwarekomponenten auswählen sowie Lösungsvarianten entwickeln und beurteilen<text:line-break/>d) Datenmodelle entwerfen<text:line-break/>e) die zu erbringende Leistung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6.4">
                <table:table-cell table:style-name="MailMergeTable2020-03-05T14_3a_29_3a_47Z66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66.A3" office:value-type="string">
                  <text:p text:style-name="P8"/>
                </table:table-cell>
                <table:table-cell table:style-name="MailMergeTable2020-03-05T14_3a_29_3a_47Z66.A3" office:value-type="string">
                  <text:p text:style-name="P8"/>
                </table:table-cell>
                <table:table-cell table:style-name="MailMergeTable2020-03-05T14_3a_29_3a_47Z66.A3" office:value-type="string">
                  <text:p text:style-name="P8"/>
                </table:table-cell>
                <table:table-cell table:style-name="MailMergeTable2020-03-05T14_3a_29_3a_47Z66.A3" office:value-type="string">
                  <text:p text:style-name="P10">5. Mrz 20</text:p>
                </table:table-cell>
                <table:table-cell table:style-name="MailMergeTable2020-03-05T14_3a_29_3a_47Z66.G4" office:value-type="string">
                  <text:p text:style-name="P4">5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5" text:anchor-type="page" text:anchor-page-number="33" svg:x="14.349cm" svg:y="10.5cm" svg:width="13.85cm" svg:height="9.999cm" draw:z-index="64">
        <draw:text-box>
          <text:section text:style-name="Sect1" text:name="MailMergeSection2020-03-05T14:29:47Z66Bereich3" text:protected="true">
            <table:table table:name="MailMergeTable2020-03-05T14:29:47Z65" table:style-name="MailMergeTable2020-03-05T14_3a_29_3a_47Z65">
              <table:table-column table:style-name="MailMergeTable2020-03-05T14_3a_29_3a_47Z65.A"/>
              <table:table-column table:style-name="MailMergeTable2020-03-05T14_3a_29_3a_47Z65.B"/>
              <table:table-column table:style-name="MailMergeTable2020-03-05T14_3a_29_3a_47Z65.C" table:number-columns-repeated="2"/>
              <table:table-column table:style-name="MailMergeTable2020-03-05T14_3a_29_3a_47Z65.E"/>
              <table:table-column table:style-name="MailMergeTable2020-03-05T14_3a_29_3a_47Z65.C"/>
              <table:table-column table:style-name="MailMergeTable2020-03-05T14_3a_29_3a_47Z65.G"/>
              <table:table-row>
                <table:table-cell table:style-name="MailMergeTable2020-03-05T14_3a_29_3a_47Z65.A1" table:number-columns-spanned="7" office:value-type="string">
                  <text:p text:style-name="P1">Herstellen und Betreuen von Systemlös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65.A2" table:number-columns-spanned="7" office:value-type="string">
                  <text:p text:style-name="P2">Ist-Analyse und Konzep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5.3">
                <table:table-cell table:style-name="MailMergeTable2020-03-05T14_3a_29_3a_47Z65.A3" office:value-type="string">
                  <text:p text:style-name="P7"/>
                </table:table-cell>
                <table:table-cell table:style-name="MailMergeTable2020-03-05T14_3a_29_3a_47Z65.B3" table:number-columns-spanned="6" office:value-type="string">
                  <text:p text:style-name="P3">a) Hard- und Software-Ausstattung eines Arbeitsplatzsystems zur Bearbeitung betrieblicher Fachaufgaben ermitteln sowie Arbeitsablauf, Datenflüsse und Schnittstellen analysieren<text:line-break/>b) Anforderungen an ein Arbeitsplatzsystem unter Berücksichtigung der organisatorischen Abläufe und der Anforderungen der Benutzer feststellen<text:line-break/>c) Hard- und Softwarekomponenten auswählen sowie Lösungsvarianten entwickeln und beurteilen<text:line-break/>d) Datenmodelle entwerfen<text:line-break/>e) die zu erbringende Leistung dokumen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5.4">
                <table:table-cell table:style-name="MailMergeTable2020-03-05T14_3a_29_3a_47Z65.A3" table:number-columns-spanned="2" office:value-type="string">
                  <text:p text:style-name="P9">Jahr 2</text:p>
                </table:table-cell>
                <table:covered-table-cell/>
                <table:table-cell table:style-name="MailMergeTable2020-03-05T14_3a_29_3a_47Z65.A3" office:value-type="string">
                  <text:p text:style-name="P8"/>
                </table:table-cell>
                <table:table-cell table:style-name="MailMergeTable2020-03-05T14_3a_29_3a_47Z65.A3" office:value-type="string">
                  <text:p text:style-name="P8"/>
                </table:table-cell>
                <table:table-cell table:style-name="MailMergeTable2020-03-05T14_3a_29_3a_47Z65.A3" office:value-type="string">
                  <text:p text:style-name="P8"/>
                </table:table-cell>
                <table:table-cell table:style-name="MailMergeTable2020-03-05T14_3a_29_3a_47Z65.A3" office:value-type="string">
                  <text:p text:style-name="P10">5. Mrz 20</text:p>
                </table:table-cell>
                <table:table-cell table:style-name="MailMergeTable2020-03-05T14_3a_29_3a_47Z65.G4" office:value-type="string">
                  <text:p text:style-name="P4">5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4" text:anchor-type="page" text:anchor-page-number="31" svg:x="0.499cm" svg:y="0.499cm" svg:width="13.85cm" svg:height="9.999cm" draw:z-index="63">
        <draw:text-box>
          <text:section text:style-name="Sect1" text:name="MailMergeSection2020-03-05T14:29:47Z65MasterLabel">
            <table:table table:name="MailMergeTable2020-03-05T14:29:47Z64" table:style-name="MailMergeTable2020-03-05T14_3a_29_3a_47Z64">
              <table:table-column table:style-name="MailMergeTable2020-03-05T14_3a_29_3a_47Z64.A"/>
              <table:table-column table:style-name="MailMergeTable2020-03-05T14_3a_29_3a_47Z64.B"/>
              <table:table-column table:style-name="MailMergeTable2020-03-05T14_3a_29_3a_47Z64.C" table:number-columns-repeated="2"/>
              <table:table-column table:style-name="MailMergeTable2020-03-05T14_3a_29_3a_47Z64.E"/>
              <table:table-column table:style-name="MailMergeTable2020-03-05T14_3a_29_3a_47Z64.C"/>
              <table:table-column table:style-name="MailMergeTable2020-03-05T14_3a_29_3a_47Z64.G"/>
              <table:table-row>
                <table:table-cell table:style-name="MailMergeTable2020-03-05T14_3a_29_3a_47Z64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64.A2" table:number-columns-spanned="7" office:value-type="string">
                  <text:p text:style-name="P2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4.3">
                <table:table-cell table:style-name="MailMergeTable2020-03-05T14_3a_29_3a_47Z64.A3" office:value-type="string">
                  <text:p text:style-name="P7"/>
                </table:table-cell>
                <table:table-cell table:style-name="MailMergeTable2020-03-05T14_3a_29_3a_47Z64.B3" table:number-columns-spanned="6" office:value-type="string">
                  <text:p text:style-name="P3">a) Hard- und Softwaresysteme sowie gängige Datenformate zur Datenübertragung unterscheiden<text:line-break/>b) Netzwerkarchitekturen unterscheiden<text:line-break/>c) Netzwerkbetriebssysteme nach Leistungsfähigkeit und Einsatzbereichen beurteilen<text:line-break/>d) Angebote von Informations- und Telekommunikationsdiensten und Konditionen zur Nutzung vergleichen<text:line-break/>e) systemtechnische Voraussetzungen für die Nutzung von Informations- und Telekommunikationsdiensten schaf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4.4">
                <table:table-cell table:style-name="MailMergeTable2020-03-05T14_3a_29_3a_47Z64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64.A3" office:value-type="string">
                  <text:p text:style-name="P8"/>
                </table:table-cell>
                <table:table-cell table:style-name="MailMergeTable2020-03-05T14_3a_29_3a_47Z64.A3" office:value-type="string">
                  <text:p text:style-name="P8"/>
                </table:table-cell>
                <table:table-cell table:style-name="MailMergeTable2020-03-05T14_3a_29_3a_47Z64.A3" office:value-type="string">
                  <text:p text:style-name="P8"/>
                </table:table-cell>
                <table:table-cell table:style-name="MailMergeTable2020-03-05T14_3a_29_3a_47Z64.A3" office:value-type="string">
                  <text:p text:style-name="P10">5. Mrz 20</text:p>
                </table:table-cell>
                <table:table-cell table:style-name="MailMergeTable2020-03-05T14_3a_29_3a_47Z64.G4" office:value-type="string">
                  <text:p text:style-name="P4">4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3" text:anchor-type="page" text:anchor-page-number="31" svg:x="14.349cm" svg:y="0.499cm" svg:width="13.85cm" svg:height="9.999cm" draw:z-index="62">
        <draw:text-box>
          <text:section text:style-name="Sect1" text:name="MailMergeSection2020-03-05T14:29:47Z64Bereich1" text:protected="true">
            <table:table table:name="MailMergeTable2020-03-05T14:29:47Z63" table:style-name="MailMergeTable2020-03-05T14_3a_29_3a_47Z63">
              <table:table-column table:style-name="MailMergeTable2020-03-05T14_3a_29_3a_47Z63.A"/>
              <table:table-column table:style-name="MailMergeTable2020-03-05T14_3a_29_3a_47Z63.B"/>
              <table:table-column table:style-name="MailMergeTable2020-03-05T14_3a_29_3a_47Z63.C" table:number-columns-repeated="2"/>
              <table:table-column table:style-name="MailMergeTable2020-03-05T14_3a_29_3a_47Z63.E"/>
              <table:table-column table:style-name="MailMergeTable2020-03-05T14_3a_29_3a_47Z63.C"/>
              <table:table-column table:style-name="MailMergeTable2020-03-05T14_3a_29_3a_47Z63.G"/>
              <table:table-row>
                <table:table-cell table:style-name="MailMergeTable2020-03-05T14_3a_29_3a_47Z63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63.A2" table:number-columns-spanned="7" office:value-type="string">
                  <text:p text:style-name="P2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3.3">
                <table:table-cell table:style-name="MailMergeTable2020-03-05T14_3a_29_3a_47Z63.A3" office:value-type="string">
                  <text:p text:style-name="P7"/>
                </table:table-cell>
                <table:table-cell table:style-name="MailMergeTable2020-03-05T14_3a_29_3a_47Z63.B3" table:number-columns-spanned="6" office:value-type="string">
                  <text:p text:style-name="P3">a) Hard- und Softwaresysteme sowie gängige Datenformate zur Datenübertragung unterscheiden<text:line-break/>b) Netzwerkarchitekturen unterscheiden<text:line-break/>c) Netzwerkbetriebssysteme nach Leistungsfähigkeit und Einsatzbereichen beurteilen<text:line-break/>d) Angebote von Informations- und Telekommunikationsdiensten und Konditionen zur Nutzung vergleichen<text:line-break/>e) systemtechnische Voraussetzungen für die Nutzung von Informations- und Telekommunikationsdiensten schaf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3.4">
                <table:table-cell table:style-name="MailMergeTable2020-03-05T14_3a_29_3a_47Z63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63.A3" office:value-type="string">
                  <text:p text:style-name="P8"/>
                </table:table-cell>
                <table:table-cell table:style-name="MailMergeTable2020-03-05T14_3a_29_3a_47Z63.A3" office:value-type="string">
                  <text:p text:style-name="P8"/>
                </table:table-cell>
                <table:table-cell table:style-name="MailMergeTable2020-03-05T14_3a_29_3a_47Z63.A3" office:value-type="string">
                  <text:p text:style-name="P8"/>
                </table:table-cell>
                <table:table-cell table:style-name="MailMergeTable2020-03-05T14_3a_29_3a_47Z63.A3" office:value-type="string">
                  <text:p text:style-name="P10">5. Mrz 20</text:p>
                </table:table-cell>
                <table:table-cell table:style-name="MailMergeTable2020-03-05T14_3a_29_3a_47Z63.G4" office:value-type="string">
                  <text:p text:style-name="P4">4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2" text:anchor-type="page" text:anchor-page-number="31" svg:x="0.499cm" svg:y="10.5cm" svg:width="13.85cm" svg:height="9.999cm" draw:z-index="61">
        <draw:text-box>
          <text:section text:style-name="Sect1" text:name="MailMergeSection2020-03-05T14:29:47Z63Bereich2" text:protected="true">
            <table:table table:name="MailMergeTable2020-03-05T14:29:47Z62" table:style-name="MailMergeTable2020-03-05T14_3a_29_3a_47Z62">
              <table:table-column table:style-name="MailMergeTable2020-03-05T14_3a_29_3a_47Z62.A"/>
              <table:table-column table:style-name="MailMergeTable2020-03-05T14_3a_29_3a_47Z62.B"/>
              <table:table-column table:style-name="MailMergeTable2020-03-05T14_3a_29_3a_47Z62.C" table:number-columns-repeated="2"/>
              <table:table-column table:style-name="MailMergeTable2020-03-05T14_3a_29_3a_47Z62.E"/>
              <table:table-column table:style-name="MailMergeTable2020-03-05T14_3a_29_3a_47Z62.C"/>
              <table:table-column table:style-name="MailMergeTable2020-03-05T14_3a_29_3a_47Z62.G"/>
              <table:table-row>
                <table:table-cell table:style-name="MailMergeTable2020-03-05T14_3a_29_3a_47Z62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62.A2" table:number-columns-spanned="7" office:value-type="string">
                  <text:p text:style-name="P2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2.3">
                <table:table-cell table:style-name="MailMergeTable2020-03-05T14_3a_29_3a_47Z62.A3" office:value-type="string">
                  <text:p text:style-name="P7"/>
                </table:table-cell>
                <table:table-cell table:style-name="MailMergeTable2020-03-05T14_3a_29_3a_47Z62.B3" table:number-columns-spanned="6" office:value-type="string">
                  <text:p text:style-name="P3">a) Hard- und Softwaresysteme sowie gängige Datenformate zur Datenübertragung unterscheiden<text:line-break/>b) Netzwerkarchitekturen unterscheiden<text:line-break/>c) Netzwerkbetriebssysteme nach Leistungsfähigkeit und Einsatzbereichen beurteilen<text:line-break/>d) Angebote von Informations- und Telekommunikationsdiensten und Konditionen zur Nutzung vergleichen<text:line-break/>e) systemtechnische Voraussetzungen für die Nutzung von Informations- und Telekommunikationsdiensten schaf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2.4">
                <table:table-cell table:style-name="MailMergeTable2020-03-05T14_3a_29_3a_47Z62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62.A3" office:value-type="string">
                  <text:p text:style-name="P8"/>
                </table:table-cell>
                <table:table-cell table:style-name="MailMergeTable2020-03-05T14_3a_29_3a_47Z62.A3" office:value-type="string">
                  <text:p text:style-name="P8"/>
                </table:table-cell>
                <table:table-cell table:style-name="MailMergeTable2020-03-05T14_3a_29_3a_47Z62.A3" office:value-type="string">
                  <text:p text:style-name="P8"/>
                </table:table-cell>
                <table:table-cell table:style-name="MailMergeTable2020-03-05T14_3a_29_3a_47Z62.A3" office:value-type="string">
                  <text:p text:style-name="P10">5. Mrz 20</text:p>
                </table:table-cell>
                <table:table-cell table:style-name="MailMergeTable2020-03-05T14_3a_29_3a_47Z62.G4" office:value-type="string">
                  <text:p text:style-name="P4">4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1" text:anchor-type="page" text:anchor-page-number="31" svg:x="14.349cm" svg:y="10.5cm" svg:width="13.85cm" svg:height="9.999cm" draw:z-index="60">
        <draw:text-box>
          <text:section text:style-name="Sect1" text:name="MailMergeSection2020-03-05T14:29:47Z62Bereich3" text:protected="true">
            <table:table table:name="MailMergeTable2020-03-05T14:29:47Z61" table:style-name="MailMergeTable2020-03-05T14_3a_29_3a_47Z61">
              <table:table-column table:style-name="MailMergeTable2020-03-05T14_3a_29_3a_47Z61.A"/>
              <table:table-column table:style-name="MailMergeTable2020-03-05T14_3a_29_3a_47Z61.B"/>
              <table:table-column table:style-name="MailMergeTable2020-03-05T14_3a_29_3a_47Z61.C" table:number-columns-repeated="2"/>
              <table:table-column table:style-name="MailMergeTable2020-03-05T14_3a_29_3a_47Z61.E"/>
              <table:table-column table:style-name="MailMergeTable2020-03-05T14_3a_29_3a_47Z61.C"/>
              <table:table-column table:style-name="MailMergeTable2020-03-05T14_3a_29_3a_47Z61.G"/>
              <table:table-row>
                <table:table-cell table:style-name="MailMergeTable2020-03-05T14_3a_29_3a_47Z61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61.A2" table:number-columns-spanned="7" office:value-type="string">
                  <text:p text:style-name="P2">Netze, Diens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1.3">
                <table:table-cell table:style-name="MailMergeTable2020-03-05T14_3a_29_3a_47Z61.A3" office:value-type="string">
                  <text:p text:style-name="P7"/>
                </table:table-cell>
                <table:table-cell table:style-name="MailMergeTable2020-03-05T14_3a_29_3a_47Z61.B3" table:number-columns-spanned="6" office:value-type="string">
                  <text:p text:style-name="P3">a) Hard- und Softwaresysteme sowie gängige Datenformate zur Datenübertragung unterscheiden<text:line-break/>b) Netzwerkarchitekturen unterscheiden<text:line-break/>c) Netzwerkbetriebssysteme nach Leistungsfähigkeit und Einsatzbereichen beurteilen<text:line-break/>d) Angebote von Informations- und Telekommunikationsdiensten und Konditionen zur Nutzung vergleichen<text:line-break/>e) systemtechnische Voraussetzungen für die Nutzung von Informations- und Telekommunikationsdiensten schaf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1.4">
                <table:table-cell table:style-name="MailMergeTable2020-03-05T14_3a_29_3a_47Z61.A3" table:number-columns-spanned="2" office:value-type="string">
                  <text:p text:style-name="P9">Jahr 2,3</text:p>
                </table:table-cell>
                <table:covered-table-cell/>
                <table:table-cell table:style-name="MailMergeTable2020-03-05T14_3a_29_3a_47Z61.A3" office:value-type="string">
                  <text:p text:style-name="P8"/>
                </table:table-cell>
                <table:table-cell table:style-name="MailMergeTable2020-03-05T14_3a_29_3a_47Z61.A3" office:value-type="string">
                  <text:p text:style-name="P8"/>
                </table:table-cell>
                <table:table-cell table:style-name="MailMergeTable2020-03-05T14_3a_29_3a_47Z61.A3" office:value-type="string">
                  <text:p text:style-name="P8"/>
                </table:table-cell>
                <table:table-cell table:style-name="MailMergeTable2020-03-05T14_3a_29_3a_47Z61.A3" office:value-type="string">
                  <text:p text:style-name="P10">5. Mrz 20</text:p>
                </table:table-cell>
                <table:table-cell table:style-name="MailMergeTable2020-03-05T14_3a_29_3a_47Z61.G4" office:value-type="string">
                  <text:p text:style-name="P4">4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0" text:anchor-type="page" text:anchor-page-number="29" svg:x="0.499cm" svg:y="0.499cm" svg:width="13.85cm" svg:height="9.999cm" draw:z-index="59">
        <draw:text-box>
          <text:section text:style-name="Sect1" text:name="MailMergeSection2020-03-05T14:29:47Z61MasterLabel">
            <table:table table:name="MailMergeTable2020-03-05T14:29:47Z60" table:style-name="MailMergeTable2020-03-05T14_3a_29_3a_47Z60">
              <table:table-column table:style-name="MailMergeTable2020-03-05T14_3a_29_3a_47Z60.A"/>
              <table:table-column table:style-name="MailMergeTable2020-03-05T14_3a_29_3a_47Z60.B"/>
              <table:table-column table:style-name="MailMergeTable2020-03-05T14_3a_29_3a_47Z60.C" table:number-columns-repeated="2"/>
              <table:table-column table:style-name="MailMergeTable2020-03-05T14_3a_29_3a_47Z60.E"/>
              <table:table-column table:style-name="MailMergeTable2020-03-05T14_3a_29_3a_47Z60.C"/>
              <table:table-column table:style-name="MailMergeTable2020-03-05T14_3a_29_3a_47Z60.G"/>
              <table:table-row>
                <table:table-cell table:style-name="MailMergeTable2020-03-05T14_3a_29_3a_47Z60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60.A2" table:number-columns-spanned="7" office:value-type="string">
                  <text:p text:style-name="P2">Anwendungssoftwa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0.3">
                <table:table-cell table:style-name="MailMergeTable2020-03-05T14_3a_29_3a_47Z60.A3" office:value-type="string">
                  <text:p text:style-name="P7"/>
                </table:table-cell>
                <table:table-cell table:style-name="MailMergeTable2020-03-05T14_3a_29_3a_47Z60.B3" table:number-columns-spanned="6" office:value-type="string">
                  <text:p text:style-name="P3">a) Anwendungssoftware nach Einsatzbereichen unterscheiden<text:line-break/>b) Hardware- und Systemvoraussetzungen beurteilen<text:line-break/>c) Leistungsfähigkeit und Erweiterbarkeit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60.4">
                <table:table-cell table:style-name="MailMergeTable2020-03-05T14_3a_29_3a_47Z60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7Z60.A3" office:value-type="string">
                  <text:p text:style-name="P8"/>
                </table:table-cell>
                <table:table-cell table:style-name="MailMergeTable2020-03-05T14_3a_29_3a_47Z60.A3" office:value-type="string">
                  <text:p text:style-name="P8"/>
                </table:table-cell>
                <table:table-cell table:style-name="MailMergeTable2020-03-05T14_3a_29_3a_47Z60.A3" office:value-type="string">
                  <text:p text:style-name="P8"/>
                </table:table-cell>
                <table:table-cell table:style-name="MailMergeTable2020-03-05T14_3a_29_3a_47Z60.A3" office:value-type="string">
                  <text:p text:style-name="P10">5. Mrz 20</text:p>
                </table:table-cell>
                <table:table-cell table:style-name="MailMergeTable2020-03-05T14_3a_29_3a_47Z60.G4" office:value-type="string">
                  <text:p text:style-name="P4">4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9" text:anchor-type="page" text:anchor-page-number="29" svg:x="14.349cm" svg:y="0.499cm" svg:width="13.85cm" svg:height="9.999cm" draw:z-index="58">
        <draw:text-box>
          <text:section text:style-name="Sect1" text:name="MailMergeSection2020-03-05T14:29:47Z60Bereich1" text:protected="true">
            <table:table table:name="MailMergeTable2020-03-05T14:29:47Z59" table:style-name="MailMergeTable2020-03-05T14_3a_29_3a_47Z59">
              <table:table-column table:style-name="MailMergeTable2020-03-05T14_3a_29_3a_47Z59.A"/>
              <table:table-column table:style-name="MailMergeTable2020-03-05T14_3a_29_3a_47Z59.B"/>
              <table:table-column table:style-name="MailMergeTable2020-03-05T14_3a_29_3a_47Z59.C" table:number-columns-repeated="2"/>
              <table:table-column table:style-name="MailMergeTable2020-03-05T14_3a_29_3a_47Z59.E"/>
              <table:table-column table:style-name="MailMergeTable2020-03-05T14_3a_29_3a_47Z59.C"/>
              <table:table-column table:style-name="MailMergeTable2020-03-05T14_3a_29_3a_47Z59.G"/>
              <table:table-row>
                <table:table-cell table:style-name="MailMergeTable2020-03-05T14_3a_29_3a_47Z59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59.A2" table:number-columns-spanned="7" office:value-type="string">
                  <text:p text:style-name="P2">Anwendungssoftwa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59.3">
                <table:table-cell table:style-name="MailMergeTable2020-03-05T14_3a_29_3a_47Z59.A3" office:value-type="string">
                  <text:p text:style-name="P7"/>
                </table:table-cell>
                <table:table-cell table:style-name="MailMergeTable2020-03-05T14_3a_29_3a_47Z59.B3" table:number-columns-spanned="6" office:value-type="string">
                  <text:p text:style-name="P3">a) Anwendungssoftware nach Einsatzbereichen unterscheiden<text:line-break/>b) Hardware- und Systemvoraussetzungen beurteilen<text:line-break/>c) Leistungsfähigkeit und Erweiterbarkeit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59.4">
                <table:table-cell table:style-name="MailMergeTable2020-03-05T14_3a_29_3a_47Z59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7Z59.A3" office:value-type="string">
                  <text:p text:style-name="P8"/>
                </table:table-cell>
                <table:table-cell table:style-name="MailMergeTable2020-03-05T14_3a_29_3a_47Z59.A3" office:value-type="string">
                  <text:p text:style-name="P8"/>
                </table:table-cell>
                <table:table-cell table:style-name="MailMergeTable2020-03-05T14_3a_29_3a_47Z59.A3" office:value-type="string">
                  <text:p text:style-name="P8"/>
                </table:table-cell>
                <table:table-cell table:style-name="MailMergeTable2020-03-05T14_3a_29_3a_47Z59.A3" office:value-type="string">
                  <text:p text:style-name="P10">5. Mrz 20</text:p>
                </table:table-cell>
                <table:table-cell table:style-name="MailMergeTable2020-03-05T14_3a_29_3a_47Z59.G4" office:value-type="string">
                  <text:p text:style-name="P4">4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8" text:anchor-type="page" text:anchor-page-number="29" svg:x="0.499cm" svg:y="10.5cm" svg:width="13.85cm" svg:height="9.999cm" draw:z-index="57">
        <draw:text-box>
          <text:section text:style-name="Sect1" text:name="MailMergeSection2020-03-05T14:29:47Z59Bereich2" text:protected="true">
            <table:table table:name="MailMergeTable2020-03-05T14:29:47Z58" table:style-name="MailMergeTable2020-03-05T14_3a_29_3a_47Z58">
              <table:table-column table:style-name="MailMergeTable2020-03-05T14_3a_29_3a_47Z58.A"/>
              <table:table-column table:style-name="MailMergeTable2020-03-05T14_3a_29_3a_47Z58.B"/>
              <table:table-column table:style-name="MailMergeTable2020-03-05T14_3a_29_3a_47Z58.C" table:number-columns-repeated="2"/>
              <table:table-column table:style-name="MailMergeTable2020-03-05T14_3a_29_3a_47Z58.E"/>
              <table:table-column table:style-name="MailMergeTable2020-03-05T14_3a_29_3a_47Z58.C"/>
              <table:table-column table:style-name="MailMergeTable2020-03-05T14_3a_29_3a_47Z58.G"/>
              <table:table-row>
                <table:table-cell table:style-name="MailMergeTable2020-03-05T14_3a_29_3a_47Z58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58.A2" table:number-columns-spanned="7" office:value-type="string">
                  <text:p text:style-name="P2">Anwendungssoftwa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58.3">
                <table:table-cell table:style-name="MailMergeTable2020-03-05T14_3a_29_3a_47Z58.A3" office:value-type="string">
                  <text:p text:style-name="P7"/>
                </table:table-cell>
                <table:table-cell table:style-name="MailMergeTable2020-03-05T14_3a_29_3a_47Z58.B3" table:number-columns-spanned="6" office:value-type="string">
                  <text:p text:style-name="P3">a) Anwendungssoftware nach Einsatzbereichen unterscheiden<text:line-break/>b) Hardware- und Systemvoraussetzungen beurteilen<text:line-break/>c) Leistungsfähigkeit und Erweiterbarkeit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58.4">
                <table:table-cell table:style-name="MailMergeTable2020-03-05T14_3a_29_3a_47Z58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7Z58.A3" office:value-type="string">
                  <text:p text:style-name="P8"/>
                </table:table-cell>
                <table:table-cell table:style-name="MailMergeTable2020-03-05T14_3a_29_3a_47Z58.A3" office:value-type="string">
                  <text:p text:style-name="P8"/>
                </table:table-cell>
                <table:table-cell table:style-name="MailMergeTable2020-03-05T14_3a_29_3a_47Z58.A3" office:value-type="string">
                  <text:p text:style-name="P8"/>
                </table:table-cell>
                <table:table-cell table:style-name="MailMergeTable2020-03-05T14_3a_29_3a_47Z58.A3" office:value-type="string">
                  <text:p text:style-name="P10">5. Mrz 20</text:p>
                </table:table-cell>
                <table:table-cell table:style-name="MailMergeTable2020-03-05T14_3a_29_3a_47Z58.G4" office:value-type="string">
                  <text:p text:style-name="P4">4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7" text:anchor-type="page" text:anchor-page-number="29" svg:x="14.349cm" svg:y="10.5cm" svg:width="13.85cm" svg:height="9.999cm" draw:z-index="56">
        <draw:text-box>
          <text:section text:style-name="Sect1" text:name="MailMergeSection2020-03-05T14:29:47Z58Bereich3" text:protected="true">
            <table:table table:name="MailMergeTable2020-03-05T14:29:47Z57" table:style-name="MailMergeTable2020-03-05T14_3a_29_3a_47Z57">
              <table:table-column table:style-name="MailMergeTable2020-03-05T14_3a_29_3a_47Z57.A"/>
              <table:table-column table:style-name="MailMergeTable2020-03-05T14_3a_29_3a_47Z57.B"/>
              <table:table-column table:style-name="MailMergeTable2020-03-05T14_3a_29_3a_47Z57.C" table:number-columns-repeated="2"/>
              <table:table-column table:style-name="MailMergeTable2020-03-05T14_3a_29_3a_47Z57.E"/>
              <table:table-column table:style-name="MailMergeTable2020-03-05T14_3a_29_3a_47Z57.C"/>
              <table:table-column table:style-name="MailMergeTable2020-03-05T14_3a_29_3a_47Z57.G"/>
              <table:table-row>
                <table:table-cell table:style-name="MailMergeTable2020-03-05T14_3a_29_3a_47Z57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7Z57.A2" table:number-columns-spanned="7" office:value-type="string">
                  <text:p text:style-name="P2">Anwendungssoftwa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57.3">
                <table:table-cell table:style-name="MailMergeTable2020-03-05T14_3a_29_3a_47Z57.A3" office:value-type="string">
                  <text:p text:style-name="P7"/>
                </table:table-cell>
                <table:table-cell table:style-name="MailMergeTable2020-03-05T14_3a_29_3a_47Z57.B3" table:number-columns-spanned="6" office:value-type="string">
                  <text:p text:style-name="P3">a) Anwendungssoftware nach Einsatzbereichen unterscheiden<text:line-break/>b) Hardware- und Systemvoraussetzungen beurteilen<text:line-break/>c) Leistungsfähigkeit und Erweiterbarkeit beurtei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7Z57.4">
                <table:table-cell table:style-name="MailMergeTable2020-03-05T14_3a_29_3a_47Z57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7Z57.A3" office:value-type="string">
                  <text:p text:style-name="P8"/>
                </table:table-cell>
                <table:table-cell table:style-name="MailMergeTable2020-03-05T14_3a_29_3a_47Z57.A3" office:value-type="string">
                  <text:p text:style-name="P8"/>
                </table:table-cell>
                <table:table-cell table:style-name="MailMergeTable2020-03-05T14_3a_29_3a_47Z57.A3" office:value-type="string">
                  <text:p text:style-name="P8"/>
                </table:table-cell>
                <table:table-cell table:style-name="MailMergeTable2020-03-05T14_3a_29_3a_47Z57.A3" office:value-type="string">
                  <text:p text:style-name="P10">5. Mrz 20</text:p>
                </table:table-cell>
                <table:table-cell table:style-name="MailMergeTable2020-03-05T14_3a_29_3a_47Z57.G4" office:value-type="string">
                  <text:p text:style-name="P4">4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6" text:anchor-type="page" text:anchor-page-number="27" svg:x="0.499cm" svg:y="0.499cm" svg:width="13.85cm" svg:height="9.999cm" draw:z-index="55">
        <draw:text-box>
          <text:section text:style-name="Sect1" text:name="MailMergeSection2020-03-05T14:29:46Z57MasterLabel">
            <table:table table:name="MailMergeTable2020-03-05T14:29:46Z56" table:style-name="MailMergeTable2020-03-05T14_3a_29_3a_46Z56">
              <table:table-column table:style-name="MailMergeTable2020-03-05T14_3a_29_3a_46Z56.A"/>
              <table:table-column table:style-name="MailMergeTable2020-03-05T14_3a_29_3a_46Z56.B"/>
              <table:table-column table:style-name="MailMergeTable2020-03-05T14_3a_29_3a_46Z56.C" table:number-columns-repeated="2"/>
              <table:table-column table:style-name="MailMergeTable2020-03-05T14_3a_29_3a_46Z56.E"/>
              <table:table-column table:style-name="MailMergeTable2020-03-05T14_3a_29_3a_46Z56.C"/>
              <table:table-column table:style-name="MailMergeTable2020-03-05T14_3a_29_3a_46Z56.G"/>
              <table:table-row>
                <table:table-cell table:style-name="MailMergeTable2020-03-05T14_3a_29_3a_46Z56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56.A2" table:number-columns-spanned="7" office:value-type="string">
                  <text:p text:style-name="P2">Systemarchitektur, Hardware und Betriebssyste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6.3">
                <table:table-cell table:style-name="MailMergeTable2020-03-05T14_3a_29_3a_46Z56.A3" office:value-type="string">
                  <text:p text:style-name="P7"/>
                </table:table-cell>
                <table:table-cell table:style-name="MailMergeTable2020-03-05T14_3a_29_3a_46Z56.B3" table:number-columns-spanned="6" office:value-type="string">
                  <text:p text:style-name="P3">a) Systemarchitekturen und Hardwareschnittstellen marktgängiger informations- und telekommunikationstechnischer Systeme unterscheiden sowie Kompatibilität von Speicherbausteinen, Ein-/Ausgabekomponenten und Peripheriegeräten beurteilen<text:line-break/>b) verschiedene Speichermedien sowie Ein- und Ausgabegeräte nach Einsatzbereichen unterscheiden<text:line-break/>c) marktgängige Betriebssysteme, ihre Komponenten und ihre Anwendungsbereiche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6.4">
                <table:table-cell table:style-name="MailMergeTable2020-03-05T14_3a_29_3a_46Z56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56.A3" office:value-type="string">
                  <text:p text:style-name="P8"/>
                </table:table-cell>
                <table:table-cell table:style-name="MailMergeTable2020-03-05T14_3a_29_3a_46Z56.A3" office:value-type="string">
                  <text:p text:style-name="P8"/>
                </table:table-cell>
                <table:table-cell table:style-name="MailMergeTable2020-03-05T14_3a_29_3a_46Z56.A3" office:value-type="string">
                  <text:p text:style-name="P8"/>
                </table:table-cell>
                <table:table-cell table:style-name="MailMergeTable2020-03-05T14_3a_29_3a_46Z56.A3" office:value-type="string">
                  <text:p text:style-name="P10">5. Mrz 20</text:p>
                </table:table-cell>
                <table:table-cell table:style-name="MailMergeTable2020-03-05T14_3a_29_3a_46Z56.G4" office:value-type="string">
                  <text:p text:style-name="P4">4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5" text:anchor-type="page" text:anchor-page-number="27" svg:x="14.349cm" svg:y="0.499cm" svg:width="13.85cm" svg:height="9.999cm" draw:z-index="54">
        <draw:text-box>
          <text:section text:style-name="Sect1" text:name="MailMergeSection2020-03-05T14:29:46Z56Bereich1" text:protected="true">
            <table:table table:name="MailMergeTable2020-03-05T14:29:46Z55" table:style-name="MailMergeTable2020-03-05T14_3a_29_3a_46Z55">
              <table:table-column table:style-name="MailMergeTable2020-03-05T14_3a_29_3a_46Z55.A"/>
              <table:table-column table:style-name="MailMergeTable2020-03-05T14_3a_29_3a_46Z55.B"/>
              <table:table-column table:style-name="MailMergeTable2020-03-05T14_3a_29_3a_46Z55.C" table:number-columns-repeated="2"/>
              <table:table-column table:style-name="MailMergeTable2020-03-05T14_3a_29_3a_46Z55.E"/>
              <table:table-column table:style-name="MailMergeTable2020-03-05T14_3a_29_3a_46Z55.C"/>
              <table:table-column table:style-name="MailMergeTable2020-03-05T14_3a_29_3a_46Z55.G"/>
              <table:table-row>
                <table:table-cell table:style-name="MailMergeTable2020-03-05T14_3a_29_3a_46Z55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55.A2" table:number-columns-spanned="7" office:value-type="string">
                  <text:p text:style-name="P2">Systemarchitektur, Hardware und Betriebssyste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5.3">
                <table:table-cell table:style-name="MailMergeTable2020-03-05T14_3a_29_3a_46Z55.A3" office:value-type="string">
                  <text:p text:style-name="P7"/>
                </table:table-cell>
                <table:table-cell table:style-name="MailMergeTable2020-03-05T14_3a_29_3a_46Z55.B3" table:number-columns-spanned="6" office:value-type="string">
                  <text:p text:style-name="P3">a) Systemarchitekturen und Hardwareschnittstellen marktgängiger informations- und telekommunikationstechnischer Systeme unterscheiden sowie Kompatibilität von Speicherbausteinen, Ein-/Ausgabekomponenten und Peripheriegeräten beurteilen<text:line-break/>b) verschiedene Speichermedien sowie Ein- und Ausgabegeräte nach Einsatzbereichen unterscheiden<text:line-break/>c) marktgängige Betriebssysteme, ihre Komponenten und ihre Anwendungsbereiche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5.4">
                <table:table-cell table:style-name="MailMergeTable2020-03-05T14_3a_29_3a_46Z55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55.A3" office:value-type="string">
                  <text:p text:style-name="P8"/>
                </table:table-cell>
                <table:table-cell table:style-name="MailMergeTable2020-03-05T14_3a_29_3a_46Z55.A3" office:value-type="string">
                  <text:p text:style-name="P8"/>
                </table:table-cell>
                <table:table-cell table:style-name="MailMergeTable2020-03-05T14_3a_29_3a_46Z55.A3" office:value-type="string">
                  <text:p text:style-name="P8"/>
                </table:table-cell>
                <table:table-cell table:style-name="MailMergeTable2020-03-05T14_3a_29_3a_46Z55.A3" office:value-type="string">
                  <text:p text:style-name="P10">5. Mrz 20</text:p>
                </table:table-cell>
                <table:table-cell table:style-name="MailMergeTable2020-03-05T14_3a_29_3a_46Z55.G4" office:value-type="string">
                  <text:p text:style-name="P4">4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4" text:anchor-type="page" text:anchor-page-number="27" svg:x="0.499cm" svg:y="10.5cm" svg:width="13.85cm" svg:height="9.999cm" draw:z-index="53">
        <draw:text-box>
          <text:section text:style-name="Sect1" text:name="MailMergeSection2020-03-05T14:29:46Z55Bereich2" text:protected="true">
            <table:table table:name="MailMergeTable2020-03-05T14:29:46Z54" table:style-name="MailMergeTable2020-03-05T14_3a_29_3a_46Z54">
              <table:table-column table:style-name="MailMergeTable2020-03-05T14_3a_29_3a_46Z54.A"/>
              <table:table-column table:style-name="MailMergeTable2020-03-05T14_3a_29_3a_46Z54.B"/>
              <table:table-column table:style-name="MailMergeTable2020-03-05T14_3a_29_3a_46Z54.C" table:number-columns-repeated="2"/>
              <table:table-column table:style-name="MailMergeTable2020-03-05T14_3a_29_3a_46Z54.E"/>
              <table:table-column table:style-name="MailMergeTable2020-03-05T14_3a_29_3a_46Z54.C"/>
              <table:table-column table:style-name="MailMergeTable2020-03-05T14_3a_29_3a_46Z54.G"/>
              <table:table-row>
                <table:table-cell table:style-name="MailMergeTable2020-03-05T14_3a_29_3a_46Z54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54.A2" table:number-columns-spanned="7" office:value-type="string">
                  <text:p text:style-name="P2">Systemarchitektur, Hardware und Betriebssyste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4.3">
                <table:table-cell table:style-name="MailMergeTable2020-03-05T14_3a_29_3a_46Z54.A3" office:value-type="string">
                  <text:p text:style-name="P7"/>
                </table:table-cell>
                <table:table-cell table:style-name="MailMergeTable2020-03-05T14_3a_29_3a_46Z54.B3" table:number-columns-spanned="6" office:value-type="string">
                  <text:p text:style-name="P3">a) Systemarchitekturen und Hardwareschnittstellen marktgängiger informations- und telekommunikationstechnischer Systeme unterscheiden sowie Kompatibilität von Speicherbausteinen, Ein-/Ausgabekomponenten und Peripheriegeräten beurteilen<text:line-break/>b) verschiedene Speichermedien sowie Ein- und Ausgabegeräte nach Einsatzbereichen unterscheiden<text:line-break/>c) marktgängige Betriebssysteme, ihre Komponenten und ihre Anwendungsbereiche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4.4">
                <table:table-cell table:style-name="MailMergeTable2020-03-05T14_3a_29_3a_46Z54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54.A3" office:value-type="string">
                  <text:p text:style-name="P8"/>
                </table:table-cell>
                <table:table-cell table:style-name="MailMergeTable2020-03-05T14_3a_29_3a_46Z54.A3" office:value-type="string">
                  <text:p text:style-name="P8"/>
                </table:table-cell>
                <table:table-cell table:style-name="MailMergeTable2020-03-05T14_3a_29_3a_46Z54.A3" office:value-type="string">
                  <text:p text:style-name="P8"/>
                </table:table-cell>
                <table:table-cell table:style-name="MailMergeTable2020-03-05T14_3a_29_3a_46Z54.A3" office:value-type="string">
                  <text:p text:style-name="P10">5. Mrz 20</text:p>
                </table:table-cell>
                <table:table-cell table:style-name="MailMergeTable2020-03-05T14_3a_29_3a_46Z54.G4" office:value-type="string">
                  <text:p text:style-name="P4">4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3" text:anchor-type="page" text:anchor-page-number="27" svg:x="14.349cm" svg:y="10.5cm" svg:width="13.85cm" svg:height="9.999cm" draw:z-index="52">
        <draw:text-box>
          <text:section text:style-name="Sect1" text:name="MailMergeSection2020-03-05T14:29:46Z54Bereich3" text:protected="true">
            <table:table table:name="MailMergeTable2020-03-05T14:29:46Z53" table:style-name="MailMergeTable2020-03-05T14_3a_29_3a_46Z53">
              <table:table-column table:style-name="MailMergeTable2020-03-05T14_3a_29_3a_46Z53.A"/>
              <table:table-column table:style-name="MailMergeTable2020-03-05T14_3a_29_3a_46Z53.B"/>
              <table:table-column table:style-name="MailMergeTable2020-03-05T14_3a_29_3a_46Z53.C" table:number-columns-repeated="2"/>
              <table:table-column table:style-name="MailMergeTable2020-03-05T14_3a_29_3a_46Z53.E"/>
              <table:table-column table:style-name="MailMergeTable2020-03-05T14_3a_29_3a_46Z53.C"/>
              <table:table-column table:style-name="MailMergeTable2020-03-05T14_3a_29_3a_46Z53.G"/>
              <table:table-row>
                <table:table-cell table:style-name="MailMergeTable2020-03-05T14_3a_29_3a_46Z53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53.A2" table:number-columns-spanned="7" office:value-type="string">
                  <text:p text:style-name="P2">Systemarchitektur, Hardware und Betriebssystem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3.3">
                <table:table-cell table:style-name="MailMergeTable2020-03-05T14_3a_29_3a_46Z53.A3" office:value-type="string">
                  <text:p text:style-name="P7"/>
                </table:table-cell>
                <table:table-cell table:style-name="MailMergeTable2020-03-05T14_3a_29_3a_46Z53.B3" table:number-columns-spanned="6" office:value-type="string">
                  <text:p text:style-name="P3">a) Systemarchitekturen und Hardwareschnittstellen marktgängiger informations- und telekommunikationstechnischer Systeme unterscheiden sowie Kompatibilität von Speicherbausteinen, Ein-/Ausgabekomponenten und Peripheriegeräten beurteilen<text:line-break/>b) verschiedene Speichermedien sowie Ein- und Ausgabegeräte nach Einsatzbereichen unterscheiden<text:line-break/>c) marktgängige Betriebssysteme, ihre Komponenten und ihre Anwendungsbereiche unterschei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3.4">
                <table:table-cell table:style-name="MailMergeTable2020-03-05T14_3a_29_3a_46Z53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53.A3" office:value-type="string">
                  <text:p text:style-name="P8"/>
                </table:table-cell>
                <table:table-cell table:style-name="MailMergeTable2020-03-05T14_3a_29_3a_46Z53.A3" office:value-type="string">
                  <text:p text:style-name="P8"/>
                </table:table-cell>
                <table:table-cell table:style-name="MailMergeTable2020-03-05T14_3a_29_3a_46Z53.A3" office:value-type="string">
                  <text:p text:style-name="P8"/>
                </table:table-cell>
                <table:table-cell table:style-name="MailMergeTable2020-03-05T14_3a_29_3a_46Z53.A3" office:value-type="string">
                  <text:p text:style-name="P10">5. Mrz 20</text:p>
                </table:table-cell>
                <table:table-cell table:style-name="MailMergeTable2020-03-05T14_3a_29_3a_46Z53.G4" office:value-type="string">
                  <text:p text:style-name="P4">4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2" text:anchor-type="page" text:anchor-page-number="25" svg:x="0.499cm" svg:y="0.499cm" svg:width="13.85cm" svg:height="9.999cm" draw:z-index="51">
        <draw:text-box>
          <text:section text:style-name="Sect1" text:name="MailMergeSection2020-03-05T14:29:46Z53MasterLabel">
            <table:table table:name="MailMergeTable2020-03-05T14:29:46Z52" table:style-name="MailMergeTable2020-03-05T14_3a_29_3a_46Z52">
              <table:table-column table:style-name="MailMergeTable2020-03-05T14_3a_29_3a_46Z52.A"/>
              <table:table-column table:style-name="MailMergeTable2020-03-05T14_3a_29_3a_46Z52.B"/>
              <table:table-column table:style-name="MailMergeTable2020-03-05T14_3a_29_3a_46Z52.C" table:number-columns-repeated="2"/>
              <table:table-column table:style-name="MailMergeTable2020-03-05T14_3a_29_3a_46Z52.E"/>
              <table:table-column table:style-name="MailMergeTable2020-03-05T14_3a_29_3a_46Z52.C"/>
              <table:table-column table:style-name="MailMergeTable2020-03-05T14_3a_29_3a_46Z52.G"/>
              <table:table-row>
                <table:table-cell table:style-name="MailMergeTable2020-03-05T14_3a_29_3a_46Z52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52.A2" table:number-columns-spanned="7" office:value-type="string">
                  <text:p text:style-name="P2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2.3">
                <table:table-cell table:style-name="MailMergeTable2020-03-05T14_3a_29_3a_46Z52.A3" office:value-type="string">
                  <text:p text:style-name="P7"/>
                </table:table-cell>
                <table:table-cell table:style-name="MailMergeTable2020-03-05T14_3a_29_3a_46Z52.B3" table:number-columns-spanned="6" office:value-type="string">
                  <text:p text:style-name="P3">a) marktgängige Systeme der Informations- und Telekommunikationstechnik nach Einsatzbereichen, Leistungsfähigkeit und Wirtschaftlichkeit unterscheiden<text:line-break/>b) Veränderungen von Einsatzfeldern für Systeme der Informations- und Telekommunikationstechnik aufgrund technischer, wirtschaftlicher und gesellschaftlicher Entwicklungen feststellen<text:line-break/>c) technologische Entwicklungstrends von Systemen der Informations- und Telekommunikationstechnik feststellen sowie ihre wirtschaftlichen, sozialen und beruflichen Auswirkungen bewerten<text:line-break/>d) Auswirkungen der technologischen Entwicklung auf Lösungskonzepte aktueller informations- und telekommunikationstechnischer Systeme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2.4">
                <table:table-cell table:style-name="MailMergeTable2020-03-05T14_3a_29_3a_46Z52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52.A3" office:value-type="string">
                  <text:p text:style-name="P8"/>
                </table:table-cell>
                <table:table-cell table:style-name="MailMergeTable2020-03-05T14_3a_29_3a_46Z52.A3" office:value-type="string">
                  <text:p text:style-name="P8"/>
                </table:table-cell>
                <table:table-cell table:style-name="MailMergeTable2020-03-05T14_3a_29_3a_46Z52.A3" office:value-type="string">
                  <text:p text:style-name="P8"/>
                </table:table-cell>
                <table:table-cell table:style-name="MailMergeTable2020-03-05T14_3a_29_3a_46Z52.A3" office:value-type="string">
                  <text:p text:style-name="P10">5. Mrz 20</text:p>
                </table:table-cell>
                <table:table-cell table:style-name="MailMergeTable2020-03-05T14_3a_29_3a_46Z52.G4" office:value-type="string">
                  <text:p text:style-name="P4">4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1" text:anchor-type="page" text:anchor-page-number="25" svg:x="14.349cm" svg:y="0.499cm" svg:width="13.85cm" svg:height="9.999cm" draw:z-index="50">
        <draw:text-box>
          <text:section text:style-name="Sect1" text:name="MailMergeSection2020-03-05T14:29:46Z52Bereich1" text:protected="true">
            <table:table table:name="MailMergeTable2020-03-05T14:29:46Z51" table:style-name="MailMergeTable2020-03-05T14_3a_29_3a_46Z51">
              <table:table-column table:style-name="MailMergeTable2020-03-05T14_3a_29_3a_46Z51.A"/>
              <table:table-column table:style-name="MailMergeTable2020-03-05T14_3a_29_3a_46Z51.B"/>
              <table:table-column table:style-name="MailMergeTable2020-03-05T14_3a_29_3a_46Z51.C" table:number-columns-repeated="2"/>
              <table:table-column table:style-name="MailMergeTable2020-03-05T14_3a_29_3a_46Z51.E"/>
              <table:table-column table:style-name="MailMergeTable2020-03-05T14_3a_29_3a_46Z51.C"/>
              <table:table-column table:style-name="MailMergeTable2020-03-05T14_3a_29_3a_46Z51.G"/>
              <table:table-row>
                <table:table-cell table:style-name="MailMergeTable2020-03-05T14_3a_29_3a_46Z51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51.A2" table:number-columns-spanned="7" office:value-type="string">
                  <text:p text:style-name="P2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1.3">
                <table:table-cell table:style-name="MailMergeTable2020-03-05T14_3a_29_3a_46Z51.A3" office:value-type="string">
                  <text:p text:style-name="P7"/>
                </table:table-cell>
                <table:table-cell table:style-name="MailMergeTable2020-03-05T14_3a_29_3a_46Z51.B3" table:number-columns-spanned="6" office:value-type="string">
                  <text:p text:style-name="P3">a) marktgängige Systeme der Informations- und Telekommunikationstechnik nach Einsatzbereichen, Leistungsfähigkeit und Wirtschaftlichkeit unterscheiden<text:line-break/>b) Veränderungen von Einsatzfeldern für Systeme der Informations- und Telekommunikationstechnik aufgrund technischer, wirtschaftlicher und gesellschaftlicher Entwicklungen feststellen<text:line-break/>c) technologische Entwicklungstrends von Systemen der Informations- und Telekommunikationstechnik feststellen sowie ihre wirtschaftlichen, sozialen und beruflichen Auswirkungen bewerten<text:line-break/>d) Auswirkungen der technologischen Entwicklung auf Lösungskonzepte aktueller informations- und telekommunikationstechnischer Systeme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1.4">
                <table:table-cell table:style-name="MailMergeTable2020-03-05T14_3a_29_3a_46Z51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51.A3" office:value-type="string">
                  <text:p text:style-name="P8"/>
                </table:table-cell>
                <table:table-cell table:style-name="MailMergeTable2020-03-05T14_3a_29_3a_46Z51.A3" office:value-type="string">
                  <text:p text:style-name="P8"/>
                </table:table-cell>
                <table:table-cell table:style-name="MailMergeTable2020-03-05T14_3a_29_3a_46Z51.A3" office:value-type="string">
                  <text:p text:style-name="P8"/>
                </table:table-cell>
                <table:table-cell table:style-name="MailMergeTable2020-03-05T14_3a_29_3a_46Z51.A3" office:value-type="string">
                  <text:p text:style-name="P10">5. Mrz 20</text:p>
                </table:table-cell>
                <table:table-cell table:style-name="MailMergeTable2020-03-05T14_3a_29_3a_46Z51.G4" office:value-type="string">
                  <text:p text:style-name="P4">4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0" text:anchor-type="page" text:anchor-page-number="25" svg:x="0.499cm" svg:y="10.5cm" svg:width="13.85cm" svg:height="9.999cm" draw:z-index="49">
        <draw:text-box>
          <text:section text:style-name="Sect1" text:name="MailMergeSection2020-03-05T14:29:46Z51Bereich2" text:protected="true">
            <table:table table:name="MailMergeTable2020-03-05T14:29:46Z50" table:style-name="MailMergeTable2020-03-05T14_3a_29_3a_46Z50">
              <table:table-column table:style-name="MailMergeTable2020-03-05T14_3a_29_3a_46Z50.A"/>
              <table:table-column table:style-name="MailMergeTable2020-03-05T14_3a_29_3a_46Z50.B"/>
              <table:table-column table:style-name="MailMergeTable2020-03-05T14_3a_29_3a_46Z50.C" table:number-columns-repeated="2"/>
              <table:table-column table:style-name="MailMergeTable2020-03-05T14_3a_29_3a_46Z50.E"/>
              <table:table-column table:style-name="MailMergeTable2020-03-05T14_3a_29_3a_46Z50.C"/>
              <table:table-column table:style-name="MailMergeTable2020-03-05T14_3a_29_3a_46Z50.G"/>
              <table:table-row>
                <table:table-cell table:style-name="MailMergeTable2020-03-05T14_3a_29_3a_46Z50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50.A2" table:number-columns-spanned="7" office:value-type="string">
                  <text:p text:style-name="P2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0.3">
                <table:table-cell table:style-name="MailMergeTable2020-03-05T14_3a_29_3a_46Z50.A3" office:value-type="string">
                  <text:p text:style-name="P7"/>
                </table:table-cell>
                <table:table-cell table:style-name="MailMergeTable2020-03-05T14_3a_29_3a_46Z50.B3" table:number-columns-spanned="6" office:value-type="string">
                  <text:p text:style-name="P3">a) marktgängige Systeme der Informations- und Telekommunikationstechnik nach Einsatzbereichen, Leistungsfähigkeit und Wirtschaftlichkeit unterscheiden<text:line-break/>b) Veränderungen von Einsatzfeldern für Systeme der Informations- und Telekommunikationstechnik aufgrund technischer, wirtschaftlicher und gesellschaftlicher Entwicklungen feststellen<text:line-break/>c) technologische Entwicklungstrends von Systemen der Informations- und Telekommunikationstechnik feststellen sowie ihre wirtschaftlichen, sozialen und beruflichen Auswirkungen bewerten<text:line-break/>d) Auswirkungen der technologischen Entwicklung auf Lösungskonzepte aktueller informations- und telekommunikationstechnischer Systeme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0.4">
                <table:table-cell table:style-name="MailMergeTable2020-03-05T14_3a_29_3a_46Z50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50.A3" office:value-type="string">
                  <text:p text:style-name="P8"/>
                </table:table-cell>
                <table:table-cell table:style-name="MailMergeTable2020-03-05T14_3a_29_3a_46Z50.A3" office:value-type="string">
                  <text:p text:style-name="P8"/>
                </table:table-cell>
                <table:table-cell table:style-name="MailMergeTable2020-03-05T14_3a_29_3a_46Z50.A3" office:value-type="string">
                  <text:p text:style-name="P8"/>
                </table:table-cell>
                <table:table-cell table:style-name="MailMergeTable2020-03-05T14_3a_29_3a_46Z50.A3" office:value-type="string">
                  <text:p text:style-name="P10">5. Mrz 20</text:p>
                </table:table-cell>
                <table:table-cell table:style-name="MailMergeTable2020-03-05T14_3a_29_3a_46Z50.G4" office:value-type="string">
                  <text:p text:style-name="P4">4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9" text:anchor-type="page" text:anchor-page-number="25" svg:x="14.349cm" svg:y="10.5cm" svg:width="13.85cm" svg:height="9.999cm" draw:z-index="48">
        <draw:text-box>
          <text:section text:style-name="Sect1" text:name="MailMergeSection2020-03-05T14:29:46Z50Bereich3" text:protected="true">
            <table:table table:name="MailMergeTable2020-03-05T14:29:46Z49" table:style-name="MailMergeTable2020-03-05T14_3a_29_3a_46Z49">
              <table:table-column table:style-name="MailMergeTable2020-03-05T14_3a_29_3a_46Z49.A"/>
              <table:table-column table:style-name="MailMergeTable2020-03-05T14_3a_29_3a_46Z49.B"/>
              <table:table-column table:style-name="MailMergeTable2020-03-05T14_3a_29_3a_46Z49.C" table:number-columns-repeated="2"/>
              <table:table-column table:style-name="MailMergeTable2020-03-05T14_3a_29_3a_46Z49.E"/>
              <table:table-column table:style-name="MailMergeTable2020-03-05T14_3a_29_3a_46Z49.C"/>
              <table:table-column table:style-name="MailMergeTable2020-03-05T14_3a_29_3a_46Z49.G"/>
              <table:table-row>
                <table:table-cell table:style-name="MailMergeTable2020-03-05T14_3a_29_3a_46Z49.A1" table:number-columns-spanned="7" office:value-type="string">
                  <text:p text:style-name="P1">Informations- und telekommunikationstechnische Produkte und Märkt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49.A2" table:number-columns-spanned="7" office:value-type="string">
                  <text:p text:style-name="P2">Einsatzfelder und Enwicklungstrends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9.3">
                <table:table-cell table:style-name="MailMergeTable2020-03-05T14_3a_29_3a_46Z49.A3" office:value-type="string">
                  <text:p text:style-name="P7"/>
                </table:table-cell>
                <table:table-cell table:style-name="MailMergeTable2020-03-05T14_3a_29_3a_46Z49.B3" table:number-columns-spanned="6" office:value-type="string">
                  <text:p text:style-name="P3">a) marktgängige Systeme der Informations- und Telekommunikationstechnik nach Einsatzbereichen, Leistungsfähigkeit und Wirtschaftlichkeit unterscheiden<text:line-break/>b) Veränderungen von Einsatzfeldern für Systeme der Informations- und Telekommunikationstechnik aufgrund technischer, wirtschaftlicher und gesellschaftlicher Entwicklungen feststellen<text:line-break/>c) technologische Entwicklungstrends von Systemen der Informations- und Telekommunikationstechnik feststellen sowie ihre wirtschaftlichen, sozialen und beruflichen Auswirkungen bewerten<text:line-break/>d) Auswirkungen der technologischen Entwicklung auf Lösungskonzepte aktueller informations- und telekommunikationstechnischer Systeme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9.4">
                <table:table-cell table:style-name="MailMergeTable2020-03-05T14_3a_29_3a_46Z49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49.A3" office:value-type="string">
                  <text:p text:style-name="P8"/>
                </table:table-cell>
                <table:table-cell table:style-name="MailMergeTable2020-03-05T14_3a_29_3a_46Z49.A3" office:value-type="string">
                  <text:p text:style-name="P8"/>
                </table:table-cell>
                <table:table-cell table:style-name="MailMergeTable2020-03-05T14_3a_29_3a_46Z49.A3" office:value-type="string">
                  <text:p text:style-name="P8"/>
                </table:table-cell>
                <table:table-cell table:style-name="MailMergeTable2020-03-05T14_3a_29_3a_46Z49.A3" office:value-type="string">
                  <text:p text:style-name="P10">5. Mrz 20</text:p>
                </table:table-cell>
                <table:table-cell table:style-name="MailMergeTable2020-03-05T14_3a_29_3a_46Z49.G4" office:value-type="string">
                  <text:p text:style-name="P4">4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8" text:anchor-type="page" text:anchor-page-number="23" svg:x="0.499cm" svg:y="0.499cm" svg:width="13.85cm" svg:height="9.999cm" draw:z-index="47">
        <draw:text-box>
          <text:section text:style-name="Sect1" text:name="MailMergeSection2020-03-05T14:29:46Z49MasterLabel">
            <table:table table:name="MailMergeTable2020-03-05T14:29:46Z48" table:style-name="MailMergeTable2020-03-05T14_3a_29_3a_46Z48">
              <table:table-column table:style-name="MailMergeTable2020-03-05T14_3a_29_3a_46Z48.A"/>
              <table:table-column table:style-name="MailMergeTable2020-03-05T14_3a_29_3a_46Z48.B"/>
              <table:table-column table:style-name="MailMergeTable2020-03-05T14_3a_29_3a_46Z48.C" table:number-columns-repeated="2"/>
              <table:table-column table:style-name="MailMergeTable2020-03-05T14_3a_29_3a_46Z48.E"/>
              <table:table-column table:style-name="MailMergeTable2020-03-05T14_3a_29_3a_46Z48.C"/>
              <table:table-column table:style-name="MailMergeTable2020-03-05T14_3a_29_3a_46Z48.G"/>
              <table:table-row>
                <table:table-cell table:style-name="MailMergeTable2020-03-05T14_3a_29_3a_46Z48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48.A2" table:number-columns-spanned="7" office:value-type="string">
                  <text:p text:style-name="P2">Team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8.3">
                <table:table-cell table:style-name="MailMergeTable2020-03-05T14_3a_29_3a_46Z48.A3" office:value-type="string">
                  <text:p text:style-name="P7"/>
                </table:table-cell>
                <table:table-cell table:style-name="MailMergeTable2020-03-05T14_3a_29_3a_46Z48.B3" table:number-columns-spanned="6" office:value-type="string">
                  <text:p text:style-name="P3">a) Aufgaben im Team planen, entsprechend den individuellen Fähigkeiten aufteilen, Zusammenarbeit aktiv gestalten<text:line-break/>b) Aufgaben im Team bearbeiten, Ergebnisse abstimmen und auswerten<text:line-break/>c) Möglichkeiten zur Konfliktregelung im Interesse eines sachbezogenen Ergebnisses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8.4">
                <table:table-cell table:style-name="MailMergeTable2020-03-05T14_3a_29_3a_46Z48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48.A3" office:value-type="string">
                  <text:p text:style-name="P8"/>
                </table:table-cell>
                <table:table-cell table:style-name="MailMergeTable2020-03-05T14_3a_29_3a_46Z48.A3" office:value-type="string">
                  <text:p text:style-name="P8"/>
                </table:table-cell>
                <table:table-cell table:style-name="MailMergeTable2020-03-05T14_3a_29_3a_46Z48.A3" office:value-type="string">
                  <text:p text:style-name="P8"/>
                </table:table-cell>
                <table:table-cell table:style-name="MailMergeTable2020-03-05T14_3a_29_3a_46Z48.A3" office:value-type="string">
                  <text:p text:style-name="P10">5. Mrz 20</text:p>
                </table:table-cell>
                <table:table-cell table:style-name="MailMergeTable2020-03-05T14_3a_29_3a_46Z48.G4" office:value-type="string">
                  <text:p text:style-name="P4">3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7" text:anchor-type="page" text:anchor-page-number="23" svg:x="14.349cm" svg:y="0.499cm" svg:width="13.85cm" svg:height="9.999cm" draw:z-index="46">
        <draw:text-box>
          <text:section text:style-name="Sect1" text:name="MailMergeSection2020-03-05T14:29:46Z48Bereich1" text:protected="true">
            <table:table table:name="MailMergeTable2020-03-05T14:29:46Z47" table:style-name="MailMergeTable2020-03-05T14_3a_29_3a_46Z47">
              <table:table-column table:style-name="MailMergeTable2020-03-05T14_3a_29_3a_46Z47.A"/>
              <table:table-column table:style-name="MailMergeTable2020-03-05T14_3a_29_3a_46Z47.B"/>
              <table:table-column table:style-name="MailMergeTable2020-03-05T14_3a_29_3a_46Z47.C" table:number-columns-repeated="2"/>
              <table:table-column table:style-name="MailMergeTable2020-03-05T14_3a_29_3a_46Z47.E"/>
              <table:table-column table:style-name="MailMergeTable2020-03-05T14_3a_29_3a_46Z47.C"/>
              <table:table-column table:style-name="MailMergeTable2020-03-05T14_3a_29_3a_46Z47.G"/>
              <table:table-row>
                <table:table-cell table:style-name="MailMergeTable2020-03-05T14_3a_29_3a_46Z47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47.A2" table:number-columns-spanned="7" office:value-type="string">
                  <text:p text:style-name="P2">Team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7.3">
                <table:table-cell table:style-name="MailMergeTable2020-03-05T14_3a_29_3a_46Z47.A3" office:value-type="string">
                  <text:p text:style-name="P7"/>
                </table:table-cell>
                <table:table-cell table:style-name="MailMergeTable2020-03-05T14_3a_29_3a_46Z47.B3" table:number-columns-spanned="6" office:value-type="string">
                  <text:p text:style-name="P3">a) Aufgaben im Team planen, entsprechend den individuellen Fähigkeiten aufteilen, Zusammenarbeit aktiv gestalten<text:line-break/>b) Aufgaben im Team bearbeiten, Ergebnisse abstimmen und auswerten<text:line-break/>c) Möglichkeiten zur Konfliktregelung im Interesse eines sachbezogenen Ergebnisses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7.4">
                <table:table-cell table:style-name="MailMergeTable2020-03-05T14_3a_29_3a_46Z47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47.A3" office:value-type="string">
                  <text:p text:style-name="P8"/>
                </table:table-cell>
                <table:table-cell table:style-name="MailMergeTable2020-03-05T14_3a_29_3a_46Z47.A3" office:value-type="string">
                  <text:p text:style-name="P8"/>
                </table:table-cell>
                <table:table-cell table:style-name="MailMergeTable2020-03-05T14_3a_29_3a_46Z47.A3" office:value-type="string">
                  <text:p text:style-name="P8"/>
                </table:table-cell>
                <table:table-cell table:style-name="MailMergeTable2020-03-05T14_3a_29_3a_46Z47.A3" office:value-type="string">
                  <text:p text:style-name="P10">5. Mrz 20</text:p>
                </table:table-cell>
                <table:table-cell table:style-name="MailMergeTable2020-03-05T14_3a_29_3a_46Z47.G4" office:value-type="string">
                  <text:p text:style-name="P4">3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6" text:anchor-type="page" text:anchor-page-number="23" svg:x="0.499cm" svg:y="10.5cm" svg:width="13.85cm" svg:height="9.999cm" draw:z-index="45">
        <draw:text-box>
          <text:section text:style-name="Sect1" text:name="MailMergeSection2020-03-05T14:29:46Z47Bereich2" text:protected="true">
            <table:table table:name="MailMergeTable2020-03-05T14:29:46Z46" table:style-name="MailMergeTable2020-03-05T14_3a_29_3a_46Z46">
              <table:table-column table:style-name="MailMergeTable2020-03-05T14_3a_29_3a_46Z46.A"/>
              <table:table-column table:style-name="MailMergeTable2020-03-05T14_3a_29_3a_46Z46.B"/>
              <table:table-column table:style-name="MailMergeTable2020-03-05T14_3a_29_3a_46Z46.C" table:number-columns-repeated="2"/>
              <table:table-column table:style-name="MailMergeTable2020-03-05T14_3a_29_3a_46Z46.E"/>
              <table:table-column table:style-name="MailMergeTable2020-03-05T14_3a_29_3a_46Z46.C"/>
              <table:table-column table:style-name="MailMergeTable2020-03-05T14_3a_29_3a_46Z46.G"/>
              <table:table-row>
                <table:table-cell table:style-name="MailMergeTable2020-03-05T14_3a_29_3a_46Z46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46.A2" table:number-columns-spanned="7" office:value-type="string">
                  <text:p text:style-name="P2">Team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6.3">
                <table:table-cell table:style-name="MailMergeTable2020-03-05T14_3a_29_3a_46Z46.A3" office:value-type="string">
                  <text:p text:style-name="P7"/>
                </table:table-cell>
                <table:table-cell table:style-name="MailMergeTable2020-03-05T14_3a_29_3a_46Z46.B3" table:number-columns-spanned="6" office:value-type="string">
                  <text:p text:style-name="P3">a) Aufgaben im Team planen, entsprechend den individuellen Fähigkeiten aufteilen, Zusammenarbeit aktiv gestalten<text:line-break/>b) Aufgaben im Team bearbeiten, Ergebnisse abstimmen und auswerten<text:line-break/>c) Möglichkeiten zur Konfliktregelung im Interesse eines sachbezogenen Ergebnisses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6.4">
                <table:table-cell table:style-name="MailMergeTable2020-03-05T14_3a_29_3a_46Z46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46.A3" office:value-type="string">
                  <text:p text:style-name="P8"/>
                </table:table-cell>
                <table:table-cell table:style-name="MailMergeTable2020-03-05T14_3a_29_3a_46Z46.A3" office:value-type="string">
                  <text:p text:style-name="P8"/>
                </table:table-cell>
                <table:table-cell table:style-name="MailMergeTable2020-03-05T14_3a_29_3a_46Z46.A3" office:value-type="string">
                  <text:p text:style-name="P8"/>
                </table:table-cell>
                <table:table-cell table:style-name="MailMergeTable2020-03-05T14_3a_29_3a_46Z46.A3" office:value-type="string">
                  <text:p text:style-name="P10">5. Mrz 20</text:p>
                </table:table-cell>
                <table:table-cell table:style-name="MailMergeTable2020-03-05T14_3a_29_3a_46Z46.G4" office:value-type="string">
                  <text:p text:style-name="P4">3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5" text:anchor-type="page" text:anchor-page-number="23" svg:x="14.349cm" svg:y="10.5cm" svg:width="13.85cm" svg:height="9.999cm" draw:z-index="44">
        <draw:text-box>
          <text:section text:style-name="Sect1" text:name="MailMergeSection2020-03-05T14:29:46Z46Bereich3" text:protected="true">
            <table:table table:name="MailMergeTable2020-03-05T14:29:46Z45" table:style-name="MailMergeTable2020-03-05T14_3a_29_3a_46Z45">
              <table:table-column table:style-name="MailMergeTable2020-03-05T14_3a_29_3a_46Z45.A"/>
              <table:table-column table:style-name="MailMergeTable2020-03-05T14_3a_29_3a_46Z45.B"/>
              <table:table-column table:style-name="MailMergeTable2020-03-05T14_3a_29_3a_46Z45.C" table:number-columns-repeated="2"/>
              <table:table-column table:style-name="MailMergeTable2020-03-05T14_3a_29_3a_46Z45.E"/>
              <table:table-column table:style-name="MailMergeTable2020-03-05T14_3a_29_3a_46Z45.C"/>
              <table:table-column table:style-name="MailMergeTable2020-03-05T14_3a_29_3a_46Z45.G"/>
              <table:table-row>
                <table:table-cell table:style-name="MailMergeTable2020-03-05T14_3a_29_3a_46Z45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45.A2" table:number-columns-spanned="7" office:value-type="string">
                  <text:p text:style-name="P2">Team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5.3">
                <table:table-cell table:style-name="MailMergeTable2020-03-05T14_3a_29_3a_46Z45.A3" office:value-type="string">
                  <text:p text:style-name="P7"/>
                </table:table-cell>
                <table:table-cell table:style-name="MailMergeTable2020-03-05T14_3a_29_3a_46Z45.B3" table:number-columns-spanned="6" office:value-type="string">
                  <text:p text:style-name="P3">a) Aufgaben im Team planen, entsprechend den individuellen Fähigkeiten aufteilen, Zusammenarbeit aktiv gestalten<text:line-break/>b) Aufgaben im Team bearbeiten, Ergebnisse abstimmen und auswerten<text:line-break/>c) Möglichkeiten zur Konfliktregelung im Interesse eines sachbezogenen Ergebnisses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5.4">
                <table:table-cell table:style-name="MailMergeTable2020-03-05T14_3a_29_3a_46Z45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45.A3" office:value-type="string">
                  <text:p text:style-name="P8"/>
                </table:table-cell>
                <table:table-cell table:style-name="MailMergeTable2020-03-05T14_3a_29_3a_46Z45.A3" office:value-type="string">
                  <text:p text:style-name="P8"/>
                </table:table-cell>
                <table:table-cell table:style-name="MailMergeTable2020-03-05T14_3a_29_3a_46Z45.A3" office:value-type="string">
                  <text:p text:style-name="P8"/>
                </table:table-cell>
                <table:table-cell table:style-name="MailMergeTable2020-03-05T14_3a_29_3a_46Z45.A3" office:value-type="string">
                  <text:p text:style-name="P10">5. Mrz 20</text:p>
                </table:table-cell>
                <table:table-cell table:style-name="MailMergeTable2020-03-05T14_3a_29_3a_46Z45.G4" office:value-type="string">
                  <text:p text:style-name="P4">3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4" text:anchor-type="page" text:anchor-page-number="21" svg:x="0.499cm" svg:y="0.499cm" svg:width="13.85cm" svg:height="9.999cm" draw:z-index="43">
        <draw:text-box>
          <text:section text:style-name="Sect1" text:name="MailMergeSection2020-03-05T14:29:46Z45MasterLabel">
            <table:table table:name="MailMergeTable2020-03-05T14:29:46Z44" table:style-name="MailMergeTable2020-03-05T14_3a_29_3a_46Z44">
              <table:table-column table:style-name="MailMergeTable2020-03-05T14_3a_29_3a_46Z44.A"/>
              <table:table-column table:style-name="MailMergeTable2020-03-05T14_3a_29_3a_46Z44.B"/>
              <table:table-column table:style-name="MailMergeTable2020-03-05T14_3a_29_3a_46Z44.C" table:number-columns-repeated="2"/>
              <table:table-column table:style-name="MailMergeTable2020-03-05T14_3a_29_3a_46Z44.E"/>
              <table:table-column table:style-name="MailMergeTable2020-03-05T14_3a_29_3a_46Z44.C"/>
              <table:table-column table:style-name="MailMergeTable2020-03-05T14_3a_29_3a_46Z44.G"/>
              <table:table-row>
                <table:table-cell table:style-name="MailMergeTable2020-03-05T14_3a_29_3a_46Z44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44.A2" table:number-columns-spanned="7" office:value-type="string">
                  <text:p text:style-name="P2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4.3">
                <table:table-cell table:style-name="MailMergeTable2020-03-05T14_3a_29_3a_46Z44.A3" office:value-type="string">
                  <text:p text:style-name="P7"/>
                </table:table-cell>
                <table:table-cell table:style-name="MailMergeTable2020-03-05T14_3a_29_3a_46Z44.B3" table:number-columns-spanned="6" office:value-type="string">
                  <text:p text:style-name="P3">a) Zeitplan und Reihenfolge der Arbeitsschritte für den eigenen Arbeitsbereich festlegen<text:line-break/>b) den eigenen Arbeitsplatz unter Berücksichtigung betrieblicher Vorgaben und ergonomischer Aspekte gestalten<text:line-break/>c) Termine planen und abstimmen, Terminüberwachung durchführen<text:line-break/>d) Probleme analysieren und als Aufgabe definieren, Lösungsalternativen entwickeln und beurteilen<text:line-break/>e) unterschiedliche Lerntechniken anwenden<text:line-break/>f) Maßnahmen zur Verbesserung der Arbeitsorganisation und der Arbeitsgestaltung vorschlagen<text:line-break/>g) Arbeits- und Organisationsmittel wirtschaftlich und ökologisch einse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4.4">
                <table:table-cell table:style-name="MailMergeTable2020-03-05T14_3a_29_3a_46Z44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44.A3" office:value-type="string">
                  <text:p text:style-name="P8"/>
                </table:table-cell>
                <table:table-cell table:style-name="MailMergeTable2020-03-05T14_3a_29_3a_46Z44.A3" office:value-type="string">
                  <text:p text:style-name="P8"/>
                </table:table-cell>
                <table:table-cell table:style-name="MailMergeTable2020-03-05T14_3a_29_3a_46Z44.A3" office:value-type="string">
                  <text:p text:style-name="P8"/>
                </table:table-cell>
                <table:table-cell table:style-name="MailMergeTable2020-03-05T14_3a_29_3a_46Z44.A3" office:value-type="string">
                  <text:p text:style-name="P10">5. Mrz 20</text:p>
                </table:table-cell>
                <table:table-cell table:style-name="MailMergeTable2020-03-05T14_3a_29_3a_46Z44.G4" office:value-type="string">
                  <text:p text:style-name="P4">3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3" text:anchor-type="page" text:anchor-page-number="21" svg:x="14.349cm" svg:y="0.499cm" svg:width="13.85cm" svg:height="9.999cm" draw:z-index="42">
        <draw:text-box>
          <text:section text:style-name="Sect1" text:name="MailMergeSection2020-03-05T14:29:46Z44Bereich1" text:protected="true">
            <table:table table:name="MailMergeTable2020-03-05T14:29:46Z43" table:style-name="MailMergeTable2020-03-05T14_3a_29_3a_46Z43">
              <table:table-column table:style-name="MailMergeTable2020-03-05T14_3a_29_3a_46Z43.A"/>
              <table:table-column table:style-name="MailMergeTable2020-03-05T14_3a_29_3a_46Z43.B"/>
              <table:table-column table:style-name="MailMergeTable2020-03-05T14_3a_29_3a_46Z43.C" table:number-columns-repeated="2"/>
              <table:table-column table:style-name="MailMergeTable2020-03-05T14_3a_29_3a_46Z43.E"/>
              <table:table-column table:style-name="MailMergeTable2020-03-05T14_3a_29_3a_46Z43.C"/>
              <table:table-column table:style-name="MailMergeTable2020-03-05T14_3a_29_3a_46Z43.G"/>
              <table:table-row>
                <table:table-cell table:style-name="MailMergeTable2020-03-05T14_3a_29_3a_46Z43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43.A2" table:number-columns-spanned="7" office:value-type="string">
                  <text:p text:style-name="P2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3.3">
                <table:table-cell table:style-name="MailMergeTable2020-03-05T14_3a_29_3a_46Z43.A3" office:value-type="string">
                  <text:p text:style-name="P7"/>
                </table:table-cell>
                <table:table-cell table:style-name="MailMergeTable2020-03-05T14_3a_29_3a_46Z43.B3" table:number-columns-spanned="6" office:value-type="string">
                  <text:p text:style-name="P3">a) Zeitplan und Reihenfolge der Arbeitsschritte für den eigenen Arbeitsbereich festlegen<text:line-break/>b) den eigenen Arbeitsplatz unter Berücksichtigung betrieblicher Vorgaben und ergonomischer Aspekte gestalten<text:line-break/>c) Termine planen und abstimmen, Terminüberwachung durchführen<text:line-break/>d) Probleme analysieren und als Aufgabe definieren, Lösungsalternativen entwickeln und beurteilen<text:line-break/>e) unterschiedliche Lerntechniken anwenden<text:line-break/>f) Maßnahmen zur Verbesserung der Arbeitsorganisation und der Arbeitsgestaltung vorschlagen<text:line-break/>g) Arbeits- und Organisationsmittel wirtschaftlich und ökologisch einse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3.4">
                <table:table-cell table:style-name="MailMergeTable2020-03-05T14_3a_29_3a_46Z43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43.A3" office:value-type="string">
                  <text:p text:style-name="P8"/>
                </table:table-cell>
                <table:table-cell table:style-name="MailMergeTable2020-03-05T14_3a_29_3a_46Z43.A3" office:value-type="string">
                  <text:p text:style-name="P8"/>
                </table:table-cell>
                <table:table-cell table:style-name="MailMergeTable2020-03-05T14_3a_29_3a_46Z43.A3" office:value-type="string">
                  <text:p text:style-name="P8"/>
                </table:table-cell>
                <table:table-cell table:style-name="MailMergeTable2020-03-05T14_3a_29_3a_46Z43.A3" office:value-type="string">
                  <text:p text:style-name="P10">5. Mrz 20</text:p>
                </table:table-cell>
                <table:table-cell table:style-name="MailMergeTable2020-03-05T14_3a_29_3a_46Z43.G4" office:value-type="string">
                  <text:p text:style-name="P4">3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2" text:anchor-type="page" text:anchor-page-number="21" svg:x="0.499cm" svg:y="10.5cm" svg:width="13.85cm" svg:height="9.999cm" draw:z-index="41">
        <draw:text-box>
          <text:section text:style-name="Sect1" text:name="MailMergeSection2020-03-05T14:29:46Z43Bereich2" text:protected="true">
            <table:table table:name="MailMergeTable2020-03-05T14:29:46Z42" table:style-name="MailMergeTable2020-03-05T14_3a_29_3a_46Z42">
              <table:table-column table:style-name="MailMergeTable2020-03-05T14_3a_29_3a_46Z42.A"/>
              <table:table-column table:style-name="MailMergeTable2020-03-05T14_3a_29_3a_46Z42.B"/>
              <table:table-column table:style-name="MailMergeTable2020-03-05T14_3a_29_3a_46Z42.C" table:number-columns-repeated="2"/>
              <table:table-column table:style-name="MailMergeTable2020-03-05T14_3a_29_3a_46Z42.E"/>
              <table:table-column table:style-name="MailMergeTable2020-03-05T14_3a_29_3a_46Z42.C"/>
              <table:table-column table:style-name="MailMergeTable2020-03-05T14_3a_29_3a_46Z42.G"/>
              <table:table-row>
                <table:table-cell table:style-name="MailMergeTable2020-03-05T14_3a_29_3a_46Z42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42.A2" table:number-columns-spanned="7" office:value-type="string">
                  <text:p text:style-name="P2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2.3">
                <table:table-cell table:style-name="MailMergeTable2020-03-05T14_3a_29_3a_46Z42.A3" office:value-type="string">
                  <text:p text:style-name="P7"/>
                </table:table-cell>
                <table:table-cell table:style-name="MailMergeTable2020-03-05T14_3a_29_3a_46Z42.B3" table:number-columns-spanned="6" office:value-type="string">
                  <text:p text:style-name="P3">a) Zeitplan und Reihenfolge der Arbeitsschritte für den eigenen Arbeitsbereich festlegen<text:line-break/>b) den eigenen Arbeitsplatz unter Berücksichtigung betrieblicher Vorgaben und ergonomischer Aspekte gestalten<text:line-break/>c) Termine planen und abstimmen, Terminüberwachung durchführen<text:line-break/>d) Probleme analysieren und als Aufgabe definieren, Lösungsalternativen entwickeln und beurteilen<text:line-break/>e) unterschiedliche Lerntechniken anwenden<text:line-break/>f) Maßnahmen zur Verbesserung der Arbeitsorganisation und der Arbeitsgestaltung vorschlagen<text:line-break/>g) Arbeits- und Organisationsmittel wirtschaftlich und ökologisch einse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2.4">
                <table:table-cell table:style-name="MailMergeTable2020-03-05T14_3a_29_3a_46Z42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42.A3" office:value-type="string">
                  <text:p text:style-name="P8"/>
                </table:table-cell>
                <table:table-cell table:style-name="MailMergeTable2020-03-05T14_3a_29_3a_46Z42.A3" office:value-type="string">
                  <text:p text:style-name="P8"/>
                </table:table-cell>
                <table:table-cell table:style-name="MailMergeTable2020-03-05T14_3a_29_3a_46Z42.A3" office:value-type="string">
                  <text:p text:style-name="P8"/>
                </table:table-cell>
                <table:table-cell table:style-name="MailMergeTable2020-03-05T14_3a_29_3a_46Z42.A3" office:value-type="string">
                  <text:p text:style-name="P10">5. Mrz 20</text:p>
                </table:table-cell>
                <table:table-cell table:style-name="MailMergeTable2020-03-05T14_3a_29_3a_46Z42.G4" office:value-type="string">
                  <text:p text:style-name="P4">3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1" text:anchor-type="page" text:anchor-page-number="21" svg:x="14.349cm" svg:y="10.5cm" svg:width="13.85cm" svg:height="9.999cm" draw:z-index="40">
        <draw:text-box>
          <text:section text:style-name="Sect1" text:name="MailMergeSection2020-03-05T14:29:46Z42Bereich3" text:protected="true">
            <table:table table:name="MailMergeTable2020-03-05T14:29:46Z41" table:style-name="MailMergeTable2020-03-05T14_3a_29_3a_46Z41">
              <table:table-column table:style-name="MailMergeTable2020-03-05T14_3a_29_3a_46Z41.A"/>
              <table:table-column table:style-name="MailMergeTable2020-03-05T14_3a_29_3a_46Z41.B"/>
              <table:table-column table:style-name="MailMergeTable2020-03-05T14_3a_29_3a_46Z41.C" table:number-columns-repeated="2"/>
              <table:table-column table:style-name="MailMergeTable2020-03-05T14_3a_29_3a_46Z41.E"/>
              <table:table-column table:style-name="MailMergeTable2020-03-05T14_3a_29_3a_46Z41.C"/>
              <table:table-column table:style-name="MailMergeTable2020-03-05T14_3a_29_3a_46Z41.G"/>
              <table:table-row>
                <table:table-cell table:style-name="MailMergeTable2020-03-05T14_3a_29_3a_46Z41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41.A2" table:number-columns-spanned="7" office:value-type="string">
                  <text:p text:style-name="P2">Planen und Organis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1.3">
                <table:table-cell table:style-name="MailMergeTable2020-03-05T14_3a_29_3a_46Z41.A3" office:value-type="string">
                  <text:p text:style-name="P7"/>
                </table:table-cell>
                <table:table-cell table:style-name="MailMergeTable2020-03-05T14_3a_29_3a_46Z41.B3" table:number-columns-spanned="6" office:value-type="string">
                  <text:p text:style-name="P3">a) Zeitplan und Reihenfolge der Arbeitsschritte für den eigenen Arbeitsbereich festlegen<text:line-break/>b) den eigenen Arbeitsplatz unter Berücksichtigung betrieblicher Vorgaben und ergonomischer Aspekte gestalten<text:line-break/>c) Termine planen und abstimmen, Terminüberwachung durchführen<text:line-break/>d) Probleme analysieren und als Aufgabe definieren, Lösungsalternativen entwickeln und beurteilen<text:line-break/>e) unterschiedliche Lerntechniken anwenden<text:line-break/>f) Maßnahmen zur Verbesserung der Arbeitsorganisation und der Arbeitsgestaltung vorschlagen<text:line-break/>g) Arbeits- und Organisationsmittel wirtschaftlich und ökologisch einsetz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1.4">
                <table:table-cell table:style-name="MailMergeTable2020-03-05T14_3a_29_3a_46Z41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41.A3" office:value-type="string">
                  <text:p text:style-name="P8"/>
                </table:table-cell>
                <table:table-cell table:style-name="MailMergeTable2020-03-05T14_3a_29_3a_46Z41.A3" office:value-type="string">
                  <text:p text:style-name="P8"/>
                </table:table-cell>
                <table:table-cell table:style-name="MailMergeTable2020-03-05T14_3a_29_3a_46Z41.A3" office:value-type="string">
                  <text:p text:style-name="P8"/>
                </table:table-cell>
                <table:table-cell table:style-name="MailMergeTable2020-03-05T14_3a_29_3a_46Z41.A3" office:value-type="string">
                  <text:p text:style-name="P10">5. Mrz 20</text:p>
                </table:table-cell>
                <table:table-cell table:style-name="MailMergeTable2020-03-05T14_3a_29_3a_46Z41.G4" office:value-type="string">
                  <text:p text:style-name="P4">3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0" text:anchor-type="page" text:anchor-page-number="19" svg:x="0.499cm" svg:y="0.499cm" svg:width="13.85cm" svg:height="9.999cm" draw:z-index="39">
        <draw:text-box>
          <text:section text:style-name="Sect1" text:name="MailMergeSection2020-03-05T14:29:46Z41MasterLabel">
            <table:table table:name="MailMergeTable2020-03-05T14:29:46Z40" table:style-name="MailMergeTable2020-03-05T14_3a_29_3a_46Z40">
              <table:table-column table:style-name="MailMergeTable2020-03-05T14_3a_29_3a_46Z40.A"/>
              <table:table-column table:style-name="MailMergeTable2020-03-05T14_3a_29_3a_46Z40.B"/>
              <table:table-column table:style-name="MailMergeTable2020-03-05T14_3a_29_3a_46Z40.C" table:number-columns-repeated="2"/>
              <table:table-column table:style-name="MailMergeTable2020-03-05T14_3a_29_3a_46Z40.E"/>
              <table:table-column table:style-name="MailMergeTable2020-03-05T14_3a_29_3a_46Z40.C"/>
              <table:table-column table:style-name="MailMergeTable2020-03-05T14_3a_29_3a_46Z40.G"/>
              <table:table-row>
                <table:table-cell table:style-name="MailMergeTable2020-03-05T14_3a_29_3a_46Z40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40.A2" table:number-columns-spanned="7" office:value-type="string">
                  <text:p text:style-name="P2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0.3">
                <table:table-cell table:style-name="MailMergeTable2020-03-05T14_3a_29_3a_46Z40.A3" office:value-type="string">
                  <text:p text:style-name="P7"/>
                </table:table-cell>
                <table:table-cell table:style-name="MailMergeTable2020-03-05T14_3a_29_3a_46Z40.B3" table:number-columns-spanned="6" office:value-type="string">
                  <text:p text:style-name="P3">a) Informationsquellen, insbesondere technische Unterlagen, Dokumentationen und Handbücher, in deutscher und englischer Sprache aufgabenbezogen auswerten<text:line-break/>b) Gespräche situationsgerecht führen und Sachverhalte präsentieren, deutsche und englische Fachbegriffe anwenden<text:line-break/>c) Informationen aufgabenbezogen bewerten und auswählen<text:line-break/>d) Schriftverkehr durchführen und Protokolle anfertigen<text:line-break/>e) Daten und Sachverhalte visualisieren und Grafiken erstellen sowie Standardsoftwar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40.4">
                <table:table-cell table:style-name="MailMergeTable2020-03-05T14_3a_29_3a_46Z40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40.A3" office:value-type="string">
                  <text:p text:style-name="P8"/>
                </table:table-cell>
                <table:table-cell table:style-name="MailMergeTable2020-03-05T14_3a_29_3a_46Z40.A3" office:value-type="string">
                  <text:p text:style-name="P8"/>
                </table:table-cell>
                <table:table-cell table:style-name="MailMergeTable2020-03-05T14_3a_29_3a_46Z40.A3" office:value-type="string">
                  <text:p text:style-name="P8"/>
                </table:table-cell>
                <table:table-cell table:style-name="MailMergeTable2020-03-05T14_3a_29_3a_46Z40.A3" office:value-type="string">
                  <text:p text:style-name="P10">5. Mrz 20</text:p>
                </table:table-cell>
                <table:table-cell table:style-name="MailMergeTable2020-03-05T14_3a_29_3a_46Z40.G4" office:value-type="string">
                  <text:p text:style-name="P4">3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9" text:anchor-type="page" text:anchor-page-number="19" svg:x="14.349cm" svg:y="0.499cm" svg:width="13.85cm" svg:height="9.999cm" draw:z-index="38">
        <draw:text-box>
          <text:section text:style-name="Sect1" text:name="MailMergeSection2020-03-05T14:29:46Z40Bereich1" text:protected="true">
            <table:table table:name="MailMergeTable2020-03-05T14:29:46Z39" table:style-name="MailMergeTable2020-03-05T14_3a_29_3a_46Z39">
              <table:table-column table:style-name="MailMergeTable2020-03-05T14_3a_29_3a_46Z39.A"/>
              <table:table-column table:style-name="MailMergeTable2020-03-05T14_3a_29_3a_46Z39.B"/>
              <table:table-column table:style-name="MailMergeTable2020-03-05T14_3a_29_3a_46Z39.C" table:number-columns-repeated="2"/>
              <table:table-column table:style-name="MailMergeTable2020-03-05T14_3a_29_3a_46Z39.E"/>
              <table:table-column table:style-name="MailMergeTable2020-03-05T14_3a_29_3a_46Z39.C"/>
              <table:table-column table:style-name="MailMergeTable2020-03-05T14_3a_29_3a_46Z39.G"/>
              <table:table-row>
                <table:table-cell table:style-name="MailMergeTable2020-03-05T14_3a_29_3a_46Z39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39.A2" table:number-columns-spanned="7" office:value-type="string">
                  <text:p text:style-name="P2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9.3">
                <table:table-cell table:style-name="MailMergeTable2020-03-05T14_3a_29_3a_46Z39.A3" office:value-type="string">
                  <text:p text:style-name="P7"/>
                </table:table-cell>
                <table:table-cell table:style-name="MailMergeTable2020-03-05T14_3a_29_3a_46Z39.B3" table:number-columns-spanned="6" office:value-type="string">
                  <text:p text:style-name="P3">a) Informationsquellen, insbesondere technische Unterlagen, Dokumentationen und Handbücher, in deutscher und englischer Sprache aufgabenbezogen auswerten<text:line-break/>b) Gespräche situationsgerecht führen und Sachverhalte präsentieren, deutsche und englische Fachbegriffe anwenden<text:line-break/>c) Informationen aufgabenbezogen bewerten und auswählen<text:line-break/>d) Schriftverkehr durchführen und Protokolle anfertigen<text:line-break/>e) Daten und Sachverhalte visualisieren und Grafiken erstellen sowie Standardsoftwar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9.4">
                <table:table-cell table:style-name="MailMergeTable2020-03-05T14_3a_29_3a_46Z39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39.A3" office:value-type="string">
                  <text:p text:style-name="P8"/>
                </table:table-cell>
                <table:table-cell table:style-name="MailMergeTable2020-03-05T14_3a_29_3a_46Z39.A3" office:value-type="string">
                  <text:p text:style-name="P8"/>
                </table:table-cell>
                <table:table-cell table:style-name="MailMergeTable2020-03-05T14_3a_29_3a_46Z39.A3" office:value-type="string">
                  <text:p text:style-name="P8"/>
                </table:table-cell>
                <table:table-cell table:style-name="MailMergeTable2020-03-05T14_3a_29_3a_46Z39.A3" office:value-type="string">
                  <text:p text:style-name="P10">5. Mrz 20</text:p>
                </table:table-cell>
                <table:table-cell table:style-name="MailMergeTable2020-03-05T14_3a_29_3a_46Z39.G4" office:value-type="string">
                  <text:p text:style-name="P4">3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8" text:anchor-type="page" text:anchor-page-number="19" svg:x="0.499cm" svg:y="10.5cm" svg:width="13.85cm" svg:height="9.999cm" draw:z-index="37">
        <draw:text-box>
          <text:section text:style-name="Sect1" text:name="MailMergeSection2020-03-05T14:29:46Z39Bereich2" text:protected="true">
            <table:table table:name="MailMergeTable2020-03-05T14:29:46Z38" table:style-name="MailMergeTable2020-03-05T14_3a_29_3a_46Z38">
              <table:table-column table:style-name="MailMergeTable2020-03-05T14_3a_29_3a_46Z38.A"/>
              <table:table-column table:style-name="MailMergeTable2020-03-05T14_3a_29_3a_46Z38.B"/>
              <table:table-column table:style-name="MailMergeTable2020-03-05T14_3a_29_3a_46Z38.C" table:number-columns-repeated="2"/>
              <table:table-column table:style-name="MailMergeTable2020-03-05T14_3a_29_3a_46Z38.E"/>
              <table:table-column table:style-name="MailMergeTable2020-03-05T14_3a_29_3a_46Z38.C"/>
              <table:table-column table:style-name="MailMergeTable2020-03-05T14_3a_29_3a_46Z38.G"/>
              <table:table-row>
                <table:table-cell table:style-name="MailMergeTable2020-03-05T14_3a_29_3a_46Z38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38.A2" table:number-columns-spanned="7" office:value-type="string">
                  <text:p text:style-name="P2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8.3">
                <table:table-cell table:style-name="MailMergeTable2020-03-05T14_3a_29_3a_46Z38.A3" office:value-type="string">
                  <text:p text:style-name="P7"/>
                </table:table-cell>
                <table:table-cell table:style-name="MailMergeTable2020-03-05T14_3a_29_3a_46Z38.B3" table:number-columns-spanned="6" office:value-type="string">
                  <text:p text:style-name="P3">a) Informationsquellen, insbesondere technische Unterlagen, Dokumentationen und Handbücher, in deutscher und englischer Sprache aufgabenbezogen auswerten<text:line-break/>b) Gespräche situationsgerecht führen und Sachverhalte präsentieren, deutsche und englische Fachbegriffe anwenden<text:line-break/>c) Informationen aufgabenbezogen bewerten und auswählen<text:line-break/>d) Schriftverkehr durchführen und Protokolle anfertigen<text:line-break/>e) Daten und Sachverhalte visualisieren und Grafiken erstellen sowie Standardsoftwar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8.4">
                <table:table-cell table:style-name="MailMergeTable2020-03-05T14_3a_29_3a_46Z38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38.A3" office:value-type="string">
                  <text:p text:style-name="P8"/>
                </table:table-cell>
                <table:table-cell table:style-name="MailMergeTable2020-03-05T14_3a_29_3a_46Z38.A3" office:value-type="string">
                  <text:p text:style-name="P8"/>
                </table:table-cell>
                <table:table-cell table:style-name="MailMergeTable2020-03-05T14_3a_29_3a_46Z38.A3" office:value-type="string">
                  <text:p text:style-name="P8"/>
                </table:table-cell>
                <table:table-cell table:style-name="MailMergeTable2020-03-05T14_3a_29_3a_46Z38.A3" office:value-type="string">
                  <text:p text:style-name="P10">5. Mrz 20</text:p>
                </table:table-cell>
                <table:table-cell table:style-name="MailMergeTable2020-03-05T14_3a_29_3a_46Z38.G4" office:value-type="string">
                  <text:p text:style-name="P4">3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7" text:anchor-type="page" text:anchor-page-number="19" svg:x="14.349cm" svg:y="10.5cm" svg:width="13.85cm" svg:height="9.999cm" draw:z-index="36">
        <draw:text-box>
          <text:section text:style-name="Sect1" text:name="MailMergeSection2020-03-05T14:29:46Z38Bereich3" text:protected="true">
            <table:table table:name="MailMergeTable2020-03-05T14:29:46Z37" table:style-name="MailMergeTable2020-03-05T14_3a_29_3a_46Z37">
              <table:table-column table:style-name="MailMergeTable2020-03-05T14_3a_29_3a_46Z37.A"/>
              <table:table-column table:style-name="MailMergeTable2020-03-05T14_3a_29_3a_46Z37.B"/>
              <table:table-column table:style-name="MailMergeTable2020-03-05T14_3a_29_3a_46Z37.C" table:number-columns-repeated="2"/>
              <table:table-column table:style-name="MailMergeTable2020-03-05T14_3a_29_3a_46Z37.E"/>
              <table:table-column table:style-name="MailMergeTable2020-03-05T14_3a_29_3a_46Z37.C"/>
              <table:table-column table:style-name="MailMergeTable2020-03-05T14_3a_29_3a_46Z37.G"/>
              <table:table-row>
                <table:table-cell table:style-name="MailMergeTable2020-03-05T14_3a_29_3a_46Z37.A1" table:number-columns-spanned="7" office:value-type="string">
                  <text:p text:style-name="P1">Arbeitsorganisation und Arbeitstechnik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37.A2" table:number-columns-spanned="7" office:value-type="string">
                  <text:p text:style-name="P2">Informieren und Kommuniz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7.3">
                <table:table-cell table:style-name="MailMergeTable2020-03-05T14_3a_29_3a_46Z37.A3" office:value-type="string">
                  <text:p text:style-name="P7"/>
                </table:table-cell>
                <table:table-cell table:style-name="MailMergeTable2020-03-05T14_3a_29_3a_46Z37.B3" table:number-columns-spanned="6" office:value-type="string">
                  <text:p text:style-name="P3">a) Informationsquellen, insbesondere technische Unterlagen, Dokumentationen und Handbücher, in deutscher und englischer Sprache aufgabenbezogen auswerten<text:line-break/>b) Gespräche situationsgerecht führen und Sachverhalte präsentieren, deutsche und englische Fachbegriffe anwenden<text:line-break/>c) Informationen aufgabenbezogen bewerten und auswählen<text:line-break/>d) Schriftverkehr durchführen und Protokolle anfertigen<text:line-break/>e) Daten und Sachverhalte visualisieren und Grafiken erstellen sowie Standardsoftware anwend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7.4">
                <table:table-cell table:style-name="MailMergeTable2020-03-05T14_3a_29_3a_46Z37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37.A3" office:value-type="string">
                  <text:p text:style-name="P8"/>
                </table:table-cell>
                <table:table-cell table:style-name="MailMergeTable2020-03-05T14_3a_29_3a_46Z37.A3" office:value-type="string">
                  <text:p text:style-name="P8"/>
                </table:table-cell>
                <table:table-cell table:style-name="MailMergeTable2020-03-05T14_3a_29_3a_46Z37.A3" office:value-type="string">
                  <text:p text:style-name="P8"/>
                </table:table-cell>
                <table:table-cell table:style-name="MailMergeTable2020-03-05T14_3a_29_3a_46Z37.A3" office:value-type="string">
                  <text:p text:style-name="P10">5. Mrz 20</text:p>
                </table:table-cell>
                <table:table-cell table:style-name="MailMergeTable2020-03-05T14_3a_29_3a_46Z37.G4" office:value-type="string">
                  <text:p text:style-name="P4">3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6" text:anchor-type="page" text:anchor-page-number="17" svg:x="0.499cm" svg:y="0.499cm" svg:width="13.85cm" svg:height="9.999cm" draw:z-index="35">
        <draw:text-box>
          <text:section text:style-name="Sect1" text:name="MailMergeSection2020-03-05T14:29:46Z37MasterLabel">
            <table:table table:name="MailMergeTable2020-03-05T14:29:46Z36" table:style-name="MailMergeTable2020-03-05T14_3a_29_3a_46Z36">
              <table:table-column table:style-name="MailMergeTable2020-03-05T14_3a_29_3a_46Z36.A"/>
              <table:table-column table:style-name="MailMergeTable2020-03-05T14_3a_29_3a_46Z36.B"/>
              <table:table-column table:style-name="MailMergeTable2020-03-05T14_3a_29_3a_46Z36.C" table:number-columns-repeated="2"/>
              <table:table-column table:style-name="MailMergeTable2020-03-05T14_3a_29_3a_46Z36.E"/>
              <table:table-column table:style-name="MailMergeTable2020-03-05T14_3a_29_3a_46Z36.C"/>
              <table:table-column table:style-name="MailMergeTable2020-03-05T14_3a_29_3a_46Z36.G"/>
              <table:table-row>
                <table:table-cell table:style-name="MailMergeTable2020-03-05T14_3a_29_3a_46Z36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36.A2" table:number-columns-spanned="7" office:value-type="string">
                  <text:p text:style-name="P2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6.3">
                <table:table-cell table:style-name="MailMergeTable2020-03-05T14_3a_29_3a_46Z36.A3" office:value-type="string">
                  <text:p text:style-name="P7"/>
                </table:table-cell>
                <table:table-cell table:style-name="MailMergeTable2020-03-05T14_3a_29_3a_46Z36.B3" table:number-columns-spanned="6" office:value-type="string">
                  <text:p text:style-name="P3">a) die Notwendigkeit der Steuerung und Kontrolle der Geschäftsprozesse begründen<text:line-break/>b) Kosten und Erträge für erbrachte Leistungen errechnen sowie im Zeitvergleich und im Soll-Ist-Vergleich bewerten<text:line-break/>c) Ergebnisse der Betriebsabrechnung für Controllingzwecke auswerten<text:line-break/>d) Daten für die Erstellung von Statistiken beschaffen und aufbereiten, in geeigneter Form darstellen und interpre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6.4">
                <table:table-cell table:style-name="MailMergeTable2020-03-05T14_3a_29_3a_46Z36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36.A3" office:value-type="string">
                  <text:p text:style-name="P8"/>
                </table:table-cell>
                <table:table-cell table:style-name="MailMergeTable2020-03-05T14_3a_29_3a_46Z36.A3" office:value-type="string">
                  <text:p text:style-name="P8"/>
                </table:table-cell>
                <table:table-cell table:style-name="MailMergeTable2020-03-05T14_3a_29_3a_46Z36.A3" office:value-type="string">
                  <text:p text:style-name="P8"/>
                </table:table-cell>
                <table:table-cell table:style-name="MailMergeTable2020-03-05T14_3a_29_3a_46Z36.A3" office:value-type="string">
                  <text:p text:style-name="P10">5. Mrz 20</text:p>
                </table:table-cell>
                <table:table-cell table:style-name="MailMergeTable2020-03-05T14_3a_29_3a_46Z36.G4" office:value-type="string">
                  <text:p text:style-name="P4">2.5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5" text:anchor-type="page" text:anchor-page-number="17" svg:x="14.349cm" svg:y="0.499cm" svg:width="13.85cm" svg:height="9.999cm" draw:z-index="34">
        <draw:text-box>
          <text:section text:style-name="Sect1" text:name="MailMergeSection2020-03-05T14:29:46Z36Bereich1" text:protected="true">
            <table:table table:name="MailMergeTable2020-03-05T14:29:46Z35" table:style-name="MailMergeTable2020-03-05T14_3a_29_3a_46Z35">
              <table:table-column table:style-name="MailMergeTable2020-03-05T14_3a_29_3a_46Z35.A"/>
              <table:table-column table:style-name="MailMergeTable2020-03-05T14_3a_29_3a_46Z35.B"/>
              <table:table-column table:style-name="MailMergeTable2020-03-05T14_3a_29_3a_46Z35.C" table:number-columns-repeated="2"/>
              <table:table-column table:style-name="MailMergeTable2020-03-05T14_3a_29_3a_46Z35.E"/>
              <table:table-column table:style-name="MailMergeTable2020-03-05T14_3a_29_3a_46Z35.C"/>
              <table:table-column table:style-name="MailMergeTable2020-03-05T14_3a_29_3a_46Z35.G"/>
              <table:table-row>
                <table:table-cell table:style-name="MailMergeTable2020-03-05T14_3a_29_3a_46Z35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35.A2" table:number-columns-spanned="7" office:value-type="string">
                  <text:p text:style-name="P2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5.3">
                <table:table-cell table:style-name="MailMergeTable2020-03-05T14_3a_29_3a_46Z35.A3" office:value-type="string">
                  <text:p text:style-name="P7"/>
                </table:table-cell>
                <table:table-cell table:style-name="MailMergeTable2020-03-05T14_3a_29_3a_46Z35.B3" table:number-columns-spanned="6" office:value-type="string">
                  <text:p text:style-name="P3">a) die Notwendigkeit der Steuerung und Kontrolle der Geschäftsprozesse begründen<text:line-break/>b) Kosten und Erträge für erbrachte Leistungen errechnen sowie im Zeitvergleich und im Soll-Ist-Vergleich bewerten<text:line-break/>c) Ergebnisse der Betriebsabrechnung für Controllingzwecke auswerten<text:line-break/>d) Daten für die Erstellung von Statistiken beschaffen und aufbereiten, in geeigneter Form darstellen und interpre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5.4">
                <table:table-cell table:style-name="MailMergeTable2020-03-05T14_3a_29_3a_46Z35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35.A3" office:value-type="string">
                  <text:p text:style-name="P8"/>
                </table:table-cell>
                <table:table-cell table:style-name="MailMergeTable2020-03-05T14_3a_29_3a_46Z35.A3" office:value-type="string">
                  <text:p text:style-name="P8"/>
                </table:table-cell>
                <table:table-cell table:style-name="MailMergeTable2020-03-05T14_3a_29_3a_46Z35.A3" office:value-type="string">
                  <text:p text:style-name="P8"/>
                </table:table-cell>
                <table:table-cell table:style-name="MailMergeTable2020-03-05T14_3a_29_3a_46Z35.A3" office:value-type="string">
                  <text:p text:style-name="P10">5. Mrz 20</text:p>
                </table:table-cell>
                <table:table-cell table:style-name="MailMergeTable2020-03-05T14_3a_29_3a_46Z35.G4" office:value-type="string">
                  <text:p text:style-name="P4">2.5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4" text:anchor-type="page" text:anchor-page-number="17" svg:x="0.499cm" svg:y="10.5cm" svg:width="13.85cm" svg:height="9.999cm" draw:z-index="33">
        <draw:text-box>
          <text:section text:style-name="Sect1" text:name="MailMergeSection2020-03-05T14:29:46Z35Bereich2" text:protected="true">
            <table:table table:name="MailMergeTable2020-03-05T14:29:46Z34" table:style-name="MailMergeTable2020-03-05T14_3a_29_3a_46Z34">
              <table:table-column table:style-name="MailMergeTable2020-03-05T14_3a_29_3a_46Z34.A"/>
              <table:table-column table:style-name="MailMergeTable2020-03-05T14_3a_29_3a_46Z34.B"/>
              <table:table-column table:style-name="MailMergeTable2020-03-05T14_3a_29_3a_46Z34.C" table:number-columns-repeated="2"/>
              <table:table-column table:style-name="MailMergeTable2020-03-05T14_3a_29_3a_46Z34.E"/>
              <table:table-column table:style-name="MailMergeTable2020-03-05T14_3a_29_3a_46Z34.C"/>
              <table:table-column table:style-name="MailMergeTable2020-03-05T14_3a_29_3a_46Z34.G"/>
              <table:table-row>
                <table:table-cell table:style-name="MailMergeTable2020-03-05T14_3a_29_3a_46Z34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34.A2" table:number-columns-spanned="7" office:value-type="string">
                  <text:p text:style-name="P2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4.3">
                <table:table-cell table:style-name="MailMergeTable2020-03-05T14_3a_29_3a_46Z34.A3" office:value-type="string">
                  <text:p text:style-name="P7"/>
                </table:table-cell>
                <table:table-cell table:style-name="MailMergeTable2020-03-05T14_3a_29_3a_46Z34.B3" table:number-columns-spanned="6" office:value-type="string">
                  <text:p text:style-name="P3">a) die Notwendigkeit der Steuerung und Kontrolle der Geschäftsprozesse begründen<text:line-break/>b) Kosten und Erträge für erbrachte Leistungen errechnen sowie im Zeitvergleich und im Soll-Ist-Vergleich bewerten<text:line-break/>c) Ergebnisse der Betriebsabrechnung für Controllingzwecke auswerten<text:line-break/>d) Daten für die Erstellung von Statistiken beschaffen und aufbereiten, in geeigneter Form darstellen und interpre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4.4">
                <table:table-cell table:style-name="MailMergeTable2020-03-05T14_3a_29_3a_46Z34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34.A3" office:value-type="string">
                  <text:p text:style-name="P8"/>
                </table:table-cell>
                <table:table-cell table:style-name="MailMergeTable2020-03-05T14_3a_29_3a_46Z34.A3" office:value-type="string">
                  <text:p text:style-name="P8"/>
                </table:table-cell>
                <table:table-cell table:style-name="MailMergeTable2020-03-05T14_3a_29_3a_46Z34.A3" office:value-type="string">
                  <text:p text:style-name="P8"/>
                </table:table-cell>
                <table:table-cell table:style-name="MailMergeTable2020-03-05T14_3a_29_3a_46Z34.A3" office:value-type="string">
                  <text:p text:style-name="P10">5. Mrz 20</text:p>
                </table:table-cell>
                <table:table-cell table:style-name="MailMergeTable2020-03-05T14_3a_29_3a_46Z34.G4" office:value-type="string">
                  <text:p text:style-name="P4">2.5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3" text:anchor-type="page" text:anchor-page-number="17" svg:x="14.349cm" svg:y="10.5cm" svg:width="13.85cm" svg:height="9.999cm" draw:z-index="32">
        <draw:text-box>
          <text:section text:style-name="Sect1" text:name="MailMergeSection2020-03-05T14:29:46Z34Bereich3" text:protected="true">
            <table:table table:name="MailMergeTable2020-03-05T14:29:46Z33" table:style-name="MailMergeTable2020-03-05T14_3a_29_3a_46Z33">
              <table:table-column table:style-name="MailMergeTable2020-03-05T14_3a_29_3a_46Z33.A"/>
              <table:table-column table:style-name="MailMergeTable2020-03-05T14_3a_29_3a_46Z33.B"/>
              <table:table-column table:style-name="MailMergeTable2020-03-05T14_3a_29_3a_46Z33.C" table:number-columns-repeated="2"/>
              <table:table-column table:style-name="MailMergeTable2020-03-05T14_3a_29_3a_46Z33.E"/>
              <table:table-column table:style-name="MailMergeTable2020-03-05T14_3a_29_3a_46Z33.C"/>
              <table:table-column table:style-name="MailMergeTable2020-03-05T14_3a_29_3a_46Z33.G"/>
              <table:table-row>
                <table:table-cell table:style-name="MailMergeTable2020-03-05T14_3a_29_3a_46Z33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33.A2" table:number-columns-spanned="7" office:value-type="string">
                  <text:p text:style-name="P2">Kaufmännische Steuerung und Kontroll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3.3">
                <table:table-cell table:style-name="MailMergeTable2020-03-05T14_3a_29_3a_46Z33.A3" office:value-type="string">
                  <text:p text:style-name="P7"/>
                </table:table-cell>
                <table:table-cell table:style-name="MailMergeTable2020-03-05T14_3a_29_3a_46Z33.B3" table:number-columns-spanned="6" office:value-type="string">
                  <text:p text:style-name="P3">a) die Notwendigkeit der Steuerung und Kontrolle der Geschäftsprozesse begründen<text:line-break/>b) Kosten und Erträge für erbrachte Leistungen errechnen sowie im Zeitvergleich und im Soll-Ist-Vergleich bewerten<text:line-break/>c) Ergebnisse der Betriebsabrechnung für Controllingzwecke auswerten<text:line-break/>d) Daten für die Erstellung von Statistiken beschaffen und aufbereiten, in geeigneter Form darstellen und interpret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3.4">
                <table:table-cell table:style-name="MailMergeTable2020-03-05T14_3a_29_3a_46Z33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33.A3" office:value-type="string">
                  <text:p text:style-name="P8"/>
                </table:table-cell>
                <table:table-cell table:style-name="MailMergeTable2020-03-05T14_3a_29_3a_46Z33.A3" office:value-type="string">
                  <text:p text:style-name="P8"/>
                </table:table-cell>
                <table:table-cell table:style-name="MailMergeTable2020-03-05T14_3a_29_3a_46Z33.A3" office:value-type="string">
                  <text:p text:style-name="P8"/>
                </table:table-cell>
                <table:table-cell table:style-name="MailMergeTable2020-03-05T14_3a_29_3a_46Z33.A3" office:value-type="string">
                  <text:p text:style-name="P10">5. Mrz 20</text:p>
                </table:table-cell>
                <table:table-cell table:style-name="MailMergeTable2020-03-05T14_3a_29_3a_46Z33.G4" office:value-type="string">
                  <text:p text:style-name="P4">2.5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2" text:anchor-type="page" text:anchor-page-number="15" svg:x="0.499cm" svg:y="0.499cm" svg:width="13.85cm" svg:height="9.999cm" draw:z-index="31">
        <draw:text-box>
          <text:section text:style-name="Sect1" text:name="MailMergeSection2020-03-05T14:29:46Z33MasterLabel">
            <table:table table:name="MailMergeTable2020-03-05T14:29:46Z32" table:style-name="MailMergeTable2020-03-05T14_3a_29_3a_46Z32">
              <table:table-column table:style-name="MailMergeTable2020-03-05T14_3a_29_3a_46Z32.A"/>
              <table:table-column table:style-name="MailMergeTable2020-03-05T14_3a_29_3a_46Z32.B"/>
              <table:table-column table:style-name="MailMergeTable2020-03-05T14_3a_29_3a_46Z32.C" table:number-columns-repeated="2"/>
              <table:table-column table:style-name="MailMergeTable2020-03-05T14_3a_29_3a_46Z32.E"/>
              <table:table-column table:style-name="MailMergeTable2020-03-05T14_3a_29_3a_46Z32.C"/>
              <table:table-column table:style-name="MailMergeTable2020-03-05T14_3a_29_3a_46Z32.G"/>
              <table:table-row>
                <table:table-cell table:style-name="MailMergeTable2020-03-05T14_3a_29_3a_46Z32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32.A2" table:number-columns-spanned="7" office:value-type="string">
                  <text:p text:style-name="P2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2.3">
                <table:table-cell table:style-name="MailMergeTable2020-03-05T14_3a_29_3a_46Z32.A3" office:value-type="string">
                  <text:p text:style-name="P7"/>
                </table:table-cell>
                <table:table-cell table:style-name="MailMergeTable2020-03-05T14_3a_29_3a_46Z32.B3" table:number-columns-spanned="6" office:value-type="string">
                  <text:p text:style-name="P3">a) bei der Marktbeobachtung mitwirken, insbesondere Preise, Leistungen, Konditionen von Wettbewerbern vergleichen<text:line-break/>b) Bedürfnisse und Kaufverhalten von Benutzern informations- und telekommunikationstechnischer Systeme feststellen sowie Zielgruppen unterscheiden<text:line-break/>c) Kunden unter Beachtung von Kommunikationsregeln informieren und beraten sowie Kundeninteressen berücksichtigen<text:line-break/>d) Kundenbeziehungen unter Berücksichtigung betrieblicher Grundsätze gestalten<text:line-break/>e) an der Vorbereitung von Verträgen und Vertragsverhandlungen mitwirken, über Finanzierungsmöglichkeiten informieren<text:line-break/>f) an Marketing- und Verkaufsförderungsmaßnahmen mitwirken<text:line-break/>g) Auswirkungen der Kundenzufriedenheit auf das Betriebsergebnis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2.4">
                <table:table-cell table:style-name="MailMergeTable2020-03-05T14_3a_29_3a_46Z32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32.A3" office:value-type="string">
                  <text:p text:style-name="P8"/>
                </table:table-cell>
                <table:table-cell table:style-name="MailMergeTable2020-03-05T14_3a_29_3a_46Z32.A3" office:value-type="string">
                  <text:p text:style-name="P8"/>
                </table:table-cell>
                <table:table-cell table:style-name="MailMergeTable2020-03-05T14_3a_29_3a_46Z32.A3" office:value-type="string">
                  <text:p text:style-name="P8"/>
                </table:table-cell>
                <table:table-cell table:style-name="MailMergeTable2020-03-05T14_3a_29_3a_46Z32.A3" office:value-type="string">
                  <text:p text:style-name="P10">5. Mrz 20</text:p>
                </table:table-cell>
                <table:table-cell table:style-name="MailMergeTable2020-03-05T14_3a_29_3a_46Z32.G4" office:value-type="string">
                  <text:p text:style-name="P4">2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1" text:anchor-type="page" text:anchor-page-number="15" svg:x="14.349cm" svg:y="0.499cm" svg:width="13.85cm" svg:height="9.999cm" draw:z-index="30">
        <draw:text-box>
          <text:section text:style-name="Sect1" text:name="MailMergeSection2020-03-05T14:29:46Z32Bereich1" text:protected="true">
            <table:table table:name="MailMergeTable2020-03-05T14:29:46Z31" table:style-name="MailMergeTable2020-03-05T14_3a_29_3a_46Z31">
              <table:table-column table:style-name="MailMergeTable2020-03-05T14_3a_29_3a_46Z31.A"/>
              <table:table-column table:style-name="MailMergeTable2020-03-05T14_3a_29_3a_46Z31.B"/>
              <table:table-column table:style-name="MailMergeTable2020-03-05T14_3a_29_3a_46Z31.C" table:number-columns-repeated="2"/>
              <table:table-column table:style-name="MailMergeTable2020-03-05T14_3a_29_3a_46Z31.E"/>
              <table:table-column table:style-name="MailMergeTable2020-03-05T14_3a_29_3a_46Z31.C"/>
              <table:table-column table:style-name="MailMergeTable2020-03-05T14_3a_29_3a_46Z31.G"/>
              <table:table-row>
                <table:table-cell table:style-name="MailMergeTable2020-03-05T14_3a_29_3a_46Z31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31.A2" table:number-columns-spanned="7" office:value-type="string">
                  <text:p text:style-name="P2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1.3">
                <table:table-cell table:style-name="MailMergeTable2020-03-05T14_3a_29_3a_46Z31.A3" office:value-type="string">
                  <text:p text:style-name="P7"/>
                </table:table-cell>
                <table:table-cell table:style-name="MailMergeTable2020-03-05T14_3a_29_3a_46Z31.B3" table:number-columns-spanned="6" office:value-type="string">
                  <text:p text:style-name="P3">a) bei der Marktbeobachtung mitwirken, insbesondere Preise, Leistungen, Konditionen von Wettbewerbern vergleichen<text:line-break/>b) Bedürfnisse und Kaufverhalten von Benutzern informations- und telekommunikationstechnischer Systeme feststellen sowie Zielgruppen unterscheiden<text:line-break/>c) Kunden unter Beachtung von Kommunikationsregeln informieren und beraten sowie Kundeninteressen berücksichtigen<text:line-break/>d) Kundenbeziehungen unter Berücksichtigung betrieblicher Grundsätze gestalten<text:line-break/>e) an der Vorbereitung von Verträgen und Vertragsverhandlungen mitwirken, über Finanzierungsmöglichkeiten informieren<text:line-break/>f) an Marketing- und Verkaufsförderungsmaßnahmen mitwirken<text:line-break/>g) Auswirkungen der Kundenzufriedenheit auf das Betriebsergebnis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1.4">
                <table:table-cell table:style-name="MailMergeTable2020-03-05T14_3a_29_3a_46Z31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31.A3" office:value-type="string">
                  <text:p text:style-name="P8"/>
                </table:table-cell>
                <table:table-cell table:style-name="MailMergeTable2020-03-05T14_3a_29_3a_46Z31.A3" office:value-type="string">
                  <text:p text:style-name="P8"/>
                </table:table-cell>
                <table:table-cell table:style-name="MailMergeTable2020-03-05T14_3a_29_3a_46Z31.A3" office:value-type="string">
                  <text:p text:style-name="P8"/>
                </table:table-cell>
                <table:table-cell table:style-name="MailMergeTable2020-03-05T14_3a_29_3a_46Z31.A3" office:value-type="string">
                  <text:p text:style-name="P10">5. Mrz 20</text:p>
                </table:table-cell>
                <table:table-cell table:style-name="MailMergeTable2020-03-05T14_3a_29_3a_46Z31.G4" office:value-type="string">
                  <text:p text:style-name="P4">2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0" text:anchor-type="page" text:anchor-page-number="15" svg:x="0.499cm" svg:y="10.5cm" svg:width="13.85cm" svg:height="9.999cm" draw:z-index="29">
        <draw:text-box>
          <text:section text:style-name="Sect1" text:name="MailMergeSection2020-03-05T14:29:46Z31Bereich2" text:protected="true">
            <table:table table:name="MailMergeTable2020-03-05T14:29:46Z30" table:style-name="MailMergeTable2020-03-05T14_3a_29_3a_46Z30">
              <table:table-column table:style-name="MailMergeTable2020-03-05T14_3a_29_3a_46Z30.A"/>
              <table:table-column table:style-name="MailMergeTable2020-03-05T14_3a_29_3a_46Z30.B"/>
              <table:table-column table:style-name="MailMergeTable2020-03-05T14_3a_29_3a_46Z30.C" table:number-columns-repeated="2"/>
              <table:table-column table:style-name="MailMergeTable2020-03-05T14_3a_29_3a_46Z30.E"/>
              <table:table-column table:style-name="MailMergeTable2020-03-05T14_3a_29_3a_46Z30.C"/>
              <table:table-column table:style-name="MailMergeTable2020-03-05T14_3a_29_3a_46Z30.G"/>
              <table:table-row>
                <table:table-cell table:style-name="MailMergeTable2020-03-05T14_3a_29_3a_46Z30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30.A2" table:number-columns-spanned="7" office:value-type="string">
                  <text:p text:style-name="P2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0.3">
                <table:table-cell table:style-name="MailMergeTable2020-03-05T14_3a_29_3a_46Z30.A3" office:value-type="string">
                  <text:p text:style-name="P7"/>
                </table:table-cell>
                <table:table-cell table:style-name="MailMergeTable2020-03-05T14_3a_29_3a_46Z30.B3" table:number-columns-spanned="6" office:value-type="string">
                  <text:p text:style-name="P3">a) bei der Marktbeobachtung mitwirken, insbesondere Preise, Leistungen, Konditionen von Wettbewerbern vergleichen<text:line-break/>b) Bedürfnisse und Kaufverhalten von Benutzern informations- und telekommunikationstechnischer Systeme feststellen sowie Zielgruppen unterscheiden<text:line-break/>c) Kunden unter Beachtung von Kommunikationsregeln informieren und beraten sowie Kundeninteressen berücksichtigen<text:line-break/>d) Kundenbeziehungen unter Berücksichtigung betrieblicher Grundsätze gestalten<text:line-break/>e) an der Vorbereitung von Verträgen und Vertragsverhandlungen mitwirken, über Finanzierungsmöglichkeiten informieren<text:line-break/>f) an Marketing- und Verkaufsförderungsmaßnahmen mitwirken<text:line-break/>g) Auswirkungen der Kundenzufriedenheit auf das Betriebsergebnis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30.4">
                <table:table-cell table:style-name="MailMergeTable2020-03-05T14_3a_29_3a_46Z30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30.A3" office:value-type="string">
                  <text:p text:style-name="P8"/>
                </table:table-cell>
                <table:table-cell table:style-name="MailMergeTable2020-03-05T14_3a_29_3a_46Z30.A3" office:value-type="string">
                  <text:p text:style-name="P8"/>
                </table:table-cell>
                <table:table-cell table:style-name="MailMergeTable2020-03-05T14_3a_29_3a_46Z30.A3" office:value-type="string">
                  <text:p text:style-name="P8"/>
                </table:table-cell>
                <table:table-cell table:style-name="MailMergeTable2020-03-05T14_3a_29_3a_46Z30.A3" office:value-type="string">
                  <text:p text:style-name="P10">5. Mrz 20</text:p>
                </table:table-cell>
                <table:table-cell table:style-name="MailMergeTable2020-03-05T14_3a_29_3a_46Z30.G4" office:value-type="string">
                  <text:p text:style-name="P4">2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9" text:anchor-type="page" text:anchor-page-number="15" svg:x="14.349cm" svg:y="10.5cm" svg:width="13.85cm" svg:height="9.999cm" draw:z-index="28">
        <draw:text-box>
          <text:section text:style-name="Sect1" text:name="MailMergeSection2020-03-05T14:29:46Z30Bereich3" text:protected="true">
            <table:table table:name="MailMergeTable2020-03-05T14:29:46Z29" table:style-name="MailMergeTable2020-03-05T14_3a_29_3a_46Z29">
              <table:table-column table:style-name="MailMergeTable2020-03-05T14_3a_29_3a_46Z29.A"/>
              <table:table-column table:style-name="MailMergeTable2020-03-05T14_3a_29_3a_46Z29.B"/>
              <table:table-column table:style-name="MailMergeTable2020-03-05T14_3a_29_3a_46Z29.C" table:number-columns-repeated="2"/>
              <table:table-column table:style-name="MailMergeTable2020-03-05T14_3a_29_3a_46Z29.E"/>
              <table:table-column table:style-name="MailMergeTable2020-03-05T14_3a_29_3a_46Z29.C"/>
              <table:table-column table:style-name="MailMergeTable2020-03-05T14_3a_29_3a_46Z29.G"/>
              <table:table-row>
                <table:table-cell table:style-name="MailMergeTable2020-03-05T14_3a_29_3a_46Z29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29.A2" table:number-columns-spanned="7" office:value-type="string">
                  <text:p text:style-name="P2">Markt- und Kundenbeziehun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9.3">
                <table:table-cell table:style-name="MailMergeTable2020-03-05T14_3a_29_3a_46Z29.A3" office:value-type="string">
                  <text:p text:style-name="P7"/>
                </table:table-cell>
                <table:table-cell table:style-name="MailMergeTable2020-03-05T14_3a_29_3a_46Z29.B3" table:number-columns-spanned="6" office:value-type="string">
                  <text:p text:style-name="P3">a) bei der Marktbeobachtung mitwirken, insbesondere Preise, Leistungen, Konditionen von Wettbewerbern vergleichen<text:line-break/>b) Bedürfnisse und Kaufverhalten von Benutzern informations- und telekommunikationstechnischer Systeme feststellen sowie Zielgruppen unterscheiden<text:line-break/>c) Kunden unter Beachtung von Kommunikationsregeln informieren und beraten sowie Kundeninteressen berücksichtigen<text:line-break/>d) Kundenbeziehungen unter Berücksichtigung betrieblicher Grundsätze gestalten<text:line-break/>e) an der Vorbereitung von Verträgen und Vertragsverhandlungen mitwirken, über Finanzierungsmöglichkeiten informieren<text:line-break/>f) an Marketing- und Verkaufsförderungsmaßnahmen mitwirken<text:line-break/>g) Auswirkungen der Kundenzufriedenheit auf das Betriebsergebnis darstell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9.4">
                <table:table-cell table:style-name="MailMergeTable2020-03-05T14_3a_29_3a_46Z29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29.A3" office:value-type="string">
                  <text:p text:style-name="P8"/>
                </table:table-cell>
                <table:table-cell table:style-name="MailMergeTable2020-03-05T14_3a_29_3a_46Z29.A3" office:value-type="string">
                  <text:p text:style-name="P8"/>
                </table:table-cell>
                <table:table-cell table:style-name="MailMergeTable2020-03-05T14_3a_29_3a_46Z29.A3" office:value-type="string">
                  <text:p text:style-name="P8"/>
                </table:table-cell>
                <table:table-cell table:style-name="MailMergeTable2020-03-05T14_3a_29_3a_46Z29.A3" office:value-type="string">
                  <text:p text:style-name="P10">5. Mrz 20</text:p>
                </table:table-cell>
                <table:table-cell table:style-name="MailMergeTable2020-03-05T14_3a_29_3a_46Z29.G4" office:value-type="string">
                  <text:p text:style-name="P4">2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8" text:anchor-type="page" text:anchor-page-number="13" svg:x="0.499cm" svg:y="0.499cm" svg:width="13.85cm" svg:height="9.999cm" draw:z-index="27">
        <draw:text-box>
          <text:section text:style-name="Sect1" text:name="MailMergeSection2020-03-05T14:29:46Z29MasterLabel">
            <table:table table:name="MailMergeTable2020-03-05T14:29:46Z28" table:style-name="MailMergeTable2020-03-05T14_3a_29_3a_46Z28">
              <table:table-column table:style-name="MailMergeTable2020-03-05T14_3a_29_3a_46Z28.A"/>
              <table:table-column table:style-name="MailMergeTable2020-03-05T14_3a_29_3a_46Z28.B"/>
              <table:table-column table:style-name="MailMergeTable2020-03-05T14_3a_29_3a_46Z28.C" table:number-columns-repeated="2"/>
              <table:table-column table:style-name="MailMergeTable2020-03-05T14_3a_29_3a_46Z28.E"/>
              <table:table-column table:style-name="MailMergeTable2020-03-05T14_3a_29_3a_46Z28.C"/>
              <table:table-column table:style-name="MailMergeTable2020-03-05T14_3a_29_3a_46Z28.G"/>
              <table:table-row>
                <table:table-cell table:style-name="MailMergeTable2020-03-05T14_3a_29_3a_46Z28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28.A2" table:number-columns-spanned="7" office:value-type="string">
                  <text:p text:style-name="P2">Beschaff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8.3">
                <table:table-cell table:style-name="MailMergeTable2020-03-05T14_3a_29_3a_46Z28.A3" office:value-type="string">
                  <text:p text:style-name="P7"/>
                </table:table-cell>
                <table:table-cell table:style-name="MailMergeTable2020-03-05T14_3a_29_3a_46Z28.B3" table:number-columns-spanned="6" office:value-type="string">
                  <text:p text:style-name="P3">a) Bedarf an informations- und telekommunikationstechnischen Produkten und Dienstleistungen ermitteln<text:line-break/>b) Produktionsinformationen von Anbietern unter wirtschaftlichen und fachlichen Gesichtspunkten auswerten<text:line-break/>c) Angebote einholen und vergleichen<text:line-break/>d) Bestellvorgänge planen und durchführen, Wareneingang kontroll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8.4">
                <table:table-cell table:style-name="MailMergeTable2020-03-05T14_3a_29_3a_46Z28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28.A3" office:value-type="string">
                  <text:p text:style-name="P8"/>
                </table:table-cell>
                <table:table-cell table:style-name="MailMergeTable2020-03-05T14_3a_29_3a_46Z28.A3" office:value-type="string">
                  <text:p text:style-name="P8"/>
                </table:table-cell>
                <table:table-cell table:style-name="MailMergeTable2020-03-05T14_3a_29_3a_46Z28.A3" office:value-type="string">
                  <text:p text:style-name="P8"/>
                </table:table-cell>
                <table:table-cell table:style-name="MailMergeTable2020-03-05T14_3a_29_3a_46Z28.A3" office:value-type="string">
                  <text:p text:style-name="P10">5. Mrz 20</text:p>
                </table:table-cell>
                <table:table-cell table:style-name="MailMergeTable2020-03-05T14_3a_29_3a_46Z28.G4" office:value-type="string">
                  <text:p text:style-name="P4">2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7" text:anchor-type="page" text:anchor-page-number="13" svg:x="14.349cm" svg:y="0.499cm" svg:width="13.85cm" svg:height="9.999cm" draw:z-index="26">
        <draw:text-box>
          <text:section text:style-name="Sect1" text:name="MailMergeSection2020-03-05T14:29:46Z28Bereich1" text:protected="true">
            <table:table table:name="MailMergeTable2020-03-05T14:29:46Z27" table:style-name="MailMergeTable2020-03-05T14_3a_29_3a_46Z27">
              <table:table-column table:style-name="MailMergeTable2020-03-05T14_3a_29_3a_46Z27.A"/>
              <table:table-column table:style-name="MailMergeTable2020-03-05T14_3a_29_3a_46Z27.B"/>
              <table:table-column table:style-name="MailMergeTable2020-03-05T14_3a_29_3a_46Z27.C" table:number-columns-repeated="2"/>
              <table:table-column table:style-name="MailMergeTable2020-03-05T14_3a_29_3a_46Z27.E"/>
              <table:table-column table:style-name="MailMergeTable2020-03-05T14_3a_29_3a_46Z27.C"/>
              <table:table-column table:style-name="MailMergeTable2020-03-05T14_3a_29_3a_46Z27.G"/>
              <table:table-row>
                <table:table-cell table:style-name="MailMergeTable2020-03-05T14_3a_29_3a_46Z27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27.A2" table:number-columns-spanned="7" office:value-type="string">
                  <text:p text:style-name="P2">Beschaff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7.3">
                <table:table-cell table:style-name="MailMergeTable2020-03-05T14_3a_29_3a_46Z27.A3" office:value-type="string">
                  <text:p text:style-name="P7"/>
                </table:table-cell>
                <table:table-cell table:style-name="MailMergeTable2020-03-05T14_3a_29_3a_46Z27.B3" table:number-columns-spanned="6" office:value-type="string">
                  <text:p text:style-name="P3">a) Bedarf an informations- und telekommunikationstechnischen Produkten und Dienstleistungen ermitteln<text:line-break/>b) Produktionsinformationen von Anbietern unter wirtschaftlichen und fachlichen Gesichtspunkten auswerten<text:line-break/>c) Angebote einholen und vergleichen<text:line-break/>d) Bestellvorgänge planen und durchführen, Wareneingang kontroll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7.4">
                <table:table-cell table:style-name="MailMergeTable2020-03-05T14_3a_29_3a_46Z27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27.A3" office:value-type="string">
                  <text:p text:style-name="P8"/>
                </table:table-cell>
                <table:table-cell table:style-name="MailMergeTable2020-03-05T14_3a_29_3a_46Z27.A3" office:value-type="string">
                  <text:p text:style-name="P8"/>
                </table:table-cell>
                <table:table-cell table:style-name="MailMergeTable2020-03-05T14_3a_29_3a_46Z27.A3" office:value-type="string">
                  <text:p text:style-name="P8"/>
                </table:table-cell>
                <table:table-cell table:style-name="MailMergeTable2020-03-05T14_3a_29_3a_46Z27.A3" office:value-type="string">
                  <text:p text:style-name="P10">5. Mrz 20</text:p>
                </table:table-cell>
                <table:table-cell table:style-name="MailMergeTable2020-03-05T14_3a_29_3a_46Z27.G4" office:value-type="string">
                  <text:p text:style-name="P4">2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6" text:anchor-type="page" text:anchor-page-number="13" svg:x="0.499cm" svg:y="10.5cm" svg:width="13.85cm" svg:height="9.999cm" draw:z-index="25">
        <draw:text-box>
          <text:section text:style-name="Sect1" text:name="MailMergeSection2020-03-05T14:29:46Z27Bereich2" text:protected="true">
            <table:table table:name="MailMergeTable2020-03-05T14:29:46Z26" table:style-name="MailMergeTable2020-03-05T14_3a_29_3a_46Z26">
              <table:table-column table:style-name="MailMergeTable2020-03-05T14_3a_29_3a_46Z26.A"/>
              <table:table-column table:style-name="MailMergeTable2020-03-05T14_3a_29_3a_46Z26.B"/>
              <table:table-column table:style-name="MailMergeTable2020-03-05T14_3a_29_3a_46Z26.C" table:number-columns-repeated="2"/>
              <table:table-column table:style-name="MailMergeTable2020-03-05T14_3a_29_3a_46Z26.E"/>
              <table:table-column table:style-name="MailMergeTable2020-03-05T14_3a_29_3a_46Z26.C"/>
              <table:table-column table:style-name="MailMergeTable2020-03-05T14_3a_29_3a_46Z26.G"/>
              <table:table-row>
                <table:table-cell table:style-name="MailMergeTable2020-03-05T14_3a_29_3a_46Z26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26.A2" table:number-columns-spanned="7" office:value-type="string">
                  <text:p text:style-name="P2">Beschaff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6.3">
                <table:table-cell table:style-name="MailMergeTable2020-03-05T14_3a_29_3a_46Z26.A3" office:value-type="string">
                  <text:p text:style-name="P7"/>
                </table:table-cell>
                <table:table-cell table:style-name="MailMergeTable2020-03-05T14_3a_29_3a_46Z26.B3" table:number-columns-spanned="6" office:value-type="string">
                  <text:p text:style-name="P3">a) Bedarf an informations- und telekommunikationstechnischen Produkten und Dienstleistungen ermitteln<text:line-break/>b) Produktionsinformationen von Anbietern unter wirtschaftlichen und fachlichen Gesichtspunkten auswerten<text:line-break/>c) Angebote einholen und vergleichen<text:line-break/>d) Bestellvorgänge planen und durchführen, Wareneingang kontroll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6.4">
                <table:table-cell table:style-name="MailMergeTable2020-03-05T14_3a_29_3a_46Z26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26.A3" office:value-type="string">
                  <text:p text:style-name="P8"/>
                </table:table-cell>
                <table:table-cell table:style-name="MailMergeTable2020-03-05T14_3a_29_3a_46Z26.A3" office:value-type="string">
                  <text:p text:style-name="P8"/>
                </table:table-cell>
                <table:table-cell table:style-name="MailMergeTable2020-03-05T14_3a_29_3a_46Z26.A3" office:value-type="string">
                  <text:p text:style-name="P8"/>
                </table:table-cell>
                <table:table-cell table:style-name="MailMergeTable2020-03-05T14_3a_29_3a_46Z26.A3" office:value-type="string">
                  <text:p text:style-name="P10">5. Mrz 20</text:p>
                </table:table-cell>
                <table:table-cell table:style-name="MailMergeTable2020-03-05T14_3a_29_3a_46Z26.G4" office:value-type="string">
                  <text:p text:style-name="P4">2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5" text:anchor-type="page" text:anchor-page-number="13" svg:x="14.349cm" svg:y="10.5cm" svg:width="13.85cm" svg:height="9.999cm" draw:z-index="24">
        <draw:text-box>
          <text:section text:style-name="Sect1" text:name="MailMergeSection2020-03-05T14:29:46Z26Bereich3" text:protected="true">
            <table:table table:name="MailMergeTable2020-03-05T14:29:46Z25" table:style-name="MailMergeTable2020-03-05T14_3a_29_3a_46Z25">
              <table:table-column table:style-name="MailMergeTable2020-03-05T14_3a_29_3a_46Z25.A"/>
              <table:table-column table:style-name="MailMergeTable2020-03-05T14_3a_29_3a_46Z25.B"/>
              <table:table-column table:style-name="MailMergeTable2020-03-05T14_3a_29_3a_46Z25.C" table:number-columns-repeated="2"/>
              <table:table-column table:style-name="MailMergeTable2020-03-05T14_3a_29_3a_46Z25.E"/>
              <table:table-column table:style-name="MailMergeTable2020-03-05T14_3a_29_3a_46Z25.C"/>
              <table:table-column table:style-name="MailMergeTable2020-03-05T14_3a_29_3a_46Z25.G"/>
              <table:table-row>
                <table:table-cell table:style-name="MailMergeTable2020-03-05T14_3a_29_3a_46Z25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25.A2" table:number-columns-spanned="7" office:value-type="string">
                  <text:p text:style-name="P2">Beschaff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5.3">
                <table:table-cell table:style-name="MailMergeTable2020-03-05T14_3a_29_3a_46Z25.A3" office:value-type="string">
                  <text:p text:style-name="P7"/>
                </table:table-cell>
                <table:table-cell table:style-name="MailMergeTable2020-03-05T14_3a_29_3a_46Z25.B3" table:number-columns-spanned="6" office:value-type="string">
                  <text:p text:style-name="P3">a) Bedarf an informations- und telekommunikationstechnischen Produkten und Dienstleistungen ermitteln<text:line-break/>b) Produktionsinformationen von Anbietern unter wirtschaftlichen und fachlichen Gesichtspunkten auswerten<text:line-break/>c) Angebote einholen und vergleichen<text:line-break/>d) Bestellvorgänge planen und durchführen, Wareneingang kontrollie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5.4">
                <table:table-cell table:style-name="MailMergeTable2020-03-05T14_3a_29_3a_46Z25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25.A3" office:value-type="string">
                  <text:p text:style-name="P8"/>
                </table:table-cell>
                <table:table-cell table:style-name="MailMergeTable2020-03-05T14_3a_29_3a_46Z25.A3" office:value-type="string">
                  <text:p text:style-name="P8"/>
                </table:table-cell>
                <table:table-cell table:style-name="MailMergeTable2020-03-05T14_3a_29_3a_46Z25.A3" office:value-type="string">
                  <text:p text:style-name="P8"/>
                </table:table-cell>
                <table:table-cell table:style-name="MailMergeTable2020-03-05T14_3a_29_3a_46Z25.A3" office:value-type="string">
                  <text:p text:style-name="P10">5. Mrz 20</text:p>
                </table:table-cell>
                <table:table-cell table:style-name="MailMergeTable2020-03-05T14_3a_29_3a_46Z25.G4" office:value-type="string">
                  <text:p text:style-name="P4">2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4" text:anchor-type="page" text:anchor-page-number="11" svg:x="0.499cm" svg:y="0.499cm" svg:width="13.85cm" svg:height="9.999cm" draw:z-index="23">
        <draw:text-box>
          <text:section text:style-name="Sect1" text:name="MailMergeSection2020-03-05T14:29:46Z25MasterLabel">
            <table:table table:name="MailMergeTable2020-03-05T14:29:46Z24" table:style-name="MailMergeTable2020-03-05T14_3a_29_3a_46Z24">
              <table:table-column table:style-name="MailMergeTable2020-03-05T14_3a_29_3a_46Z24.A"/>
              <table:table-column table:style-name="MailMergeTable2020-03-05T14_3a_29_3a_46Z24.B"/>
              <table:table-column table:style-name="MailMergeTable2020-03-05T14_3a_29_3a_46Z24.C" table:number-columns-repeated="2"/>
              <table:table-column table:style-name="MailMergeTable2020-03-05T14_3a_29_3a_46Z24.E"/>
              <table:table-column table:style-name="MailMergeTable2020-03-05T14_3a_29_3a_46Z24.C"/>
              <table:table-column table:style-name="MailMergeTable2020-03-05T14_3a_29_3a_46Z24.G"/>
              <table:table-row>
                <table:table-cell table:style-name="MailMergeTable2020-03-05T14_3a_29_3a_46Z24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24.A2" table:number-columns-spanned="7" office:value-type="string">
                  <text:p text:style-name="P2">Betriebliche Organis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4.3">
                <table:table-cell table:style-name="MailMergeTable2020-03-05T14_3a_29_3a_46Z24.A3" office:value-type="string">
                  <text:p text:style-name="P7"/>
                </table:table-cell>
                <table:table-cell table:style-name="MailMergeTable2020-03-05T14_3a_29_3a_46Z24.B3" table:number-columns-spanned="6" office:value-type="string">
                  <text:p text:style-name="P3">a) Zuständigkeiten für die unterschiedlichen Aufgaben im Ausbildungsbetrieb unterscheiden<text:line-break/>b) die Zusammenarbeit zwischen den einzelnen Organisationseinheiten beschreiben, insbesondere Informationsflüsse und Entscheidungsprozesse darstellen<text:line-break/>c) Vor- und Nachteile von zentralen und dezentralen Organisationsformen erläutern<text:line-break/>d) Schwachstellen im Betriebsablauf aufzeigen, Verbesserungen vorschla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4.4">
                <table:table-cell table:style-name="MailMergeTable2020-03-05T14_3a_29_3a_46Z24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24.A3" office:value-type="string">
                  <text:p text:style-name="P8"/>
                </table:table-cell>
                <table:table-cell table:style-name="MailMergeTable2020-03-05T14_3a_29_3a_46Z24.A3" office:value-type="string">
                  <text:p text:style-name="P8"/>
                </table:table-cell>
                <table:table-cell table:style-name="MailMergeTable2020-03-05T14_3a_29_3a_46Z24.A3" office:value-type="string">
                  <text:p text:style-name="P8"/>
                </table:table-cell>
                <table:table-cell table:style-name="MailMergeTable2020-03-05T14_3a_29_3a_46Z24.A3" office:value-type="string">
                  <text:p text:style-name="P10">5. Mrz 20</text:p>
                </table:table-cell>
                <table:table-cell table:style-name="MailMergeTable2020-03-05T14_3a_29_3a_46Z24.G4" office:value-type="string">
                  <text:p text:style-name="P4">2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3" text:anchor-type="page" text:anchor-page-number="11" svg:x="14.349cm" svg:y="0.499cm" svg:width="13.85cm" svg:height="9.999cm" draw:z-index="22">
        <draw:text-box>
          <text:section text:style-name="Sect1" text:name="MailMergeSection2020-03-05T14:29:46Z24Bereich1" text:protected="true">
            <table:table table:name="MailMergeTable2020-03-05T14:29:46Z23" table:style-name="MailMergeTable2020-03-05T14_3a_29_3a_46Z23">
              <table:table-column table:style-name="MailMergeTable2020-03-05T14_3a_29_3a_46Z23.A"/>
              <table:table-column table:style-name="MailMergeTable2020-03-05T14_3a_29_3a_46Z23.B"/>
              <table:table-column table:style-name="MailMergeTable2020-03-05T14_3a_29_3a_46Z23.C" table:number-columns-repeated="2"/>
              <table:table-column table:style-name="MailMergeTable2020-03-05T14_3a_29_3a_46Z23.E"/>
              <table:table-column table:style-name="MailMergeTable2020-03-05T14_3a_29_3a_46Z23.C"/>
              <table:table-column table:style-name="MailMergeTable2020-03-05T14_3a_29_3a_46Z23.G"/>
              <table:table-row>
                <table:table-cell table:style-name="MailMergeTable2020-03-05T14_3a_29_3a_46Z23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23.A2" table:number-columns-spanned="7" office:value-type="string">
                  <text:p text:style-name="P2">Betriebliche Organis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3.3">
                <table:table-cell table:style-name="MailMergeTable2020-03-05T14_3a_29_3a_46Z23.A3" office:value-type="string">
                  <text:p text:style-name="P7"/>
                </table:table-cell>
                <table:table-cell table:style-name="MailMergeTable2020-03-05T14_3a_29_3a_46Z23.B3" table:number-columns-spanned="6" office:value-type="string">
                  <text:p text:style-name="P3">a) Zuständigkeiten für die unterschiedlichen Aufgaben im Ausbildungsbetrieb unterscheiden<text:line-break/>b) die Zusammenarbeit zwischen den einzelnen Organisationseinheiten beschreiben, insbesondere Informationsflüsse und Entscheidungsprozesse darstellen<text:line-break/>c) Vor- und Nachteile von zentralen und dezentralen Organisationsformen erläutern<text:line-break/>d) Schwachstellen im Betriebsablauf aufzeigen, Verbesserungen vorschla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3.4">
                <table:table-cell table:style-name="MailMergeTable2020-03-05T14_3a_29_3a_46Z23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23.A3" office:value-type="string">
                  <text:p text:style-name="P8"/>
                </table:table-cell>
                <table:table-cell table:style-name="MailMergeTable2020-03-05T14_3a_29_3a_46Z23.A3" office:value-type="string">
                  <text:p text:style-name="P8"/>
                </table:table-cell>
                <table:table-cell table:style-name="MailMergeTable2020-03-05T14_3a_29_3a_46Z23.A3" office:value-type="string">
                  <text:p text:style-name="P8"/>
                </table:table-cell>
                <table:table-cell table:style-name="MailMergeTable2020-03-05T14_3a_29_3a_46Z23.A3" office:value-type="string">
                  <text:p text:style-name="P10">5. Mrz 20</text:p>
                </table:table-cell>
                <table:table-cell table:style-name="MailMergeTable2020-03-05T14_3a_29_3a_46Z23.G4" office:value-type="string">
                  <text:p text:style-name="P4">2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2" text:anchor-type="page" text:anchor-page-number="11" svg:x="0.499cm" svg:y="10.5cm" svg:width="13.85cm" svg:height="9.999cm" draw:z-index="21">
        <draw:text-box>
          <text:section text:style-name="Sect1" text:name="MailMergeSection2020-03-05T14:29:46Z23Bereich2" text:protected="true">
            <table:table table:name="MailMergeTable2020-03-05T14:29:46Z22" table:style-name="MailMergeTable2020-03-05T14_3a_29_3a_46Z22">
              <table:table-column table:style-name="MailMergeTable2020-03-05T14_3a_29_3a_46Z22.A"/>
              <table:table-column table:style-name="MailMergeTable2020-03-05T14_3a_29_3a_46Z22.B"/>
              <table:table-column table:style-name="MailMergeTable2020-03-05T14_3a_29_3a_46Z22.C" table:number-columns-repeated="2"/>
              <table:table-column table:style-name="MailMergeTable2020-03-05T14_3a_29_3a_46Z22.E"/>
              <table:table-column table:style-name="MailMergeTable2020-03-05T14_3a_29_3a_46Z22.C"/>
              <table:table-column table:style-name="MailMergeTable2020-03-05T14_3a_29_3a_46Z22.G"/>
              <table:table-row>
                <table:table-cell table:style-name="MailMergeTable2020-03-05T14_3a_29_3a_46Z22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22.A2" table:number-columns-spanned="7" office:value-type="string">
                  <text:p text:style-name="P2">Betriebliche Organis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2.3">
                <table:table-cell table:style-name="MailMergeTable2020-03-05T14_3a_29_3a_46Z22.A3" office:value-type="string">
                  <text:p text:style-name="P7"/>
                </table:table-cell>
                <table:table-cell table:style-name="MailMergeTable2020-03-05T14_3a_29_3a_46Z22.B3" table:number-columns-spanned="6" office:value-type="string">
                  <text:p text:style-name="P3">a) Zuständigkeiten für die unterschiedlichen Aufgaben im Ausbildungsbetrieb unterscheiden<text:line-break/>b) die Zusammenarbeit zwischen den einzelnen Organisationseinheiten beschreiben, insbesondere Informationsflüsse und Entscheidungsprozesse darstellen<text:line-break/>c) Vor- und Nachteile von zentralen und dezentralen Organisationsformen erläutern<text:line-break/>d) Schwachstellen im Betriebsablauf aufzeigen, Verbesserungen vorschla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2.4">
                <table:table-cell table:style-name="MailMergeTable2020-03-05T14_3a_29_3a_46Z22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22.A3" office:value-type="string">
                  <text:p text:style-name="P8"/>
                </table:table-cell>
                <table:table-cell table:style-name="MailMergeTable2020-03-05T14_3a_29_3a_46Z22.A3" office:value-type="string">
                  <text:p text:style-name="P8"/>
                </table:table-cell>
                <table:table-cell table:style-name="MailMergeTable2020-03-05T14_3a_29_3a_46Z22.A3" office:value-type="string">
                  <text:p text:style-name="P8"/>
                </table:table-cell>
                <table:table-cell table:style-name="MailMergeTable2020-03-05T14_3a_29_3a_46Z22.A3" office:value-type="string">
                  <text:p text:style-name="P10">5. Mrz 20</text:p>
                </table:table-cell>
                <table:table-cell table:style-name="MailMergeTable2020-03-05T14_3a_29_3a_46Z22.G4" office:value-type="string">
                  <text:p text:style-name="P4">2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1" text:anchor-type="page" text:anchor-page-number="11" svg:x="14.349cm" svg:y="10.5cm" svg:width="13.85cm" svg:height="9.999cm" draw:z-index="20">
        <draw:text-box>
          <text:section text:style-name="Sect1" text:name="MailMergeSection2020-03-05T14:29:46Z22Bereich3" text:protected="true">
            <table:table table:name="MailMergeTable2020-03-05T14:29:46Z21" table:style-name="MailMergeTable2020-03-05T14_3a_29_3a_46Z21">
              <table:table-column table:style-name="MailMergeTable2020-03-05T14_3a_29_3a_46Z21.A"/>
              <table:table-column table:style-name="MailMergeTable2020-03-05T14_3a_29_3a_46Z21.B"/>
              <table:table-column table:style-name="MailMergeTable2020-03-05T14_3a_29_3a_46Z21.C" table:number-columns-repeated="2"/>
              <table:table-column table:style-name="MailMergeTable2020-03-05T14_3a_29_3a_46Z21.E"/>
              <table:table-column table:style-name="MailMergeTable2020-03-05T14_3a_29_3a_46Z21.C"/>
              <table:table-column table:style-name="MailMergeTable2020-03-05T14_3a_29_3a_46Z21.G"/>
              <table:table-row>
                <table:table-cell table:style-name="MailMergeTable2020-03-05T14_3a_29_3a_46Z21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21.A2" table:number-columns-spanned="7" office:value-type="string">
                  <text:p text:style-name="P2">Betriebliche Organisatio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1.3">
                <table:table-cell table:style-name="MailMergeTable2020-03-05T14_3a_29_3a_46Z21.A3" office:value-type="string">
                  <text:p text:style-name="P7"/>
                </table:table-cell>
                <table:table-cell table:style-name="MailMergeTable2020-03-05T14_3a_29_3a_46Z21.B3" table:number-columns-spanned="6" office:value-type="string">
                  <text:p text:style-name="P3">a) Zuständigkeiten für die unterschiedlichen Aufgaben im Ausbildungsbetrieb unterscheiden<text:line-break/>b) die Zusammenarbeit zwischen den einzelnen Organisationseinheiten beschreiben, insbesondere Informationsflüsse und Entscheidungsprozesse darstellen<text:line-break/>c) Vor- und Nachteile von zentralen und dezentralen Organisationsformen erläutern<text:line-break/>d) Schwachstellen im Betriebsablauf aufzeigen, Verbesserungen vorschlag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1.4">
                <table:table-cell table:style-name="MailMergeTable2020-03-05T14_3a_29_3a_46Z21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21.A3" office:value-type="string">
                  <text:p text:style-name="P8"/>
                </table:table-cell>
                <table:table-cell table:style-name="MailMergeTable2020-03-05T14_3a_29_3a_46Z21.A3" office:value-type="string">
                  <text:p text:style-name="P8"/>
                </table:table-cell>
                <table:table-cell table:style-name="MailMergeTable2020-03-05T14_3a_29_3a_46Z21.A3" office:value-type="string">
                  <text:p text:style-name="P8"/>
                </table:table-cell>
                <table:table-cell table:style-name="MailMergeTable2020-03-05T14_3a_29_3a_46Z21.A3" office:value-type="string">
                  <text:p text:style-name="P10">5. Mrz 20</text:p>
                </table:table-cell>
                <table:table-cell table:style-name="MailMergeTable2020-03-05T14_3a_29_3a_46Z21.G4" office:value-type="string">
                  <text:p text:style-name="P4">2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0" text:anchor-type="page" text:anchor-page-number="9" svg:x="0.499cm" svg:y="0.499cm" svg:width="13.85cm" svg:height="9.999cm" draw:z-index="19">
        <draw:text-box>
          <text:section text:style-name="Sect1" text:name="MailMergeSection2020-03-05T14:29:46Z21MasterLabel">
            <table:table table:name="MailMergeTable2020-03-05T14:29:46Z20" table:style-name="MailMergeTable2020-03-05T14_3a_29_3a_46Z20">
              <table:table-column table:style-name="MailMergeTable2020-03-05T14_3a_29_3a_46Z20.A"/>
              <table:table-column table:style-name="MailMergeTable2020-03-05T14_3a_29_3a_46Z20.B"/>
              <table:table-column table:style-name="MailMergeTable2020-03-05T14_3a_29_3a_46Z20.C" table:number-columns-repeated="2"/>
              <table:table-column table:style-name="MailMergeTable2020-03-05T14_3a_29_3a_46Z20.E"/>
              <table:table-column table:style-name="MailMergeTable2020-03-05T14_3a_29_3a_46Z20.C"/>
              <table:table-column table:style-name="MailMergeTable2020-03-05T14_3a_29_3a_46Z20.G"/>
              <table:table-row>
                <table:table-cell table:style-name="MailMergeTable2020-03-05T14_3a_29_3a_46Z20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20.A2" table:number-columns-spanned="7" office:value-type="string">
                  <text:p text:style-name="P2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0.3">
                <table:table-cell table:style-name="MailMergeTable2020-03-05T14_3a_29_3a_46Z20.A3" office:value-type="string">
                  <text:p text:style-name="P7"/>
                </table:table-cell>
                <table:table-cell table:style-name="MailMergeTable2020-03-05T14_3a_29_3a_46Z20.B3" table:number-columns-spanned="6" office:value-type="string">
                  <text:p text:style-name="P3">a) den Prozess der Leistungserstellung im Ausbildungsbetrieb beschreiben<text:line-break/>b) Wirtschaftlichkeit und Produktivität betrieblicher Leistungen beurteilen<text:line-break/>c) Einfluss der Wettbewerbssituation auf die Leistungserstellung und -verwertung darstellen<text:line-break/>d) die Rolle von Kunden und Lieferanten für die Leistungserstellung und -verwertung erläu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20.4">
                <table:table-cell table:style-name="MailMergeTable2020-03-05T14_3a_29_3a_46Z20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20.A3" office:value-type="string">
                  <text:p text:style-name="P8"/>
                </table:table-cell>
                <table:table-cell table:style-name="MailMergeTable2020-03-05T14_3a_29_3a_46Z20.A3" office:value-type="string">
                  <text:p text:style-name="P8"/>
                </table:table-cell>
                <table:table-cell table:style-name="MailMergeTable2020-03-05T14_3a_29_3a_46Z20.A3" office:value-type="string">
                  <text:p text:style-name="P8"/>
                </table:table-cell>
                <table:table-cell table:style-name="MailMergeTable2020-03-05T14_3a_29_3a_46Z20.A3" office:value-type="string">
                  <text:p text:style-name="P10">5. Mrz 20</text:p>
                </table:table-cell>
                <table:table-cell table:style-name="MailMergeTable2020-03-05T14_3a_29_3a_46Z20.G4" office:value-type="string">
                  <text:p text:style-name="P4">2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9" text:anchor-type="page" text:anchor-page-number="9" svg:x="14.349cm" svg:y="0.499cm" svg:width="13.85cm" svg:height="9.999cm" draw:z-index="18">
        <draw:text-box>
          <text:section text:style-name="Sect1" text:name="MailMergeSection2020-03-05T14:29:46Z20Bereich1" text:protected="true">
            <table:table table:name="MailMergeTable2020-03-05T14:29:46Z19" table:style-name="MailMergeTable2020-03-05T14_3a_29_3a_46Z19">
              <table:table-column table:style-name="MailMergeTable2020-03-05T14_3a_29_3a_46Z19.A"/>
              <table:table-column table:style-name="MailMergeTable2020-03-05T14_3a_29_3a_46Z19.B"/>
              <table:table-column table:style-name="MailMergeTable2020-03-05T14_3a_29_3a_46Z19.C" table:number-columns-repeated="2"/>
              <table:table-column table:style-name="MailMergeTable2020-03-05T14_3a_29_3a_46Z19.E"/>
              <table:table-column table:style-name="MailMergeTable2020-03-05T14_3a_29_3a_46Z19.C"/>
              <table:table-column table:style-name="MailMergeTable2020-03-05T14_3a_29_3a_46Z19.G"/>
              <table:table-row>
                <table:table-cell table:style-name="MailMergeTable2020-03-05T14_3a_29_3a_46Z19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19.A2" table:number-columns-spanned="7" office:value-type="string">
                  <text:p text:style-name="P2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9.3">
                <table:table-cell table:style-name="MailMergeTable2020-03-05T14_3a_29_3a_46Z19.A3" office:value-type="string">
                  <text:p text:style-name="P7"/>
                </table:table-cell>
                <table:table-cell table:style-name="MailMergeTable2020-03-05T14_3a_29_3a_46Z19.B3" table:number-columns-spanned="6" office:value-type="string">
                  <text:p text:style-name="P3">a) den Prozess der Leistungserstellung im Ausbildungsbetrieb beschreiben<text:line-break/>b) Wirtschaftlichkeit und Produktivität betrieblicher Leistungen beurteilen<text:line-break/>c) Einfluss der Wettbewerbssituation auf die Leistungserstellung und -verwertung darstellen<text:line-break/>d) die Rolle von Kunden und Lieferanten für die Leistungserstellung und -verwertung erläu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9.4">
                <table:table-cell table:style-name="MailMergeTable2020-03-05T14_3a_29_3a_46Z19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19.A3" office:value-type="string">
                  <text:p text:style-name="P8"/>
                </table:table-cell>
                <table:table-cell table:style-name="MailMergeTable2020-03-05T14_3a_29_3a_46Z19.A3" office:value-type="string">
                  <text:p text:style-name="P8"/>
                </table:table-cell>
                <table:table-cell table:style-name="MailMergeTable2020-03-05T14_3a_29_3a_46Z19.A3" office:value-type="string">
                  <text:p text:style-name="P8"/>
                </table:table-cell>
                <table:table-cell table:style-name="MailMergeTable2020-03-05T14_3a_29_3a_46Z19.A3" office:value-type="string">
                  <text:p text:style-name="P10">5. Mrz 20</text:p>
                </table:table-cell>
                <table:table-cell table:style-name="MailMergeTable2020-03-05T14_3a_29_3a_46Z19.G4" office:value-type="string">
                  <text:p text:style-name="P4">2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8" text:anchor-type="page" text:anchor-page-number="9" svg:x="0.499cm" svg:y="10.5cm" svg:width="13.85cm" svg:height="9.999cm" draw:z-index="17">
        <draw:text-box>
          <text:section text:style-name="Sect1" text:name="MailMergeSection2020-03-05T14:29:46Z19Bereich2" text:protected="true">
            <table:table table:name="MailMergeTable2020-03-05T14:29:46Z18" table:style-name="MailMergeTable2020-03-05T14_3a_29_3a_46Z18">
              <table:table-column table:style-name="MailMergeTable2020-03-05T14_3a_29_3a_46Z18.A"/>
              <table:table-column table:style-name="MailMergeTable2020-03-05T14_3a_29_3a_46Z18.B"/>
              <table:table-column table:style-name="MailMergeTable2020-03-05T14_3a_29_3a_46Z18.C" table:number-columns-repeated="2"/>
              <table:table-column table:style-name="MailMergeTable2020-03-05T14_3a_29_3a_46Z18.E"/>
              <table:table-column table:style-name="MailMergeTable2020-03-05T14_3a_29_3a_46Z18.C"/>
              <table:table-column table:style-name="MailMergeTable2020-03-05T14_3a_29_3a_46Z18.G"/>
              <table:table-row>
                <table:table-cell table:style-name="MailMergeTable2020-03-05T14_3a_29_3a_46Z18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18.A2" table:number-columns-spanned="7" office:value-type="string">
                  <text:p text:style-name="P2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8.3">
                <table:table-cell table:style-name="MailMergeTable2020-03-05T14_3a_29_3a_46Z18.A3" office:value-type="string">
                  <text:p text:style-name="P7"/>
                </table:table-cell>
                <table:table-cell table:style-name="MailMergeTable2020-03-05T14_3a_29_3a_46Z18.B3" table:number-columns-spanned="6" office:value-type="string">
                  <text:p text:style-name="P3">a) den Prozess der Leistungserstellung im Ausbildungsbetrieb beschreiben<text:line-break/>b) Wirtschaftlichkeit und Produktivität betrieblicher Leistungen beurteilen<text:line-break/>c) Einfluss der Wettbewerbssituation auf die Leistungserstellung und -verwertung darstellen<text:line-break/>d) die Rolle von Kunden und Lieferanten für die Leistungserstellung und -verwertung erläu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8.4">
                <table:table-cell table:style-name="MailMergeTable2020-03-05T14_3a_29_3a_46Z18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18.A3" office:value-type="string">
                  <text:p text:style-name="P8"/>
                </table:table-cell>
                <table:table-cell table:style-name="MailMergeTable2020-03-05T14_3a_29_3a_46Z18.A3" office:value-type="string">
                  <text:p text:style-name="P8"/>
                </table:table-cell>
                <table:table-cell table:style-name="MailMergeTable2020-03-05T14_3a_29_3a_46Z18.A3" office:value-type="string">
                  <text:p text:style-name="P8"/>
                </table:table-cell>
                <table:table-cell table:style-name="MailMergeTable2020-03-05T14_3a_29_3a_46Z18.A3" office:value-type="string">
                  <text:p text:style-name="P10">5. Mrz 20</text:p>
                </table:table-cell>
                <table:table-cell table:style-name="MailMergeTable2020-03-05T14_3a_29_3a_46Z18.G4" office:value-type="string">
                  <text:p text:style-name="P4">2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7" text:anchor-type="page" text:anchor-page-number="9" svg:x="14.349cm" svg:y="10.5cm" svg:width="13.85cm" svg:height="9.999cm" draw:z-index="16">
        <draw:text-box>
          <text:section text:style-name="Sect1" text:name="MailMergeSection2020-03-05T14:29:46Z18Bereich3" text:protected="true">
            <table:table table:name="MailMergeTable2020-03-05T14:29:46Z17" table:style-name="MailMergeTable2020-03-05T14_3a_29_3a_46Z17">
              <table:table-column table:style-name="MailMergeTable2020-03-05T14_3a_29_3a_46Z17.A"/>
              <table:table-column table:style-name="MailMergeTable2020-03-05T14_3a_29_3a_46Z17.B"/>
              <table:table-column table:style-name="MailMergeTable2020-03-05T14_3a_29_3a_46Z17.C" table:number-columns-repeated="2"/>
              <table:table-column table:style-name="MailMergeTable2020-03-05T14_3a_29_3a_46Z17.E"/>
              <table:table-column table:style-name="MailMergeTable2020-03-05T14_3a_29_3a_46Z17.C"/>
              <table:table-column table:style-name="MailMergeTable2020-03-05T14_3a_29_3a_46Z17.G"/>
              <table:table-row>
                <table:table-cell table:style-name="MailMergeTable2020-03-05T14_3a_29_3a_46Z17.A1" table:number-columns-spanned="7" office:value-type="string">
                  <text:p text:style-name="P1">Geschäfts- und Leistungsprozess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17.A2" table:number-columns-spanned="7" office:value-type="string">
                  <text:p text:style-name="P2">Leistungserstellung und -verwertung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7.3">
                <table:table-cell table:style-name="MailMergeTable2020-03-05T14_3a_29_3a_46Z17.A3" office:value-type="string">
                  <text:p text:style-name="P7"/>
                </table:table-cell>
                <table:table-cell table:style-name="MailMergeTable2020-03-05T14_3a_29_3a_46Z17.B3" table:number-columns-spanned="6" office:value-type="string">
                  <text:p text:style-name="P3">a) den Prozess der Leistungserstellung im Ausbildungsbetrieb beschreiben<text:line-break/>b) Wirtschaftlichkeit und Produktivität betrieblicher Leistungen beurteilen<text:line-break/>c) Einfluss der Wettbewerbssituation auf die Leistungserstellung und -verwertung darstellen<text:line-break/>d) die Rolle von Kunden und Lieferanten für die Leistungserstellung und -verwertung erläuter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7.4">
                <table:table-cell table:style-name="MailMergeTable2020-03-05T14_3a_29_3a_46Z17.A3" table:number-columns-spanned="2" office:value-type="string">
                  <text:p text:style-name="P9">Jahr 1</text:p>
                </table:table-cell>
                <table:covered-table-cell/>
                <table:table-cell table:style-name="MailMergeTable2020-03-05T14_3a_29_3a_46Z17.A3" office:value-type="string">
                  <text:p text:style-name="P8"/>
                </table:table-cell>
                <table:table-cell table:style-name="MailMergeTable2020-03-05T14_3a_29_3a_46Z17.A3" office:value-type="string">
                  <text:p text:style-name="P8"/>
                </table:table-cell>
                <table:table-cell table:style-name="MailMergeTable2020-03-05T14_3a_29_3a_46Z17.A3" office:value-type="string">
                  <text:p text:style-name="P8"/>
                </table:table-cell>
                <table:table-cell table:style-name="MailMergeTable2020-03-05T14_3a_29_3a_46Z17.A3" office:value-type="string">
                  <text:p text:style-name="P10">5. Mrz 20</text:p>
                </table:table-cell>
                <table:table-cell table:style-name="MailMergeTable2020-03-05T14_3a_29_3a_46Z17.G4" office:value-type="string">
                  <text:p text:style-name="P4">2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6" text:anchor-type="page" text:anchor-page-number="7" svg:x="0.499cm" svg:y="0.499cm" svg:width="13.85cm" svg:height="9.999cm" draw:z-index="15">
        <draw:text-box>
          <text:section text:style-name="Sect1" text:name="MailMergeSection2020-03-05T14:29:46Z17MasterLabel">
            <table:table table:name="MailMergeTable2020-03-05T14:29:46Z16" table:style-name="MailMergeTable2020-03-05T14_3a_29_3a_46Z16">
              <table:table-column table:style-name="MailMergeTable2020-03-05T14_3a_29_3a_46Z16.A"/>
              <table:table-column table:style-name="MailMergeTable2020-03-05T14_3a_29_3a_46Z16.B"/>
              <table:table-column table:style-name="MailMergeTable2020-03-05T14_3a_29_3a_46Z16.C" table:number-columns-repeated="2"/>
              <table:table-column table:style-name="MailMergeTable2020-03-05T14_3a_29_3a_46Z16.E"/>
              <table:table-column table:style-name="MailMergeTable2020-03-05T14_3a_29_3a_46Z16.C"/>
              <table:table-column table:style-name="MailMergeTable2020-03-05T14_3a_29_3a_46Z16.G"/>
              <table:table-row>
                <table:table-cell table:style-name="MailMergeTable2020-03-05T14_3a_29_3a_46Z16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16.A2" table:number-columns-spanned="7" office:value-type="string">
                  <text:p text:style-name="P2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6.3">
                <table:table-cell table:style-name="MailMergeTable2020-03-05T14_3a_29_3a_46Z16.A3" office:value-type="string">
                  <text:p text:style-name="P7"/>
                </table:table-cell>
                <table:table-cell table:style-name="MailMergeTable2020-03-05T14_3a_29_3a_46Z16.B3" table:number-columns-spanned="6" office:value-type="string">
                  <text:p text:style-name="P3">a) Zur Vermeidung betriebsbedingter Umweltbelastungen im beruflichen Einwirkungsbereich beitragen, insbesondere mögliche Umweltbelastungen durch den Ausbildungsbetrieb und seinen Beitrag zum Umweltschutz an Beispielen erklären<text:line-break/>b) Zur Vermeidung betriebsbedingter Umweltbelastungen im beruflichen Einwirkungsbereich beitragen, insbesondere für den Ausbildungsbetrieb geltende Regelungen des Umweltschutzes anwenden<text:line-break/>c) Zur Vermeidung betriebsbedingter Umweltbelastungen im beruflichen Einwirkungsbereich beitragen, insbesondere Möglichkeiten der wirtschaftlichen und umweltschonenden Energie- und Materialverwendung nutzen<text:line-break/>d) Zur Vermeidung betriebsbedingter Umweltbelastungen im beruflichen Einwirkungsbereich beitragen, insbesondere Abfälle vermeiden; Stoffe und Materialien einer umweltschonenden Entsorgung zu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6.4">
                <table:table-cell table:style-name="MailMergeTable2020-03-05T14_3a_29_3a_46Z16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16.A3" office:value-type="string">
                  <text:p text:style-name="P8"/>
                </table:table-cell>
                <table:table-cell table:style-name="MailMergeTable2020-03-05T14_3a_29_3a_46Z16.A3" office:value-type="string">
                  <text:p text:style-name="P8"/>
                </table:table-cell>
                <table:table-cell table:style-name="MailMergeTable2020-03-05T14_3a_29_3a_46Z16.A3" office:value-type="string">
                  <text:p text:style-name="P8"/>
                </table:table-cell>
                <table:table-cell table:style-name="MailMergeTable2020-03-05T14_3a_29_3a_46Z16.A3" office:value-type="string">
                  <text:p text:style-name="P10">5. Mrz 20</text:p>
                </table:table-cell>
                <table:table-cell table:style-name="MailMergeTable2020-03-05T14_3a_29_3a_46Z16.G4" office:value-type="string">
                  <text:p text:style-name="P4">1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5" text:anchor-type="page" text:anchor-page-number="7" svg:x="14.349cm" svg:y="0.499cm" svg:width="13.85cm" svg:height="9.999cm" draw:z-index="14">
        <draw:text-box>
          <text:section text:style-name="Sect1" text:name="MailMergeSection2020-03-05T14:29:46Z16Bereich1" text:protected="true">
            <table:table table:name="MailMergeTable2020-03-05T14:29:46Z15" table:style-name="MailMergeTable2020-03-05T14_3a_29_3a_46Z15">
              <table:table-column table:style-name="MailMergeTable2020-03-05T14_3a_29_3a_46Z15.A"/>
              <table:table-column table:style-name="MailMergeTable2020-03-05T14_3a_29_3a_46Z15.B"/>
              <table:table-column table:style-name="MailMergeTable2020-03-05T14_3a_29_3a_46Z15.C" table:number-columns-repeated="2"/>
              <table:table-column table:style-name="MailMergeTable2020-03-05T14_3a_29_3a_46Z15.E"/>
              <table:table-column table:style-name="MailMergeTable2020-03-05T14_3a_29_3a_46Z15.C"/>
              <table:table-column table:style-name="MailMergeTable2020-03-05T14_3a_29_3a_46Z15.G"/>
              <table:table-row>
                <table:table-cell table:style-name="MailMergeTable2020-03-05T14_3a_29_3a_46Z15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15.A2" table:number-columns-spanned="7" office:value-type="string">
                  <text:p text:style-name="P2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5.3">
                <table:table-cell table:style-name="MailMergeTable2020-03-05T14_3a_29_3a_46Z15.A3" office:value-type="string">
                  <text:p text:style-name="P7"/>
                </table:table-cell>
                <table:table-cell table:style-name="MailMergeTable2020-03-05T14_3a_29_3a_46Z15.B3" table:number-columns-spanned="6" office:value-type="string">
                  <text:p text:style-name="P3">a) Zur Vermeidung betriebsbedingter Umweltbelastungen im beruflichen Einwirkungsbereich beitragen, insbesondere mögliche Umweltbelastungen durch den Ausbildungsbetrieb und seinen Beitrag zum Umweltschutz an Beispielen erklären<text:line-break/>b) Zur Vermeidung betriebsbedingter Umweltbelastungen im beruflichen Einwirkungsbereich beitragen, insbesondere für den Ausbildungsbetrieb geltende Regelungen des Umweltschutzes anwenden<text:line-break/>c) Zur Vermeidung betriebsbedingter Umweltbelastungen im beruflichen Einwirkungsbereich beitragen, insbesondere Möglichkeiten der wirtschaftlichen und umweltschonenden Energie- und Materialverwendung nutzen<text:line-break/>d) Zur Vermeidung betriebsbedingter Umweltbelastungen im beruflichen Einwirkungsbereich beitragen, insbesondere Abfälle vermeiden; Stoffe und Materialien einer umweltschonenden Entsorgung zu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5.4">
                <table:table-cell table:style-name="MailMergeTable2020-03-05T14_3a_29_3a_46Z15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15.A3" office:value-type="string">
                  <text:p text:style-name="P8"/>
                </table:table-cell>
                <table:table-cell table:style-name="MailMergeTable2020-03-05T14_3a_29_3a_46Z15.A3" office:value-type="string">
                  <text:p text:style-name="P8"/>
                </table:table-cell>
                <table:table-cell table:style-name="MailMergeTable2020-03-05T14_3a_29_3a_46Z15.A3" office:value-type="string">
                  <text:p text:style-name="P8"/>
                </table:table-cell>
                <table:table-cell table:style-name="MailMergeTable2020-03-05T14_3a_29_3a_46Z15.A3" office:value-type="string">
                  <text:p text:style-name="P10">5. Mrz 20</text:p>
                </table:table-cell>
                <table:table-cell table:style-name="MailMergeTable2020-03-05T14_3a_29_3a_46Z15.G4" office:value-type="string">
                  <text:p text:style-name="P4">1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4" text:anchor-type="page" text:anchor-page-number="7" svg:x="0.499cm" svg:y="10.5cm" svg:width="13.85cm" svg:height="9.999cm" draw:z-index="13">
        <draw:text-box>
          <text:section text:style-name="Sect1" text:name="MailMergeSection2020-03-05T14:29:46Z15Bereich2" text:protected="true">
            <table:table table:name="MailMergeTable2020-03-05T14:29:46Z14" table:style-name="MailMergeTable2020-03-05T14_3a_29_3a_46Z14">
              <table:table-column table:style-name="MailMergeTable2020-03-05T14_3a_29_3a_46Z14.A"/>
              <table:table-column table:style-name="MailMergeTable2020-03-05T14_3a_29_3a_46Z14.B"/>
              <table:table-column table:style-name="MailMergeTable2020-03-05T14_3a_29_3a_46Z14.C" table:number-columns-repeated="2"/>
              <table:table-column table:style-name="MailMergeTable2020-03-05T14_3a_29_3a_46Z14.E"/>
              <table:table-column table:style-name="MailMergeTable2020-03-05T14_3a_29_3a_46Z14.C"/>
              <table:table-column table:style-name="MailMergeTable2020-03-05T14_3a_29_3a_46Z14.G"/>
              <table:table-row>
                <table:table-cell table:style-name="MailMergeTable2020-03-05T14_3a_29_3a_46Z14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14.A2" table:number-columns-spanned="7" office:value-type="string">
                  <text:p text:style-name="P2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4.3">
                <table:table-cell table:style-name="MailMergeTable2020-03-05T14_3a_29_3a_46Z14.A3" office:value-type="string">
                  <text:p text:style-name="P7"/>
                </table:table-cell>
                <table:table-cell table:style-name="MailMergeTable2020-03-05T14_3a_29_3a_46Z14.B3" table:number-columns-spanned="6" office:value-type="string">
                  <text:p text:style-name="P3">a) Zur Vermeidung betriebsbedingter Umweltbelastungen im beruflichen Einwirkungsbereich beitragen, insbesondere mögliche Umweltbelastungen durch den Ausbildungsbetrieb und seinen Beitrag zum Umweltschutz an Beispielen erklären<text:line-break/>b) Zur Vermeidung betriebsbedingter Umweltbelastungen im beruflichen Einwirkungsbereich beitragen, insbesondere für den Ausbildungsbetrieb geltende Regelungen des Umweltschutzes anwenden<text:line-break/>c) Zur Vermeidung betriebsbedingter Umweltbelastungen im beruflichen Einwirkungsbereich beitragen, insbesondere Möglichkeiten der wirtschaftlichen und umweltschonenden Energie- und Materialverwendung nutzen<text:line-break/>d) Zur Vermeidung betriebsbedingter Umweltbelastungen im beruflichen Einwirkungsbereich beitragen, insbesondere Abfälle vermeiden; Stoffe und Materialien einer umweltschonenden Entsorgung zu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4.4">
                <table:table-cell table:style-name="MailMergeTable2020-03-05T14_3a_29_3a_46Z14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14.A3" office:value-type="string">
                  <text:p text:style-name="P8"/>
                </table:table-cell>
                <table:table-cell table:style-name="MailMergeTable2020-03-05T14_3a_29_3a_46Z14.A3" office:value-type="string">
                  <text:p text:style-name="P8"/>
                </table:table-cell>
                <table:table-cell table:style-name="MailMergeTable2020-03-05T14_3a_29_3a_46Z14.A3" office:value-type="string">
                  <text:p text:style-name="P8"/>
                </table:table-cell>
                <table:table-cell table:style-name="MailMergeTable2020-03-05T14_3a_29_3a_46Z14.A3" office:value-type="string">
                  <text:p text:style-name="P10">5. Mrz 20</text:p>
                </table:table-cell>
                <table:table-cell table:style-name="MailMergeTable2020-03-05T14_3a_29_3a_46Z14.G4" office:value-type="string">
                  <text:p text:style-name="P4">1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3" text:anchor-type="page" text:anchor-page-number="7" svg:x="14.349cm" svg:y="10.5cm" svg:width="13.85cm" svg:height="9.999cm" draw:z-index="12">
        <draw:text-box>
          <text:section text:style-name="Sect1" text:name="MailMergeSection2020-03-05T14:29:46Z14Bereich3" text:protected="true">
            <table:table table:name="MailMergeTable2020-03-05T14:29:46Z13" table:style-name="MailMergeTable2020-03-05T14_3a_29_3a_46Z13">
              <table:table-column table:style-name="MailMergeTable2020-03-05T14_3a_29_3a_46Z13.A"/>
              <table:table-column table:style-name="MailMergeTable2020-03-05T14_3a_29_3a_46Z13.B"/>
              <table:table-column table:style-name="MailMergeTable2020-03-05T14_3a_29_3a_46Z13.C" table:number-columns-repeated="2"/>
              <table:table-column table:style-name="MailMergeTable2020-03-05T14_3a_29_3a_46Z13.E"/>
              <table:table-column table:style-name="MailMergeTable2020-03-05T14_3a_29_3a_46Z13.C"/>
              <table:table-column table:style-name="MailMergeTable2020-03-05T14_3a_29_3a_46Z13.G"/>
              <table:table-row>
                <table:table-cell table:style-name="MailMergeTable2020-03-05T14_3a_29_3a_46Z13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13.A2" table:number-columns-spanned="7" office:value-type="string">
                  <text:p text:style-name="P2">Umweltschutz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3.3">
                <table:table-cell table:style-name="MailMergeTable2020-03-05T14_3a_29_3a_46Z13.A3" office:value-type="string">
                  <text:p text:style-name="P7"/>
                </table:table-cell>
                <table:table-cell table:style-name="MailMergeTable2020-03-05T14_3a_29_3a_46Z13.B3" table:number-columns-spanned="6" office:value-type="string">
                  <text:p text:style-name="P3">a) Zur Vermeidung betriebsbedingter Umweltbelastungen im beruflichen Einwirkungsbereich beitragen, insbesondere mögliche Umweltbelastungen durch den Ausbildungsbetrieb und seinen Beitrag zum Umweltschutz an Beispielen erklären<text:line-break/>b) Zur Vermeidung betriebsbedingter Umweltbelastungen im beruflichen Einwirkungsbereich beitragen, insbesondere für den Ausbildungsbetrieb geltende Regelungen des Umweltschutzes anwenden<text:line-break/>c) Zur Vermeidung betriebsbedingter Umweltbelastungen im beruflichen Einwirkungsbereich beitragen, insbesondere Möglichkeiten der wirtschaftlichen und umweltschonenden Energie- und Materialverwendung nutzen<text:line-break/>d) Zur Vermeidung betriebsbedingter Umweltbelastungen im beruflichen Einwirkungsbereich beitragen, insbesondere Abfälle vermeiden; Stoffe und Materialien einer umweltschonenden Entsorgung zuführ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3.4">
                <table:table-cell table:style-name="MailMergeTable2020-03-05T14_3a_29_3a_46Z13.A3" table:number-columns-spanned="2" office:value-type="string">
                  <text:p text:style-name="P9">Jahr 1,2,3</text:p>
                </table:table-cell>
                <table:covered-table-cell/>
                <table:table-cell table:style-name="MailMergeTable2020-03-05T14_3a_29_3a_46Z13.A3" office:value-type="string">
                  <text:p text:style-name="P8"/>
                </table:table-cell>
                <table:table-cell table:style-name="MailMergeTable2020-03-05T14_3a_29_3a_46Z13.A3" office:value-type="string">
                  <text:p text:style-name="P8"/>
                </table:table-cell>
                <table:table-cell table:style-name="MailMergeTable2020-03-05T14_3a_29_3a_46Z13.A3" office:value-type="string">
                  <text:p text:style-name="P8"/>
                </table:table-cell>
                <table:table-cell table:style-name="MailMergeTable2020-03-05T14_3a_29_3a_46Z13.A3" office:value-type="string">
                  <text:p text:style-name="P10">5. Mrz 20</text:p>
                </table:table-cell>
                <table:table-cell table:style-name="MailMergeTable2020-03-05T14_3a_29_3a_46Z13.G4" office:value-type="string">
                  <text:p text:style-name="P4">1.4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2" text:anchor-type="page" text:anchor-page-number="5" svg:x="0.499cm" svg:y="0.499cm" svg:width="13.85cm" svg:height="9.999cm" draw:z-index="11">
        <draw:text-box>
          <text:section text:style-name="Sect1" text:name="MailMergeSection2020-03-05T14:29:46Z13MasterLabel">
            <table:table table:name="MailMergeTable2020-03-05T14:29:46Z12" table:style-name="MailMergeTable2020-03-05T14_3a_29_3a_46Z12">
              <table:table-column table:style-name="MailMergeTable2020-03-05T14_3a_29_3a_46Z12.A"/>
              <table:table-column table:style-name="MailMergeTable2020-03-05T14_3a_29_3a_46Z12.B"/>
              <table:table-column table:style-name="MailMergeTable2020-03-05T14_3a_29_3a_46Z12.C" table:number-columns-repeated="2"/>
              <table:table-column table:style-name="MailMergeTable2020-03-05T14_3a_29_3a_46Z12.E"/>
              <table:table-column table:style-name="MailMergeTable2020-03-05T14_3a_29_3a_46Z12.C"/>
              <table:table-column table:style-name="MailMergeTable2020-03-05T14_3a_29_3a_46Z12.G"/>
              <table:table-row>
                <table:table-cell table:style-name="MailMergeTable2020-03-05T14_3a_29_3a_46Z12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12.A2" table:number-columns-spanned="7" office:value-type="string">
                  <text:p text:style-name="P2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2.3">
                <table:table-cell table:style-name="MailMergeTable2020-03-05T14_3a_29_3a_46Z12.A3" office:value-type="string">
                  <text:p text:style-name="P7"/>
                </table:table-cell>
                <table:table-cell table:style-name="MailMergeTable2020-03-05T14_3a_29_3a_46Z12.B3" table:number-columns-spanned="6" office:value-type="string">
                  <text:p text:style-name="P3">a) Gefährdung von Sicherheit und Gesundheit am Arbeitsplatz feststellen und Maßnahmen zu ihrer Vermeidung ergreifen<text:line-break/>b) berufsbezogene Arbeitsschutz- und Unfallverhütungsvorschriften anwenden<text:line-break/>c) Verhaltensweisen bei Unfällen beschreiben sowie erste Maßnahmen einleiten<text:line-break/>d) Vorschriften des vorbeugenden Brandschutzes anwenden; Verhaltensweisen bei Bränden beschreiben und Maßnahmen zur Brandbekämpfung ergrei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2.4">
                <table:table-cell table:style-name="MailMergeTable2020-03-05T14_3a_29_3a_46Z12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12.A3" office:value-type="string">
                  <text:p text:style-name="P8"/>
                </table:table-cell>
                <table:table-cell table:style-name="MailMergeTable2020-03-05T14_3a_29_3a_46Z12.A3" office:value-type="string">
                  <text:p text:style-name="P8"/>
                </table:table-cell>
                <table:table-cell table:style-name="MailMergeTable2020-03-05T14_3a_29_3a_46Z12.A3" office:value-type="string">
                  <text:p text:style-name="P8"/>
                </table:table-cell>
                <table:table-cell table:style-name="MailMergeTable2020-03-05T14_3a_29_3a_46Z12.A3" office:value-type="string">
                  <text:p text:style-name="P10">5. Mrz 20</text:p>
                </table:table-cell>
                <table:table-cell table:style-name="MailMergeTable2020-03-05T14_3a_29_3a_46Z12.G4" office:value-type="string">
                  <text:p text:style-name="P4">1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1" text:anchor-type="page" text:anchor-page-number="5" svg:x="14.349cm" svg:y="0.499cm" svg:width="13.85cm" svg:height="9.999cm" draw:z-index="10">
        <draw:text-box>
          <text:section text:style-name="Sect1" text:name="MailMergeSection2020-03-05T14:29:46Z12Bereich1" text:protected="true">
            <table:table table:name="MailMergeTable2020-03-05T14:29:46Z11" table:style-name="MailMergeTable2020-03-05T14_3a_29_3a_46Z11">
              <table:table-column table:style-name="MailMergeTable2020-03-05T14_3a_29_3a_46Z11.A"/>
              <table:table-column table:style-name="MailMergeTable2020-03-05T14_3a_29_3a_46Z11.B"/>
              <table:table-column table:style-name="MailMergeTable2020-03-05T14_3a_29_3a_46Z11.C" table:number-columns-repeated="2"/>
              <table:table-column table:style-name="MailMergeTable2020-03-05T14_3a_29_3a_46Z11.E"/>
              <table:table-column table:style-name="MailMergeTable2020-03-05T14_3a_29_3a_46Z11.C"/>
              <table:table-column table:style-name="MailMergeTable2020-03-05T14_3a_29_3a_46Z11.G"/>
              <table:table-row>
                <table:table-cell table:style-name="MailMergeTable2020-03-05T14_3a_29_3a_46Z11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11.A2" table:number-columns-spanned="7" office:value-type="string">
                  <text:p text:style-name="P2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1.3">
                <table:table-cell table:style-name="MailMergeTable2020-03-05T14_3a_29_3a_46Z11.A3" office:value-type="string">
                  <text:p text:style-name="P7"/>
                </table:table-cell>
                <table:table-cell table:style-name="MailMergeTable2020-03-05T14_3a_29_3a_46Z11.B3" table:number-columns-spanned="6" office:value-type="string">
                  <text:p text:style-name="P3">a) Gefährdung von Sicherheit und Gesundheit am Arbeitsplatz feststellen und Maßnahmen zu ihrer Vermeidung ergreifen<text:line-break/>b) berufsbezogene Arbeitsschutz- und Unfallverhütungsvorschriften anwenden<text:line-break/>c) Verhaltensweisen bei Unfällen beschreiben sowie erste Maßnahmen einleiten<text:line-break/>d) Vorschriften des vorbeugenden Brandschutzes anwenden; Verhaltensweisen bei Bränden beschreiben und Maßnahmen zur Brandbekämpfung ergrei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1.4">
                <table:table-cell table:style-name="MailMergeTable2020-03-05T14_3a_29_3a_46Z11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11.A3" office:value-type="string">
                  <text:p text:style-name="P8"/>
                </table:table-cell>
                <table:table-cell table:style-name="MailMergeTable2020-03-05T14_3a_29_3a_46Z11.A3" office:value-type="string">
                  <text:p text:style-name="P8"/>
                </table:table-cell>
                <table:table-cell table:style-name="MailMergeTable2020-03-05T14_3a_29_3a_46Z11.A3" office:value-type="string">
                  <text:p text:style-name="P8"/>
                </table:table-cell>
                <table:table-cell table:style-name="MailMergeTable2020-03-05T14_3a_29_3a_46Z11.A3" office:value-type="string">
                  <text:p text:style-name="P10">5. Mrz 20</text:p>
                </table:table-cell>
                <table:table-cell table:style-name="MailMergeTable2020-03-05T14_3a_29_3a_46Z11.G4" office:value-type="string">
                  <text:p text:style-name="P4">1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0" text:anchor-type="page" text:anchor-page-number="5" svg:x="0.499cm" svg:y="10.5cm" svg:width="13.85cm" svg:height="9.999cm" draw:z-index="9">
        <draw:text-box>
          <text:section text:style-name="Sect1" text:name="MailMergeSection2020-03-05T14:29:46Z11Bereich2" text:protected="true">
            <table:table table:name="MailMergeTable2020-03-05T14:29:46Z10" table:style-name="MailMergeTable2020-03-05T14_3a_29_3a_46Z10">
              <table:table-column table:style-name="MailMergeTable2020-03-05T14_3a_29_3a_46Z10.A"/>
              <table:table-column table:style-name="MailMergeTable2020-03-05T14_3a_29_3a_46Z10.B"/>
              <table:table-column table:style-name="MailMergeTable2020-03-05T14_3a_29_3a_46Z10.C" table:number-columns-repeated="2"/>
              <table:table-column table:style-name="MailMergeTable2020-03-05T14_3a_29_3a_46Z10.E"/>
              <table:table-column table:style-name="MailMergeTable2020-03-05T14_3a_29_3a_46Z10.C"/>
              <table:table-column table:style-name="MailMergeTable2020-03-05T14_3a_29_3a_46Z10.G"/>
              <table:table-row>
                <table:table-cell table:style-name="MailMergeTable2020-03-05T14_3a_29_3a_46Z10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10.A2" table:number-columns-spanned="7" office:value-type="string">
                  <text:p text:style-name="P2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0.3">
                <table:table-cell table:style-name="MailMergeTable2020-03-05T14_3a_29_3a_46Z10.A3" office:value-type="string">
                  <text:p text:style-name="P7"/>
                </table:table-cell>
                <table:table-cell table:style-name="MailMergeTable2020-03-05T14_3a_29_3a_46Z10.B3" table:number-columns-spanned="6" office:value-type="string">
                  <text:p text:style-name="P3">a) Gefährdung von Sicherheit und Gesundheit am Arbeitsplatz feststellen und Maßnahmen zu ihrer Vermeidung ergreifen<text:line-break/>b) berufsbezogene Arbeitsschutz- und Unfallverhütungsvorschriften anwenden<text:line-break/>c) Verhaltensweisen bei Unfällen beschreiben sowie erste Maßnahmen einleiten<text:line-break/>d) Vorschriften des vorbeugenden Brandschutzes anwenden; Verhaltensweisen bei Bränden beschreiben und Maßnahmen zur Brandbekämpfung ergrei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10.4">
                <table:table-cell table:style-name="MailMergeTable2020-03-05T14_3a_29_3a_46Z10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10.A3" office:value-type="string">
                  <text:p text:style-name="P8"/>
                </table:table-cell>
                <table:table-cell table:style-name="MailMergeTable2020-03-05T14_3a_29_3a_46Z10.A3" office:value-type="string">
                  <text:p text:style-name="P8"/>
                </table:table-cell>
                <table:table-cell table:style-name="MailMergeTable2020-03-05T14_3a_29_3a_46Z10.A3" office:value-type="string">
                  <text:p text:style-name="P8"/>
                </table:table-cell>
                <table:table-cell table:style-name="MailMergeTable2020-03-05T14_3a_29_3a_46Z10.A3" office:value-type="string">
                  <text:p text:style-name="P10">5. Mrz 20</text:p>
                </table:table-cell>
                <table:table-cell table:style-name="MailMergeTable2020-03-05T14_3a_29_3a_46Z10.G4" office:value-type="string">
                  <text:p text:style-name="P4">1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9" text:anchor-type="page" text:anchor-page-number="5" svg:x="14.349cm" svg:y="10.5cm" svg:width="13.85cm" svg:height="9.999cm" draw:z-index="8">
        <draw:text-box>
          <text:section text:style-name="Sect1" text:name="MailMergeSection2020-03-05T14:29:46Z10Bereich3" text:protected="true">
            <table:table table:name="MailMergeTable2020-03-05T14:29:46Z9" table:style-name="MailMergeTable2020-03-05T14_3a_29_3a_46Z9">
              <table:table-column table:style-name="MailMergeTable2020-03-05T14_3a_29_3a_46Z9.A"/>
              <table:table-column table:style-name="MailMergeTable2020-03-05T14_3a_29_3a_46Z9.B"/>
              <table:table-column table:style-name="MailMergeTable2020-03-05T14_3a_29_3a_46Z9.C" table:number-columns-repeated="2"/>
              <table:table-column table:style-name="MailMergeTable2020-03-05T14_3a_29_3a_46Z9.E"/>
              <table:table-column table:style-name="MailMergeTable2020-03-05T14_3a_29_3a_46Z9.C"/>
              <table:table-column table:style-name="MailMergeTable2020-03-05T14_3a_29_3a_46Z9.G"/>
              <table:table-row>
                <table:table-cell table:style-name="MailMergeTable2020-03-05T14_3a_29_3a_46Z9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9.A2" table:number-columns-spanned="7" office:value-type="string">
                  <text:p text:style-name="P2">Sicherheit und Gesundheitsschutz bei der Arbei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9.3">
                <table:table-cell table:style-name="MailMergeTable2020-03-05T14_3a_29_3a_46Z9.A3" office:value-type="string">
                  <text:p text:style-name="P7"/>
                </table:table-cell>
                <table:table-cell table:style-name="MailMergeTable2020-03-05T14_3a_29_3a_46Z9.B3" table:number-columns-spanned="6" office:value-type="string">
                  <text:p text:style-name="P3">a) Gefährdung von Sicherheit und Gesundheit am Arbeitsplatz feststellen und Maßnahmen zu ihrer Vermeidung ergreifen<text:line-break/>b) berufsbezogene Arbeitsschutz- und Unfallverhütungsvorschriften anwenden<text:line-break/>c) Verhaltensweisen bei Unfällen beschreiben sowie erste Maßnahmen einleiten<text:line-break/>d) Vorschriften des vorbeugenden Brandschutzes anwenden; Verhaltensweisen bei Bränden beschreiben und Maßnahmen zur Brandbekämpfung ergreif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9.4">
                <table:table-cell table:style-name="MailMergeTable2020-03-05T14_3a_29_3a_46Z9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9.A3" office:value-type="string">
                  <text:p text:style-name="P8"/>
                </table:table-cell>
                <table:table-cell table:style-name="MailMergeTable2020-03-05T14_3a_29_3a_46Z9.A3" office:value-type="string">
                  <text:p text:style-name="P8"/>
                </table:table-cell>
                <table:table-cell table:style-name="MailMergeTable2020-03-05T14_3a_29_3a_46Z9.A3" office:value-type="string">
                  <text:p text:style-name="P8"/>
                </table:table-cell>
                <table:table-cell table:style-name="MailMergeTable2020-03-05T14_3a_29_3a_46Z9.A3" office:value-type="string">
                  <text:p text:style-name="P10">5. Mrz 20</text:p>
                </table:table-cell>
                <table:table-cell table:style-name="MailMergeTable2020-03-05T14_3a_29_3a_46Z9.G4" office:value-type="string">
                  <text:p text:style-name="P4">1.3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8" text:anchor-type="page" text:anchor-page-number="3" svg:x="0.499cm" svg:y="0.499cm" svg:width="13.85cm" svg:height="9.999cm" draw:z-index="7">
        <draw:text-box>
          <text:section text:style-name="Sect1" text:name="MailMergeSection2020-03-05T14:29:46Z9MasterLabel">
            <table:table table:name="MailMergeTable2020-03-05T14:29:46Z8" table:style-name="MailMergeTable2020-03-05T14_3a_29_3a_46Z8">
              <table:table-column table:style-name="MailMergeTable2020-03-05T14_3a_29_3a_46Z8.A"/>
              <table:table-column table:style-name="MailMergeTable2020-03-05T14_3a_29_3a_46Z8.B"/>
              <table:table-column table:style-name="MailMergeTable2020-03-05T14_3a_29_3a_46Z8.C" table:number-columns-repeated="2"/>
              <table:table-column table:style-name="MailMergeTable2020-03-05T14_3a_29_3a_46Z8.E"/>
              <table:table-column table:style-name="MailMergeTable2020-03-05T14_3a_29_3a_46Z8.C"/>
              <table:table-column table:style-name="MailMergeTable2020-03-05T14_3a_29_3a_46Z8.G"/>
              <table:table-row>
                <table:table-cell table:style-name="MailMergeTable2020-03-05T14_3a_29_3a_46Z8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8.A2" table:number-columns-spanned="7" office:value-type="string">
                  <text:p text:style-name="P2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8.3">
                <table:table-cell table:style-name="MailMergeTable2020-03-05T14_3a_29_3a_46Z8.A3" office:value-type="string">
                  <text:p text:style-name="P7"/>
                </table:table-cell>
                <table:table-cell table:style-name="MailMergeTable2020-03-05T14_3a_29_3a_46Z8.B3" table:number-columns-spanned="6" office:value-type="string">
                  <text:p text:style-name="P3">a) rechtliche Vorschriften zur Berufsausbildung erläutern, Rechte und Pflichten aus dem Ausbildungsverhältnis erklären<text:line-break/>b) die Ausbildungsordnung mit dem betrieblichen Ausbildungsplan vergleichen<text:line-break/>c) die Notwendigkeit weiterer beruflicher Qualifizierung begründen<text:line-break/>d) berufliche Fortbildungsmöglichkeiten beschreiben und Aufstiegsmöglichkeiten nennen<text:line-break/>e) wesentliche Bestimmungen des Arbeits- und Tarifrechtes beschreiben und ihre Bedeutung für das Arbeitsverhältnis erklären<text:line-break/>f) eigene Entgeltabrechnung erläutern<text:line-break/>g) Grundlagen, Aufgaben und Arbeitsweise der betriebsverfassungsrechtlichen oder personalvertretungsrechtlichen Organe des ausbildenden Betriebes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8.4">
                <table:table-cell table:style-name="MailMergeTable2020-03-05T14_3a_29_3a_46Z8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8.A3" office:value-type="string">
                  <text:p text:style-name="P8"/>
                </table:table-cell>
                <table:table-cell table:style-name="MailMergeTable2020-03-05T14_3a_29_3a_46Z8.A3" office:value-type="string">
                  <text:p text:style-name="P8"/>
                </table:table-cell>
                <table:table-cell table:style-name="MailMergeTable2020-03-05T14_3a_29_3a_46Z8.A3" office:value-type="string">
                  <text:p text:style-name="P8"/>
                </table:table-cell>
                <table:table-cell table:style-name="MailMergeTable2020-03-05T14_3a_29_3a_46Z8.A3" office:value-type="string">
                  <text:p text:style-name="P10">5. Mrz 20</text:p>
                </table:table-cell>
                <table:table-cell table:style-name="MailMergeTable2020-03-05T14_3a_29_3a_46Z8.G4" office:value-type="string">
                  <text:p text:style-name="P4">1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7" text:anchor-type="page" text:anchor-page-number="3" svg:x="14.349cm" svg:y="0.499cm" svg:width="13.85cm" svg:height="9.999cm" draw:z-index="6">
        <draw:text-box>
          <text:section text:style-name="Sect1" text:name="MailMergeSection2020-03-05T14:29:46Z8Bereich1" text:protected="true">
            <table:table table:name="MailMergeTable2020-03-05T14:29:46Z7" table:style-name="MailMergeTable2020-03-05T14_3a_29_3a_46Z7">
              <table:table-column table:style-name="MailMergeTable2020-03-05T14_3a_29_3a_46Z7.A"/>
              <table:table-column table:style-name="MailMergeTable2020-03-05T14_3a_29_3a_46Z7.B"/>
              <table:table-column table:style-name="MailMergeTable2020-03-05T14_3a_29_3a_46Z7.C" table:number-columns-repeated="2"/>
              <table:table-column table:style-name="MailMergeTable2020-03-05T14_3a_29_3a_46Z7.E"/>
              <table:table-column table:style-name="MailMergeTable2020-03-05T14_3a_29_3a_46Z7.C"/>
              <table:table-column table:style-name="MailMergeTable2020-03-05T14_3a_29_3a_46Z7.G"/>
              <table:table-row>
                <table:table-cell table:style-name="MailMergeTable2020-03-05T14_3a_29_3a_46Z7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7.A2" table:number-columns-spanned="7" office:value-type="string">
                  <text:p text:style-name="P2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7.3">
                <table:table-cell table:style-name="MailMergeTable2020-03-05T14_3a_29_3a_46Z7.A3" office:value-type="string">
                  <text:p text:style-name="P7"/>
                </table:table-cell>
                <table:table-cell table:style-name="MailMergeTable2020-03-05T14_3a_29_3a_46Z7.B3" table:number-columns-spanned="6" office:value-type="string">
                  <text:p text:style-name="P3">a) rechtliche Vorschriften zur Berufsausbildung erläutern, Rechte und Pflichten aus dem Ausbildungsverhältnis erklären<text:line-break/>b) die Ausbildungsordnung mit dem betrieblichen Ausbildungsplan vergleichen<text:line-break/>c) die Notwendigkeit weiterer beruflicher Qualifizierung begründen<text:line-break/>d) berufliche Fortbildungsmöglichkeiten beschreiben und Aufstiegsmöglichkeiten nennen<text:line-break/>e) wesentliche Bestimmungen des Arbeits- und Tarifrechtes beschreiben und ihre Bedeutung für das Arbeitsverhältnis erklären<text:line-break/>f) eigene Entgeltabrechnung erläutern<text:line-break/>g) Grundlagen, Aufgaben und Arbeitsweise der betriebsverfassungsrechtlichen oder personalvertretungsrechtlichen Organe des ausbildenden Betriebes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7.4">
                <table:table-cell table:style-name="MailMergeTable2020-03-05T14_3a_29_3a_46Z7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7.A3" office:value-type="string">
                  <text:p text:style-name="P8"/>
                </table:table-cell>
                <table:table-cell table:style-name="MailMergeTable2020-03-05T14_3a_29_3a_46Z7.A3" office:value-type="string">
                  <text:p text:style-name="P8"/>
                </table:table-cell>
                <table:table-cell table:style-name="MailMergeTable2020-03-05T14_3a_29_3a_46Z7.A3" office:value-type="string">
                  <text:p text:style-name="P8"/>
                </table:table-cell>
                <table:table-cell table:style-name="MailMergeTable2020-03-05T14_3a_29_3a_46Z7.A3" office:value-type="string">
                  <text:p text:style-name="P10">5. Mrz 20</text:p>
                </table:table-cell>
                <table:table-cell table:style-name="MailMergeTable2020-03-05T14_3a_29_3a_46Z7.G4" office:value-type="string">
                  <text:p text:style-name="P4">1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6" text:anchor-type="page" text:anchor-page-number="3" svg:x="0.499cm" svg:y="10.5cm" svg:width="13.85cm" svg:height="9.999cm" draw:z-index="5">
        <draw:text-box>
          <text:section text:style-name="Sect1" text:name="MailMergeSection2020-03-05T14:29:46Z7Bereich2" text:protected="true">
            <table:table table:name="MailMergeTable2020-03-05T14:29:46Z6" table:style-name="MailMergeTable2020-03-05T14_3a_29_3a_46Z6">
              <table:table-column table:style-name="MailMergeTable2020-03-05T14_3a_29_3a_46Z6.A"/>
              <table:table-column table:style-name="MailMergeTable2020-03-05T14_3a_29_3a_46Z6.B"/>
              <table:table-column table:style-name="MailMergeTable2020-03-05T14_3a_29_3a_46Z6.C" table:number-columns-repeated="2"/>
              <table:table-column table:style-name="MailMergeTable2020-03-05T14_3a_29_3a_46Z6.E"/>
              <table:table-column table:style-name="MailMergeTable2020-03-05T14_3a_29_3a_46Z6.C"/>
              <table:table-column table:style-name="MailMergeTable2020-03-05T14_3a_29_3a_46Z6.G"/>
              <table:table-row>
                <table:table-cell table:style-name="MailMergeTable2020-03-05T14_3a_29_3a_46Z6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6.A2" table:number-columns-spanned="7" office:value-type="string">
                  <text:p text:style-name="P2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6.3">
                <table:table-cell table:style-name="MailMergeTable2020-03-05T14_3a_29_3a_46Z6.A3" office:value-type="string">
                  <text:p text:style-name="P7"/>
                </table:table-cell>
                <table:table-cell table:style-name="MailMergeTable2020-03-05T14_3a_29_3a_46Z6.B3" table:number-columns-spanned="6" office:value-type="string">
                  <text:p text:style-name="P3">a) rechtliche Vorschriften zur Berufsausbildung erläutern, Rechte und Pflichten aus dem Ausbildungsverhältnis erklären<text:line-break/>b) die Ausbildungsordnung mit dem betrieblichen Ausbildungsplan vergleichen<text:line-break/>c) die Notwendigkeit weiterer beruflicher Qualifizierung begründen<text:line-break/>d) berufliche Fortbildungsmöglichkeiten beschreiben und Aufstiegsmöglichkeiten nennen<text:line-break/>e) wesentliche Bestimmungen des Arbeits- und Tarifrechtes beschreiben und ihre Bedeutung für das Arbeitsverhältnis erklären<text:line-break/>f) eigene Entgeltabrechnung erläutern<text:line-break/>g) Grundlagen, Aufgaben und Arbeitsweise der betriebsverfassungsrechtlichen oder personalvertretungsrechtlichen Organe des ausbildenden Betriebes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6.4">
                <table:table-cell table:style-name="MailMergeTable2020-03-05T14_3a_29_3a_46Z6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6.A3" office:value-type="string">
                  <text:p text:style-name="P8"/>
                </table:table-cell>
                <table:table-cell table:style-name="MailMergeTable2020-03-05T14_3a_29_3a_46Z6.A3" office:value-type="string">
                  <text:p text:style-name="P8"/>
                </table:table-cell>
                <table:table-cell table:style-name="MailMergeTable2020-03-05T14_3a_29_3a_46Z6.A3" office:value-type="string">
                  <text:p text:style-name="P8"/>
                </table:table-cell>
                <table:table-cell table:style-name="MailMergeTable2020-03-05T14_3a_29_3a_46Z6.A3" office:value-type="string">
                  <text:p text:style-name="P10">5. Mrz 20</text:p>
                </table:table-cell>
                <table:table-cell table:style-name="MailMergeTable2020-03-05T14_3a_29_3a_46Z6.G4" office:value-type="string">
                  <text:p text:style-name="P4">1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5" text:anchor-type="page" text:anchor-page-number="3" svg:x="14.349cm" svg:y="10.5cm" svg:width="13.85cm" svg:height="9.999cm" draw:z-index="4">
        <draw:text-box>
          <text:section text:style-name="Sect1" text:name="MailMergeSection2020-03-05T14:29:46Z6Bereich3" text:protected="true">
            <table:table table:name="MailMergeTable2020-03-05T14:29:46Z5" table:style-name="MailMergeTable2020-03-05T14_3a_29_3a_46Z5">
              <table:table-column table:style-name="MailMergeTable2020-03-05T14_3a_29_3a_46Z5.A"/>
              <table:table-column table:style-name="MailMergeTable2020-03-05T14_3a_29_3a_46Z5.B"/>
              <table:table-column table:style-name="MailMergeTable2020-03-05T14_3a_29_3a_46Z5.C" table:number-columns-repeated="2"/>
              <table:table-column table:style-name="MailMergeTable2020-03-05T14_3a_29_3a_46Z5.E"/>
              <table:table-column table:style-name="MailMergeTable2020-03-05T14_3a_29_3a_46Z5.C"/>
              <table:table-column table:style-name="MailMergeTable2020-03-05T14_3a_29_3a_46Z5.G"/>
              <table:table-row>
                <table:table-cell table:style-name="MailMergeTable2020-03-05T14_3a_29_3a_46Z5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MailMergeTable2020-03-05T14_3a_29_3a_46Z5.A2" table:number-columns-spanned="7" office:value-type="string">
                  <text:p text:style-name="P2">Berufsbildung, Arbeits- und Tarifrech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.3">
                <table:table-cell table:style-name="MailMergeTable2020-03-05T14_3a_29_3a_46Z5.A3" office:value-type="string">
                  <text:p text:style-name="P7"/>
                </table:table-cell>
                <table:table-cell table:style-name="MailMergeTable2020-03-05T14_3a_29_3a_46Z5.B3" table:number-columns-spanned="6" office:value-type="string">
                  <text:p text:style-name="P3">a) rechtliche Vorschriften zur Berufsausbildung erläutern, Rechte und Pflichten aus dem Ausbildungsverhältnis erklären<text:line-break/>b) die Ausbildungsordnung mit dem betrieblichen Ausbildungsplan vergleichen<text:line-break/>c) die Notwendigkeit weiterer beruflicher Qualifizierung begründen<text:line-break/>d) berufliche Fortbildungsmöglichkeiten beschreiben und Aufstiegsmöglichkeiten nennen<text:line-break/>e) wesentliche Bestimmungen des Arbeits- und Tarifrechtes beschreiben und ihre Bedeutung für das Arbeitsverhältnis erklären<text:line-break/>f) eigene Entgeltabrechnung erläutern<text:line-break/>g) Grundlagen, Aufgaben und Arbeitsweise der betriebsverfassungsrechtlichen oder personalvertretungsrechtlichen Organe des ausbildenden Betriebes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MailMergeTable2020-03-05T14_3a_29_3a_46Z5.4">
                <table:table-cell table:style-name="MailMergeTable2020-03-05T14_3a_29_3a_46Z5.A3" table:number-columns-spanned="2" office:value-type="string">
                  <text:p text:style-name="P9">Jahr 1,3</text:p>
                </table:table-cell>
                <table:covered-table-cell/>
                <table:table-cell table:style-name="MailMergeTable2020-03-05T14_3a_29_3a_46Z5.A3" office:value-type="string">
                  <text:p text:style-name="P8"/>
                </table:table-cell>
                <table:table-cell table:style-name="MailMergeTable2020-03-05T14_3a_29_3a_46Z5.A3" office:value-type="string">
                  <text:p text:style-name="P8"/>
                </table:table-cell>
                <table:table-cell table:style-name="MailMergeTable2020-03-05T14_3a_29_3a_46Z5.A3" office:value-type="string">
                  <text:p text:style-name="P8"/>
                </table:table-cell>
                <table:table-cell table:style-name="MailMergeTable2020-03-05T14_3a_29_3a_46Z5.A3" office:value-type="string">
                  <text:p text:style-name="P10">5. Mrz 20</text:p>
                </table:table-cell>
                <table:table-cell table:style-name="MailMergeTable2020-03-05T14_3a_29_3a_46Z5.G4" office:value-type="string">
                  <text:p text:style-name="P4">1.2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4" text:anchor-type="page" text:anchor-page-number="1" svg:x="0.499cm" svg:y="0.499cm" svg:width="13.85cm" svg:height="9.999cm" draw:z-index="3">
        <draw:text-box>
          <text:section text:style-name="Sect1" text:name="MailMergeSection2020-03-05T14:29:46Z5MasterLabel">
            <table:table table:name="Tabelle1" table:style-name="Tabelle1">
              <table:table-column table:style-name="Tabelle1.A"/>
              <table:table-column table:style-name="Tabelle1.B"/>
              <table:table-column table:style-name="Tabelle1.C" table:number-columns-repeated="2"/>
              <table:table-column table:style-name="Tabelle1.E"/>
              <table:table-column table:style-name="Tabelle1.C"/>
              <table:table-column table:style-name="Tabelle1.G"/>
              <table:table-row>
                <table:table-cell table:style-name="Tabelle1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1.A2" table:number-columns-spanned="7" office:value-type="string">
                  <text:p text:style-name="P2">Stellung, Rechtsform und Struktu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3">
                <table:table-cell table:style-name="Tabelle1.A3" office:value-type="string">
                  <text:p text:style-name="P7"/>
                </table:table-cell>
                <table:table-cell table:style-name="Tabelle1.B3" table:number-columns-spanned="6" office:value-type="string">
                  <text:p text:style-name="P3">a) Aufgaben und Stellung des Ausbildungsbetriebes im gesamtwirtschaftlichen Zusammenhang beschreiben<text:line-break/>b) Aufbau des ausbildenden Betriebes erläutern<text:line-break/>c) Art und Rechtsform des Betriebes erläutern<text:line-break/>d) die Zusammenarbeit des Ausbildungsbetriebes mit Wirtschaftsorganisationen, Verbänden, Behörden und Gewerkschaften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1.4">
                <table:table-cell table:style-name="Tabelle1.A3" table:number-columns-spanned="2" office:value-type="string">
                  <text:p text:style-name="P9">Jahr 1</text:p>
                </table:table-cell>
                <table:covered-table-cell/>
                <table:table-cell table:style-name="Tabelle1.A3" office:value-type="string">
                  <text:p text:style-name="P8"/>
                </table:table-cell>
                <table:table-cell table:style-name="Tabelle1.A3" office:value-type="string">
                  <text:p text:style-name="P8"/>
                </table:table-cell>
                <table:table-cell table:style-name="Tabelle1.A3" office:value-type="string">
                  <text:p text:style-name="P8"/>
                </table:table-cell>
                <table:table-cell table:style-name="Tabelle1.A3" office:value-type="string">
                  <text:p text:style-name="P10">5. Mrz 20</text:p>
                </table:table-cell>
                <table:table-cell table:style-name="Tabelle1.G4" office:value-type="string">
                  <text:p text:style-name="P4">1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3" text:anchor-type="page" text:anchor-page-number="1" svg:x="14.349cm" svg:y="0.499cm" svg:width="13.85cm" svg:height="9.999cm" draw:z-index="2">
        <draw:text-box>
          <text:section text:style-name="Sect1" text:name="MailMergeSection2020-03-05T14:29:46Z4Bereich1" text:protected="true">
            <table:table table:name="Tabelle2" table:style-name="Tabelle2">
              <table:table-column table:style-name="Tabelle2.A"/>
              <table:table-column table:style-name="Tabelle2.B"/>
              <table:table-column table:style-name="Tabelle2.C" table:number-columns-repeated="2"/>
              <table:table-column table:style-name="Tabelle2.E"/>
              <table:table-column table:style-name="Tabelle2.C"/>
              <table:table-column table:style-name="Tabelle2.G"/>
              <table:table-row>
                <table:table-cell table:style-name="Tabelle2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2.A2" table:number-columns-spanned="7" office:value-type="string">
                  <text:p text:style-name="P2">Stellung, Rechtsform und Struktu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3">
                <table:table-cell table:style-name="Tabelle2.A3" office:value-type="string">
                  <text:p text:style-name="P7"/>
                </table:table-cell>
                <table:table-cell table:style-name="Tabelle2.B3" table:number-columns-spanned="6" office:value-type="string">
                  <text:p text:style-name="P3">a) Aufgaben und Stellung des Ausbildungsbetriebes im gesamtwirtschaftlichen Zusammenhang beschreiben<text:line-break/>b) Aufbau des ausbildenden Betriebes erläutern<text:line-break/>c) Art und Rechtsform des Betriebes erläutern<text:line-break/>d) die Zusammenarbeit des Ausbildungsbetriebes mit Wirtschaftsorganisationen, Verbänden, Behörden und Gewerkschaften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2.4">
                <table:table-cell table:style-name="Tabelle2.A3" table:number-columns-spanned="2" office:value-type="string">
                  <text:p text:style-name="P9">Jahr 1</text:p>
                </table:table-cell>
                <table:covered-table-cell/>
                <table:table-cell table:style-name="Tabelle2.A3" office:value-type="string">
                  <text:p text:style-name="P8"/>
                </table:table-cell>
                <table:table-cell table:style-name="Tabelle2.A3" office:value-type="string">
                  <text:p text:style-name="P8"/>
                </table:table-cell>
                <table:table-cell table:style-name="Tabelle2.A3" office:value-type="string">
                  <text:p text:style-name="P8"/>
                </table:table-cell>
                <table:table-cell table:style-name="Tabelle2.A3" office:value-type="string">
                  <text:p text:style-name="P10">5. Mrz 20</text:p>
                </table:table-cell>
                <table:table-cell table:style-name="Tabelle2.G4" office:value-type="string">
                  <text:p text:style-name="P4">1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2" text:anchor-type="page" text:anchor-page-number="1" svg:x="0.499cm" svg:y="10.5cm" svg:width="13.85cm" svg:height="9.999cm" draw:z-index="1">
        <draw:text-box>
          <text:section text:style-name="Sect1" text:name="MailMergeSection2020-03-05T14:29:46Z3Bereich2" text:protected="true">
            <table:table table:name="Tabelle3" table:style-name="Tabelle3">
              <table:table-column table:style-name="Tabelle3.A"/>
              <table:table-column table:style-name="Tabelle3.B"/>
              <table:table-column table:style-name="Tabelle3.C" table:number-columns-repeated="2"/>
              <table:table-column table:style-name="Tabelle3.E"/>
              <table:table-column table:style-name="Tabelle3.C"/>
              <table:table-column table:style-name="Tabelle3.G"/>
              <table:table-row>
                <table:table-cell table:style-name="Tabelle3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3.A2" table:number-columns-spanned="7" office:value-type="string">
                  <text:p text:style-name="P2">Stellung, Rechtsform und Struktu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3">
                <table:table-cell table:style-name="Tabelle3.A3" office:value-type="string">
                  <text:p text:style-name="P7"/>
                </table:table-cell>
                <table:table-cell table:style-name="Tabelle3.B3" table:number-columns-spanned="6" office:value-type="string">
                  <text:p text:style-name="P3">a) Aufgaben und Stellung des Ausbildungsbetriebes im gesamtwirtschaftlichen Zusammenhang beschreiben<text:line-break/>b) Aufbau des ausbildenden Betriebes erläutern<text:line-break/>c) Art und Rechtsform des Betriebes erläutern<text:line-break/>d) die Zusammenarbeit des Ausbildungsbetriebes mit Wirtschaftsorganisationen, Verbänden, Behörden und Gewerkschaften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3.4">
                <table:table-cell table:style-name="Tabelle3.A3" table:number-columns-spanned="2" office:value-type="string">
                  <text:p text:style-name="P9">Jahr 1</text:p>
                </table:table-cell>
                <table:covered-table-cell/>
                <table:table-cell table:style-name="Tabelle3.A3" office:value-type="string">
                  <text:p text:style-name="P8"/>
                </table:table-cell>
                <table:table-cell table:style-name="Tabelle3.A3" office:value-type="string">
                  <text:p text:style-name="P8"/>
                </table:table-cell>
                <table:table-cell table:style-name="Tabelle3.A3" office:value-type="string">
                  <text:p text:style-name="P8"/>
                </table:table-cell>
                <table:table-cell table:style-name="Tabelle3.A3" office:value-type="string">
                  <text:p text:style-name="P10">5. Mrz 20</text:p>
                </table:table-cell>
                <table:table-cell table:style-name="Tabelle3.G4" office:value-type="string">
                  <text:p text:style-name="P4">1.1</text:p>
                </table:table-cell>
              </table:table-row>
            </table:table>
            <text:p text:style-name="P5"><text:s/>- <text:s/>-</text:p>
          </text:section>
        </draw:text-box>
      </draw:frame>
      <draw:frame draw:style-name="fr1" draw:name="Rahmen1" text:anchor-type="page" text:anchor-page-number="1" svg:x="14.349cm" svg:y="10.5cm" svg:width="13.85cm" svg:height="9.999cm" draw:z-index="0">
        <draw:text-box>
          <text:section text:style-name="Sect1" text:name="MailMergeSection2020-03-05T14:29:46Z2Bereich3" text:protected="true">
            <table:table table:name="Tabelle4" table:style-name="Tabelle4">
              <table:table-column table:style-name="Tabelle4.A"/>
              <table:table-column table:style-name="Tabelle4.B"/>
              <table:table-column table:style-name="Tabelle4.C" table:number-columns-repeated="2"/>
              <table:table-column table:style-name="Tabelle4.E"/>
              <table:table-column table:style-name="Tabelle4.C"/>
              <table:table-column table:style-name="Tabelle4.G"/>
              <table:table-row>
                <table:table-cell table:style-name="Tabelle4.A1" table:number-columns-spanned="7" office:value-type="string">
                  <text:p text:style-name="P1">Der Ausbildungsbetrieb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elle4.A2" table:number-columns-spanned="7" office:value-type="string">
                  <text:p text:style-name="P2">Stellung, Rechtsform und Struktur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3">
                <table:table-cell table:style-name="Tabelle4.A3" office:value-type="string">
                  <text:p text:style-name="P7"/>
                </table:table-cell>
                <table:table-cell table:style-name="Tabelle4.B3" table:number-columns-spanned="6" office:value-type="string">
                  <text:p text:style-name="P3">a) Aufgaben und Stellung des Ausbildungsbetriebes im gesamtwirtschaftlichen Zusammenhang beschreiben<text:line-break/>b) Aufbau des ausbildenden Betriebes erläutern<text:line-break/>c) Art und Rechtsform des Betriebes erläutern<text:line-break/>d) die Zusammenarbeit des Ausbildungsbetriebes mit Wirtschaftsorganisationen, Verbänden, Behörden und Gewerkschaften beschreibe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e4.4">
                <table:table-cell table:style-name="Tabelle4.A3" table:number-columns-spanned="2" office:value-type="string">
                  <text:p text:style-name="P9">Jahr 1</text:p>
                </table:table-cell>
                <table:covered-table-cell/>
                <table:table-cell table:style-name="Tabelle4.A3" office:value-type="string">
                  <text:p text:style-name="P8"/>
                </table:table-cell>
                <table:table-cell table:style-name="Tabelle4.A3" office:value-type="string">
                  <text:p text:style-name="P8"/>
                </table:table-cell>
                <table:table-cell table:style-name="Tabelle4.A3" office:value-type="string">
                  <text:p text:style-name="P8"/>
                </table:table-cell>
                <table:table-cell table:style-name="Tabelle4.A3" office:value-type="string">
                  <text:p text:style-name="P10">5. Mrz 20</text:p>
                </table:table-cell>
                <table:table-cell table:style-name="Tabelle4.G4" office:value-type="string">
                  <text:p text:style-name="P4">1.1</text:p>
                </table:table-cell>
              </table:table-row>
            </table:table>
            <text:p text:style-name="P5"><text:s/>- <text:s/>-</text:p>
          </text:section>
        </draw:text-box>
      </draw:fram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>
      <style:graphic-properties svg:width="13.85cm" svg:height="9.999cm" text:anchor-type="page" svg:x="14.349cm" svg:y="0.499cm" fo:margin-left="0cm" fo:margin-right="0cm" fo:margin-top="0cm" fo:margin-bottom="0cm" style:protect="size position" style:wrap="parallel" style:number-wrapped-paragraphs="no-limit" style:wrap-contour="false" style:vertical-pos="from-top" style:vertical-rel="page" style:horizontal-pos="from-left" style:horizontal-rel="page" draw:fill-image-width="0cm" draw:fill-image-height="0cm" fo:padding="0.049cm" fo:border="0.06pt solid #000000" style:shadow="none" draw:shadow-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meta:creation-date>2017-08-07T13:01:51.223464160</meta:creation-date>
    <dc:creator>Jürgen Geinitz</dc:creator>
    <dc:date>2020-03-05T14:29:48.251051058</dc:date>
    <meta:editing-cycles>26</meta:editing-cycles>
    <meta:editing-duration>PT1H46M39S</meta:editing-duration>
    <meta:document-statistic meta:table-count="192" meta:image-count="0" meta:object-count="0" meta:page-count="95" meta:paragraph-count="1184" meta:word-count="8516" meta:character-count="74024" meta:non-whitespace-character-count="66268"/>
  </office:meta>
</office:document-meta>
</file>